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rl-tb"/>
      <style:text-properties fo:font-size="12pt" fo:font-weight="normal" officeooo:rsid="0002d143" officeooo:paragraph-rsid="0002d14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 style:writing-mode="rl-tb"/>
      <style:text-properties fo:font-size="16pt" officeooo:rsid="0002d143" style:font-size-asian="14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128a25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069b58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0af6ab" style:font-size-asian="10.5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19f1bc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6pt" officeooo:rsid="0011bbd7" officeooo:paragraph-rsid="0011bbd7" style:font-size-asian="14pt" style:font-size-complex="16pt"/>
    </style:style>
    <style:style style:name="P10" style:family="paragraph" style:parent-style-name="Standard">
      <style:paragraph-properties fo:text-align="end" style:justify-single-word="false" style:writing-mode="rl-tb"/>
      <style:text-properties style:text-position="0% 100%" fo:font-size="12pt" officeooo:rsid="00069b58" officeooo:paragraph-rsid="000af6ab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style:text-position="0% 100%" fo:font-size="12pt" officeooo:rsid="000b6d52" officeooo:paragraph-rsid="000af6ab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style:text-position="0% 100%" fo:font-size="12pt" officeooo:rsid="001a0d60" officeooo:paragraph-rsid="001a0d60" style:font-size-asian="10.5pt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02793" officeooo:paragraph-rsid="00102793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02793" officeooo:paragraph-rsid="000e1c22"/>
    </style:style>
    <style:style style:name="P15" style:family="paragraph" style:parent-style-name="Standard">
      <style:paragraph-properties fo:text-align="start" style:justify-single-word="false" style:writing-mode="rl-tb"/>
      <style:text-properties officeooo:rsid="0010784a" officeooo:paragraph-rsid="0010784a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014060f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01a0d60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1a0d60" officeooo:paragraph-rsid="001a0d60"/>
    </style:style>
    <style:style style:name="P19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20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21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fo:font-size="12pt" officeooo:rsid="0005d895" officeooo:paragraph-rsid="0011bbd7" style:font-size-asian="10.5pt" style:font-size-complex="12pt"/>
    </style:style>
    <style:style style:name="P23" style:family="paragraph" style:parent-style-name="Standard" style:list-style-name="L2">
      <style:paragraph-properties fo:text-align="end" style:justify-single-word="false" style:writing-mode="rl-tb"/>
      <style:text-properties fo:font-size="12pt" officeooo:rsid="0005d895" officeooo:paragraph-rsid="0005d895" style:font-size-asian="10.5pt" style:font-size-complex="12pt"/>
    </style:style>
    <style:style style:name="P24" style:family="paragraph" style:parent-style-name="Standard" style:list-style-name="L1">
      <style:paragraph-properties fo:text-align="end" style:justify-single-word="false" style:writing-mode="rl-tb"/>
      <style:text-properties fo:font-size="12pt" officeooo:rsid="0005d895" officeooo:paragraph-rsid="0014060f" style:font-size-asian="10.5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128a25" style:font-size-asian="10.5pt" style:font-size-complex="12pt"/>
    </style:style>
    <style:style style:name="P26" style:family="paragraph" style:parent-style-name="Standard">
      <style:paragraph-properties fo:text-align="end" style:justify-single-word="false" style:writing-mode="rl-tb"/>
      <style:text-properties fo:font-size="12pt" officeooo:rsid="0014060f" officeooo:paragraph-rsid="0014060f" style:font-size-asian="10.5pt" style:font-size-complex="12pt"/>
    </style:style>
    <style:style style:name="P27" style:family="paragraph" style:parent-style-name="Standard">
      <style:paragraph-properties fo:text-align="end" style:justify-single-word="false" style:writing-mode="rl-tb"/>
      <style:text-properties fo:font-size="12pt" officeooo:rsid="0019f1bc" officeooo:paragraph-rsid="0019f1bc" style:font-size-asian="10.5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fo:font-size="12pt" officeooo:rsid="001f951c" officeooo:paragraph-rsid="001f951c" style:font-size-asian="10.5pt" style:font-size-complex="12pt"/>
    </style:style>
    <style:style style:name="P29" style:family="paragraph" style:parent-style-name="Standard" style:list-style-name="L1">
      <style:paragraph-properties fo:text-align="end" style:justify-single-word="false" style:writing-mode="rl-tb"/>
      <style:text-properties officeooo:paragraph-rsid="0014060f"/>
    </style:style>
    <style:style style:name="P30" style:family="paragraph" style:parent-style-name="Standard" style:list-style-name="L1">
      <style:paragraph-properties fo:text-align="end" style:justify-single-word="false" style:writing-mode="rl-tb"/>
      <style:text-properties officeooo:paragraph-rsid="001c198b"/>
    </style:style>
    <style:style style:name="P31" style:family="paragraph" style:parent-style-name="Standard" style:list-style-name="L2">
      <style:paragraph-properties fo:text-align="end" style:justify-single-word="false" style:writing-mode="rl-tb"/>
      <style:text-properties officeooo:paragraph-rsid="0011bbd7"/>
    </style:style>
    <style:style style:name="P32" style:family="paragraph" style:parent-style-name="Standard" style:list-style-name="L3">
      <style:paragraph-properties fo:text-align="end" style:justify-single-word="false" style:writing-mode="rl-tb"/>
      <style:text-properties officeooo:paragraph-rsid="0019f1bc"/>
    </style:style>
    <style:style style:name="P33" style:family="paragraph" style:parent-style-name="Standard" style:list-style-name="L4">
      <style:paragraph-properties fo:text-align="end" style:justify-single-word="false" style:writing-mode="rl-tb"/>
      <style:text-properties officeooo:paragraph-rsid="00182a37"/>
    </style:style>
    <style:style style:name="P34" style:family="paragraph" style:parent-style-name="Standard" style:list-style-name="L6">
      <style:paragraph-properties fo:text-align="end" style:justify-single-word="false" style:writing-mode="rl-tb"/>
      <style:text-properties officeooo:paragraph-rsid="001a0d60"/>
    </style:style>
    <style:style style:name="P35" style:family="paragraph" style:parent-style-name="Standard">
      <style:paragraph-properties fo:text-align="end" style:justify-single-word="false" style:writing-mode="rl-tb"/>
      <style:text-properties officeooo:paragraph-rsid="001a0d60"/>
    </style:style>
    <style:style style:name="P36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19f1bc" style:font-size-asian="10.5pt" style:font-size-complex="12pt"/>
    </style:style>
    <style:style style:name="P37" style:family="paragraph" style:parent-style-name="Standard" style:list-style-name="L5">
      <style:paragraph-properties fo:text-align="end" style:justify-single-word="false" style:writing-mode="rl-tb"/>
      <style:text-properties style:text-position="0% 100%" fo:font-size="12pt" officeooo:rsid="0019f1bc" officeooo:paragraph-rsid="0019f1bc" style:font-size-asian="10.5pt" style:font-size-complex="12pt"/>
    </style:style>
    <style:style style:name="P38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1a0d60" style:font-size-asian="10.5pt" style:font-size-complex="12pt"/>
    </style:style>
    <style:style style:name="P39" style:family="paragraph" style:parent-style-name="Standard">
      <style:paragraph-properties fo:text-align="end" style:justify-single-word="false" style:writing-mode="rl-tb"/>
      <style:text-properties style:text-position="0% 100%" fo:font-size="12pt" officeooo:rsid="001a0d60" officeooo:paragraph-rsid="001a0d60" style:font-size-asian="10.5pt" style:font-size-complex="12pt"/>
    </style:style>
    <style:style style:name="P40" style:family="paragraph" style:parent-style-name="Standard" style:list-style-name="L6">
      <style:paragraph-properties fo:text-align="end" style:justify-single-word="false" style:writing-mode="rl-tb"/>
      <style:text-properties officeooo:rsid="001a0d60" officeooo:paragraph-rsid="001b00ca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01a0d60" officeooo:paragraph-rsid="00214440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014060f" officeooo:paragraph-rsid="001d6f21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015a2d0" officeooo:paragraph-rsid="001dd352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015a2d0" officeooo:paragraph-rsid="0015a2d0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002d143" officeooo:paragraph-rsid="000af6ab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0214440" officeooo:paragraph-rsid="00214440"/>
    </style:style>
    <style:style style:name="T1" style:family="text">
      <style:text-properties officeooo:rsid="00048dcc"/>
    </style:style>
    <style:style style:name="T2" style:family="text">
      <style:text-properties officeooo:rsid="0005d895"/>
    </style:style>
    <style:style style:name="T3" style:family="text">
      <style:text-properties officeooo:rsid="00069b58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9b58"/>
    </style:style>
    <style:style style:name="T6" style:family="text">
      <style:text-properties style:text-position="0% 100%" officeooo:rsid="000b6d52"/>
    </style:style>
    <style:style style:name="T7" style:family="text">
      <style:text-properties style:text-position="0% 100%" officeooo:rsid="0017001e"/>
    </style:style>
    <style:style style:name="T8" style:family="text">
      <style:text-properties style:text-position="0% 100%" fo:font-size="12pt" style:font-size-asian="10.5pt" style:font-size-complex="12pt"/>
    </style:style>
    <style:style style:name="T9" style:family="text">
      <style:text-properties style:text-position="0% 100%" fo:font-size="12pt" officeooo:rsid="0017001e" style:font-size-asian="10.5pt" style:font-size-complex="12pt"/>
    </style:style>
    <style:style style:name="T10" style:family="text">
      <style:text-properties style:text-position="0% 100%" fo:font-size="12pt" officeooo:rsid="00182a37" style:font-size-asian="10.5pt" style:font-size-complex="12pt"/>
    </style:style>
    <style:style style:name="T11" style:family="text">
      <style:text-properties style:text-position="0% 100%" fo:font-size="12pt" officeooo:rsid="0019f1bc" style:font-size-asian="10.5pt" style:font-size-complex="12pt"/>
    </style:style>
    <style:style style:name="T12" style:family="text">
      <style:text-properties style:text-position="0% 100%" fo:font-size="12pt" officeooo:rsid="001a0d60" style:font-size-asian="10.5pt" style:font-size-complex="12pt"/>
    </style:style>
    <style:style style:name="T13" style:family="text">
      <style:text-properties style:text-position="0% 100%" fo:font-size="12pt" officeooo:rsid="001b00ca" style:font-size-asian="10.5pt" style:font-size-complex="12pt"/>
    </style:style>
    <style:style style:name="T14" style:family="text">
      <style:text-properties style:text-position="0% 100%" fo:font-size="12pt" officeooo:rsid="001be291" style:font-size-asian="10.5pt" style:font-size-complex="12pt"/>
    </style:style>
    <style:style style:name="T15" style:family="text">
      <style:text-properties style:text-position="0% 100%" fo:font-size="12pt" officeooo:rsid="00214440" style:font-size-asian="10.5pt" style:font-size-complex="12pt"/>
    </style:style>
    <style:style style:name="T16" style:family="text">
      <style:text-properties style:text-position="0% 100%" fo:font-size="16pt" officeooo:rsid="000af6ab" style:font-size-asian="14pt" style:font-size-complex="16pt"/>
    </style:style>
    <style:style style:name="T17" style:family="text">
      <style:text-properties style:text-position="0% 100%" fo:font-size="16pt" officeooo:rsid="00069b58" style:font-size-asian="14pt" style:font-size-complex="16pt"/>
    </style:style>
    <style:style style:name="T18" style:family="text">
      <style:text-properties officeooo:rsid="000af6ab"/>
    </style:style>
    <style:style style:name="T19" style:family="text">
      <style:text-properties fo:font-size="12pt" officeooo:rsid="0005d895" style:font-size-asian="10.5pt" style:font-size-complex="12pt"/>
    </style:style>
    <style:style style:name="T20" style:family="text">
      <style:text-properties fo:font-size="12pt" officeooo:rsid="0011bbd7" style:font-size-asian="10.5pt" style:font-size-complex="12pt"/>
    </style:style>
    <style:style style:name="T21" style:family="text">
      <style:text-properties fo:font-size="12pt" officeooo:rsid="00069b58" style:font-size-asian="10.5pt" style:font-size-complex="12pt"/>
    </style:style>
    <style:style style:name="T22" style:family="text">
      <style:text-properties fo:font-size="12pt" officeooo:rsid="001d6f21" style:font-size-asian="10.5pt" style:font-size-complex="12pt"/>
    </style:style>
    <style:style style:name="T23" style:family="text">
      <style:text-properties officeooo:rsid="0014060f"/>
    </style:style>
    <style:style style:name="T24" style:family="text">
      <style:text-properties officeooo:rsid="0015a2d0"/>
    </style:style>
    <style:style style:name="T25" style:family="text">
      <style:text-properties officeooo:rsid="001d6f21"/>
    </style:style>
    <style:style style:name="T26" style:family="text">
      <style:text-properties officeooo:rsid="001dd352"/>
    </style:style>
    <style:style style:name="T27" style:family="text">
      <style:text-properties officeooo:rsid="001f951c"/>
    </style:style>
    <style:style style:name="T28" style:family="text">
      <style:text-properties officeooo:rsid="0021444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برای رسم هر کدام از نمودار های موجود، برنامه با ویژگی‌های گفته شده، <text:span text:style-name="T18">۲۰۰</text:span> بار اجرا شده و نمودار حاصل میانگین هر <text:span text:style-name="T18">۲</text:span>۰۰ بار این اجرا هاست و از تأثیر توابع تصادفی کاسته شده است</text:p>
      <text:p text:style-name="P2"/>
      <text:p text:style-name="P9"><text:bookmark-start text:name="__DdeLink__8_1878373111"/>م<text:bookmark-end text:name="__DdeLink__8_1878373111"/>قایسه روش ها:</text:p>
      <text:p text:style-name="P3">برای روش حل مسئله چند حالت مختلف وجود دارد.<text:span text:style-name="T2">( در تمام برنامه‌ها در هر نسل ، ۱۰ فرد وجود دارد و برنامه تا نسل ۲۰۰ ام ادامه یافته است. )</text:span></text:p>
      <text:list xml:id="list6654906259219876768" text:style-name="L1">
        <text:list-item>
          <text:p text:style-name="P19"><draw:frame draw:style-name="fr1" draw:name="Object1" text:anchor-type="paragraph" svg:x="0.1953in" svg:y="0.5555in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/draw:frame>استفاده از الگوریتم ژنتیک، جایگزینی هر دو فرزند با والدین خود <text:span text:style-name="T1">( محور افقی شماره نسل ) برای کراس اور ، یک گروه از والد اول انتخاب شده و بقیه مطابق والد اول قرار داده می‌شود</text:span></text:p>
        </text:list-item>
        <text:list-item>
          <text:p text:style-name="P30"><text:span text:style-name="T19">استفاده از الگوریتم شبیه سازی حرارت ( نمودار با مقدار اولیه T = 10000 و نصف کردن T <text:s/>در هر نسل ) </text:span><text:span text:style-name="T20">کراس اور مطابق مثال قبل</text:span></text:p>
        </text:list-item>
      </text:list>
      <text:list xml:id="list7609045003511215955" text:style-name="L2">
        <text:list-header>
          <text:p text:style-name="P31"/>
          <text:p text:style-name="P31"><draw:frame draw:style-name="fr2" draw:name="Object2" text:anchor-type="paragraph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9">همانطور که در نمودار مشخص است، پیشرفت الگوریتم بی‌نظیر است. در قسمت </text:span><text:span text:style-name="T20">اول</text:span><text:span text:style-name="T19"> الگوریتم </text:span><text:span text:style-name="T20">به حالتی رسیده بود که برازشی برابر 0.</text:span><text:span text:style-name="T22">22</text:span><text:span text:style-name="T20"> داشت اما در اینجا توانست به برازش</text:span><text:soft-page-break/><text:span text:style-name="T20">0.</text:span><text:span text:style-name="T22">57</text:span><text:span text:style-name="T20"> برسد که بسیار بیشتر است. همچنین روند رشد بهتری نیز طی شد. </text:span><text:span text:style-name="T19"><text:s/>مطابق نمودار، الگوریتم تقریباً تا نسل ۲۰ ام پیشرفت کمی دارد ولی از آنجا به بعد پیشرفت بسیار بیشتر </text:span></text:p>
          <text:p text:style-name="P22">میشود. این اتفاق به این علت است که در این محدوده مقدار T خیلی کم می‌شود.</text:p>
          <text:p text:style-name="P23"/>
        </text:list-header>
        <text:list-item>
          <text:p text:style-name="P23">الگوریتم ژنتیک ، انتخاب دو فرد بهتر از چهار فرد موجود ( دو والد و دو فرزند ) <text:span text:style-name="T3">( در حقیقت مقدار T اولیه برابر صفر و بدون تغییر ) کراس اور مطابق مثال قبل</text:span></text:p>
        </text:list-item>
      </text:list>
      <text:p text:style-name="P5"><draw:frame draw:style-name="fr1" draw:name="Object3" text:anchor-type="paragraph" svg:x="0.1957in" svg:y="0.0819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نتیجه از حالت دوم هم بهتر است. این روش مستقیماً از حرکت اول پیشرفت را شروع میکند. نتیجه</text:p>
      <text:p text:style-name="P5"><text:s/>حدوداً <text:span text:style-name="T25">20</text:span> نسل از حالت سوم جلو تر است.</text:p>
      <text:p text:style-name="P6"/>
      <text:list xml:id="list2657854341601" text:continue-list="list6654906259219876768" text:style-name="L1">
        <text:list-item>
          <text:p text:style-name="P20">استفاده از الگوریتم ژنتیک، جایگزینی هر دو فرزند با والدین خو<text:span text:style-name="T23">د برای کراس اور ، یک پترن از صفر و یک به صورت رندوم ساخته میشد که نشان دهنده این است که در هر فرزند کدام ژن از والد اول و کدام ژن از والد دوم انتخاب میشود.</text:span></text:p>
        </text:list-item>
      </text:list>
      <text:p text:style-name="P4"/>
      <text:p text:style-name="P4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6"><text:soft-page-break/>همانطور که مشاهده می‌شود استفاده از این روش <text:span text:style-name="T25">مانند بخش اول به تنهایی نتیجه مطلوبی ندارد. اما <text:s/>از بخش اول نتیجه بهتری تولید کرد. یک نکنه جالب در این روش فاصله مداوم بین حالت بهینه و میانگین است.</text:span></text:p>
      <text:p text:style-name="P26"/>
      <text:list xml:id="list2658378836760" text:continue-numbering="true" text:style-name="L1">
        <text:list-item>
          <text:p text:style-name="P24">ستفاده از الگوریتم شبیه سازی حرارت ( نمودار با مقدار اولیه T = 10000 و نصف کردن T در هر نسل ) کراس اور مطابق مثال قبل</text:p>
        </text:list-item>
      </text:list>
      <text:p text:style-name="P42"><draw:frame draw:style-name="fr1" draw:name="Object7" text:anchor-type="paragraph" svg:x="0.148in" svg:y="0.0819in" svg:width="6.2992in" svg:height="3.5429in" draw:z-index="4"><draw:object xlink:href="./Object 7" xlink:type="simple" xlink:show="embed" xlink:actuate="onLoad"/><draw:image xlink:href="./ObjectReplacements/Object 7" xlink:type="simple" xlink:show="embed" xlink:actuate="onLoad"/></draw:frame>همانطور که نمودار نشان میدهد این مدل از <text:span text:style-name="T24">کراس اور در کنار الگوریتم شبیه سازی حرارت بهتر</text:span></text:p>
      <text:p text:style-name="P42"><text:span text:style-name="T24"><text:s/>جواب میدهد. پیشرفت این روش از روش مشابه با کراس اور تک گروهی بهتر است.</text:span></text:p>
      <text:p text:style-name="P16"/>
      <text:list xml:id="list2658244321711" text:continue-numbering="true" text:style-name="L1">
        <text:list-item>
          <text:p text:style-name="P29"><text:span text:style-name="T19">الگوریتم ژنتیک ، انتخاب دو فرد بهتر از چهار فرد موجود ( دو والد و دو فرزند ) </text:span><text:span text:style-name="T21">( در حقیقت مقدار T اولیه برابر صفر و بدون تغییر ) کراس اور مطابق مثال قبل</text:span></text:p>
        </text:list-item>
      </text:list>
      <text:p text:style-name="P43"><draw:frame draw:style-name="fr1" draw:name="Object8" text:anchor-type="paragraph" svg:x="0.2437in" svg:y="0.0575in" svg:width="6.2992in" svg:height="3.5429in" draw:z-index="5"><draw:object xlink:href="./Object 8" xlink:type="simple" xlink:show="embed" xlink:actuate="onLoad"/><draw:image xlink:href="./ObjectReplacements/Object 8" xlink:type="simple" xlink:show="embed" xlink:actuate="onLoad"/></draw:frame>این نمودار نشان میدهد در این مدل از کراس اور بر خلاف حالت قبلی، استفاده از حرارت اولیه برابر صفر بهتر جواب نمی‌دهد و حالت آشوبناک اولیه برای نتیجه بهتر الگوریتم لازم است </text:p>
      <text:p text:style-name="P44"/>
      <text:p text:style-name="P45"><text:soft-page-break/><text:span text:style-name="T16">مشاهده میزان تأثیر تعداد افراد در هر نسل</text:span><text:span text:style-name="T17">:</text:span></text:p>
      <text:p text:style-name="P10"/>
      <text:p text:style-name="P8"><text:span text:style-name="T6">در ابتدا </text:span><text:span text:style-name="T5">کاملاً</text:span><text:span text:style-name="T4"> منطقی </text:span><text:span text:style-name="T6">به نظر میرسد</text:span><text:span text:style-name="T4"> که هر چه تعداد افراد در یک نسل بیشتر شود، تابع برازش حالت بهینه </text:span><text:span text:style-name="T6">بیشتر</text:span><text:span text:style-name="T4"> است. </text:span><text:span text:style-name="T6">حال ما میخواهیم</text:span><text:span text:style-name="T4"> تأثیر این تعداد را بر نمودار یادگیری طی نسل های مختلف ببینیم. لذا در نمودار زیر ، برای الگوریتم حاوی نسل های ۵ نفری‌، ۱۰ نفری و ۲۰ نفری نمودار میزان میانگین و بهترین حالت تابع برازش را کشیده ای</text:span><text:span text:style-name="T7">م</text:span><text:span text:style-name="T4"> </text:span></text:p>
      <text:list xml:id="list7543695584446541241" text:style-name="L3">
        <text:list-item>
          <text:p text:style-name="P32"><text:span text:style-name="T9">الگوریتم استفاده شده مطابق حالت اول در</text:span><text:span text:style-name="T10">قسمت</text:span><text:span text:style-name="T9"> قبل است</text:span></text:p>
        </text:list-item>
      </text:list>
      <text:p text:style-name="P7"><draw:frame draw:style-name="fr1" draw:name="Object5" text:anchor-type="paragraph" svg:x="0.1953in" svg:y="0.048in" svg:width="6.2992in" svg:height="3.54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7">در این حالت هر چه تعداد جمعیت بیشتر می‌شود نتیجه بهتر است. <text:span text:style-name="T26">اما تفاوت خیلی محسوس نیست.</text:span></text:p>
      <text:p text:style-name="P27"/>
      <text:list xml:id="list9083332388416355775" text:style-name="L4">
        <text:list-item>
          <text:p text:style-name="P33"><text:span text:style-name="T9">ن</text:span><text:span text:style-name="T10">مودار بالا برای الگوریتم مطابق حالت دوم در قسمت قبل:</text:span></text:p>
        </text:list-item>
      </text:list>
      <text:p text:style-name="P28"><draw:frame draw:style-name="fr1" draw:name="Object6" text:anchor-type="paragraph" svg:x="0.148in" svg:y="0.0366in" svg:width="6.2992in" svg:height="3.54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36">در این حالت <text:span text:style-name="T27">نیز جمعیت بالا تر جواب بهتری تولید کرد.</text:span></text:p>
      <text:p text:style-name="P36"/>
      <text:p text:style-name="P11"><text:soft-page-break/></text:p>
      <text:list xml:id="list2939126882857130439" text:style-name="L5">
        <text:list-item>
          <text:p text:style-name="P37"><draw:frame draw:style-name="fr1" draw:name="Object9" text:anchor-type="paragraph" svg:x="0.1457in" svg:y="0.2972in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نمودار بالا برای الگوریتم مطابق حالت سوم در قسمت قبل : </text:p>
        </text:list-item>
      </text:list>
      <text:p text:style-name="P12">در این حالت مانند حالت اول جمعیت بیشتر جواب بهتری تولید میکند. <text:span text:style-name="T28">اما تأثیر جمعیت مشهود تر است.</text:span></text:p>
      <text:p text:style-name="P12"/>
      <text:p text:style-name="P12"/>
      <text:list xml:id="list3634335681328970602" text:style-name="L6">
        <text:list-item>
          <text:p text:style-name="P34"><text:span text:style-name="T11">نمودار بالا برای الگوریتم مطابق حالت </text:span><text:span text:style-name="T12">چهارم</text:span><text:span text:style-name="T11"> در قسمت قبل : </text:span></text:p>
        </text:list-item>
      </text:list>
      <text:p text:style-name="P38"><draw:frame draw:style-name="fr1" draw:name="Object10" text:anchor-type="paragraph" svg:x="0.1953in" svg:y="0.0756in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در این روش همانطور که مشاهده می‌شود کلاً نتیجه <text:span text:style-name="T28">به نسبت ترکیب ژنتیک با شبیه سازی حرارت</text:span> مطلوب نیست. <text:span text:style-name="T28">اما افزایش افراد الگوریتم را بسیار قدرت میبخشد.</text:span></text:p>
      <text:p text:style-name="P12"/>
      <text:p text:style-name="P17"/>
      <text:p text:style-name="P17"/>
      <text:p text:style-name="P17"/>
      <text:p text:style-name="P17"/>
      <text:list xml:id="list2659537748048" text:continue-numbering="true" text:style-name="L6">
        <text:list-item>
          <text:p text:style-name="P34"><text:soft-page-break/><text:span text:style-name="T11">نمودار بالا برای الگوریتم مطابق حالت</text:span><text:span text:style-name="T12"> پنجم</text:span><text:span text:style-name="T11"> در قسمت قبل : </text:span></text:p>
        </text:list-item>
      </text:list>
      <text:p text:style-name="P41"><draw:frame draw:style-name="fr1" draw:name="Object11" text:anchor-type="paragraph" svg:x="0.1957in" svg:y="0.022in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1">د</text:span><text:span text:style-name="T8">ر این روش نیز نتیجه با افزایش جمعیت بهتر می‌شو</text:span><text:span text:style-name="T14">د. همچنین تأثیر جمعیت نسبت به وضعیت مشابه اما نحوه کرا</text:span><text:span text:style-name="T15">س</text:span><text:span text:style-name="T14"> اور متفاوت بیشتر است.</text:span></text:p>
      <text:p text:style-name="P18"/>
      <text:list xml:id="list2657935934355" text:continue-numbering="true" text:style-name="L6">
        <text:list-item>
          <text:p text:style-name="P40"><draw:frame draw:style-name="fr1" draw:name="Object12" text:anchor-type="paragraph" svg:x="0.1945in" svg:y="0.298in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1">نمودار بالا برای الگوریتم مطابق حالت</text:span><text:span text:style-name="T13"> ششم </text:span><text:span text:style-name="T11"><text:s/>در قسمت قبل : </text:span></text:p>
        </text:list-item>
      </text:list>
      <text:p text:style-name="P46"/>
      <text:p text:style-name="P46"/>
      <text:p text:style-name="P46"/>
      <text:p text:style-name="P46"><text:span text:style-name="T11"/></text:p>
      <text:p text:style-name="P14"/>
      <text:p text:style-name="P13"/>
      <text:p text:style-name="P13"/>
      <text:p text:style-name="P15">محمد قدوس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officeooo:rsid="00013ee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583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31:47.474062340</meta:creation-date>
    <dc:date>2017-09-02T00:26:57.508795052</dc:date>
    <meta:editing-duration>PT3H31M43S</meta:editing-duration>
    <meta:editing-cycles>13</meta:editing-cycles>
    <meta:generator>LibreOffice/4.2.8.2$Linux_X86_64 LibreOffice_project/420m0$Build-2</meta:generator>
    <meta:document-statistic meta:table-count="0" meta:image-count="0" meta:object-count="12" meta:page-count="6" meta:paragraph-count="33" meta:word-count="735" meta:character-count="3468" meta:non-whitespace-character-count="27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1357659435">
                <text:p>0.241357659435</text:p>
              </table:table-cell>
              <table:table-cell office:value-type="float" office:value="0.177317184418">
                <text:p>0.1773171844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2592044707">
                <text:p>0.242592044707</text:p>
              </table:table-cell>
              <table:table-cell office:value-type="float" office:value="0.185084442801">
                <text:p>0.185084442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54947403">
                <text:p>0.24354947403</text:p>
              </table:table-cell>
              <table:table-cell office:value-type="float" office:value="0.190815787311">
                <text:p>0.190815787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4007232084">
                <text:p>0.244007232084</text:p>
              </table:table-cell>
              <table:table-cell office:value-type="float" office:value="0.19519699211">
                <text:p>0.19519699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872287968">
                <text:p>0.247872287968</text:p>
              </table:table-cell>
              <table:table-cell office:value-type="float" office:value="0.199284722222">
                <text:p>0.1992847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616206443">
                <text:p>0.249616206443</text:p>
              </table:table-cell>
              <table:table-cell office:value-type="float" office:value="0.202061390533">
                <text:p>0.202061390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1469428008">
                <text:p>0.251469428008</text:p>
              </table:table-cell>
              <table:table-cell office:value-type="float" office:value="0.205447444116">
                <text:p>0.205447444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447238659">
                <text:p>0.251447238659</text:p>
              </table:table-cell>
              <table:table-cell office:value-type="float" office:value="0.208425090401">
                <text:p>0.208425090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680144642">
                <text:p>0.253680144642</text:p>
              </table:table-cell>
              <table:table-cell office:value-type="float" office:value="0.210014957265">
                <text:p>0.21001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3628780408">
                <text:p>0.253628780408</text:p>
              </table:table-cell>
              <table:table-cell office:value-type="float" office:value="0.212879478961">
                <text:p>0.212879478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775312295">
                <text:p>0.252775312295</text:p>
              </table:table-cell>
              <table:table-cell office:value-type="float" office:value="0.213496260684">
                <text:p>0.213496260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51758711">
                <text:p>0.253951758711</text:p>
              </table:table-cell>
              <table:table-cell office:value-type="float" office:value="0.21468454142">
                <text:p>0.21468454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294871795">
                <text:p>0.254294871795</text:p>
              </table:table-cell>
              <table:table-cell office:value-type="float" office:value="0.215715113412">
                <text:p>0.215715113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255999343">
                <text:p>0.255255999343</text:p>
              </table:table-cell>
              <table:table-cell office:value-type="float" office:value="0.21760839908">
                <text:p>0.21760839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601413544">
                <text:p>0.254601413544</text:p>
              </table:table-cell>
              <table:table-cell office:value-type="float" office:value="0.21905539119">
                <text:p>0.21905539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262409599">
                <text:p>0.254262409599</text:p>
              </table:table-cell>
              <table:table-cell office:value-type="float" office:value="0.219822978304">
                <text:p>0.219822978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5419953978">
                <text:p>0.255419953978</text:p>
              </table:table-cell>
              <table:table-cell office:value-type="float" office:value="0.222044625247">
                <text:p>0.222044625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8609056542">
                <text:p>0.258609056542</text:p>
              </table:table-cell>
              <table:table-cell office:value-type="float" office:value="0.226237631492">
                <text:p>0.226237631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2661078238">
                <text:p>0.262661078238</text:p>
              </table:table-cell>
              <table:table-cell office:value-type="float" office:value="0.231877712032">
                <text:p>0.231877712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8537557528">
                <text:p>0.268537557528</text:p>
              </table:table-cell>
              <table:table-cell office:value-type="float" office:value="0.238779709073">
                <text:p>0.238779709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1894723866">
                <text:p>0.271894723866</text:p>
              </table:table-cell>
              <table:table-cell office:value-type="float" office:value="0.246946704471">
                <text:p>0.2469467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916091387">
                <text:p>0.276916091387</text:p>
              </table:table-cell>
              <table:table-cell office:value-type="float" office:value="0.254674884944">
                <text:p>0.254674884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14308021">
                <text:p>0.28314308021</text:p>
              </table:table-cell>
              <table:table-cell office:value-type="float" office:value="0.261500698554">
                <text:p>0.261500698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519477318">
                <text:p>0.288519477318</text:p>
              </table:table-cell>
              <table:table-cell office:value-type="float" office:value="0.268108809993">
                <text:p>0.268108809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3876972387">
                <text:p>0.293876972387</text:p>
              </table:table-cell>
              <table:table-cell office:value-type="float" office:value="0.274643696581">
                <text:p>0.274643696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824128863">
                <text:p>0.299824128863</text:p>
              </table:table-cell>
              <table:table-cell office:value-type="float" office:value="0.280607248521">
                <text:p>0.280607248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773175542">
                <text:p>0.304773175542</text:p>
              </table:table-cell>
              <table:table-cell office:value-type="float" office:value="0.286035996055">
                <text:p>0.286035996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9986850756">
                <text:p>0.309986850756</text:p>
              </table:table-cell>
              <table:table-cell office:value-type="float" office:value="0.291930884287">
                <text:p>0.291930884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5552679158">
                <text:p>0.315552679158</text:p>
              </table:table-cell>
              <table:table-cell office:value-type="float" office:value="0.297541789941">
                <text:p>0.297541789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0293803419">
                <text:p>0.320293803419</text:p>
              </table:table-cell>
              <table:table-cell office:value-type="float" office:value="0.302791584484">
                <text:p>0.302791584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599358974">
                <text:p>0.324599358974</text:p>
              </table:table-cell>
              <table:table-cell office:value-type="float" office:value="0.307729043393">
                <text:p>0.307729043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9769888231">
                <text:p>0.329769888231</text:p>
              </table:table-cell>
              <table:table-cell office:value-type="float" office:value="0.312611357659">
                <text:p>0.312611357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348701512">
                <text:p>0.334348701512</text:p>
              </table:table-cell>
              <table:table-cell office:value-type="float" office:value="0.316801939513">
                <text:p>0.316801939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8415516108">
                <text:p>0.338415516108</text:p>
              </table:table-cell>
              <table:table-cell office:value-type="float" office:value="0.321751561473">
                <text:p>0.321751561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280982906">
                <text:p>0.34280982906</text:p>
              </table:table-cell>
              <table:table-cell office:value-type="float" office:value="0.326349358974">
                <text:p>0.326349358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7224276792">
                <text:p>0.347224276792</text:p>
              </table:table-cell>
              <table:table-cell office:value-type="float" office:value="0.330805966469">
                <text:p>0.330805966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1183842867">
                <text:p>0.351183842867</text:p>
              </table:table-cell>
              <table:table-cell office:value-type="float" office:value="0.335140368179">
                <text:p>0.335140368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110289283">
                <text:p>0.356110289283</text:p>
              </table:table-cell>
              <table:table-cell office:value-type="float" office:value="0.33939751808">
                <text:p>0.33939751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0807856673">
                <text:p>0.360807856673</text:p>
              </table:table-cell>
              <table:table-cell office:value-type="float" office:value="0.343889299803">
                <text:p>0.343889299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4315006575">
                <text:p>0.364315006575</text:p>
              </table:table-cell>
              <table:table-cell office:value-type="float" office:value="0.348709648258">
                <text:p>0.348709648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8916009204">
                <text:p>0.368916009204</text:p>
              </table:table-cell>
              <table:table-cell office:value-type="float" office:value="0.353323019395">
                <text:p>0.353323019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2758053912">
                <text:p>0.372758053912</text:p>
              </table:table-cell>
              <table:table-cell office:value-type="float" office:value="0.356919707429">
                <text:p>0.356919707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184664694">
                <text:p>0.376184664694</text:p>
              </table:table-cell>
              <table:table-cell office:value-type="float" office:value="0.360810774162">
                <text:p>0.360810774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985248192">
                <text:p>0.37985248192</text:p>
              </table:table-cell>
              <table:table-cell office:value-type="float" office:value="0.364514546351">
                <text:p>0.364514546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2701347798">
                <text:p>0.382701347798</text:p>
              </table:table-cell>
              <table:table-cell office:value-type="float" office:value="0.368011587771">
                <text:p>0.368011587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6963757396">
                <text:p>0.386963757396</text:p>
              </table:table-cell>
              <table:table-cell office:value-type="float" office:value="0.371999219264">
                <text:p>0.371999219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8970249836">
                <text:p>0.388970249836</text:p>
              </table:table-cell>
              <table:table-cell office:value-type="float" office:value="0.375667283037">
                <text:p>0.375667283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53139382">
                <text:p>0.39353139382</text:p>
              </table:table-cell>
              <table:table-cell office:value-type="float" office:value="0.379125123274">
                <text:p>0.379125123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6428336621">
                <text:p>0.396428336621</text:p>
              </table:table-cell>
              <table:table-cell office:value-type="float" office:value="0.382404544707">
                <text:p>0.382404544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8897928994">
                <text:p>0.398897928994</text:p>
              </table:table-cell>
              <table:table-cell office:value-type="float" office:value="0.385378164037">
                <text:p>0.385378164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2859138725">
                <text:p>0.402859138725</text:p>
              </table:table-cell>
              <table:table-cell office:value-type="float" office:value="0.388551364234">
                <text:p>0.38855136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4402120316">
                <text:p>0.404402120316</text:p>
              </table:table-cell>
              <table:table-cell office:value-type="float" office:value="0.391294460881">
                <text:p>0.391294460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856015779">
                <text:p>0.408856015779</text:p>
              </table:table-cell>
              <table:table-cell office:value-type="float" office:value="0.394885560487">
                <text:p>0.394885560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1888149244">
                <text:p>0.411888149244</text:p>
              </table:table-cell>
              <table:table-cell office:value-type="float" office:value="0.398335511177">
                <text:p>0.39833551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4980687048">
                <text:p>0.414980687048</text:p>
              </table:table-cell>
              <table:table-cell office:value-type="float" office:value="0.4015710881">
                <text:p>0.4015710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402366864">
                <text:p>0.418402366864</text:p>
              </table:table-cell>
              <table:table-cell office:value-type="float" office:value="0.404773750822">
                <text:p>0.404773750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0650887574">
                <text:p>0.420650887574</text:p>
              </table:table-cell>
              <table:table-cell office:value-type="float" office:value="0.408026791584">
                <text:p>0.408026791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3558103222">
                <text:p>0.423558103222</text:p>
              </table:table-cell>
              <table:table-cell office:value-type="float" office:value="0.411446581197">
                <text:p>0.411446581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7001972387">
                <text:p>0.427001972387</text:p>
              </table:table-cell>
              <table:table-cell office:value-type="float" office:value="0.414233933268">
                <text:p>0.414233933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9794953978">
                <text:p>0.429794953978</text:p>
              </table:table-cell>
              <table:table-cell office:value-type="float" office:value="0.416934705786">
                <text:p>0.416934705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3223208416">
                <text:p>0.433223208416</text:p>
              </table:table-cell>
              <table:table-cell office:value-type="float" office:value="0.4200281476">
                <text:p>0.4200281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31130835">
                <text:p>0.43431130835</text:p>
              </table:table-cell>
              <table:table-cell office:value-type="float" office:value="0.42275949211">
                <text:p>0.42275949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82610125">
                <text:p>0.436182610125</text:p>
              </table:table-cell>
              <table:table-cell office:value-type="float" office:value="0.424755177515">
                <text:p>0.424755177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642094017">
                <text:p>0.439642094017</text:p>
              </table:table-cell>
              <table:table-cell office:value-type="float" office:value="0.4276421762">
                <text:p>0.4276421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3586456279">
                <text:p>0.443586456279</text:p>
              </table:table-cell>
              <table:table-cell office:value-type="float" office:value="0.430244822485">
                <text:p>0.430244822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374506903">
                <text:p>0.446374506903</text:p>
              </table:table-cell>
              <table:table-cell office:value-type="float" office:value="0.433006862262">
                <text:p>0.43300686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9032708744">
                <text:p>0.449032708744</text:p>
              </table:table-cell>
              <table:table-cell office:value-type="float" office:value="0.43586760355">
                <text:p>0.43586760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1165351742">
                <text:p>0.451165351742</text:p>
              </table:table-cell>
              <table:table-cell office:value-type="float" office:value="0.438218030901">
                <text:p>0.438218030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3838346483">
                <text:p>0.453838346483</text:p>
              </table:table-cell>
              <table:table-cell office:value-type="float" office:value="0.441261587771">
                <text:p>0.441261587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601125904">
                <text:p>0.45601125904</text:p>
              </table:table-cell>
              <table:table-cell office:value-type="float" office:value="0.443716880342">
                <text:p>0.443716880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7930226824">
                <text:p>0.457930226824</text:p>
              </table:table-cell>
              <table:table-cell office:value-type="float" office:value="0.446602933925">
                <text:p>0.446602933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0304898093">
                <text:p>0.460304898093</text:p>
              </table:table-cell>
              <table:table-cell office:value-type="float" office:value="0.449422501644">
                <text:p>0.449422501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2409188034">
                <text:p>0.462409188034</text:p>
              </table:table-cell>
              <table:table-cell office:value-type="float" office:value="0.452030243261">
                <text:p>0.452030243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4704142012">
                <text:p>0.464704142012</text:p>
              </table:table-cell>
              <table:table-cell office:value-type="float" office:value="0.454593770546">
                <text:p>0.454593770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6847879684">
                <text:p>0.466847879684</text:p>
              </table:table-cell>
              <table:table-cell office:value-type="float" office:value="0.456685568705">
                <text:p>0.456685568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69267340565">
                <text:p>0.469267340565</text:p>
              </table:table-cell>
              <table:table-cell office:value-type="float" office:value="0.4587781476">
                <text:p>0.4587781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2419871795">
                <text:p>0.472419871795</text:p>
              </table:table-cell>
              <table:table-cell office:value-type="float" office:value="0.461185075608">
                <text:p>0.461185075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5230111769">
                <text:p>0.475230111769</text:p>
              </table:table-cell>
              <table:table-cell office:value-type="float" office:value="0.463775517751">
                <text:p>0.4637755177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6131656805">
                <text:p>0.476131656805</text:p>
              </table:table-cell>
              <table:table-cell office:value-type="float" office:value="0.46582700526">
                <text:p>0.46582700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8715483235">
                <text:p>0.478715483235</text:p>
              </table:table-cell>
              <table:table-cell office:value-type="float" office:value="0.468192102235">
                <text:p>0.468192102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0618425378">
                <text:p>0.480618425378</text:p>
              </table:table-cell>
              <table:table-cell office:value-type="float" office:value="0.470281804734">
                <text:p>0.470281804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2569855358">
                <text:p>0.482569855358</text:p>
              </table:table-cell>
              <table:table-cell office:value-type="float" office:value="0.472143819855">
                <text:p>0.472143819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4115302433">
                <text:p>0.484115302433</text:p>
              </table:table-cell>
              <table:table-cell office:value-type="float" office:value="0.474100139711">
                <text:p>0.474100139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5025065746">
                <text:p>0.485025065746</text:p>
              </table:table-cell>
              <table:table-cell office:value-type="float" office:value="0.475957182774">
                <text:p>0.475957182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6147682446">
                <text:p>0.486147682446</text:p>
              </table:table-cell>
              <table:table-cell office:value-type="float" office:value="0.477815992768">
                <text:p>0.477815992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8806706114">
                <text:p>0.488806706114</text:p>
              </table:table-cell>
              <table:table-cell office:value-type="float" office:value="0.479490179158">
                <text:p>0.479490179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069074622">
                <text:p>0.49069074622</text:p>
              </table:table-cell>
              <table:table-cell office:value-type="float" office:value="0.481582840237">
                <text:p>0.481582840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2910092045">
                <text:p>0.492910092045</text:p>
              </table:table-cell>
              <table:table-cell office:value-type="float" office:value="0.483246959237">
                <text:p>0.483246959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4519230769">
                <text:p>0.494519230769</text:p>
              </table:table-cell>
              <table:table-cell office:value-type="float" office:value="0.484912886259">
                <text:p>0.484912886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6337113741">
                <text:p>0.496337113741</text:p>
              </table:table-cell>
              <table:table-cell office:value-type="float" office:value="0.486685650888">
                <text:p>0.486685650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7951594346">
                <text:p>0.497951594346</text:p>
              </table:table-cell>
              <table:table-cell office:value-type="float" office:value="0.48839809336">
                <text:p>0.48839809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0004109139">
                <text:p>0.500004109139</text:p>
              </table:table-cell>
              <table:table-cell office:value-type="float" office:value="0.490373356345">
                <text:p>0.490373356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1736522025">
                <text:p>0.501736522025</text:p>
              </table:table-cell>
              <table:table-cell office:value-type="float" office:value="0.492265203813">
                <text:p>0.492265203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34093524">
                <text:p>0.5034093524</text:p>
              </table:table-cell>
              <table:table-cell office:value-type="float" office:value="0.49438477975">
                <text:p>0.49438477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5680062459">
                <text:p>0.505680062459</text:p>
              </table:table-cell>
              <table:table-cell office:value-type="float" office:value="0.496499095989">
                <text:p>0.496499095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6105769231">
                <text:p>0.506105769231</text:p>
              </table:table-cell>
              <table:table-cell office:value-type="float" office:value="0.49810901545">
                <text:p>0.49810901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8023915187">
                <text:p>0.508023915187</text:p>
              </table:table-cell>
              <table:table-cell office:value-type="float" office:value="0.499644518409">
                <text:p>0.499644518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8996548323">
                <text:p>0.508996548323</text:p>
              </table:table-cell>
              <table:table-cell office:value-type="float" office:value="0.501053131164">
                <text:p>0.501053131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997986522">
                <text:p>0.50997986522</text:p>
              </table:table-cell>
              <table:table-cell office:value-type="float" office:value="0.502586456279">
                <text:p>0.502586456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0499671269">
                <text:p>0.510499671269</text:p>
              </table:table-cell>
              <table:table-cell office:value-type="float" office:value="0.503566198225">
                <text:p>0.503566198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2032380013">
                <text:p>0.512032380013</text:p>
              </table:table-cell>
              <table:table-cell office:value-type="float" office:value="0.504979289941">
                <text:p>0.504979289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4968770546">
                <text:p>0.514968770546</text:p>
              </table:table-cell>
              <table:table-cell office:value-type="float" office:value="0.50628998192">
                <text:p>0.50628998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5186554898">
                <text:p>0.515186554898</text:p>
              </table:table-cell>
              <table:table-cell office:value-type="float" office:value="0.507586743918">
                <text:p>0.507586743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6164940828">
                <text:p>0.516164940828</text:p>
              </table:table-cell>
              <table:table-cell office:value-type="float" office:value="0.508927103879">
                <text:p>0.508927103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7433021039">
                <text:p>0.517433021039</text:p>
              </table:table-cell>
              <table:table-cell office:value-type="float" office:value="0.510138601249">
                <text:p>0.5101386012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98015286">
                <text:p>0.5198015286</text:p>
              </table:table-cell>
              <table:table-cell office:value-type="float" office:value="0.511729988494">
                <text:p>0.511729988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0807034845">
                <text:p>0.520807034845</text:p>
              </table:table-cell>
              <table:table-cell office:value-type="float" office:value="0.513108152531">
                <text:p>0.5131081525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21779667982">
                <text:p>0.521779667982</text:p>
              </table:table-cell>
              <table:table-cell office:value-type="float" office:value="0.514776627219">
                <text:p>0.514776627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3099934254">
                <text:p>0.523099934254</text:p>
              </table:table-cell>
              <table:table-cell office:value-type="float" office:value="0.516119699211">
                <text:p>0.516119699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251984714">
                <text:p>0.5251984714</text:p>
              </table:table-cell>
              <table:table-cell office:value-type="float" office:value="0.517539324458">
                <text:p>0.517539324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4914119001">
                <text:p>0.524914119001</text:p>
              </table:table-cell>
              <table:table-cell office:value-type="float" office:value="0.518614357331">
                <text:p>0.5186143573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5082182774">
                <text:p>0.525082182774</text:p>
              </table:table-cell>
              <table:table-cell office:value-type="float" office:value="0.519492274819">
                <text:p>0.519492274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6571745562">
                <text:p>0.526571745562</text:p>
              </table:table-cell>
              <table:table-cell office:value-type="float" office:value="0.520176446417">
                <text:p>0.520176446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393573307">
                <text:p>0.527393573307</text:p>
              </table:table-cell>
              <table:table-cell office:value-type="float" office:value="0.521145792242">
                <text:p>0.521145792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8131163708">
                <text:p>0.528131163708</text:p>
              </table:table-cell>
              <table:table-cell office:value-type="float" office:value="0.52196712689">
                <text:p>0.52196712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8979289941">
                <text:p>0.528979289941</text:p>
              </table:table-cell>
              <table:table-cell office:value-type="float" office:value="0.522919008876">
                <text:p>0.522919008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018039119">
                <text:p>0.53018039119</text:p>
              </table:table-cell>
              <table:table-cell office:value-type="float" office:value="0.523933103222">
                <text:p>0.523933103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1123027613">
                <text:p>0.531123027613</text:p>
              </table:table-cell>
              <table:table-cell office:value-type="float" office:value="0.524891724195">
                <text:p>0.524891724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1903763971">
                <text:p>0.531903763971</text:p>
              </table:table-cell>
              <table:table-cell office:value-type="float" office:value="0.525764792899">
                <text:p>0.525764792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2678747535">
                <text:p>0.532678747535</text:p>
              </table:table-cell>
              <table:table-cell office:value-type="float" office:value="0.526550090401">
                <text:p>0.526550090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3670282709">
                <text:p>0.533670282709</text:p>
              </table:table-cell>
              <table:table-cell office:value-type="float" office:value="0.527601454635">
                <text:p>0.5276014546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4810568705">
                <text:p>0.534810568705</text:p>
              </table:table-cell>
              <table:table-cell office:value-type="float" office:value="0.528826512163">
                <text:p>0.528826512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915927022">
                <text:p>0.535915927022</text:p>
              </table:table-cell>
              <table:table-cell office:value-type="float" office:value="0.529944156805">
                <text:p>0.529944156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6614891519">
                <text:p>0.536614891519</text:p>
              </table:table-cell>
              <table:table-cell office:value-type="float" office:value="0.530814595661">
                <text:p>0.530814595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6837195924">
                <text:p>0.536837195924</text:p>
              </table:table-cell>
              <table:table-cell office:value-type="float" office:value="0.531562910914">
                <text:p>0.531562910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7963099934">
                <text:p>0.537963099934</text:p>
              </table:table-cell>
              <table:table-cell office:value-type="float" office:value="0.532500821828">
                <text:p>0.532500821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8668228139">
                <text:p>0.538668228139</text:p>
              </table:table-cell>
              <table:table-cell office:value-type="float" office:value="0.533289776463">
                <text:p>0.533289776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9635108481">
                <text:p>0.539635108481</text:p>
              </table:table-cell>
              <table:table-cell office:value-type="float" office:value="0.534042735043">
                <text:p>0.534042735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066526956">
                <text:p>0.54066526956</text:p>
              </table:table-cell>
              <table:table-cell office:value-type="float" office:value="0.534947649573">
                <text:p>0.534947649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245069034">
                <text:p>0.541245069034</text:p>
              </table:table-cell>
              <table:table-cell office:value-type="float" office:value="0.535841551611">
                <text:p>0.535841551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1514628534">
                <text:p>0.541514628534</text:p>
              </table:table-cell>
              <table:table-cell office:value-type="float" office:value="0.536548980934">
                <text:p>0.536548980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2322896121">
                <text:p>0.542322896121</text:p>
              </table:table-cell>
              <table:table-cell office:value-type="float" office:value="0.537540598291">
                <text:p>0.537540598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308678501">
                <text:p>0.54308678501</text:p>
              </table:table-cell>
              <table:table-cell office:value-type="float" office:value="0.538269806049">
                <text:p>0.5382698060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3893819855">
                <text:p>0.543893819855</text:p>
              </table:table-cell>
              <table:table-cell office:value-type="float" office:value="0.539075690335">
                <text:p>0.539075690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4508547009">
                <text:p>0.544508547009</text:p>
              </table:table-cell>
              <table:table-cell office:value-type="float" office:value="0.539849194609">
                <text:p>0.5398491946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5627465483">
                <text:p>0.545627465483</text:p>
              </table:table-cell>
              <table:table-cell office:value-type="float" office:value="0.540478139382">
                <text:p>0.540478139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5890039448">
                <text:p>0.545890039448</text:p>
              </table:table-cell>
              <table:table-cell office:value-type="float" office:value="0.541217209073">
                <text:p>0.541217209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6507642998">
                <text:p>0.546507642998</text:p>
              </table:table-cell>
              <table:table-cell office:value-type="float" office:value="0.542063445102">
                <text:p>0.542063445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7833251151">
                <text:p>0.547833251151</text:p>
              </table:table-cell>
              <table:table-cell office:value-type="float" office:value="0.542870521039">
                <text:p>0.542870521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8814102564">
                <text:p>0.548814102564</text:p>
              </table:table-cell>
              <table:table-cell office:value-type="float" office:value="0.543660379684">
                <text:p>0.543660379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0035338593">
                <text:p>0.550035338593</text:p>
              </table:table-cell>
              <table:table-cell office:value-type="float" office:value="0.544516970743">
                <text:p>0.5445169707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0067389875">
                <text:p>0.550067389875</text:p>
              </table:table-cell>
              <table:table-cell office:value-type="float" office:value="0.545121014135">
                <text:p>0.545121014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0616781723">
                <text:p>0.550616781723</text:p>
              </table:table-cell>
              <table:table-cell office:value-type="float" office:value="0.545892340565">
                <text:p>0.545892340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1109056542">
                <text:p>0.551109056542</text:p>
              </table:table-cell>
              <table:table-cell office:value-type="float" office:value="0.54655567883">
                <text:p>0.546555678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245644313">
                <text:p>0.55245644313</text:p>
              </table:table-cell>
              <table:table-cell office:value-type="float" office:value="0.547388108153">
                <text:p>0.547388108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3260190664">
                <text:p>0.553260190664</text:p>
              </table:table-cell>
              <table:table-cell office:value-type="float" office:value="0.548302802433">
                <text:p>0.54830280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3892587114">
                <text:p>0.553892587114</text:p>
              </table:table-cell>
              <table:table-cell office:value-type="float" office:value="0.548878164037">
                <text:p>0.548878164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54552103879">
                <text:p>0.554552103879</text:p>
              </table:table-cell>
              <table:table-cell office:value-type="float" office:value="0.5496679405">
                <text:p>0.5496679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54820430638">
                <text:p>0.554820430638</text:p>
              </table:table-cell>
              <table:table-cell office:value-type="float" office:value="0.550277120316">
                <text:p>0.550277120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55102317554">
                <text:p>0.555102317554</text:p>
              </table:table-cell>
              <table:table-cell office:value-type="float" office:value="0.551042776134">
                <text:p>0.551042776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56578320184">
                <text:p>0.556578320184</text:p>
              </table:table-cell>
              <table:table-cell office:value-type="float" office:value="0.551752095661">
                <text:p>0.551752095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57083333333">
                <text:p>0.557083333333</text:p>
              </table:table-cell>
              <table:table-cell office:value-type="float" office:value="0.552428994083">
                <text:p>0.5524289940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7112508218">
                <text:p>0.557112508218</text:p>
              </table:table-cell>
              <table:table-cell office:value-type="float" office:value="0.553090688692">
                <text:p>0.5530906886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8229372124">
                <text:p>0.558229372124</text:p>
              </table:table-cell>
              <table:table-cell office:value-type="float" office:value="0.553826060158">
                <text:p>0.553826060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8145956607">
                <text:p>0.558145956607</text:p>
              </table:table-cell>
              <table:table-cell office:value-type="float" office:value="0.554534311308">
                <text:p>0.5545343113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8799720579">
                <text:p>0.558799720579</text:p>
              </table:table-cell>
              <table:table-cell office:value-type="float" office:value="0.555148175542">
                <text:p>0.555148175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603468113">
                <text:p>0.559603468113</text:p>
              </table:table-cell>
              <table:table-cell office:value-type="float" office:value="0.555784105851">
                <text:p>0.555784105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0350098619">
                <text:p>0.560350098619</text:p>
              </table:table-cell>
              <table:table-cell office:value-type="float" office:value="0.556335059172">
                <text:p>0.556335059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0917570677">
                <text:p>0.560917570677</text:p>
              </table:table-cell>
              <table:table-cell office:value-type="float" office:value="0.557100016437">
                <text:p>0.5571000164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1318211703">
                <text:p>0.561318211703</text:p>
              </table:table-cell>
              <table:table-cell office:value-type="float" office:value="0.557455908941">
                <text:p>0.5574559089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1761998685">
                <text:p>0.561761998685</text:p>
              </table:table-cell>
              <table:table-cell office:value-type="float" office:value="0.55807700526">
                <text:p>0.55807700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1933760684">
                <text:p>0.561933760684</text:p>
              </table:table-cell>
              <table:table-cell office:value-type="float" office:value="0.558380300789">
                <text:p>0.5583803007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2548487837">
                <text:p>0.562548487837</text:p>
              </table:table-cell>
              <table:table-cell office:value-type="float" office:value="0.55892328238">
                <text:p>0.5589232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3349358974">
                <text:p>0.563349358974</text:p>
              </table:table-cell>
              <table:table-cell office:value-type="float" office:value="0.559490795529">
                <text:p>0.5594907955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63469345825">
                <text:p>0.563469345825</text:p>
              </table:table-cell>
              <table:table-cell office:value-type="float" office:value="0.56004561144">
                <text:p>0.560045611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4264053254">
                <text:p>0.564264053254</text:p>
              </table:table-cell>
              <table:table-cell office:value-type="float" office:value="0.560431747206">
                <text:p>0.5604317472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457552597">
                <text:p>0.56457552597</text:p>
              </table:table-cell>
              <table:table-cell office:value-type="float" office:value="0.560930884287">
                <text:p>0.5609308842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64469510191">
                <text:p>0.564469510191</text:p>
              </table:table-cell>
              <table:table-cell office:value-type="float" office:value="0.561248356345">
                <text:p>0.561248356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5371877055">
                <text:p>0.565371877055</text:p>
              </table:table-cell>
              <table:table-cell office:value-type="float" office:value="0.561898791913">
                <text:p>0.561898791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654976167">
                <text:p>0.5654976167</text:p>
              </table:table-cell>
              <table:table-cell office:value-type="float" office:value="0.562528928337">
                <text:p>0.562528928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5975509533">
                <text:p>0.565975509533</text:p>
              </table:table-cell>
              <table:table-cell office:value-type="float" office:value="0.563030654175">
                <text:p>0.563030654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66892669297">
                <text:p>0.566892669297</text:p>
              </table:table-cell>
              <table:table-cell office:value-type="float" office:value="0.563417693951">
                <text:p>0.563417693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7594510191">
                <text:p>0.567594510191</text:p>
              </table:table-cell>
              <table:table-cell office:value-type="float" office:value="0.563939020381">
                <text:p>0.563939020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67834483892">
                <text:p>0.567834483892</text:p>
              </table:table-cell>
              <table:table-cell office:value-type="float" office:value="0.564442924063">
                <text:p>0.564442924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68597550953">
                <text:p>0.568597550953</text:p>
              </table:table-cell>
              <table:table-cell office:value-type="float" office:value="0.565026216305">
                <text:p>0.565026216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69404174885">
                <text:p>0.569404174885</text:p>
              </table:table-cell>
              <table:table-cell office:value-type="float" office:value="0.565574539776">
                <text:p>0.565574539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0010272847">
                <text:p>0.570010272847</text:p>
              </table:table-cell>
              <table:table-cell office:value-type="float" office:value="0.566018408941">
                <text:p>0.5660184089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0137656147">
                <text:p>0.570137656147</text:p>
              </table:table-cell>
              <table:table-cell office:value-type="float" office:value="0.566612343853">
                <text:p>0.566612343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9943704799">
                <text:p>0.569943704799</text:p>
              </table:table-cell>
              <table:table-cell office:value-type="float" office:value="0.566966551611">
                <text:p>0.566966551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0308185404">
                <text:p>0.570308185404</text:p>
              </table:table-cell>
              <table:table-cell office:value-type="float" office:value="0.567223742604">
                <text:p>0.5672237426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0633629191">
                <text:p>0.570633629191</text:p>
              </table:table-cell>
              <table:table-cell office:value-type="float" office:value="0.567654996713">
                <text:p>0.567654996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1019477318">
                <text:p>0.571019477318</text:p>
              </table:table-cell>
              <table:table-cell office:value-type="float" office:value="0.568190787311">
                <text:p>0.5681907873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1681459566">
                <text:p>0.571681459566</text:p>
              </table:table-cell>
              <table:table-cell office:value-type="float" office:value="0.568563650559">
                <text:p>0.568563650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1875410914">
                <text:p>0.571875410914</text:p>
              </table:table-cell>
              <table:table-cell office:value-type="float" office:value="0.5688125">
                <text:p>0.5688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2385765943">
                <text:p>0.572385765943</text:p>
              </table:table-cell>
              <table:table-cell office:value-type="float" office:value="0.569343441815">
                <text:p>0.569343441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24289119">
                <text:p>0.5724289119</text:p>
              </table:table-cell>
              <table:table-cell office:value-type="float" office:value="0.569596688034">
                <text:p>0.569596688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2266190007">
                <text:p>0.572266190007</text:p>
              </table:table-cell>
              <table:table-cell office:value-type="float" office:value="0.569857864892">
                <text:p>0.5698578648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3151298488">
                <text:p>0.573151298488</text:p>
              </table:table-cell>
              <table:table-cell office:value-type="float" office:value="0.570249465812">
                <text:p>0.5702494658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3184993425">
                <text:p>0.573184993425</text:p>
              </table:table-cell>
              <table:table-cell office:value-type="float" office:value="0.570590524326">
                <text:p>0.5705905243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4062705457">
                <text:p>0.574062705457</text:p>
              </table:table-cell>
              <table:table-cell office:value-type="float" office:value="0.571033736029">
                <text:p>0.5710337360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3740138067">
                <text:p>0.573740138067</text:p>
              </table:table-cell>
              <table:table-cell office:value-type="float" office:value="0.571384985207">
                <text:p>0.571384985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3676857331">
                <text:p>0.573676857331</text:p>
              </table:table-cell>
              <table:table-cell office:value-type="float" office:value="0.571513724523">
                <text:p>0.571513724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3743425378">
                <text:p>0.573743425378</text:p>
              </table:table-cell>
              <table:table-cell office:value-type="float" office:value="0.571814718935">
                <text:p>0.5718147189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4467455621">
                <text:p>0.574467455621</text:p>
              </table:table-cell>
              <table:table-cell office:value-type="float" office:value="0.572232988166">
                <text:p>0.572232988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5210798817">
                <text:p>0.575210798817</text:p>
              </table:table-cell>
              <table:table-cell office:value-type="float" office:value="0.572557034845">
                <text:p>0.572557034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75443376068">
                <text:p>0.575443376068</text:p>
              </table:table-cell>
              <table:table-cell office:value-type="float" office:value="0.573035461867">
                <text:p>0.5730354618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75882642998">
                <text:p>0.575882642998</text:p>
              </table:table-cell>
              <table:table-cell office:value-type="float" office:value="0.573289817554">
                <text:p>0.5732898175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6248356345">
                <text:p>0.576248356345</text:p>
              </table:table-cell>
              <table:table-cell office:value-type="float" office:value="0.573648257725">
                <text:p>0.573648257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625">
                <text:p>0.57625</text:p>
              </table:table-cell>
              <table:table-cell office:value-type="float" office:value="0.5739093524">
                <text:p>0.5739093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6416420118">
                <text:p>0.576416420118</text:p>
              </table:table-cell>
              <table:table-cell office:value-type="float" office:value="0.574199786325">
                <text:p>0.574199786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876150559">
                <text:p>0.223876150559</text:p>
              </table:table-cell>
              <table:table-cell office:value-type="float" office:value="0.177194280079">
                <text:p>0.177194280079</text:p>
              </table:table-cell>
              <table:table-cell office:value-type="float" office:value="0.241623109796">
                <text:p>0.241623109796</text:p>
              </table:table-cell>
              <table:table-cell office:value-type="float" office:value="0.17872452334">
                <text:p>0.17872452334</text:p>
              </table:table-cell>
              <table:table-cell office:value-type="float" office:value="0.255266272189">
                <text:p>0.255266272189</text:p>
              </table:table-cell>
              <table:table-cell office:value-type="float" office:value="0.17868277449">
                <text:p>0.17868277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4023668639">
                <text:p>0.224023668639</text:p>
              </table:table-cell>
              <table:table-cell office:value-type="float" office:value="0.182395216963">
                <text:p>0.182395216963</text:p>
              </table:table-cell>
              <table:table-cell office:value-type="float" office:value="0.243201840894">
                <text:p>0.243201840894</text:p>
              </table:table-cell>
              <table:table-cell office:value-type="float" office:value="0.182336045365">
                <text:p>0.182336045365</text:p>
              </table:table-cell>
              <table:table-cell office:value-type="float" office:value="0.260251068376">
                <text:p>0.260251068376</text:p>
              </table:table-cell>
              <table:table-cell office:value-type="float" office:value="0.183203895464">
                <text:p>0.183203895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5461867193">
                <text:p>0.225461867193</text:p>
              </table:table-cell>
              <table:table-cell office:value-type="float" office:value="0.186961291913">
                <text:p>0.186961291913</text:p>
              </table:table-cell>
              <table:table-cell office:value-type="float" office:value="0.245764710717">
                <text:p>0.245764710717</text:p>
              </table:table-cell>
              <table:table-cell office:value-type="float" office:value="0.185664447732">
                <text:p>0.185664447732</text:p>
              </table:table-cell>
              <table:table-cell office:value-type="float" office:value="0.257844756739">
                <text:p>0.257844756739</text:p>
              </table:table-cell>
              <table:table-cell office:value-type="float" office:value="0.185516991289">
                <text:p>0.18551699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366617357">
                <text:p>0.22366617357</text:p>
              </table:table-cell>
              <table:table-cell office:value-type="float" office:value="0.187903599606">
                <text:p>0.187903599606</text:p>
              </table:table-cell>
              <table:table-cell office:value-type="float" office:value="0.248346482577">
                <text:p>0.248346482577</text:p>
              </table:table-cell>
              <table:table-cell office:value-type="float" office:value="0.189261382314">
                <text:p>0.189261382314</text:p>
              </table:table-cell>
              <table:table-cell office:value-type="float" office:value="0.260068211703">
                <text:p>0.260068211703</text:p>
              </table:table-cell>
              <table:table-cell office:value-type="float" office:value="0.186708744247">
                <text:p>0.186708744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660749507">
                <text:p>0.225660749507</text:p>
              </table:table-cell>
              <table:table-cell office:value-type="float" office:value="0.189988823143">
                <text:p>0.189988823143</text:p>
              </table:table-cell>
              <table:table-cell office:value-type="float" office:value="0.249094756739">
                <text:p>0.249094756739</text:p>
              </table:table-cell>
              <table:table-cell office:value-type="float" office:value="0.193892504931">
                <text:p>0.193892504931</text:p>
              </table:table-cell>
              <table:table-cell office:value-type="float" office:value="0.259664283366">
                <text:p>0.259664283366</text:p>
              </table:table-cell>
              <table:table-cell office:value-type="float" office:value="0.189383136095">
                <text:p>0.189383136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331196581">
                <text:p>0.225331196581</text:p>
              </table:table-cell>
              <table:table-cell office:value-type="float" office:value="0.191201840894">
                <text:p>0.191201840894</text:p>
              </table:table-cell>
              <table:table-cell office:value-type="float" office:value="0.250292981591">
                <text:p>0.250292981591</text:p>
              </table:table-cell>
              <table:table-cell office:value-type="float" office:value="0.195327210717">
                <text:p>0.195327210717</text:p>
              </table:table-cell>
              <table:table-cell office:value-type="float" office:value="0.263990384615">
                <text:p>0.263990384615</text:p>
              </table:table-cell>
              <table:table-cell office:value-type="float" office:value="0.191424145299">
                <text:p>0.191424145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7602728468">
                <text:p>0.227602728468</text:p>
              </table:table-cell>
              <table:table-cell office:value-type="float" office:value="0.194986357659">
                <text:p>0.194986357659</text:p>
              </table:table-cell>
              <table:table-cell office:value-type="float" office:value="0.25095496384">
                <text:p>0.25095496384</text:p>
              </table:table-cell>
              <table:table-cell office:value-type="float" office:value="0.197283530572">
                <text:p>0.197283530572</text:p>
              </table:table-cell>
              <table:table-cell office:value-type="float" office:value="0.267407133465">
                <text:p>0.267407133465</text:p>
              </table:table-cell>
              <table:table-cell office:value-type="float" office:value="0.192718647272">
                <text:p>0.19271864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6290680473">
                <text:p>0.226290680473</text:p>
              </table:table-cell>
              <table:table-cell office:value-type="float" office:value="0.196922337278">
                <text:p>0.196922337278</text:p>
              </table:table-cell>
              <table:table-cell office:value-type="float" office:value="0.253039119001">
                <text:p>0.253039119001</text:p>
              </table:table-cell>
              <table:table-cell office:value-type="float" office:value="0.200609549638">
                <text:p>0.200609549638</text:p>
              </table:table-cell>
              <table:table-cell office:value-type="float" office:value="0.266226166995">
                <text:p>0.266226166995</text:p>
              </table:table-cell>
              <table:table-cell office:value-type="float" office:value="0.194883095003">
                <text:p>0.19488309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777859961">
                <text:p>0.225777859961</text:p>
              </table:table-cell>
              <table:table-cell office:value-type="float" office:value="0.197306377383">
                <text:p>0.197306377383</text:p>
              </table:table-cell>
              <table:table-cell office:value-type="float" office:value="0.254811390533">
                <text:p>0.254811390533</text:p>
              </table:table-cell>
              <table:table-cell office:value-type="float" office:value="0.202460716634">
                <text:p>0.202460716634</text:p>
              </table:table-cell>
              <table:table-cell office:value-type="float" office:value="0.269996301775">
                <text:p>0.269996301775</text:p>
              </table:table-cell>
              <table:table-cell office:value-type="float" office:value="0.19789589497">
                <text:p>0.19789589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6611193294">
                <text:p>0.226611193294</text:p>
              </table:table-cell>
              <table:table-cell office:value-type="float" office:value="0.198275065746">
                <text:p>0.198275065746</text:p>
              </table:table-cell>
              <table:table-cell office:value-type="float" office:value="0.254990959895">
                <text:p>0.254990959895</text:p>
              </table:table-cell>
              <table:table-cell office:value-type="float" office:value="0.204215770874">
                <text:p>0.204215770874</text:p>
              </table:table-cell>
              <table:table-cell office:value-type="float" office:value="0.271840894149">
                <text:p>0.271840894149</text:p>
              </table:table-cell>
              <table:table-cell office:value-type="float" office:value="0.200304302268">
                <text:p>0.200304302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876890204">
                <text:p>0.225876890204</text:p>
              </table:table-cell>
              <table:table-cell office:value-type="float" office:value="0.198210059172">
                <text:p>0.198210059172</text:p>
              </table:table-cell>
              <table:table-cell office:value-type="float" office:value="0.255868671926">
                <text:p>0.255868671926</text:p>
              </table:table-cell>
              <table:table-cell office:value-type="float" office:value="0.207012943787">
                <text:p>0.207012943787</text:p>
              </table:table-cell>
              <table:table-cell office:value-type="float" office:value="0.273646449704">
                <text:p>0.273646449704</text:p>
              </table:table-cell>
              <table:table-cell office:value-type="float" office:value="0.202659455128">
                <text:p>0.202659455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7191403682">
                <text:p>0.227191403682</text:p>
              </table:table-cell>
              <table:table-cell office:value-type="float" office:value="0.199391436555">
                <text:p>0.199391436555</text:p>
              </table:table-cell>
              <table:table-cell office:value-type="float" office:value="0.25830004931">
                <text:p>0.25830004931</text:p>
              </table:table-cell>
              <table:table-cell office:value-type="float" office:value="0.207777407955">
                <text:p>0.207777407955</text:p>
              </table:table-cell>
              <table:table-cell office:value-type="float" office:value="0.274733316897">
                <text:p>0.274733316897</text:p>
              </table:table-cell>
              <table:table-cell office:value-type="float" office:value="0.205707963511">
                <text:p>0.205707963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581196581">
                <text:p>0.226581196581</text:p>
              </table:table-cell>
              <table:table-cell office:value-type="float" office:value="0.200371466141">
                <text:p>0.200371466141</text:p>
              </table:table-cell>
              <table:table-cell office:value-type="float" office:value="0.258842866535">
                <text:p>0.258842866535</text:p>
              </table:table-cell>
              <table:table-cell office:value-type="float" office:value="0.210938856016">
                <text:p>0.210938856016</text:p>
              </table:table-cell>
              <table:table-cell office:value-type="float" office:value="0.277440828402">
                <text:p>0.277440828402</text:p>
              </table:table-cell>
              <table:table-cell office:value-type="float" office:value="0.208847961867">
                <text:p>0.208847961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010930309">
                <text:p>0.229010930309</text:p>
              </table:table-cell>
              <table:table-cell office:value-type="float" office:value="0.201969017094">
                <text:p>0.201969017094</text:p>
              </table:table-cell>
              <table:table-cell office:value-type="float" office:value="0.260211620644">
                <text:p>0.260211620644</text:p>
              </table:table-cell>
              <table:table-cell office:value-type="float" office:value="0.211778106509">
                <text:p>0.211778106509</text:p>
              </table:table-cell>
              <table:table-cell office:value-type="float" office:value="0.27697690664">
                <text:p>0.27697690664</text:p>
              </table:table-cell>
              <table:table-cell office:value-type="float" office:value="0.209875965648">
                <text:p>0.20987596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9153928337">
                <text:p>0.229153928337</text:p>
              </table:table-cell>
              <table:table-cell office:value-type="float" office:value="0.202200032873">
                <text:p>0.202200032873</text:p>
              </table:table-cell>
              <table:table-cell office:value-type="float" office:value="0.258838757396">
                <text:p>0.258838757396</text:p>
              </table:table-cell>
              <table:table-cell office:value-type="float" office:value="0.212659146943">
                <text:p>0.212659146943</text:p>
              </table:table-cell>
              <table:table-cell office:value-type="float" office:value="0.280028353057">
                <text:p>0.280028353057</text:p>
              </table:table-cell>
              <table:table-cell office:value-type="float" office:value="0.211736522025">
                <text:p>0.211736522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705374753">
                <text:p>0.229705374753</text:p>
              </table:table-cell>
              <table:table-cell office:value-type="float" office:value="0.202470332018">
                <text:p>0.202470332018</text:p>
              </table:table-cell>
              <table:table-cell office:value-type="float" office:value="0.257691074951">
                <text:p>0.257691074951</text:p>
              </table:table-cell>
              <table:table-cell office:value-type="float" office:value="0.21263091716">
                <text:p>0.21263091716</text:p>
              </table:table-cell>
              <table:table-cell office:value-type="float" office:value="0.283112672584">
                <text:p>0.283112672584</text:p>
              </table:table-cell>
              <table:table-cell office:value-type="float" office:value="0.214820307364">
                <text:p>0.214820307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779996713">
                <text:p>0.228779996713</text:p>
              </table:table-cell>
              <table:table-cell office:value-type="float" office:value="0.2028726167">
                <text:p>0.2028726167</text:p>
              </table:table-cell>
              <table:table-cell office:value-type="float" office:value="0.262447813938">
                <text:p>0.262447813938</text:p>
              </table:table-cell>
              <table:table-cell office:value-type="float" office:value="0.214874835634">
                <text:p>0.214874835634</text:p>
              </table:table-cell>
              <table:table-cell office:value-type="float" office:value="0.285123685076">
                <text:p>0.285123685076</text:p>
              </table:table-cell>
              <table:table-cell office:value-type="float" office:value="0.217647107166">
                <text:p>0.217647107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0673076923">
                <text:p>0.230673076923</text:p>
              </table:table-cell>
              <table:table-cell office:value-type="float" office:value="0.203821663379">
                <text:p>0.203821663379</text:p>
              </table:table-cell>
              <table:table-cell office:value-type="float" office:value="0.263455374753">
                <text:p>0.263455374753</text:p>
              </table:table-cell>
              <table:table-cell office:value-type="float" office:value="0.215506245891">
                <text:p>0.215506245891</text:p>
              </table:table-cell>
              <table:table-cell office:value-type="float" office:value="0.2882671762">
                <text:p>0.2882671762</text:p>
              </table:table-cell>
              <table:table-cell office:value-type="float" office:value="0.22004665927">
                <text:p>0.2200466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87064431">
                <text:p>0.231787064431</text:p>
              </table:table-cell>
              <table:table-cell office:value-type="float" office:value="0.204093523997">
                <text:p>0.204093523997</text:p>
              </table:table-cell>
              <table:table-cell office:value-type="float" office:value="0.265159845496">
                <text:p>0.265159845496</text:p>
              </table:table-cell>
              <table:table-cell office:value-type="float" office:value="0.216177514793">
                <text:p>0.216177514793</text:p>
              </table:table-cell>
              <table:table-cell office:value-type="float" office:value="0.289932199211">
                <text:p>0.289932199211</text:p>
              </table:table-cell>
              <table:table-cell office:value-type="float" office:value="0.220958477153">
                <text:p>0.220958477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1929651545">
                <text:p>0.231929651545</text:p>
              </table:table-cell>
              <table:table-cell office:value-type="float" office:value="0.204608563445">
                <text:p>0.204608563445</text:p>
              </table:table-cell>
              <table:table-cell office:value-type="float" office:value="0.261710223537">
                <text:p>0.261710223537</text:p>
              </table:table-cell>
              <table:table-cell office:value-type="float" office:value="0.216720742932">
                <text:p>0.216720742932</text:p>
              </table:table-cell>
              <table:table-cell office:value-type="float" office:value="0.28897066075">
                <text:p>0.28897066075</text:p>
              </table:table-cell>
              <table:table-cell office:value-type="float" office:value="0.220557795036">
                <text:p>0.220557795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3639464168">
                <text:p>0.233639464168</text:p>
              </table:table-cell>
              <table:table-cell office:value-type="float" office:value="0.207910009862">
                <text:p>0.207910009862</text:p>
              </table:table-cell>
              <table:table-cell office:value-type="float" office:value="0.264592373439">
                <text:p>0.264592373439</text:p>
              </table:table-cell>
              <table:table-cell office:value-type="float" office:value="0.217742398093">
                <text:p>0.217742398093</text:p>
              </table:table-cell>
              <table:table-cell office:value-type="float" office:value="0.291794460881">
                <text:p>0.291794460881</text:p>
              </table:table-cell>
              <table:table-cell office:value-type="float" office:value="0.222927494247">
                <text:p>0.222927494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333086785">
                <text:p>0.23333086785</text:p>
              </table:table-cell>
              <table:table-cell office:value-type="float" office:value="0.207644066404">
                <text:p>0.207644066404</text:p>
              </table:table-cell>
              <table:table-cell office:value-type="float" office:value="0.263165680473">
                <text:p>0.263165680473</text:p>
              </table:table-cell>
              <table:table-cell office:value-type="float" office:value="0.217946005917">
                <text:p>0.217946005917</text:p>
              </table:table-cell>
              <table:table-cell office:value-type="float" office:value="0.290209566075">
                <text:p>0.290209566075</text:p>
              </table:table-cell>
              <table:table-cell office:value-type="float" office:value="0.223636033037">
                <text:p>0.22363603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491617357">
                <text:p>0.23491617357</text:p>
              </table:table-cell>
              <table:table-cell office:value-type="float" office:value="0.207051199869">
                <text:p>0.207051199869</text:p>
              </table:table-cell>
              <table:table-cell office:value-type="float" office:value="0.265002465483">
                <text:p>0.265002465483</text:p>
              </table:table-cell>
              <table:table-cell office:value-type="float" office:value="0.218297337278">
                <text:p>0.218297337278</text:p>
              </table:table-cell>
              <table:table-cell office:value-type="float" office:value="0.291800624589">
                <text:p>0.291800624589</text:p>
              </table:table-cell>
              <table:table-cell office:value-type="float" office:value="0.226060609796">
                <text:p>0.226060609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5059171598">
                <text:p>0.235059171598</text:p>
              </table:table-cell>
              <table:table-cell office:value-type="float" office:value="0.207669378698">
                <text:p>0.207669378698</text:p>
              </table:table-cell>
              <table:table-cell office:value-type="float" office:value="0.265087113741">
                <text:p>0.265087113741</text:p>
              </table:table-cell>
              <table:table-cell office:value-type="float" office:value="0.220428459895">
                <text:p>0.220428459895</text:p>
              </table:table-cell>
              <table:table-cell office:value-type="float" office:value="0.29350591716">
                <text:p>0.29350591716</text:p>
              </table:table-cell>
              <table:table-cell office:value-type="float" office:value="0.226679774819">
                <text:p>0.22667977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538091716">
                <text:p>0.23538091716</text:p>
              </table:table-cell>
              <table:table-cell office:value-type="float" office:value="0.207845167653">
                <text:p>0.207845167653</text:p>
              </table:table-cell>
              <table:table-cell office:value-type="float" office:value="0.264356508876">
                <text:p>0.264356508876</text:p>
              </table:table-cell>
              <table:table-cell office:value-type="float" office:value="0.220262121959">
                <text:p>0.220262121959</text:p>
              </table:table-cell>
              <table:table-cell office:value-type="float" office:value="0.295965236686">
                <text:p>0.295965236686</text:p>
              </table:table-cell>
              <table:table-cell office:value-type="float" office:value="0.22723311144">
                <text:p>0.22723311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5684171598">
                <text:p>0.235684171598</text:p>
              </table:table-cell>
              <table:table-cell office:value-type="float" office:value="0.209053336621">
                <text:p>0.209053336621</text:p>
              </table:table-cell>
              <table:table-cell office:value-type="float" office:value="0.265803747535">
                <text:p>0.265803747535</text:p>
              </table:table-cell>
              <table:table-cell office:value-type="float" office:value="0.221284681131">
                <text:p>0.221284681131</text:p>
              </table:table-cell>
              <table:table-cell office:value-type="float" office:value="0.296854043393">
                <text:p>0.296854043393</text:p>
              </table:table-cell>
              <table:table-cell office:value-type="float" office:value="0.228289817554">
                <text:p>0.228289817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5385848126">
                <text:p>0.235385848126</text:p>
              </table:table-cell>
              <table:table-cell office:value-type="float" office:value="0.208052761341">
                <text:p>0.208052761341</text:p>
              </table:table-cell>
              <table:table-cell office:value-type="float" office:value="0.267796268902">
                <text:p>0.267796268902</text:p>
              </table:table-cell>
              <table:table-cell office:value-type="float" office:value="0.220816568047">
                <text:p>0.220816568047</text:p>
              </table:table-cell>
              <table:table-cell office:value-type="float" office:value="0.295925788955">
                <text:p>0.295925788955</text:p>
              </table:table-cell>
              <table:table-cell office:value-type="float" office:value="0.228839558679">
                <text:p>0.228839558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652161407">
                <text:p>0.23652161407</text:p>
              </table:table-cell>
              <table:table-cell office:value-type="float" office:value="0.208235289283">
                <text:p>0.208235289283</text:p>
              </table:table-cell>
              <table:table-cell office:value-type="float" office:value="0.268386341223">
                <text:p>0.268386341223</text:p>
              </table:table-cell>
              <table:table-cell office:value-type="float" office:value="0.222271408613">
                <text:p>0.222271408613</text:p>
              </table:table-cell>
              <table:table-cell office:value-type="float" office:value="0.297245644313">
                <text:p>0.297245644313</text:p>
              </table:table-cell>
              <table:table-cell office:value-type="float" office:value="0.230006163708">
                <text:p>0.230006163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6271778435">
                <text:p>0.236271778435</text:p>
              </table:table-cell>
              <table:table-cell office:value-type="float" office:value="0.208655489809">
                <text:p>0.208655489809</text:p>
              </table:table-cell>
              <table:table-cell office:value-type="float" office:value="0.268429898093">
                <text:p>0.268429898093</text:p>
              </table:table-cell>
              <table:table-cell office:value-type="float" office:value="0.223330251479">
                <text:p>0.223330251479</text:p>
              </table:table-cell>
              <table:table-cell office:value-type="float" office:value="0.299281722551">
                <text:p>0.299281722551</text:p>
              </table:table-cell>
              <table:table-cell office:value-type="float" office:value="0.231301877876">
                <text:p>0.23130187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80900723">
                <text:p>0.236780900723</text:p>
              </table:table-cell>
              <table:table-cell office:value-type="float" office:value="0.208967044707">
                <text:p>0.208967044707</text:p>
              </table:table-cell>
              <table:table-cell office:value-type="float" office:value="0.270722797502">
                <text:p>0.270722797502</text:p>
              </table:table-cell>
              <table:table-cell office:value-type="float" office:value="0.222579224195">
                <text:p>0.222579224195</text:p>
              </table:table-cell>
              <table:table-cell office:value-type="float" office:value="0.298588510848">
                <text:p>0.298588510848</text:p>
              </table:table-cell>
              <table:table-cell office:value-type="float" office:value="0.232484981098">
                <text:p>0.232484981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594017094">
                <text:p>0.23594017094</text:p>
              </table:table-cell>
              <table:table-cell office:value-type="float" office:value="0.209480851414">
                <text:p>0.209480851414</text:p>
              </table:table-cell>
              <table:table-cell office:value-type="float" office:value="0.266995397765">
                <text:p>0.266995397765</text:p>
              </table:table-cell>
              <table:table-cell office:value-type="float" office:value="0.221941691321">
                <text:p>0.221941691321</text:p>
              </table:table-cell>
              <table:table-cell office:value-type="float" office:value="0.301908284024">
                <text:p>0.301908284024</text:p>
              </table:table-cell>
              <table:table-cell office:value-type="float" office:value="0.232584566075">
                <text:p>0.232584566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5578566732">
                <text:p>0.235578566732</text:p>
              </table:table-cell>
              <table:table-cell office:value-type="float" office:value="0.209106180145">
                <text:p>0.209106180145</text:p>
              </table:table-cell>
              <table:table-cell office:value-type="float" office:value="0.267574786325">
                <text:p>0.267574786325</text:p>
              </table:table-cell>
              <table:table-cell office:value-type="float" office:value="0.222055514464">
                <text:p>0.222055514464</text:p>
              </table:table-cell>
              <table:table-cell office:value-type="float" office:value="0.302181130835">
                <text:p>0.302181130835</text:p>
              </table:table-cell>
              <table:table-cell office:value-type="float" office:value="0.233791420118">
                <text:p>0.233791420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544995069">
                <text:p>0.23544995069</text:p>
              </table:table-cell>
              <table:table-cell office:value-type="float" office:value="0.209259368836">
                <text:p>0.209259368836</text:p>
              </table:table-cell>
              <table:table-cell office:value-type="float" office:value="0.266406558185">
                <text:p>0.266406558185</text:p>
              </table:table-cell>
              <table:table-cell office:value-type="float" office:value="0.222321581197">
                <text:p>0.222321581197</text:p>
              </table:table-cell>
              <table:table-cell office:value-type="float" office:value="0.303488247863">
                <text:p>0.303488247863</text:p>
              </table:table-cell>
              <table:table-cell office:value-type="float" office:value="0.235119575937">
                <text:p>0.235119575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220003287">
                <text:p>0.236220003287</text:p>
              </table:table-cell>
              <table:table-cell office:value-type="float" office:value="0.21012352071">
                <text:p>0.21012352071</text:p>
              </table:table-cell>
              <table:table-cell office:value-type="float" office:value="0.268625493097">
                <text:p>0.268625493097</text:p>
              </table:table-cell>
              <table:table-cell office:value-type="float" office:value="0.222934418146">
                <text:p>0.222934418146</text:p>
              </table:table-cell>
              <table:table-cell office:value-type="float" office:value="0.302691896778">
                <text:p>0.302691896778</text:p>
              </table:table-cell>
              <table:table-cell office:value-type="float" office:value="0.234816116042">
                <text:p>0.234816116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634861933">
                <text:p>0.240634861933</text:p>
              </table:table-cell>
              <table:table-cell office:value-type="float" office:value="0.213315664037">
                <text:p>0.213315664037</text:p>
              </table:table-cell>
              <table:table-cell office:value-type="float" office:value="0.266394230769">
                <text:p>0.266394230769</text:p>
              </table:table-cell>
              <table:table-cell office:value-type="float" office:value="0.222512121959">
                <text:p>0.222512121959</text:p>
              </table:table-cell>
              <table:table-cell office:value-type="float" office:value="0.302643819855">
                <text:p>0.302643819855</text:p>
              </table:table-cell>
              <table:table-cell office:value-type="float" office:value="0.235713182117">
                <text:p>0.235713182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8846153846">
                <text:p>0.238846153846</text:p>
              </table:table-cell>
              <table:table-cell office:value-type="float" office:value="0.212665433925">
                <text:p>0.212665433925</text:p>
              </table:table-cell>
              <table:table-cell office:value-type="float" office:value="0.266602564103">
                <text:p>0.266602564103</text:p>
              </table:table-cell>
              <table:table-cell office:value-type="float" office:value="0.221955333662">
                <text:p>0.221955333662</text:p>
              </table:table-cell>
              <table:table-cell office:value-type="float" office:value="0.305756903353">
                <text:p>0.305756903353</text:p>
              </table:table-cell>
              <table:table-cell office:value-type="float" office:value="0.236972448225">
                <text:p>0.236972448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0037393162">
                <text:p>0.240037393162</text:p>
              </table:table-cell>
              <table:table-cell office:value-type="float" office:value="0.213788050625">
                <text:p>0.213788050625</text:p>
              </table:table-cell>
              <table:table-cell office:value-type="float" office:value="0.267074704142">
                <text:p>0.267074704142</text:p>
              </table:table-cell>
              <table:table-cell office:value-type="float" office:value="0.22230095332">
                <text:p>0.22230095332</text:p>
              </table:table-cell>
              <table:table-cell office:value-type="float" office:value="0.306568869165">
                <text:p>0.306568869165</text:p>
              </table:table-cell>
              <table:table-cell office:value-type="float" office:value="0.238505321335">
                <text:p>0.238505321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2079224195">
                <text:p>0.242079224195</text:p>
              </table:table-cell>
              <table:table-cell office:value-type="float" office:value="0.214452580539">
                <text:p>0.214452580539</text:p>
              </table:table-cell>
              <table:table-cell office:value-type="float" office:value="0.268136505588">
                <text:p>0.268136505588</text:p>
              </table:table-cell>
              <table:table-cell office:value-type="float" office:value="0.223266190007">
                <text:p>0.223266190007</text:p>
              </table:table-cell>
              <table:table-cell office:value-type="float" office:value="0.30592003616">
                <text:p>0.30592003616</text:p>
              </table:table-cell>
              <table:table-cell office:value-type="float" office:value="0.238723085141">
                <text:p>0.238723085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1099605523">
                <text:p>0.241099605523</text:p>
              </table:table-cell>
              <table:table-cell office:value-type="float" office:value="0.214311061801">
                <text:p>0.214311061801</text:p>
              </table:table-cell>
              <table:table-cell office:value-type="float" office:value="0.269848783695">
                <text:p>0.269848783695</text:p>
              </table:table-cell>
              <table:table-cell office:value-type="float" office:value="0.223974646614">
                <text:p>0.223974646614</text:p>
              </table:table-cell>
              <table:table-cell office:value-type="float" office:value="0.306220825115">
                <text:p>0.306220825115</text:p>
              </table:table-cell>
              <table:table-cell office:value-type="float" office:value="0.238838017751">
                <text:p>0.238838017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818786982">
                <text:p>0.239818786982</text:p>
              </table:table-cell>
              <table:table-cell office:value-type="float" office:value="0.214044953978">
                <text:p>0.214044953978</text:p>
              </table:table-cell>
              <table:table-cell office:value-type="float" office:value="0.268767669297">
                <text:p>0.268767669297</text:p>
              </table:table-cell>
              <table:table-cell office:value-type="float" office:value="0.223661119329">
                <text:p>0.223661119329</text:p>
              </table:table-cell>
              <table:table-cell office:value-type="float" office:value="0.307215236686">
                <text:p>0.307215236686</text:p>
              </table:table-cell>
              <table:table-cell office:value-type="float" office:value="0.239452744905">
                <text:p>0.23945274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2782708744">
                <text:p>0.242782708744</text:p>
              </table:table-cell>
              <table:table-cell office:value-type="float" office:value="0.21532996384">
                <text:p>0.21532996384</text:p>
              </table:table-cell>
              <table:table-cell office:value-type="float" office:value="0.269818376068">
                <text:p>0.269818376068</text:p>
              </table:table-cell>
              <table:table-cell office:value-type="float" office:value="0.223750657462">
                <text:p>0.223750657462</text:p>
              </table:table-cell>
              <table:table-cell office:value-type="float" office:value="0.310020545694">
                <text:p>0.310020545694</text:p>
              </table:table-cell>
              <table:table-cell office:value-type="float" office:value="0.239050768409">
                <text:p>0.239050768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2862015122">
                <text:p>0.242862015122</text:p>
              </table:table-cell>
              <table:table-cell office:value-type="float" office:value="0.214153188692">
                <text:p>0.214153188692</text:p>
              </table:table-cell>
              <table:table-cell office:value-type="float" office:value="0.270048487837">
                <text:p>0.270048487837</text:p>
              </table:table-cell>
              <table:table-cell office:value-type="float" office:value="0.224313239645">
                <text:p>0.224313239645</text:p>
              </table:table-cell>
              <table:table-cell office:value-type="float" office:value="0.311014135437">
                <text:p>0.311014135437</text:p>
              </table:table-cell>
              <table:table-cell office:value-type="float" office:value="0.239556952663">
                <text:p>0.239556952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4358974359">
                <text:p>0.244358974359</text:p>
              </table:table-cell>
              <table:table-cell office:value-type="float" office:value="0.214743589744">
                <text:p>0.214743589744</text:p>
              </table:table-cell>
              <table:table-cell office:value-type="float" office:value="0.269831936226">
                <text:p>0.269831936226</text:p>
              </table:table-cell>
              <table:table-cell office:value-type="float" office:value="0.225497575608">
                <text:p>0.225497575608</text:p>
              </table:table-cell>
              <table:table-cell office:value-type="float" office:value="0.309659763314">
                <text:p>0.309659763314</text:p>
              </table:table-cell>
              <table:table-cell office:value-type="float" office:value="0.239404955621">
                <text:p>0.239404955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4152695595">
                <text:p>0.244152695595</text:p>
              </table:table-cell>
              <table:table-cell office:value-type="float" office:value="0.215800542406">
                <text:p>0.215800542406</text:p>
              </table:table-cell>
              <table:table-cell office:value-type="float" office:value="0.268156229454">
                <text:p>0.268156229454</text:p>
              </table:table-cell>
              <table:table-cell office:value-type="float" office:value="0.225909475674">
                <text:p>0.225909475674</text:p>
              </table:table-cell>
              <table:table-cell office:value-type="float" office:value="0.309699621959">
                <text:p>0.309699621959</text:p>
              </table:table-cell>
              <table:table-cell office:value-type="float" office:value="0.239062561637">
                <text:p>0.239062561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4989316239">
                <text:p>0.244989316239</text:p>
              </table:table-cell>
              <table:table-cell office:value-type="float" office:value="0.215548076923">
                <text:p>0.215548076923</text:p>
              </table:table-cell>
              <table:table-cell office:value-type="float" office:value="0.272118671926">
                <text:p>0.272118671926</text:p>
              </table:table-cell>
              <table:table-cell office:value-type="float" office:value="0.225915762656">
                <text:p>0.225915762656</text:p>
              </table:table-cell>
              <table:table-cell office:value-type="float" office:value="0.309697156476">
                <text:p>0.309697156476</text:p>
              </table:table-cell>
              <table:table-cell office:value-type="float" office:value="0.239277798323">
                <text:p>0.239277798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3452087442">
                <text:p>0.243452087442</text:p>
              </table:table-cell>
              <table:table-cell office:value-type="float" office:value="0.215905407627">
                <text:p>0.215905407627</text:p>
              </table:table-cell>
              <table:table-cell office:value-type="float" office:value="0.273042406312">
                <text:p>0.273042406312</text:p>
              </table:table-cell>
              <table:table-cell office:value-type="float" office:value="0.228171885273">
                <text:p>0.228171885273</text:p>
              </table:table-cell>
              <table:table-cell office:value-type="float" office:value="0.311406969099">
                <text:p>0.311406969099</text:p>
              </table:table-cell>
              <table:table-cell office:value-type="float" office:value="0.240156414366">
                <text:p>0.240156414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1934171598">
                <text:p>0.241934171598</text:p>
              </table:table-cell>
              <table:table-cell office:value-type="float" office:value="0.215442965155">
                <text:p>0.215442965155</text:p>
              </table:table-cell>
              <table:table-cell office:value-type="float" office:value="0.274715236686">
                <text:p>0.274715236686</text:p>
              </table:table-cell>
              <table:table-cell office:value-type="float" office:value="0.228780530901">
                <text:p>0.228780530901</text:p>
              </table:table-cell>
              <table:table-cell office:value-type="float" office:value="0.311259861933">
                <text:p>0.311259861933</text:p>
              </table:table-cell>
              <table:table-cell office:value-type="float" office:value="0.241735659106">
                <text:p>0.241735659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1976084813">
                <text:p>0.241976084813</text:p>
              </table:table-cell>
              <table:table-cell office:value-type="float" office:value="0.214291255753">
                <text:p>0.214291255753</text:p>
              </table:table-cell>
              <table:table-cell office:value-type="float" office:value="0.274880424063">
                <text:p>0.274880424063</text:p>
              </table:table-cell>
              <table:table-cell office:value-type="float" office:value="0.229340894149">
                <text:p>0.229340894149</text:p>
              </table:table-cell>
              <table:table-cell office:value-type="float" office:value="0.311420940171">
                <text:p>0.311420940171</text:p>
              </table:table-cell>
              <table:table-cell office:value-type="float" office:value="0.242329080375">
                <text:p>0.242329080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531065089">
                <text:p>0.241531065089</text:p>
              </table:table-cell>
              <table:table-cell office:value-type="float" office:value="0.214219510191">
                <text:p>0.214219510191</text:p>
              </table:table-cell>
              <table:table-cell office:value-type="float" office:value="0.273680966469">
                <text:p>0.273680966469</text:p>
              </table:table-cell>
              <table:table-cell office:value-type="float" office:value="0.228874506903">
                <text:p>0.228874506903</text:p>
              </table:table-cell>
              <table:table-cell office:value-type="float" office:value="0.312198800131">
                <text:p>0.312198800131</text:p>
              </table:table-cell>
              <table:table-cell office:value-type="float" office:value="0.242872493425">
                <text:p>0.24287249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0149983563">
                <text:p>0.240149983563</text:p>
              </table:table-cell>
              <table:table-cell office:value-type="float" office:value="0.21407996384">
                <text:p>0.21407996384</text:p>
              </table:table-cell>
              <table:table-cell office:value-type="float" office:value="0.274239398422">
                <text:p>0.274239398422</text:p>
              </table:table-cell>
              <table:table-cell office:value-type="float" office:value="0.227602728468">
                <text:p>0.227602728468</text:p>
              </table:table-cell>
              <table:table-cell office:value-type="float" office:value="0.313359631821">
                <text:p>0.313359631821</text:p>
              </table:table-cell>
              <table:table-cell office:value-type="float" office:value="0.243561513807">
                <text:p>0.243561513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0394066404">
                <text:p>0.240394066404</text:p>
              </table:table-cell>
              <table:table-cell office:value-type="float" office:value="0.213780900723">
                <text:p>0.213780900723</text:p>
              </table:table-cell>
              <table:table-cell office:value-type="float" office:value="0.275855111769">
                <text:p>0.275855111769</text:p>
              </table:table-cell>
              <table:table-cell office:value-type="float" office:value="0.228428788626">
                <text:p>0.228428788626</text:p>
              </table:table-cell>
              <table:table-cell office:value-type="float" office:value="0.314363905325">
                <text:p>0.314363905325</text:p>
              </table:table-cell>
              <table:table-cell office:value-type="float" office:value="0.244298241289">
                <text:p>0.244298241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917241946">
                <text:p>0.238917241946</text:p>
              </table:table-cell>
              <table:table-cell office:value-type="float" office:value="0.213223619329">
                <text:p>0.213223619329</text:p>
              </table:table-cell>
              <table:table-cell office:value-type="float" office:value="0.275277777778">
                <text:p>0.275277777778</text:p>
              </table:table-cell>
              <table:table-cell office:value-type="float" office:value="0.22853554405">
                <text:p>0.22853554405</text:p>
              </table:table-cell>
              <table:table-cell office:value-type="float" office:value="0.313678090072">
                <text:p>0.313678090072</text:p>
              </table:table-cell>
              <table:table-cell office:value-type="float" office:value="0.244489768245">
                <text:p>0.24448976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1114809336">
                <text:p>0.241114809336</text:p>
              </table:table-cell>
              <table:table-cell office:value-type="float" office:value="0.213362508218">
                <text:p>0.213362508218</text:p>
              </table:table-cell>
              <table:table-cell office:value-type="float" office:value="0.275845249836">
                <text:p>0.275845249836</text:p>
              </table:table-cell>
              <table:table-cell office:value-type="float" office:value="0.227562253452">
                <text:p>0.227562253452</text:p>
              </table:table-cell>
              <table:table-cell office:value-type="float" office:value="0.314990548981">
                <text:p>0.314990548981</text:p>
              </table:table-cell>
              <table:table-cell office:value-type="float" office:value="0.244034311308">
                <text:p>0.244034311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2084566075">
                <text:p>0.242084566075</text:p>
              </table:table-cell>
              <table:table-cell office:value-type="float" office:value="0.214113823143">
                <text:p>0.214113823143</text:p>
              </table:table-cell>
              <table:table-cell office:value-type="float" office:value="0.275194362262">
                <text:p>0.275194362262</text:p>
              </table:table-cell>
              <table:table-cell office:value-type="float" office:value="0.227828114727">
                <text:p>0.227828114727</text:p>
              </table:table-cell>
              <table:table-cell office:value-type="float" office:value="0.318044460881">
                <text:p>0.318044460881</text:p>
              </table:table-cell>
              <table:table-cell office:value-type="float" office:value="0.245028805062">
                <text:p>0.245028805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3385108481">
                <text:p>0.243385108481</text:p>
              </table:table-cell>
              <table:table-cell office:value-type="float" office:value="0.213008793557">
                <text:p>0.213008793557</text:p>
              </table:table-cell>
              <table:table-cell office:value-type="float" office:value="0.274061061801">
                <text:p>0.274061061801</text:p>
              </table:table-cell>
              <table:table-cell office:value-type="float" office:value="0.226906845825">
                <text:p>0.226906845825</text:p>
              </table:table-cell>
              <table:table-cell office:value-type="float" office:value="0.315597057857">
                <text:p>0.315597057857</text:p>
              </table:table-cell>
              <table:table-cell office:value-type="float" office:value="0.245873459073">
                <text:p>0.245873459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4062294543">
                <text:p>0.244062294543</text:p>
              </table:table-cell>
              <table:table-cell office:value-type="float" office:value="0.213519477318">
                <text:p>0.213519477318</text:p>
              </table:table-cell>
              <table:table-cell office:value-type="float" office:value="0.274782626561">
                <text:p>0.274782626561</text:p>
              </table:table-cell>
              <table:table-cell office:value-type="float" office:value="0.228391765286">
                <text:p>0.228391765286</text:p>
              </table:table-cell>
              <table:table-cell office:value-type="float" office:value="0.316909105851">
                <text:p>0.316909105851</text:p>
              </table:table-cell>
              <table:table-cell office:value-type="float" office:value="0.245841510519">
                <text:p>0.245841510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1828155819">
                <text:p>0.241828155819</text:p>
              </table:table-cell>
              <table:table-cell office:value-type="float" office:value="0.213119411571">
                <text:p>0.213119411571</text:p>
              </table:table-cell>
              <table:table-cell office:value-type="float" office:value="0.275499260355">
                <text:p>0.275499260355</text:p>
              </table:table-cell>
              <table:table-cell office:value-type="float" office:value="0.229226701183">
                <text:p>0.229226701183</text:p>
              </table:table-cell>
              <table:table-cell office:value-type="float" office:value="0.316460798817">
                <text:p>0.316460798817</text:p>
              </table:table-cell>
              <table:table-cell office:value-type="float" office:value="0.2454718524">
                <text:p>0.2454718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925295858">
                <text:p>0.242925295858</text:p>
              </table:table-cell>
              <table:table-cell office:value-type="float" office:value="0.214279750164">
                <text:p>0.214279750164</text:p>
              </table:table-cell>
              <table:table-cell office:value-type="float" office:value="0.275155325444">
                <text:p>0.275155325444</text:p>
              </table:table-cell>
              <table:table-cell office:value-type="float" office:value="0.229397189349">
                <text:p>0.229397189349</text:p>
              </table:table-cell>
              <table:table-cell office:value-type="float" office:value="0.317544789612">
                <text:p>0.317544789612</text:p>
              </table:table-cell>
              <table:table-cell office:value-type="float" office:value="0.246061637081">
                <text:p>0.246061637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2613823143">
                <text:p>0.242613823143</text:p>
              </table:table-cell>
              <table:table-cell office:value-type="float" office:value="0.215556459566">
                <text:p>0.215556459566</text:p>
              </table:table-cell>
              <table:table-cell office:value-type="float" office:value="0.27661612426">
                <text:p>0.27661612426</text:p>
              </table:table-cell>
              <table:table-cell office:value-type="float" office:value="0.230271367521">
                <text:p>0.230271367521</text:p>
              </table:table-cell>
              <table:table-cell office:value-type="float" office:value="0.31698964497">
                <text:p>0.31698964497</text:p>
              </table:table-cell>
              <table:table-cell office:value-type="float" office:value="0.246149059007">
                <text:p>0.246149059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482741617">
                <text:p>0.242482741617</text:p>
              </table:table-cell>
              <table:table-cell office:value-type="float" office:value="0.215580950033">
                <text:p>0.215580950033</text:p>
              </table:table-cell>
              <table:table-cell office:value-type="float" office:value="0.27873726167">
                <text:p>0.27873726167</text:p>
              </table:table-cell>
              <table:table-cell office:value-type="float" office:value="0.231942965155">
                <text:p>0.231942965155</text:p>
              </table:table-cell>
              <table:table-cell office:value-type="float" office:value="0.317491781723">
                <text:p>0.317491781723</text:p>
              </table:table-cell>
              <table:table-cell office:value-type="float" office:value="0.246877403846">
                <text:p>0.246877403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2048816568">
                <text:p>0.242048816568</text:p>
              </table:table-cell>
              <table:table-cell office:value-type="float" office:value="0.214557199211">
                <text:p>0.214557199211</text:p>
              </table:table-cell>
              <table:table-cell office:value-type="float" office:value="0.277865713346">
                <text:p>0.277865713346</text:p>
              </table:table-cell>
              <table:table-cell office:value-type="float" office:value="0.232815992768">
                <text:p>0.232815992768</text:p>
              </table:table-cell>
              <table:table-cell office:value-type="float" office:value="0.318547008547">
                <text:p>0.318547008547</text:p>
              </table:table-cell>
              <table:table-cell office:value-type="float" office:value="0.24754146121">
                <text:p>0.24754146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1761176857">
                <text:p>0.241761176857</text:p>
              </table:table-cell>
              <table:table-cell office:value-type="float" office:value="0.213846729126">
                <text:p>0.213846729126</text:p>
              </table:table-cell>
              <table:table-cell office:value-type="float" office:value="0.279993425378">
                <text:p>0.279993425378</text:p>
              </table:table-cell>
              <table:table-cell office:value-type="float" office:value="0.232793310322">
                <text:p>0.232793310322</text:p>
              </table:table-cell>
              <table:table-cell office:value-type="float" office:value="0.320179980276">
                <text:p>0.320179980276</text:p>
              </table:table-cell>
              <table:table-cell office:value-type="float" office:value="0.247613946417">
                <text:p>0.247613946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2133053912">
                <text:p>0.242133053912</text:p>
              </table:table-cell>
              <table:table-cell office:value-type="float" office:value="0.213904585799">
                <text:p>0.213904585799</text:p>
              </table:table-cell>
              <table:table-cell office:value-type="float" office:value="0.278060075608">
                <text:p>0.278060075608</text:p>
              </table:table-cell>
              <table:table-cell office:value-type="float" office:value="0.23112795858">
                <text:p>0.23112795858</text:p>
              </table:table-cell>
              <table:table-cell office:value-type="float" office:value="0.321695430638">
                <text:p>0.321695430638</text:p>
              </table:table-cell>
              <table:table-cell office:value-type="float" office:value="0.248871856509">
                <text:p>0.248871856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2954470743">
                <text:p>0.242954470743</text:p>
              </table:table-cell>
              <table:table-cell office:value-type="float" office:value="0.213805473373">
                <text:p>0.213805473373</text:p>
              </table:table-cell>
              <table:table-cell office:value-type="float" office:value="0.279206936226">
                <text:p>0.279206936226</text:p>
              </table:table-cell>
              <table:table-cell office:value-type="float" office:value="0.231301939513">
                <text:p>0.231301939513</text:p>
              </table:table-cell>
              <table:table-cell office:value-type="float" office:value="0.32232700526">
                <text:p>0.32232700526</text:p>
              </table:table-cell>
              <table:table-cell office:value-type="float" office:value="0.250692780243">
                <text:p>0.250692780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3863001315">
                <text:p>0.243863001315</text:p>
              </table:table-cell>
              <table:table-cell office:value-type="float" office:value="0.213839661407">
                <text:p>0.213839661407</text:p>
              </table:table-cell>
              <table:table-cell office:value-type="float" office:value="0.279729207758">
                <text:p>0.279729207758</text:p>
              </table:table-cell>
              <table:table-cell office:value-type="float" office:value="0.232114398422">
                <text:p>0.232114398422</text:p>
              </table:table-cell>
              <table:table-cell office:value-type="float" office:value="0.321547912558">
                <text:p>0.321547912558</text:p>
              </table:table-cell>
              <table:table-cell office:value-type="float" office:value="0.250091202334">
                <text:p>0.250091202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2280161078">
                <text:p>0.242280161078</text:p>
              </table:table-cell>
              <table:table-cell office:value-type="float" office:value="0.215114480605">
                <text:p>0.215114480605</text:p>
              </table:table-cell>
              <table:table-cell office:value-type="float" office:value="0.278645627876">
                <text:p>0.278645627876</text:p>
              </table:table-cell>
              <table:table-cell office:value-type="float" office:value="0.232285913872">
                <text:p>0.232285913872</text:p>
              </table:table-cell>
              <table:table-cell office:value-type="float" office:value="0.32183144313">
                <text:p>0.32183144313</text:p>
              </table:table-cell>
              <table:table-cell office:value-type="float" office:value="0.250397107166">
                <text:p>0.250397107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1392587114">
                <text:p>0.241392587114</text:p>
              </table:table-cell>
              <table:table-cell office:value-type="float" office:value="0.213696827745">
                <text:p>0.213696827745</text:p>
              </table:table-cell>
              <table:table-cell office:value-type="float" office:value="0.280235453649">
                <text:p>0.280235453649</text:p>
              </table:table-cell>
              <table:table-cell office:value-type="float" office:value="0.23252605194">
                <text:p>0.23252605194</text:p>
              </table:table-cell>
              <table:table-cell office:value-type="float" office:value="0.320968934911">
                <text:p>0.320968934911</text:p>
              </table:table-cell>
              <table:table-cell office:value-type="float" office:value="0.25005687048">
                <text:p>0.25005687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2239891519">
                <text:p>0.242239891519</text:p>
              </table:table-cell>
              <table:table-cell office:value-type="float" office:value="0.213727399737">
                <text:p>0.213727399737</text:p>
              </table:table-cell>
              <table:table-cell office:value-type="float" office:value="0.278004191321">
                <text:p>0.278004191321</text:p>
              </table:table-cell>
              <table:table-cell office:value-type="float" office:value="0.231741288626">
                <text:p>0.231741288626</text:p>
              </table:table-cell>
              <table:table-cell office:value-type="float" office:value="0.322516847469">
                <text:p>0.322516847469</text:p>
              </table:table-cell>
              <table:table-cell office:value-type="float" office:value="0.250414509369">
                <text:p>0.250414509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0849358974">
                <text:p>0.240849358974</text:p>
              </table:table-cell>
              <table:table-cell office:value-type="float" office:value="0.211915351742">
                <text:p>0.211915351742</text:p>
              </table:table-cell>
              <table:table-cell office:value-type="float" office:value="0.277566157133">
                <text:p>0.277566157133</text:p>
              </table:table-cell>
              <table:table-cell office:value-type="float" office:value="0.231067102235">
                <text:p>0.231067102235</text:p>
              </table:table-cell>
              <table:table-cell office:value-type="float" office:value="0.322738330046">
                <text:p>0.322738330046</text:p>
              </table:table-cell>
              <table:table-cell office:value-type="float" office:value="0.251092435076">
                <text:p>0.2510924350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1160420776">
                <text:p>0.241160420776</text:p>
              </table:table-cell>
              <table:table-cell office:value-type="float" office:value="0.213106015779">
                <text:p>0.213106015779</text:p>
              </table:table-cell>
              <table:table-cell office:value-type="float" office:value="0.280356262327">
                <text:p>0.280356262327</text:p>
              </table:table-cell>
              <table:table-cell office:value-type="float" office:value="0.231515039448">
                <text:p>0.231515039448</text:p>
              </table:table-cell>
              <table:table-cell office:value-type="float" office:value="0.321762409599">
                <text:p>0.321762409599</text:p>
              </table:table-cell>
              <table:table-cell office:value-type="float" office:value="0.251437006903">
                <text:p>0.251437006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8837113741">
                <text:p>0.238837113741</text:p>
              </table:table-cell>
              <table:table-cell office:value-type="float" office:value="0.21337204142">
                <text:p>0.21337204142</text:p>
              </table:table-cell>
              <table:table-cell office:value-type="float" office:value="0.279691403682">
                <text:p>0.279691403682</text:p>
              </table:table-cell>
              <table:table-cell office:value-type="float" office:value="0.231551898422">
                <text:p>0.231551898422</text:p>
              </table:table-cell>
              <table:table-cell office:value-type="float" office:value="0.323992028271">
                <text:p>0.323992028271</text:p>
              </table:table-cell>
              <table:table-cell office:value-type="float" office:value="0.252053090072">
                <text:p>0.252053090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1719263642">
                <text:p>0.241719263642</text:p>
              </table:table-cell>
              <table:table-cell office:value-type="float" office:value="0.214446416831">
                <text:p>0.214446416831</text:p>
              </table:table-cell>
              <table:table-cell office:value-type="float" office:value="0.280503780408">
                <text:p>0.280503780408</text:p>
              </table:table-cell>
              <table:table-cell office:value-type="float" office:value="0.230891847469">
                <text:p>0.230891847469</text:p>
              </table:table-cell>
              <table:table-cell office:value-type="float" office:value="0.325017669297">
                <text:p>0.325017669297</text:p>
              </table:table-cell>
              <table:table-cell office:value-type="float" office:value="0.252313876561">
                <text:p>0.252313876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42678747535">
                <text:p>0.242678747535</text:p>
              </table:table-cell>
              <table:table-cell office:value-type="float" office:value="0.214711702827">
                <text:p>0.214711702827</text:p>
              </table:table-cell>
              <table:table-cell office:value-type="float" office:value="0.278504273504">
                <text:p>0.278504273504</text:p>
              </table:table-cell>
              <table:table-cell office:value-type="float" office:value="0.229947403024">
                <text:p>0.229947403024</text:p>
              </table:table-cell>
              <table:table-cell office:value-type="float" office:value="0.324889464168">
                <text:p>0.324889464168</text:p>
              </table:table-cell>
              <table:table-cell office:value-type="float" office:value="0.251412660256">
                <text:p>0.251412660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3049391847">
                <text:p>0.243049391847</text:p>
              </table:table-cell>
              <table:table-cell office:value-type="float" office:value="0.214328648915">
                <text:p>0.214328648915</text:p>
              </table:table-cell>
              <table:table-cell office:value-type="float" office:value="0.278449621959">
                <text:p>0.278449621959</text:p>
              </table:table-cell>
              <table:table-cell office:value-type="float" office:value="0.230411900066">
                <text:p>0.230411900066</text:p>
              </table:table-cell>
              <table:table-cell office:value-type="float" office:value="0.323906969099">
                <text:p>0.323906969099</text:p>
              </table:table-cell>
              <table:table-cell office:value-type="float" office:value="0.25130730194">
                <text:p>0.25130730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2100180802">
                <text:p>0.242100180802</text:p>
              </table:table-cell>
              <table:table-cell office:value-type="float" office:value="0.21346622288">
                <text:p>0.21346622288</text:p>
              </table:table-cell>
              <table:table-cell office:value-type="float" office:value="0.279414858646">
                <text:p>0.279414858646</text:p>
              </table:table-cell>
              <table:table-cell office:value-type="float" office:value="0.230437582183">
                <text:p>0.230437582183</text:p>
              </table:table-cell>
              <table:table-cell office:value-type="float" office:value="0.325470496384">
                <text:p>0.325470496384</text:p>
              </table:table-cell>
              <table:table-cell office:value-type="float" office:value="0.25277547666">
                <text:p>0.25277547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0144641683">
                <text:p>0.240144641683</text:p>
              </table:table-cell>
              <table:table-cell office:value-type="float" office:value="0.212691568047">
                <text:p>0.212691568047</text:p>
              </table:table-cell>
              <table:table-cell office:value-type="float" office:value="0.279505259698">
                <text:p>0.279505259698</text:p>
              </table:table-cell>
              <table:table-cell office:value-type="float" office:value="0.230616863905">
                <text:p>0.230616863905</text:p>
              </table:table-cell>
              <table:table-cell office:value-type="float" office:value="0.324199539776">
                <text:p>0.324199539776</text:p>
              </table:table-cell>
              <table:table-cell office:value-type="float" office:value="0.252605070677">
                <text:p>0.252605070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1029750164">
                <text:p>0.241029750164</text:p>
              </table:table-cell>
              <table:table-cell office:value-type="float" office:value="0.212101577909">
                <text:p>0.212101577909</text:p>
              </table:table-cell>
              <table:table-cell office:value-type="float" office:value="0.282602317554">
                <text:p>0.282602317554</text:p>
              </table:table-cell>
              <table:table-cell office:value-type="float" office:value="0.230920734714">
                <text:p>0.230920734714</text:p>
              </table:table-cell>
              <table:table-cell office:value-type="float" office:value="0.322822156476">
                <text:p>0.322822156476</text:p>
              </table:table-cell>
              <table:table-cell office:value-type="float" office:value="0.252128554405">
                <text:p>0.2521285544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1508464826">
                <text:p>0.241508464826</text:p>
              </table:table-cell>
              <table:table-cell office:value-type="float" office:value="0.213480933596">
                <text:p>0.213480933596</text:p>
              </table:table-cell>
              <table:table-cell office:value-type="float" office:value="0.281525312295">
                <text:p>0.281525312295</text:p>
              </table:table-cell>
              <table:table-cell office:value-type="float" office:value="0.231847304405">
                <text:p>0.231847304405</text:p>
              </table:table-cell>
              <table:table-cell office:value-type="float" office:value="0.325601166995">
                <text:p>0.325601166995</text:p>
              </table:table-cell>
              <table:table-cell office:value-type="float" office:value="0.252713387574">
                <text:p>0.2527133875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1116863905">
                <text:p>0.241116863905</text:p>
              </table:table-cell>
              <table:table-cell office:value-type="float" office:value="0.214001232742">
                <text:p>0.214001232742</text:p>
              </table:table-cell>
              <table:table-cell office:value-type="float" office:value="0.280456114398">
                <text:p>0.280456114398</text:p>
              </table:table-cell>
              <table:table-cell office:value-type="float" office:value="0.232424227482">
                <text:p>0.232424227482</text:p>
              </table:table-cell>
              <table:table-cell office:value-type="float" office:value="0.325371466141">
                <text:p>0.325371466141</text:p>
              </table:table-cell>
              <table:table-cell office:value-type="float" office:value="0.252777654504">
                <text:p>0.252777654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2843934911">
                <text:p>0.242843934911</text:p>
              </table:table-cell>
              <table:table-cell office:value-type="float" office:value="0.213879109139">
                <text:p>0.213879109139</text:p>
              </table:table-cell>
              <table:table-cell office:value-type="float" office:value="0.283759040105">
                <text:p>0.283759040105</text:p>
              </table:table-cell>
              <table:table-cell office:value-type="float" office:value="0.233555966469">
                <text:p>0.233555966469</text:p>
              </table:table-cell>
              <table:table-cell office:value-type="float" office:value="0.327366452991">
                <text:p>0.327366452991</text:p>
              </table:table-cell>
              <table:table-cell office:value-type="float" office:value="0.253272148258">
                <text:p>0.253272148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1715154504">
                <text:p>0.241715154504</text:p>
              </table:table-cell>
              <table:table-cell office:value-type="float" office:value="0.213231508876">
                <text:p>0.213231508876</text:p>
              </table:table-cell>
              <table:table-cell office:value-type="float" office:value="0.281825279421">
                <text:p>0.281825279421</text:p>
              </table:table-cell>
              <table:table-cell office:value-type="float" office:value="0.234497000329">
                <text:p>0.234497000329</text:p>
              </table:table-cell>
              <table:table-cell office:value-type="float" office:value="0.326395052597">
                <text:p>0.326395052597</text:p>
              </table:table-cell>
              <table:table-cell office:value-type="float" office:value="0.254440931131">
                <text:p>0.254440931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1245479947">
                <text:p>0.241245479947</text:p>
              </table:table-cell>
              <table:table-cell office:value-type="float" office:value="0.21214899737">
                <text:p>0.21214899737</text:p>
              </table:table-cell>
              <table:table-cell office:value-type="float" office:value="0.280986604208">
                <text:p>0.280986604208</text:p>
              </table:table-cell>
              <table:table-cell office:value-type="float" office:value="0.233975221893">
                <text:p>0.233975221893</text:p>
              </table:table-cell>
              <table:table-cell office:value-type="float" office:value="0.328165680473">
                <text:p>0.328165680473</text:p>
              </table:table-cell>
              <table:table-cell office:value-type="float" office:value="0.254737754767">
                <text:p>0.25473775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1735289283">
                <text:p>0.241735289283</text:p>
              </table:table-cell>
              <table:table-cell office:value-type="float" office:value="0.211299063116">
                <text:p>0.211299063116</text:p>
              </table:table-cell>
              <table:table-cell office:value-type="float" office:value="0.283999835634">
                <text:p>0.283999835634</text:p>
              </table:table-cell>
              <table:table-cell office:value-type="float" office:value="0.233770052597">
                <text:p>0.233770052597</text:p>
              </table:table-cell>
              <table:table-cell office:value-type="float" office:value="0.329202416174">
                <text:p>0.329202416174</text:p>
              </table:table-cell>
              <table:table-cell office:value-type="float" office:value="0.256261300131">
                <text:p>0.256261300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182692308">
                <text:p>0.239182692308</text:p>
              </table:table-cell>
              <table:table-cell office:value-type="float" office:value="0.211464003945">
                <text:p>0.211464003945</text:p>
              </table:table-cell>
              <table:table-cell office:value-type="float" office:value="0.283678090072">
                <text:p>0.283678090072</text:p>
              </table:table-cell>
              <table:table-cell office:value-type="float" office:value="0.235175254767">
                <text:p>0.235175254767</text:p>
              </table:table-cell>
              <table:table-cell office:value-type="float" office:value="0.328772600263">
                <text:p>0.328772600263</text:p>
              </table:table-cell>
              <table:table-cell office:value-type="float" office:value="0.256114275148">
                <text:p>0.256114275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8974769888">
                <text:p>0.238974769888</text:p>
              </table:table-cell>
              <table:table-cell office:value-type="float" office:value="0.211349030243">
                <text:p>0.211349030243</text:p>
              </table:table-cell>
              <table:table-cell office:value-type="float" office:value="0.284916584484">
                <text:p>0.284916584484</text:p>
              </table:table-cell>
              <table:table-cell office:value-type="float" office:value="0.234840565417">
                <text:p>0.234840565417</text:p>
              </table:table-cell>
              <table:table-cell office:value-type="float" office:value="0.332343852728">
                <text:p>0.332343852728</text:p>
              </table:table-cell>
              <table:table-cell office:value-type="float" office:value="0.257764340894">
                <text:p>0.257764340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9604700855">
                <text:p>0.239604700855</text:p>
              </table:table-cell>
              <table:table-cell office:value-type="float" office:value="0.21007404668">
                <text:p>0.21007404668</text:p>
              </table:table-cell>
              <table:table-cell office:value-type="float" office:value="0.282998438527">
                <text:p>0.282998438527</text:p>
              </table:table-cell>
              <table:table-cell office:value-type="float" office:value="0.234688897107">
                <text:p>0.234688897107</text:p>
              </table:table-cell>
              <table:table-cell office:value-type="float" office:value="0.332569444444">
                <text:p>0.332569444444</text:p>
              </table:table-cell>
              <table:table-cell office:value-type="float" office:value="0.258846318212">
                <text:p>0.258846318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0729372124">
                <text:p>0.240729372124</text:p>
              </table:table-cell>
              <table:table-cell office:value-type="float" office:value="0.212241946088">
                <text:p>0.212241946088</text:p>
              </table:table-cell>
              <table:table-cell office:value-type="float" office:value="0.283164447732">
                <text:p>0.283164447732</text:p>
              </table:table-cell>
              <table:table-cell office:value-type="float" office:value="0.234650805391">
                <text:p>0.234650805391</text:p>
              </table:table-cell>
              <table:table-cell office:value-type="float" office:value="0.329122287968">
                <text:p>0.329122287968</text:p>
              </table:table-cell>
              <table:table-cell office:value-type="float" office:value="0.257918289776">
                <text:p>0.257918289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215072321">
                <text:p>0.241215072321</text:p>
              </table:table-cell>
              <table:table-cell office:value-type="float" office:value="0.213449786325">
                <text:p>0.213449786325</text:p>
              </table:table-cell>
              <table:table-cell office:value-type="float" office:value="0.283792735043">
                <text:p>0.283792735043</text:p>
              </table:table-cell>
              <table:table-cell office:value-type="float" office:value="0.234281558185">
                <text:p>0.234281558185</text:p>
              </table:table-cell>
              <table:table-cell office:value-type="float" office:value="0.329484714004">
                <text:p>0.329484714004</text:p>
              </table:table-cell>
              <table:table-cell office:value-type="float" office:value="0.258100961538">
                <text:p>0.258100961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036817883">
                <text:p>0.24036817883</text:p>
              </table:table-cell>
              <table:table-cell office:value-type="float" office:value="0.213324786325">
                <text:p>0.213324786325</text:p>
              </table:table-cell>
              <table:table-cell office:value-type="float" office:value="0.28277161407">
                <text:p>0.28277161407</text:p>
              </table:table-cell>
              <table:table-cell office:value-type="float" office:value="0.233072896121">
                <text:p>0.233072896121</text:p>
              </table:table-cell>
              <table:table-cell office:value-type="float" office:value="0.330029174885">
                <text:p>0.330029174885</text:p>
              </table:table-cell>
              <table:table-cell office:value-type="float" office:value="0.258556623932">
                <text:p>0.258556623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60839908">
                <text:p>0.23960839908</text:p>
              </table:table-cell>
              <table:table-cell office:value-type="float" office:value="0.21181073307">
                <text:p>0.21181073307</text:p>
              </table:table-cell>
              <table:table-cell office:value-type="float" office:value="0.282516847469">
                <text:p>0.282516847469</text:p>
              </table:table-cell>
              <table:table-cell office:value-type="float" office:value="0.233517217291">
                <text:p>0.233517217291</text:p>
              </table:table-cell>
              <table:table-cell office:value-type="float" office:value="0.332529174885">
                <text:p>0.332529174885</text:p>
              </table:table-cell>
              <table:table-cell office:value-type="float" office:value="0.259576450526">
                <text:p>0.259576450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1658448389">
                <text:p>0.241658448389</text:p>
              </table:table-cell>
              <table:table-cell office:value-type="float" office:value="0.213084155161">
                <text:p>0.213084155161</text:p>
              </table:table-cell>
              <table:table-cell office:value-type="float" office:value="0.284382807364">
                <text:p>0.284382807364</text:p>
              </table:table-cell>
              <table:table-cell office:value-type="float" office:value="0.234930925378">
                <text:p>0.234930925378</text:p>
              </table:table-cell>
              <table:table-cell office:value-type="float" office:value="0.332877218935">
                <text:p>0.332877218935</text:p>
              </table:table-cell>
              <table:table-cell office:value-type="float" office:value="0.258751212196">
                <text:p>0.258751212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2903928337">
                <text:p>0.242903928337</text:p>
              </table:table-cell>
              <table:table-cell office:value-type="float" office:value="0.213594674556">
                <text:p>0.213594674556</text:p>
              </table:table-cell>
              <table:table-cell office:value-type="float" office:value="0.281305062459">
                <text:p>0.281305062459</text:p>
              </table:table-cell>
              <table:table-cell office:value-type="float" office:value="0.234556130835">
                <text:p>0.234556130835</text:p>
              </table:table-cell>
              <table:table-cell office:value-type="float" office:value="0.332322485207">
                <text:p>0.332322485207</text:p>
              </table:table-cell>
              <table:table-cell office:value-type="float" office:value="0.258342743261">
                <text:p>0.258342743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1617767916">
                <text:p>0.241617767916</text:p>
              </table:table-cell>
              <table:table-cell office:value-type="float" office:value="0.213749753452">
                <text:p>0.213749753452</text:p>
              </table:table-cell>
              <table:table-cell office:value-type="float" office:value="0.283309500329">
                <text:p>0.283309500329</text:p>
              </table:table-cell>
              <table:table-cell office:value-type="float" office:value="0.234318745891">
                <text:p>0.234318745891</text:p>
              </table:table-cell>
              <table:table-cell office:value-type="float" office:value="0.331479289941">
                <text:p>0.331479289941</text:p>
              </table:table-cell>
              <table:table-cell office:value-type="float" office:value="0.258662762985">
                <text:p>0.258662762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3636998685">
                <text:p>0.243636998685</text:p>
              </table:table-cell>
              <table:table-cell office:value-type="float" office:value="0.214519806049">
                <text:p>0.214519806049</text:p>
              </table:table-cell>
              <table:table-cell office:value-type="float" office:value="0.284599358974">
                <text:p>0.284599358974</text:p>
              </table:table-cell>
              <table:table-cell office:value-type="float" office:value="0.23474112426">
                <text:p>0.23474112426</text:p>
              </table:table-cell>
              <table:table-cell office:value-type="float" office:value="0.332257560815">
                <text:p>0.332257560815</text:p>
              </table:table-cell>
              <table:table-cell office:value-type="float" office:value="0.258402859961">
                <text:p>0.258402859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1739398422">
                <text:p>0.241739398422</text:p>
              </table:table-cell>
              <table:table-cell office:value-type="float" office:value="0.214142998028">
                <text:p>0.214142998028</text:p>
              </table:table-cell>
              <table:table-cell office:value-type="float" office:value="0.284868096647">
                <text:p>0.284868096647</text:p>
              </table:table-cell>
              <table:table-cell office:value-type="float" office:value="0.23501302597">
                <text:p>0.23501302597</text:p>
              </table:table-cell>
              <table:table-cell office:value-type="float" office:value="0.334243507561">
                <text:p>0.334243507561</text:p>
              </table:table-cell>
              <table:table-cell office:value-type="float" office:value="0.259161427515">
                <text:p>0.259161427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3308267587">
                <text:p>0.243308267587</text:p>
              </table:table-cell>
              <table:table-cell office:value-type="float" office:value="0.214114069691">
                <text:p>0.214114069691</text:p>
              </table:table-cell>
              <table:table-cell office:value-type="float" office:value="0.284462935569">
                <text:p>0.284462935569</text:p>
              </table:table-cell>
              <table:table-cell office:value-type="float" office:value="0.234191691321">
                <text:p>0.234191691321</text:p>
              </table:table-cell>
              <table:table-cell office:value-type="float" office:value="0.334370890861">
                <text:p>0.334370890861</text:p>
              </table:table-cell>
              <table:table-cell office:value-type="float" office:value="0.259901380671">
                <text:p>0.259901380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1937458909">
                <text:p>0.241937458909</text:p>
              </table:table-cell>
              <table:table-cell office:value-type="float" office:value="0.213903024326">
                <text:p>0.213903024326</text:p>
              </table:table-cell>
              <table:table-cell office:value-type="float" office:value="0.284747287968">
                <text:p>0.284747287968</text:p>
              </table:table-cell>
              <table:table-cell office:value-type="float" office:value="0.235014258711">
                <text:p>0.235014258711</text:p>
              </table:table-cell>
              <table:table-cell office:value-type="float" office:value="0.331274243918">
                <text:p>0.331274243918</text:p>
              </table:table-cell>
              <table:table-cell office:value-type="float" office:value="0.259629643327">
                <text:p>0.259629643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45973044">
                <text:p>0.24245973044</text:p>
              </table:table-cell>
              <table:table-cell office:value-type="float" office:value="0.214365959895">
                <text:p>0.214365959895</text:p>
              </table:table-cell>
              <table:table-cell office:value-type="float" office:value="0.284478550296">
                <text:p>0.284478550296</text:p>
              </table:table-cell>
              <table:table-cell office:value-type="float" office:value="0.235810157791">
                <text:p>0.235810157791</text:p>
              </table:table-cell>
              <table:table-cell office:value-type="float" office:value="0.33657256739">
                <text:p>0.33657256739</text:p>
              </table:table-cell>
              <table:table-cell office:value-type="float" office:value="0.259766539283">
                <text:p>0.259766539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1524079553">
                <text:p>0.241524079553</text:p>
              </table:table-cell>
              <table:table-cell office:value-type="float" office:value="0.214231837607">
                <text:p>0.214231837607</text:p>
              </table:table-cell>
              <table:table-cell office:value-type="float" office:value="0.283038297173">
                <text:p>0.283038297173</text:p>
              </table:table-cell>
              <table:table-cell office:value-type="float" office:value="0.235831895135">
                <text:p>0.235831895135</text:p>
              </table:table-cell>
              <table:table-cell office:value-type="float" office:value="0.332316321499">
                <text:p>0.332316321499</text:p>
              </table:table-cell>
              <table:table-cell office:value-type="float" office:value="0.259446663379">
                <text:p>0.259446663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0349687705">
                <text:p>0.240349687705</text:p>
              </table:table-cell>
              <table:table-cell office:value-type="float" office:value="0.213930966469">
                <text:p>0.213930966469</text:p>
              </table:table-cell>
              <table:table-cell office:value-type="float" office:value="0.284726331361">
                <text:p>0.284726331361</text:p>
              </table:table-cell>
              <table:table-cell office:value-type="float" office:value="0.236706525312">
                <text:p>0.236706525312</text:p>
              </table:table-cell>
              <table:table-cell office:value-type="float" office:value="0.33365343524">
                <text:p>0.33365343524</text:p>
              </table:table-cell>
              <table:table-cell office:value-type="float" office:value="0.259217496713">
                <text:p>0.259217496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240343524">
                <text:p>0.24240343524</text:p>
              </table:table-cell>
              <table:table-cell office:value-type="float" office:value="0.214246794872">
                <text:p>0.214246794872</text:p>
              </table:table-cell>
              <table:table-cell office:value-type="float" office:value="0.283664940828">
                <text:p>0.283664940828</text:p>
              </table:table-cell>
              <table:table-cell office:value-type="float" office:value="0.236361193294">
                <text:p>0.236361193294</text:p>
              </table:table-cell>
              <table:table-cell office:value-type="float" office:value="0.332066074951">
                <text:p>0.332066074951</text:p>
              </table:table-cell>
              <table:table-cell office:value-type="float" office:value="0.257981036325">
                <text:p>0.257981036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3339497041">
                <text:p>0.243339497041</text:p>
              </table:table-cell>
              <table:table-cell office:value-type="float" office:value="0.215374589086">
                <text:p>0.215374589086</text:p>
              </table:table-cell>
              <table:table-cell office:value-type="float" office:value="0.285410092045">
                <text:p>0.285410092045</text:p>
              </table:table-cell>
              <table:table-cell office:value-type="float" office:value="0.237545364892">
                <text:p>0.237545364892</text:p>
              </table:table-cell>
              <table:table-cell office:value-type="float" office:value="0.330733481262">
                <text:p>0.330733481262</text:p>
              </table:table-cell>
              <table:table-cell office:value-type="float" office:value="0.257540701019">
                <text:p>0.257540701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5190664037">
                <text:p>0.245190664037</text:p>
              </table:table-cell>
              <table:table-cell office:value-type="float" office:value="0.216402859961">
                <text:p>0.216402859961</text:p>
              </table:table-cell>
              <table:table-cell office:value-type="float" office:value="0.28634656476">
                <text:p>0.28634656476</text:p>
              </table:table-cell>
              <table:table-cell office:value-type="float" office:value="0.237162968442">
                <text:p>0.237162968442</text:p>
              </table:table-cell>
              <table:table-cell office:value-type="float" office:value="0.32933678501">
                <text:p>0.32933678501</text:p>
              </table:table-cell>
              <table:table-cell office:value-type="float" office:value="0.257543187048">
                <text:p>0.257543187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5742932281">
                <text:p>0.245742932281</text:p>
              </table:table-cell>
              <table:table-cell office:value-type="float" office:value="0.216983809993">
                <text:p>0.216983809993</text:p>
              </table:table-cell>
              <table:table-cell office:value-type="float" office:value="0.284867274819">
                <text:p>0.284867274819</text:p>
              </table:table-cell>
              <table:table-cell office:value-type="float" office:value="0.236320307364">
                <text:p>0.236320307364</text:p>
              </table:table-cell>
              <table:table-cell office:value-type="float" office:value="0.330576923077">
                <text:p>0.330576923077</text:p>
              </table:table-cell>
              <table:table-cell office:value-type="float" office:value="0.257325977975">
                <text:p>0.257325977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5586374096">
                <text:p>0.245586374096</text:p>
              </table:table-cell>
              <table:table-cell office:value-type="float" office:value="0.217743096647">
                <text:p>0.217743096647</text:p>
              </table:table-cell>
              <table:table-cell office:value-type="float" office:value="0.285919625247">
                <text:p>0.285919625247</text:p>
              </table:table-cell>
              <table:table-cell office:value-type="float" office:value="0.236967619987">
                <text:p>0.236967619987</text:p>
              </table:table-cell>
              <table:table-cell office:value-type="float" office:value="0.330389957265">
                <text:p>0.330389957265</text:p>
              </table:table-cell>
              <table:table-cell office:value-type="float" office:value="0.257421001808">
                <text:p>0.257421001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179158448">
                <text:p>0.245179158448</text:p>
              </table:table-cell>
              <table:table-cell office:value-type="float" office:value="0.217296104536">
                <text:p>0.217296104536</text:p>
              </table:table-cell>
              <table:table-cell office:value-type="float" office:value="0.286189184747">
                <text:p>0.286189184747</text:p>
              </table:table-cell>
              <table:table-cell office:value-type="float" office:value="0.237341469428">
                <text:p>0.237341469428</text:p>
              </table:table-cell>
              <table:table-cell office:value-type="float" office:value="0.33251808021">
                <text:p>0.33251808021</text:p>
              </table:table-cell>
              <table:table-cell office:value-type="float" office:value="0.257319074622">
                <text:p>0.257319074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6895545694">
                <text:p>0.246895545694</text:p>
              </table:table-cell>
              <table:table-cell office:value-type="float" office:value="0.217884451019">
                <text:p>0.217884451019</text:p>
              </table:table-cell>
              <table:table-cell office:value-type="float" office:value="0.285791831032">
                <text:p>0.285791831032</text:p>
              </table:table-cell>
              <table:table-cell office:value-type="float" office:value="0.237298323471">
                <text:p>0.237298323471</text:p>
              </table:table-cell>
              <table:table-cell office:value-type="float" office:value="0.333090894149">
                <text:p>0.333090894149</text:p>
              </table:table-cell>
              <table:table-cell office:value-type="float" office:value="0.257795960717">
                <text:p>0.2577959607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7699293228">
                <text:p>0.247699293228</text:p>
              </table:table-cell>
              <table:table-cell office:value-type="float" office:value="0.21841913215">
                <text:p>0.21841913215</text:p>
              </table:table-cell>
              <table:table-cell office:value-type="float" office:value="0.285728139382">
                <text:p>0.285728139382</text:p>
              </table:table-cell>
              <table:table-cell office:value-type="float" office:value="0.23615787311">
                <text:p>0.23615787311</text:p>
              </table:table-cell>
              <table:table-cell office:value-type="float" office:value="0.332572731755">
                <text:p>0.332572731755</text:p>
              </table:table-cell>
              <table:table-cell office:value-type="float" office:value="0.25869417735">
                <text:p>0.25869417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46515861275">
                <text:p>0.246515861275</text:p>
              </table:table-cell>
              <table:table-cell office:value-type="float" office:value="0.218354043393">
                <text:p>0.218354043393</text:p>
              </table:table-cell>
              <table:table-cell office:value-type="float" office:value="0.284568540434">
                <text:p>0.284568540434</text:p>
              </table:table-cell>
              <table:table-cell office:value-type="float" office:value="0.234780037804">
                <text:p>0.234780037804</text:p>
              </table:table-cell>
              <table:table-cell office:value-type="float" office:value="0.332887080868">
                <text:p>0.332887080868</text:p>
              </table:table-cell>
              <table:table-cell office:value-type="float" office:value="0.258493589744">
                <text:p>0.258493589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4928500986">
                <text:p>0.244928500986</text:p>
              </table:table-cell>
              <table:table-cell office:value-type="float" office:value="0.217025312295">
                <text:p>0.217025312295</text:p>
              </table:table-cell>
              <table:table-cell office:value-type="float" office:value="0.284796186719">
                <text:p>0.284796186719</text:p>
              </table:table-cell>
              <table:table-cell office:value-type="float" office:value="0.235209031887">
                <text:p>0.235209031887</text:p>
              </table:table-cell>
              <table:table-cell office:value-type="float" office:value="0.330747863248">
                <text:p>0.330747863248</text:p>
              </table:table-cell>
              <table:table-cell office:value-type="float" office:value="0.257930411736">
                <text:p>0.257930411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4603468113">
                <text:p>0.244603468113</text:p>
              </table:table-cell>
              <table:table-cell office:value-type="float" office:value="0.216269148586">
                <text:p>0.216269148586</text:p>
              </table:table-cell>
              <table:table-cell office:value-type="float" office:value="0.285631163708">
                <text:p>0.285631163708</text:p>
              </table:table-cell>
              <table:table-cell office:value-type="float" office:value="0.235926076594">
                <text:p>0.235926076594</text:p>
              </table:table-cell>
              <table:table-cell office:value-type="float" office:value="0.333334155161">
                <text:p>0.333334155161</text:p>
              </table:table-cell>
              <table:table-cell office:value-type="float" office:value="0.257507745726">
                <text:p>0.257507745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6277942143">
                <text:p>0.246277942143</text:p>
              </table:table-cell>
              <table:table-cell office:value-type="float" office:value="0.217586291913">
                <text:p>0.217586291913</text:p>
              </table:table-cell>
              <table:table-cell office:value-type="float" office:value="0.285443786982">
                <text:p>0.285443786982</text:p>
              </table:table-cell>
              <table:table-cell office:value-type="float" office:value="0.235599769888">
                <text:p>0.235599769888</text:p>
              </table:table-cell>
              <table:table-cell office:value-type="float" office:value="0.33213182117">
                <text:p>0.33213182117</text:p>
              </table:table-cell>
              <table:table-cell office:value-type="float" office:value="0.258104022847">
                <text:p>0.258104022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6650641026">
                <text:p>0.246650641026</text:p>
              </table:table-cell>
              <table:table-cell office:value-type="float" office:value="0.217758136095">
                <text:p>0.217758136095</text:p>
              </table:table-cell>
              <table:table-cell office:value-type="float" office:value="0.281767751479">
                <text:p>0.281767751479</text:p>
              </table:table-cell>
              <table:table-cell office:value-type="float" office:value="0.23542328238">
                <text:p>0.23542328238</text:p>
              </table:table-cell>
              <table:table-cell office:value-type="float" office:value="0.329847961867">
                <text:p>0.329847961867</text:p>
              </table:table-cell>
              <table:table-cell office:value-type="float" office:value="0.258380896614">
                <text:p>0.2583808966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5297912558">
                <text:p>0.245297912558</text:p>
              </table:table-cell>
              <table:table-cell office:value-type="float" office:value="0.217054651545">
                <text:p>0.217054651545</text:p>
              </table:table-cell>
              <table:table-cell office:value-type="float" office:value="0.280347222222">
                <text:p>0.280347222222</text:p>
              </table:table-cell>
              <table:table-cell office:value-type="float" office:value="0.234142258383">
                <text:p>0.234142258383</text:p>
              </table:table-cell>
              <table:table-cell office:value-type="float" office:value="0.33388477975">
                <text:p>0.33388477975</text:p>
              </table:table-cell>
              <table:table-cell office:value-type="float" office:value="0.258916379027">
                <text:p>0.258916379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576183432">
                <text:p>0.24576183432</text:p>
              </table:table-cell>
              <table:table-cell office:value-type="float" office:value="0.217026791584">
                <text:p>0.217026791584</text:p>
              </table:table-cell>
              <table:table-cell office:value-type="float" office:value="0.283041995398">
                <text:p>0.283041995398</text:p>
              </table:table-cell>
              <table:table-cell office:value-type="float" office:value="0.233922008547">
                <text:p>0.233922008547</text:p>
              </table:table-cell>
              <table:table-cell office:value-type="float" office:value="0.332255095332">
                <text:p>0.332255095332</text:p>
              </table:table-cell>
              <table:table-cell office:value-type="float" office:value="0.257913892998">
                <text:p>0.257913892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7144970414">
                <text:p>0.247144970414</text:p>
              </table:table-cell>
              <table:table-cell office:value-type="float" office:value="0.216875739645">
                <text:p>0.216875739645</text:p>
              </table:table-cell>
              <table:table-cell office:value-type="float" office:value="0.28358234714">
                <text:p>0.28358234714</text:p>
              </table:table-cell>
              <table:table-cell office:value-type="float" office:value="0.234943745891">
                <text:p>0.234943745891</text:p>
              </table:table-cell>
              <table:table-cell office:value-type="float" office:value="0.333534270217">
                <text:p>0.333534270217</text:p>
              </table:table-cell>
              <table:table-cell office:value-type="float" office:value="0.258629972058">
                <text:p>0.258629972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6353139382">
                <text:p>0.246353139382</text:p>
              </table:table-cell>
              <table:table-cell office:value-type="float" office:value="0.217183925049">
                <text:p>0.217183925049</text:p>
              </table:table-cell>
              <table:table-cell office:value-type="float" office:value="0.282612179487">
                <text:p>0.282612179487</text:p>
              </table:table-cell>
              <table:table-cell office:value-type="float" office:value="0.235672255095">
                <text:p>0.235672255095</text:p>
              </table:table-cell>
              <table:table-cell office:value-type="float" office:value="0.332236604208">
                <text:p>0.332236604208</text:p>
              </table:table-cell>
              <table:table-cell office:value-type="float" office:value="0.259546494905">
                <text:p>0.259546494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8306213018">
                <text:p>0.248306213018</text:p>
              </table:table-cell>
              <table:table-cell office:value-type="float" office:value="0.21831221236">
                <text:p>0.21831221236</text:p>
              </table:table-cell>
              <table:table-cell office:value-type="float" office:value="0.282809418146">
                <text:p>0.282809418146</text:p>
              </table:table-cell>
              <table:table-cell office:value-type="float" office:value="0.235101413544">
                <text:p>0.235101413544</text:p>
              </table:table-cell>
              <table:table-cell office:value-type="float" office:value="0.334035174227">
                <text:p>0.334035174227</text:p>
              </table:table-cell>
              <table:table-cell office:value-type="float" office:value="0.259952744905">
                <text:p>0.259952744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9331032216">
                <text:p>0.249331032216</text:p>
              </table:table-cell>
              <table:table-cell office:value-type="float" office:value="0.21869460881">
                <text:p>0.21869460881</text:p>
              </table:table-cell>
              <table:table-cell office:value-type="float" office:value="0.283016929652">
                <text:p>0.283016929652</text:p>
              </table:table-cell>
              <table:table-cell office:value-type="float" office:value="0.234600139711">
                <text:p>0.234600139711</text:p>
              </table:table-cell>
              <table:table-cell office:value-type="float" office:value="0.333327169625">
                <text:p>0.333327169625</text:p>
              </table:table-cell>
              <table:table-cell office:value-type="float" office:value="0.259297563281">
                <text:p>0.259297563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7606837607">
                <text:p>0.247606837607</text:p>
              </table:table-cell>
              <table:table-cell office:value-type="float" office:value="0.218887245233">
                <text:p>0.218887245233</text:p>
              </table:table-cell>
              <table:table-cell office:value-type="float" office:value="0.28351660092">
                <text:p>0.28351660092</text:p>
              </table:table-cell>
              <table:table-cell office:value-type="float" office:value="0.234749054898">
                <text:p>0.234749054898</text:p>
              </table:table-cell>
              <table:table-cell office:value-type="float" office:value="0.334812623274">
                <text:p>0.334812623274</text:p>
              </table:table-cell>
              <table:table-cell office:value-type="float" office:value="0.260140738001">
                <text:p>0.260140738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8335798817">
                <text:p>0.248335798817</text:p>
              </table:table-cell>
              <table:table-cell office:value-type="float" office:value="0.218878205128">
                <text:p>0.218878205128</text:p>
              </table:table-cell>
              <table:table-cell office:value-type="float" office:value="0.283756574622">
                <text:p>0.283756574622</text:p>
              </table:table-cell>
              <table:table-cell office:value-type="float" office:value="0.234966099606">
                <text:p>0.234966099606</text:p>
              </table:table-cell>
              <table:table-cell office:value-type="float" office:value="0.334746466141">
                <text:p>0.334746466141</text:p>
              </table:table-cell>
              <table:table-cell office:value-type="float" office:value="0.260690622945">
                <text:p>0.260690622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884122288">
                <text:p>0.24884122288</text:p>
              </table:table-cell>
              <table:table-cell office:value-type="float" office:value="0.218019970414">
                <text:p>0.218019970414</text:p>
              </table:table-cell>
              <table:table-cell office:value-type="float" office:value="0.284321581197">
                <text:p>0.284321581197</text:p>
              </table:table-cell>
              <table:table-cell office:value-type="float" office:value="0.235115425707">
                <text:p>0.235115425707</text:p>
              </table:table-cell>
              <table:table-cell office:value-type="float" office:value="0.333240877712">
                <text:p>0.333240877712</text:p>
              </table:table-cell>
              <table:table-cell office:value-type="float" office:value="0.259649223373">
                <text:p>0.2596492233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7543967784">
                <text:p>0.247543967784</text:p>
              </table:table-cell>
              <table:table-cell office:value-type="float" office:value="0.217219674556">
                <text:p>0.217219674556</text:p>
              </table:table-cell>
              <table:table-cell office:value-type="float" office:value="0.283806295201">
                <text:p>0.283806295201</text:p>
              </table:table-cell>
              <table:table-cell office:value-type="float" office:value="0.234983275805">
                <text:p>0.234983275805</text:p>
              </table:table-cell>
              <table:table-cell office:value-type="float" office:value="0.334537721893">
                <text:p>0.334537721893</text:p>
              </table:table-cell>
              <table:table-cell office:value-type="float" office:value="0.259721462032">
                <text:p>0.259721462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8566321499">
                <text:p>0.248566321499</text:p>
              </table:table-cell>
              <table:table-cell office:value-type="float" office:value="0.21768334977">
                <text:p>0.21768334977</text:p>
              </table:table-cell>
              <table:table-cell office:value-type="float" office:value="0.283854372124">
                <text:p>0.283854372124</text:p>
              </table:table-cell>
              <table:table-cell office:value-type="float" office:value="0.236334648258">
                <text:p>0.236334648258</text:p>
              </table:table-cell>
              <table:table-cell office:value-type="float" office:value="0.334205703485">
                <text:p>0.334205703485</text:p>
              </table:table-cell>
              <table:table-cell office:value-type="float" office:value="0.259295960717">
                <text:p>0.259295960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6858152531">
                <text:p>0.246858152531</text:p>
              </table:table-cell>
              <table:table-cell office:value-type="float" office:value="0.216358809993">
                <text:p>0.216358809993</text:p>
              </table:table-cell>
              <table:table-cell office:value-type="float" office:value="0.284170364892">
                <text:p>0.284170364892</text:p>
              </table:table-cell>
              <table:table-cell office:value-type="float" office:value="0.236232166338">
                <text:p>0.236232166338</text:p>
              </table:table-cell>
              <table:table-cell office:value-type="float" office:value="0.332752712032">
                <text:p>0.332752712032</text:p>
              </table:table-cell>
              <table:table-cell office:value-type="float" office:value="0.259238186226">
                <text:p>0.259238186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6678583169">
                <text:p>0.246678583169</text:p>
              </table:table-cell>
              <table:table-cell office:value-type="float" office:value="0.217193704799">
                <text:p>0.217193704799</text:p>
              </table:table-cell>
              <table:table-cell office:value-type="float" office:value="0.283487836949">
                <text:p>0.283487836949</text:p>
              </table:table-cell>
              <table:table-cell office:value-type="float" office:value="0.236088634122">
                <text:p>0.236088634122</text:p>
              </table:table-cell>
              <table:table-cell office:value-type="float" office:value="0.332774079553">
                <text:p>0.332774079553</text:p>
              </table:table-cell>
              <table:table-cell office:value-type="float" office:value="0.259439492932">
                <text:p>0.259439492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8196909928">
                <text:p>0.248196909928</text:p>
              </table:table-cell>
              <table:table-cell office:value-type="float" office:value="0.217244247206">
                <text:p>0.217244247206</text:p>
              </table:table-cell>
              <table:table-cell office:value-type="float" office:value="0.283871219592">
                <text:p>0.283871219592</text:p>
              </table:table-cell>
              <table:table-cell office:value-type="float" office:value="0.236423528928">
                <text:p>0.236423528928</text:p>
              </table:table-cell>
              <table:table-cell office:value-type="float" office:value="0.334856591059">
                <text:p>0.334856591059</text:p>
              </table:table-cell>
              <table:table-cell office:value-type="float" office:value="0.26083368261">
                <text:p>0.260833682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814924392">
                <text:p>0.248814924392</text:p>
              </table:table-cell>
              <table:table-cell office:value-type="float" office:value="0.217498438527">
                <text:p>0.217498438527</text:p>
              </table:table-cell>
              <table:table-cell office:value-type="float" office:value="0.284848372781">
                <text:p>0.284848372781</text:p>
              </table:table-cell>
              <table:table-cell office:value-type="float" office:value="0.236826964168">
                <text:p>0.236826964168</text:p>
              </table:table-cell>
              <table:table-cell office:value-type="float" office:value="0.334771942801">
                <text:p>0.334771942801</text:p>
              </table:table-cell>
              <table:table-cell office:value-type="float" office:value="0.260971729126">
                <text:p>0.260971729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742357002">
                <text:p>0.24742357002</text:p>
              </table:table-cell>
              <table:table-cell office:value-type="float" office:value="0.218590894149">
                <text:p>0.218590894149</text:p>
              </table:table-cell>
              <table:table-cell office:value-type="float" office:value="0.284492521368">
                <text:p>0.284492521368</text:p>
              </table:table-cell>
              <table:table-cell office:value-type="float" office:value="0.236781599277">
                <text:p>0.236781599277</text:p>
              </table:table-cell>
              <table:table-cell office:value-type="float" office:value="0.333826840894">
                <text:p>0.333826840894</text:p>
              </table:table-cell>
              <table:table-cell office:value-type="float" office:value="0.260214188856">
                <text:p>0.260214188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7058267587">
                <text:p>0.247058267587</text:p>
              </table:table-cell>
              <table:table-cell office:value-type="float" office:value="0.217617439185">
                <text:p>0.217617439185</text:p>
              </table:table-cell>
              <table:table-cell office:value-type="float" office:value="0.285359549638">
                <text:p>0.285359549638</text:p>
              </table:table-cell>
              <table:table-cell office:value-type="float" office:value="0.236778106509">
                <text:p>0.236778106509</text:p>
              </table:table-cell>
              <table:table-cell office:value-type="float" office:value="0.336114809336">
                <text:p>0.336114809336</text:p>
              </table:table-cell>
              <table:table-cell office:value-type="float" office:value="0.260078299638">
                <text:p>0.260078299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440499671">
                <text:p>0.245440499671</text:p>
              </table:table-cell>
              <table:table-cell office:value-type="float" office:value="0.217534105851">
                <text:p>0.217534105851</text:p>
              </table:table-cell>
              <table:table-cell office:value-type="float" office:value="0.283076923077">
                <text:p>0.283076923077</text:p>
              </table:table-cell>
              <table:table-cell office:value-type="float" office:value="0.236112056213">
                <text:p>0.236112056213</text:p>
              </table:table-cell>
              <table:table-cell office:value-type="float" office:value="0.335713346483">
                <text:p>0.335713346483</text:p>
              </table:table-cell>
              <table:table-cell office:value-type="float" office:value="0.261269888231">
                <text:p>0.261269888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5806623932">
                <text:p>0.245806623932</text:p>
              </table:table-cell>
              <table:table-cell office:value-type="float" office:value="0.216646285339">
                <text:p>0.216646285339</text:p>
              </table:table-cell>
              <table:table-cell office:value-type="float" office:value="0.284566485865">
                <text:p>0.284566485865</text:p>
              </table:table-cell>
              <table:table-cell office:value-type="float" office:value="0.235349071335">
                <text:p>0.235349071335</text:p>
              </table:table-cell>
              <table:table-cell office:value-type="float" office:value="0.336988001315">
                <text:p>0.336988001315</text:p>
              </table:table-cell>
              <table:table-cell office:value-type="float" office:value="0.260683288133">
                <text:p>0.260683288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7160996055">
                <text:p>0.247160996055</text:p>
              </table:table-cell>
              <table:table-cell office:value-type="float" office:value="0.217928747535">
                <text:p>0.217928747535</text:p>
              </table:table-cell>
              <table:table-cell office:value-type="float" office:value="0.285562541091">
                <text:p>0.285562541091</text:p>
              </table:table-cell>
              <table:table-cell office:value-type="float" office:value="0.236083374425">
                <text:p>0.236083374425</text:p>
              </table:table-cell>
              <table:table-cell office:value-type="float" office:value="0.337624095989">
                <text:p>0.337624095989</text:p>
              </table:table-cell>
              <table:table-cell office:value-type="float" office:value="0.2611359714">
                <text:p>0.2611359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47125246548">
                <text:p>0.247125246548</text:p>
              </table:table-cell>
              <table:table-cell office:value-type="float" office:value="0.217889381986">
                <text:p>0.217889381986</text:p>
              </table:table-cell>
              <table:table-cell office:value-type="float" office:value="0.28418721236">
                <text:p>0.28418721236</text:p>
              </table:table-cell>
              <table:table-cell office:value-type="float" office:value="0.23559775641">
                <text:p>0.23559775641</text:p>
              </table:table-cell>
              <table:table-cell office:value-type="float" office:value="0.337164283366">
                <text:p>0.337164283366</text:p>
              </table:table-cell>
              <table:table-cell office:value-type="float" office:value="0.261952107988">
                <text:p>0.2619521079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4867357002">
                <text:p>0.24867357002</text:p>
              </table:table-cell>
              <table:table-cell office:value-type="float" office:value="0.218714332676">
                <text:p>0.218714332676</text:p>
              </table:table-cell>
              <table:table-cell office:value-type="float" office:value="0.284069690993">
                <text:p>0.284069690993</text:p>
              </table:table-cell>
              <table:table-cell office:value-type="float" office:value="0.235083415516">
                <text:p>0.235083415516</text:p>
              </table:table-cell>
              <table:table-cell office:value-type="float" office:value="0.337693540434">
                <text:p>0.337693540434</text:p>
              </table:table-cell>
              <table:table-cell office:value-type="float" office:value="0.261443992439">
                <text:p>0.261443992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8001314924">
                <text:p>0.248001314924</text:p>
              </table:table-cell>
              <table:table-cell office:value-type="float" office:value="0.217257478632">
                <text:p>0.217257478632</text:p>
              </table:table-cell>
              <table:table-cell office:value-type="float" office:value="0.282748191979">
                <text:p>0.282748191979</text:p>
              </table:table-cell>
              <table:table-cell office:value-type="float" office:value="0.235324786325">
                <text:p>0.235324786325</text:p>
              </table:table-cell>
              <table:table-cell office:value-type="float" office:value="0.336219592373">
                <text:p>0.336219592373</text:p>
              </table:table-cell>
              <table:table-cell office:value-type="float" office:value="0.261150867028">
                <text:p>0.2611508670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7829552926">
                <text:p>0.247829552926</text:p>
              </table:table-cell>
              <table:table-cell office:value-type="float" office:value="0.217359220907">
                <text:p>0.217359220907</text:p>
              </table:table-cell>
              <table:table-cell office:value-type="float" office:value="0.284026545036">
                <text:p>0.284026545036</text:p>
              </table:table-cell>
              <table:table-cell office:value-type="float" office:value="0.235770792242">
                <text:p>0.235770792242</text:p>
              </table:table-cell>
              <table:table-cell office:value-type="float" office:value="0.336124671269">
                <text:p>0.336124671269</text:p>
              </table:table-cell>
              <table:table-cell office:value-type="float" office:value="0.261370253945">
                <text:p>0.261370253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7010601578">
                <text:p>0.247010601578</text:p>
              </table:table-cell>
              <table:table-cell office:value-type="float" office:value="0.218446416831">
                <text:p>0.218446416831</text:p>
              </table:table-cell>
              <table:table-cell office:value-type="float" office:value="0.282763806706">
                <text:p>0.282763806706</text:p>
              </table:table-cell>
              <table:table-cell office:value-type="float" office:value="0.235727153189">
                <text:p>0.235727153189</text:p>
              </table:table-cell>
              <table:table-cell office:value-type="float" office:value="0.340046022354">
                <text:p>0.340046022354</text:p>
              </table:table-cell>
              <table:table-cell office:value-type="float" office:value="0.261701265615">
                <text:p>0.261701265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7405900723">
                <text:p>0.247405900723</text:p>
              </table:table-cell>
              <table:table-cell office:value-type="float" office:value="0.217960059172">
                <text:p>0.217960059172</text:p>
              </table:table-cell>
              <table:table-cell office:value-type="float" office:value="0.284290762656">
                <text:p>0.284290762656</text:p>
              </table:table-cell>
              <table:table-cell office:value-type="float" office:value="0.236269600592">
                <text:p>0.236269600592</text:p>
              </table:table-cell>
              <table:table-cell office:value-type="float" office:value="0.340102317554">
                <text:p>0.340102317554</text:p>
              </table:table-cell>
              <table:table-cell office:value-type="float" office:value="0.262430555556">
                <text:p>0.262430555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6213017751">
                <text:p>0.246213017751</text:p>
              </table:table-cell>
              <table:table-cell office:value-type="float" office:value="0.218051282051">
                <text:p>0.218051282051</text:p>
              </table:table-cell>
              <table:table-cell office:value-type="float" office:value="0.286833086785">
                <text:p>0.286833086785</text:p>
              </table:table-cell>
              <table:table-cell office:value-type="float" office:value="0.236508711374">
                <text:p>0.236508711374</text:p>
              </table:table-cell>
              <table:table-cell office:value-type="float" office:value="0.338560157791">
                <text:p>0.338560157791</text:p>
              </table:table-cell>
              <table:table-cell office:value-type="float" office:value="0.261750164366">
                <text:p>0.261750164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8477975016">
                <text:p>0.248477975016</text:p>
              </table:table-cell>
              <table:table-cell office:value-type="float" office:value="0.219457675871">
                <text:p>0.219457675871</text:p>
              </table:table-cell>
              <table:table-cell office:value-type="float" office:value="0.286348208416">
                <text:p>0.286348208416</text:p>
              </table:table-cell>
              <table:table-cell office:value-type="float" office:value="0.236224564431">
                <text:p>0.236224564431</text:p>
              </table:table-cell>
              <table:table-cell office:value-type="float" office:value="0.339059418146">
                <text:p>0.339059418146</text:p>
              </table:table-cell>
              <table:table-cell office:value-type="float" office:value="0.26162767094">
                <text:p>0.261627670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46941157133">
                <text:p>0.246941157133</text:p>
              </table:table-cell>
              <table:table-cell office:value-type="float" office:value="0.218545529257">
                <text:p>0.218545529257</text:p>
              </table:table-cell>
              <table:table-cell office:value-type="float" office:value="0.282804898093">
                <text:p>0.282804898093</text:p>
              </table:table-cell>
              <table:table-cell office:value-type="float" office:value="0.234674720579">
                <text:p>0.234674720579</text:p>
              </table:table-cell>
              <table:table-cell office:value-type="float" office:value="0.337310979619">
                <text:p>0.337310979619</text:p>
              </table:table-cell>
              <table:table-cell office:value-type="float" office:value="0.261621055227">
                <text:p>0.261621055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47231262327">
                <text:p>0.247231262327</text:p>
              </table:table-cell>
              <table:table-cell office:value-type="float" office:value="0.217916091387">
                <text:p>0.217916091387</text:p>
              </table:table-cell>
              <table:table-cell office:value-type="float" office:value="0.284623191979">
                <text:p>0.284623191979</text:p>
              </table:table-cell>
              <table:table-cell office:value-type="float" office:value="0.235334237344">
                <text:p>0.235334237344</text:p>
              </table:table-cell>
              <table:table-cell office:value-type="float" office:value="0.337376725838">
                <text:p>0.337376725838</text:p>
              </table:table-cell>
              <table:table-cell office:value-type="float" office:value="0.26123029668">
                <text:p>0.26123029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6058514135">
                <text:p>0.246058514135</text:p>
              </table:table-cell>
              <table:table-cell office:value-type="float" office:value="0.217657462196">
                <text:p>0.217657462196</text:p>
              </table:table-cell>
              <table:table-cell office:value-type="float" office:value="0.284699621959">
                <text:p>0.284699621959</text:p>
              </table:table-cell>
              <table:table-cell office:value-type="float" office:value="0.23664098455">
                <text:p>0.23664098455</text:p>
              </table:table-cell>
              <table:table-cell office:value-type="float" office:value="0.338558514135">
                <text:p>0.338558514135</text:p>
              </table:table-cell>
              <table:table-cell office:value-type="float" office:value="0.261251130013">
                <text:p>0.261251130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46338757396">
                <text:p>0.246338757396</text:p>
              </table:table-cell>
              <table:table-cell office:value-type="float" office:value="0.217256245891">
                <text:p>0.217256245891</text:p>
              </table:table-cell>
              <table:table-cell office:value-type="float" office:value="0.287727646285">
                <text:p>0.287727646285</text:p>
              </table:table-cell>
              <table:table-cell office:value-type="float" office:value="0.23546030572">
                <text:p>0.23546030572</text:p>
              </table:table-cell>
              <table:table-cell office:value-type="float" office:value="0.339076265615">
                <text:p>0.339076265615</text:p>
              </table:table-cell>
              <table:table-cell office:value-type="float" office:value="0.261458045694">
                <text:p>0.261458045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9326101249">
                <text:p>0.249326101249</text:p>
              </table:table-cell>
              <table:table-cell office:value-type="float" office:value="0.218566157133">
                <text:p>0.218566157133</text:p>
              </table:table-cell>
              <table:table-cell office:value-type="float" office:value="0.286676117686">
                <text:p>0.286676117686</text:p>
              </table:table-cell>
              <table:table-cell office:value-type="float" office:value="0.235620438856">
                <text:p>0.235620438856</text:p>
              </table:table-cell>
              <table:table-cell office:value-type="float" office:value="0.338421679816">
                <text:p>0.338421679816</text:p>
              </table:table-cell>
              <table:table-cell office:value-type="float" office:value="0.261606611604">
                <text:p>0.2616066116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8091305062">
                <text:p>0.248091305062</text:p>
              </table:table-cell>
              <table:table-cell office:value-type="float" office:value="0.219538132807">
                <text:p>0.219538132807</text:p>
              </table:table-cell>
              <table:table-cell office:value-type="float" office:value="0.285733892176">
                <text:p>0.285733892176</text:p>
              </table:table-cell>
              <table:table-cell office:value-type="float" office:value="0.236258382643">
                <text:p>0.236258382643</text:p>
              </table:table-cell>
              <table:table-cell office:value-type="float" office:value="0.335434335963">
                <text:p>0.335434335963</text:p>
              </table:table-cell>
              <table:table-cell office:value-type="float" office:value="0.261305493918">
                <text:p>0.261305493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7405900723">
                <text:p>0.247405900723</text:p>
              </table:table-cell>
              <table:table-cell office:value-type="float" office:value="0.218055966469">
                <text:p>0.218055966469</text:p>
              </table:table-cell>
              <table:table-cell office:value-type="float" office:value="0.285482412886">
                <text:p>0.285482412886</text:p>
              </table:table-cell>
              <table:table-cell office:value-type="float" office:value="0.235690212032">
                <text:p>0.235690212032</text:p>
              </table:table-cell>
              <table:table-cell office:value-type="float" office:value="0.33715195595">
                <text:p>0.33715195595</text:p>
              </table:table-cell>
              <table:table-cell office:value-type="float" office:value="0.261853509204">
                <text:p>0.261853509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988247863">
                <text:p>0.245988247863</text:p>
              </table:table-cell>
              <table:table-cell office:value-type="float" office:value="0.217507149901">
                <text:p>0.217507149901</text:p>
              </table:table-cell>
              <table:table-cell office:value-type="float" office:value="0.284637984878">
                <text:p>0.284637984878</text:p>
              </table:table-cell>
              <table:table-cell office:value-type="float" office:value="0.237074663051">
                <text:p>0.237074663051</text:p>
              </table:table-cell>
              <table:table-cell office:value-type="float" office:value="0.338199375411">
                <text:p>0.338199375411</text:p>
              </table:table-cell>
              <table:table-cell office:value-type="float" office:value="0.261585531723">
                <text:p>0.261585531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6245069034">
                <text:p>0.246245069034</text:p>
              </table:table-cell>
              <table:table-cell office:value-type="float" office:value="0.217543885602">
                <text:p>0.217543885602</text:p>
              </table:table-cell>
              <table:table-cell office:value-type="float" office:value="0.284659763314">
                <text:p>0.284659763314</text:p>
              </table:table-cell>
              <table:table-cell office:value-type="float" office:value="0.235447608481">
                <text:p>0.235447608481</text:p>
              </table:table-cell>
              <table:table-cell office:value-type="float" office:value="0.334561143984">
                <text:p>0.334561143984</text:p>
              </table:table-cell>
              <table:table-cell office:value-type="float" office:value="0.260988227318">
                <text:p>0.260988227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6942389875">
                <text:p>0.246942389875</text:p>
              </table:table-cell>
              <table:table-cell office:value-type="float" office:value="0.217941485865">
                <text:p>0.217941485865</text:p>
              </table:table-cell>
              <table:table-cell office:value-type="float" office:value="0.285829635108">
                <text:p>0.285829635108</text:p>
              </table:table-cell>
              <table:table-cell office:value-type="float" office:value="0.237215565417">
                <text:p>0.237215565417</text:p>
              </table:table-cell>
              <table:table-cell office:value-type="float" office:value="0.335651298488">
                <text:p>0.335651298488</text:p>
              </table:table-cell>
              <table:table-cell office:value-type="float" office:value="0.261445327909">
                <text:p>0.261445327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6444362262">
                <text:p>0.246444362262</text:p>
              </table:table-cell>
              <table:table-cell office:value-type="float" office:value="0.217745479947">
                <text:p>0.217745479947</text:p>
              </table:table-cell>
              <table:table-cell office:value-type="float" office:value="0.289227071006">
                <text:p>0.289227071006</text:p>
              </table:table-cell>
              <table:table-cell office:value-type="float" office:value="0.237562458909">
                <text:p>0.237562458909</text:p>
              </table:table-cell>
              <table:table-cell office:value-type="float" office:value="0.336672419461">
                <text:p>0.336672419461</text:p>
              </table:table-cell>
              <table:table-cell office:value-type="float" office:value="0.260754499507">
                <text:p>0.260754499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6451758711">
                <text:p>0.246451758711</text:p>
              </table:table-cell>
              <table:table-cell office:value-type="float" office:value="0.217156886917">
                <text:p>0.217156886917</text:p>
              </table:table-cell>
              <table:table-cell office:value-type="float" office:value="0.290738412229">
                <text:p>0.290738412229</text:p>
              </table:table-cell>
              <table:table-cell office:value-type="float" office:value="0.239053418803">
                <text:p>0.239053418803</text:p>
              </table:table-cell>
              <table:table-cell office:value-type="float" office:value="0.333439349112">
                <text:p>0.333439349112</text:p>
              </table:table-cell>
              <table:table-cell office:value-type="float" office:value="0.260067882972">
                <text:p>0.2600678829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153681788">
                <text:p>0.245153681788</text:p>
              </table:table-cell>
              <table:table-cell office:value-type="float" office:value="0.217308514135">
                <text:p>0.217308514135</text:p>
              </table:table-cell>
              <table:table-cell office:value-type="float" office:value="0.290553090072">
                <text:p>0.290553090072</text:p>
              </table:table-cell>
              <table:table-cell office:value-type="float" office:value="0.238679487179">
                <text:p>0.238679487179</text:p>
              </table:table-cell>
              <table:table-cell office:value-type="float" office:value="0.334028188692">
                <text:p>0.334028188692</text:p>
              </table:table-cell>
              <table:table-cell office:value-type="float" office:value="0.259204306377">
                <text:p>0.2592043063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51421762">
                <text:p>0.2451421762</text:p>
              </table:table-cell>
              <table:table-cell office:value-type="float" office:value="0.217895463511">
                <text:p>0.217895463511</text:p>
              </table:table-cell>
              <table:table-cell office:value-type="float" office:value="0.287375904011">
                <text:p>0.287375904011</text:p>
              </table:table-cell>
              <table:table-cell office:value-type="float" office:value="0.23857227975">
                <text:p>0.23857227975</text:p>
              </table:table-cell>
              <table:table-cell office:value-type="float" office:value="0.335917981591">
                <text:p>0.335917981591</text:p>
              </table:table-cell>
              <table:table-cell office:value-type="float" office:value="0.259679261177">
                <text:p>0.2596792611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6027284681">
                <text:p>0.246027284681</text:p>
              </table:table-cell>
              <table:table-cell office:value-type="float" office:value="0.217246794872">
                <text:p>0.217246794872</text:p>
              </table:table-cell>
              <table:table-cell office:value-type="float" office:value="0.289435404339">
                <text:p>0.289435404339</text:p>
              </table:table-cell>
              <table:table-cell office:value-type="float" office:value="0.239061226167">
                <text:p>0.239061226167</text:p>
              </table:table-cell>
              <table:table-cell office:value-type="float" office:value="0.333909023669">
                <text:p>0.333909023669</text:p>
              </table:table-cell>
              <table:table-cell office:value-type="float" office:value="0.259782133465">
                <text:p>0.259782133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7681213018">
                <text:p>0.247681213018</text:p>
              </table:table-cell>
              <table:table-cell office:value-type="float" office:value="0.217723865878">
                <text:p>0.217723865878</text:p>
              </table:table-cell>
              <table:table-cell office:value-type="float" office:value="0.288896285339">
                <text:p>0.288896285339</text:p>
              </table:table-cell>
              <table:table-cell office:value-type="float" office:value="0.239720578567">
                <text:p>0.239720578567</text:p>
              </table:table-cell>
              <table:table-cell office:value-type="float" office:value="0.33668721236">
                <text:p>0.33668721236</text:p>
              </table:table-cell>
              <table:table-cell office:value-type="float" office:value="0.259885991946">
                <text:p>0.259885991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717743261">
                <text:p>0.24717743261</text:p>
              </table:table-cell>
              <table:table-cell office:value-type="float" office:value="0.217949621959">
                <text:p>0.217949621959</text:p>
              </table:table-cell>
              <table:table-cell office:value-type="float" office:value="0.290884697567">
                <text:p>0.290884697567</text:p>
              </table:table-cell>
              <table:table-cell office:value-type="float" office:value="0.240678048981">
                <text:p>0.240678048981</text:p>
              </table:table-cell>
              <table:table-cell office:value-type="float" office:value="0.336273422091">
                <text:p>0.336273422091</text:p>
              </table:table-cell>
              <table:table-cell office:value-type="float" office:value="0.260511567226">
                <text:p>0.260511567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6108234714">
                <text:p>0.246108234714</text:p>
              </table:table-cell>
              <table:table-cell office:value-type="float" office:value="0.218347140039">
                <text:p>0.218347140039</text:p>
              </table:table-cell>
              <table:table-cell office:value-type="float" office:value="0.288863001315">
                <text:p>0.288863001315</text:p>
              </table:table-cell>
              <table:table-cell office:value-type="float" office:value="0.240635231755">
                <text:p>0.240635231755</text:p>
              </table:table-cell>
              <table:table-cell office:value-type="float" office:value="0.334523750822">
                <text:p>0.334523750822</text:p>
              </table:table-cell>
              <table:table-cell office:value-type="float" office:value="0.261251705293">
                <text:p>0.261251705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6305473373">
                <text:p>0.246305473373</text:p>
              </table:table-cell>
              <table:table-cell office:value-type="float" office:value="0.217832264957">
                <text:p>0.217832264957</text:p>
              </table:table-cell>
              <table:table-cell office:value-type="float" office:value="0.291329306377">
                <text:p>0.291329306377</text:p>
              </table:table-cell>
              <table:table-cell office:value-type="float" office:value="0.241371096318">
                <text:p>0.241371096318</text:p>
              </table:table-cell>
              <table:table-cell office:value-type="float" office:value="0.337132642998">
                <text:p>0.337132642998</text:p>
              </table:table-cell>
              <table:table-cell office:value-type="float" office:value="0.261247370151">
                <text:p>0.261247370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5543228139">
                <text:p>0.245543228139</text:p>
              </table:table-cell>
              <table:table-cell office:value-type="float" office:value="0.217317307692">
                <text:p>0.217317307692</text:p>
              </table:table-cell>
              <table:table-cell office:value-type="float" office:value="0.29129355687">
                <text:p>0.29129355687</text:p>
              </table:table-cell>
              <table:table-cell office:value-type="float" office:value="0.242436924721">
                <text:p>0.242436924721</text:p>
              </table:table-cell>
              <table:table-cell office:value-type="float" office:value="0.34034270217">
                <text:p>0.34034270217</text:p>
              </table:table-cell>
              <table:table-cell office:value-type="float" office:value="0.262763334155">
                <text:p>0.262763334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3776298488">
                <text:p>0.243776298488</text:p>
              </table:table-cell>
              <table:table-cell office:value-type="float" office:value="0.217155325444">
                <text:p>0.217155325444</text:p>
              </table:table-cell>
              <table:table-cell office:value-type="float" office:value="0.292446581197">
                <text:p>0.292446581197</text:p>
              </table:table-cell>
              <table:table-cell office:value-type="float" office:value="0.24311226167">
                <text:p>0.24311226167</text:p>
              </table:table-cell>
              <table:table-cell office:value-type="float" office:value="0.337652038133">
                <text:p>0.337652038133</text:p>
              </table:table-cell>
              <table:table-cell office:value-type="float" office:value="0.262442143327">
                <text:p>0.262442143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506574622">
                <text:p>0.24506574622</text:p>
              </table:table-cell>
              <table:table-cell office:value-type="float" office:value="0.216816157133">
                <text:p>0.216816157133</text:p>
              </table:table-cell>
              <table:table-cell office:value-type="float" office:value="0.294446909928">
                <text:p>0.294446909928</text:p>
              </table:table-cell>
              <table:table-cell office:value-type="float" office:value="0.243052227153">
                <text:p>0.243052227153</text:p>
              </table:table-cell>
              <table:table-cell office:value-type="float" office:value="0.337485618014">
                <text:p>0.337485618014</text:p>
              </table:table-cell>
              <table:table-cell office:value-type="float" office:value="0.262975386259">
                <text:p>0.2629753862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554857002">
                <text:p>0.24554857002</text:p>
              </table:table-cell>
              <table:table-cell office:value-type="float" office:value="0.21689160092">
                <text:p>0.21689160092</text:p>
              </table:table-cell>
              <table:table-cell office:value-type="float" office:value="0.293766847469">
                <text:p>0.293766847469</text:p>
              </table:table-cell>
              <table:table-cell office:value-type="float" office:value="0.243058514135">
                <text:p>0.243058514135</text:p>
              </table:table-cell>
              <table:table-cell office:value-type="float" office:value="0.339525394477">
                <text:p>0.339525394477</text:p>
              </table:table-cell>
              <table:table-cell office:value-type="float" office:value="0.262586517916">
                <text:p>0.262586517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4780982906">
                <text:p>0.244780982906</text:p>
              </table:table-cell>
              <table:table-cell office:value-type="float" office:value="0.216245890861">
                <text:p>0.216245890861</text:p>
              </table:table-cell>
              <table:table-cell office:value-type="float" office:value="0.293643573307">
                <text:p>0.293643573307</text:p>
              </table:table-cell>
              <table:table-cell office:value-type="float" office:value="0.243365384615">
                <text:p>0.243365384615</text:p>
              </table:table-cell>
              <table:table-cell office:value-type="float" office:value="0.339113658777">
                <text:p>0.339113658777</text:p>
              </table:table-cell>
              <table:table-cell office:value-type="float" office:value="0.263422686555">
                <text:p>0.263422686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4347879684">
                <text:p>0.244347879684</text:p>
              </table:table-cell>
              <table:table-cell office:value-type="float" office:value="0.216563116371">
                <text:p>0.216563116371</text:p>
              </table:table-cell>
              <table:table-cell office:value-type="float" office:value="0.291020710059">
                <text:p>0.291020710059</text:p>
              </table:table-cell>
              <table:table-cell office:value-type="float" office:value="0.242141107824">
                <text:p>0.242141107824</text:p>
              </table:table-cell>
              <table:table-cell office:value-type="float" office:value="0.337659434583">
                <text:p>0.337659434583</text:p>
              </table:table-cell>
              <table:table-cell office:value-type="float" office:value="0.262350139711">
                <text:p>0.262350139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3197731755">
                <text:p>0.243197731755</text:p>
              </table:table-cell>
              <table:table-cell office:value-type="float" office:value="0.214824786325">
                <text:p>0.214824786325</text:p>
              </table:table-cell>
              <table:table-cell office:value-type="float" office:value="0.29117151545">
                <text:p>0.29117151545</text:p>
              </table:table-cell>
              <table:table-cell office:value-type="float" office:value="0.241984837278">
                <text:p>0.241984837278</text:p>
              </table:table-cell>
              <table:table-cell office:value-type="float" office:value="0.33719017094">
                <text:p>0.33719017094</text:p>
              </table:table-cell>
              <table:table-cell office:value-type="float" office:value="0.262086065911">
                <text:p>0.262086065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389957265">
                <text:p>0.24389957265</text:p>
              </table:table-cell>
              <table:table-cell office:value-type="float" office:value="0.215845249836">
                <text:p>0.215845249836</text:p>
              </table:table-cell>
              <table:table-cell office:value-type="float" office:value="0.291037146614">
                <text:p>0.291037146614</text:p>
              </table:table-cell>
              <table:table-cell office:value-type="float" office:value="0.241330456936">
                <text:p>0.241330456936</text:p>
              </table:table-cell>
              <table:table-cell office:value-type="float" office:value="0.338612754767">
                <text:p>0.338612754767</text:p>
              </table:table-cell>
              <table:table-cell office:value-type="float" office:value="0.262930309007">
                <text:p>0.262930309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234631821">
                <text:p>0.245234631821</text:p>
              </table:table-cell>
              <table:table-cell office:value-type="float" office:value="0.215450772518">
                <text:p>0.215450772518</text:p>
              </table:table-cell>
              <table:table-cell office:value-type="float" office:value="0.292813116371">
                <text:p>0.292813116371</text:p>
              </table:table-cell>
              <table:table-cell office:value-type="float" office:value="0.240771203156">
                <text:p>0.240771203156</text:p>
              </table:table-cell>
              <table:table-cell office:value-type="float" office:value="0.336562705457">
                <text:p>0.336562705457</text:p>
              </table:table-cell>
              <table:table-cell office:value-type="float" office:value="0.262657071828">
                <text:p>0.2626570718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7136341223">
                <text:p>0.247136341223</text:p>
              </table:table-cell>
              <table:table-cell office:value-type="float" office:value="0.216366946088">
                <text:p>0.216366946088</text:p>
              </table:table-cell>
              <table:table-cell office:value-type="float" office:value="0.289979454306">
                <text:p>0.289979454306</text:p>
              </table:table-cell>
              <table:table-cell office:value-type="float" office:value="0.239770175871">
                <text:p>0.239770175871</text:p>
              </table:table-cell>
              <table:table-cell office:value-type="float" office:value="0.336414365549">
                <text:p>0.336414365549</text:p>
              </table:table-cell>
              <table:table-cell office:value-type="float" office:value="0.262546001808">
                <text:p>0.262546001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5290927022">
                <text:p>0.245290927022</text:p>
              </table:table-cell>
              <table:table-cell office:value-type="float" office:value="0.216088346483">
                <text:p>0.216088346483</text:p>
              </table:table-cell>
              <table:table-cell office:value-type="float" office:value="0.291467784352">
                <text:p>0.291467784352</text:p>
              </table:table-cell>
              <table:table-cell office:value-type="float" office:value="0.240025271203">
                <text:p>0.240025271203</text:p>
              </table:table-cell>
              <table:table-cell office:value-type="float" office:value="0.338966140697">
                <text:p>0.338966140697</text:p>
              </table:table-cell>
              <table:table-cell office:value-type="float" office:value="0.262216140697">
                <text:p>0.262216140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5770052597">
                <text:p>0.245770052597</text:p>
              </table:table-cell>
              <table:table-cell office:value-type="float" office:value="0.216681952663">
                <text:p>0.216681952663</text:p>
              </table:table-cell>
              <table:table-cell office:value-type="float" office:value="0.289951923077">
                <text:p>0.289951923077</text:p>
              </table:table-cell>
              <table:table-cell office:value-type="float" office:value="0.239275641026">
                <text:p>0.239275641026</text:p>
              </table:table-cell>
              <table:table-cell office:value-type="float" office:value="0.337845989481">
                <text:p>0.337845989481</text:p>
              </table:table-cell>
              <table:table-cell office:value-type="float" office:value="0.262577128534">
                <text:p>0.262577128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6680637738">
                <text:p>0.246680637738</text:p>
              </table:table-cell>
              <table:table-cell office:value-type="float" office:value="0.217644888231">
                <text:p>0.217644888231</text:p>
              </table:table-cell>
              <table:table-cell office:value-type="float" office:value="0.289756738988">
                <text:p>0.289756738988</text:p>
              </table:table-cell>
              <table:table-cell office:value-type="float" office:value="0.239486152202">
                <text:p>0.239486152202</text:p>
              </table:table-cell>
              <table:table-cell office:value-type="float" office:value="0.337843934911">
                <text:p>0.337843934911</text:p>
              </table:table-cell>
              <table:table-cell office:value-type="float" office:value="0.262586805556">
                <text:p>0.262586805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54976167">
                <text:p>0.2454976167</text:p>
              </table:table-cell>
              <table:table-cell office:value-type="float" office:value="0.216863412229">
                <text:p>0.216863412229</text:p>
              </table:table-cell>
              <table:table-cell office:value-type="float" office:value="0.291025230112">
                <text:p>0.291025230112</text:p>
              </table:table-cell>
              <table:table-cell office:value-type="float" office:value="0.239605687048">
                <text:p>0.239605687048</text:p>
              </table:table-cell>
              <table:table-cell office:value-type="float" office:value="0.339933842867">
                <text:p>0.339933842867</text:p>
              </table:table-cell>
              <table:table-cell office:value-type="float" office:value="0.261855748685">
                <text:p>0.2618557486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752629849">
                <text:p>0.244752629849</text:p>
              </table:table-cell>
              <table:table-cell office:value-type="float" office:value="0.216285338593">
                <text:p>0.216285338593</text:p>
              </table:table-cell>
              <table:table-cell office:value-type="float" office:value="0.288678500986">
                <text:p>0.288678500986</text:p>
              </table:table-cell>
              <table:table-cell office:value-type="float" office:value="0.239600262985">
                <text:p>0.239600262985</text:p>
              </table:table-cell>
              <table:table-cell office:value-type="float" office:value="0.336167406312">
                <text:p>0.336167406312</text:p>
              </table:table-cell>
              <table:table-cell office:value-type="float" office:value="0.262110700197">
                <text:p>0.262110700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3924227482">
                <text:p>0.243924227482</text:p>
              </table:table-cell>
              <table:table-cell office:value-type="float" office:value="0.215526709402">
                <text:p>0.215526709402</text:p>
              </table:table-cell>
              <table:table-cell office:value-type="float" office:value="0.292024161736">
                <text:p>0.292024161736</text:p>
              </table:table-cell>
              <table:table-cell office:value-type="float" office:value="0.239016354372">
                <text:p>0.239016354372</text:p>
              </table:table-cell>
              <table:table-cell office:value-type="float" office:value="0.338701923077">
                <text:p>0.338701923077</text:p>
              </table:table-cell>
              <table:table-cell office:value-type="float" office:value="0.262817780243">
                <text:p>0.262817780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2096482577">
                <text:p>0.242096482577</text:p>
              </table:table-cell>
              <table:table-cell office:value-type="float" office:value="0.214730522682">
                <text:p>0.214730522682</text:p>
              </table:table-cell>
              <table:table-cell office:value-type="float" office:value="0.290583086785">
                <text:p>0.290583086785</text:p>
              </table:table-cell>
              <table:table-cell office:value-type="float" office:value="0.23877518902">
                <text:p>0.23877518902</text:p>
              </table:table-cell>
              <table:table-cell office:value-type="float" office:value="0.339368836292">
                <text:p>0.339368836292</text:p>
              </table:table-cell>
              <table:table-cell office:value-type="float" office:value="0.26294651956">
                <text:p>0.262946519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2064431295">
                <text:p>0.242064431295</text:p>
              </table:table-cell>
              <table:table-cell office:value-type="float" office:value="0.214735864563">
                <text:p>0.214735864563</text:p>
              </table:table-cell>
              <table:table-cell office:value-type="float" office:value="0.290809500329">
                <text:p>0.290809500329</text:p>
              </table:table-cell>
              <table:table-cell office:value-type="float" office:value="0.23895973044">
                <text:p>0.23895973044</text:p>
              </table:table-cell>
              <table:table-cell office:value-type="float" office:value="0.337825854701">
                <text:p>0.337825854701</text:p>
              </table:table-cell>
              <table:table-cell office:value-type="float" office:value="0.263171556542">
                <text:p>0.2631715565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2873109796">
                <text:p>0.242873109796</text:p>
              </table:table-cell>
              <table:table-cell office:value-type="float" office:value="0.213833415516">
                <text:p>0.213833415516</text:p>
              </table:table-cell>
              <table:table-cell office:value-type="float" office:value="0.292085798817">
                <text:p>0.292085798817</text:p>
              </table:table-cell>
              <table:table-cell office:value-type="float" office:value="0.239636053583">
                <text:p>0.239636053583</text:p>
              </table:table-cell>
              <table:table-cell office:value-type="float" office:value="0.33898339908">
                <text:p>0.33898339908</text:p>
              </table:table-cell>
              <table:table-cell office:value-type="float" office:value="0.263771634615">
                <text:p>0.2637716346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403229783">
                <text:p>0.24403229783</text:p>
              </table:table-cell>
              <table:table-cell office:value-type="float" office:value="0.214238576594">
                <text:p>0.214238576594</text:p>
              </table:table-cell>
              <table:table-cell office:value-type="float" office:value="0.287572320842">
                <text:p>0.287572320842</text:p>
              </table:table-cell>
              <table:table-cell office:value-type="float" office:value="0.239173241289">
                <text:p>0.239173241289</text:p>
              </table:table-cell>
              <table:table-cell office:value-type="float" office:value="0.339531147272">
                <text:p>0.339531147272</text:p>
              </table:table-cell>
              <table:table-cell office:value-type="float" office:value="0.263898339908">
                <text:p>0.2638983399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4475673899">
                <text:p>0.244475673899</text:p>
              </table:table-cell>
              <table:table-cell office:value-type="float" office:value="0.214601166995">
                <text:p>0.214601166995</text:p>
              </table:table-cell>
              <table:table-cell office:value-type="float" office:value="0.29000534188">
                <text:p>0.29000534188</text:p>
              </table:table-cell>
              <table:table-cell office:value-type="float" office:value="0.240372657791">
                <text:p>0.240372657791</text:p>
              </table:table-cell>
              <table:table-cell office:value-type="float" office:value="0.339866042078">
                <text:p>0.339866042078</text:p>
              </table:table-cell>
              <table:table-cell office:value-type="float" office:value="0.264527510684">
                <text:p>0.2645275106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3667406312">
                <text:p>0.243667406312</text:p>
              </table:table-cell>
              <table:table-cell office:value-type="float" office:value="0.216151380671">
                <text:p>0.216151380671</text:p>
              </table:table-cell>
              <table:table-cell office:value-type="float" office:value="0.290015203813">
                <text:p>0.290015203813</text:p>
              </table:table-cell>
              <table:table-cell office:value-type="float" office:value="0.238695060815">
                <text:p>0.238695060815</text:p>
              </table:table-cell>
              <table:table-cell office:value-type="float" office:value="0.336748849441">
                <text:p>0.336748849441</text:p>
              </table:table-cell>
              <table:table-cell office:value-type="float" office:value="0.264455456936">
                <text:p>0.2644554569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4902613412">
                <text:p>0.244902613412</text:p>
              </table:table-cell>
              <table:table-cell office:value-type="float" office:value="0.215183678501">
                <text:p>0.215183678501</text:p>
              </table:table-cell>
              <table:table-cell office:value-type="float" office:value="0.290641025641">
                <text:p>0.290641025641</text:p>
              </table:table-cell>
              <table:table-cell office:value-type="float" office:value="0.24029384451">
                <text:p>0.24029384451</text:p>
              </table:table-cell>
              <table:table-cell office:value-type="float" office:value="0.338093770546">
                <text:p>0.338093770546</text:p>
              </table:table-cell>
              <table:table-cell office:value-type="float" office:value="0.265031311637">
                <text:p>0.265031311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4821252465">
                <text:p>0.244821252465</text:p>
              </table:table-cell>
              <table:table-cell office:value-type="float" office:value="0.215370233399">
                <text:p>0.215370233399</text:p>
              </table:table-cell>
              <table:table-cell office:value-type="float" office:value="0.290031640368">
                <text:p>0.290031640368</text:p>
              </table:table-cell>
              <table:table-cell office:value-type="float" office:value="0.240575772518">
                <text:p>0.240575772518</text:p>
              </table:table-cell>
              <table:table-cell office:value-type="float" office:value="0.338311143984">
                <text:p>0.338311143984</text:p>
              </table:table-cell>
              <table:table-cell office:value-type="float" office:value="0.264735227646">
                <text:p>0.264735227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3734385273">
                <text:p>0.243734385273</text:p>
              </table:table-cell>
              <table:table-cell office:value-type="float" office:value="0.2140171762">
                <text:p>0.2140171762</text:p>
              </table:table-cell>
              <table:table-cell office:value-type="float" office:value="0.292737097304">
                <text:p>0.292737097304</text:p>
              </table:table-cell>
              <table:table-cell office:value-type="float" office:value="0.240772435897">
                <text:p>0.240772435897</text:p>
              </table:table-cell>
              <table:table-cell office:value-type="float" office:value="0.339303500986">
                <text:p>0.339303500986</text:p>
              </table:table-cell>
              <table:table-cell office:value-type="float" office:value="0.263591448882">
                <text:p>0.263591448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3283201841">
                <text:p>0.243283201841</text:p>
              </table:table-cell>
              <table:table-cell office:value-type="float" office:value="0.213926857331">
                <text:p>0.213926857331</text:p>
              </table:table-cell>
              <table:table-cell office:value-type="float" office:value="0.29165433925">
                <text:p>0.29165433925</text:p>
              </table:table-cell>
              <table:table-cell office:value-type="float" office:value="0.241766765286">
                <text:p>0.241766765286</text:p>
              </table:table-cell>
              <table:table-cell office:value-type="float" office:value="0.341879930966">
                <text:p>0.341879930966</text:p>
              </table:table-cell>
              <table:table-cell office:value-type="float" office:value="0.264416399573">
                <text:p>0.264416399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2988987508">
                <text:p>0.242988987508</text:p>
              </table:table-cell>
              <table:table-cell office:value-type="float" office:value="0.214605522682">
                <text:p>0.214605522682</text:p>
              </table:table-cell>
              <table:table-cell office:value-type="float" office:value="0.292265368179">
                <text:p>0.292265368179</text:p>
              </table:table-cell>
              <table:table-cell office:value-type="float" office:value="0.241437746548">
                <text:p>0.241437746548</text:p>
              </table:table-cell>
              <table:table-cell office:value-type="float" office:value="0.337869000657">
                <text:p>0.337869000657</text:p>
              </table:table-cell>
              <table:table-cell office:value-type="float" office:value="0.265048364563">
                <text:p>0.265048364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2860371466">
                <text:p>0.242860371466</text:p>
              </table:table-cell>
              <table:table-cell office:value-type="float" office:value="0.213157133465">
                <text:p>0.213157133465</text:p>
              </table:table-cell>
              <table:table-cell office:value-type="float" office:value="0.292250575279">
                <text:p>0.292250575279</text:p>
              </table:table-cell>
              <table:table-cell office:value-type="float" office:value="0.24273607002">
                <text:p>0.24273607002</text:p>
              </table:table-cell>
              <table:table-cell office:value-type="float" office:value="0.340353796844">
                <text:p>0.340353796844</text:p>
              </table:table-cell>
              <table:table-cell office:value-type="float" office:value="0.265087319198">
                <text:p>0.265087319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2212360289">
                <text:p>0.242212360289</text:p>
              </table:table-cell>
              <table:table-cell office:value-type="float" office:value="0.212189020381">
                <text:p>0.212189020381</text:p>
              </table:table-cell>
              <table:table-cell office:value-type="float" office:value="0.292581771861">
                <text:p>0.292581771861</text:p>
              </table:table-cell>
              <table:table-cell office:value-type="float" office:value="0.242779750164">
                <text:p>0.242779750164</text:p>
              </table:table-cell>
              <table:table-cell office:value-type="float" office:value="0.338126232742">
                <text:p>0.338126232742</text:p>
              </table:table-cell>
              <table:table-cell office:value-type="float" office:value="0.263972735865">
                <text:p>0.2639727358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1660092045">
                <text:p>0.241660092045</text:p>
              </table:table-cell>
              <table:table-cell office:value-type="float" office:value="0.212062869822">
                <text:p>0.212062869822</text:p>
              </table:table-cell>
              <table:table-cell office:value-type="float" office:value="0.293224441157">
                <text:p>0.293224441157</text:p>
              </table:table-cell>
              <table:table-cell office:value-type="float" office:value="0.242969304734">
                <text:p>0.242969304734</text:p>
              </table:table-cell>
              <table:table-cell office:value-type="float" office:value="0.338603714661">
                <text:p>0.338603714661</text:p>
              </table:table-cell>
              <table:table-cell office:value-type="float" office:value="0.264323348126">
                <text:p>0.2643233481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198430309">
                <text:p>0.24198430309</text:p>
              </table:table-cell>
              <table:table-cell office:value-type="float" office:value="0.213020710059">
                <text:p>0.213020710059</text:p>
              </table:table-cell>
              <table:table-cell office:value-type="float" office:value="0.294739891519">
                <text:p>0.294739891519</text:p>
              </table:table-cell>
              <table:table-cell office:value-type="float" office:value="0.243159968771">
                <text:p>0.243159968771</text:p>
              </table:table-cell>
              <table:table-cell office:value-type="float" office:value="0.338659188034">
                <text:p>0.338659188034</text:p>
              </table:table-cell>
              <table:table-cell office:value-type="float" office:value="0.264854289941">
                <text:p>0.2648542899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2010601578">
                <text:p>0.242010601578</text:p>
              </table:table-cell>
              <table:table-cell office:value-type="float" office:value="0.21279947403">
                <text:p>0.21279947403</text:p>
              </table:table-cell>
              <table:table-cell office:value-type="float" office:value="0.294211867193">
                <text:p>0.294211867193</text:p>
              </table:table-cell>
              <table:table-cell office:value-type="float" office:value="0.242067184418">
                <text:p>0.242067184418</text:p>
              </table:table-cell>
              <table:table-cell office:value-type="float" office:value="0.338836291913">
                <text:p>0.338836291913</text:p>
              </table:table-cell>
              <table:table-cell office:value-type="float" office:value="0.263423487837">
                <text:p>0.2634234878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0445019724">
                <text:p>0.240445019724</text:p>
              </table:table-cell>
              <table:table-cell office:value-type="float" office:value="0.212580292571">
                <text:p>0.212580292571</text:p>
              </table:table-cell>
              <table:table-cell office:value-type="float" office:value="0.294795775805">
                <text:p>0.294795775805</text:p>
              </table:table-cell>
              <table:table-cell office:value-type="float" office:value="0.242436513807">
                <text:p>0.242436513807</text:p>
              </table:table-cell>
              <table:table-cell office:value-type="float" office:value="0.337894477318">
                <text:p>0.337894477318</text:p>
              </table:table-cell>
              <table:table-cell office:value-type="float" office:value="0.262991802268">
                <text:p>0.262991802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1245069034">
                <text:p>0.241245069034</text:p>
              </table:table-cell>
              <table:table-cell office:value-type="float" office:value="0.212712442472">
                <text:p>0.212712442472</text:p>
              </table:table-cell>
              <table:table-cell office:value-type="float" office:value="0.294580046022">
                <text:p>0.294580046022</text:p>
              </table:table-cell>
              <table:table-cell office:value-type="float" office:value="0.242651257396">
                <text:p>0.242651257396</text:p>
              </table:table-cell>
              <table:table-cell office:value-type="float" office:value="0.337090729783">
                <text:p>0.337090729783</text:p>
              </table:table-cell>
              <table:table-cell office:value-type="float" office:value="0.263088531394">
                <text:p>0.2630885313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2991042078">
                <text:p>0.242991042078</text:p>
              </table:table-cell>
              <table:table-cell office:value-type="float" office:value="0.213362426036">
                <text:p>0.213362426036</text:p>
              </table:table-cell>
              <table:table-cell office:value-type="float" office:value="0.292753533859">
                <text:p>0.292753533859</text:p>
              </table:table-cell>
              <table:table-cell office:value-type="float" office:value="0.242597304405">
                <text:p>0.242597304405</text:p>
              </table:table-cell>
              <table:table-cell office:value-type="float" office:value="0.339105029586">
                <text:p>0.339105029586</text:p>
              </table:table-cell>
              <table:table-cell office:value-type="float" office:value="0.261550932774">
                <text:p>0.2615509327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302103879">
                <text:p>0.24302103879</text:p>
              </table:table-cell>
              <table:table-cell office:value-type="float" office:value="0.213865959895">
                <text:p>0.213865959895</text:p>
              </table:table-cell>
              <table:table-cell office:value-type="float" office:value="0.29049022025">
                <text:p>0.29049022025</text:p>
              </table:table-cell>
              <table:table-cell office:value-type="float" office:value="0.241321211374">
                <text:p>0.241321211374</text:p>
              </table:table-cell>
              <table:table-cell office:value-type="float" office:value="0.338759451019">
                <text:p>0.338759451019</text:p>
              </table:table-cell>
              <table:table-cell office:value-type="float" office:value="0.262526257396">
                <text:p>0.262526257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2303994083">
                <text:p>0.242303994083</text:p>
              </table:table-cell>
              <table:table-cell office:value-type="float" office:value="0.213184500329">
                <text:p>0.213184500329</text:p>
              </table:table-cell>
              <table:table-cell office:value-type="float" office:value="0.293377712032">
                <text:p>0.293377712032</text:p>
              </table:table-cell>
              <table:table-cell office:value-type="float" office:value="0.241814308021">
                <text:p>0.241814308021</text:p>
              </table:table-cell>
              <table:table-cell office:value-type="float" office:value="0.33771860618">
                <text:p>0.33771860618</text:p>
              </table:table-cell>
              <table:table-cell office:value-type="float" office:value="0.261481549967">
                <text:p>0.2614815499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2038954635">
                <text:p>0.242038954635</text:p>
              </table:table-cell>
              <table:table-cell office:value-type="float" office:value="0.21325147929">
                <text:p>0.21325147929</text:p>
              </table:table-cell>
              <table:table-cell office:value-type="float" office:value="0.293357166338">
                <text:p>0.293357166338</text:p>
              </table:table-cell>
              <table:table-cell office:value-type="float" office:value="0.242042447403">
                <text:p>0.242042447403</text:p>
              </table:table-cell>
              <table:table-cell office:value-type="float" office:value="0.338154174885">
                <text:p>0.338154174885</text:p>
              </table:table-cell>
              <table:table-cell office:value-type="float" office:value="0.261579203649">
                <text:p>0.2615792036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2080456936">
                <text:p>0.242080456936</text:p>
              </table:table-cell>
              <table:table-cell office:value-type="float" office:value="0.213144312952">
                <text:p>0.213144312952</text:p>
              </table:table-cell>
              <table:table-cell office:value-type="float" office:value="0.292049227482">
                <text:p>0.292049227482</text:p>
              </table:table-cell>
              <table:table-cell office:value-type="float" office:value="0.241308144313">
                <text:p>0.241308144313</text:p>
              </table:table-cell>
              <table:table-cell office:value-type="float" office:value="0.339203648915">
                <text:p>0.339203648915</text:p>
              </table:table-cell>
              <table:table-cell office:value-type="float" office:value="0.260816547502">
                <text:p>0.2608165475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1637902696">
                <text:p>0.241637902696</text:p>
              </table:table-cell>
              <table:table-cell office:value-type="float" office:value="0.213253369494">
                <text:p>0.213253369494</text:p>
              </table:table-cell>
              <table:table-cell office:value-type="float" office:value="0.291865548981">
                <text:p>0.291865548981</text:p>
              </table:table-cell>
              <table:table-cell office:value-type="float" office:value="0.240563116371">
                <text:p>0.240563116371</text:p>
              </table:table-cell>
              <table:table-cell office:value-type="float" office:value="0.338678090072">
                <text:p>0.338678090072</text:p>
              </table:table-cell>
              <table:table-cell office:value-type="float" office:value="0.261608440171">
                <text:p>0.2616084401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4272271532">
                <text:p>0.224272271532</text:p>
              </table:table-cell>
              <table:table-cell office:value-type="float" office:value="0.178759286654">
                <text:p>0.178759286654</text:p>
              </table:table-cell>
              <table:table-cell office:value-type="float" office:value="0.241324786325">
                <text:p>0.241324786325</text:p>
              </table:table-cell>
              <table:table-cell office:value-type="float" office:value="0.179389628534">
                <text:p>0.179389628534</text:p>
              </table:table-cell>
              <table:table-cell office:value-type="float" office:value="0.255438034188">
                <text:p>0.255438034188</text:p>
              </table:table-cell>
              <table:table-cell office:value-type="float" office:value="0.178349975345">
                <text:p>0.1783499753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307199211">
                <text:p>0.229307199211</text:p>
              </table:table-cell>
              <table:table-cell office:value-type="float" office:value="0.18685190664">
                <text:p>0.18685190664</text:p>
              </table:table-cell>
              <table:table-cell office:value-type="float" office:value="0.241904585799">
                <text:p>0.241904585799</text:p>
              </table:table-cell>
              <table:table-cell office:value-type="float" office:value="0.183362919132">
                <text:p>0.183362919132</text:p>
              </table:table-cell>
              <table:table-cell office:value-type="float" office:value="0.256661324786">
                <text:p>0.256661324786</text:p>
              </table:table-cell>
              <table:table-cell office:value-type="float" office:value="0.181312541091">
                <text:p>0.181312541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4363494412">
                <text:p>0.234363494412</text:p>
              </table:table-cell>
              <table:table-cell office:value-type="float" office:value="0.195583333333">
                <text:p>0.195583333333</text:p>
              </table:table-cell>
              <table:table-cell office:value-type="float" office:value="0.245883053912">
                <text:p>0.245883053912</text:p>
              </table:table-cell>
              <table:table-cell office:value-type="float" office:value="0.186864151874">
                <text:p>0.186864151874</text:p>
              </table:table-cell>
              <table:table-cell office:value-type="float" office:value="0.260875657462">
                <text:p>0.260875657462</text:p>
              </table:table-cell>
              <table:table-cell office:value-type="float" office:value="0.184376602564">
                <text:p>0.184376602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5419953978">
                <text:p>0.235419953978</text:p>
              </table:table-cell>
              <table:table-cell office:value-type="float" office:value="0.198679651545">
                <text:p>0.198679651545</text:p>
              </table:table-cell>
              <table:table-cell office:value-type="float" office:value="0.246027284681">
                <text:p>0.246027284681</text:p>
              </table:table-cell>
              <table:table-cell office:value-type="float" office:value="0.189451224523">
                <text:p>0.189451224523</text:p>
              </table:table-cell>
              <table:table-cell office:value-type="float" office:value="0.259752218935">
                <text:p>0.259752218935</text:p>
              </table:table-cell>
              <table:table-cell office:value-type="float" office:value="0.186837812295">
                <text:p>0.18683781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696745562">
                <text:p>0.239696745562</text:p>
              </table:table-cell>
              <table:table-cell office:value-type="float" office:value="0.203315499671">
                <text:p>0.203315499671</text:p>
              </table:table-cell>
              <table:table-cell office:value-type="float" office:value="0.246556130835">
                <text:p>0.246556130835</text:p>
              </table:table-cell>
              <table:table-cell office:value-type="float" office:value="0.19123253616">
                <text:p>0.19123253616</text:p>
              </table:table-cell>
              <table:table-cell office:value-type="float" office:value="0.264534023669">
                <text:p>0.264534023669</text:p>
              </table:table-cell>
              <table:table-cell office:value-type="float" office:value="0.188707901874">
                <text:p>0.188707901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877876397">
                <text:p>0.241877876397</text:p>
              </table:table-cell>
              <table:table-cell office:value-type="float" office:value="0.207700197239">
                <text:p>0.207700197239</text:p>
              </table:table-cell>
              <table:table-cell office:value-type="float" office:value="0.249594017094">
                <text:p>0.249594017094</text:p>
              </table:table-cell>
              <table:table-cell office:value-type="float" office:value="0.195727317554">
                <text:p>0.195727317554</text:p>
              </table:table-cell>
              <table:table-cell office:value-type="float" office:value="0.265811143984">
                <text:p>0.265811143984</text:p>
              </table:table-cell>
              <table:table-cell office:value-type="float" office:value="0.19047748192">
                <text:p>0.1904774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4049556213">
                <text:p>0.244049556213</text:p>
              </table:table-cell>
              <table:table-cell office:value-type="float" office:value="0.212090976331">
                <text:p>0.212090976331</text:p>
              </table:table-cell>
              <table:table-cell office:value-type="float" office:value="0.252210716634">
                <text:p>0.252210716634</text:p>
              </table:table-cell>
              <table:table-cell office:value-type="float" office:value="0.200185650888">
                <text:p>0.200185650888</text:p>
              </table:table-cell>
              <table:table-cell office:value-type="float" office:value="0.267370151216">
                <text:p>0.267370151216</text:p>
              </table:table-cell>
              <table:table-cell office:value-type="float" office:value="0.193036900066">
                <text:p>0.19303690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6992110454">
                <text:p>0.246992110454</text:p>
              </table:table-cell>
              <table:table-cell office:value-type="float" office:value="0.214024983563">
                <text:p>0.214024983563</text:p>
              </table:table-cell>
              <table:table-cell office:value-type="float" office:value="0.255214086128">
                <text:p>0.255214086128</text:p>
              </table:table-cell>
              <table:table-cell office:value-type="float" office:value="0.203181623932">
                <text:p>0.203181623932</text:p>
              </table:table-cell>
              <table:table-cell office:value-type="float" office:value="0.268159927679">
                <text:p>0.268159927679</text:p>
              </table:table-cell>
              <table:table-cell office:value-type="float" office:value="0.195234960552">
                <text:p>0.195234960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0190664">
                <text:p>0.24760190664</text:p>
              </table:table-cell>
              <table:table-cell office:value-type="float" office:value="0.217219099277">
                <text:p>0.217219099277</text:p>
              </table:table-cell>
              <table:table-cell office:value-type="float" office:value="0.255119986851">
                <text:p>0.255119986851</text:p>
              </table:table-cell>
              <table:table-cell office:value-type="float" office:value="0.204497411243">
                <text:p>0.204497411243</text:p>
              </table:table-cell>
              <table:table-cell office:value-type="float" office:value="0.269449375411">
                <text:p>0.269449375411</text:p>
              </table:table-cell>
              <table:table-cell office:value-type="float" office:value="0.197859056542">
                <text:p>0.197859056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7493836292">
                <text:p>0.247493836292</text:p>
              </table:table-cell>
              <table:table-cell office:value-type="float" office:value="0.219183925049">
                <text:p>0.219183925049</text:p>
              </table:table-cell>
              <table:table-cell office:value-type="float" office:value="0.255246959237">
                <text:p>0.255246959237</text:p>
              </table:table-cell>
              <table:table-cell office:value-type="float" office:value="0.204973002959">
                <text:p>0.204973002959</text:p>
              </table:table-cell>
              <table:table-cell office:value-type="float" office:value="0.272463017751">
                <text:p>0.272463017751</text:p>
              </table:table-cell>
              <table:table-cell office:value-type="float" office:value="0.200787372617">
                <text:p>0.200787372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522682446">
                <text:p>0.250522682446</text:p>
              </table:table-cell>
              <table:table-cell office:value-type="float" office:value="0.22184418146">
                <text:p>0.22184418146</text:p>
              </table:table-cell>
              <table:table-cell office:value-type="float" office:value="0.255194362262">
                <text:p>0.255194362262</text:p>
              </table:table-cell>
              <table:table-cell office:value-type="float" office:value="0.20724022025">
                <text:p>0.20724022025</text:p>
              </table:table-cell>
              <table:table-cell office:value-type="float" office:value="0.27333086785">
                <text:p>0.27333086785</text:p>
              </table:table-cell>
              <table:table-cell office:value-type="float" office:value="0.203059151052">
                <text:p>0.203059151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1333004602">
                <text:p>0.251333004602</text:p>
              </table:table-cell>
              <table:table-cell office:value-type="float" office:value="0.223416913215">
                <text:p>0.223416913215</text:p>
              </table:table-cell>
              <table:table-cell office:value-type="float" office:value="0.259494165023">
                <text:p>0.259494165023</text:p>
              </table:table-cell>
              <table:table-cell office:value-type="float" office:value="0.208818786982">
                <text:p>0.208818786982</text:p>
              </table:table-cell>
              <table:table-cell office:value-type="float" office:value="0.277080046022">
                <text:p>0.277080046022</text:p>
              </table:table-cell>
              <table:table-cell office:value-type="float" office:value="0.206344633465">
                <text:p>0.206344633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1974852071">
                <text:p>0.251974852071</text:p>
              </table:table-cell>
              <table:table-cell office:value-type="float" office:value="0.225241370809">
                <text:p>0.225241370809</text:p>
              </table:table-cell>
              <table:table-cell office:value-type="float" office:value="0.260341058514">
                <text:p>0.260341058514</text:p>
              </table:table-cell>
              <table:table-cell office:value-type="float" office:value="0.211596811308">
                <text:p>0.211596811308</text:p>
              </table:table-cell>
              <table:table-cell office:value-type="float" office:value="0.278596318212">
                <text:p>0.278596318212</text:p>
              </table:table-cell>
              <table:table-cell office:value-type="float" office:value="0.208852851742">
                <text:p>0.20885285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263395792">
                <text:p>0.255263395792</text:p>
              </table:table-cell>
              <table:table-cell office:value-type="float" office:value="0.227249589086">
                <text:p>0.227249589086</text:p>
              </table:table-cell>
              <table:table-cell office:value-type="float" office:value="0.259449375411">
                <text:p>0.259449375411</text:p>
              </table:table-cell>
              <table:table-cell office:value-type="float" office:value="0.213340236686">
                <text:p>0.213340236686</text:p>
              </table:table-cell>
              <table:table-cell office:value-type="float" office:value="0.279939595661">
                <text:p>0.279939595661</text:p>
              </table:table-cell>
              <table:table-cell office:value-type="float" office:value="0.210880403517">
                <text:p>0.21088040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93630835">
                <text:p>0.25493630835</text:p>
              </table:table-cell>
              <table:table-cell office:value-type="float" office:value="0.228566896778">
                <text:p>0.228566896778</text:p>
              </table:table-cell>
              <table:table-cell office:value-type="float" office:value="0.262428090072">
                <text:p>0.262428090072</text:p>
              </table:table-cell>
              <table:table-cell office:value-type="float" office:value="0.215647846811">
                <text:p>0.215647846811</text:p>
              </table:table-cell>
              <table:table-cell office:value-type="float" office:value="0.283540433925">
                <text:p>0.283540433925</text:p>
              </table:table-cell>
              <table:table-cell office:value-type="float" office:value="0.21428511259">
                <text:p>0.21428511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8019395135">
                <text:p>0.258019395135</text:p>
              </table:table-cell>
              <table:table-cell office:value-type="float" office:value="0.231294214333">
                <text:p>0.231294214333</text:p>
              </table:table-cell>
              <table:table-cell office:value-type="float" office:value="0.26184418146">
                <text:p>0.26184418146</text:p>
              </table:table-cell>
              <table:table-cell office:value-type="float" office:value="0.216861028928">
                <text:p>0.216861028928</text:p>
              </table:table-cell>
              <table:table-cell office:value-type="float" office:value="0.284992192636">
                <text:p>0.284992192636</text:p>
              </table:table-cell>
              <table:table-cell office:value-type="float" office:value="0.21821903764">
                <text:p>0.21821903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254930966">
                <text:p>0.261254930966</text:p>
              </table:table-cell>
              <table:table-cell office:value-type="float" office:value="0.235304076266">
                <text:p>0.235304076266</text:p>
              </table:table-cell>
              <table:table-cell office:value-type="float" office:value="0.264616617357">
                <text:p>0.264616617357</text:p>
              </table:table-cell>
              <table:table-cell office:value-type="float" office:value="0.220652284681">
                <text:p>0.220652284681</text:p>
              </table:table-cell>
              <table:table-cell office:value-type="float" office:value="0.287903106509">
                <text:p>0.287903106509</text:p>
              </table:table-cell>
              <table:table-cell office:value-type="float" office:value="0.223961538462">
                <text:p>0.223961538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315088757">
                <text:p>0.262315088757</text:p>
              </table:table-cell>
              <table:table-cell office:value-type="float" office:value="0.237831196581">
                <text:p>0.237831196581</text:p>
              </table:table-cell>
              <table:table-cell office:value-type="float" office:value="0.268432363577">
                <text:p>0.268432363577</text:p>
              </table:table-cell>
              <table:table-cell office:value-type="float" office:value="0.226134985207">
                <text:p>0.226134985207</text:p>
              </table:table-cell>
              <table:table-cell office:value-type="float" office:value="0.294190088757">
                <text:p>0.294190088757</text:p>
              </table:table-cell>
              <table:table-cell office:value-type="float" office:value="0.232036817883">
                <text:p>0.232036817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4894806049">
                <text:p>0.264894806049</text:p>
              </table:table-cell>
              <table:table-cell office:value-type="float" office:value="0.24219699211">
                <text:p>0.24219699211</text:p>
              </table:table-cell>
              <table:table-cell office:value-type="float" office:value="0.272945019724">
                <text:p>0.272945019724</text:p>
              </table:table-cell>
              <table:table-cell office:value-type="float" office:value="0.233048118014">
                <text:p>0.233048118014</text:p>
              </table:table-cell>
              <table:table-cell office:value-type="float" office:value="0.303057199211">
                <text:p>0.303057199211</text:p>
              </table:table-cell>
              <table:table-cell office:value-type="float" office:value="0.242844345825">
                <text:p>0.242844345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9801939513">
                <text:p>0.269801939513</text:p>
              </table:table-cell>
              <table:table-cell office:value-type="float" office:value="0.248841962525">
                <text:p>0.248841962525</text:p>
              </table:table-cell>
              <table:table-cell office:value-type="float" office:value="0.278318951348">
                <text:p>0.278318951348</text:p>
              </table:table-cell>
              <table:table-cell office:value-type="float" office:value="0.243776380671">
                <text:p>0.243776380671</text:p>
              </table:table-cell>
              <table:table-cell office:value-type="float" office:value="0.30850591716">
                <text:p>0.30850591716</text:p>
              </table:table-cell>
              <table:table-cell office:value-type="float" office:value="0.255821951019">
                <text:p>0.255821951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278270874">
                <text:p>0.273278270874</text:p>
              </table:table-cell>
              <table:table-cell office:value-type="float" office:value="0.256464086128">
                <text:p>0.256464086128</text:p>
              </table:table-cell>
              <table:table-cell office:value-type="float" office:value="0.284602235371">
                <text:p>0.284602235371</text:p>
              </table:table-cell>
              <table:table-cell office:value-type="float" office:value="0.255461374096">
                <text:p>0.255461374096</text:p>
              </table:table-cell>
              <table:table-cell office:value-type="float" office:value="0.313712195924">
                <text:p>0.313712195924</text:p>
              </table:table-cell>
              <table:table-cell office:value-type="float" office:value="0.269892278928">
                <text:p>0.269892278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8733563445">
                <text:p>0.278733563445</text:p>
              </table:table-cell>
              <table:table-cell office:value-type="float" office:value="0.263981262327">
                <text:p>0.263981262327</text:p>
              </table:table-cell>
              <table:table-cell office:value-type="float" office:value="0.29143039119">
                <text:p>0.29143039119</text:p>
              </table:table-cell>
              <table:table-cell office:value-type="float" office:value="0.265752917488">
                <text:p>0.265752917488</text:p>
              </table:table-cell>
              <table:table-cell office:value-type="float" office:value="0.323650558843">
                <text:p>0.323650558843</text:p>
              </table:table-cell>
              <table:table-cell office:value-type="float" office:value="0.28319208169">
                <text:p>0.2831920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5062458909">
                <text:p>0.285062458909</text:p>
              </table:table-cell>
              <table:table-cell office:value-type="float" office:value="0.27108974359">
                <text:p>0.27108974359</text:p>
              </table:table-cell>
              <table:table-cell office:value-type="float" office:value="0.298829306377">
                <text:p>0.298829306377</text:p>
              </table:table-cell>
              <table:table-cell office:value-type="float" office:value="0.274802103879">
                <text:p>0.274802103879</text:p>
              </table:table-cell>
              <table:table-cell office:value-type="float" office:value="0.333100345168">
                <text:p>0.333100345168</text:p>
              </table:table-cell>
              <table:table-cell office:value-type="float" office:value="0.295400456114">
                <text:p>0.295400456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1388888889">
                <text:p>0.291388888889</text:p>
              </table:table-cell>
              <table:table-cell office:value-type="float" office:value="0.278207593688">
                <text:p>0.278207593688</text:p>
              </table:table-cell>
              <table:table-cell office:value-type="float" office:value="0.306017422748">
                <text:p>0.306017422748</text:p>
              </table:table-cell>
              <table:table-cell office:value-type="float" office:value="0.283132766272">
                <text:p>0.283132766272</text:p>
              </table:table-cell>
              <table:table-cell office:value-type="float" office:value="0.341990466798">
                <text:p>0.341990466798</text:p>
              </table:table-cell>
              <table:table-cell office:value-type="float" office:value="0.306355974688">
                <text:p>0.30635597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013888889">
                <text:p>0.297013888889</text:p>
              </table:table-cell>
              <table:table-cell office:value-type="float" office:value="0.284305637738">
                <text:p>0.284305637738</text:p>
              </table:table-cell>
              <table:table-cell office:value-type="float" office:value="0.311603796844">
                <text:p>0.311603796844</text:p>
              </table:table-cell>
              <table:table-cell office:value-type="float" office:value="0.29083797666">
                <text:p>0.29083797666</text:p>
              </table:table-cell>
              <table:table-cell office:value-type="float" office:value="0.350560486522">
                <text:p>0.350560486522</text:p>
              </table:table-cell>
              <table:table-cell office:value-type="float" office:value="0.31613535503">
                <text:p>0.31613535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208620973">
                <text:p>0.30208620973</text:p>
              </table:table-cell>
              <table:table-cell office:value-type="float" office:value="0.290239316239">
                <text:p>0.290239316239</text:p>
              </table:table-cell>
              <table:table-cell office:value-type="float" office:value="0.317604372124">
                <text:p>0.317604372124</text:p>
              </table:table-cell>
              <table:table-cell office:value-type="float" office:value="0.298444485536">
                <text:p>0.298444485536</text:p>
              </table:table-cell>
              <table:table-cell office:value-type="float" office:value="0.357812705457">
                <text:p>0.357812705457</text:p>
              </table:table-cell>
              <table:table-cell office:value-type="float" office:value="0.324847181131">
                <text:p>0.324847181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683678501">
                <text:p>0.30683678501</text:p>
              </table:table-cell>
              <table:table-cell office:value-type="float" office:value="0.295355029586">
                <text:p>0.295355029586</text:p>
              </table:table-cell>
              <table:table-cell office:value-type="float" office:value="0.323330456936">
                <text:p>0.323330456936</text:p>
              </table:table-cell>
              <table:table-cell office:value-type="float" office:value="0.304760642669">
                <text:p>0.304760642669</text:p>
              </table:table-cell>
              <table:table-cell office:value-type="float" office:value="0.364717291256">
                <text:p>0.364717291256</text:p>
              </table:table-cell>
              <table:table-cell office:value-type="float" office:value="0.333567636423">
                <text:p>0.333567636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0733481262">
                <text:p>0.310733481262</text:p>
              </table:table-cell>
              <table:table-cell office:value-type="float" office:value="0.300288954635">
                <text:p>0.300288954635</text:p>
              </table:table-cell>
              <table:table-cell office:value-type="float" office:value="0.330031640368">
                <text:p>0.330031640368</text:p>
              </table:table-cell>
              <table:table-cell office:value-type="float" office:value="0.311733974359">
                <text:p>0.311733974359</text:p>
              </table:table-cell>
              <table:table-cell office:value-type="float" office:value="0.370977975016">
                <text:p>0.370977975016</text:p>
              </table:table-cell>
              <table:table-cell office:value-type="float" office:value="0.341437417817">
                <text:p>0.34143741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601660092">
                <text:p>0.31601660092</text:p>
              </table:table-cell>
              <table:table-cell office:value-type="float" office:value="0.305388313609">
                <text:p>0.305388313609</text:p>
              </table:table-cell>
              <table:table-cell office:value-type="float" office:value="0.336204799474">
                <text:p>0.336204799474</text:p>
              </table:table-cell>
              <table:table-cell office:value-type="float" office:value="0.317776545036">
                <text:p>0.317776545036</text:p>
              </table:table-cell>
              <table:table-cell office:value-type="float" office:value="0.376828566732">
                <text:p>0.376828566732</text:p>
              </table:table-cell>
              <table:table-cell office:value-type="float" office:value="0.348875678008">
                <text:p>0.348875678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0669789612">
                <text:p>0.320669789612</text:p>
              </table:table-cell>
              <table:table-cell office:value-type="float" office:value="0.309818211703">
                <text:p>0.309818211703</text:p>
              </table:table-cell>
              <table:table-cell office:value-type="float" office:value="0.341628451677">
                <text:p>0.341628451677</text:p>
              </table:table-cell>
              <table:table-cell office:value-type="float" office:value="0.323598002959">
                <text:p>0.323598002959</text:p>
              </table:table-cell>
              <table:table-cell office:value-type="float" office:value="0.382905571992">
                <text:p>0.382905571992</text:p>
              </table:table-cell>
              <table:table-cell office:value-type="float" office:value="0.355702066897">
                <text:p>0.355702066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603057199">
                <text:p>0.324603057199</text:p>
              </table:table-cell>
              <table:table-cell office:value-type="float" office:value="0.314362754767">
                <text:p>0.314362754767</text:p>
              </table:table-cell>
              <table:table-cell office:value-type="float" office:value="0.345323389218">
                <text:p>0.345323389218</text:p>
              </table:table-cell>
              <table:table-cell office:value-type="float" office:value="0.32854651545">
                <text:p>0.32854651545</text:p>
              </table:table-cell>
              <table:table-cell office:value-type="float" office:value="0.387865713346">
                <text:p>0.387865713346</text:p>
              </table:table-cell>
              <table:table-cell office:value-type="float" office:value="0.362241514629">
                <text:p>0.362241514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9146120973">
                <text:p>0.329146120973</text:p>
              </table:table-cell>
              <table:table-cell office:value-type="float" office:value="0.319040927022">
                <text:p>0.319040927022</text:p>
              </table:table-cell>
              <table:table-cell office:value-type="float" office:value="0.350117521368">
                <text:p>0.350117521368</text:p>
              </table:table-cell>
              <table:table-cell office:value-type="float" office:value="0.333649038462">
                <text:p>0.333649038462</text:p>
              </table:table-cell>
              <table:table-cell office:value-type="float" office:value="0.394650723208">
                <text:p>0.394650723208</text:p>
              </table:table-cell>
              <table:table-cell office:value-type="float" office:value="0.368809089415">
                <text:p>0.368809089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575115056">
                <text:p>0.334575115056</text:p>
              </table:table-cell>
              <table:table-cell office:value-type="float" office:value="0.323875904011">
                <text:p>0.323875904011</text:p>
              </table:table-cell>
              <table:table-cell office:value-type="float" office:value="0.355869904668">
                <text:p>0.355869904668</text:p>
              </table:table-cell>
              <table:table-cell office:value-type="float" office:value="0.338863371137">
                <text:p>0.338863371137</text:p>
              </table:table-cell>
              <table:table-cell office:value-type="float" office:value="0.400181213018">
                <text:p>0.400181213018</text:p>
              </table:table-cell>
              <table:table-cell office:value-type="float" office:value="0.374443540434">
                <text:p>0.374443540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7986522025">
                <text:p>0.337986522025</text:p>
              </table:table-cell>
              <table:table-cell office:value-type="float" office:value="0.327795693623">
                <text:p>0.327795693623</text:p>
              </table:table-cell>
              <table:table-cell office:value-type="float" office:value="0.360168885602">
                <text:p>0.360168885602</text:p>
              </table:table-cell>
              <table:table-cell office:value-type="float" office:value="0.34354651545">
                <text:p>0.34354651545</text:p>
              </table:table-cell>
              <table:table-cell office:value-type="float" office:value="0.40677309336">
                <text:p>0.40677309336</text:p>
              </table:table-cell>
              <table:table-cell office:value-type="float" office:value="0.380407380013">
                <text:p>0.38040738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176569691">
                <text:p>0.34176569691</text:p>
              </table:table-cell>
              <table:table-cell office:value-type="float" office:value="0.332025969757">
                <text:p>0.332025969757</text:p>
              </table:table-cell>
              <table:table-cell office:value-type="float" office:value="0.364211456279">
                <text:p>0.364211456279</text:p>
              </table:table-cell>
              <table:table-cell office:value-type="float" office:value="0.348538913544">
                <text:p>0.348538913544</text:p>
              </table:table-cell>
              <table:table-cell office:value-type="float" office:value="0.412225920447">
                <text:p>0.412225920447</text:p>
              </table:table-cell>
              <table:table-cell office:value-type="float" office:value="0.38639203238">
                <text:p>0.38639203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6479700855">
                <text:p>0.346479700855</text:p>
              </table:table-cell>
              <table:table-cell office:value-type="float" office:value="0.336543063774">
                <text:p>0.336543063774</text:p>
              </table:table-cell>
              <table:table-cell office:value-type="float" office:value="0.368316896778">
                <text:p>0.368316896778</text:p>
              </table:table-cell>
              <table:table-cell office:value-type="float" office:value="0.353079635108">
                <text:p>0.353079635108</text:p>
              </table:table-cell>
              <table:table-cell office:value-type="float" office:value="0.416518326759">
                <text:p>0.416518326759</text:p>
              </table:table-cell>
              <table:table-cell office:value-type="float" office:value="0.392020977153">
                <text:p>0.392020977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0605276134">
                <text:p>0.350605276134</text:p>
              </table:table-cell>
              <table:table-cell office:value-type="float" office:value="0.340817061144">
                <text:p>0.340817061144</text:p>
              </table:table-cell>
              <table:table-cell office:value-type="float" office:value="0.372940499671">
                <text:p>0.372940499671</text:p>
              </table:table-cell>
              <table:table-cell office:value-type="float" office:value="0.357693211703">
                <text:p>0.357693211703</text:p>
              </table:table-cell>
              <table:table-cell office:value-type="float" office:value="0.422653270874">
                <text:p>0.422653270874</text:p>
              </table:table-cell>
              <table:table-cell office:value-type="float" office:value="0.397644086949">
                <text:p>0.397644086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4061061801">
                <text:p>0.354061061801</text:p>
              </table:table-cell>
              <table:table-cell office:value-type="float" office:value="0.344963839579">
                <text:p>0.344963839579</text:p>
              </table:table-cell>
              <table:table-cell office:value-type="float" office:value="0.378167324129">
                <text:p>0.378167324129</text:p>
              </table:table-cell>
              <table:table-cell office:value-type="float" office:value="0.362262820513">
                <text:p>0.362262820513</text:p>
              </table:table-cell>
              <table:table-cell office:value-type="float" office:value="0.426269723866">
                <text:p>0.426269723866</text:p>
              </table:table-cell>
              <table:table-cell office:value-type="float" office:value="0.403235535832">
                <text:p>0.403235535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9045857988">
                <text:p>0.359045857988</text:p>
              </table:table-cell>
              <table:table-cell office:value-type="float" office:value="0.349192307692">
                <text:p>0.349192307692</text:p>
              </table:table-cell>
              <table:table-cell office:value-type="float" office:value="0.381695841552">
                <text:p>0.381695841552</text:p>
              </table:table-cell>
              <table:table-cell office:value-type="float" office:value="0.366367480276">
                <text:p>0.366367480276</text:p>
              </table:table-cell>
              <table:table-cell office:value-type="float" office:value="0.431881574622">
                <text:p>0.431881574622</text:p>
              </table:table-cell>
              <table:table-cell office:value-type="float" office:value="0.408355070677">
                <text:p>0.408355070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2571909928">
                <text:p>0.362571909928</text:p>
              </table:table-cell>
              <table:table-cell office:value-type="float" office:value="0.353200936884">
                <text:p>0.353200936884</text:p>
              </table:table-cell>
              <table:table-cell office:value-type="float" office:value="0.38666379027">
                <text:p>0.38666379027</text:p>
              </table:table-cell>
              <table:table-cell office:value-type="float" office:value="0.371057938856">
                <text:p>0.371057938856</text:p>
              </table:table-cell>
              <table:table-cell office:value-type="float" office:value="0.434597304405">
                <text:p>0.434597304405</text:p>
              </table:table-cell>
              <table:table-cell office:value-type="float" office:value="0.413439472387">
                <text:p>0.413439472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6607495069">
                <text:p>0.366607495069</text:p>
              </table:table-cell>
              <table:table-cell office:value-type="float" office:value="0.357262080868">
                <text:p>0.357262080868</text:p>
              </table:table-cell>
              <table:table-cell office:value-type="float" office:value="0.38981960881">
                <text:p>0.38981960881</text:p>
              </table:table-cell>
              <table:table-cell office:value-type="float" office:value="0.375034845496">
                <text:p>0.375034845496</text:p>
              </table:table-cell>
              <table:table-cell office:value-type="float" office:value="0.440268326759">
                <text:p>0.440268326759</text:p>
              </table:table-cell>
              <table:table-cell office:value-type="float" office:value="0.418072629027">
                <text:p>0.4180726290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9762080868">
                <text:p>0.369762080868</text:p>
              </table:table-cell>
              <table:table-cell office:value-type="float" office:value="0.360805966469">
                <text:p>0.360805966469</text:p>
              </table:table-cell>
              <table:table-cell office:value-type="float" office:value="0.394061472715">
                <text:p>0.394061472715</text:p>
              </table:table-cell>
              <table:table-cell office:value-type="float" office:value="0.379445307364">
                <text:p>0.379445307364</text:p>
              </table:table-cell>
              <table:table-cell office:value-type="float" office:value="0.44547008547">
                <text:p>0.44547008547</text:p>
              </table:table-cell>
              <table:table-cell office:value-type="float" office:value="0.422391128369">
                <text:p>0.422391128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305925378">
                <text:p>0.37305925378</text:p>
              </table:table-cell>
              <table:table-cell office:value-type="float" office:value="0.364280900723">
                <text:p>0.364280900723</text:p>
              </table:table-cell>
              <table:table-cell office:value-type="float" office:value="0.397197978304">
                <text:p>0.397197978304</text:p>
              </table:table-cell>
              <table:table-cell office:value-type="float" office:value="0.383289571006">
                <text:p>0.383289571006</text:p>
              </table:table-cell>
              <table:table-cell office:value-type="float" office:value="0.448865466798">
                <text:p>0.448865466798</text:p>
              </table:table-cell>
              <table:table-cell office:value-type="float" office:value="0.426772209895">
                <text:p>0.426772209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349687705">
                <text:p>0.375349687705</text:p>
              </table:table-cell>
              <table:table-cell office:value-type="float" office:value="0.367265285996">
                <text:p>0.367265285996</text:p>
              </table:table-cell>
              <table:table-cell office:value-type="float" office:value="0.400776216305">
                <text:p>0.400776216305</text:p>
              </table:table-cell>
              <table:table-cell office:value-type="float" office:value="0.386563198554">
                <text:p>0.386563198554</text:p>
              </table:table-cell>
              <table:table-cell office:value-type="float" office:value="0.453692061144">
                <text:p>0.453692061144</text:p>
              </table:table-cell>
              <table:table-cell office:value-type="float" office:value="0.431333292242">
                <text:p>0.431333292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958620973">
                <text:p>0.37958620973</text:p>
              </table:table-cell>
              <table:table-cell office:value-type="float" office:value="0.370874013807">
                <text:p>0.370874013807</text:p>
              </table:table-cell>
              <table:table-cell office:value-type="float" office:value="0.403361686391">
                <text:p>0.403361686391</text:p>
              </table:table-cell>
              <table:table-cell office:value-type="float" office:value="0.38986226167">
                <text:p>0.38986226167</text:p>
              </table:table-cell>
              <table:table-cell office:value-type="float" office:value="0.457460141354">
                <text:p>0.457460141354</text:p>
              </table:table-cell>
              <table:table-cell office:value-type="float" office:value="0.435515614727">
                <text:p>0.435515614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2804487179">
                <text:p>0.382804487179</text:p>
              </table:table-cell>
              <table:table-cell office:value-type="float" office:value="0.374531886917">
                <text:p>0.374531886917</text:p>
              </table:table-cell>
              <table:table-cell office:value-type="float" office:value="0.408092537804">
                <text:p>0.408092537804</text:p>
              </table:table-cell>
              <table:table-cell office:value-type="float" office:value="0.393639094346">
                <text:p>0.393639094346</text:p>
              </table:table-cell>
              <table:table-cell office:value-type="float" office:value="0.460565006575">
                <text:p>0.460565006575</text:p>
              </table:table-cell>
              <table:table-cell office:value-type="float" office:value="0.439664755917">
                <text:p>0.439664755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6853632479">
                <text:p>0.386853632479</text:p>
              </table:table-cell>
              <table:table-cell office:value-type="float" office:value="0.378082840237">
                <text:p>0.378082840237</text:p>
              </table:table-cell>
              <table:table-cell office:value-type="float" office:value="0.411188362919">
                <text:p>0.411188362919</text:p>
              </table:table-cell>
              <table:table-cell office:value-type="float" office:value="0.397409188034">
                <text:p>0.397409188034</text:p>
              </table:table-cell>
              <table:table-cell office:value-type="float" office:value="0.464766190007">
                <text:p>0.464766190007</text:p>
              </table:table-cell>
              <table:table-cell office:value-type="float" office:value="0.443951553254">
                <text:p>0.443951553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508136095">
                <text:p>0.389508136095</text:p>
              </table:table-cell>
              <table:table-cell office:value-type="float" office:value="0.38106426693">
                <text:p>0.38106426693</text:p>
              </table:table-cell>
              <table:table-cell office:value-type="float" office:value="0.415748274162">
                <text:p>0.415748274162</text:p>
              </table:table-cell>
              <table:table-cell office:value-type="float" office:value="0.401100673899">
                <text:p>0.401100673899</text:p>
              </table:table-cell>
              <table:table-cell office:value-type="float" office:value="0.468222386588">
                <text:p>0.468222386588</text:p>
              </table:table-cell>
              <table:table-cell office:value-type="float" office:value="0.448199108317">
                <text:p>0.448199108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2682445759">
                <text:p>0.392682445759</text:p>
              </table:table-cell>
              <table:table-cell office:value-type="float" office:value="0.384076183432">
                <text:p>0.384076183432</text:p>
              </table:table-cell>
              <table:table-cell office:value-type="float" office:value="0.419434993425">
                <text:p>0.419434993425</text:p>
              </table:table-cell>
              <table:table-cell office:value-type="float" office:value="0.405175747863">
                <text:p>0.405175747863</text:p>
              </table:table-cell>
              <table:table-cell office:value-type="float" office:value="0.471840894149">
                <text:p>0.471840894149</text:p>
              </table:table-cell>
              <table:table-cell office:value-type="float" office:value="0.451849831525">
                <text:p>0.451849831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5083004602">
                <text:p>0.395083004602</text:p>
              </table:table-cell>
              <table:table-cell office:value-type="float" office:value="0.386926857331">
                <text:p>0.386926857331</text:p>
              </table:table-cell>
              <table:table-cell office:value-type="float" office:value="0.422537393162">
                <text:p>0.422537393162</text:p>
              </table:table-cell>
              <table:table-cell office:value-type="float" office:value="0.409257766272">
                <text:p>0.409257766272</text:p>
              </table:table-cell>
              <table:table-cell office:value-type="float" office:value="0.474419378698">
                <text:p>0.474419378698</text:p>
              </table:table-cell>
              <table:table-cell office:value-type="float" office:value="0.455313116371">
                <text:p>0.455313116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8649737015">
                <text:p>0.398649737015</text:p>
              </table:table-cell>
              <table:table-cell office:value-type="float" office:value="0.389984467456">
                <text:p>0.389984467456</text:p>
              </table:table-cell>
              <table:table-cell office:value-type="float" office:value="0.425671433268">
                <text:p>0.425671433268</text:p>
              </table:table-cell>
              <table:table-cell office:value-type="float" office:value="0.412878492768">
                <text:p>0.412878492768</text:p>
              </table:table-cell>
              <table:table-cell office:value-type="float" office:value="0.477936390533">
                <text:p>0.477936390533</text:p>
              </table:table-cell>
              <table:table-cell office:value-type="float" office:value="0.458644312952">
                <text:p>0.458644312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878287311">
                <text:p>0.401878287311</text:p>
              </table:table-cell>
              <table:table-cell office:value-type="float" office:value="0.392913954635">
                <text:p>0.392913954635</text:p>
              </table:table-cell>
              <table:table-cell office:value-type="float" office:value="0.428998191979">
                <text:p>0.428998191979</text:p>
              </table:table-cell>
              <table:table-cell office:value-type="float" office:value="0.41637676693">
                <text:p>0.41637676693</text:p>
              </table:table-cell>
              <table:table-cell office:value-type="float" office:value="0.481044543064">
                <text:p>0.481044543064</text:p>
              </table:table-cell>
              <table:table-cell office:value-type="float" office:value="0.462234385273">
                <text:p>0.462234385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497986522">
                <text:p>0.40497986522</text:p>
              </table:table-cell>
              <table:table-cell office:value-type="float" office:value="0.396188856016">
                <text:p>0.396188856016</text:p>
              </table:table-cell>
              <table:table-cell office:value-type="float" office:value="0.431403270874">
                <text:p>0.431403270874</text:p>
              </table:table-cell>
              <table:table-cell office:value-type="float" office:value="0.419253369494">
                <text:p>0.419253369494</text:p>
              </table:table-cell>
              <table:table-cell office:value-type="float" office:value="0.484927679158">
                <text:p>0.484927679158</text:p>
              </table:table-cell>
              <table:table-cell office:value-type="float" office:value="0.465810383794">
                <text:p>0.465810383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001150559">
                <text:p>0.407001150559</text:p>
              </table:table-cell>
              <table:table-cell office:value-type="float" office:value="0.399069033531">
                <text:p>0.399069033531</text:p>
              </table:table-cell>
              <table:table-cell office:value-type="float" office:value="0.434356508876">
                <text:p>0.434356508876</text:p>
              </table:table-cell>
              <table:table-cell office:value-type="float" office:value="0.422060322156">
                <text:p>0.422060322156</text:p>
              </table:table-cell>
              <table:table-cell office:value-type="float" office:value="0.488187869822">
                <text:p>0.488187869822</text:p>
              </table:table-cell>
              <table:table-cell office:value-type="float" office:value="0.46912366453">
                <text:p>0.46912366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0840318869">
                <text:p>0.410840318869</text:p>
              </table:table-cell>
              <table:table-cell office:value-type="float" office:value="0.402163132807">
                <text:p>0.402163132807</text:p>
              </table:table-cell>
              <table:table-cell office:value-type="float" office:value="0.437568622617">
                <text:p>0.437568622617</text:p>
              </table:table-cell>
              <table:table-cell office:value-type="float" office:value="0.425133259369">
                <text:p>0.425133259369</text:p>
              </table:table-cell>
              <table:table-cell office:value-type="float" office:value="0.490502547666">
                <text:p>0.490502547666</text:p>
              </table:table-cell>
              <table:table-cell office:value-type="float" office:value="0.471935137245">
                <text:p>0.471935137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328731098">
                <text:p>0.41328731098</text:p>
              </table:table-cell>
              <table:table-cell office:value-type="float" office:value="0.404912721893">
                <text:p>0.404912721893</text:p>
              </table:table-cell>
              <table:table-cell office:value-type="float" office:value="0.439050788955">
                <text:p>0.439050788955</text:p>
              </table:table-cell>
              <table:table-cell office:value-type="float" office:value="0.427561924721">
                <text:p>0.427561924721</text:p>
              </table:table-cell>
              <table:table-cell office:value-type="float" office:value="0.493159105851">
                <text:p>0.493159105851</text:p>
              </table:table-cell>
              <table:table-cell office:value-type="float" office:value="0.475295960717">
                <text:p>0.475295960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4946581197">
                <text:p>0.414946581197</text:p>
              </table:table-cell>
              <table:table-cell office:value-type="float" office:value="0.407494904668">
                <text:p>0.407494904668</text:p>
              </table:table-cell>
              <table:table-cell office:value-type="float" office:value="0.441369986851">
                <text:p>0.441369986851</text:p>
              </table:table-cell>
              <table:table-cell office:value-type="float" office:value="0.429770874425">
                <text:p>0.429770874425</text:p>
              </table:table-cell>
              <table:table-cell office:value-type="float" office:value="0.495750328731">
                <text:p>0.495750328731</text:p>
              </table:table-cell>
              <table:table-cell office:value-type="float" office:value="0.478462278107">
                <text:p>0.478462278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7676282051">
                <text:p>0.417676282051</text:p>
              </table:table-cell>
              <table:table-cell office:value-type="float" office:value="0.41023191979">
                <text:p>0.41023191979</text:p>
              </table:table-cell>
              <table:table-cell office:value-type="float" office:value="0.443136505588">
                <text:p>0.443136505588</text:p>
              </table:table-cell>
              <table:table-cell office:value-type="float" office:value="0.431911817883">
                <text:p>0.431911817883</text:p>
              </table:table-cell>
              <table:table-cell office:value-type="float" office:value="0.499089825773">
                <text:p>0.499089825773</text:p>
              </table:table-cell>
              <table:table-cell office:value-type="float" office:value="0.481287804076">
                <text:p>0.481287804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0642669297">
                <text:p>0.420642669297</text:p>
              </table:table-cell>
              <table:table-cell office:value-type="float" office:value="0.413256738988">
                <text:p>0.413256738988</text:p>
              </table:table-cell>
              <table:table-cell office:value-type="float" office:value="0.447103057199">
                <text:p>0.447103057199</text:p>
              </table:table-cell>
              <table:table-cell office:value-type="float" office:value="0.434885683761">
                <text:p>0.434885683761</text:p>
              </table:table-cell>
              <table:table-cell office:value-type="float" office:value="0.502149079553">
                <text:p>0.502149079553</text:p>
              </table:table-cell>
              <table:table-cell office:value-type="float" office:value="0.484328258547">
                <text:p>0.484328258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3013642341">
                <text:p>0.423013642341</text:p>
              </table:table-cell>
              <table:table-cell office:value-type="float" office:value="0.415885272847">
                <text:p>0.415885272847</text:p>
              </table:table-cell>
              <table:table-cell office:value-type="float" office:value="0.450167241946">
                <text:p>0.450167241946</text:p>
              </table:table-cell>
              <table:table-cell office:value-type="float" office:value="0.437922460552">
                <text:p>0.437922460552</text:p>
              </table:table-cell>
              <table:table-cell office:value-type="float" office:value="0.504118589744">
                <text:p>0.504118589744</text:p>
              </table:table-cell>
              <table:table-cell office:value-type="float" office:value="0.487068848619">
                <text:p>0.487068848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53406476">
                <text:p>0.4253406476</text:p>
              </table:table-cell>
              <table:table-cell office:value-type="float" office:value="0.418594263642">
                <text:p>0.418594263642</text:p>
              </table:table-cell>
              <table:table-cell office:value-type="float" office:value="0.452822978304">
                <text:p>0.452822978304</text:p>
              </table:table-cell>
              <table:table-cell office:value-type="float" office:value="0.440406434911">
                <text:p>0.440406434911</text:p>
              </table:table-cell>
              <table:table-cell office:value-type="float" office:value="0.506528188692">
                <text:p>0.506528188692</text:p>
              </table:table-cell>
              <table:table-cell office:value-type="float" office:value="0.489720886752">
                <text:p>0.489720886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7755177515">
                <text:p>0.427755177515</text:p>
              </table:table-cell>
              <table:table-cell office:value-type="float" office:value="0.420792981591">
                <text:p>0.420792981591</text:p>
              </table:table-cell>
              <table:table-cell office:value-type="float" office:value="0.45401421762">
                <text:p>0.45401421762</text:p>
              </table:table-cell>
              <table:table-cell office:value-type="float" office:value="0.442382601907">
                <text:p>0.442382601907</text:p>
              </table:table-cell>
              <table:table-cell office:value-type="float" office:value="0.50903969428">
                <text:p>0.50903969428</text:p>
              </table:table-cell>
              <table:table-cell office:value-type="float" office:value="0.492429569362">
                <text:p>0.492429569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0583086785">
                <text:p>0.430583086785</text:p>
              </table:table-cell>
              <table:table-cell office:value-type="float" office:value="0.42338387574">
                <text:p>0.42338387574</text:p>
              </table:table-cell>
              <table:table-cell office:value-type="float" office:value="0.456203977646">
                <text:p>0.456203977646</text:p>
              </table:table-cell>
              <table:table-cell office:value-type="float" office:value="0.444875">
                <text:p>0.444875</text:p>
              </table:table-cell>
              <table:table-cell office:value-type="float" office:value="0.511278763971">
                <text:p>0.511278763971</text:p>
              </table:table-cell>
              <table:table-cell office:value-type="float" office:value="0.495192184418">
                <text:p>0.495192184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4229947403">
                <text:p>0.434229947403</text:p>
              </table:table-cell>
              <table:table-cell office:value-type="float" office:value="0.426079799474">
                <text:p>0.426079799474</text:p>
              </table:table-cell>
              <table:table-cell office:value-type="float" office:value="0.458433185404">
                <text:p>0.458433185404</text:p>
              </table:table-cell>
              <table:table-cell office:value-type="float" office:value="0.44730124096">
                <text:p>0.44730124096</text:p>
              </table:table-cell>
              <table:table-cell office:value-type="float" office:value="0.513666584484">
                <text:p>0.513666584484</text:p>
              </table:table-cell>
              <table:table-cell office:value-type="float" office:value="0.49781221236">
                <text:p>0.49781221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27013478">
                <text:p>0.43627013478</text:p>
              </table:table-cell>
              <table:table-cell office:value-type="float" office:value="0.428514546351">
                <text:p>0.428514546351</text:p>
              </table:table-cell>
              <table:table-cell office:value-type="float" office:value="0.460567882972">
                <text:p>0.460567882972</text:p>
              </table:table-cell>
              <table:table-cell office:value-type="float" office:value="0.449569115713">
                <text:p>0.449569115713</text:p>
              </table:table-cell>
              <table:table-cell office:value-type="float" office:value="0.515551446417">
                <text:p>0.515551446417</text:p>
              </table:table-cell>
              <table:table-cell office:value-type="float" office:value="0.500130526792">
                <text:p>0.500130526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8268408941">
                <text:p>0.438268408941</text:p>
              </table:table-cell>
              <table:table-cell office:value-type="float" office:value="0.430748191979">
                <text:p>0.430748191979</text:p>
              </table:table-cell>
              <table:table-cell office:value-type="float" office:value="0.463194033531">
                <text:p>0.463194033531</text:p>
              </table:table-cell>
              <table:table-cell office:value-type="float" office:value="0.452149408284">
                <text:p>0.452149408284</text:p>
              </table:table-cell>
              <table:table-cell office:value-type="float" office:value="0.517575608153">
                <text:p>0.517575608153</text:p>
              </table:table-cell>
              <table:table-cell office:value-type="float" office:value="0.502674556213">
                <text:p>0.502674556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0639381986">
                <text:p>0.440639381986</text:p>
              </table:table-cell>
              <table:table-cell office:value-type="float" office:value="0.433183185404">
                <text:p>0.433183185404</text:p>
              </table:table-cell>
              <table:table-cell office:value-type="float" office:value="0.464482659435">
                <text:p>0.464482659435</text:p>
              </table:table-cell>
              <table:table-cell office:value-type="float" office:value="0.454119411571">
                <text:p>0.454119411571</text:p>
              </table:table-cell>
              <table:table-cell office:value-type="float" office:value="0.520409270217">
                <text:p>0.520409270217</text:p>
              </table:table-cell>
              <table:table-cell office:value-type="float" office:value="0.505220106016">
                <text:p>0.505220106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2657790927">
                <text:p>0.442657790927</text:p>
              </table:table-cell>
              <table:table-cell office:value-type="float" office:value="0.435896860618">
                <text:p>0.435896860618</text:p>
              </table:table-cell>
              <table:table-cell office:value-type="float" office:value="0.466196581197">
                <text:p>0.466196581197</text:p>
              </table:table-cell>
              <table:table-cell office:value-type="float" office:value="0.456378164037">
                <text:p>0.456378164037</text:p>
              </table:table-cell>
              <table:table-cell office:value-type="float" office:value="0.522386176857">
                <text:p>0.522386176857</text:p>
              </table:table-cell>
              <table:table-cell office:value-type="float" office:value="0.507516231098">
                <text:p>0.507516231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5815253123">
                <text:p>0.445815253123</text:p>
              </table:table-cell>
              <table:table-cell office:value-type="float" office:value="0.438700936884">
                <text:p>0.438700936884</text:p>
              </table:table-cell>
              <table:table-cell office:value-type="float" office:value="0.468065006575">
                <text:p>0.468065006575</text:p>
              </table:table-cell>
              <table:table-cell office:value-type="float" office:value="0.458577210717">
                <text:p>0.458577210717</text:p>
              </table:table-cell>
              <table:table-cell office:value-type="float" office:value="0.524580046022">
                <text:p>0.524580046022</text:p>
              </table:table-cell>
              <table:table-cell office:value-type="float" office:value="0.509698019395">
                <text:p>0.509698019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7897764629">
                <text:p>0.447897764629</text:p>
              </table:table-cell>
              <table:table-cell office:value-type="float" office:value="0.440914119001">
                <text:p>0.440914119001</text:p>
              </table:table-cell>
              <table:table-cell office:value-type="float" office:value="0.470803747535">
                <text:p>0.470803747535</text:p>
              </table:table-cell>
              <table:table-cell office:value-type="float" office:value="0.460405654175">
                <text:p>0.460405654175</text:p>
              </table:table-cell>
              <table:table-cell office:value-type="float" office:value="0.526750082183">
                <text:p>0.526750082183</text:p>
              </table:table-cell>
              <table:table-cell office:value-type="float" office:value="0.512030613083">
                <text:p>0.512030613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9762491782">
                <text:p>0.449762491782</text:p>
              </table:table-cell>
              <table:table-cell office:value-type="float" office:value="0.443070923734">
                <text:p>0.443070923734</text:p>
              </table:table-cell>
              <table:table-cell office:value-type="float" office:value="0.472555473373">
                <text:p>0.472555473373</text:p>
              </table:table-cell>
              <table:table-cell office:value-type="float" office:value="0.462218523997">
                <text:p>0.462218523997</text:p>
              </table:table-cell>
              <table:table-cell office:value-type="float" office:value="0.528640285996">
                <text:p>0.528640285996</text:p>
              </table:table-cell>
              <table:table-cell office:value-type="float" office:value="0.514478077745">
                <text:p>0.514478077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2290844839">
                <text:p>0.452290844839</text:p>
              </table:table-cell>
              <table:table-cell office:value-type="float" office:value="0.445408037475">
                <text:p>0.445408037475</text:p>
              </table:table-cell>
              <table:table-cell office:value-type="float" office:value="0.474229125575">
                <text:p>0.474229125575</text:p>
              </table:table-cell>
              <table:table-cell office:value-type="float" office:value="0.464036776792">
                <text:p>0.464036776792</text:p>
              </table:table-cell>
              <table:table-cell office:value-type="float" office:value="0.530518162393">
                <text:p>0.530518162393</text:p>
              </table:table-cell>
              <table:table-cell office:value-type="float" office:value="0.516700115056">
                <text:p>0.516700115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3344838922">
                <text:p>0.453344838922</text:p>
              </table:table-cell>
              <table:table-cell office:value-type="float" office:value="0.447045364892">
                <text:p>0.447045364892</text:p>
              </table:table-cell>
              <table:table-cell office:value-type="float" office:value="0.476662968442">
                <text:p>0.476662968442</text:p>
              </table:table-cell>
              <table:table-cell office:value-type="float" office:value="0.466331237673">
                <text:p>0.466331237673</text:p>
              </table:table-cell>
              <table:table-cell office:value-type="float" office:value="0.532373027613">
                <text:p>0.532373027613</text:p>
              </table:table-cell>
              <table:table-cell office:value-type="float" office:value="0.518778681788">
                <text:p>0.518778681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587647929">
                <text:p>0.45587647929</text:p>
              </table:table-cell>
              <table:table-cell office:value-type="float" office:value="0.449491288626">
                <text:p>0.449491288626</text:p>
              </table:table-cell>
              <table:table-cell office:value-type="float" office:value="0.478435650888">
                <text:p>0.478435650888</text:p>
              </table:table-cell>
              <table:table-cell office:value-type="float" office:value="0.468484097633">
                <text:p>0.468484097633</text:p>
              </table:table-cell>
              <table:table-cell office:value-type="float" office:value="0.534334319527">
                <text:p>0.534334319527</text:p>
              </table:table-cell>
              <table:table-cell office:value-type="float" office:value="0.5206531476">
                <text:p>0.5206531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5845290927">
                <text:p>0.45845290927</text:p>
              </table:table-cell>
              <table:table-cell office:value-type="float" office:value="0.451317472058">
                <text:p>0.451317472058</text:p>
              </table:table-cell>
              <table:table-cell office:value-type="float" office:value="0.480999342538">
                <text:p>0.480999342538</text:p>
              </table:table-cell>
              <table:table-cell office:value-type="float" office:value="0.470681007561">
                <text:p>0.470681007561</text:p>
              </table:table-cell>
              <table:table-cell office:value-type="float" office:value="0.536265614727">
                <text:p>0.536265614727</text:p>
              </table:table-cell>
              <table:table-cell office:value-type="float" office:value="0.522573985043">
                <text:p>0.522573985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9689760026">
                <text:p>0.459689760026</text:p>
              </table:table-cell>
              <table:table-cell office:value-type="float" office:value="0.452869000657">
                <text:p>0.452869000657</text:p>
              </table:table-cell>
              <table:table-cell office:value-type="float" office:value="0.482976249178">
                <text:p>0.482976249178</text:p>
              </table:table-cell>
              <table:table-cell office:value-type="float" office:value="0.472667406312">
                <text:p>0.472667406312</text:p>
              </table:table-cell>
              <table:table-cell office:value-type="float" office:value="0.537988576594">
                <text:p>0.537988576594</text:p>
              </table:table-cell>
              <table:table-cell office:value-type="float" office:value="0.52455257643">
                <text:p>0.5245525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081114398">
                <text:p>0.461081114398</text:p>
              </table:table-cell>
              <table:table-cell office:value-type="float" office:value="0.454937294543">
                <text:p>0.454937294543</text:p>
              </table:table-cell>
              <table:table-cell office:value-type="float" office:value="0.48452991453">
                <text:p>0.48452991453</text:p>
              </table:table-cell>
              <table:table-cell office:value-type="float" office:value="0.474742398093">
                <text:p>0.474742398093</text:p>
              </table:table-cell>
              <table:table-cell office:value-type="float" office:value="0.540499260355">
                <text:p>0.540499260355</text:p>
              </table:table-cell>
              <table:table-cell office:value-type="float" office:value="0.526637820513">
                <text:p>0.526637820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3052679158">
                <text:p>0.463052679158</text:p>
              </table:table-cell>
              <table:table-cell office:value-type="float" office:value="0.456947813938">
                <text:p>0.456947813938</text:p>
              </table:table-cell>
              <table:table-cell office:value-type="float" office:value="0.485397764629">
                <text:p>0.485397764629</text:p>
              </table:table-cell>
              <table:table-cell office:value-type="float" office:value="0.476278476331">
                <text:p>0.476278476331</text:p>
              </table:table-cell>
              <table:table-cell office:value-type="float" office:value="0.540851413544">
                <text:p>0.540851413544</text:p>
              </table:table-cell>
              <table:table-cell office:value-type="float" office:value="0.528411509698">
                <text:p>0.528411509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5298734385">
                <text:p>0.465298734385</text:p>
              </table:table-cell>
              <table:table-cell office:value-type="float" office:value="0.458946252465">
                <text:p>0.458946252465</text:p>
              </table:table-cell>
              <table:table-cell office:value-type="float" office:value="0.487091551611">
                <text:p>0.487091551611</text:p>
              </table:table-cell>
              <table:table-cell office:value-type="float" office:value="0.478075936884">
                <text:p>0.478075936884</text:p>
              </table:table-cell>
              <table:table-cell office:value-type="float" office:value="0.542644641683">
                <text:p>0.542644641683</text:p>
              </table:table-cell>
              <table:table-cell office:value-type="float" office:value="0.53009627712">
                <text:p>0.53009627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6297666009">
                <text:p>0.466297666009</text:p>
              </table:table-cell>
              <table:table-cell office:value-type="float" office:value="0.460884697567">
                <text:p>0.460884697567</text:p>
              </table:table-cell>
              <table:table-cell office:value-type="float" office:value="0.489590729783">
                <text:p>0.489590729783</text:p>
              </table:table-cell>
              <table:table-cell office:value-type="float" office:value="0.479978755753">
                <text:p>0.479978755753</text:p>
              </table:table-cell>
              <table:table-cell office:value-type="float" office:value="0.544464990138">
                <text:p>0.544464990138</text:p>
              </table:table-cell>
              <table:table-cell office:value-type="float" office:value="0.53183086785">
                <text:p>0.53183086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9629355687">
                <text:p>0.469629355687</text:p>
              </table:table-cell>
              <table:table-cell office:value-type="float" office:value="0.462994165023">
                <text:p>0.462994165023</text:p>
              </table:table-cell>
              <table:table-cell office:value-type="float" office:value="0.490897846811">
                <text:p>0.490897846811</text:p>
              </table:table-cell>
              <table:table-cell office:value-type="float" office:value="0.4817867357">
                <text:p>0.4817867357</text:p>
              </table:table-cell>
              <table:table-cell office:value-type="float" office:value="0.545592537804">
                <text:p>0.545592537804</text:p>
              </table:table-cell>
              <table:table-cell office:value-type="float" office:value="0.533570923734">
                <text:p>0.533570923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0135601578">
                <text:p>0.470135601578</text:p>
              </table:table-cell>
              <table:table-cell office:value-type="float" office:value="0.46437795858">
                <text:p>0.46437795858</text:p>
              </table:table-cell>
              <table:table-cell office:value-type="float" office:value="0.492298652202">
                <text:p>0.492298652202</text:p>
              </table:table-cell>
              <table:table-cell office:value-type="float" office:value="0.483194814267">
                <text:p>0.483194814267</text:p>
              </table:table-cell>
              <table:table-cell office:value-type="float" office:value="0.547361932939">
                <text:p>0.547361932939</text:p>
              </table:table-cell>
              <table:table-cell office:value-type="float" office:value="0.535225488988">
                <text:p>0.535225488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3405654175">
                <text:p>0.473405654175</text:p>
              </table:table-cell>
              <table:table-cell office:value-type="float" office:value="0.466559664694">
                <text:p>0.466559664694</text:p>
              </table:table-cell>
              <table:table-cell office:value-type="float" office:value="0.494167488494">
                <text:p>0.494167488494</text:p>
              </table:table-cell>
              <table:table-cell office:value-type="float" office:value="0.485191732413">
                <text:p>0.485191732413</text:p>
              </table:table-cell>
              <table:table-cell office:value-type="float" office:value="0.548369904668">
                <text:p>0.548369904668</text:p>
              </table:table-cell>
              <table:table-cell office:value-type="float" office:value="0.536821889382">
                <text:p>0.536821889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4679898093">
                <text:p>0.474679898093</text:p>
              </table:table-cell>
              <table:table-cell office:value-type="float" office:value="0.468633957922">
                <text:p>0.468633957922</text:p>
              </table:table-cell>
              <table:table-cell office:value-type="float" office:value="0.496492439185">
                <text:p>0.496492439185</text:p>
              </table:table-cell>
              <table:table-cell office:value-type="float" office:value="0.486883218277">
                <text:p>0.486883218277</text:p>
              </table:table-cell>
              <table:table-cell office:value-type="float" office:value="0.550350920447">
                <text:p>0.550350920447</text:p>
              </table:table-cell>
              <table:table-cell office:value-type="float" office:value="0.538662619165">
                <text:p>0.538662619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5873602893">
                <text:p>0.475873602893</text:p>
              </table:table-cell>
              <table:table-cell office:value-type="float" office:value="0.470224276792">
                <text:p>0.470224276792</text:p>
              </table:table-cell>
              <table:table-cell office:value-type="float" office:value="0.497832840237">
                <text:p>0.497832840237</text:p>
              </table:table-cell>
              <table:table-cell office:value-type="float" office:value="0.488632889546">
                <text:p>0.488632889546</text:p>
              </table:table-cell>
              <table:table-cell office:value-type="float" office:value="0.551744329389">
                <text:p>0.551744329389</text:p>
              </table:table-cell>
              <table:table-cell office:value-type="float" office:value="0.540381389711">
                <text:p>0.540381389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7087031558">
                <text:p>0.477087031558</text:p>
              </table:table-cell>
              <table:table-cell office:value-type="float" office:value="0.471457675871">
                <text:p>0.471457675871</text:p>
              </table:table-cell>
              <table:table-cell office:value-type="float" office:value="0.499712771203">
                <text:p>0.499712771203</text:p>
              </table:table-cell>
              <table:table-cell office:value-type="float" office:value="0.490421967456">
                <text:p>0.490421967456</text:p>
              </table:table-cell>
              <table:table-cell office:value-type="float" office:value="0.553048159106">
                <text:p>0.553048159106</text:p>
              </table:table-cell>
              <table:table-cell office:value-type="float" office:value="0.541954121466">
                <text:p>0.5419541214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9097222222">
                <text:p>0.479097222222</text:p>
              </table:table-cell>
              <table:table-cell office:value-type="float" office:value="0.473091469428">
                <text:p>0.473091469428</text:p>
              </table:table-cell>
              <table:table-cell office:value-type="float" office:value="0.50055925378">
                <text:p>0.50055925378</text:p>
              </table:table-cell>
              <table:table-cell office:value-type="float" office:value="0.49162676693">
                <text:p>0.49162676693</text:p>
              </table:table-cell>
              <table:table-cell office:value-type="float" office:value="0.553790680473">
                <text:p>0.553790680473</text:p>
              </table:table-cell>
              <table:table-cell office:value-type="float" office:value="0.543347448225">
                <text:p>0.543347448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0543639053">
                <text:p>0.480543639053</text:p>
              </table:table-cell>
              <table:table-cell office:value-type="float" office:value="0.4748015286">
                <text:p>0.4748015286</text:p>
              </table:table-cell>
              <table:table-cell office:value-type="float" office:value="0.502130177515">
                <text:p>0.502130177515</text:p>
              </table:table-cell>
              <table:table-cell office:value-type="float" office:value="0.492918515779">
                <text:p>0.492918515779</text:p>
              </table:table-cell>
              <table:table-cell office:value-type="float" office:value="0.554426775148">
                <text:p>0.554426775148</text:p>
              </table:table-cell>
              <table:table-cell office:value-type="float" office:value="0.544420673077">
                <text:p>0.544420673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1850756082">
                <text:p>0.481850756082</text:p>
              </table:table-cell>
              <table:table-cell office:value-type="float" office:value="0.476364316239">
                <text:p>0.476364316239</text:p>
              </table:table-cell>
              <table:table-cell office:value-type="float" office:value="0.504610042735">
                <text:p>0.504610042735</text:p>
              </table:table-cell>
              <table:table-cell office:value-type="float" office:value="0.494810034517">
                <text:p>0.494810034517</text:p>
              </table:table-cell>
              <table:table-cell office:value-type="float" office:value="0.555151216305">
                <text:p>0.555151216305</text:p>
              </table:table-cell>
              <table:table-cell office:value-type="float" office:value="0.545709504438">
                <text:p>0.545709504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2912146614">
                <text:p>0.482912146614</text:p>
              </table:table-cell>
              <table:table-cell office:value-type="float" office:value="0.477773504274">
                <text:p>0.477773504274</text:p>
              </table:table-cell>
              <table:table-cell office:value-type="float" office:value="0.506356837607">
                <text:p>0.506356837607</text:p>
              </table:table-cell>
              <table:table-cell office:value-type="float" office:value="0.496513313609">
                <text:p>0.496513313609</text:p>
              </table:table-cell>
              <table:table-cell office:value-type="float" office:value="0.55641025641">
                <text:p>0.55641025641</text:p>
              </table:table-cell>
              <table:table-cell office:value-type="float" office:value="0.546877568212">
                <text:p>0.546877568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3883136095">
                <text:p>0.483883136095</text:p>
              </table:table-cell>
              <table:table-cell office:value-type="float" office:value="0.478959976989">
                <text:p>0.478959976989</text:p>
              </table:table-cell>
              <table:table-cell office:value-type="float" office:value="0.507774079553">
                <text:p>0.507774079553</text:p>
              </table:table-cell>
              <table:table-cell office:value-type="float" office:value="0.4981703238">
                <text:p>0.4981703238</text:p>
              </table:table-cell>
              <table:table-cell office:value-type="float" office:value="0.557888724523">
                <text:p>0.557888724523</text:p>
              </table:table-cell>
              <table:table-cell office:value-type="float" office:value="0.54794269806">
                <text:p>0.54794269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6327251808">
                <text:p>0.486327251808</text:p>
              </table:table-cell>
              <table:table-cell office:value-type="float" office:value="0.480412475345">
                <text:p>0.480412475345</text:p>
              </table:table-cell>
              <table:table-cell office:value-type="float" office:value="0.508831771861">
                <text:p>0.508831771861</text:p>
              </table:table-cell>
              <table:table-cell office:value-type="float" office:value="0.499765450362">
                <text:p>0.499765450362</text:p>
              </table:table-cell>
              <table:table-cell office:value-type="float" office:value="0.558624671269">
                <text:p>0.558624671269</text:p>
              </table:table-cell>
              <table:table-cell office:value-type="float" office:value="0.54919341716">
                <text:p>0.54919341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7087853386">
                <text:p>0.487087853386</text:p>
              </table:table-cell>
              <table:table-cell office:value-type="float" office:value="0.482041748849">
                <text:p>0.482041748849</text:p>
              </table:table-cell>
              <table:table-cell office:value-type="float" office:value="0.509393491124">
                <text:p>0.509393491124</text:p>
              </table:table-cell>
              <table:table-cell office:value-type="float" office:value="0.501157996384">
                <text:p>0.501157996384</text:p>
              </table:table-cell>
              <table:table-cell office:value-type="float" office:value="0.558881492439">
                <text:p>0.558881492439</text:p>
              </table:table-cell>
              <table:table-cell office:value-type="float" office:value="0.550156989645">
                <text:p>0.550156989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522928994">
                <text:p>0.489522928994</text:p>
              </table:table-cell>
              <table:table-cell office:value-type="float" office:value="0.483848701512">
                <text:p>0.483848701512</text:p>
              </table:table-cell>
              <table:table-cell office:value-type="float" office:value="0.511410667324">
                <text:p>0.511410667324</text:p>
              </table:table-cell>
              <table:table-cell office:value-type="float" office:value="0.502610535832">
                <text:p>0.502610535832</text:p>
              </table:table-cell>
              <table:table-cell office:value-type="float" office:value="0.559709894806">
                <text:p>0.559709894806</text:p>
              </table:table-cell>
              <table:table-cell office:value-type="float" office:value="0.551298118014">
                <text:p>0.551298118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09093524">
                <text:p>0.4909093524</text:p>
              </table:table-cell>
              <table:table-cell office:value-type="float" office:value="0.485490548981">
                <text:p>0.485490548981</text:p>
              </table:table-cell>
              <table:table-cell office:value-type="float" office:value="0.512484796187">
                <text:p>0.512484796187</text:p>
              </table:table-cell>
              <table:table-cell office:value-type="float" office:value="0.503995890861">
                <text:p>0.503995890861</text:p>
              </table:table-cell>
              <table:table-cell office:value-type="float" office:value="0.560101084813">
                <text:p>0.560101084813</text:p>
              </table:table-cell>
              <table:table-cell office:value-type="float" office:value="0.552229063938">
                <text:p>0.552229063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277161407">
                <text:p>0.49277161407</text:p>
              </table:table-cell>
              <table:table-cell office:value-type="float" office:value="0.487235371466">
                <text:p>0.487235371466</text:p>
              </table:table-cell>
              <table:table-cell office:value-type="float" office:value="0.513498931624">
                <text:p>0.513498931624</text:p>
              </table:table-cell>
              <table:table-cell office:value-type="float" office:value="0.505378451677">
                <text:p>0.505378451677</text:p>
              </table:table-cell>
              <table:table-cell office:value-type="float" office:value="0.561337935569">
                <text:p>0.561337935569</text:p>
              </table:table-cell>
              <table:table-cell office:value-type="float" office:value="0.553158119658">
                <text:p>0.553158119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4121055227">
                <text:p>0.494121055227</text:p>
              </table:table-cell>
              <table:table-cell office:value-type="float" office:value="0.488818458251">
                <text:p>0.488818458251</text:p>
              </table:table-cell>
              <table:table-cell office:value-type="float" office:value="0.514820430638">
                <text:p>0.514820430638</text:p>
              </table:table-cell>
              <table:table-cell office:value-type="float" office:value="0.506831237673">
                <text:p>0.506831237673</text:p>
              </table:table-cell>
              <table:table-cell office:value-type="float" office:value="0.561861850756">
                <text:p>0.561861850756</text:p>
              </table:table-cell>
              <table:table-cell office:value-type="float" office:value="0.554009533202">
                <text:p>0.554009533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440088757">
                <text:p>0.495440088757</text:p>
              </table:table-cell>
              <table:table-cell office:value-type="float" office:value="0.4904976167">
                <text:p>0.4904976167</text:p>
              </table:table-cell>
              <table:table-cell office:value-type="float" office:value="0.51605687048">
                <text:p>0.51605687048</text:p>
              </table:table-cell>
              <table:table-cell office:value-type="float" office:value="0.50796770217">
                <text:p>0.50796770217</text:p>
              </table:table-cell>
              <table:table-cell office:value-type="float" office:value="0.563429076266">
                <text:p>0.563429076266</text:p>
              </table:table-cell>
              <table:table-cell office:value-type="float" office:value="0.554940129849">
                <text:p>0.554940129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6844592373">
                <text:p>0.496844592373</text:p>
              </table:table-cell>
              <table:table-cell office:value-type="float" office:value="0.492038625904">
                <text:p>0.492038625904</text:p>
              </table:table-cell>
              <table:table-cell office:value-type="float" office:value="0.517103057199">
                <text:p>0.517103057199</text:p>
              </table:table-cell>
              <table:table-cell office:value-type="float" office:value="0.509333662064">
                <text:p>0.509333662064</text:p>
              </table:table-cell>
              <table:table-cell office:value-type="float" office:value="0.564434993425">
                <text:p>0.564434993425</text:p>
              </table:table-cell>
              <table:table-cell office:value-type="float" office:value="0.555898668639">
                <text:p>0.555898668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746918146">
                <text:p>0.49746918146</text:p>
              </table:table-cell>
              <table:table-cell office:value-type="float" office:value="0.493440910585">
                <text:p>0.493440910585</text:p>
              </table:table-cell>
              <table:table-cell office:value-type="float" office:value="0.518617274819">
                <text:p>0.518617274819</text:p>
              </table:table-cell>
              <table:table-cell office:value-type="float" office:value="0.510860864563">
                <text:p>0.510860864563</text:p>
              </table:table-cell>
              <table:table-cell office:value-type="float" office:value="0.565416255753">
                <text:p>0.565416255753</text:p>
              </table:table-cell>
              <table:table-cell office:value-type="float" office:value="0.556875493097">
                <text:p>0.556875493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8952991453">
                <text:p>0.498952991453</text:p>
              </table:table-cell>
              <table:table-cell office:value-type="float" office:value="0.494552021696">
                <text:p>0.494552021696</text:p>
              </table:table-cell>
              <table:table-cell office:value-type="float" office:value="0.519389381986">
                <text:p>0.519389381986</text:p>
              </table:table-cell>
              <table:table-cell office:value-type="float" office:value="0.512052679158">
                <text:p>0.512052679158</text:p>
              </table:table-cell>
              <table:table-cell office:value-type="float" office:value="0.56585100263">
                <text:p>0.56585100263</text:p>
              </table:table-cell>
              <table:table-cell office:value-type="float" office:value="0.557921371631">
                <text:p>0.55792137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0708004602">
                <text:p>0.500708004602</text:p>
              </table:table-cell>
              <table:table-cell office:value-type="float" office:value="0.495971318212">
                <text:p>0.495971318212</text:p>
              </table:table-cell>
              <table:table-cell office:value-type="float" office:value="0.520738001315">
                <text:p>0.520738001315</text:p>
              </table:table-cell>
              <table:table-cell office:value-type="float" office:value="0.513484714004">
                <text:p>0.513484714004</text:p>
              </table:table-cell>
              <table:table-cell office:value-type="float" office:value="0.567139628534">
                <text:p>0.567139628534</text:p>
              </table:table-cell>
              <table:table-cell office:value-type="float" office:value="0.558975776627">
                <text:p>0.558975776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1580374753">
                <text:p>0.501580374753</text:p>
              </table:table-cell>
              <table:table-cell office:value-type="float" office:value="0.497318622617">
                <text:p>0.497318622617</text:p>
              </table:table-cell>
              <table:table-cell office:value-type="float" office:value="0.522597386588">
                <text:p>0.522597386588</text:p>
              </table:table-cell>
              <table:table-cell office:value-type="float" office:value="0.514860659106">
                <text:p>0.514860659106</text:p>
              </table:table-cell>
              <table:table-cell office:value-type="float" office:value="0.567592455621">
                <text:p>0.567592455621</text:p>
              </table:table-cell>
              <table:table-cell office:value-type="float" office:value="0.559967948718">
                <text:p>0.5599679487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2945430638">
                <text:p>0.502945430638</text:p>
              </table:table-cell>
              <table:table-cell office:value-type="float" office:value="0.4985023833">
                <text:p>0.4985023833</text:p>
              </table:table-cell>
              <table:table-cell office:value-type="float" office:value="0.52275147929">
                <text:p>0.52275147929</text:p>
              </table:table-cell>
              <table:table-cell office:value-type="float" office:value="0.516294666338">
                <text:p>0.516294666338</text:p>
              </table:table-cell>
              <table:table-cell office:value-type="float" office:value="0.569077498356">
                <text:p>0.569077498356</text:p>
              </table:table-cell>
              <table:table-cell office:value-type="float" office:value="0.560939677844">
                <text:p>0.560939677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4313362919">
                <text:p>0.504313362919</text:p>
              </table:table-cell>
              <table:table-cell office:value-type="float" office:value="0.499715565417">
                <text:p>0.499715565417</text:p>
              </table:table-cell>
              <table:table-cell office:value-type="float" office:value="0.524031476003">
                <text:p>0.524031476003</text:p>
              </table:table-cell>
              <table:table-cell office:value-type="float" office:value="0.517333333333">
                <text:p>0.517333333333</text:p>
              </table:table-cell>
              <table:table-cell office:value-type="float" office:value="0.569655654175">
                <text:p>0.569655654175</text:p>
              </table:table-cell>
              <table:table-cell office:value-type="float" office:value="0.56180968524">
                <text:p>0.56180968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5606097962">
                <text:p>0.505606097962</text:p>
              </table:table-cell>
              <table:table-cell office:value-type="float" office:value="0.500873849441">
                <text:p>0.500873849441</text:p>
              </table:table-cell>
              <table:table-cell office:value-type="float" office:value="0.525281476003">
                <text:p>0.525281476003</text:p>
              </table:table-cell>
              <table:table-cell office:value-type="float" office:value="0.51867209073">
                <text:p>0.51867209073</text:p>
              </table:table-cell>
              <table:table-cell office:value-type="float" office:value="0.570770463511">
                <text:p>0.570770463511</text:p>
              </table:table-cell>
              <table:table-cell office:value-type="float" office:value="0.562679035174">
                <text:p>0.562679035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5605276134">
                <text:p>0.505605276134</text:p>
              </table:table-cell>
              <table:table-cell office:value-type="float" office:value="0.501715729783">
                <text:p>0.501715729783</text:p>
              </table:table-cell>
              <table:table-cell office:value-type="float" office:value="0.526902942143">
                <text:p>0.526902942143</text:p>
              </table:table-cell>
              <table:table-cell office:value-type="float" office:value="0.519876356016">
                <text:p>0.519876356016</text:p>
              </table:table-cell>
              <table:table-cell office:value-type="float" office:value="0.571702827087">
                <text:p>0.571702827087</text:p>
              </table:table-cell>
              <table:table-cell office:value-type="float" office:value="0.563797871466">
                <text:p>0.563797871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7588757396">
                <text:p>0.507588757396</text:p>
              </table:table-cell>
              <table:table-cell office:value-type="float" office:value="0.503099769888">
                <text:p>0.503099769888</text:p>
              </table:table-cell>
              <table:table-cell office:value-type="float" office:value="0.52845496384">
                <text:p>0.52845496384</text:p>
              </table:table-cell>
              <table:table-cell office:value-type="float" office:value="0.521061554898">
                <text:p>0.521061554898</text:p>
              </table:table-cell>
              <table:table-cell office:value-type="float" office:value="0.572336045365">
                <text:p>0.572336045365</text:p>
              </table:table-cell>
              <table:table-cell office:value-type="float" office:value="0.564707758054">
                <text:p>0.564707758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8406886917">
                <text:p>0.508406886917</text:p>
              </table:table-cell>
              <table:table-cell office:value-type="float" office:value="0.504165351742">
                <text:p>0.504165351742</text:p>
              </table:table-cell>
              <table:table-cell office:value-type="float" office:value="0.529231180145">
                <text:p>0.529231180145</text:p>
              </table:table-cell>
              <table:table-cell office:value-type="float" office:value="0.522030243261">
                <text:p>0.522030243261</text:p>
              </table:table-cell>
              <table:table-cell office:value-type="float" office:value="0.57290105194">
                <text:p>0.57290105194</text:p>
              </table:table-cell>
              <table:table-cell office:value-type="float" office:value="0.565658736029">
                <text:p>0.565658736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09190088757">
                <text:p>0.509190088757</text:p>
              </table:table-cell>
              <table:table-cell office:value-type="float" office:value="0.505168721236">
                <text:p>0.505168721236</text:p>
              </table:table-cell>
              <table:table-cell office:value-type="float" office:value="0.52956812952">
                <text:p>0.52956812952</text:p>
              </table:table-cell>
              <table:table-cell office:value-type="float" office:value="0.523410092045">
                <text:p>0.523410092045</text:p>
              </table:table-cell>
              <table:table-cell office:value-type="float" office:value="0.573824375411">
                <text:p>0.573824375411</text:p>
              </table:table-cell>
              <table:table-cell office:value-type="float" office:value="0.566358809993">
                <text:p>0.566358809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0305719921">
                <text:p>0.510305719921</text:p>
              </table:table-cell>
              <table:table-cell office:value-type="float" office:value="0.506027613412">
                <text:p>0.506027613412</text:p>
              </table:table-cell>
              <table:table-cell office:value-type="float" office:value="0.530608152531">
                <text:p>0.530608152531</text:p>
              </table:table-cell>
              <table:table-cell office:value-type="float" office:value="0.524339949047">
                <text:p>0.524339949047</text:p>
              </table:table-cell>
              <table:table-cell office:value-type="float" office:value="0.573810404339">
                <text:p>0.573810404339</text:p>
              </table:table-cell>
              <table:table-cell office:value-type="float" office:value="0.567078854372">
                <text:p>0.567078854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1655571992">
                <text:p>0.511655571992</text:p>
              </table:table-cell>
              <table:table-cell office:value-type="float" office:value="0.507122370151">
                <text:p>0.507122370151</text:p>
              </table:table-cell>
              <table:table-cell office:value-type="float" office:value="0.531836374096">
                <text:p>0.531836374096</text:p>
              </table:table-cell>
              <table:table-cell office:value-type="float" office:value="0.525373726167">
                <text:p>0.525373726167</text:p>
              </table:table-cell>
              <table:table-cell office:value-type="float" office:value="0.574575115056">
                <text:p>0.574575115056</text:p>
              </table:table-cell>
              <table:table-cell office:value-type="float" office:value="0.567742007725">
                <text:p>0.567742007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2345496384">
                <text:p>0.512345496384</text:p>
              </table:table-cell>
              <table:table-cell office:value-type="float" office:value="0.508388231427">
                <text:p>0.508388231427</text:p>
              </table:table-cell>
              <table:table-cell office:value-type="float" office:value="0.53261669954">
                <text:p>0.53261669954</text:p>
              </table:table-cell>
              <table:table-cell office:value-type="float" office:value="0.526306213018">
                <text:p>0.526306213018</text:p>
              </table:table-cell>
              <table:table-cell office:value-type="float" office:value="0.575611439842">
                <text:p>0.575611439842</text:p>
              </table:table-cell>
              <table:table-cell office:value-type="float" office:value="0.56865772929">
                <text:p>0.56865772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3256903353">
                <text:p>0.513256903353</text:p>
              </table:table-cell>
              <table:table-cell office:value-type="float" office:value="0.509129191321">
                <text:p>0.509129191321</text:p>
              </table:table-cell>
              <table:table-cell office:value-type="float" office:value="0.533577416174">
                <text:p>0.533577416174</text:p>
              </table:table-cell>
              <table:table-cell office:value-type="float" office:value="0.527358440171">
                <text:p>0.527358440171</text:p>
              </table:table-cell>
              <table:table-cell office:value-type="float" office:value="0.576148504274">
                <text:p>0.576148504274</text:p>
              </table:table-cell>
              <table:table-cell office:value-type="float" office:value="0.569476269724">
                <text:p>0.569476269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4541009204">
                <text:p>0.514541009204</text:p>
              </table:table-cell>
              <table:table-cell office:value-type="float" office:value="0.510251068376">
                <text:p>0.510251068376</text:p>
              </table:table-cell>
              <table:table-cell office:value-type="float" office:value="0.534070923734">
                <text:p>0.534070923734</text:p>
              </table:table-cell>
              <table:table-cell office:value-type="float" office:value="0.528392504931">
                <text:p>0.528392504931</text:p>
              </table:table-cell>
              <table:table-cell office:value-type="float" office:value="0.576780078895">
                <text:p>0.576780078895</text:p>
              </table:table-cell>
              <table:table-cell office:value-type="float" office:value="0.57024584977">
                <text:p>0.57024584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5430637738">
                <text:p>0.515430637738</text:p>
              </table:table-cell>
              <table:table-cell office:value-type="float" office:value="0.511315335306">
                <text:p>0.511315335306</text:p>
              </table:table-cell>
              <table:table-cell office:value-type="float" office:value="0.535521449704">
                <text:p>0.535521449704</text:p>
              </table:table-cell>
              <table:table-cell office:value-type="float" office:value="0.529369986851">
                <text:p>0.529369986851</text:p>
              </table:table-cell>
              <table:table-cell office:value-type="float" office:value="0.577541502301">
                <text:p>0.577541502301</text:p>
              </table:table-cell>
              <table:table-cell office:value-type="float" office:value="0.570992439185">
                <text:p>0.570992439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6458744247">
                <text:p>0.516458744247</text:p>
              </table:table-cell>
              <table:table-cell office:value-type="float" office:value="0.512268244576">
                <text:p>0.512268244576</text:p>
              </table:table-cell>
              <table:table-cell office:value-type="float" office:value="0.536401216305">
                <text:p>0.536401216305</text:p>
              </table:table-cell>
              <table:table-cell office:value-type="float" office:value="0.530274901381">
                <text:p>0.530274901381</text:p>
              </table:table-cell>
              <table:table-cell office:value-type="float" office:value="0.57778969428">
                <text:p>0.57778969428</text:p>
              </table:table-cell>
              <table:table-cell office:value-type="float" office:value="0.571737158941">
                <text:p>0.5717371589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7859138725">
                <text:p>0.517859138725</text:p>
              </table:table-cell>
              <table:table-cell office:value-type="float" office:value="0.513666420118">
                <text:p>0.513666420118</text:p>
              </table:table-cell>
              <table:table-cell office:value-type="float" office:value="0.537137573964">
                <text:p>0.537137573964</text:p>
              </table:table-cell>
              <table:table-cell office:value-type="float" office:value="0.531100920447">
                <text:p>0.531100920447</text:p>
              </table:table-cell>
              <table:table-cell office:value-type="float" office:value="0.577876397107">
                <text:p>0.577876397107</text:p>
              </table:table-cell>
              <table:table-cell office:value-type="float" office:value="0.572398545365">
                <text:p>0.5723985453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9121466141">
                <text:p>0.519121466141</text:p>
              </table:table-cell>
              <table:table-cell office:value-type="float" office:value="0.514885930309">
                <text:p>0.514885930309</text:p>
              </table:table-cell>
              <table:table-cell office:value-type="float" office:value="0.538123356345">
                <text:p>0.538123356345</text:p>
              </table:table-cell>
              <table:table-cell office:value-type="float" office:value="0.531993589744">
                <text:p>0.531993589744</text:p>
              </table:table-cell>
              <table:table-cell office:value-type="float" office:value="0.578434418146">
                <text:p>0.578434418146</text:p>
              </table:table-cell>
              <table:table-cell office:value-type="float" office:value="0.57302518902">
                <text:p>0.573025189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909270217">
                <text:p>0.51909270217</text:p>
              </table:table-cell>
              <table:table-cell office:value-type="float" office:value="0.51560930309">
                <text:p>0.51560930309</text:p>
              </table:table-cell>
              <table:table-cell office:value-type="float" office:value="0.539170364892">
                <text:p>0.539170364892</text:p>
              </table:table-cell>
              <table:table-cell office:value-type="float" office:value="0.532922337278">
                <text:p>0.532922337278</text:p>
              </table:table-cell>
              <table:table-cell office:value-type="float" office:value="0.579084072978">
                <text:p>0.579084072978</text:p>
              </table:table-cell>
              <table:table-cell office:value-type="float" office:value="0.57353096236">
                <text:p>0.57353096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0272024984">
                <text:p>0.520272024984</text:p>
              </table:table-cell>
              <table:table-cell office:value-type="float" office:value="0.51657848455">
                <text:p>0.51657848455</text:p>
              </table:table-cell>
              <table:table-cell office:value-type="float" office:value="0.539743589744">
                <text:p>0.539743589744</text:p>
              </table:table-cell>
              <table:table-cell office:value-type="float" office:value="0.533771572978">
                <text:p>0.533771572978</text:p>
              </table:table-cell>
              <table:table-cell office:value-type="float" office:value="0.579082018409">
                <text:p>0.579082018409</text:p>
              </table:table-cell>
              <table:table-cell office:value-type="float" office:value="0.574059603057">
                <text:p>0.574059603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1493671926">
                <text:p>0.521493671926</text:p>
              </table:table-cell>
              <table:table-cell office:value-type="float" office:value="0.517493014464">
                <text:p>0.517493014464</text:p>
              </table:table-cell>
              <table:table-cell office:value-type="float" office:value="0.540303665352">
                <text:p>0.540303665352</text:p>
              </table:table-cell>
              <table:table-cell office:value-type="float" office:value="0.534623438527">
                <text:p>0.534623438527</text:p>
              </table:table-cell>
              <table:table-cell office:value-type="float" office:value="0.579545529257">
                <text:p>0.579545529257</text:p>
              </table:table-cell>
              <table:table-cell office:value-type="float" office:value="0.574534619494">
                <text:p>0.574534619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1919789612">
                <text:p>0.521919789612</text:p>
              </table:table-cell>
              <table:table-cell office:value-type="float" office:value="0.518272846811">
                <text:p>0.518272846811</text:p>
              </table:table-cell>
              <table:table-cell office:value-type="float" office:value="0.541095907298">
                <text:p>0.541095907298</text:p>
              </table:table-cell>
              <table:table-cell office:value-type="float" office:value="0.535667283037">
                <text:p>0.535667283037</text:p>
              </table:table-cell>
              <table:table-cell office:value-type="float" office:value="0.580530078895">
                <text:p>0.580530078895</text:p>
              </table:table-cell>
              <table:table-cell office:value-type="float" office:value="0.575061226167">
                <text:p>0.575061226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3520710059">
                <text:p>0.523520710059</text:p>
              </table:table-cell>
              <table:table-cell office:value-type="float" office:value="0.519364809336">
                <text:p>0.519364809336</text:p>
              </table:table-cell>
              <table:table-cell office:value-type="float" office:value="0.542371383958">
                <text:p>0.542371383958</text:p>
              </table:table-cell>
              <table:table-cell office:value-type="float" office:value="0.536464620316">
                <text:p>0.536464620316</text:p>
              </table:table-cell>
              <table:table-cell office:value-type="float" office:value="0.581495315582">
                <text:p>0.581495315582</text:p>
              </table:table-cell>
              <table:table-cell office:value-type="float" office:value="0.575740713346">
                <text:p>0.575740713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3773422091">
                <text:p>0.523773422091</text:p>
              </table:table-cell>
              <table:table-cell office:value-type="float" office:value="0.520171597633">
                <text:p>0.520171597633</text:p>
              </table:table-cell>
              <table:table-cell office:value-type="float" office:value="0.542776134122">
                <text:p>0.542776134122</text:p>
              </table:table-cell>
              <table:table-cell office:value-type="float" office:value="0.537342250164">
                <text:p>0.537342250164</text:p>
              </table:table-cell>
              <table:table-cell office:value-type="float" office:value="0.581766929652">
                <text:p>0.581766929652</text:p>
              </table:table-cell>
              <table:table-cell office:value-type="float" office:value="0.576377403846">
                <text:p>0.576377403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557445759">
                <text:p>0.524557445759</text:p>
              </table:table-cell>
              <table:table-cell office:value-type="float" office:value="0.521158448389">
                <text:p>0.521158448389</text:p>
              </table:table-cell>
              <table:table-cell office:value-type="float" office:value="0.543671104536">
                <text:p>0.543671104536</text:p>
              </table:table-cell>
              <table:table-cell office:value-type="float" office:value="0.538311061801">
                <text:p>0.538311061801</text:p>
              </table:table-cell>
              <table:table-cell office:value-type="float" office:value="0.582574786325">
                <text:p>0.582574786325</text:p>
              </table:table-cell>
              <table:table-cell office:value-type="float" office:value="0.57704871384">
                <text:p>0.57704871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5942636423">
                <text:p>0.525942636423</text:p>
              </table:table-cell>
              <table:table-cell office:value-type="float" office:value="0.522199704142">
                <text:p>0.522199704142</text:p>
              </table:table-cell>
              <table:table-cell office:value-type="float" office:value="0.544857001972">
                <text:p>0.544857001972</text:p>
              </table:table-cell>
              <table:table-cell office:value-type="float" office:value="0.539265162722">
                <text:p>0.539265162722</text:p>
              </table:table-cell>
              <table:table-cell office:value-type="float" office:value="0.582768326759">
                <text:p>0.582768326759</text:p>
              </table:table-cell>
              <table:table-cell office:value-type="float" office:value="0.577675131492">
                <text:p>0.5776751314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7096071663">
                <text:p>0.527096071663</text:p>
              </table:table-cell>
              <table:table-cell office:value-type="float" office:value="0.523192554241">
                <text:p>0.523192554241</text:p>
              </table:table-cell>
              <table:table-cell office:value-type="float" office:value="0.545440499671">
                <text:p>0.545440499671</text:p>
              </table:table-cell>
              <table:table-cell office:value-type="float" office:value="0.539910215319">
                <text:p>0.539910215319</text:p>
              </table:table-cell>
              <table:table-cell office:value-type="float" office:value="0.583452087442">
                <text:p>0.583452087442</text:p>
              </table:table-cell>
              <table:table-cell office:value-type="float" office:value="0.578102564103">
                <text:p>0.578102564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8040351742">
                <text:p>0.528040351742</text:p>
              </table:table-cell>
              <table:table-cell office:value-type="float" office:value="0.524155078895">
                <text:p>0.524155078895</text:p>
              </table:table-cell>
              <table:table-cell office:value-type="float" office:value="0.546625575279">
                <text:p>0.546625575279</text:p>
              </table:table-cell>
              <table:table-cell office:value-type="float" office:value="0.540726166995">
                <text:p>0.540726166995</text:p>
              </table:table-cell>
              <table:table-cell office:value-type="float" office:value="0.583586867193">
                <text:p>0.583586867193</text:p>
              </table:table-cell>
              <table:table-cell office:value-type="float" office:value="0.578581956772">
                <text:p>0.578581956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519066404">
                <text:p>0.528519066404</text:p>
              </table:table-cell>
              <table:table-cell office:value-type="float" office:value="0.524951758711">
                <text:p>0.524951758711</text:p>
              </table:table-cell>
              <table:table-cell office:value-type="float" office:value="0.547097304405">
                <text:p>0.547097304405</text:p>
              </table:table-cell>
              <table:table-cell office:value-type="float" office:value="0.541600961538">
                <text:p>0.541600961538</text:p>
              </table:table-cell>
              <table:table-cell office:value-type="float" office:value="0.583828073636">
                <text:p>0.583828073636</text:p>
              </table:table-cell>
              <table:table-cell office:value-type="float" office:value="0.579033427844">
                <text:p>0.579033427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9339661407">
                <text:p>0.529339661407</text:p>
              </table:table-cell>
              <table:table-cell office:value-type="float" office:value="0.525729783037">
                <text:p>0.525729783037</text:p>
              </table:table-cell>
              <table:table-cell office:value-type="float" office:value="0.548166091387">
                <text:p>0.548166091387</text:p>
              </table:table-cell>
              <table:table-cell office:value-type="float" office:value="0.54248845332">
                <text:p>0.54248845332</text:p>
              </table:table-cell>
              <table:table-cell office:value-type="float" office:value="0.584104618672">
                <text:p>0.584104618672</text:p>
              </table:table-cell>
              <table:table-cell office:value-type="float" office:value="0.579528948882">
                <text:p>0.579528948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0172583826">
                <text:p>0.530172583826</text:p>
              </table:table-cell>
              <table:table-cell office:value-type="float" office:value="0.526788297173">
                <text:p>0.526788297173</text:p>
              </table:table-cell>
              <table:table-cell office:value-type="float" office:value="0.54922542735">
                <text:p>0.54922542735</text:p>
              </table:table-cell>
              <table:table-cell office:value-type="float" office:value="0.543273586456">
                <text:p>0.543273586456</text:p>
              </table:table-cell>
              <table:table-cell office:value-type="float" office:value="0.584513067061">
                <text:p>0.584513067061</text:p>
              </table:table-cell>
              <table:table-cell office:value-type="float" office:value="0.579912372617">
                <text:p>0.579912372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1204799474">
                <text:p>0.531204799474</text:p>
              </table:table-cell>
              <table:table-cell office:value-type="float" office:value="0.527551364234">
                <text:p>0.527551364234</text:p>
              </table:table-cell>
              <table:table-cell office:value-type="float" office:value="0.550205046022">
                <text:p>0.550205046022</text:p>
              </table:table-cell>
              <table:table-cell office:value-type="float" office:value="0.544216798159">
                <text:p>0.544216798159</text:p>
              </table:table-cell>
              <table:table-cell office:value-type="float" office:value="0.584554569362">
                <text:p>0.584554569362</text:p>
              </table:table-cell>
              <table:table-cell office:value-type="float" office:value="0.580370726496">
                <text:p>0.5803707264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1422172913">
                <text:p>0.531422172913</text:p>
              </table:table-cell>
              <table:table-cell office:value-type="float" office:value="0.528111522025">
                <text:p>0.528111522025</text:p>
              </table:table-cell>
              <table:table-cell office:value-type="float" office:value="0.550780736358">
                <text:p>0.550780736358</text:p>
              </table:table-cell>
              <table:table-cell office:value-type="float" office:value="0.545071457922">
                <text:p>0.545071457922</text:p>
              </table:table-cell>
              <table:table-cell office:value-type="float" office:value="0.585456936226">
                <text:p>0.585456936226</text:p>
              </table:table-cell>
              <table:table-cell office:value-type="float" office:value="0.580827601085">
                <text:p>0.580827601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240343524">
                <text:p>0.53240343524</text:p>
              </table:table-cell>
              <table:table-cell office:value-type="float" office:value="0.529182117028">
                <text:p>0.529182117028</text:p>
              </table:table-cell>
              <table:table-cell office:value-type="float" office:value="0.551360124918">
                <text:p>0.551360124918</text:p>
              </table:table-cell>
              <table:table-cell office:value-type="float" office:value="0.545801323143">
                <text:p>0.545801323143</text:p>
              </table:table-cell>
              <table:table-cell office:value-type="float" office:value="0.58564513478">
                <text:p>0.58564513478</text:p>
              </table:table-cell>
              <table:table-cell office:value-type="float" office:value="0.581120952498">
                <text:p>0.581120952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3670693623">
                <text:p>0.533670693623</text:p>
              </table:table-cell>
              <table:table-cell office:value-type="float" office:value="0.530043063774">
                <text:p>0.530043063774</text:p>
              </table:table-cell>
              <table:table-cell office:value-type="float" office:value="0.55175830046">
                <text:p>0.55175830046</text:p>
              </table:table-cell>
              <table:table-cell office:value-type="float" office:value="0.546547008547">
                <text:p>0.546547008547</text:p>
              </table:table-cell>
              <table:table-cell office:value-type="float" office:value="0.586066732413">
                <text:p>0.586066732413</text:p>
              </table:table-cell>
              <table:table-cell office:value-type="float" office:value="0.581762286325">
                <text:p>0.581762286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4451019066">
                <text:p>0.534451019066</text:p>
              </table:table-cell>
              <table:table-cell office:value-type="float" office:value="0.530840318869">
                <text:p>0.530840318869</text:p>
              </table:table-cell>
              <table:table-cell office:value-type="float" office:value="0.552829552926">
                <text:p>0.552829552926</text:p>
              </table:table-cell>
              <table:table-cell office:value-type="float" office:value="0.547479741946">
                <text:p>0.547479741946</text:p>
              </table:table-cell>
              <table:table-cell office:value-type="float" office:value="0.586503122945">
                <text:p>0.586503122945</text:p>
              </table:table-cell>
              <table:table-cell office:value-type="float" office:value="0.582151729947">
                <text:p>0.582151729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540433925">
                <text:p>0.53540433925</text:p>
              </table:table-cell>
              <table:table-cell office:value-type="float" office:value="0.531880999343">
                <text:p>0.531880999343</text:p>
              </table:table-cell>
              <table:table-cell office:value-type="float" office:value="0.552989398422">
                <text:p>0.552989398422</text:p>
              </table:table-cell>
              <table:table-cell office:value-type="float" office:value="0.548170405983">
                <text:p>0.548170405983</text:p>
              </table:table-cell>
              <table:table-cell office:value-type="float" office:value="0.586611604208">
                <text:p>0.586611604208</text:p>
              </table:table-cell>
              <table:table-cell office:value-type="float" office:value="0.582490939349">
                <text:p>0.5824909393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5627876397">
                <text:p>0.535627876397</text:p>
              </table:table-cell>
              <table:table-cell office:value-type="float" office:value="0.532446663379">
                <text:p>0.532446663379</text:p>
              </table:table-cell>
              <table:table-cell office:value-type="float" office:value="0.553459483892">
                <text:p>0.553459483892</text:p>
              </table:table-cell>
              <table:table-cell office:value-type="float" office:value="0.548750328731">
                <text:p>0.548750328731</text:p>
              </table:table-cell>
              <table:table-cell office:value-type="float" office:value="0.587203731098">
                <text:p>0.587203731098</text:p>
              </table:table-cell>
              <table:table-cell office:value-type="float" office:value="0.58282805309">
                <text:p>0.58282805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6401627219">
                <text:p>0.536401627219</text:p>
              </table:table-cell>
              <table:table-cell office:value-type="float" office:value="0.533193458251">
                <text:p>0.533193458251</text:p>
              </table:table-cell>
              <table:table-cell office:value-type="float" office:value="0.55453731098">
                <text:p>0.55453731098</text:p>
              </table:table-cell>
              <table:table-cell office:value-type="float" office:value="0.549649819198">
                <text:p>0.549649819198</text:p>
              </table:table-cell>
              <table:table-cell office:value-type="float" office:value="0.587308514135">
                <text:p>0.587308514135</text:p>
              </table:table-cell>
              <table:table-cell office:value-type="float" office:value="0.583156291091">
                <text:p>0.583156291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7149901381">
                <text:p>0.537149901381</text:p>
              </table:table-cell>
              <table:table-cell office:value-type="float" office:value="0.53392299474">
                <text:p>0.53392299474</text:p>
              </table:table-cell>
              <table:table-cell office:value-type="float" office:value="0.555155736358">
                <text:p>0.555155736358</text:p>
              </table:table-cell>
              <table:table-cell office:value-type="float" office:value="0.550396449704">
                <text:p>0.550396449704</text:p>
              </table:table-cell>
              <table:table-cell office:value-type="float" office:value="0.587490959895">
                <text:p>0.587490959895</text:p>
              </table:table-cell>
              <table:table-cell office:value-type="float" office:value="0.583484816732">
                <text:p>0.5834848167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7779832347">
                <text:p>0.537779832347</text:p>
              </table:table-cell>
              <table:table-cell office:value-type="float" office:value="0.534542406312">
                <text:p>0.534542406312</text:p>
              </table:table-cell>
              <table:table-cell office:value-type="float" office:value="0.555842784352">
                <text:p>0.555842784352</text:p>
              </table:table-cell>
              <table:table-cell office:value-type="float" office:value="0.55109833169">
                <text:p>0.55109833169</text:p>
              </table:table-cell>
              <table:table-cell office:value-type="float" office:value="0.587969674556">
                <text:p>0.587969674556</text:p>
              </table:table-cell>
              <table:table-cell office:value-type="float" office:value="0.583936945266">
                <text:p>0.5839369452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8689184747">
                <text:p>0.538689184747</text:p>
              </table:table-cell>
              <table:table-cell office:value-type="float" office:value="0.535436226167">
                <text:p>0.535436226167</text:p>
              </table:table-cell>
              <table:table-cell office:value-type="float" office:value="0.556889381986">
                <text:p>0.556889381986</text:p>
              </table:table-cell>
              <table:table-cell office:value-type="float" office:value="0.552029832347">
                <text:p>0.552029832347</text:p>
              </table:table-cell>
              <table:table-cell office:value-type="float" office:value="0.588540023011">
                <text:p>0.588540023011</text:p>
              </table:table-cell>
              <table:table-cell office:value-type="float" office:value="0.584388560158">
                <text:p>0.584388560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9877136752">
                <text:p>0.539877136752</text:p>
              </table:table-cell>
              <table:table-cell office:value-type="float" office:value="0.536508957922">
                <text:p>0.536508957922</text:p>
              </table:table-cell>
              <table:table-cell office:value-type="float" office:value="0.557151545036">
                <text:p>0.557151545036</text:p>
              </table:table-cell>
              <table:table-cell office:value-type="float" office:value="0.552724112426">
                <text:p>0.552724112426</text:p>
              </table:table-cell>
              <table:table-cell office:value-type="float" office:value="0.588726988823">
                <text:p>0.588726988823</text:p>
              </table:table-cell>
              <table:table-cell office:value-type="float" office:value="0.584768265122">
                <text:p>0.584768265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997986522">
                <text:p>0.53997986522</text:p>
              </table:table-cell>
              <table:table-cell office:value-type="float" office:value="0.537004848784">
                <text:p>0.537004848784</text:p>
              </table:table-cell>
              <table:table-cell office:value-type="float" office:value="0.557461374096">
                <text:p>0.557461374096</text:p>
              </table:table-cell>
              <table:table-cell office:value-type="float" office:value="0.553278106509">
                <text:p>0.553278106509</text:p>
              </table:table-cell>
              <table:table-cell office:value-type="float" office:value="0.589163379356">
                <text:p>0.589163379356</text:p>
              </table:table-cell>
              <table:table-cell office:value-type="float" office:value="0.585330025477">
                <text:p>0.585330025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072156476">
                <text:p>0.54072156476</text:p>
              </table:table-cell>
              <table:table-cell office:value-type="float" office:value="0.53759894806">
                <text:p>0.53759894806</text:p>
              </table:table-cell>
              <table:table-cell office:value-type="float" office:value="0.558701923077">
                <text:p>0.558701923077</text:p>
              </table:table-cell>
              <table:table-cell office:value-type="float" office:value="0.554100961538">
                <text:p>0.554100961538</text:p>
              </table:table-cell>
              <table:table-cell office:value-type="float" office:value="0.58962113741">
                <text:p>0.58962113741</text:p>
              </table:table-cell>
              <table:table-cell office:value-type="float" office:value="0.58573267998">
                <text:p>0.58573267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128821499">
                <text:p>0.54128821499</text:p>
              </table:table-cell>
              <table:table-cell office:value-type="float" office:value="0.538376397107">
                <text:p>0.538376397107</text:p>
              </table:table-cell>
              <table:table-cell office:value-type="float" office:value="0.559574704142">
                <text:p>0.559574704142</text:p>
              </table:table-cell>
              <table:table-cell office:value-type="float" office:value="0.554775846483">
                <text:p>0.554775846483</text:p>
              </table:table-cell>
              <table:table-cell office:value-type="float" office:value="0.589864398422">
                <text:p>0.589864398422</text:p>
              </table:table-cell>
              <table:table-cell office:value-type="float" office:value="0.586240384615">
                <text:p>0.586240384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176569691">
                <text:p>0.54176569691</text:p>
              </table:table-cell>
              <table:table-cell office:value-type="float" office:value="0.53900682117">
                <text:p>0.53900682117</text:p>
              </table:table-cell>
              <table:table-cell office:value-type="float" office:value="0.560172583826">
                <text:p>0.560172583826</text:p>
              </table:table-cell>
              <table:table-cell office:value-type="float" office:value="0.555432363577">
                <text:p>0.555432363577</text:p>
              </table:table-cell>
              <table:table-cell office:value-type="float" office:value="0.590182445759">
                <text:p>0.590182445759</text:p>
              </table:table-cell>
              <table:table-cell office:value-type="float" office:value="0.586703957101">
                <text:p>0.586703957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2385765943">
                <text:p>0.542385765943</text:p>
              </table:table-cell>
              <table:table-cell office:value-type="float" office:value="0.539754355687">
                <text:p>0.539754355687</text:p>
              </table:table-cell>
              <table:table-cell office:value-type="float" office:value="0.560329552926">
                <text:p>0.560329552926</text:p>
              </table:table-cell>
              <table:table-cell office:value-type="float" office:value="0.555845126561">
                <text:p>0.555845126561</text:p>
              </table:table-cell>
              <table:table-cell office:value-type="float" office:value="0.590721975674">
                <text:p>0.590721975674</text:p>
              </table:table-cell>
              <table:table-cell office:value-type="float" office:value="0.58710114645">
                <text:p>0.58710114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2892422748">
                <text:p>0.542892422748</text:p>
              </table:table-cell>
              <table:table-cell office:value-type="float" office:value="0.540223619329">
                <text:p>0.540223619329</text:p>
              </table:table-cell>
              <table:table-cell office:value-type="float" office:value="0.560938527285">
                <text:p>0.560938527285</text:p>
              </table:table-cell>
              <table:table-cell office:value-type="float" office:value="0.556437335634">
                <text:p>0.556437335634</text:p>
              </table:table-cell>
              <table:table-cell office:value-type="float" office:value="0.590841140697">
                <text:p>0.590841140697</text:p>
              </table:table-cell>
              <table:table-cell office:value-type="float" office:value="0.587468708909">
                <text:p>0.587468708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3773422091">
                <text:p>0.543773422091</text:p>
              </table:table-cell>
              <table:table-cell office:value-type="float" office:value="0.541083662064">
                <text:p>0.541083662064</text:p>
              </table:table-cell>
              <table:table-cell office:value-type="float" office:value="0.561287804076">
                <text:p>0.561287804076</text:p>
              </table:table-cell>
              <table:table-cell office:value-type="float" office:value="0.557100673899">
                <text:p>0.557100673899</text:p>
              </table:table-cell>
              <table:table-cell office:value-type="float" office:value="0.591146860618">
                <text:p>0.591146860618</text:p>
              </table:table-cell>
              <table:table-cell office:value-type="float" office:value="0.58782924474">
                <text:p>0.587829244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4146120973">
                <text:p>0.544146120973</text:p>
              </table:table-cell>
              <table:table-cell office:value-type="float" office:value="0.54147748192">
                <text:p>0.54147748192</text:p>
              </table:table-cell>
              <table:table-cell office:value-type="float" office:value="0.561801446417">
                <text:p>0.561801446417</text:p>
              </table:table-cell>
              <table:table-cell office:value-type="float" office:value="0.557536242604">
                <text:p>0.557536242604</text:p>
              </table:table-cell>
              <table:table-cell office:value-type="float" office:value="0.591542159763">
                <text:p>0.591542159763</text:p>
              </table:table-cell>
              <table:table-cell office:value-type="float" office:value="0.588179446088">
                <text:p>0.588179446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4568540434">
                <text:p>0.544568540434</text:p>
              </table:table-cell>
              <table:table-cell office:value-type="float" office:value="0.542227235371">
                <text:p>0.542227235371</text:p>
              </table:table-cell>
              <table:table-cell office:value-type="float" office:value="0.561865548981">
                <text:p>0.561865548981</text:p>
              </table:table-cell>
              <table:table-cell office:value-type="float" office:value="0.55803081854">
                <text:p>0.55803081854</text:p>
              </table:table-cell>
              <table:table-cell office:value-type="float" office:value="0.591570923734">
                <text:p>0.591570923734</text:p>
              </table:table-cell>
              <table:table-cell office:value-type="float" office:value="0.588559952334">
                <text:p>0.588559952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4973290598">
                <text:p>0.544973290598</text:p>
              </table:table-cell>
              <table:table-cell office:value-type="float" office:value="0.542698635766">
                <text:p>0.542698635766</text:p>
              </table:table-cell>
              <table:table-cell office:value-type="float" office:value="0.562250575279">
                <text:p>0.562250575279</text:p>
              </table:table-cell>
              <table:table-cell office:value-type="float" office:value="0.55849260355">
                <text:p>0.55849260355</text:p>
              </table:table-cell>
              <table:table-cell office:value-type="float" office:value="0.591697896121">
                <text:p>0.591697896121</text:p>
              </table:table-cell>
              <table:table-cell office:value-type="float" office:value="0.588872144149">
                <text:p>0.588872144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5193951348">
                <text:p>0.545193951348</text:p>
              </table:table-cell>
              <table:table-cell office:value-type="float" office:value="0.543318704799">
                <text:p>0.543318704799</text:p>
              </table:table-cell>
              <table:table-cell office:value-type="float" office:value="0.562946663379">
                <text:p>0.562946663379</text:p>
              </table:table-cell>
              <table:table-cell office:value-type="float" office:value="0.559051076594">
                <text:p>0.559051076594</text:p>
              </table:table-cell>
              <table:table-cell office:value-type="float" office:value="0.592321663379">
                <text:p>0.592321663379</text:p>
              </table:table-cell>
              <table:table-cell office:value-type="float" office:value="0.589173816568">
                <text:p>0.5891738165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6198635766">
                <text:p>0.546198635766</text:p>
              </table:table-cell>
              <table:table-cell office:value-type="float" office:value="0.544017998028">
                <text:p>0.544017998028</text:p>
              </table:table-cell>
              <table:table-cell office:value-type="float" office:value="0.564134615385">
                <text:p>0.564134615385</text:p>
              </table:table-cell>
              <table:table-cell office:value-type="float" office:value="0.559611645299">
                <text:p>0.559611645299</text:p>
              </table:table-cell>
              <table:table-cell office:value-type="float" office:value="0.592044707429">
                <text:p>0.592044707429</text:p>
              </table:table-cell>
              <table:table-cell office:value-type="float" office:value="0.589527839415">
                <text:p>0.5895278394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6626397107">
                <text:p>0.546626397107</text:p>
              </table:table-cell>
              <table:table-cell office:value-type="float" office:value="0.54458382643">
                <text:p>0.54458382643</text:p>
              </table:table-cell>
              <table:table-cell office:value-type="float" office:value="0.564532790927">
                <text:p>0.564532790927</text:p>
              </table:table-cell>
              <table:table-cell office:value-type="float" office:value="0.560096441486">
                <text:p>0.560096441486</text:p>
              </table:table-cell>
              <table:table-cell office:value-type="float" office:value="0.592353303748">
                <text:p>0.592353303748</text:p>
              </table:table-cell>
              <table:table-cell office:value-type="float" office:value="0.589776093031">
                <text:p>0.589776093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7772024984">
                <text:p>0.547772024984</text:p>
              </table:table-cell>
              <table:table-cell office:value-type="float" office:value="0.545423323471">
                <text:p>0.545423323471</text:p>
              </table:table-cell>
              <table:table-cell office:value-type="float" office:value="0.564758793557">
                <text:p>0.564758793557</text:p>
              </table:table-cell>
              <table:table-cell office:value-type="float" office:value="0.560525887574">
                <text:p>0.560525887574</text:p>
              </table:table-cell>
              <table:table-cell office:value-type="float" office:value="0.592834894806">
                <text:p>0.592834894806</text:p>
              </table:table-cell>
              <table:table-cell office:value-type="float" office:value="0.590093585634">
                <text:p>0.5900935856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8687952005">
                <text:p>0.548687952005</text:p>
              </table:table-cell>
              <table:table-cell office:value-type="float" office:value="0.546128698225">
                <text:p>0.546128698225</text:p>
              </table:table-cell>
              <table:table-cell office:value-type="float" office:value="0.564735371466">
                <text:p>0.564735371466</text:p>
              </table:table-cell>
              <table:table-cell office:value-type="float" office:value="0.561174720579">
                <text:p>0.561174720579</text:p>
              </table:table-cell>
              <table:table-cell office:value-type="float" office:value="0.593190335306">
                <text:p>0.593190335306</text:p>
              </table:table-cell>
              <table:table-cell office:value-type="float" office:value="0.590485515286">
                <text:p>0.590485515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9527859961">
                <text:p>0.549527859961</text:p>
              </table:table-cell>
              <table:table-cell office:value-type="float" office:value="0.546861439842">
                <text:p>0.546861439842</text:p>
              </table:table-cell>
              <table:table-cell office:value-type="float" office:value="0.565509122288">
                <text:p>0.565509122288</text:p>
              </table:table-cell>
              <table:table-cell office:value-type="float" office:value="0.561730728139">
                <text:p>0.561730728139</text:p>
              </table:table-cell>
              <table:table-cell office:value-type="float" office:value="0.593540023011">
                <text:p>0.593540023011</text:p>
              </table:table-cell>
              <table:table-cell office:value-type="float" office:value="0.590827066897">
                <text:p>0.590827066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0665680473">
                <text:p>0.550665680473</text:p>
              </table:table-cell>
              <table:table-cell office:value-type="float" office:value="0.547753780408">
                <text:p>0.547753780408</text:p>
              </table:table-cell>
              <table:table-cell office:value-type="float" office:value="0.565870726496">
                <text:p>0.565870726496</text:p>
              </table:table-cell>
              <table:table-cell office:value-type="float" office:value="0.562233686719">
                <text:p>0.562233686719</text:p>
              </table:table-cell>
              <table:table-cell office:value-type="float" office:value="0.59392504931">
                <text:p>0.59392504931</text:p>
              </table:table-cell>
              <table:table-cell office:value-type="float" office:value="0.591059335963">
                <text:p>0.591059335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1562294543">
                <text:p>0.551562294543</text:p>
              </table:table-cell>
              <table:table-cell office:value-type="float" office:value="0.548351495726">
                <text:p>0.548351495726</text:p>
              </table:table-cell>
              <table:table-cell office:value-type="float" office:value="0.567071416831">
                <text:p>0.567071416831</text:p>
              </table:table-cell>
              <table:table-cell office:value-type="float" office:value="0.562852235371">
                <text:p>0.562852235371</text:p>
              </table:table-cell>
              <table:table-cell office:value-type="float" office:value="0.594178172255">
                <text:p>0.594178172255</text:p>
              </table:table-cell>
              <table:table-cell office:value-type="float" office:value="0.591338099934">
                <text:p>0.591338099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1646120973">
                <text:p>0.551646120973</text:p>
              </table:table-cell>
              <table:table-cell office:value-type="float" office:value="0.549066321499">
                <text:p>0.549066321499</text:p>
              </table:table-cell>
              <table:table-cell office:value-type="float" office:value="0.56751808021">
                <text:p>0.56751808021</text:p>
              </table:table-cell>
              <table:table-cell office:value-type="float" office:value="0.563439636752">
                <text:p>0.563439636752</text:p>
              </table:table-cell>
              <table:table-cell office:value-type="float" office:value="0.594554980276">
                <text:p>0.594554980276</text:p>
              </table:table-cell>
              <table:table-cell office:value-type="float" office:value="0.59155820595">
                <text:p>0.59155820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2310157791">
                <text:p>0.552310157791</text:p>
              </table:table-cell>
              <table:table-cell office:value-type="float" office:value="0.549643819855">
                <text:p>0.549643819855</text:p>
              </table:table-cell>
              <table:table-cell office:value-type="float" office:value="0.567567800789">
                <text:p>0.567567800789</text:p>
              </table:table-cell>
              <table:table-cell office:value-type="float" office:value="0.56378940664">
                <text:p>0.56378940664</text:p>
              </table:table-cell>
              <table:table-cell office:value-type="float" office:value="0.594733727811">
                <text:p>0.594733727811</text:p>
              </table:table-cell>
              <table:table-cell office:value-type="float" office:value="0.59181354783">
                <text:p>0.591813547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268573307">
                <text:p>0.55268573307</text:p>
              </table:table-cell>
              <table:table-cell office:value-type="float" office:value="0.550162146614">
                <text:p>0.550162146614</text:p>
              </table:table-cell>
              <table:table-cell office:value-type="float" office:value="0.568244575937">
                <text:p>0.568244575937</text:p>
              </table:table-cell>
              <table:table-cell office:value-type="float" office:value="0.564456237673">
                <text:p>0.564456237673</text:p>
              </table:table-cell>
              <table:table-cell office:value-type="float" office:value="0.595104372124">
                <text:p>0.595104372124</text:p>
              </table:table-cell>
              <table:table-cell office:value-type="float" office:value="0.5920288667">
                <text:p>0.5920288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372986522">
                <text:p>0.55372986522</text:p>
              </table:table-cell>
              <table:table-cell office:value-type="float" office:value="0.550936719264">
                <text:p>0.550936719264</text:p>
              </table:table-cell>
              <table:table-cell office:value-type="float" office:value="0.568722468771">
                <text:p>0.568722468771</text:p>
              </table:table-cell>
              <table:table-cell office:value-type="float" office:value="0.565020504602">
                <text:p>0.565020504602</text:p>
              </table:table-cell>
              <table:table-cell office:value-type="float" office:value="0.595334894806">
                <text:p>0.595334894806</text:p>
              </table:table-cell>
              <table:table-cell office:value-type="float" office:value="0.592406784188">
                <text:p>0.592406784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3592619987">
                <text:p>0.553592619987</text:p>
              </table:table-cell>
              <table:table-cell office:value-type="float" office:value="0.551601331361">
                <text:p>0.551601331361</text:p>
              </table:table-cell>
              <table:table-cell office:value-type="float" office:value="0.569912475345">
                <text:p>0.569912475345</text:p>
              </table:table-cell>
              <table:table-cell office:value-type="float" office:value="0.56580362426">
                <text:p>0.56580362426</text:p>
              </table:table-cell>
              <table:table-cell office:value-type="float" office:value="0.595906886917">
                <text:p>0.595906886917</text:p>
              </table:table-cell>
              <table:table-cell office:value-type="float" office:value="0.592785133136">
                <text:p>0.592785133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4372123603">
                <text:p>0.554372123603</text:p>
              </table:table-cell>
              <table:table-cell office:value-type="float" office:value="0.552112426036">
                <text:p>0.552112426036</text:p>
              </table:table-cell>
              <table:table-cell office:value-type="float" office:value="0.570315992768">
                <text:p>0.570315992768</text:p>
              </table:table-cell>
              <table:table-cell office:value-type="float" office:value="0.566439554569">
                <text:p>0.566439554569</text:p>
              </table:table-cell>
              <table:table-cell office:value-type="float" office:value="0.596207264957">
                <text:p>0.596207264957</text:p>
              </table:table-cell>
              <table:table-cell office:value-type="float" office:value="0.593114870973">
                <text:p>0.593114870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4786324786">
                <text:p>0.554786324786</text:p>
              </table:table-cell>
              <table:table-cell office:value-type="float" office:value="0.552578813281">
                <text:p>0.552578813281</text:p>
              </table:table-cell>
              <table:table-cell office:value-type="float" office:value="0.570890039448">
                <text:p>0.570890039448</text:p>
              </table:table-cell>
              <table:table-cell office:value-type="float" office:value="0.567075320513">
                <text:p>0.567075320513</text:p>
              </table:table-cell>
              <table:table-cell office:value-type="float" office:value="0.596273833005">
                <text:p>0.596273833005</text:p>
              </table:table-cell>
              <table:table-cell office:value-type="float" office:value="0.593508526463">
                <text:p>0.5935085264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5607741617">
                <text:p>0.555607741617</text:p>
              </table:table-cell>
              <table:table-cell office:value-type="float" office:value="0.553203813281">
                <text:p>0.553203813281</text:p>
              </table:table-cell>
              <table:table-cell office:value-type="float" office:value="0.571388067061">
                <text:p>0.571388067061</text:p>
              </table:table-cell>
              <table:table-cell office:value-type="float" office:value="0.567535790598">
                <text:p>0.567535790598</text:p>
              </table:table-cell>
              <table:table-cell office:value-type="float" office:value="0.596113987508">
                <text:p>0.596113987508</text:p>
              </table:table-cell>
              <table:table-cell office:value-type="float" office:value="0.593787742439">
                <text:p>0.5937877424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6336291913">
                <text:p>0.556336291913</text:p>
              </table:table-cell>
              <table:table-cell office:value-type="float" office:value="0.554021860618">
                <text:p>0.554021860618</text:p>
              </table:table-cell>
              <table:table-cell office:value-type="float" office:value="0.571503944773">
                <text:p>0.571503944773</text:p>
              </table:table-cell>
              <table:table-cell office:value-type="float" office:value="0.5680601167">
                <text:p>0.5680601167</text:p>
              </table:table-cell>
              <table:table-cell office:value-type="float" office:value="0.596127547666">
                <text:p>0.596127547666</text:p>
              </table:table-cell>
              <table:table-cell office:value-type="float" office:value="0.594039571006">
                <text:p>0.594039571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6796926364">
                <text:p>0.556796926364</text:p>
              </table:table-cell>
              <table:table-cell office:value-type="float" office:value="0.554559089415">
                <text:p>0.554559089415</text:p>
              </table:table-cell>
              <table:table-cell office:value-type="float" office:value="0.571597222222">
                <text:p>0.571597222222</text:p>
              </table:table-cell>
              <table:table-cell office:value-type="float" office:value="0.568566609139">
                <text:p>0.568566609139</text:p>
              </table:table-cell>
              <table:table-cell office:value-type="float" office:value="0.596646120973">
                <text:p>0.596646120973</text:p>
              </table:table-cell>
              <table:table-cell office:value-type="float" office:value="0.594267813116">
                <text:p>0.594267813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6819937541">
                <text:p>0.556819937541</text:p>
              </table:table-cell>
              <table:table-cell office:value-type="float" office:value="0.554691074951">
                <text:p>0.554691074951</text:p>
              </table:table-cell>
              <table:table-cell office:value-type="float" office:value="0.572180309007">
                <text:p>0.572180309007</text:p>
              </table:table-cell>
              <table:table-cell office:value-type="float" office:value="0.569105645957">
                <text:p>0.569105645957</text:p>
              </table:table-cell>
              <table:table-cell office:value-type="float" office:value="0.597036900066">
                <text:p>0.597036900066</text:p>
              </table:table-cell>
              <table:table-cell office:value-type="float" office:value="0.594545631986">
                <text:p>0.594545631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7850098619">
                <text:p>0.557850098619</text:p>
              </table:table-cell>
              <table:table-cell office:value-type="float" office:value="0.555319197896">
                <text:p>0.555319197896</text:p>
              </table:table-cell>
              <table:table-cell office:value-type="float" office:value="0.57260930309">
                <text:p>0.57260930309</text:p>
              </table:table-cell>
              <table:table-cell office:value-type="float" office:value="0.569499671269">
                <text:p>0.569499671269</text:p>
              </table:table-cell>
              <table:table-cell office:value-type="float" office:value="0.597307281394">
                <text:p>0.597307281394</text:p>
              </table:table-cell>
              <table:table-cell office:value-type="float" office:value="0.594692800789">
                <text:p>0.5946928007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8191568047">
                <text:p>0.558191568047</text:p>
              </table:table-cell>
              <table:table-cell office:value-type="float" office:value="0.555804898093">
                <text:p>0.555804898093</text:p>
              </table:table-cell>
              <table:table-cell office:value-type="float" office:value="0.572894477318">
                <text:p>0.572894477318</text:p>
              </table:table-cell>
              <table:table-cell office:value-type="float" office:value="0.569809171598">
                <text:p>0.569809171598</text:p>
              </table:table-cell>
              <table:table-cell office:value-type="float" office:value="0.597406311637">
                <text:p>0.597406311637</text:p>
              </table:table-cell>
              <table:table-cell office:value-type="float" office:value="0.594889546351">
                <text:p>0.594889546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8615631164">
                <text:p>0.558615631164</text:p>
              </table:table-cell>
              <table:table-cell office:value-type="float" office:value="0.55639751808">
                <text:p>0.55639751808</text:p>
              </table:table-cell>
              <table:table-cell office:value-type="float" office:value="0.573290187377">
                <text:p>0.573290187377</text:p>
              </table:table-cell>
              <table:table-cell office:value-type="float" office:value="0.570265820184">
                <text:p>0.570265820184</text:p>
              </table:table-cell>
              <table:table-cell office:value-type="float" office:value="0.597518491124">
                <text:p>0.597518491124</text:p>
              </table:table-cell>
              <table:table-cell office:value-type="float" office:value="0.595099852071">
                <text:p>0.5950998520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9289940828">
                <text:p>0.559289940828</text:p>
              </table:table-cell>
              <table:table-cell office:value-type="float" office:value="0.556939020381">
                <text:p>0.556939020381</text:p>
              </table:table-cell>
              <table:table-cell office:value-type="float" office:value="0.573894641683">
                <text:p>0.573894641683</text:p>
              </table:table-cell>
              <table:table-cell office:value-type="float" office:value="0.570708785339">
                <text:p>0.570708785339</text:p>
              </table:table-cell>
              <table:table-cell office:value-type="float" office:value="0.597935157791">
                <text:p>0.597935157791</text:p>
              </table:table-cell>
              <table:table-cell office:value-type="float" office:value="0.595199827416">
                <text:p>0.5951998274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9880424063">
                <text:p>0.559880424063</text:p>
              </table:table-cell>
              <table:table-cell office:value-type="float" office:value="0.557757642998">
                <text:p>0.557757642998</text:p>
              </table:table-cell>
              <table:table-cell office:value-type="float" office:value="0.573998191979">
                <text:p>0.573998191979</text:p>
              </table:table-cell>
              <table:table-cell office:value-type="float" office:value="0.571126273833">
                <text:p>0.571126273833</text:p>
              </table:table-cell>
              <table:table-cell office:value-type="float" office:value="0.598300460224">
                <text:p>0.598300460224</text:p>
              </table:table-cell>
              <table:table-cell office:value-type="float" office:value="0.595452046351">
                <text:p>0.595452046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357495069">
                <text:p>0.560357495069</text:p>
              </table:table-cell>
              <table:table-cell office:value-type="float" office:value="0.558321499014">
                <text:p>0.558321499014</text:p>
              </table:table-cell>
              <table:table-cell office:value-type="float" office:value="0.574813856016">
                <text:p>0.574813856016</text:p>
              </table:table-cell>
              <table:table-cell office:value-type="float" office:value="0.57141379027">
                <text:p>0.57141379027</text:p>
              </table:table-cell>
              <table:table-cell office:value-type="float" office:value="0.598390861275">
                <text:p>0.598390861275</text:p>
              </table:table-cell>
              <table:table-cell office:value-type="float" office:value="0.59564188856">
                <text:p>0.59564188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0874424721">
                <text:p>0.560874424721</text:p>
              </table:table-cell>
              <table:table-cell office:value-type="float" office:value="0.558953155819">
                <text:p>0.558953155819</text:p>
              </table:table-cell>
              <table:table-cell office:value-type="float" office:value="0.575398175542">
                <text:p>0.575398175542</text:p>
              </table:table-cell>
              <table:table-cell office:value-type="float" office:value="0.571972550953">
                <text:p>0.571972550953</text:p>
              </table:table-cell>
              <table:table-cell office:value-type="float" office:value="0.598372781065">
                <text:p>0.598372781065</text:p>
              </table:table-cell>
              <table:table-cell office:value-type="float" office:value="0.595852790105">
                <text:p>0.59585279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817472058">
                <text:p>0.561817472058</text:p>
              </table:table-cell>
              <table:table-cell office:value-type="float" office:value="0.559432856673">
                <text:p>0.559432856673</text:p>
              </table:table-cell>
              <table:table-cell office:value-type="float" office:value="0.575735124918">
                <text:p>0.575735124918</text:p>
              </table:table-cell>
              <table:table-cell office:value-type="float" office:value="0.572395381328">
                <text:p>0.572395381328</text:p>
              </table:table-cell>
              <table:table-cell office:value-type="float" office:value="0.598500164366">
                <text:p>0.598500164366</text:p>
              </table:table-cell>
              <table:table-cell office:value-type="float" office:value="0.596092250164">
                <text:p>0.596092250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1868425378">
                <text:p>0.561868425378</text:p>
              </table:table-cell>
              <table:table-cell office:value-type="float" office:value="0.559778599606">
                <text:p>0.559778599606</text:p>
              </table:table-cell>
              <table:table-cell office:value-type="float" office:value="0.575838675214">
                <text:p>0.575838675214</text:p>
              </table:table-cell>
              <table:table-cell office:value-type="float" office:value="0.572856385602">
                <text:p>0.572856385602</text:p>
              </table:table-cell>
              <table:table-cell office:value-type="float" office:value="0.598428254438">
                <text:p>0.598428254438</text:p>
              </table:table-cell>
              <table:table-cell office:value-type="float" office:value="0.596303891354">
                <text:p>0.596303891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09360618">
                <text:p>0.56209360618</text:p>
              </table:table-cell>
              <table:table-cell office:value-type="float" office:value="0.560340236686">
                <text:p>0.560340236686</text:p>
              </table:table-cell>
              <table:table-cell office:value-type="float" office:value="0.576306295201">
                <text:p>0.576306295201</text:p>
              </table:table-cell>
              <table:table-cell office:value-type="float" office:value="0.573255054241">
                <text:p>0.573255054241</text:p>
              </table:table-cell>
              <table:table-cell office:value-type="float" office:value="0.598863823143">
                <text:p>0.598863823143</text:p>
              </table:table-cell>
              <table:table-cell office:value-type="float" office:value="0.59646727071">
                <text:p>0.596467270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790105194">
                <text:p>0.562790105194</text:p>
              </table:table-cell>
              <table:table-cell office:value-type="float" office:value="0.560887327416">
                <text:p>0.560887327416</text:p>
              </table:table-cell>
              <table:table-cell office:value-type="float" office:value="0.576429980276">
                <text:p>0.576429980276</text:p>
              </table:table-cell>
              <table:table-cell office:value-type="float" office:value="0.573610124918">
                <text:p>0.573610124918</text:p>
              </table:table-cell>
              <table:table-cell office:value-type="float" office:value="0.599213510848">
                <text:p>0.599213510848</text:p>
              </table:table-cell>
              <table:table-cell office:value-type="float" office:value="0.596641066732">
                <text:p>0.596641066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2836949375">
                <text:p>0.562836949375</text:p>
              </table:table-cell>
              <table:table-cell office:value-type="float" office:value="0.561291255753">
                <text:p>0.561291255753</text:p>
              </table:table-cell>
              <table:table-cell office:value-type="float" office:value="0.576457922419">
                <text:p>0.576457922419</text:p>
              </table:table-cell>
              <table:table-cell office:value-type="float" office:value="0.573893121302">
                <text:p>0.573893121302</text:p>
              </table:table-cell>
              <table:table-cell office:value-type="float" office:value="0.599114069691">
                <text:p>0.599114069691</text:p>
              </table:table-cell>
              <table:table-cell office:value-type="float" office:value="0.596782277285">
                <text:p>0.5967822772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282790927">
                <text:p>0.563282790927</text:p>
              </table:table-cell>
              <table:table-cell office:value-type="float" office:value="0.561710552268">
                <text:p>0.561710552268</text:p>
              </table:table-cell>
              <table:table-cell office:value-type="float" office:value="0.577207018409">
                <text:p>0.577207018409</text:p>
              </table:table-cell>
              <table:table-cell office:value-type="float" office:value="0.574283736029">
                <text:p>0.574283736029</text:p>
              </table:table-cell>
              <table:table-cell office:value-type="float" office:value="0.599082840237">
                <text:p>0.599082840237</text:p>
              </table:table-cell>
              <table:table-cell office:value-type="float" office:value="0.597108625082">
                <text:p>0.597108625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3950936884">
                <text:p>0.563950936884</text:p>
              </table:table-cell>
              <table:table-cell office:value-type="float" office:value="0.562199457594">
                <text:p>0.562199457594</text:p>
              </table:table-cell>
              <table:table-cell office:value-type="float" office:value="0.577442061144">
                <text:p>0.577442061144</text:p>
              </table:table-cell>
              <table:table-cell office:value-type="float" office:value="0.574654174885">
                <text:p>0.574654174885</text:p>
              </table:table-cell>
              <table:table-cell office:value-type="float" office:value="0.599577580539">
                <text:p>0.599577580539</text:p>
              </table:table-cell>
              <table:table-cell office:value-type="float" office:value="0.597434274326">
                <text:p>0.597434274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4430473373">
                <text:p>0.564430473373</text:p>
              </table:table-cell>
              <table:table-cell office:value-type="float" office:value="0.562585634451">
                <text:p>0.562585634451</text:p>
              </table:table-cell>
              <table:table-cell office:value-type="float" office:value="0.577638067061">
                <text:p>0.577638067061</text:p>
              </table:table-cell>
              <table:table-cell office:value-type="float" office:value="0.574849564431">
                <text:p>0.574849564431</text:p>
              </table:table-cell>
              <table:table-cell office:value-type="float" office:value="0.599630999343">
                <text:p>0.599630999343</text:p>
              </table:table-cell>
              <table:table-cell office:value-type="float" office:value="0.597579799474">
                <text:p>0.5975797994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4562376726">
                <text:p>0.564562376726</text:p>
              </table:table-cell>
              <table:table-cell office:value-type="float" office:value="0.56277399737">
                <text:p>0.56277399737</text:p>
              </table:table-cell>
              <table:table-cell office:value-type="float" office:value="0.577848454964">
                <text:p>0.577848454964</text:p>
              </table:table-cell>
              <table:table-cell office:value-type="float" office:value="0.575254314596">
                <text:p>0.575254314596</text:p>
              </table:table-cell>
              <table:table-cell office:value-type="float" office:value="0.599632232084">
                <text:p>0.599632232084</text:p>
              </table:table-cell>
              <table:table-cell office:value-type="float" office:value="0.59771683925">
                <text:p>0.597716839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5437623274">
                <text:p>0.565437623274</text:p>
              </table:table-cell>
              <table:table-cell office:value-type="float" office:value="0.563303994083">
                <text:p>0.563303994083</text:p>
              </table:table-cell>
              <table:table-cell office:value-type="float" office:value="0.577955292571">
                <text:p>0.577955292571</text:p>
              </table:table-cell>
              <table:table-cell office:value-type="float" office:value="0.575472098948">
                <text:p>0.575472098948</text:p>
              </table:table-cell>
              <table:table-cell office:value-type="float" office:value="0.599538543721">
                <text:p>0.599538543721</text:p>
              </table:table-cell>
              <table:table-cell office:value-type="float" office:value="0.597858830539">
                <text:p>0.5978588305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5640614727">
                <text:p>0.565640614727</text:p>
              </table:table-cell>
              <table:table-cell office:value-type="float" office:value="0.563709812623">
                <text:p>0.563709812623</text:p>
              </table:table-cell>
              <table:table-cell office:value-type="float" office:value="0.578166502301">
                <text:p>0.578166502301</text:p>
              </table:table-cell>
              <table:table-cell office:value-type="float" office:value="0.575755876068">
                <text:p>0.575755876068</text:p>
              </table:table-cell>
              <table:table-cell office:value-type="float" office:value="0.599938773833">
                <text:p>0.599938773833</text:p>
              </table:table-cell>
              <table:table-cell office:value-type="float" office:value="0.597997555062">
                <text:p>0.597997555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617151545">
                <text:p>0.56617151545</text:p>
              </table:table-cell>
              <table:table-cell office:value-type="float" office:value="0.564345989481">
                <text:p>0.564345989481</text:p>
              </table:table-cell>
              <table:table-cell office:value-type="float" office:value="0.578728221565">
                <text:p>0.578728221565</text:p>
              </table:table-cell>
              <table:table-cell office:value-type="float" office:value="0.576124794543">
                <text:p>0.576124794543</text:p>
              </table:table-cell>
              <table:table-cell office:value-type="float" office:value="0.600073964497">
                <text:p>0.600073964497</text:p>
              </table:table-cell>
              <table:table-cell office:value-type="float" office:value="0.59811374096">
                <text:p>0.59811374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6379026956">
                <text:p>0.566379026956</text:p>
              </table:table-cell>
              <table:table-cell office:value-type="float" office:value="0.564770874425">
                <text:p>0.564770874425</text:p>
              </table:table-cell>
              <table:table-cell office:value-type="float" office:value="0.578486193294">
                <text:p>0.578486193294</text:p>
              </table:table-cell>
              <table:table-cell office:value-type="float" office:value="0.576313157462">
                <text:p>0.576313157462</text:p>
              </table:table-cell>
              <table:table-cell office:value-type="float" office:value="0.600396942801">
                <text:p>0.600396942801</text:p>
              </table:table-cell>
              <table:table-cell office:value-type="float" office:value="0.59820839497">
                <text:p>0.598208394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6666255753">
                <text:p>0.566666255753</text:p>
              </table:table-cell>
              <table:table-cell office:value-type="float" office:value="0.565125904011">
                <text:p>0.565125904011</text:p>
              </table:table-cell>
              <table:table-cell office:value-type="float" office:value="0.579043803419">
                <text:p>0.579043803419</text:p>
              </table:table-cell>
              <table:table-cell office:value-type="float" office:value="0.576514587442">
                <text:p>0.576514587442</text:p>
              </table:table-cell>
              <table:table-cell office:value-type="float" office:value="0.600145052597">
                <text:p>0.600145052597</text:p>
              </table:table-cell>
              <table:table-cell office:value-type="float" office:value="0.598350468442">
                <text:p>0.5983504684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7458497699">
                <text:p>0.567458497699</text:p>
              </table:table-cell>
              <table:table-cell office:value-type="float" office:value="0.565572074293">
                <text:p>0.565572074293</text:p>
              </table:table-cell>
              <table:table-cell office:value-type="float" office:value="0.579565664037">
                <text:p>0.579565664037</text:p>
              </table:table-cell>
              <table:table-cell office:value-type="float" office:value="0.576937130178">
                <text:p>0.576937130178</text:p>
              </table:table-cell>
              <table:table-cell office:value-type="float" office:value="0.600475016437">
                <text:p>0.600475016437</text:p>
              </table:table-cell>
              <table:table-cell office:value-type="float" office:value="0.598506204799">
                <text:p>0.5985062047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8204717291">
                <text:p>0.568204717291</text:p>
              </table:table-cell>
              <table:table-cell office:value-type="float" office:value="0.56608974359">
                <text:p>0.56608974359</text:p>
              </table:table-cell>
              <table:table-cell office:value-type="float" office:value="0.5795882643">
                <text:p>0.5795882643</text:p>
              </table:table-cell>
              <table:table-cell office:value-type="float" office:value="0.577225509533">
                <text:p>0.577225509533</text:p>
              </table:table-cell>
              <table:table-cell office:value-type="float" office:value="0.60069074622">
                <text:p>0.60069074622</text:p>
              </table:table-cell>
              <table:table-cell office:value-type="float" office:value="0.598716202334">
                <text:p>0.59871620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667817226">
                <text:p>0.568667817226</text:p>
              </table:table-cell>
              <table:table-cell office:value-type="float" office:value="0.566478303748">
                <text:p>0.566478303748</text:p>
              </table:table-cell>
              <table:table-cell office:value-type="float" office:value="0.57979947403">
                <text:p>0.57979947403</text:p>
              </table:table-cell>
              <table:table-cell office:value-type="float" office:value="0.57749408284">
                <text:p>0.57749408284</text:p>
              </table:table-cell>
              <table:table-cell office:value-type="float" office:value="0.60100591716">
                <text:p>0.60100591716</text:p>
              </table:table-cell>
              <table:table-cell office:value-type="float" office:value="0.598852913379">
                <text:p>0.598852913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8438527285">
                <text:p>0.568438527285</text:p>
              </table:table-cell>
              <table:table-cell office:value-type="float" office:value="0.5667476167">
                <text:p>0.5667476167</text:p>
              </table:table-cell>
              <table:table-cell office:value-type="float" office:value="0.579967948718">
                <text:p>0.579967948718</text:p>
              </table:table-cell>
              <table:table-cell office:value-type="float" office:value="0.577961908284">
                <text:p>0.577961908284</text:p>
              </table:table-cell>
              <table:table-cell office:value-type="float" office:value="0.601086867193">
                <text:p>0.601086867193</text:p>
              </table:table-cell>
              <table:table-cell office:value-type="float" office:value="0.598980645957">
                <text:p>0.598980645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8548652202">
                <text:p>0.568548652202</text:p>
              </table:table-cell>
              <table:table-cell office:value-type="float" office:value="0.567229125575">
                <text:p>0.567229125575</text:p>
              </table:table-cell>
              <table:table-cell office:value-type="float" office:value="0.58021860618">
                <text:p>0.58021860618</text:p>
              </table:table-cell>
              <table:table-cell office:value-type="float" office:value="0.57818039119">
                <text:p>0.57818039119</text:p>
              </table:table-cell>
              <table:table-cell office:value-type="float" office:value="0.601128780408">
                <text:p>0.601128780408</text:p>
              </table:table-cell>
              <table:table-cell office:value-type="float" office:value="0.599071478468">
                <text:p>0.599071478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892504931">
                <text:p>0.56892504931</text:p>
              </table:table-cell>
              <table:table-cell office:value-type="float" office:value="0.567533612755">
                <text:p>0.567533612755</text:p>
              </table:table-cell>
              <table:table-cell office:value-type="float" office:value="0.580729783037">
                <text:p>0.580729783037</text:p>
              </table:table-cell>
              <table:table-cell office:value-type="float" office:value="0.578442472058">
                <text:p>0.578442472058</text:p>
              </table:table-cell>
              <table:table-cell office:value-type="float" office:value="0.601141107824">
                <text:p>0.601141107824</text:p>
              </table:table-cell>
              <table:table-cell office:value-type="float" office:value="0.599259225016">
                <text:p>0.5992592250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6064677844">
                <text:p>0.226064677844</text:p>
              </table:table-cell>
              <table:table-cell office:value-type="float" office:value="0.177323882314">
                <text:p>0.177323882314</text:p>
              </table:table-cell>
              <table:table-cell office:value-type="float" office:value="0.237039365549">
                <text:p>0.237039365549</text:p>
              </table:table-cell>
              <table:table-cell office:value-type="float" office:value="0.177889998356">
                <text:p>0.177889998356</text:p>
              </table:table-cell>
              <table:table-cell office:value-type="float" office:value="0.255818951348">
                <text:p>0.255818951348</text:p>
              </table:table-cell>
              <table:table-cell office:value-type="float" office:value="0.178194937541">
                <text:p>0.178194937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3726167">
                <text:p>0.2373726167</text:p>
              </table:table-cell>
              <table:table-cell office:value-type="float" office:value="0.205402202498">
                <text:p>0.205402202498</text:p>
              </table:table-cell>
              <table:table-cell office:value-type="float" office:value="0.247957758054">
                <text:p>0.247957758054</text:p>
              </table:table-cell>
              <table:table-cell office:value-type="float" office:value="0.204302761341">
                <text:p>0.204302761341</text:p>
              </table:table-cell>
              <table:table-cell office:value-type="float" office:value="0.263920529257">
                <text:p>0.263920529257</text:p>
              </table:table-cell>
              <table:table-cell office:value-type="float" office:value="0.206945204635">
                <text:p>0.206945204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677268245">
                <text:p>0.243677268245</text:p>
              </table:table-cell>
              <table:table-cell office:value-type="float" office:value="0.219640943458">
                <text:p>0.219640943458</text:p>
              </table:table-cell>
              <table:table-cell office:value-type="float" office:value="0.257862015122">
                <text:p>0.257862015122</text:p>
              </table:table-cell>
              <table:table-cell office:value-type="float" office:value="0.220775599934">
                <text:p>0.220775599934</text:p>
              </table:table-cell>
              <table:table-cell office:value-type="float" office:value="0.276098783695">
                <text:p>0.276098783695</text:p>
              </table:table-cell>
              <table:table-cell office:value-type="float" office:value="0.225382601907">
                <text:p>0.22538260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2783119658">
                <text:p>0.252783119658</text:p>
              </table:table-cell>
              <table:table-cell office:value-type="float" office:value="0.232523339908">
                <text:p>0.232523339908</text:p>
              </table:table-cell>
              <table:table-cell office:value-type="float" office:value="0.26613330046">
                <text:p>0.26613330046</text:p>
              </table:table-cell>
              <table:table-cell office:value-type="float" office:value="0.234120110125">
                <text:p>0.234120110125</text:p>
              </table:table-cell>
              <table:table-cell office:value-type="float" office:value="0.286959648258">
                <text:p>0.286959648258</text:p>
              </table:table-cell>
              <table:table-cell office:value-type="float" office:value="0.239084853715">
                <text:p>0.239084853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1550788955">
                <text:p>0.261550788955</text:p>
              </table:table-cell>
              <table:table-cell office:value-type="float" office:value="0.243667159763">
                <text:p>0.243667159763</text:p>
              </table:table-cell>
              <table:table-cell office:value-type="float" office:value="0.275794707429">
                <text:p>0.275794707429</text:p>
              </table:table-cell>
              <table:table-cell office:value-type="float" office:value="0.246141231098">
                <text:p>0.246141231098</text:p>
              </table:table-cell>
              <table:table-cell office:value-type="float" office:value="0.295147107166">
                <text:p>0.295147107166</text:p>
              </table:table-cell>
              <table:table-cell office:value-type="float" office:value="0.250682384122">
                <text:p>0.250682384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600016437">
                <text:p>0.268600016437</text:p>
              </table:table-cell>
              <table:table-cell office:value-type="float" office:value="0.252844921105">
                <text:p>0.252844921105</text:p>
              </table:table-cell>
              <table:table-cell office:value-type="float" office:value="0.285161900066">
                <text:p>0.285161900066</text:p>
              </table:table-cell>
              <table:table-cell office:value-type="float" office:value="0.256077785996">
                <text:p>0.256077785996</text:p>
              </table:table-cell>
              <table:table-cell office:value-type="float" office:value="0.305204635108">
                <text:p>0.305204635108</text:p>
              </table:table-cell>
              <table:table-cell office:value-type="float" office:value="0.261250267094">
                <text:p>0.261250267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4801117686">
                <text:p>0.274801117686</text:p>
              </table:table-cell>
              <table:table-cell office:value-type="float" office:value="0.260410009862">
                <text:p>0.260410009862</text:p>
              </table:table-cell>
              <table:table-cell office:value-type="float" office:value="0.292373438527">
                <text:p>0.292373438527</text:p>
              </table:table-cell>
              <table:table-cell office:value-type="float" office:value="0.266159681131">
                <text:p>0.266159681131</text:p>
              </table:table-cell>
              <table:table-cell office:value-type="float" office:value="0.313657955293">
                <text:p>0.313657955293</text:p>
              </table:table-cell>
              <table:table-cell office:value-type="float" office:value="0.271093523997">
                <text:p>0.271093523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1365055884">
                <text:p>0.281365055884</text:p>
              </table:table-cell>
              <table:table-cell office:value-type="float" office:value="0.2676273833">
                <text:p>0.2676273833</text:p>
              </table:table-cell>
              <table:table-cell office:value-type="float" office:value="0.298449211045">
                <text:p>0.298449211045</text:p>
              </table:table-cell>
              <table:table-cell office:value-type="float" office:value="0.274088716305">
                <text:p>0.274088716305</text:p>
              </table:table-cell>
              <table:table-cell office:value-type="float" office:value="0.32177843524">
                <text:p>0.32177843524</text:p>
              </table:table-cell>
              <table:table-cell office:value-type="float" office:value="0.281121589415">
                <text:p>0.28112158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6984714004">
                <text:p>0.286984714004</text:p>
              </table:table-cell>
              <table:table-cell office:value-type="float" office:value="0.274267094017">
                <text:p>0.274267094017</text:p>
              </table:table-cell>
              <table:table-cell office:value-type="float" office:value="0.305945101907">
                <text:p>0.305945101907</text:p>
              </table:table-cell>
              <table:table-cell office:value-type="float" office:value="0.282500410914">
                <text:p>0.282500410914</text:p>
              </table:table-cell>
              <table:table-cell office:value-type="float" office:value="0.328188280736">
                <text:p>0.328188280736</text:p>
              </table:table-cell>
              <table:table-cell office:value-type="float" office:value="0.290521141519">
                <text:p>0.290521141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437541091">
                <text:p>0.292437541091</text:p>
              </table:table-cell>
              <table:table-cell office:value-type="float" office:value="0.280077827087">
                <text:p>0.280077827087</text:p>
              </table:table-cell>
              <table:table-cell office:value-type="float" office:value="0.314150641026">
                <text:p>0.314150641026</text:p>
              </table:table-cell>
              <table:table-cell office:value-type="float" office:value="0.290456566404">
                <text:p>0.290456566404</text:p>
              </table:table-cell>
              <table:table-cell office:value-type="float" office:value="0.337712031558">
                <text:p>0.337712031558</text:p>
              </table:table-cell>
              <table:table-cell office:value-type="float" office:value="0.299828628369">
                <text:p>0.299828628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8306213018">
                <text:p>0.298306213018</text:p>
              </table:table-cell>
              <table:table-cell office:value-type="float" office:value="0.285773257725">
                <text:p>0.285773257725</text:p>
              </table:table-cell>
              <table:table-cell office:value-type="float" office:value="0.318730687048">
                <text:p>0.318730687048</text:p>
              </table:table-cell>
              <table:table-cell office:value-type="float" office:value="0.298054446088">
                <text:p>0.298054446088</text:p>
              </table:table-cell>
              <table:table-cell office:value-type="float" office:value="0.344545529257">
                <text:p>0.344545529257</text:p>
              </table:table-cell>
              <table:table-cell office:value-type="float" office:value="0.3078210881">
                <text:p>0.3078210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40787311">
                <text:p>0.30440787311</text:p>
              </table:table-cell>
              <table:table-cell office:value-type="float" office:value="0.291953895464">
                <text:p>0.291953895464</text:p>
              </table:table-cell>
              <table:table-cell office:value-type="float" office:value="0.325672255095">
                <text:p>0.325672255095</text:p>
              </table:table-cell>
              <table:table-cell office:value-type="float" office:value="0.305545118343">
                <text:p>0.305545118343</text:p>
              </table:table-cell>
              <table:table-cell office:value-type="float" office:value="0.349560322156">
                <text:p>0.349560322156</text:p>
              </table:table-cell>
              <table:table-cell office:value-type="float" office:value="0.316518778764">
                <text:p>0.316518778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9677021696">
                <text:p>0.309677021696</text:p>
              </table:table-cell>
              <table:table-cell office:value-type="float" office:value="0.298008957922">
                <text:p>0.298008957922</text:p>
              </table:table-cell>
              <table:table-cell office:value-type="float" office:value="0.331734878369">
                <text:p>0.331734878369</text:p>
              </table:table-cell>
              <table:table-cell office:value-type="float" office:value="0.311682897765">
                <text:p>0.311682897765</text:p>
              </table:table-cell>
              <table:table-cell office:value-type="float" office:value="0.356147271532">
                <text:p>0.356147271532</text:p>
              </table:table-cell>
              <table:table-cell office:value-type="float" office:value="0.324291954306">
                <text:p>0.324291954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353139382">
                <text:p>0.31353139382</text:p>
              </table:table-cell>
              <table:table-cell office:value-type="float" office:value="0.302940992768">
                <text:p>0.302940992768</text:p>
              </table:table-cell>
              <table:table-cell office:value-type="float" office:value="0.33736316568">
                <text:p>0.33736316568</text:p>
              </table:table-cell>
              <table:table-cell office:value-type="float" office:value="0.317969880013">
                <text:p>0.317969880013</text:p>
              </table:table-cell>
              <table:table-cell office:value-type="float" office:value="0.362287557528">
                <text:p>0.362287557528</text:p>
              </table:table-cell>
              <table:table-cell office:value-type="float" office:value="0.331968339086">
                <text:p>0.331968339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857659435">
                <text:p>0.318857659435</text:p>
              </table:table-cell>
              <table:table-cell office:value-type="float" office:value="0.308252218935">
                <text:p>0.308252218935</text:p>
              </table:table-cell>
              <table:table-cell office:value-type="float" office:value="0.344054076266">
                <text:p>0.344054076266</text:p>
              </table:table-cell>
              <table:table-cell office:value-type="float" office:value="0.324759903024">
                <text:p>0.324759903024</text:p>
              </table:table-cell>
              <table:table-cell office:value-type="float" office:value="0.369933021039">
                <text:p>0.369933021039</text:p>
              </table:table-cell>
              <table:table-cell office:value-type="float" office:value="0.339459278435">
                <text:p>0.339459278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792159763">
                <text:p>0.322792159763</text:p>
              </table:table-cell>
              <table:table-cell office:value-type="float" office:value="0.31288921762">
                <text:p>0.31288921762</text:p>
              </table:table-cell>
              <table:table-cell office:value-type="float" office:value="0.349099276792">
                <text:p>0.349099276792</text:p>
              </table:table-cell>
              <table:table-cell office:value-type="float" office:value="0.331215318869">
                <text:p>0.331215318869</text:p>
              </table:table-cell>
              <table:table-cell office:value-type="float" office:value="0.375247370151">
                <text:p>0.375247370151</text:p>
              </table:table-cell>
              <table:table-cell office:value-type="float" office:value="0.346064205293">
                <text:p>0.346064205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184007232">
                <text:p>0.327184007232</text:p>
              </table:table-cell>
              <table:table-cell office:value-type="float" office:value="0.317617110454">
                <text:p>0.317617110454</text:p>
              </table:table-cell>
              <table:table-cell office:value-type="float" office:value="0.353264299803">
                <text:p>0.353264299803</text:p>
              </table:table-cell>
              <table:table-cell office:value-type="float" office:value="0.336613494412">
                <text:p>0.336613494412</text:p>
              </table:table-cell>
              <table:table-cell office:value-type="float" office:value="0.383074868508">
                <text:p>0.383074868508</text:p>
              </table:table-cell>
              <table:table-cell office:value-type="float" office:value="0.352971934583">
                <text:p>0.352971934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232495069">
                <text:p>0.33232495069</text:p>
              </table:table-cell>
              <table:table-cell office:value-type="float" office:value="0.322331360947">
                <text:p>0.322331360947</text:p>
              </table:table-cell>
              <table:table-cell office:value-type="float" office:value="0.357982412886">
                <text:p>0.357982412886</text:p>
              </table:table-cell>
              <table:table-cell office:value-type="float" office:value="0.341863330046">
                <text:p>0.341863330046</text:p>
              </table:table-cell>
              <table:table-cell office:value-type="float" office:value="0.387564924392">
                <text:p>0.387564924392</text:p>
              </table:table-cell>
              <table:table-cell office:value-type="float" office:value="0.359145710059">
                <text:p>0.359145710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6336702827">
                <text:p>0.336336702827</text:p>
              </table:table-cell>
              <table:table-cell office:value-type="float" office:value="0.326488494412">
                <text:p>0.326488494412</text:p>
              </table:table-cell>
              <table:table-cell office:value-type="float" office:value="0.363354289941">
                <text:p>0.363354289941</text:p>
              </table:table-cell>
              <table:table-cell office:value-type="float" office:value="0.346712442472">
                <text:p>0.346712442472</text:p>
              </table:table-cell>
              <table:table-cell office:value-type="float" office:value="0.393077333991">
                <text:p>0.393077333991</text:p>
              </table:table-cell>
              <table:table-cell office:value-type="float" office:value="0.365263375247">
                <text:p>0.365263375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046268902">
                <text:p>0.339046268902</text:p>
              </table:table-cell>
              <table:table-cell office:value-type="float" office:value="0.330254191321">
                <text:p>0.330254191321</text:p>
              </table:table-cell>
              <table:table-cell office:value-type="float" office:value="0.367655736358">
                <text:p>0.367655736358</text:p>
              </table:table-cell>
              <table:table-cell office:value-type="float" office:value="0.351172008547">
                <text:p>0.351172008547</text:p>
              </table:table-cell>
              <table:table-cell office:value-type="float" office:value="0.39819074622">
                <text:p>0.39819074622</text:p>
              </table:table-cell>
              <table:table-cell office:value-type="float" office:value="0.371298200197">
                <text:p>0.371298200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492110454">
                <text:p>0.344492110454</text:p>
              </table:table-cell>
              <table:table-cell office:value-type="float" office:value="0.334732905983">
                <text:p>0.334732905983</text:p>
              </table:table-cell>
              <table:table-cell office:value-type="float" office:value="0.372297008547">
                <text:p>0.372297008547</text:p>
              </table:table-cell>
              <table:table-cell office:value-type="float" office:value="0.356312047995">
                <text:p>0.356312047995</text:p>
              </table:table-cell>
              <table:table-cell office:value-type="float" office:value="0.402643408941">
                <text:p>0.402643408941</text:p>
              </table:table-cell>
              <table:table-cell office:value-type="float" office:value="0.37650252712">
                <text:p>0.37650252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745973044">
                <text:p>0.34745973044</text:p>
              </table:table-cell>
              <table:table-cell office:value-type="float" office:value="0.338423159106">
                <text:p>0.338423159106</text:p>
              </table:table-cell>
              <table:table-cell office:value-type="float" office:value="0.376646942801">
                <text:p>0.376646942801</text:p>
              </table:table-cell>
              <table:table-cell office:value-type="float" office:value="0.361269641683">
                <text:p>0.361269641683</text:p>
              </table:table-cell>
              <table:table-cell office:value-type="float" office:value="0.408708497699">
                <text:p>0.408708497699</text:p>
              </table:table-cell>
              <table:table-cell office:value-type="float" office:value="0.382357453978">
                <text:p>0.382357453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086045365">
                <text:p>0.351086045365</text:p>
              </table:table-cell>
              <table:table-cell office:value-type="float" office:value="0.342031886917">
                <text:p>0.342031886917</text:p>
              </table:table-cell>
              <table:table-cell office:value-type="float" office:value="0.380452416174">
                <text:p>0.380452416174</text:p>
              </table:table-cell>
              <table:table-cell office:value-type="float" office:value="0.365841592702">
                <text:p>0.365841592702</text:p>
              </table:table-cell>
              <table:table-cell office:value-type="float" office:value="0.414422666009">
                <text:p>0.414422666009</text:p>
              </table:table-cell>
              <table:table-cell office:value-type="float" office:value="0.388192266601">
                <text:p>0.388192266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6291913">
                <text:p>0.355086291913</text:p>
              </table:table-cell>
              <table:table-cell office:value-type="float" office:value="0.345810157791">
                <text:p>0.345810157791</text:p>
              </table:table-cell>
              <table:table-cell office:value-type="float" office:value="0.383661653517">
                <text:p>0.383661653517</text:p>
              </table:table-cell>
              <table:table-cell office:value-type="float" office:value="0.36939603879">
                <text:p>0.36939603879</text:p>
              </table:table-cell>
              <table:table-cell office:value-type="float" office:value="0.419108316897">
                <text:p>0.419108316897</text:p>
              </table:table-cell>
              <table:table-cell office:value-type="float" office:value="0.393836846647">
                <text:p>0.393836846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8175131492">
                <text:p>0.358175131492</text:p>
              </table:table-cell>
              <table:table-cell office:value-type="float" office:value="0.349318704799">
                <text:p>0.349318704799</text:p>
              </table:table-cell>
              <table:table-cell office:value-type="float" office:value="0.388347304405">
                <text:p>0.388347304405</text:p>
              </table:table-cell>
              <table:table-cell office:value-type="float" office:value="0.373567513149">
                <text:p>0.373567513149</text:p>
              </table:table-cell>
              <table:table-cell office:value-type="float" office:value="0.42375">
                <text:p>0.42375</text:p>
              </table:table-cell>
              <table:table-cell office:value-type="float" office:value="0.398965627055">
                <text:p>0.398965627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08234714">
                <text:p>0.3608234714</text:p>
              </table:table-cell>
              <table:table-cell office:value-type="float" office:value="0.352110453649">
                <text:p>0.352110453649</text:p>
              </table:table-cell>
              <table:table-cell office:value-type="float" office:value="0.392617932281">
                <text:p>0.392617932281</text:p>
              </table:table-cell>
              <table:table-cell office:value-type="float" office:value="0.377510642669">
                <text:p>0.377510642669</text:p>
              </table:table-cell>
              <table:table-cell office:value-type="float" office:value="0.427919953978">
                <text:p>0.427919953978</text:p>
              </table:table-cell>
              <table:table-cell office:value-type="float" office:value="0.40390433925">
                <text:p>0.40390433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4134204471">
                <text:p>0.364134204471</text:p>
              </table:table-cell>
              <table:table-cell office:value-type="float" office:value="0.355488823143">
                <text:p>0.355488823143</text:p>
              </table:table-cell>
              <table:table-cell office:value-type="float" office:value="0.394749342538">
                <text:p>0.394749342538</text:p>
              </table:table-cell>
              <table:table-cell office:value-type="float" office:value="0.381214866864">
                <text:p>0.381214866864</text:p>
              </table:table-cell>
              <table:table-cell office:value-type="float" office:value="0.432596975674">
                <text:p>0.432596975674</text:p>
              </table:table-cell>
              <table:table-cell office:value-type="float" office:value="0.40882538215">
                <text:p>0.4088253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907626561">
                <text:p>0.367907626561</text:p>
              </table:table-cell>
              <table:table-cell office:value-type="float" office:value="0.358913625904">
                <text:p>0.358913625904</text:p>
              </table:table-cell>
              <table:table-cell office:value-type="float" office:value="0.398655489809">
                <text:p>0.398655489809</text:p>
              </table:table-cell>
              <table:table-cell office:value-type="float" office:value="0.384803665352">
                <text:p>0.384803665352</text:p>
              </table:table-cell>
              <table:table-cell office:value-type="float" office:value="0.436257807364">
                <text:p>0.436257807364</text:p>
              </table:table-cell>
              <table:table-cell office:value-type="float" office:value="0.413649757561">
                <text:p>0.413649757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1210141354">
                <text:p>0.371210141354</text:p>
              </table:table-cell>
              <table:table-cell office:value-type="float" office:value="0.362471975674">
                <text:p>0.362471975674</text:p>
              </table:table-cell>
              <table:table-cell office:value-type="float" office:value="0.403286489152">
                <text:p>0.403286489152</text:p>
              </table:table-cell>
              <table:table-cell office:value-type="float" office:value="0.388563856016">
                <text:p>0.388563856016</text:p>
              </table:table-cell>
              <table:table-cell office:value-type="float" office:value="0.440381738988">
                <text:p>0.440381738988</text:p>
              </table:table-cell>
              <table:table-cell office:value-type="float" office:value="0.418126725838">
                <text:p>0.418126725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983152531">
                <text:p>0.374983152531</text:p>
              </table:table-cell>
              <table:table-cell office:value-type="float" office:value="0.366070759369">
                <text:p>0.366070759369</text:p>
              </table:table-cell>
              <table:table-cell office:value-type="float" office:value="0.405948389218">
                <text:p>0.405948389218</text:p>
              </table:table-cell>
              <table:table-cell office:value-type="float" office:value="0.392176980605">
                <text:p>0.392176980605</text:p>
              </table:table-cell>
              <table:table-cell office:value-type="float" office:value="0.4429828238">
                <text:p>0.4429828238</text:p>
              </table:table-cell>
              <table:table-cell office:value-type="float" office:value="0.422504869329">
                <text:p>0.422504869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6621877055">
                <text:p>0.376621877055</text:p>
              </table:table-cell>
              <table:table-cell office:value-type="float" office:value="0.368873356345">
                <text:p>0.368873356345</text:p>
              </table:table-cell>
              <table:table-cell office:value-type="float" office:value="0.408389628534">
                <text:p>0.408389628534</text:p>
              </table:table-cell>
              <table:table-cell office:value-type="float" office:value="0.395553788626">
                <text:p>0.395553788626</text:p>
              </table:table-cell>
              <table:table-cell office:value-type="float" office:value="0.446909927679">
                <text:p>0.446909927679</text:p>
              </table:table-cell>
              <table:table-cell office:value-type="float" office:value="0.426443026792">
                <text:p>0.426443026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9171186719">
                <text:p>0.379171186719</text:p>
              </table:table-cell>
              <table:table-cell office:value-type="float" office:value="0.371789529915">
                <text:p>0.371789529915</text:p>
              </table:table-cell>
              <table:table-cell office:value-type="float" office:value="0.411360535832">
                <text:p>0.411360535832</text:p>
              </table:table-cell>
              <table:table-cell office:value-type="float" office:value="0.39873816568">
                <text:p>0.39873816568</text:p>
              </table:table-cell>
              <table:table-cell office:value-type="float" office:value="0.451114398422">
                <text:p>0.451114398422</text:p>
              </table:table-cell>
              <table:table-cell office:value-type="float" office:value="0.430467928172">
                <text:p>0.430467928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2130999343">
                <text:p>0.382130999343</text:p>
              </table:table-cell>
              <table:table-cell office:value-type="float" office:value="0.374879848784">
                <text:p>0.374879848784</text:p>
              </table:table-cell>
              <table:table-cell office:value-type="float" office:value="0.414821252465">
                <text:p>0.414821252465</text:p>
              </table:table-cell>
              <table:table-cell office:value-type="float" office:value="0.401949786325">
                <text:p>0.401949786325</text:p>
              </table:table-cell>
              <table:table-cell office:value-type="float" office:value="0.454687294543">
                <text:p>0.454687294543</text:p>
              </table:table-cell>
              <table:table-cell office:value-type="float" office:value="0.434479926857">
                <text:p>0.434479926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5671022354">
                <text:p>0.385671022354</text:p>
              </table:table-cell>
              <table:table-cell office:value-type="float" office:value="0.377863247863">
                <text:p>0.377863247863</text:p>
              </table:table-cell>
              <table:table-cell office:value-type="float" office:value="0.418476331361">
                <text:p>0.418476331361</text:p>
              </table:table-cell>
              <table:table-cell office:value-type="float" office:value="0.405280284352">
                <text:p>0.405280284352</text:p>
              </table:table-cell>
              <table:table-cell office:value-type="float" office:value="0.45787352071">
                <text:p>0.45787352071</text:p>
              </table:table-cell>
              <table:table-cell office:value-type="float" office:value="0.438315890039">
                <text:p>0.43831589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7666009204">
                <text:p>0.387666009204</text:p>
              </table:table-cell>
              <table:table-cell office:value-type="float" office:value="0.380492357002">
                <text:p>0.380492357002</text:p>
              </table:table-cell>
              <table:table-cell office:value-type="float" office:value="0.421130424063">
                <text:p>0.421130424063</text:p>
              </table:table-cell>
              <table:table-cell office:value-type="float" office:value="0.408097016765">
                <text:p>0.408097016765</text:p>
              </table:table-cell>
              <table:table-cell office:value-type="float" office:value="0.461988412229">
                <text:p>0.461988412229</text:p>
              </table:table-cell>
              <table:table-cell office:value-type="float" office:value="0.441950916338">
                <text:p>0.4419509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0243261012">
                <text:p>0.390243261012</text:p>
              </table:table-cell>
              <table:table-cell office:value-type="float" office:value="0.383202991453">
                <text:p>0.383202991453</text:p>
              </table:table-cell>
              <table:table-cell office:value-type="float" office:value="0.425041502301">
                <text:p>0.425041502301</text:p>
              </table:table-cell>
              <table:table-cell office:value-type="float" office:value="0.411560691979">
                <text:p>0.411560691979</text:p>
              </table:table-cell>
              <table:table-cell office:value-type="float" office:value="0.464594017094">
                <text:p>0.464594017094</text:p>
              </table:table-cell>
              <table:table-cell office:value-type="float" office:value="0.445248335799">
                <text:p>0.445248335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1995397765">
                <text:p>0.391995397765</text:p>
              </table:table-cell>
              <table:table-cell office:value-type="float" office:value="0.385419707429">
                <text:p>0.385419707429</text:p>
              </table:table-cell>
              <table:table-cell office:value-type="float" office:value="0.427642998028">
                <text:p>0.427642998028</text:p>
              </table:table-cell>
              <table:table-cell office:value-type="float" office:value="0.414742192636">
                <text:p>0.414742192636</text:p>
              </table:table-cell>
              <table:table-cell office:value-type="float" office:value="0.467519723866">
                <text:p>0.467519723866</text:p>
              </table:table-cell>
              <table:table-cell office:value-type="float" office:value="0.448845249836">
                <text:p>0.448845249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6278763971">
                <text:p>0.396278763971</text:p>
              </table:table-cell>
              <table:table-cell office:value-type="float" office:value="0.388146696252">
                <text:p>0.388146696252</text:p>
              </table:table-cell>
              <table:table-cell office:value-type="float" office:value="0.430363247863">
                <text:p>0.430363247863</text:p>
              </table:table-cell>
              <table:table-cell office:value-type="float" office:value="0.417509533202">
                <text:p>0.417509533202</text:p>
              </table:table-cell>
              <table:table-cell office:value-type="float" office:value="0.472407955293">
                <text:p>0.472407955293</text:p>
              </table:table-cell>
              <table:table-cell office:value-type="float" office:value="0.452593852728">
                <text:p>0.452593852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9236111111">
                <text:p>0.399236111111</text:p>
              </table:table-cell>
              <table:table-cell office:value-type="float" office:value="0.391308678501">
                <text:p>0.391308678501</text:p>
              </table:table-cell>
              <table:table-cell office:value-type="float" office:value="0.434175295858">
                <text:p>0.434175295858</text:p>
              </table:table-cell>
              <table:table-cell office:value-type="float" office:value="0.421048528928">
                <text:p>0.421048528928</text:p>
              </table:table-cell>
              <table:table-cell office:value-type="float" office:value="0.475637327416">
                <text:p>0.475637327416</text:p>
              </table:table-cell>
              <table:table-cell office:value-type="float" office:value="0.45612943787">
                <text:p>0.45612943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1752136752">
                <text:p>0.401752136752</text:p>
              </table:table-cell>
              <table:table-cell office:value-type="float" office:value="0.394055966469">
                <text:p>0.394055966469</text:p>
              </table:table-cell>
              <table:table-cell office:value-type="float" office:value="0.437318786982">
                <text:p>0.437318786982</text:p>
              </table:table-cell>
              <table:table-cell office:value-type="float" office:value="0.424342455621">
                <text:p>0.424342455621</text:p>
              </table:table-cell>
              <table:table-cell office:value-type="float" office:value="0.478512491782">
                <text:p>0.478512491782</text:p>
              </table:table-cell>
              <table:table-cell office:value-type="float" office:value="0.459833764793">
                <text:p>0.45983376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4375">
                <text:p>0.404375</text:p>
              </table:table-cell>
              <table:table-cell office:value-type="float" office:value="0.396878040763">
                <text:p>0.396878040763</text:p>
              </table:table-cell>
              <table:table-cell office:value-type="float" office:value="0.439204470743">
                <text:p>0.439204470743</text:p>
              </table:table-cell>
              <table:table-cell office:value-type="float" office:value="0.427062993097">
                <text:p>0.427062993097</text:p>
              </table:table-cell>
              <table:table-cell office:value-type="float" office:value="0.481562705457">
                <text:p>0.481562705457</text:p>
              </table:table-cell>
              <table:table-cell office:value-type="float" office:value="0.463155345989">
                <text:p>0.463155345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7221811308">
                <text:p>0.407221811308</text:p>
              </table:table-cell>
              <table:table-cell office:value-type="float" office:value="0.399515368179">
                <text:p>0.399515368179</text:p>
              </table:table-cell>
              <table:table-cell office:value-type="float" office:value="0.441609138725">
                <text:p>0.441609138725</text:p>
              </table:table-cell>
              <table:table-cell office:value-type="float" office:value="0.430359796187">
                <text:p>0.430359796187</text:p>
              </table:table-cell>
              <table:table-cell office:value-type="float" office:value="0.484169543064">
                <text:p>0.484169543064</text:p>
              </table:table-cell>
              <table:table-cell office:value-type="float" office:value="0.466057178665">
                <text:p>0.466057178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9545529257">
                <text:p>0.409545529257</text:p>
              </table:table-cell>
              <table:table-cell office:value-type="float" office:value="0.402355111769">
                <text:p>0.402355111769</text:p>
              </table:table-cell>
              <table:table-cell office:value-type="float" office:value="0.444596071663">
                <text:p>0.444596071663</text:p>
              </table:table-cell>
              <table:table-cell office:value-type="float" office:value="0.433020710059">
                <text:p>0.433020710059</text:p>
              </table:table-cell>
              <table:table-cell office:value-type="float" office:value="0.48691321499">
                <text:p>0.48691321499</text:p>
              </table:table-cell>
              <table:table-cell office:value-type="float" office:value="0.469274695924">
                <text:p>0.469274695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2278517423">
                <text:p>0.412278517423</text:p>
              </table:table-cell>
              <table:table-cell office:value-type="float" office:value="0.40493869165">
                <text:p>0.40493869165</text:p>
              </table:table-cell>
              <table:table-cell office:value-type="float" office:value="0.446789940828">
                <text:p>0.446789940828</text:p>
              </table:table-cell>
              <table:table-cell office:value-type="float" office:value="0.435311883629">
                <text:p>0.435311883629</text:p>
              </table:table-cell>
              <table:table-cell office:value-type="float" office:value="0.48971030572">
                <text:p>0.48971030572</text:p>
              </table:table-cell>
              <table:table-cell office:value-type="float" office:value="0.472133279915">
                <text:p>0.472133279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5033694938">
                <text:p>0.415033694938</text:p>
              </table:table-cell>
              <table:table-cell office:value-type="float" office:value="0.407919214333">
                <text:p>0.407919214333</text:p>
              </table:table-cell>
              <table:table-cell office:value-type="float" office:value="0.449857412886">
                <text:p>0.449857412886</text:p>
              </table:table-cell>
              <table:table-cell office:value-type="float" office:value="0.438170488166">
                <text:p>0.438170488166</text:p>
              </table:table-cell>
              <table:table-cell office:value-type="float" office:value="0.492059089415">
                <text:p>0.492059089415</text:p>
              </table:table-cell>
              <table:table-cell office:value-type="float" office:value="0.474775846483">
                <text:p>0.474775846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59122288">
                <text:p>0.41759122288</text:p>
              </table:table-cell>
              <table:table-cell office:value-type="float" office:value="0.410462195924">
                <text:p>0.410462195924</text:p>
              </table:table-cell>
              <table:table-cell office:value-type="float" office:value="0.452495069034">
                <text:p>0.452495069034</text:p>
              </table:table-cell>
              <table:table-cell office:value-type="float" office:value="0.440998274162">
                <text:p>0.440998274162</text:p>
              </table:table-cell>
              <table:table-cell office:value-type="float" office:value="0.494694690993">
                <text:p>0.494694690993</text:p>
              </table:table-cell>
              <table:table-cell office:value-type="float" office:value="0.477640039448">
                <text:p>0.477640039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9916584484">
                <text:p>0.419916584484</text:p>
              </table:table-cell>
              <table:table-cell office:value-type="float" office:value="0.412898257725">
                <text:p>0.412898257725</text:p>
              </table:table-cell>
              <table:table-cell office:value-type="float" office:value="0.455131081525">
                <text:p>0.455131081525</text:p>
              </table:table-cell>
              <table:table-cell office:value-type="float" office:value="0.44367476167">
                <text:p>0.44367476167</text:p>
              </table:table-cell>
              <table:table-cell office:value-type="float" office:value="0.497527942143">
                <text:p>0.497527942143</text:p>
              </table:table-cell>
              <table:table-cell office:value-type="float" office:value="0.480517751479">
                <text:p>0.480517751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2760519395">
                <text:p>0.422760519395</text:p>
              </table:table-cell>
              <table:table-cell office:value-type="float" office:value="0.415789776463">
                <text:p>0.415789776463</text:p>
              </table:table-cell>
              <table:table-cell office:value-type="float" office:value="0.45689308021">
                <text:p>0.45689308021</text:p>
              </table:table-cell>
              <table:table-cell office:value-type="float" office:value="0.44569284188">
                <text:p>0.44569284188</text:p>
              </table:table-cell>
              <table:table-cell office:value-type="float" office:value="0.500295857988">
                <text:p>0.500295857988</text:p>
              </table:table-cell>
              <table:table-cell office:value-type="float" office:value="0.483016128369">
                <text:p>0.483016128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4439513478">
                <text:p>0.424439513478</text:p>
              </table:table-cell>
              <table:table-cell office:value-type="float" office:value="0.417971400394">
                <text:p>0.417971400394</text:p>
              </table:table-cell>
              <table:table-cell office:value-type="float" office:value="0.458992850099">
                <text:p>0.458992850099</text:p>
              </table:table-cell>
              <table:table-cell office:value-type="float" office:value="0.448052596976">
                <text:p>0.448052596976</text:p>
              </table:table-cell>
              <table:table-cell office:value-type="float" office:value="0.502127301118">
                <text:p>0.502127301118</text:p>
              </table:table-cell>
              <table:table-cell office:value-type="float" office:value="0.48597824211">
                <text:p>0.48597824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7801610782">
                <text:p>0.427801610782</text:p>
              </table:table-cell>
              <table:table-cell office:value-type="float" office:value="0.420351742275">
                <text:p>0.420351742275</text:p>
              </table:table-cell>
              <table:table-cell office:value-type="float" office:value="0.462043063774">
                <text:p>0.462043063774</text:p>
              </table:table-cell>
              <table:table-cell office:value-type="float" office:value="0.450743630835">
                <text:p>0.450743630835</text:p>
              </table:table-cell>
              <table:table-cell office:value-type="float" office:value="0.504836045365">
                <text:p>0.504836045365</text:p>
              </table:table-cell>
              <table:table-cell office:value-type="float" office:value="0.488522086621">
                <text:p>0.488522086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986028928">
                <text:p>0.429986028928</text:p>
              </table:table-cell>
              <table:table-cell office:value-type="float" office:value="0.422561061801">
                <text:p>0.422561061801</text:p>
              </table:table-cell>
              <table:table-cell office:value-type="float" office:value="0.463918063774">
                <text:p>0.463918063774</text:p>
              </table:table-cell>
              <table:table-cell office:value-type="float" office:value="0.453090236686">
                <text:p>0.453090236686</text:p>
              </table:table-cell>
              <table:table-cell office:value-type="float" office:value="0.50786078238">
                <text:p>0.50786078238</text:p>
              </table:table-cell>
              <table:table-cell office:value-type="float" office:value="0.491195019724">
                <text:p>0.491195019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1603796844">
                <text:p>0.431603796844</text:p>
              </table:table-cell>
              <table:table-cell office:value-type="float" office:value="0.424705292571">
                <text:p>0.424705292571</text:p>
              </table:table-cell>
              <table:table-cell office:value-type="float" office:value="0.465954552926">
                <text:p>0.465954552926</text:p>
              </table:table-cell>
              <table:table-cell office:value-type="float" office:value="0.455616946088">
                <text:p>0.455616946088</text:p>
              </table:table-cell>
              <table:table-cell office:value-type="float" office:value="0.509146942801">
                <text:p>0.509146942801</text:p>
              </table:table-cell>
              <table:table-cell office:value-type="float" office:value="0.493514875082">
                <text:p>0.493514875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3215811966">
                <text:p>0.433215811966</text:p>
              </table:table-cell>
              <table:table-cell office:value-type="float" office:value="0.426641436555">
                <text:p>0.426641436555</text:p>
              </table:table-cell>
              <table:table-cell office:value-type="float" office:value="0.468362508218">
                <text:p>0.468362508218</text:p>
              </table:table-cell>
              <table:table-cell office:value-type="float" office:value="0.457910749507">
                <text:p>0.457910749507</text:p>
              </table:table-cell>
              <table:table-cell office:value-type="float" office:value="0.511851577909">
                <text:p>0.511851577909</text:p>
              </table:table-cell>
              <table:table-cell office:value-type="float" office:value="0.496141477646">
                <text:p>0.496141477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6055226824">
                <text:p>0.436055226824</text:p>
              </table:table-cell>
              <table:table-cell office:value-type="float" office:value="0.42884122288">
                <text:p>0.42884122288</text:p>
              </table:table-cell>
              <table:table-cell office:value-type="float" office:value="0.46968482906">
                <text:p>0.46968482906</text:p>
              </table:table-cell>
              <table:table-cell office:value-type="float" office:value="0.460025641026">
                <text:p>0.460025641026</text:p>
              </table:table-cell>
              <table:table-cell office:value-type="float" office:value="0.514627301118">
                <text:p>0.514627301118</text:p>
              </table:table-cell>
              <table:table-cell office:value-type="float" office:value="0.498693232249">
                <text:p>0.498693232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7250164366">
                <text:p>0.437250164366</text:p>
              </table:table-cell>
              <table:table-cell office:value-type="float" office:value="0.430822731755">
                <text:p>0.430822731755</text:p>
              </table:table-cell>
              <table:table-cell office:value-type="float" office:value="0.471401216305">
                <text:p>0.471401216305</text:p>
              </table:table-cell>
              <table:table-cell office:value-type="float" office:value="0.462079018738">
                <text:p>0.462079018738</text:p>
              </table:table-cell>
              <table:table-cell office:value-type="float" office:value="0.515949621959">
                <text:p>0.515949621959</text:p>
              </table:table-cell>
              <table:table-cell office:value-type="float" office:value="0.501117829553">
                <text:p>0.501117829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9267340565">
                <text:p>0.439267340565</text:p>
              </table:table-cell>
              <table:table-cell office:value-type="float" office:value="0.432890614727">
                <text:p>0.432890614727</text:p>
              </table:table-cell>
              <table:table-cell office:value-type="float" office:value="0.473623027613">
                <text:p>0.473623027613</text:p>
              </table:table-cell>
              <table:table-cell office:value-type="float" office:value="0.463812417817">
                <text:p>0.463812417817</text:p>
              </table:table-cell>
              <table:table-cell office:value-type="float" office:value="0.517663132807">
                <text:p>0.517663132807</text:p>
              </table:table-cell>
              <table:table-cell office:value-type="float" office:value="0.503635622124">
                <text:p>0.503635622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725016437">
                <text:p>0.441725016437</text:p>
              </table:table-cell>
              <table:table-cell office:value-type="float" office:value="0.435174063116">
                <text:p>0.435174063116</text:p>
              </table:table-cell>
              <table:table-cell office:value-type="float" office:value="0.475184089415">
                <text:p>0.475184089415</text:p>
              </table:table-cell>
              <table:table-cell office:value-type="float" office:value="0.465587812295">
                <text:p>0.465587812295</text:p>
              </table:table-cell>
              <table:table-cell office:value-type="float" office:value="0.519670857988">
                <text:p>0.519670857988</text:p>
              </table:table-cell>
              <table:table-cell office:value-type="float" office:value="0.50605730194">
                <text:p>0.50605730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2963099934">
                <text:p>0.442963099934</text:p>
              </table:table-cell>
              <table:table-cell office:value-type="float" office:value="0.437162804076">
                <text:p>0.437162804076</text:p>
              </table:table-cell>
              <table:table-cell office:value-type="float" office:value="0.476769806049">
                <text:p>0.476769806049</text:p>
              </table:table-cell>
              <table:table-cell office:value-type="float" office:value="0.467483851085">
                <text:p>0.467483851085</text:p>
              </table:table-cell>
              <table:table-cell office:value-type="float" office:value="0.520949211045">
                <text:p>0.520949211045</text:p>
              </table:table-cell>
              <table:table-cell office:value-type="float" office:value="0.508012080868">
                <text:p>0.508012080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5634861933">
                <text:p>0.445634861933</text:p>
              </table:table-cell>
              <table:table-cell office:value-type="float" office:value="0.439076840894">
                <text:p>0.439076840894</text:p>
              </table:table-cell>
              <table:table-cell office:value-type="float" office:value="0.4790906476">
                <text:p>0.4790906476</text:p>
              </table:table-cell>
              <table:table-cell office:value-type="float" office:value="0.46920200526">
                <text:p>0.46920200526</text:p>
              </table:table-cell>
              <table:table-cell office:value-type="float" office:value="0.523138971072">
                <text:p>0.523138971072</text:p>
              </table:table-cell>
              <table:table-cell office:value-type="float" office:value="0.510000678008">
                <text:p>0.510000678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7347961867">
                <text:p>0.447347961867</text:p>
              </table:table-cell>
              <table:table-cell office:value-type="float" office:value="0.44106574622">
                <text:p>0.44106574622</text:p>
              </table:table-cell>
              <table:table-cell office:value-type="float" office:value="0.479801939513">
                <text:p>0.479801939513</text:p>
              </table:table-cell>
              <table:table-cell office:value-type="float" office:value="0.4708640286">
                <text:p>0.4708640286</text:p>
              </table:table-cell>
              <table:table-cell office:value-type="float" office:value="0.524925624589">
                <text:p>0.524925624589</text:p>
              </table:table-cell>
              <table:table-cell office:value-type="float" office:value="0.511828813281">
                <text:p>0.511828813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9160502959">
                <text:p>0.449160502959</text:p>
              </table:table-cell>
              <table:table-cell office:value-type="float" office:value="0.443323717949">
                <text:p>0.443323717949</text:p>
              </table:table-cell>
              <table:table-cell office:value-type="float" office:value="0.480869493754">
                <text:p>0.480869493754</text:p>
              </table:table-cell>
              <table:table-cell office:value-type="float" office:value="0.472505465155">
                <text:p>0.472505465155</text:p>
              </table:table-cell>
              <table:table-cell office:value-type="float" office:value="0.525965236686">
                <text:p>0.525965236686</text:p>
              </table:table-cell>
              <table:table-cell office:value-type="float" office:value="0.513674227482">
                <text:p>0.513674227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1550788955">
                <text:p>0.451550788955</text:p>
              </table:table-cell>
              <table:table-cell office:value-type="float" office:value="0.4453578238">
                <text:p>0.4453578238</text:p>
              </table:table-cell>
              <table:table-cell office:value-type="float" office:value="0.484071334648">
                <text:p>0.484071334648</text:p>
              </table:table-cell>
              <table:table-cell office:value-type="float" office:value="0.474571457922">
                <text:p>0.474571457922</text:p>
              </table:table-cell>
              <table:table-cell office:value-type="float" office:value="0.52777695595">
                <text:p>0.52777695595</text:p>
              </table:table-cell>
              <table:table-cell office:value-type="float" office:value="0.515260190664">
                <text:p>0.515260190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2692307692">
                <text:p>0.452692307692</text:p>
              </table:table-cell>
              <table:table-cell office:value-type="float" office:value="0.447224687705">
                <text:p>0.447224687705</text:p>
              </table:table-cell>
              <table:table-cell office:value-type="float" office:value="0.485959894806">
                <text:p>0.485959894806</text:p>
              </table:table-cell>
              <table:table-cell office:value-type="float" office:value="0.476334566075">
                <text:p>0.476334566075</text:p>
              </table:table-cell>
              <table:table-cell office:value-type="float" office:value="0.528959566075">
                <text:p>0.528959566075</text:p>
              </table:table-cell>
              <table:table-cell office:value-type="float" office:value="0.516930884287">
                <text:p>0.516930884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4827416174">
                <text:p>0.454827416174</text:p>
              </table:table-cell>
              <table:table-cell office:value-type="float" office:value="0.449188938199">
                <text:p>0.449188938199</text:p>
              </table:table-cell>
              <table:table-cell office:value-type="float" office:value="0.4886226167">
                <text:p>0.4886226167</text:p>
              </table:table-cell>
              <table:table-cell office:value-type="float" office:value="0.478271819527">
                <text:p>0.478271819527</text:p>
              </table:table-cell>
              <table:table-cell office:value-type="float" office:value="0.530585963182">
                <text:p>0.530585963182</text:p>
              </table:table-cell>
              <table:table-cell office:value-type="float" office:value="0.518634348291">
                <text:p>0.518634348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727933925">
                <text:p>0.45727933925</text:p>
              </table:table-cell>
              <table:table-cell office:value-type="float" office:value="0.451033941486">
                <text:p>0.451033941486</text:p>
              </table:table-cell>
              <table:table-cell office:value-type="float" office:value="0.490095332018">
                <text:p>0.490095332018</text:p>
              </table:table-cell>
              <table:table-cell office:value-type="float" office:value="0.48011078238">
                <text:p>0.48011078238</text:p>
              </table:table-cell>
              <table:table-cell office:value-type="float" office:value="0.532233727811">
                <text:p>0.532233727811</text:p>
              </table:table-cell>
              <table:table-cell office:value-type="float" office:value="0.520275373932">
                <text:p>0.520275373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9441157133">
                <text:p>0.459441157133</text:p>
              </table:table-cell>
              <table:table-cell office:value-type="float" office:value="0.452546844181">
                <text:p>0.452546844181</text:p>
              </table:table-cell>
              <table:table-cell office:value-type="float" office:value="0.491690088757">
                <text:p>0.491690088757</text:p>
              </table:table-cell>
              <table:table-cell office:value-type="float" office:value="0.481893614398">
                <text:p>0.481893614398</text:p>
              </table:table-cell>
              <table:table-cell office:value-type="float" office:value="0.533767669297">
                <text:p>0.533767669297</text:p>
              </table:table-cell>
              <table:table-cell office:value-type="float" office:value="0.522029955621">
                <text:p>0.5220299556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0756492439">
                <text:p>0.460756492439</text:p>
              </table:table-cell>
              <table:table-cell office:value-type="float" office:value="0.453958908613">
                <text:p>0.453958908613</text:p>
              </table:table-cell>
              <table:table-cell office:value-type="float" office:value="0.492427679158">
                <text:p>0.492427679158</text:p>
              </table:table-cell>
              <table:table-cell office:value-type="float" office:value="0.483255752794">
                <text:p>0.483255752794</text:p>
              </table:table-cell>
              <table:table-cell office:value-type="float" office:value="0.535648011177">
                <text:p>0.535648011177</text:p>
              </table:table-cell>
              <table:table-cell office:value-type="float" office:value="0.523709648258">
                <text:p>0.523709648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1272189349">
                <text:p>0.461272189349</text:p>
              </table:table-cell>
              <table:table-cell office:value-type="float" office:value="0.455630999343">
                <text:p>0.455630999343</text:p>
              </table:table-cell>
              <table:table-cell office:value-type="float" office:value="0.494629355687">
                <text:p>0.494629355687</text:p>
              </table:table-cell>
              <table:table-cell office:value-type="float" office:value="0.48520496384">
                <text:p>0.48520496384</text:p>
              </table:table-cell>
              <table:table-cell office:value-type="float" office:value="0.537057034845">
                <text:p>0.537057034845</text:p>
              </table:table-cell>
              <table:table-cell office:value-type="float" office:value="0.525285585141">
                <text:p>0.525285585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2578895464">
                <text:p>0.462578895464</text:p>
              </table:table-cell>
              <table:table-cell office:value-type="float" office:value="0.457111028928">
                <text:p>0.457111028928</text:p>
              </table:table-cell>
              <table:table-cell office:value-type="float" office:value="0.495890861275">
                <text:p>0.495890861275</text:p>
              </table:table-cell>
              <table:table-cell office:value-type="float" office:value="0.486993014464">
                <text:p>0.486993014464</text:p>
              </table:table-cell>
              <table:table-cell office:value-type="float" office:value="0.538631245891">
                <text:p>0.538631245891</text:p>
              </table:table-cell>
              <table:table-cell office:value-type="float" office:value="0.52690596236">
                <text:p>0.5269059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3885601578">
                <text:p>0.463885601578</text:p>
              </table:table-cell>
              <table:table-cell office:value-type="float" office:value="0.45887886259">
                <text:p>0.45887886259</text:p>
              </table:table-cell>
              <table:table-cell office:value-type="float" office:value="0.496679404997">
                <text:p>0.496679404997</text:p>
              </table:table-cell>
              <table:table-cell office:value-type="float" office:value="0.488554404997">
                <text:p>0.488554404997</text:p>
              </table:table-cell>
              <table:table-cell office:value-type="float" office:value="0.539301857331">
                <text:p>0.539301857331</text:p>
              </table:table-cell>
              <table:table-cell office:value-type="float" office:value="0.528342928172">
                <text:p>0.528342928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5500082183">
                <text:p>0.465500082183</text:p>
              </table:table-cell>
              <table:table-cell office:value-type="float" office:value="0.460363247863">
                <text:p>0.460363247863</text:p>
              </table:table-cell>
              <table:table-cell office:value-type="float" office:value="0.49883382643">
                <text:p>0.49883382643</text:p>
              </table:table-cell>
              <table:table-cell office:value-type="float" office:value="0.489973126233">
                <text:p>0.489973126233</text:p>
              </table:table-cell>
              <table:table-cell office:value-type="float" office:value="0.540888395792">
                <text:p>0.540888395792</text:p>
              </table:table-cell>
              <table:table-cell office:value-type="float" office:value="0.530040228468">
                <text:p>0.530040228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685691979">
                <text:p>0.46685691979</text:p>
              </table:table-cell>
              <table:table-cell office:value-type="float" office:value="0.462057363577">
                <text:p>0.462057363577</text:p>
              </table:table-cell>
              <table:table-cell office:value-type="float" office:value="0.499860289283">
                <text:p>0.499860289283</text:p>
              </table:table-cell>
              <table:table-cell office:value-type="float" office:value="0.491431295201">
                <text:p>0.491431295201</text:p>
              </table:table-cell>
              <table:table-cell office:value-type="float" office:value="0.54313034188">
                <text:p>0.54313034188</text:p>
              </table:table-cell>
              <table:table-cell office:value-type="float" office:value="0.531638950526">
                <text:p>0.531638950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8024326101">
                <text:p>0.468024326101</text:p>
              </table:table-cell>
              <table:table-cell office:value-type="float" office:value="0.463497287968">
                <text:p>0.463497287968</text:p>
              </table:table-cell>
              <table:table-cell office:value-type="float" office:value="0.501332593688">
                <text:p>0.501332593688</text:p>
              </table:table-cell>
              <table:table-cell office:value-type="float" office:value="0.492980645957">
                <text:p>0.492980645957</text:p>
              </table:table-cell>
              <table:table-cell office:value-type="float" office:value="0.544140779093">
                <text:p>0.544140779093</text:p>
              </table:table-cell>
              <table:table-cell office:value-type="float" office:value="0.533137183596">
                <text:p>0.533137183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9738247863">
                <text:p>0.469738247863</text:p>
              </table:table-cell>
              <table:table-cell office:value-type="float" office:value="0.464936719264">
                <text:p>0.464936719264</text:p>
              </table:table-cell>
              <table:table-cell office:value-type="float" office:value="0.503733563445">
                <text:p>0.503733563445</text:p>
              </table:table-cell>
              <table:table-cell office:value-type="float" office:value="0.494742315911">
                <text:p>0.494742315911</text:p>
              </table:table-cell>
              <table:table-cell office:value-type="float" office:value="0.545183267587">
                <text:p>0.545183267587</text:p>
              </table:table-cell>
              <table:table-cell office:value-type="float" office:value="0.534476392998">
                <text:p>0.53447639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1112754767">
                <text:p>0.471112754767</text:p>
              </table:table-cell>
              <table:table-cell office:value-type="float" office:value="0.46638330046">
                <text:p>0.46638330046</text:p>
              </table:table-cell>
              <table:table-cell office:value-type="float" office:value="0.503986686391">
                <text:p>0.503986686391</text:p>
              </table:table-cell>
              <table:table-cell office:value-type="float" office:value="0.496157462196">
                <text:p>0.496157462196</text:p>
              </table:table-cell>
              <table:table-cell office:value-type="float" office:value="0.546281640368">
                <text:p>0.546281640368</text:p>
              </table:table-cell>
              <table:table-cell office:value-type="float" office:value="0.535897148258">
                <text:p>0.535897148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3052268245">
                <text:p>0.473052268245</text:p>
              </table:table-cell>
              <table:table-cell office:value-type="float" office:value="0.467830374753">
                <text:p>0.467830374753</text:p>
              </table:table-cell>
              <table:table-cell office:value-type="float" office:value="0.50574704142">
                <text:p>0.50574704142</text:p>
              </table:table-cell>
              <table:table-cell office:value-type="float" office:value="0.49762471236">
                <text:p>0.49762471236</text:p>
              </table:table-cell>
              <table:table-cell office:value-type="float" office:value="0.547545200526">
                <text:p>0.547545200526</text:p>
              </table:table-cell>
              <table:table-cell office:value-type="float" office:value="0.537401257396">
                <text:p>0.537401257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4990959895">
                <text:p>0.474990959895</text:p>
              </table:table-cell>
              <table:table-cell office:value-type="float" office:value="0.469521367521">
                <text:p>0.469521367521</text:p>
              </table:table-cell>
              <table:table-cell office:value-type="float" office:value="0.507884615385">
                <text:p>0.507884615385</text:p>
              </table:table-cell>
              <table:table-cell office:value-type="float" office:value="0.499199991782">
                <text:p>0.499199991782</text:p>
              </table:table-cell>
              <table:table-cell office:value-type="float" office:value="0.548090483235">
                <text:p>0.548090483235</text:p>
              </table:table-cell>
              <table:table-cell office:value-type="float" office:value="0.538577518902">
                <text:p>0.538577518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6028106509">
                <text:p>0.476028106509</text:p>
              </table:table-cell>
              <table:table-cell office:value-type="float" office:value="0.470847140039">
                <text:p>0.470847140039</text:p>
              </table:table-cell>
              <table:table-cell office:value-type="float" office:value="0.508777531229">
                <text:p>0.508777531229</text:p>
              </table:table-cell>
              <table:table-cell office:value-type="float" office:value="0.500793228139">
                <text:p>0.500793228139</text:p>
              </table:table-cell>
              <table:table-cell office:value-type="float" office:value="0.549146120973">
                <text:p>0.549146120973</text:p>
              </table:table-cell>
              <table:table-cell office:value-type="float" office:value="0.539856097962">
                <text:p>0.53985609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7110042735">
                <text:p>0.477110042735</text:p>
              </table:table-cell>
              <table:table-cell office:value-type="float" office:value="0.472212113741">
                <text:p>0.472212113741</text:p>
              </table:table-cell>
              <table:table-cell office:value-type="float" office:value="0.511141929652">
                <text:p>0.511141929652</text:p>
              </table:table-cell>
              <table:table-cell office:value-type="float" office:value="0.502554815911">
                <text:p>0.502554815911</text:p>
              </table:table-cell>
              <table:table-cell office:value-type="float" office:value="0.550385437212">
                <text:p>0.550385437212</text:p>
              </table:table-cell>
              <table:table-cell office:value-type="float" office:value="0.541001664201">
                <text:p>0.541001664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8267587114">
                <text:p>0.478267587114</text:p>
              </table:table-cell>
              <table:table-cell office:value-type="float" office:value="0.473643984221">
                <text:p>0.473643984221</text:p>
              </table:table-cell>
              <table:table-cell office:value-type="float" office:value="0.512216469428">
                <text:p>0.512216469428</text:p>
              </table:table-cell>
              <table:table-cell office:value-type="float" office:value="0.50392800789">
                <text:p>0.50392800789</text:p>
              </table:table-cell>
              <table:table-cell office:value-type="float" office:value="0.551957182774">
                <text:p>0.551957182774</text:p>
              </table:table-cell>
              <table:table-cell office:value-type="float" office:value="0.542197464661">
                <text:p>0.542197464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9647846811">
                <text:p>0.479647846811</text:p>
              </table:table-cell>
              <table:table-cell office:value-type="float" office:value="0.475008464826">
                <text:p>0.475008464826</text:p>
              </table:table-cell>
              <table:table-cell office:value-type="float" office:value="0.513648915187">
                <text:p>0.513648915187</text:p>
              </table:table-cell>
              <table:table-cell office:value-type="float" office:value="0.505755424063">
                <text:p>0.505755424063</text:p>
              </table:table-cell>
              <table:table-cell office:value-type="float" office:value="0.552740795529">
                <text:p>0.552740795529</text:p>
              </table:table-cell>
              <table:table-cell office:value-type="float" office:value="0.543499609632">
                <text:p>0.543499609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1551610782">
                <text:p>0.481551610782</text:p>
              </table:table-cell>
              <table:table-cell office:value-type="float" office:value="0.476535996055">
                <text:p>0.476535996055</text:p>
              </table:table-cell>
              <table:table-cell office:value-type="float" office:value="0.514965483235">
                <text:p>0.514965483235</text:p>
              </table:table-cell>
              <table:table-cell office:value-type="float" office:value="0.507227564103">
                <text:p>0.507227564103</text:p>
              </table:table-cell>
              <table:table-cell office:value-type="float" office:value="0.553307034845">
                <text:p>0.553307034845</text:p>
              </table:table-cell>
              <table:table-cell office:value-type="float" office:value="0.544592291256">
                <text:p>0.544592291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2643408941">
                <text:p>0.482643408941</text:p>
              </table:table-cell>
              <table:table-cell office:value-type="float" office:value="0.477883957922">
                <text:p>0.477883957922</text:p>
              </table:table-cell>
              <table:table-cell office:value-type="float" office:value="0.517430555556">
                <text:p>0.517430555556</text:p>
              </table:table-cell>
              <table:table-cell office:value-type="float" office:value="0.508955169297">
                <text:p>0.508955169297</text:p>
              </table:table-cell>
              <table:table-cell office:value-type="float" office:value="0.554640450362">
                <text:p>0.554640450362</text:p>
              </table:table-cell>
              <table:table-cell office:value-type="float" office:value="0.545713017751">
                <text:p>0.545713017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3784927679">
                <text:p>0.483784927679</text:p>
              </table:table-cell>
              <table:table-cell office:value-type="float" office:value="0.479162721893">
                <text:p>0.479162721893</text:p>
              </table:table-cell>
              <table:table-cell office:value-type="float" office:value="0.518708908613">
                <text:p>0.518708908613</text:p>
              </table:table-cell>
              <table:table-cell office:value-type="float" office:value="0.510419830703">
                <text:p>0.510419830703</text:p>
              </table:table-cell>
              <table:table-cell office:value-type="float" office:value="0.555288872452">
                <text:p>0.555288872452</text:p>
              </table:table-cell>
              <table:table-cell office:value-type="float" office:value="0.546689205293">
                <text:p>0.546689205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4266107824">
                <text:p>0.484266107824</text:p>
              </table:table-cell>
              <table:table-cell office:value-type="float" office:value="0.480147600263">
                <text:p>0.480147600263</text:p>
              </table:table-cell>
              <table:table-cell office:value-type="float" office:value="0.520148339908">
                <text:p>0.520148339908</text:p>
              </table:table-cell>
              <table:table-cell office:value-type="float" office:value="0.511833744247">
                <text:p>0.511833744247</text:p>
              </table:table-cell>
              <table:table-cell office:value-type="float" office:value="0.555710880999">
                <text:p>0.555710880999</text:p>
              </table:table-cell>
              <table:table-cell office:value-type="float" office:value="0.547639032709">
                <text:p>0.547639032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6635026298">
                <text:p>0.486635026298</text:p>
              </table:table-cell>
              <table:table-cell office:value-type="float" office:value="0.481765779093">
                <text:p>0.481765779093</text:p>
              </table:table-cell>
              <table:table-cell office:value-type="float" office:value="0.520888395792">
                <text:p>0.520888395792</text:p>
              </table:table-cell>
              <table:table-cell office:value-type="float" office:value="0.513080785667">
                <text:p>0.513080785667</text:p>
              </table:table-cell>
              <table:table-cell office:value-type="float" office:value="0.557254684418">
                <text:p>0.557254684418</text:p>
              </table:table-cell>
              <table:table-cell office:value-type="float" office:value="0.548561883629">
                <text:p>0.548561883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7082922419">
                <text:p>0.487082922419</text:p>
              </table:table-cell>
              <table:table-cell office:value-type="float" office:value="0.482899408284">
                <text:p>0.482899408284</text:p>
              </table:table-cell>
              <table:table-cell office:value-type="float" office:value="0.522064431295">
                <text:p>0.522064431295</text:p>
              </table:table-cell>
              <table:table-cell office:value-type="float" office:value="0.51415816075">
                <text:p>0.51415816075</text:p>
              </table:table-cell>
              <table:table-cell office:value-type="float" office:value="0.557945841552">
                <text:p>0.557945841552</text:p>
              </table:table-cell>
              <table:table-cell office:value-type="float" office:value="0.549486131657">
                <text:p>0.5494861316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8555637738">
                <text:p>0.488555637738</text:p>
              </table:table-cell>
              <table:table-cell office:value-type="float" office:value="0.483970742932">
                <text:p>0.483970742932</text:p>
              </table:table-cell>
              <table:table-cell office:value-type="float" office:value="0.523911900066">
                <text:p>0.523911900066</text:p>
              </table:table-cell>
              <table:table-cell office:value-type="float" office:value="0.515573142669">
                <text:p>0.515573142669</text:p>
              </table:table-cell>
              <table:table-cell office:value-type="float" office:value="0.558455374753">
                <text:p>0.558455374753</text:p>
              </table:table-cell>
              <table:table-cell office:value-type="float" office:value="0.550476495726">
                <text:p>0.550476495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9626068376">
                <text:p>0.489626068376</text:p>
              </table:table-cell>
              <table:table-cell office:value-type="float" office:value="0.485031558185">
                <text:p>0.485031558185</text:p>
              </table:table-cell>
              <table:table-cell office:value-type="float" office:value="0.524732495069">
                <text:p>0.524732495069</text:p>
              </table:table-cell>
              <table:table-cell office:value-type="float" office:value="0.51707938856">
                <text:p>0.51707938856</text:p>
              </table:table-cell>
              <table:table-cell office:value-type="float" office:value="0.559462524655">
                <text:p>0.559462524655</text:p>
              </table:table-cell>
              <table:table-cell office:value-type="float" office:value="0.5514351167">
                <text:p>0.5514351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0944690993">
                <text:p>0.490944690993</text:p>
              </table:table-cell>
              <table:table-cell office:value-type="float" office:value="0.486452416174">
                <text:p>0.486452416174</text:p>
              </table:table-cell>
              <table:table-cell office:value-type="float" office:value="0.525622945431">
                <text:p>0.525622945431</text:p>
              </table:table-cell>
              <table:table-cell office:value-type="float" office:value="0.518321457922">
                <text:p>0.518321457922</text:p>
              </table:table-cell>
              <table:table-cell office:value-type="float" office:value="0.560463921762">
                <text:p>0.560463921762</text:p>
              </table:table-cell>
              <table:table-cell office:value-type="float" office:value="0.552444444444">
                <text:p>0.552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2218523997">
                <text:p>0.492218523997</text:p>
              </table:table-cell>
              <table:table-cell office:value-type="float" office:value="0.48758382643">
                <text:p>0.48758382643</text:p>
              </table:table-cell>
              <table:table-cell office:value-type="float" office:value="0.526570101907">
                <text:p>0.526570101907</text:p>
              </table:table-cell>
              <table:table-cell office:value-type="float" office:value="0.519678994083">
                <text:p>0.519678994083</text:p>
              </table:table-cell>
              <table:table-cell office:value-type="float" office:value="0.56095290927">
                <text:p>0.56095290927</text:p>
              </table:table-cell>
              <table:table-cell office:value-type="float" office:value="0.553261156312">
                <text:p>0.553261156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435486522">
                <text:p>0.49435486522</text:p>
              </table:table-cell>
              <table:table-cell office:value-type="float" office:value="0.489021367521">
                <text:p>0.489021367521</text:p>
              </table:table-cell>
              <table:table-cell office:value-type="float" office:value="0.527292899408">
                <text:p>0.527292899408</text:p>
              </table:table-cell>
              <table:table-cell office:value-type="float" office:value="0.520719017094">
                <text:p>0.520719017094</text:p>
              </table:table-cell>
              <table:table-cell office:value-type="float" office:value="0.562560815253">
                <text:p>0.562560815253</text:p>
              </table:table-cell>
              <table:table-cell office:value-type="float" office:value="0.554204840565">
                <text:p>0.554204840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5927843524">
                <text:p>0.495927843524</text:p>
              </table:table-cell>
              <table:table-cell office:value-type="float" office:value="0.490724769888">
                <text:p>0.490724769888</text:p>
              </table:table-cell>
              <table:table-cell office:value-type="float" office:value="0.529147764629">
                <text:p>0.529147764629</text:p>
              </table:table-cell>
              <table:table-cell office:value-type="float" office:value="0.521735700197">
                <text:p>0.521735700197</text:p>
              </table:table-cell>
              <table:table-cell office:value-type="float" office:value="0.563605769231">
                <text:p>0.563605769231</text:p>
              </table:table-cell>
              <table:table-cell office:value-type="float" office:value="0.555156167817">
                <text:p>0.555156167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6852810651">
                <text:p>0.496852810651</text:p>
              </table:table-cell>
              <table:table-cell office:value-type="float" office:value="0.491821252465">
                <text:p>0.491821252465</text:p>
              </table:table-cell>
              <table:table-cell office:value-type="float" office:value="0.530120397765">
                <text:p>0.530120397765</text:p>
              </table:table-cell>
              <table:table-cell office:value-type="float" office:value="0.522956648586">
                <text:p>0.522956648586</text:p>
              </table:table-cell>
              <table:table-cell office:value-type="float" office:value="0.564445266272">
                <text:p>0.564445266272</text:p>
              </table:table-cell>
              <table:table-cell office:value-type="float" office:value="0.556128040763">
                <text:p>0.556128040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7883793557">
                <text:p>0.497883793557</text:p>
              </table:table-cell>
              <table:table-cell office:value-type="float" office:value="0.492986768573">
                <text:p>0.492986768573</text:p>
              </table:table-cell>
              <table:table-cell office:value-type="float" office:value="0.531067965155">
                <text:p>0.531067965155</text:p>
              </table:table-cell>
              <table:table-cell office:value-type="float" office:value="0.524235905654">
                <text:p>0.524235905654</text:p>
              </table:table-cell>
              <table:table-cell office:value-type="float" office:value="0.565286817883">
                <text:p>0.565286817883</text:p>
              </table:table-cell>
              <table:table-cell office:value-type="float" office:value="0.556989521696">
                <text:p>0.556989521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8581114398">
                <text:p>0.498581114398</text:p>
              </table:table-cell>
              <table:table-cell office:value-type="float" office:value="0.493861768573">
                <text:p>0.493861768573</text:p>
              </table:table-cell>
              <table:table-cell office:value-type="float" office:value="0.531848701512">
                <text:p>0.531848701512</text:p>
              </table:table-cell>
              <table:table-cell office:value-type="float" office:value="0.525259327745">
                <text:p>0.525259327745</text:p>
              </table:table-cell>
              <table:table-cell office:value-type="float" office:value="0.565690335306">
                <text:p>0.565690335306</text:p>
              </table:table-cell>
              <table:table-cell office:value-type="float" office:value="0.557717763807">
                <text:p>0.557717763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9768244576">
                <text:p>0.499768244576</text:p>
              </table:table-cell>
              <table:table-cell office:value-type="float" office:value="0.495115631164">
                <text:p>0.495115631164</text:p>
              </table:table-cell>
              <table:table-cell office:value-type="float" office:value="0.533112672584">
                <text:p>0.533112672584</text:p>
              </table:table-cell>
              <table:table-cell office:value-type="float" office:value="0.526350879356">
                <text:p>0.526350879356</text:p>
              </table:table-cell>
              <table:table-cell office:value-type="float" office:value="0.566050295858">
                <text:p>0.566050295858</text:p>
              </table:table-cell>
              <table:table-cell office:value-type="float" office:value="0.558399654832">
                <text:p>0.558399654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0811965812">
                <text:p>0.500811965812</text:p>
              </table:table-cell>
              <table:table-cell office:value-type="float" office:value="0.496199293228">
                <text:p>0.496199293228</text:p>
              </table:table-cell>
              <table:table-cell office:value-type="float" office:value="0.533869165023">
                <text:p>0.533869165023</text:p>
              </table:table-cell>
              <table:table-cell office:value-type="float" office:value="0.527438157462">
                <text:p>0.527438157462</text:p>
              </table:table-cell>
              <table:table-cell office:value-type="float" office:value="0.567098126233">
                <text:p>0.567098126233</text:p>
              </table:table-cell>
              <table:table-cell office:value-type="float" office:value="0.559431192472">
                <text:p>0.559431192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2546433268">
                <text:p>0.502546433268</text:p>
              </table:table-cell>
              <table:table-cell office:value-type="float" office:value="0.497651627219">
                <text:p>0.497651627219</text:p>
              </table:table-cell>
              <table:table-cell office:value-type="float" office:value="0.535686226167">
                <text:p>0.535686226167</text:p>
              </table:table-cell>
              <table:table-cell office:value-type="float" office:value="0.528506204799">
                <text:p>0.528506204799</text:p>
              </table:table-cell>
              <table:table-cell office:value-type="float" office:value="0.56762204142">
                <text:p>0.56762204142</text:p>
              </table:table-cell>
              <table:table-cell office:value-type="float" office:value="0.560423939842">
                <text:p>0.560423939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3410996055">
                <text:p>0.503410996055</text:p>
              </table:table-cell>
              <table:table-cell office:value-type="float" office:value="0.498644066404">
                <text:p>0.498644066404</text:p>
              </table:table-cell>
              <table:table-cell office:value-type="float" office:value="0.535875246548">
                <text:p>0.535875246548</text:p>
              </table:table-cell>
              <table:table-cell office:value-type="float" office:value="0.529484672913">
                <text:p>0.529484672913</text:p>
              </table:table-cell>
              <table:table-cell office:value-type="float" office:value="0.568273750822">
                <text:p>0.568273750822</text:p>
              </table:table-cell>
              <table:table-cell office:value-type="float" office:value="0.561369781394">
                <text:p>0.561369781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4264875082">
                <text:p>0.504264875082</text:p>
              </table:table-cell>
              <table:table-cell office:value-type="float" office:value="0.499617110454">
                <text:p>0.499617110454</text:p>
              </table:table-cell>
              <table:table-cell office:value-type="float" office:value="0.537141272189">
                <text:p>0.537141272189</text:p>
              </table:table-cell>
              <table:table-cell office:value-type="float" office:value="0.53051688856">
                <text:p>0.53051688856</text:p>
              </table:table-cell>
              <table:table-cell office:value-type="float" office:value="0.569002301118">
                <text:p>0.569002301118</text:p>
              </table:table-cell>
              <table:table-cell office:value-type="float" office:value="0.562134903024">
                <text:p>0.562134903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328731098">
                <text:p>0.505328731098</text:p>
              </table:table-cell>
              <table:table-cell office:value-type="float" office:value="0.500993671926">
                <text:p>0.500993671926</text:p>
              </table:table-cell>
              <table:table-cell office:value-type="float" office:value="0.538191568047">
                <text:p>0.538191568047</text:p>
              </table:table-cell>
              <table:table-cell office:value-type="float" office:value="0.531755136423">
                <text:p>0.531755136423</text:p>
              </table:table-cell>
              <table:table-cell office:value-type="float" office:value="0.569950690335">
                <text:p>0.569950690335</text:p>
              </table:table-cell>
              <table:table-cell office:value-type="float" office:value="0.563004520053">
                <text:p>0.563004520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7109631821">
                <text:p>0.507109631821</text:p>
              </table:table-cell>
              <table:table-cell office:value-type="float" office:value="0.502342948718">
                <text:p>0.502342948718</text:p>
              </table:table-cell>
              <table:table-cell office:value-type="float" office:value="0.538746712689">
                <text:p>0.538746712689</text:p>
              </table:table-cell>
              <table:table-cell office:value-type="float" office:value="0.532546679816">
                <text:p>0.532546679816</text:p>
              </table:table-cell>
              <table:table-cell office:value-type="float" office:value="0.570375164366">
                <text:p>0.570375164366</text:p>
              </table:table-cell>
              <table:table-cell office:value-type="float" office:value="0.563890059993">
                <text:p>0.563890059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8334155161">
                <text:p>0.508334155161</text:p>
              </table:table-cell>
              <table:table-cell office:value-type="float" office:value="0.503600509533">
                <text:p>0.503600509533</text:p>
              </table:table-cell>
              <table:table-cell office:value-type="float" office:value="0.539718523997">
                <text:p>0.539718523997</text:p>
              </table:table-cell>
              <table:table-cell office:value-type="float" office:value="0.533532503287">
                <text:p>0.533532503287</text:p>
              </table:table-cell>
              <table:table-cell office:value-type="float" office:value="0.571413543721">
                <text:p>0.571413543721</text:p>
              </table:table-cell>
              <table:table-cell office:value-type="float" office:value="0.564620500493">
                <text:p>0.5646205004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794953978">
                <text:p>0.509794953978</text:p>
              </table:table-cell>
              <table:table-cell office:value-type="float" office:value="0.505052186062">
                <text:p>0.505052186062</text:p>
              </table:table-cell>
              <table:table-cell office:value-type="float" office:value="0.541179322814">
                <text:p>0.541179322814</text:p>
              </table:table-cell>
              <table:table-cell office:value-type="float" office:value="0.53473607002">
                <text:p>0.53473607002</text:p>
              </table:table-cell>
              <table:table-cell office:value-type="float" office:value="0.571312869822">
                <text:p>0.571312869822</text:p>
              </table:table-cell>
              <table:table-cell office:value-type="float" office:value="0.565232022518">
                <text:p>0.565232022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0588428665">
                <text:p>0.510588428665</text:p>
              </table:table-cell>
              <table:table-cell office:value-type="float" office:value="0.506223454964">
                <text:p>0.506223454964</text:p>
              </table:table-cell>
              <table:table-cell office:value-type="float" office:value="0.541633382643">
                <text:p>0.541633382643</text:p>
              </table:table-cell>
              <table:table-cell office:value-type="float" office:value="0.535850797173">
                <text:p>0.535850797173</text:p>
              </table:table-cell>
              <table:table-cell office:value-type="float" office:value="0.572203320184">
                <text:p>0.572203320184</text:p>
              </table:table-cell>
              <table:table-cell office:value-type="float" office:value="0.565943643162">
                <text:p>0.565943643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1846236029">
                <text:p>0.511846236029</text:p>
              </table:table-cell>
              <table:table-cell office:value-type="float" office:value="0.507332429323">
                <text:p>0.507332429323</text:p>
              </table:table-cell>
              <table:table-cell office:value-type="float" office:value="0.542130177515">
                <text:p>0.542130177515</text:p>
              </table:table-cell>
              <table:table-cell office:value-type="float" office:value="0.536732248521">
                <text:p>0.536732248521</text:p>
              </table:table-cell>
              <table:table-cell office:value-type="float" office:value="0.573024326101">
                <text:p>0.573024326101</text:p>
              </table:table-cell>
              <table:table-cell office:value-type="float" office:value="0.566695245726">
                <text:p>0.566695245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2148668639">
                <text:p>0.512148668639</text:p>
              </table:table-cell>
              <table:table-cell office:value-type="float" office:value="0.508406147272">
                <text:p>0.508406147272</text:p>
              </table:table-cell>
              <table:table-cell office:value-type="float" office:value="0.543016107824">
                <text:p>0.543016107824</text:p>
              </table:table-cell>
              <table:table-cell office:value-type="float" office:value="0.537283407298">
                <text:p>0.537283407298</text:p>
              </table:table-cell>
              <table:table-cell office:value-type="float" office:value="0.573544953978">
                <text:p>0.573544953978</text:p>
              </table:table-cell>
              <table:table-cell office:value-type="float" office:value="0.567321868836">
                <text:p>0.567321868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3376068376">
                <text:p>0.513376068376</text:p>
              </table:table-cell>
              <table:table-cell office:value-type="float" office:value="0.509499013807">
                <text:p>0.509499013807</text:p>
              </table:table-cell>
              <table:table-cell office:value-type="float" office:value="0.543331278764">
                <text:p>0.543331278764</text:p>
              </table:table-cell>
              <table:table-cell office:value-type="float" office:value="0.538057569034">
                <text:p>0.538057569034</text:p>
              </table:table-cell>
              <table:table-cell office:value-type="float" office:value="0.574062705457">
                <text:p>0.574062705457</text:p>
              </table:table-cell>
              <table:table-cell office:value-type="float" office:value="0.568050542406">
                <text:p>0.568050542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5122863248">
                <text:p>0.515122863248</text:p>
              </table:table-cell>
              <table:table-cell office:value-type="float" office:value="0.510549391847">
                <text:p>0.510549391847</text:p>
              </table:table-cell>
              <table:table-cell office:value-type="float" office:value="0.544240631164">
                <text:p>0.544240631164</text:p>
              </table:table-cell>
              <table:table-cell office:value-type="float" office:value="0.538762656147">
                <text:p>0.538762656147</text:p>
              </table:table-cell>
              <table:table-cell office:value-type="float" office:value="0.5744460881">
                <text:p>0.5744460881</text:p>
              </table:table-cell>
              <table:table-cell office:value-type="float" office:value="0.568678048981">
                <text:p>0.568678048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5677596976">
                <text:p>0.515677596976</text:p>
              </table:table-cell>
              <table:table-cell office:value-type="float" office:value="0.511213675214">
                <text:p>0.511213675214</text:p>
              </table:table-cell>
              <table:table-cell office:value-type="float" office:value="0.544783859303">
                <text:p>0.544783859303</text:p>
              </table:table-cell>
              <table:table-cell office:value-type="float" office:value="0.5396164119">
                <text:p>0.5396164119</text:p>
              </table:table-cell>
              <table:table-cell office:value-type="float" office:value="0.574746055227">
                <text:p>0.574746055227</text:p>
              </table:table-cell>
              <table:table-cell office:value-type="float" office:value="0.569260108481">
                <text:p>0.569260108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6374917817">
                <text:p>0.516374917817</text:p>
              </table:table-cell>
              <table:table-cell office:value-type="float" office:value="0.512105276134">
                <text:p>0.512105276134</text:p>
              </table:table-cell>
              <table:table-cell office:value-type="float" office:value="0.54548816568">
                <text:p>0.54548816568</text:p>
              </table:table-cell>
              <table:table-cell office:value-type="float" office:value="0.5404007643">
                <text:p>0.5404007643</text:p>
              </table:table-cell>
              <table:table-cell office:value-type="float" office:value="0.575324621959">
                <text:p>0.575324621959</text:p>
              </table:table-cell>
              <table:table-cell office:value-type="float" office:value="0.569755362426">
                <text:p>0.569755362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6895956607">
                <text:p>0.516895956607</text:p>
              </table:table-cell>
              <table:table-cell office:value-type="float" office:value="0.512932692308">
                <text:p>0.512932692308</text:p>
              </table:table-cell>
              <table:table-cell office:value-type="float" office:value="0.546173159106">
                <text:p>0.546173159106</text:p>
              </table:table-cell>
              <table:table-cell office:value-type="float" office:value="0.540993219921">
                <text:p>0.540993219921</text:p>
              </table:table-cell>
              <table:table-cell office:value-type="float" office:value="0.57593482906">
                <text:p>0.57593482906</text:p>
              </table:table-cell>
              <table:table-cell office:value-type="float" office:value="0.57035811144">
                <text:p>0.57035811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7535749507">
                <text:p>0.517535749507</text:p>
              </table:table-cell>
              <table:table-cell office:value-type="float" office:value="0.513662475345">
                <text:p>0.513662475345</text:p>
              </table:table-cell>
              <table:table-cell office:value-type="float" office:value="0.5472156476">
                <text:p>0.5472156476</text:p>
              </table:table-cell>
              <table:table-cell office:value-type="float" office:value="0.541789201183">
                <text:p>0.541789201183</text:p>
              </table:table-cell>
              <table:table-cell office:value-type="float" office:value="0.576026873767">
                <text:p>0.576026873767</text:p>
              </table:table-cell>
              <table:table-cell office:value-type="float" office:value="0.570717866535">
                <text:p>0.570717866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8320595003">
                <text:p>0.518320595003</text:p>
              </table:table-cell>
              <table:table-cell office:value-type="float" office:value="0.514703648915">
                <text:p>0.514703648915</text:p>
              </table:table-cell>
              <table:table-cell office:value-type="float" office:value="0.548339497041">
                <text:p>0.548339497041</text:p>
              </table:table-cell>
              <table:table-cell office:value-type="float" office:value="0.542743261012">
                <text:p>0.542743261012</text:p>
              </table:table-cell>
              <table:table-cell office:value-type="float" office:value="0.576801857331">
                <text:p>0.576801857331</text:p>
              </table:table-cell>
              <table:table-cell office:value-type="float" office:value="0.571341120151">
                <text:p>0.571341120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8797255095">
                <text:p>0.518797255095</text:p>
              </table:table-cell>
              <table:table-cell office:value-type="float" office:value="0.515286900066">
                <text:p>0.515286900066</text:p>
              </table:table-cell>
              <table:table-cell office:value-type="float" office:value="0.548669460881">
                <text:p>0.548669460881</text:p>
              </table:table-cell>
              <table:table-cell office:value-type="float" office:value="0.54352370973">
                <text:p>0.54352370973</text:p>
              </table:table-cell>
              <table:table-cell office:value-type="float" office:value="0.577331525312">
                <text:p>0.577331525312</text:p>
              </table:table-cell>
              <table:table-cell office:value-type="float" office:value="0.571971646943">
                <text:p>0.5719716469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952251808">
                <text:p>0.51952251808</text:p>
              </table:table-cell>
              <table:table-cell office:value-type="float" office:value="0.516043474688">
                <text:p>0.516043474688</text:p>
              </table:table-cell>
              <table:table-cell office:value-type="float" office:value="0.549012984878">
                <text:p>0.549012984878</text:p>
              </table:table-cell>
              <table:table-cell office:value-type="float" office:value="0.544090524326">
                <text:p>0.544090524326</text:p>
              </table:table-cell>
              <table:table-cell office:value-type="float" office:value="0.577986932939">
                <text:p>0.577986932939</text:p>
              </table:table-cell>
              <table:table-cell office:value-type="float" office:value="0.57271550378">
                <text:p>0.57271550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0461456279">
                <text:p>0.520461456279</text:p>
              </table:table-cell>
              <table:table-cell office:value-type="float" office:value="0.516938034188">
                <text:p>0.516938034188</text:p>
              </table:table-cell>
              <table:table-cell office:value-type="float" office:value="0.550151216305">
                <text:p>0.550151216305</text:p>
              </table:table-cell>
              <table:table-cell office:value-type="float" office:value="0.544789571006">
                <text:p>0.544789571006</text:p>
              </table:table-cell>
              <table:table-cell office:value-type="float" office:value="0.57878821499">
                <text:p>0.57878821499</text:p>
              </table:table-cell>
              <table:table-cell office:value-type="float" office:value="0.573352009369">
                <text:p>0.5733520093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1727892834">
                <text:p>0.521727892834</text:p>
              </table:table-cell>
              <table:table-cell office:value-type="float" office:value="0.517938773833">
                <text:p>0.517938773833</text:p>
              </table:table-cell>
              <table:table-cell office:value-type="float" office:value="0.550880999343">
                <text:p>0.550880999343</text:p>
              </table:table-cell>
              <table:table-cell office:value-type="float" office:value="0.545574375411">
                <text:p>0.545574375411</text:p>
              </table:table-cell>
              <table:table-cell office:value-type="float" office:value="0.578789036818">
                <text:p>0.578789036818</text:p>
              </table:table-cell>
              <table:table-cell office:value-type="float" office:value="0.573893676036">
                <text:p>0.573893676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2218523997">
                <text:p>0.522218523997</text:p>
              </table:table-cell>
              <table:table-cell office:value-type="float" office:value="0.518680966469">
                <text:p>0.518680966469</text:p>
              </table:table-cell>
              <table:table-cell office:value-type="float" office:value="0.55173816568">
                <text:p>0.55173816568</text:p>
              </table:table-cell>
              <table:table-cell office:value-type="float" office:value="0.546434746877">
                <text:p>0.546434746877</text:p>
              </table:table-cell>
              <table:table-cell office:value-type="float" office:value="0.579594428008">
                <text:p>0.579594428008</text:p>
              </table:table-cell>
              <table:table-cell office:value-type="float" office:value="0.574419255424">
                <text:p>0.574419255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3189102564">
                <text:p>0.523189102564</text:p>
              </table:table-cell>
              <table:table-cell office:value-type="float" office:value="0.5194093524">
                <text:p>0.5194093524</text:p>
              </table:table-cell>
              <table:table-cell office:value-type="float" office:value="0.553322649573">
                <text:p>0.553322649573</text:p>
              </table:table-cell>
              <table:table-cell office:value-type="float" office:value="0.547373479619">
                <text:p>0.547373479619</text:p>
              </table:table-cell>
              <table:table-cell office:value-type="float" office:value="0.57959894806">
                <text:p>0.57959894806</text:p>
              </table:table-cell>
              <table:table-cell office:value-type="float" office:value="0.574849790434">
                <text:p>0.5748497904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003122945">
                <text:p>0.524003122945</text:p>
              </table:table-cell>
              <table:table-cell office:value-type="float" office:value="0.520210223537">
                <text:p>0.520210223537</text:p>
              </table:table-cell>
              <table:table-cell office:value-type="float" office:value="0.554312130178">
                <text:p>0.554312130178</text:p>
              </table:table-cell>
              <table:table-cell office:value-type="float" office:value="0.548250205457">
                <text:p>0.548250205457</text:p>
              </table:table-cell>
              <table:table-cell office:value-type="float" office:value="0.579931788297">
                <text:p>0.579931788297</text:p>
              </table:table-cell>
              <table:table-cell office:value-type="float" office:value="0.57533840812">
                <text:p>0.57533840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5315992768">
                <text:p>0.525315992768</text:p>
              </table:table-cell>
              <table:table-cell office:value-type="float" office:value="0.521148257725">
                <text:p>0.521148257725</text:p>
              </table:table-cell>
              <table:table-cell office:value-type="float" office:value="0.555002465483">
                <text:p>0.555002465483</text:p>
              </table:table-cell>
              <table:table-cell office:value-type="float" office:value="0.5489890286">
                <text:p>0.5489890286</text:p>
              </table:table-cell>
              <table:table-cell office:value-type="float" office:value="0.579933021039">
                <text:p>0.579933021039</text:p>
              </table:table-cell>
              <table:table-cell office:value-type="float" office:value="0.575654400888">
                <text:p>0.575654400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520052597">
                <text:p>0.52520052597</text:p>
              </table:table-cell>
              <table:table-cell office:value-type="float" office:value="0.521820019724">
                <text:p>0.521820019724</text:p>
              </table:table-cell>
              <table:table-cell office:value-type="float" office:value="0.555189431295">
                <text:p>0.555189431295</text:p>
              </table:table-cell>
              <table:table-cell office:value-type="float" office:value="0.549730111769">
                <text:p>0.549730111769</text:p>
              </table:table-cell>
              <table:table-cell office:value-type="float" office:value="0.580436801446">
                <text:p>0.580436801446</text:p>
              </table:table-cell>
              <table:table-cell office:value-type="float" office:value="0.576196827745">
                <text:p>0.576196827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6067143327">
                <text:p>0.526067143327</text:p>
              </table:table-cell>
              <table:table-cell office:value-type="float" office:value="0.52264899737">
                <text:p>0.52264899737</text:p>
              </table:table-cell>
              <table:table-cell office:value-type="float" office:value="0.555744575937">
                <text:p>0.555744575937</text:p>
              </table:table-cell>
              <table:table-cell office:value-type="float" office:value="0.550415844839">
                <text:p>0.550415844839</text:p>
              </table:table-cell>
              <table:table-cell office:value-type="float" office:value="0.58072690664">
                <text:p>0.58072690664</text:p>
              </table:table-cell>
              <table:table-cell office:value-type="float" office:value="0.57660796762">
                <text:p>0.57660796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6695430638">
                <text:p>0.526695430638</text:p>
              </table:table-cell>
              <table:table-cell office:value-type="float" office:value="0.523589332676">
                <text:p>0.523589332676</text:p>
              </table:table-cell>
              <table:table-cell office:value-type="float" office:value="0.556865548981">
                <text:p>0.556865548981</text:p>
              </table:table-cell>
              <table:table-cell office:value-type="float" office:value="0.551263847798">
                <text:p>0.551263847798</text:p>
              </table:table-cell>
              <table:table-cell office:value-type="float" office:value="0.581308760684">
                <text:p>0.581308760684</text:p>
              </table:table-cell>
              <table:table-cell office:value-type="float" office:value="0.576984693458">
                <text:p>0.576984693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7838593031">
                <text:p>0.527838593031</text:p>
              </table:table-cell>
              <table:table-cell office:value-type="float" office:value="0.524497534517">
                <text:p>0.524497534517</text:p>
              </table:table-cell>
              <table:table-cell office:value-type="float" office:value="0.557567389875">
                <text:p>0.557567389875</text:p>
              </table:table-cell>
              <table:table-cell office:value-type="float" office:value="0.552120767587">
                <text:p>0.552120767587</text:p>
              </table:table-cell>
              <table:table-cell office:value-type="float" office:value="0.58172542735">
                <text:p>0.58172542735</text:p>
              </table:table-cell>
              <table:table-cell office:value-type="float" office:value="0.577401277942">
                <text:p>0.577401277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8703155819">
                <text:p>0.528703155819</text:p>
              </table:table-cell>
              <table:table-cell office:value-type="float" office:value="0.525337113741">
                <text:p>0.525337113741</text:p>
              </table:table-cell>
              <table:table-cell office:value-type="float" office:value="0.558382232084">
                <text:p>0.558382232084</text:p>
              </table:table-cell>
              <table:table-cell office:value-type="float" office:value="0.552983851085">
                <text:p>0.552983851085</text:p>
              </table:table-cell>
              <table:table-cell office:value-type="float" office:value="0.581582429323">
                <text:p>0.581582429323</text:p>
              </table:table-cell>
              <table:table-cell office:value-type="float" office:value="0.577713716305">
                <text:p>0.577713716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9366370809">
                <text:p>0.529366370809</text:p>
              </table:table-cell>
              <table:table-cell office:value-type="float" office:value="0.526275723208">
                <text:p>0.526275723208</text:p>
              </table:table-cell>
              <table:table-cell office:value-type="float" office:value="0.558769723866">
                <text:p>0.558769723866</text:p>
              </table:table-cell>
              <table:table-cell office:value-type="float" office:value="0.553694074622">
                <text:p>0.553694074622</text:p>
              </table:table-cell>
              <table:table-cell office:value-type="float" office:value="0.58209360618">
                <text:p>0.58209360618</text:p>
              </table:table-cell>
              <table:table-cell office:value-type="float" office:value="0.578028127055">
                <text:p>0.578028127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05539119">
                <text:p>0.5305539119</text:p>
              </table:table-cell>
              <table:table-cell office:value-type="float" office:value="0.527280571992">
                <text:p>0.527280571992</text:p>
              </table:table-cell>
              <table:table-cell office:value-type="float" office:value="0.559319526627">
                <text:p>0.559319526627</text:p>
              </table:table-cell>
              <table:table-cell office:value-type="float" office:value="0.554396901709">
                <text:p>0.554396901709</text:p>
              </table:table-cell>
              <table:table-cell office:value-type="float" office:value="0.582781476003">
                <text:p>0.582781476003</text:p>
              </table:table-cell>
              <table:table-cell office:value-type="float" office:value="0.57851378616">
                <text:p>0.57851378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1600098619">
                <text:p>0.531600098619</text:p>
              </table:table-cell>
              <table:table-cell office:value-type="float" office:value="0.528180966469">
                <text:p>0.528180966469</text:p>
              </table:table-cell>
              <table:table-cell office:value-type="float" office:value="0.559756328074">
                <text:p>0.559756328074</text:p>
              </table:table-cell>
              <table:table-cell office:value-type="float" office:value="0.555067513149">
                <text:p>0.555067513149</text:p>
              </table:table-cell>
              <table:table-cell office:value-type="float" office:value="0.582771203156">
                <text:p>0.582771203156</text:p>
              </table:table-cell>
              <table:table-cell office:value-type="float" office:value="0.578797049638">
                <text:p>0.5787970496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1987179487">
                <text:p>0.531987179487</text:p>
              </table:table-cell>
              <table:table-cell office:value-type="float" office:value="0.528861111111">
                <text:p>0.528861111111</text:p>
              </table:table-cell>
              <table:table-cell office:value-type="float" office:value="0.56043721236">
                <text:p>0.56043721236</text:p>
              </table:table-cell>
              <table:table-cell office:value-type="float" office:value="0.555792899408">
                <text:p>0.555792899408</text:p>
              </table:table-cell>
              <table:table-cell office:value-type="float" office:value="0.583514546351">
                <text:p>0.583514546351</text:p>
              </table:table-cell>
              <table:table-cell office:value-type="float" office:value="0.579217085799">
                <text:p>0.5792170857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3496877055">
                <text:p>0.533496877055</text:p>
              </table:table-cell>
              <table:table-cell office:value-type="float" office:value="0.52994904668">
                <text:p>0.52994904668</text:p>
              </table:table-cell>
              <table:table-cell office:value-type="float" office:value="0.56095496384">
                <text:p>0.56095496384</text:p>
              </table:table-cell>
              <table:table-cell office:value-type="float" office:value="0.556669049967">
                <text:p>0.556669049967</text:p>
              </table:table-cell>
              <table:table-cell office:value-type="float" office:value="0.58353139382">
                <text:p>0.58353139382</text:p>
              </table:table-cell>
              <table:table-cell office:value-type="float" office:value="0.579645812788">
                <text:p>0.5796458127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3848619329">
                <text:p>0.533848619329</text:p>
              </table:table-cell>
              <table:table-cell office:value-type="float" office:value="0.530698142669">
                <text:p>0.530698142669</text:p>
              </table:table-cell>
              <table:table-cell office:value-type="float" office:value="0.561479700855">
                <text:p>0.561479700855</text:p>
              </table:table-cell>
              <table:table-cell office:value-type="float" office:value="0.557412804076">
                <text:p>0.557412804076</text:p>
              </table:table-cell>
              <table:table-cell office:value-type="float" office:value="0.583763560158">
                <text:p>0.583763560158</text:p>
              </table:table-cell>
              <table:table-cell office:value-type="float" office:value="0.579985720743">
                <text:p>0.579985720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4734138725">
                <text:p>0.534734138725</text:p>
              </table:table-cell>
              <table:table-cell office:value-type="float" office:value="0.531564513478">
                <text:p>0.531564513478</text:p>
              </table:table-cell>
              <table:table-cell office:value-type="float" office:value="0.562596975674">
                <text:p>0.562596975674</text:p>
              </table:table-cell>
              <table:table-cell office:value-type="float" office:value="0.558042693951">
                <text:p>0.558042693951</text:p>
              </table:table-cell>
              <table:table-cell office:value-type="float" office:value="0.583858892176">
                <text:p>0.583858892176</text:p>
              </table:table-cell>
              <table:table-cell office:value-type="float" office:value="0.58026111522">
                <text:p>0.58026111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5073964497">
                <text:p>0.535073964497</text:p>
              </table:table-cell>
              <table:table-cell office:value-type="float" office:value="0.532339414859">
                <text:p>0.532339414859</text:p>
              </table:table-cell>
              <table:table-cell office:value-type="float" office:value="0.563115138067">
                <text:p>0.563115138067</text:p>
              </table:table-cell>
              <table:table-cell office:value-type="float" office:value="0.558546104536">
                <text:p>0.558546104536</text:p>
              </table:table-cell>
              <table:table-cell office:value-type="float" office:value="0.583939020381">
                <text:p>0.583939020381</text:p>
              </table:table-cell>
              <table:table-cell office:value-type="float" office:value="0.580623397436">
                <text:p>0.580623397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6220825115">
                <text:p>0.536220825115</text:p>
              </table:table-cell>
              <table:table-cell office:value-type="float" office:value="0.533033941486">
                <text:p>0.533033941486</text:p>
              </table:table-cell>
              <table:table-cell office:value-type="float" office:value="0.562945430638">
                <text:p>0.562945430638</text:p>
              </table:table-cell>
              <table:table-cell office:value-type="float" office:value="0.559026134122">
                <text:p>0.559026134122</text:p>
              </table:table-cell>
              <table:table-cell office:value-type="float" office:value="0.584499506903">
                <text:p>0.584499506903</text:p>
              </table:table-cell>
              <table:table-cell office:value-type="float" office:value="0.580949005588">
                <text:p>0.580949005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6500246548">
                <text:p>0.536500246548</text:p>
              </table:table-cell>
              <table:table-cell office:value-type="float" office:value="0.533563938199">
                <text:p>0.533563938199</text:p>
              </table:table-cell>
              <table:table-cell office:value-type="float" office:value="0.563252794214">
                <text:p>0.563252794214</text:p>
              </table:table-cell>
              <table:table-cell office:value-type="float" office:value="0.559552227153">
                <text:p>0.559552227153</text:p>
              </table:table-cell>
              <table:table-cell office:value-type="float" office:value="0.585005752794">
                <text:p>0.585005752794</text:p>
              </table:table-cell>
              <table:table-cell office:value-type="float" office:value="0.581370027942">
                <text:p>0.581370027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6970742932">
                <text:p>0.536970742932</text:p>
              </table:table-cell>
              <table:table-cell office:value-type="float" office:value="0.534289201183">
                <text:p>0.534289201183</text:p>
              </table:table-cell>
              <table:table-cell office:value-type="float" office:value="0.564109138725">
                <text:p>0.564109138725</text:p>
              </table:table-cell>
              <table:table-cell office:value-type="float" office:value="0.560065006575">
                <text:p>0.560065006575</text:p>
              </table:table-cell>
              <table:table-cell office:value-type="float" office:value="0.585374342538">
                <text:p>0.585374342538</text:p>
              </table:table-cell>
              <table:table-cell office:value-type="float" office:value="0.581784372945">
                <text:p>0.5817843729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8482905983">
                <text:p>0.538482905983</text:p>
              </table:table-cell>
              <table:table-cell office:value-type="float" office:value="0.535134204471">
                <text:p>0.535134204471</text:p>
              </table:table-cell>
              <table:table-cell office:value-type="float" office:value="0.564861111111">
                <text:p>0.564861111111</text:p>
              </table:table-cell>
              <table:table-cell office:value-type="float" office:value="0.560746507232">
                <text:p>0.560746507232</text:p>
              </table:table-cell>
              <table:table-cell office:value-type="float" office:value="0.58621178501">
                <text:p>0.58621178501</text:p>
              </table:table-cell>
              <table:table-cell office:value-type="float" office:value="0.582131512985">
                <text:p>0.582131512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9257067719">
                <text:p>0.539257067719</text:p>
              </table:table-cell>
              <table:table-cell office:value-type="float" office:value="0.535971811308">
                <text:p>0.535971811308</text:p>
              </table:table-cell>
              <table:table-cell office:value-type="float" office:value="0.565073142669">
                <text:p>0.565073142669</text:p>
              </table:table-cell>
              <table:table-cell office:value-type="float" office:value="0.561194937541">
                <text:p>0.561194937541</text:p>
              </table:table-cell>
              <table:table-cell office:value-type="float" office:value="0.586042899408">
                <text:p>0.586042899408</text:p>
              </table:table-cell>
              <table:table-cell office:value-type="float" office:value="0.582462709566">
                <text:p>0.582462709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9870151216">
                <text:p>0.539870151216</text:p>
              </table:table-cell>
              <table:table-cell office:value-type="float" office:value="0.536987015122">
                <text:p>0.536987015122</text:p>
              </table:table-cell>
              <table:table-cell office:value-type="float" office:value="0.565382560815">
                <text:p>0.565382560815</text:p>
              </table:table-cell>
              <table:table-cell office:value-type="float" office:value="0.561745192308">
                <text:p>0.561745192308</text:p>
              </table:table-cell>
              <table:table-cell office:value-type="float" office:value="0.586070430638">
                <text:p>0.586070430638</text:p>
              </table:table-cell>
              <table:table-cell office:value-type="float" office:value="0.58285486522">
                <text:p>0.58285486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0349276792">
                <text:p>0.540349276792</text:p>
              </table:table-cell>
              <table:table-cell office:value-type="float" office:value="0.537473372781">
                <text:p>0.537473372781</text:p>
              </table:table-cell>
              <table:table-cell office:value-type="float" office:value="0.56584566075">
                <text:p>0.56584566075</text:p>
              </table:table-cell>
              <table:table-cell office:value-type="float" office:value="0.562328525641">
                <text:p>0.562328525641</text:p>
              </table:table-cell>
              <table:table-cell office:value-type="float" office:value="0.586729125575">
                <text:p>0.586729125575</text:p>
              </table:table-cell>
              <table:table-cell office:value-type="float" office:value="0.583221010026">
                <text:p>0.583221010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0440499671">
                <text:p>0.540440499671</text:p>
              </table:table-cell>
              <table:table-cell office:value-type="float" office:value="0.538169871795">
                <text:p>0.538169871795</text:p>
              </table:table-cell>
              <table:table-cell office:value-type="float" office:value="0.566205210388">
                <text:p>0.566205210388</text:p>
              </table:table-cell>
              <table:table-cell office:value-type="float" office:value="0.562828279093">
                <text:p>0.562828279093</text:p>
              </table:table-cell>
              <table:table-cell office:value-type="float" office:value="0.587062376726">
                <text:p>0.587062376726</text:p>
              </table:table-cell>
              <table:table-cell office:value-type="float" office:value="0.583547111275">
                <text:p>0.583547111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1937869822">
                <text:p>0.541937869822</text:p>
              </table:table-cell>
              <table:table-cell office:value-type="float" office:value="0.5389976167">
                <text:p>0.5389976167</text:p>
              </table:table-cell>
              <table:table-cell office:value-type="float" office:value="0.566652284681">
                <text:p>0.566652284681</text:p>
              </table:table-cell>
              <table:table-cell office:value-type="float" office:value="0.563335757725">
                <text:p>0.563335757725</text:p>
              </table:table-cell>
              <table:table-cell office:value-type="float" office:value="0.586818293886">
                <text:p>0.586818293886</text:p>
              </table:table-cell>
              <table:table-cell office:value-type="float" office:value="0.583893429487">
                <text:p>0.5838934294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2783530572">
                <text:p>0.542783530572</text:p>
              </table:table-cell>
              <table:table-cell office:value-type="float" office:value="0.539839907955">
                <text:p>0.539839907955</text:p>
              </table:table-cell>
              <table:table-cell office:value-type="float" office:value="0.567298241289">
                <text:p>0.567298241289</text:p>
              </table:table-cell>
              <table:table-cell office:value-type="float" office:value="0.563823553583">
                <text:p>0.563823553583</text:p>
              </table:table-cell>
              <table:table-cell office:value-type="float" office:value="0.586876232742">
                <text:p>0.586876232742</text:p>
              </table:table-cell>
              <table:table-cell office:value-type="float" office:value="0.584252013478">
                <text:p>0.584252013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3617274819">
                <text:p>0.543617274819</text:p>
              </table:table-cell>
              <table:table-cell office:value-type="float" office:value="0.540605604865">
                <text:p>0.540605604865</text:p>
              </table:table-cell>
              <table:table-cell office:value-type="float" office:value="0.567684089415">
                <text:p>0.567684089415</text:p>
              </table:table-cell>
              <table:table-cell office:value-type="float" office:value="0.564312993097">
                <text:p>0.564312993097</text:p>
              </table:table-cell>
              <table:table-cell office:value-type="float" office:value="0.58706278764">
                <text:p>0.58706278764</text:p>
              </table:table-cell>
              <table:table-cell office:value-type="float" office:value="0.5845741905">
                <text:p>0.5845741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4533201841">
                <text:p>0.544533201841</text:p>
              </table:table-cell>
              <table:table-cell office:value-type="float" office:value="0.541194937541">
                <text:p>0.541194937541</text:p>
              </table:table-cell>
              <table:table-cell office:value-type="float" office:value="0.567759286654">
                <text:p>0.567759286654</text:p>
              </table:table-cell>
              <table:table-cell office:value-type="float" office:value="0.564753780408">
                <text:p>0.564753780408</text:p>
              </table:table-cell>
              <table:table-cell office:value-type="float" office:value="0.587616288626">
                <text:p>0.587616288626</text:p>
              </table:table-cell>
              <table:table-cell office:value-type="float" office:value="0.584835737179">
                <text:p>0.584835737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4842619987">
                <text:p>0.544842619987</text:p>
              </table:table-cell>
              <table:table-cell office:value-type="float" office:value="0.541850016437">
                <text:p>0.541850016437</text:p>
              </table:table-cell>
              <table:table-cell office:value-type="float" office:value="0.568089250493">
                <text:p>0.568089250493</text:p>
              </table:table-cell>
              <table:table-cell office:value-type="float" office:value="0.565089127219">
                <text:p>0.565089127219</text:p>
              </table:table-cell>
              <table:table-cell office:value-type="float" office:value="0.587773668639">
                <text:p>0.587773668639</text:p>
              </table:table-cell>
              <table:table-cell office:value-type="float" office:value="0.585117624096">
                <text:p>0.585117624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5055473373">
                <text:p>0.545055473373</text:p>
              </table:table-cell>
              <table:table-cell office:value-type="float" office:value="0.542403763971">
                <text:p>0.542403763971</text:p>
              </table:table-cell>
              <table:table-cell office:value-type="float" office:value="0.568333744247">
                <text:p>0.568333744247</text:p>
              </table:table-cell>
              <table:table-cell office:value-type="float" office:value="0.565413995726">
                <text:p>0.565413995726</text:p>
              </table:table-cell>
              <table:table-cell office:value-type="float" office:value="0.588162393162">
                <text:p>0.588162393162</text:p>
              </table:table-cell>
              <table:table-cell office:value-type="float" office:value="0.585471010026">
                <text:p>0.585471010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5878533859">
                <text:p>0.545878533859</text:p>
              </table:table-cell>
              <table:table-cell office:value-type="float" office:value="0.54321120973">
                <text:p>0.54321120973</text:p>
              </table:table-cell>
              <table:table-cell office:value-type="float" office:value="0.569053665352">
                <text:p>0.569053665352</text:p>
              </table:table-cell>
              <table:table-cell office:value-type="float" office:value="0.565785502959">
                <text:p>0.565785502959</text:p>
              </table:table-cell>
              <table:table-cell office:value-type="float" office:value="0.588278681788">
                <text:p>0.588278681788</text:p>
              </table:table-cell>
              <table:table-cell office:value-type="float" office:value="0.585785954964">
                <text:p>0.585785954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6715565417">
                <text:p>0.546715565417</text:p>
              </table:table-cell>
              <table:table-cell office:value-type="float" office:value="0.544118918475">
                <text:p>0.544118918475</text:p>
              </table:table-cell>
              <table:table-cell office:value-type="float" office:value="0.569264464168">
                <text:p>0.569264464168</text:p>
              </table:table-cell>
              <table:table-cell office:value-type="float" office:value="0.566238001315">
                <text:p>0.566238001315</text:p>
              </table:table-cell>
              <table:table-cell office:value-type="float" office:value="0.588576183432">
                <text:p>0.588576183432</text:p>
              </table:table-cell>
              <table:table-cell office:value-type="float" office:value="0.586068519888">
                <text:p>0.5860685198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7774901381">
                <text:p>0.547774901381</text:p>
              </table:table-cell>
              <table:table-cell office:value-type="float" office:value="0.544794543064">
                <text:p>0.544794543064</text:p>
              </table:table-cell>
              <table:table-cell office:value-type="float" office:value="0.570377218935">
                <text:p>0.570377218935</text:p>
              </table:table-cell>
              <table:table-cell office:value-type="float" office:value="0.566826183432">
                <text:p>0.566826183432</text:p>
              </table:table-cell>
              <table:table-cell office:value-type="float" office:value="0.588654257068">
                <text:p>0.588654257068</text:p>
              </table:table-cell>
              <table:table-cell office:value-type="float" office:value="0.586328258547">
                <text:p>0.5863282585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8260601578">
                <text:p>0.548260601578</text:p>
              </table:table-cell>
              <table:table-cell office:value-type="float" office:value="0.545281311637">
                <text:p>0.545281311637</text:p>
              </table:table-cell>
              <table:table-cell office:value-type="float" office:value="0.570736768573">
                <text:p>0.570736768573</text:p>
              </table:table-cell>
              <table:table-cell office:value-type="float" office:value="0.567410872781">
                <text:p>0.567410872781</text:p>
              </table:table-cell>
              <table:table-cell office:value-type="float" office:value="0.588773011177">
                <text:p>0.588773011177</text:p>
              </table:table-cell>
              <table:table-cell office:value-type="float" office:value="0.586568150066">
                <text:p>0.586568150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302268245">
                <text:p>0.549302268245</text:p>
              </table:table-cell>
              <table:table-cell office:value-type="float" office:value="0.54629026956">
                <text:p>0.54629026956</text:p>
              </table:table-cell>
              <table:table-cell office:value-type="float" office:value="0.571336291913">
                <text:p>0.571336291913</text:p>
              </table:table-cell>
              <table:table-cell office:value-type="float" office:value="0.567676158777">
                <text:p>0.567676158777</text:p>
              </table:table-cell>
              <table:table-cell office:value-type="float" office:value="0.588845742932">
                <text:p>0.588845742932</text:p>
              </table:table-cell>
              <table:table-cell office:value-type="float" office:value="0.586731447239">
                <text:p>0.586731447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753040763">
                <text:p>0.549753040763</text:p>
              </table:table-cell>
              <table:table-cell office:value-type="float" office:value="0.546967619987">
                <text:p>0.546967619987</text:p>
              </table:table-cell>
              <table:table-cell office:value-type="float" office:value="0.571978139382">
                <text:p>0.571978139382</text:p>
              </table:table-cell>
              <table:table-cell office:value-type="float" office:value="0.568110289283">
                <text:p>0.568110289283</text:p>
              </table:table-cell>
              <table:table-cell office:value-type="float" office:value="0.589111193294">
                <text:p>0.589111193294</text:p>
              </table:table-cell>
              <table:table-cell office:value-type="float" office:value="0.586914077909">
                <text:p>0.586914077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0299145299">
                <text:p>0.550299145299</text:p>
              </table:table-cell>
              <table:table-cell office:value-type="float" office:value="0.547412064431">
                <text:p>0.547412064431</text:p>
              </table:table-cell>
              <table:table-cell office:value-type="float" office:value="0.571861439842">
                <text:p>0.571861439842</text:p>
              </table:table-cell>
              <table:table-cell office:value-type="float" office:value="0.568504068047">
                <text:p>0.568504068047</text:p>
              </table:table-cell>
              <table:table-cell office:value-type="float" office:value="0.589410749507">
                <text:p>0.589410749507</text:p>
              </table:table-cell>
              <table:table-cell office:value-type="float" office:value="0.587114213511">
                <text:p>0.587114213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0749095989">
                <text:p>0.550749095989</text:p>
              </table:table-cell>
              <table:table-cell office:value-type="float" office:value="0.548096893491">
                <text:p>0.548096893491</text:p>
              </table:table-cell>
              <table:table-cell office:value-type="float" office:value="0.572426035503">
                <text:p>0.572426035503</text:p>
              </table:table-cell>
              <table:table-cell office:value-type="float" office:value="0.569043310322">
                <text:p>0.569043310322</text:p>
              </table:table-cell>
              <table:table-cell office:value-type="float" office:value="0.589197896121">
                <text:p>0.589197896121</text:p>
              </table:table-cell>
              <table:table-cell office:value-type="float" office:value="0.587290084648">
                <text:p>0.5872900846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1367521368">
                <text:p>0.551367521368</text:p>
              </table:table-cell>
              <table:table-cell office:value-type="float" office:value="0.548953731098">
                <text:p>0.548953731098</text:p>
              </table:table-cell>
              <table:table-cell office:value-type="float" office:value="0.572807363577">
                <text:p>0.572807363577</text:p>
              </table:table-cell>
              <table:table-cell office:value-type="float" office:value="0.569579552926">
                <text:p>0.569579552926</text:p>
              </table:table-cell>
              <table:table-cell office:value-type="float" office:value="0.589169953978">
                <text:p>0.589169953978</text:p>
              </table:table-cell>
              <table:table-cell office:value-type="float" office:value="0.587466900888">
                <text:p>0.587466900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1859796187">
                <text:p>0.551859796187</text:p>
              </table:table-cell>
              <table:table-cell office:value-type="float" office:value="0.549416502301">
                <text:p>0.549416502301</text:p>
              </table:table-cell>
              <table:table-cell office:value-type="float" office:value="0.572665187377">
                <text:p>0.572665187377</text:p>
              </table:table-cell>
              <table:table-cell office:value-type="float" office:value="0.5699976167">
                <text:p>0.5699976167</text:p>
              </table:table-cell>
              <table:table-cell office:value-type="float" office:value="0.589469099277">
                <text:p>0.589469099277</text:p>
              </table:table-cell>
              <table:table-cell office:value-type="float" office:value="0.587673919297">
                <text:p>0.587673919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2188938199">
                <text:p>0.552188938199</text:p>
              </table:table-cell>
              <table:table-cell office:value-type="float" office:value="0.549860453649">
                <text:p>0.549860453649</text:p>
              </table:table-cell>
              <table:table-cell office:value-type="float" office:value="0.573385519395">
                <text:p>0.573385519395</text:p>
              </table:table-cell>
              <table:table-cell office:value-type="float" office:value="0.570384245562">
                <text:p>0.570384245562</text:p>
              </table:table-cell>
              <table:table-cell office:value-type="float" office:value="0.589363494412">
                <text:p>0.589363494412</text:p>
              </table:table-cell>
              <table:table-cell office:value-type="float" office:value="0.587778907791">
                <text:p>0.5877789077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2629026956">
                <text:p>0.552629026956</text:p>
              </table:table-cell>
              <table:table-cell office:value-type="float" office:value="0.550442389875">
                <text:p>0.550442389875</text:p>
              </table:table-cell>
              <table:table-cell office:value-type="float" office:value="0.573927925707">
                <text:p>0.573927925707</text:p>
              </table:table-cell>
              <table:table-cell office:value-type="float" office:value="0.570752013478">
                <text:p>0.570752013478</text:p>
              </table:table-cell>
              <table:table-cell office:value-type="float" office:value="0.589586620644">
                <text:p>0.589586620644</text:p>
              </table:table-cell>
              <table:table-cell office:value-type="float" office:value="0.587937109632">
                <text:p>0.5879371096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3197731755">
                <text:p>0.553197731755</text:p>
              </table:table-cell>
              <table:table-cell office:value-type="float" office:value="0.550986439842">
                <text:p>0.550986439842</text:p>
              </table:table-cell>
              <table:table-cell office:value-type="float" office:value="0.575261752137">
                <text:p>0.575261752137</text:p>
              </table:table-cell>
              <table:table-cell office:value-type="float" office:value="0.571185527613">
                <text:p>0.571185527613</text:p>
              </table:table-cell>
              <table:table-cell office:value-type="float" office:value="0.589799063116">
                <text:p>0.589799063116</text:p>
              </table:table-cell>
              <table:table-cell office:value-type="float" office:value="0.588163030079">
                <text:p>0.588163030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4313773833">
                <text:p>0.554313773833</text:p>
              </table:table-cell>
              <table:table-cell office:value-type="float" office:value="0.551801282051">
                <text:p>0.551801282051</text:p>
              </table:table-cell>
              <table:table-cell office:value-type="float" office:value="0.574426364234">
                <text:p>0.574426364234</text:p>
              </table:table-cell>
              <table:table-cell office:value-type="float" office:value="0.571473865878">
                <text:p>0.571473865878</text:p>
              </table:table-cell>
              <table:table-cell office:value-type="float" office:value="0.589979454306">
                <text:p>0.589979454306</text:p>
              </table:table-cell>
              <table:table-cell office:value-type="float" office:value="0.588317472058">
                <text:p>0.588317472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5150805391">
                <text:p>0.555150805391</text:p>
              </table:table-cell>
              <table:table-cell office:value-type="float" office:value="0.552427925707">
                <text:p>0.552427925707</text:p>
              </table:table-cell>
              <table:table-cell office:value-type="float" office:value="0.574292406312">
                <text:p>0.574292406312</text:p>
              </table:table-cell>
              <table:table-cell office:value-type="float" office:value="0.57173754931">
                <text:p>0.57173754931</text:p>
              </table:table-cell>
              <table:table-cell office:value-type="float" office:value="0.590436390533">
                <text:p>0.590436390533</text:p>
              </table:table-cell>
              <table:table-cell office:value-type="float" office:value="0.588490487344">
                <text:p>0.588490487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5385848126">
                <text:p>0.555385848126</text:p>
              </table:table-cell>
              <table:table-cell office:value-type="float" office:value="0.553208251151">
                <text:p>0.553208251151</text:p>
              </table:table-cell>
              <table:table-cell office:value-type="float" office:value="0.574726331361">
                <text:p>0.574726331361</text:p>
              </table:table-cell>
              <table:table-cell office:value-type="float" office:value="0.572001643655">
                <text:p>0.572001643655</text:p>
              </table:table-cell>
              <table:table-cell office:value-type="float" office:value="0.590698964497">
                <text:p>0.590698964497</text:p>
              </table:table-cell>
              <table:table-cell office:value-type="float" office:value="0.588675295858">
                <text:p>0.5886752958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5484467456">
                <text:p>0.555484467456</text:p>
              </table:table-cell>
              <table:table-cell office:value-type="float" office:value="0.553489562788">
                <text:p>0.553489562788</text:p>
              </table:table-cell>
              <table:table-cell office:value-type="float" office:value="0.575093688363">
                <text:p>0.575093688363</text:p>
              </table:table-cell>
              <table:table-cell office:value-type="float" office:value="0.57239513478">
                <text:p>0.57239513478</text:p>
              </table:table-cell>
              <table:table-cell office:value-type="float" office:value="0.590984549638">
                <text:p>0.590984549638</text:p>
              </table:table-cell>
              <table:table-cell office:value-type="float" office:value="0.5889148381">
                <text:p>0.5889148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6026462853">
                <text:p>0.556026462853</text:p>
              </table:table-cell>
              <table:table-cell office:value-type="float" office:value="0.553930802104">
                <text:p>0.553930802104</text:p>
              </table:table-cell>
              <table:table-cell office:value-type="float" office:value="0.575429404997">
                <text:p>0.575429404997</text:p>
              </table:table-cell>
              <table:table-cell office:value-type="float" office:value="0.572698964497">
                <text:p>0.572698964497</text:p>
              </table:table-cell>
              <table:table-cell office:value-type="float" office:value="0.591059746877">
                <text:p>0.591059746877</text:p>
              </table:table-cell>
              <table:table-cell office:value-type="float" office:value="0.589141991289">
                <text:p>0.5891419912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708620973">
                <text:p>0.55708620973</text:p>
              </table:table-cell>
              <table:table-cell office:value-type="float" office:value="0.554495808679">
                <text:p>0.554495808679</text:p>
              </table:table-cell>
              <table:table-cell office:value-type="float" office:value="0.576132478632">
                <text:p>0.576132478632</text:p>
              </table:table-cell>
              <table:table-cell office:value-type="float" office:value="0.573082963511">
                <text:p>0.573082963511</text:p>
              </table:table-cell>
              <table:table-cell office:value-type="float" office:value="0.591129191321">
                <text:p>0.591129191321</text:p>
              </table:table-cell>
              <table:table-cell office:value-type="float" office:value="0.589292878863">
                <text:p>0.5892928788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7879684418">
                <text:p>0.557879684418</text:p>
              </table:table-cell>
              <table:table-cell office:value-type="float" office:value="0.554986275477">
                <text:p>0.554986275477</text:p>
              </table:table-cell>
              <table:table-cell office:value-type="float" office:value="0.57657996384">
                <text:p>0.57657996384</text:p>
              </table:table-cell>
              <table:table-cell office:value-type="float" office:value="0.573602358646">
                <text:p>0.573602358646</text:p>
              </table:table-cell>
              <table:table-cell office:value-type="float" office:value="0.591325608153">
                <text:p>0.591325608153</text:p>
              </table:table-cell>
              <table:table-cell office:value-type="float" office:value="0.589480769231">
                <text:p>0.589480769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7684911243">
                <text:p>0.557684911243</text:p>
              </table:table-cell>
              <table:table-cell office:value-type="float" office:value="0.555307692308">
                <text:p>0.555307692308</text:p>
              </table:table-cell>
              <table:table-cell office:value-type="float" office:value="0.576616535174">
                <text:p>0.576616535174</text:p>
              </table:table-cell>
              <table:table-cell office:value-type="float" office:value="0.573992233728">
                <text:p>0.573992233728</text:p>
              </table:table-cell>
              <table:table-cell office:value-type="float" office:value="0.591248356345">
                <text:p>0.591248356345</text:p>
              </table:table-cell>
              <table:table-cell office:value-type="float" office:value="0.589519374589">
                <text:p>0.5895193745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885848126">
                <text:p>0.557885848126</text:p>
              </table:table-cell>
              <table:table-cell office:value-type="float" office:value="0.555811390533">
                <text:p>0.555811390533</text:p>
              </table:table-cell>
              <table:table-cell office:value-type="float" office:value="0.577141683103">
                <text:p>0.577141683103</text:p>
              </table:table-cell>
              <table:table-cell office:value-type="float" office:value="0.574332675871">
                <text:p>0.574332675871</text:p>
              </table:table-cell>
              <table:table-cell office:value-type="float" office:value="0.591259451019">
                <text:p>0.591259451019</text:p>
              </table:table-cell>
              <table:table-cell office:value-type="float" office:value="0.589713634122">
                <text:p>0.589713634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878821499">
                <text:p>0.55878821499</text:p>
              </table:table-cell>
              <table:table-cell office:value-type="float" office:value="0.556455621302">
                <text:p>0.556455621302</text:p>
              </table:table-cell>
              <table:table-cell office:value-type="float" office:value="0.577547255095">
                <text:p>0.577547255095</text:p>
              </table:table-cell>
              <table:table-cell office:value-type="float" office:value="0.574787804076">
                <text:p>0.574787804076</text:p>
              </table:table-cell>
              <table:table-cell office:value-type="float" office:value="0.591536406969">
                <text:p>0.591536406969</text:p>
              </table:table-cell>
              <table:table-cell office:value-type="float" office:value="0.589919111604">
                <text:p>0.5899191116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9189677844">
                <text:p>0.559189677844</text:p>
              </table:table-cell>
              <table:table-cell office:value-type="float" office:value="0.557020874425">
                <text:p>0.557020874425</text:p>
              </table:table-cell>
              <table:table-cell office:value-type="float" office:value="0.577785996055">
                <text:p>0.577785996055</text:p>
              </table:table-cell>
              <table:table-cell office:value-type="float" office:value="0.575065951677">
                <text:p>0.575065951677</text:p>
              </table:table-cell>
              <table:table-cell office:value-type="float" office:value="0.5917476167">
                <text:p>0.5917476167</text:p>
              </table:table-cell>
              <table:table-cell office:value-type="float" office:value="0.590071273011">
                <text:p>0.590071273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9107084155">
                <text:p>0.559107084155</text:p>
              </table:table-cell>
              <table:table-cell office:value-type="float" office:value="0.557392833662">
                <text:p>0.557392833662</text:p>
              </table:table-cell>
              <table:table-cell office:value-type="float" office:value="0.577681623932">
                <text:p>0.577681623932</text:p>
              </table:table-cell>
              <table:table-cell office:value-type="float" office:value="0.575301816239">
                <text:p>0.575301816239</text:p>
              </table:table-cell>
              <table:table-cell office:value-type="float" office:value="0.591897600263">
                <text:p>0.591897600263</text:p>
              </table:table-cell>
              <table:table-cell office:value-type="float" office:value="0.590194937541">
                <text:p>0.5901949375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9476495726">
                <text:p>0.559476495726</text:p>
              </table:table-cell>
              <table:table-cell office:value-type="float" office:value="0.557754273504">
                <text:p>0.557754273504</text:p>
              </table:table-cell>
              <table:table-cell office:value-type="float" office:value="0.578111028928">
                <text:p>0.578111028928</text:p>
              </table:table-cell>
              <table:table-cell office:value-type="float" office:value="0.575574416502">
                <text:p>0.575574416502</text:p>
              </table:table-cell>
              <table:table-cell office:value-type="float" office:value="0.591986357659">
                <text:p>0.591986357659</text:p>
              </table:table-cell>
              <table:table-cell office:value-type="float" office:value="0.590342065253">
                <text:p>0.590342065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0228879027">
                <text:p>0.560228879027</text:p>
              </table:table-cell>
              <table:table-cell office:value-type="float" office:value="0.558301364234">
                <text:p>0.558301364234</text:p>
              </table:table-cell>
              <table:table-cell office:value-type="float" office:value="0.578284845496">
                <text:p>0.578284845496</text:p>
              </table:table-cell>
              <table:table-cell office:value-type="float" office:value="0.575848208416">
                <text:p>0.575848208416</text:p>
              </table:table-cell>
              <table:table-cell office:value-type="float" office:value="0.592213182117">
                <text:p>0.592213182117</text:p>
              </table:table-cell>
              <table:table-cell office:value-type="float" office:value="0.590490754438">
                <text:p>0.590490754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0576101249">
                <text:p>0.560576101249</text:p>
              </table:table-cell>
              <table:table-cell office:value-type="float" office:value="0.558565006575">
                <text:p>0.558565006575</text:p>
              </table:table-cell>
              <table:table-cell office:value-type="float" office:value="0.57867357002">
                <text:p>0.57867357002</text:p>
              </table:table-cell>
              <table:table-cell office:value-type="float" office:value="0.576310075608">
                <text:p>0.576310075608</text:p>
              </table:table-cell>
              <table:table-cell office:value-type="float" office:value="0.592566157133">
                <text:p>0.592566157133</text:p>
              </table:table-cell>
              <table:table-cell office:value-type="float" office:value="0.590664468277">
                <text:p>0.5906644682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807445759">
                <text:p>0.560807445759</text:p>
              </table:table-cell>
              <table:table-cell office:value-type="float" office:value="0.558977071006">
                <text:p>0.558977071006</text:p>
              </table:table-cell>
              <table:table-cell office:value-type="float" office:value="0.57931130835">
                <text:p>0.57931130835</text:p>
              </table:table-cell>
              <table:table-cell office:value-type="float" office:value="0.576639751808">
                <text:p>0.576639751808</text:p>
              </table:table-cell>
              <table:table-cell office:value-type="float" office:value="0.592573553583">
                <text:p>0.592573553583</text:p>
              </table:table-cell>
              <table:table-cell office:value-type="float" office:value="0.590791070842">
                <text:p>0.590791070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111316568">
                <text:p>0.56111316568</text:p>
              </table:table-cell>
              <table:table-cell office:value-type="float" office:value="0.559478057199">
                <text:p>0.559478057199</text:p>
              </table:table-cell>
              <table:table-cell office:value-type="float" office:value="0.579332675871">
                <text:p>0.579332675871</text:p>
              </table:table-cell>
              <table:table-cell office:value-type="float" office:value="0.577032914201">
                <text:p>0.577032914201</text:p>
              </table:table-cell>
              <table:table-cell office:value-type="float" office:value="0.592728468113">
                <text:p>0.592728468113</text:p>
              </table:table-cell>
              <table:table-cell office:value-type="float" office:value="0.590899469921">
                <text:p>0.590899469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533530572">
                <text:p>0.561533530572</text:p>
              </table:table-cell>
              <table:table-cell office:value-type="float" office:value="0.559991617357">
                <text:p>0.559991617357</text:p>
              </table:table-cell>
              <table:table-cell office:value-type="float" office:value="0.579469921105">
                <text:p>0.579469921105</text:p>
              </table:table-cell>
              <table:table-cell office:value-type="float" office:value="0.577325073964">
                <text:p>0.577325073964</text:p>
              </table:table-cell>
              <table:table-cell office:value-type="float" office:value="0.592861604208">
                <text:p>0.592861604208</text:p>
              </table:table-cell>
              <table:table-cell office:value-type="float" office:value="0.591032092373">
                <text:p>0.5910320923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1748438527">
                <text:p>0.561748438527</text:p>
              </table:table-cell>
              <table:table-cell office:value-type="float" office:value="0.560384615385">
                <text:p>0.560384615385</text:p>
              </table:table-cell>
              <table:table-cell office:value-type="float" office:value="0.579794543064">
                <text:p>0.579794543064</text:p>
              </table:table-cell>
              <table:table-cell office:value-type="float" office:value="0.577724112426">
                <text:p>0.577724112426</text:p>
              </table:table-cell>
              <table:table-cell office:value-type="float" office:value="0.593043639053">
                <text:p>0.593043639053</text:p>
              </table:table-cell>
              <table:table-cell office:value-type="float" office:value="0.591209216798">
                <text:p>0.59120921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406311637">
                <text:p>0.562406311637</text:p>
              </table:table-cell>
              <table:table-cell office:value-type="float" office:value="0.560888642341">
                <text:p>0.560888642341</text:p>
              </table:table-cell>
              <table:table-cell office:value-type="float" office:value="0.580200936884">
                <text:p>0.580200936884</text:p>
              </table:table-cell>
              <table:table-cell office:value-type="float" office:value="0.578067882972">
                <text:p>0.578067882972</text:p>
              </table:table-cell>
              <table:table-cell office:value-type="float" office:value="0.593221153846">
                <text:p>0.593221153846</text:p>
              </table:table-cell>
              <table:table-cell office:value-type="float" office:value="0.591370315582">
                <text:p>0.591370315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869000657">
                <text:p>0.562869000657</text:p>
              </table:table-cell>
              <table:table-cell office:value-type="float" office:value="0.561466880342">
                <text:p>0.561466880342</text:p>
              </table:table-cell>
              <table:table-cell office:value-type="float" office:value="0.580597879684">
                <text:p>0.580597879684</text:p>
              </table:table-cell>
              <table:table-cell office:value-type="float" office:value="0.578317184418">
                <text:p>0.578317184418</text:p>
              </table:table-cell>
              <table:table-cell office:value-type="float" office:value="0.593348126233">
                <text:p>0.593348126233</text:p>
              </table:table-cell>
              <table:table-cell office:value-type="float" office:value="0.591544810158">
                <text:p>0.591544810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3166913215">
                <text:p>0.563166913215</text:p>
              </table:table-cell>
              <table:table-cell office:value-type="float" office:value="0.561759451019">
                <text:p>0.561759451019</text:p>
              </table:table-cell>
              <table:table-cell office:value-type="float" office:value="0.580975509533">
                <text:p>0.580975509533</text:p>
              </table:table-cell>
              <table:table-cell office:value-type="float" office:value="0.578566814596">
                <text:p>0.578566814596</text:p>
              </table:table-cell>
              <table:table-cell office:value-type="float" office:value="0.593518244576">
                <text:p>0.593518244576</text:p>
              </table:table-cell>
              <table:table-cell office:value-type="float" office:value="0.591678788626">
                <text:p>0.591678788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581525312">
                <text:p>0.563581525312</text:p>
              </table:table-cell>
              <table:table-cell office:value-type="float" office:value="0.562154257068">
                <text:p>0.562154257068</text:p>
              </table:table-cell>
              <table:table-cell office:value-type="float" office:value="0.58070882643">
                <text:p>0.58070882643</text:p>
              </table:table-cell>
              <table:table-cell office:value-type="float" office:value="0.578817800789">
                <text:p>0.578817800789</text:p>
              </table:table-cell>
              <table:table-cell office:value-type="float" office:value="0.593408941486">
                <text:p>0.593408941486</text:p>
              </table:table-cell>
              <table:table-cell office:value-type="float" office:value="0.591769230769">
                <text:p>0.591769230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4149819198">
                <text:p>0.564149819198</text:p>
              </table:table-cell>
              <table:table-cell office:value-type="float" office:value="0.562413297173">
                <text:p>0.562413297173</text:p>
              </table:table-cell>
              <table:table-cell office:value-type="float" office:value="0.581067965155">
                <text:p>0.581067965155</text:p>
              </table:table-cell>
              <table:table-cell office:value-type="float" office:value="0.578994493754">
                <text:p>0.578994493754</text:p>
              </table:table-cell>
              <table:table-cell office:value-type="float" office:value="0.593604125575">
                <text:p>0.593604125575</text:p>
              </table:table-cell>
              <table:table-cell office:value-type="float" office:value="0.591892546022">
                <text:p>0.591892546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4479372124">
                <text:p>0.564479372124</text:p>
              </table:table-cell>
              <table:table-cell office:value-type="float" office:value="0.562821663379">
                <text:p>0.562821663379</text:p>
              </table:table-cell>
              <table:table-cell office:value-type="float" office:value="0.581505999343">
                <text:p>0.581505999343</text:p>
              </table:table-cell>
              <table:table-cell office:value-type="float" office:value="0.579258341552">
                <text:p>0.579258341552</text:p>
              </table:table-cell>
              <table:table-cell office:value-type="float" office:value="0.594022024984">
                <text:p>0.594022024984</text:p>
              </table:table-cell>
              <table:table-cell office:value-type="float" office:value="0.592073348126">
                <text:p>0.5920733481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5033694938">
                <text:p>0.565033694938</text:p>
              </table:table-cell>
              <table:table-cell office:value-type="float" office:value="0.563381410256">
                <text:p>0.563381410256</text:p>
              </table:table-cell>
              <table:table-cell office:value-type="float" office:value="0.581807199211">
                <text:p>0.581807199211</text:p>
              </table:table-cell>
              <table:table-cell office:value-type="float" office:value="0.57963387574">
                <text:p>0.57963387574</text:p>
              </table:table-cell>
              <table:table-cell office:value-type="float" office:value="0.594451840894">
                <text:p>0.594451840894</text:p>
              </table:table-cell>
              <table:table-cell office:value-type="float" office:value="0.592288605358">
                <text:p>0.592288605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5549802761">
                <text:p>0.565549802761</text:p>
              </table:table-cell>
              <table:table-cell office:value-type="float" office:value="0.563874917817">
                <text:p>0.563874917817</text:p>
              </table:table-cell>
              <table:table-cell office:value-type="float" office:value="0.581889792899">
                <text:p>0.581889792899</text:p>
              </table:table-cell>
              <table:table-cell office:value-type="float" office:value="0.579971236029">
                <text:p>0.579971236029</text:p>
              </table:table-cell>
              <table:table-cell office:value-type="float" office:value="0.594462935569">
                <text:p>0.594462935569</text:p>
              </table:table-cell>
              <table:table-cell office:value-type="float" office:value="0.592502054569">
                <text:p>0.5925020545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5578566732">
                <text:p>0.565578566732</text:p>
              </table:table-cell>
              <table:table-cell office:value-type="float" office:value="0.564070595003">
                <text:p>0.564070595003</text:p>
              </table:table-cell>
              <table:table-cell office:value-type="float" office:value="0.58215195595">
                <text:p>0.58215195595</text:p>
              </table:table-cell>
              <table:table-cell office:value-type="float" office:value="0.580173816568">
                <text:p>0.580173816568</text:p>
              </table:table-cell>
              <table:table-cell office:value-type="float" office:value="0.594503205128">
                <text:p>0.594503205128</text:p>
              </table:table-cell>
              <table:table-cell office:value-type="float" office:value="0.592682281394">
                <text:p>0.5926822813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6342044707">
                <text:p>0.566342044707</text:p>
              </table:table-cell>
              <table:table-cell office:value-type="float" office:value="0.564560322156">
                <text:p>0.564560322156</text:p>
              </table:table-cell>
              <table:table-cell office:value-type="float" office:value="0.58219756739">
                <text:p>0.58219756739</text:p>
              </table:table-cell>
              <table:table-cell office:value-type="float" office:value="0.580491822814">
                <text:p>0.580491822814</text:p>
              </table:table-cell>
              <table:table-cell office:value-type="float" office:value="0.594543474688">
                <text:p>0.594543474688</text:p>
              </table:table-cell>
              <table:table-cell office:value-type="float" office:value="0.592920714168">
                <text:p>0.5929207141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6736111111">
                <text:p>0.566736111111</text:p>
              </table:table-cell>
              <table:table-cell office:value-type="float" office:value="0.565001725838">
                <text:p>0.565001725838</text:p>
              </table:table-cell>
              <table:table-cell office:value-type="float" office:value="0.582377547666">
                <text:p>0.582377547666</text:p>
              </table:table-cell>
              <table:table-cell office:value-type="float" office:value="0.580751109467">
                <text:p>0.580751109467</text:p>
              </table:table-cell>
              <table:table-cell office:value-type="float" office:value="0.594609220907">
                <text:p>0.594609220907</text:p>
              </table:table-cell>
              <table:table-cell office:value-type="float" office:value="0.593087853386">
                <text:p>0.593087853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7587524655">
                <text:p>0.567587524655</text:p>
              </table:table-cell>
              <table:table-cell office:value-type="float" office:value="0.565455703485">
                <text:p>0.565455703485</text:p>
              </table:table-cell>
              <table:table-cell office:value-type="float" office:value="0.582742028271">
                <text:p>0.582742028271</text:p>
              </table:table-cell>
              <table:table-cell office:value-type="float" office:value="0.581114809336">
                <text:p>0.581114809336</text:p>
              </table:table-cell>
              <table:table-cell office:value-type="float" office:value="0.594705374753">
                <text:p>0.594705374753</text:p>
              </table:table-cell>
              <table:table-cell office:value-type="float" office:value="0.59322022929">
                <text:p>0.59322022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7850098619">
                <text:p>0.567850098619</text:p>
              </table:table-cell>
              <table:table-cell office:value-type="float" office:value="0.565943951348">
                <text:p>0.565943951348</text:p>
              </table:table-cell>
              <table:table-cell office:value-type="float" office:value="0.583257314267">
                <text:p>0.583257314267</text:p>
              </table:table-cell>
              <table:table-cell office:value-type="float" office:value="0.581461415187">
                <text:p>0.581461415187</text:p>
              </table:table-cell>
              <table:table-cell office:value-type="float" office:value="0.594933842867">
                <text:p>0.594933842867</text:p>
              </table:table-cell>
              <table:table-cell office:value-type="float" office:value="0.59343778764">
                <text:p>0.593437787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8186637081">
                <text:p>0.568186637081</text:p>
              </table:table-cell>
              <table:table-cell office:value-type="float" office:value="0.566591469428">
                <text:p>0.566591469428</text:p>
              </table:table-cell>
              <table:table-cell office:value-type="float" office:value="0.583777531229">
                <text:p>0.583777531229</text:p>
              </table:table-cell>
              <table:table-cell office:value-type="float" office:value="0.581739603879">
                <text:p>0.581739603879</text:p>
              </table:table-cell>
              <table:table-cell office:value-type="float" office:value="0.595139299803">
                <text:p>0.595139299803</text:p>
              </table:table-cell>
              <table:table-cell office:value-type="float" office:value="0.593618096647">
                <text:p>0.5936180966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176775148">
                <text:p>0.568176775148</text:p>
              </table:table-cell>
              <table:table-cell office:value-type="float" office:value="0.566735535832">
                <text:p>0.566735535832</text:p>
              </table:table-cell>
              <table:table-cell office:value-type="float" office:value="0.584155571992">
                <text:p>0.584155571992</text:p>
              </table:table-cell>
              <table:table-cell office:value-type="float" office:value="0.581985987837">
                <text:p>0.581985987837</text:p>
              </table:table-cell>
              <table:table-cell office:value-type="float" office:value="0.595185322156">
                <text:p>0.595185322156</text:p>
              </table:table-cell>
              <table:table-cell office:value-type="float" office:value="0.593747637245">
                <text:p>0.593747637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8907380013">
                <text:p>0.568907380013</text:p>
              </table:table-cell>
              <table:table-cell office:value-type="float" office:value="0.567097468771">
                <text:p>0.567097468771</text:p>
              </table:table-cell>
              <table:table-cell office:value-type="float" office:value="0.584211045365">
                <text:p>0.584211045365</text:p>
              </table:table-cell>
              <table:table-cell office:value-type="float" office:value="0.582100550625">
                <text:p>0.582100550625</text:p>
              </table:table-cell>
              <table:table-cell office:value-type="float" office:value="0.595101084813">
                <text:p>0.595101084813</text:p>
              </table:table-cell>
              <table:table-cell office:value-type="float" office:value="0.5939375">
                <text:p>0.593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9513888889">
                <text:p>0.569513888889</text:p>
              </table:table-cell>
              <table:table-cell office:value-type="float" office:value="0.567586867193">
                <text:p>0.567586867193</text:p>
              </table:table-cell>
              <table:table-cell office:value-type="float" office:value="0.584530736358">
                <text:p>0.584530736358</text:p>
              </table:table-cell>
              <table:table-cell office:value-type="float" office:value="0.582438486193">
                <text:p>0.582438486193</text:p>
              </table:table-cell>
              <table:table-cell office:value-type="float" office:value="0.59537886259">
                <text:p>0.59537886259</text:p>
              </table:table-cell>
              <table:table-cell office:value-type="float" office:value="0.59409790023">
                <text:p>0.594097900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0069855358">
                <text:p>0.570069855358</text:p>
              </table:table-cell>
              <table:table-cell office:value-type="float" office:value="0.567855687048">
                <text:p>0.567855687048</text:p>
              </table:table-cell>
              <table:table-cell office:value-type="float" office:value="0.58501808021">
                <text:p>0.58501808021</text:p>
              </table:table-cell>
              <table:table-cell office:value-type="float" office:value="0.582743507561">
                <text:p>0.582743507561</text:p>
              </table:table-cell>
              <table:table-cell office:value-type="float" office:value="0.595735535832">
                <text:p>0.595735535832</text:p>
              </table:table-cell>
              <table:table-cell office:value-type="float" office:value="0.594274695924">
                <text:p>0.5942746959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9cm" svg:width="11.88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1279996713">
                <text:p>0.241279996713</text:p>
              </table:table-cell>
              <table:table-cell office:value-type="float" office:value="0.178459072978">
                <text:p>0.1784590729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728139382">
                <text:p>0.245728139382</text:p>
              </table:table-cell>
              <table:table-cell office:value-type="float" office:value="0.186590524326">
                <text:p>0.186590524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6690910585">
                <text:p>0.246690910585</text:p>
              </table:table-cell>
              <table:table-cell office:value-type="float" office:value="0.1923664119">
                <text:p>0.192366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8739727153">
                <text:p>0.248739727153</text:p>
              </table:table-cell>
              <table:table-cell office:value-type="float" office:value="0.198342907627">
                <text:p>0.198342907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830950033">
                <text:p>0.248830950033</text:p>
              </table:table-cell>
              <table:table-cell office:value-type="float" office:value="0.201474564431">
                <text:p>0.201474564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784188034">
                <text:p>0.251784188034</text:p>
              </table:table-cell>
              <table:table-cell office:value-type="float" office:value="0.204984837278">
                <text:p>0.204984837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8634533202">
                <text:p>0.248634533202</text:p>
              </table:table-cell>
              <table:table-cell office:value-type="float" office:value="0.206694115713">
                <text:p>0.206694115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9773175542">
                <text:p>0.249773175542</text:p>
              </table:table-cell>
              <table:table-cell office:value-type="float" office:value="0.208792899408">
                <text:p>0.20879289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743096647">
                <text:p>0.251743096647</text:p>
              </table:table-cell>
              <table:table-cell office:value-type="float" office:value="0.211442184418">
                <text:p>0.21144218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240302433">
                <text:p>0.252240302433</text:p>
              </table:table-cell>
              <table:table-cell office:value-type="float" office:value="0.21272037311">
                <text:p>0.21272037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752301118">
                <text:p>0.252752301118</text:p>
              </table:table-cell>
              <table:table-cell office:value-type="float" office:value="0.214120644313">
                <text:p>0.214120644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2862015122">
                <text:p>0.252862015122</text:p>
              </table:table-cell>
              <table:table-cell office:value-type="float" office:value="0.216148874096">
                <text:p>0.216148874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305555556">
                <text:p>0.254305555556</text:p>
              </table:table-cell>
              <table:table-cell office:value-type="float" office:value="0.218038872452">
                <text:p>0.218038872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4494575937">
                <text:p>0.254494575937</text:p>
              </table:table-cell>
              <table:table-cell office:value-type="float" office:value="0.219585141354">
                <text:p>0.21958514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401298488">
                <text:p>0.254401298488</text:p>
              </table:table-cell>
              <table:table-cell office:value-type="float" office:value="0.219952498356">
                <text:p>0.219952498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342291256">
                <text:p>0.255342291256</text:p>
              </table:table-cell>
              <table:table-cell office:value-type="float" office:value="0.220680062459">
                <text:p>0.220680062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791255753">
                <text:p>0.254791255753</text:p>
              </table:table-cell>
              <table:table-cell office:value-type="float" office:value="0.220520052597">
                <text:p>0.220520052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07199211">
                <text:p>0.254307199211</text:p>
              </table:table-cell>
              <table:table-cell office:value-type="float" office:value="0.22101125904">
                <text:p>0.2210112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11612426">
                <text:p>0.25411612426</text:p>
              </table:table-cell>
              <table:table-cell office:value-type="float" office:value="0.220390655819">
                <text:p>0.22039065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2606426693">
                <text:p>0.252606426693</text:p>
              </table:table-cell>
              <table:table-cell office:value-type="float" office:value="0.220102440828">
                <text:p>0.2201024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4256656805">
                <text:p>0.254256656805</text:p>
              </table:table-cell>
              <table:table-cell office:value-type="float" office:value="0.220943334977">
                <text:p>0.220943334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23816568">
                <text:p>0.25423816568</text:p>
              </table:table-cell>
              <table:table-cell office:value-type="float" office:value="0.220128451677">
                <text:p>0.22012845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4526216305">
                <text:p>0.254526216305</text:p>
              </table:table-cell>
              <table:table-cell office:value-type="float" office:value="0.221129396778">
                <text:p>0.221129396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747534517">
                <text:p>0.253747534517</text:p>
              </table:table-cell>
              <table:table-cell office:value-type="float" office:value="0.220759081197">
                <text:p>0.220759081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2646285339">
                <text:p>0.252646285339</text:p>
              </table:table-cell>
              <table:table-cell office:value-type="float" office:value="0.220986111111">
                <text:p>0.220986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586867193">
                <text:p>0.253586867193</text:p>
              </table:table-cell>
              <table:table-cell office:value-type="float" office:value="0.221064431295">
                <text:p>0.221064431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204470743">
                <text:p>0.254204470743</text:p>
              </table:table-cell>
              <table:table-cell office:value-type="float" office:value="0.221431418475">
                <text:p>0.221431418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592743261">
                <text:p>0.25592743261</text:p>
              </table:table-cell>
              <table:table-cell office:value-type="float" office:value="0.222644970414">
                <text:p>0.222644970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6349441157">
                <text:p>0.256349441157</text:p>
              </table:table-cell>
              <table:table-cell office:value-type="float" office:value="0.223146860618">
                <text:p>0.223146860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5066978961">
                <text:p>0.255066978961</text:p>
              </table:table-cell>
              <table:table-cell office:value-type="float" office:value="0.224082470414">
                <text:p>0.224082470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5354618672">
                <text:p>0.255354618672</text:p>
              </table:table-cell>
              <table:table-cell office:value-type="float" office:value="0.22411965812">
                <text:p>0.22411965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4101331361">
                <text:p>0.254101331361</text:p>
              </table:table-cell>
              <table:table-cell office:value-type="float" office:value="0.22379976167">
                <text:p>0.22379976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337442472">
                <text:p>0.253337442472</text:p>
              </table:table-cell>
              <table:table-cell office:value-type="float" office:value="0.223133095003">
                <text:p>0.223133095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9355687">
                <text:p>0.25379355687</text:p>
              </table:table-cell>
              <table:table-cell office:value-type="float" office:value="0.223339414859">
                <text:p>0.223339414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932034845">
                <text:p>0.253932034845</text:p>
              </table:table-cell>
              <table:table-cell office:value-type="float" office:value="0.224039776463">
                <text:p>0.224039776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2835716634">
                <text:p>0.252835716634</text:p>
              </table:table-cell>
              <table:table-cell office:value-type="float" office:value="0.222999671269">
                <text:p>0.222999671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3062952005">
                <text:p>0.253062952005</text:p>
              </table:table-cell>
              <table:table-cell office:value-type="float" office:value="0.22365610618">
                <text:p>0.22365610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3077744905">
                <text:p>0.253077744905</text:p>
              </table:table-cell>
              <table:table-cell office:value-type="float" office:value="0.22387380835">
                <text:p>0.22387380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783366206">
                <text:p>0.251783366206</text:p>
              </table:table-cell>
              <table:table-cell office:value-type="float" office:value="0.223921186719">
                <text:p>0.223921186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482001972">
                <text:p>0.250482001972</text:p>
              </table:table-cell>
              <table:table-cell office:value-type="float" office:value="0.223843852728">
                <text:p>0.223843852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135765943">
                <text:p>0.251135765943</text:p>
              </table:table-cell>
              <table:table-cell office:value-type="float" office:value="0.22303168146">
                <text:p>0.22303168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1336702827">
                <text:p>0.251336702827</text:p>
              </table:table-cell>
              <table:table-cell office:value-type="float" office:value="0.222680185733">
                <text:p>0.222680185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9100098619">
                <text:p>0.249100098619</text:p>
              </table:table-cell>
              <table:table-cell office:value-type="float" office:value="0.222293597962">
                <text:p>0.222293597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010683761">
                <text:p>0.250010683761</text:p>
              </table:table-cell>
              <table:table-cell office:value-type="float" office:value="0.221974153517">
                <text:p>0.221974153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100345168">
                <text:p>0.248100345168</text:p>
              </table:table-cell>
              <table:table-cell office:value-type="float" office:value="0.220513765615">
                <text:p>0.220513765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9104618672">
                <text:p>0.249104618672</text:p>
              </table:table-cell>
              <table:table-cell office:value-type="float" office:value="0.220843729454">
                <text:p>0.220843729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9891107824">
                <text:p>0.249891107824</text:p>
              </table:table-cell>
              <table:table-cell office:value-type="float" office:value="0.22137528764">
                <text:p>0.22137528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145463511">
                <text:p>0.250145463511</text:p>
              </table:table-cell>
              <table:table-cell office:value-type="float" office:value="0.221035626233">
                <text:p>0.221035626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766765286">
                <text:p>0.24766765286</text:p>
              </table:table-cell>
              <table:table-cell office:value-type="float" office:value="0.221414899737">
                <text:p>0.221414899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364809336">
                <text:p>0.247364809336</text:p>
              </table:table-cell>
              <table:table-cell office:value-type="float" office:value="0.221271120973">
                <text:p>0.221271120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7440006575">
                <text:p>0.247440006575</text:p>
              </table:table-cell>
              <table:table-cell office:value-type="float" office:value="0.221089538133">
                <text:p>0.221089538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5453238001">
                <text:p>0.245453238001</text:p>
              </table:table-cell>
              <table:table-cell office:value-type="float" office:value="0.221185239974">
                <text:p>0.221185239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6528599606">
                <text:p>0.246528599606</text:p>
              </table:table-cell>
              <table:table-cell office:value-type="float" office:value="0.221352235371">
                <text:p>0.221352235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6343277449">
                <text:p>0.246343277449</text:p>
              </table:table-cell>
              <table:table-cell office:value-type="float" office:value="0.222278599606">
                <text:p>0.222278599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4701676529">
                <text:p>0.244701676529</text:p>
              </table:table-cell>
              <table:table-cell office:value-type="float" office:value="0.221467578895">
                <text:p>0.221467578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5085880999">
                <text:p>0.245085880999</text:p>
              </table:table-cell>
              <table:table-cell office:value-type="float" office:value="0.220961743918">
                <text:p>0.220961743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3400723208">
                <text:p>0.243400723208</text:p>
              </table:table-cell>
              <table:table-cell office:value-type="float" office:value="0.220081237673">
                <text:p>0.220081237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397394806">
                <text:p>0.24397394806</text:p>
              </table:table-cell>
              <table:table-cell office:value-type="float" office:value="0.220149326101">
                <text:p>0.220149326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3918474688">
                <text:p>0.243918474688</text:p>
              </table:table-cell>
              <table:table-cell office:value-type="float" office:value="0.220308596318">
                <text:p>0.220308596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4732084155">
                <text:p>0.244732084155</text:p>
              </table:table-cell>
              <table:table-cell office:value-type="float" office:value="0.220607248521">
                <text:p>0.220607248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3915598291">
                <text:p>0.243915598291</text:p>
              </table:table-cell>
              <table:table-cell office:value-type="float" office:value="0.22078110618">
                <text:p>0.22078110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3497698882">
                <text:p>0.243497698882</text:p>
              </table:table-cell>
              <table:table-cell office:value-type="float" office:value="0.221004068047">
                <text:p>0.221004068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2323307035">
                <text:p>0.242323307035</text:p>
              </table:table-cell>
              <table:table-cell office:value-type="float" office:value="0.221205004931">
                <text:p>0.221205004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1962524655">
                <text:p>0.241962524655</text:p>
              </table:table-cell>
              <table:table-cell office:value-type="float" office:value="0.220273463182">
                <text:p>0.220273463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213921762">
                <text:p>0.24213921762</text:p>
              </table:table-cell>
              <table:table-cell office:value-type="float" office:value="0.219511916502">
                <text:p>0.219511916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2347961867">
                <text:p>0.242347961867</text:p>
              </table:table-cell>
              <table:table-cell office:value-type="float" office:value="0.219618302104">
                <text:p>0.219618302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1511341223">
                <text:p>0.241511341223</text:p>
              </table:table-cell>
              <table:table-cell office:value-type="float" office:value="0.21960930309">
                <text:p>0.219609303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0481591059">
                <text:p>0.240481591059</text:p>
              </table:table-cell>
              <table:table-cell office:value-type="float" office:value="0.219503492768">
                <text:p>0.219503492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0717455621">
                <text:p>0.240717455621</text:p>
              </table:table-cell>
              <table:table-cell office:value-type="float" office:value="0.219214620316">
                <text:p>0.219214620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9216387245">
                <text:p>0.239216387245</text:p>
              </table:table-cell>
              <table:table-cell office:value-type="float" office:value="0.219051035503">
                <text:p>0.219051035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1127136752">
                <text:p>0.241127136752</text:p>
              </table:table-cell>
              <table:table-cell office:value-type="float" office:value="0.219567307692">
                <text:p>0.219567307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0957429323">
                <text:p>0.240957429323</text:p>
              </table:table-cell>
              <table:table-cell office:value-type="float" office:value="0.220353796844">
                <text:p>0.220353796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992151545">
                <text:p>0.23992151545</text:p>
              </table:table-cell>
              <table:table-cell office:value-type="float" office:value="0.219695184089">
                <text:p>0.219695184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7770381328">
                <text:p>0.237770381328</text:p>
              </table:table-cell>
              <table:table-cell office:value-type="float" office:value="0.218780325444">
                <text:p>0.218780325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375246548">
                <text:p>0.238375246548</text:p>
              </table:table-cell>
              <table:table-cell office:value-type="float" office:value="0.219365384615">
                <text:p>0.219365384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8916831032">
                <text:p>0.238916831032</text:p>
              </table:table-cell>
              <table:table-cell office:value-type="float" office:value="0.219275435569">
                <text:p>0.2192754355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8966962525">
                <text:p>0.238966962525</text:p>
              </table:table-cell>
              <table:table-cell office:value-type="float" office:value="0.219139423077">
                <text:p>0.2191394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817800789">
                <text:p>0.23817800789</text:p>
              </table:table-cell>
              <table:table-cell office:value-type="float" office:value="0.219004643327">
                <text:p>0.219004643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7351660092">
                <text:p>0.237351660092</text:p>
              </table:table-cell>
              <table:table-cell office:value-type="float" office:value="0.218851824458">
                <text:p>0.218851824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6987590401">
                <text:p>0.236987590401</text:p>
              </table:table-cell>
              <table:table-cell office:value-type="float" office:value="0.218307075937">
                <text:p>0.2183070759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6529832347">
                <text:p>0.236529832347</text:p>
              </table:table-cell>
              <table:table-cell office:value-type="float" office:value="0.218360166009">
                <text:p>0.218360166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608974359">
                <text:p>0.23608974359</text:p>
              </table:table-cell>
              <table:table-cell office:value-type="float" office:value="0.218735741289">
                <text:p>0.218735741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7314677844">
                <text:p>0.237314677844</text:p>
              </table:table-cell>
              <table:table-cell office:value-type="float" office:value="0.219299638396">
                <text:p>0.219299638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6690499671">
                <text:p>0.236690499671</text:p>
              </table:table-cell>
              <table:table-cell office:value-type="float" office:value="0.219193006246">
                <text:p>0.219193006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5981673241">
                <text:p>0.235981673241</text:p>
              </table:table-cell>
              <table:table-cell office:value-type="float" office:value="0.218676487508">
                <text:p>0.218676487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5432692308">
                <text:p>0.235432692308</text:p>
              </table:table-cell>
              <table:table-cell office:value-type="float" office:value="0.218237878041">
                <text:p>0.2182378780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365138067">
                <text:p>0.234365138067</text:p>
              </table:table-cell>
              <table:table-cell office:value-type="float" office:value="0.217930185733">
                <text:p>0.217930185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241452991">
                <text:p>0.234241452991</text:p>
              </table:table-cell>
              <table:table-cell office:value-type="float" office:value="0.218272723537">
                <text:p>0.218272723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467866535">
                <text:p>0.234467866535</text:p>
              </table:table-cell>
              <table:table-cell office:value-type="float" office:value="0.217981960881">
                <text:p>0.217981960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3510848126">
                <text:p>0.233510848126</text:p>
              </table:table-cell>
              <table:table-cell office:value-type="float" office:value="0.217912968442">
                <text:p>0.217912968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3654257068">
                <text:p>0.233654257068</text:p>
              </table:table-cell>
              <table:table-cell office:value-type="float" office:value="0.217597098948">
                <text:p>0.217597098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3522353715">
                <text:p>0.233522353715</text:p>
              </table:table-cell>
              <table:table-cell office:value-type="float" office:value="0.217847961867">
                <text:p>0.2178479618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4520463511">
                <text:p>0.234520463511</text:p>
              </table:table-cell>
              <table:table-cell office:value-type="float" office:value="0.218984138725">
                <text:p>0.218984138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3153353057">
                <text:p>0.233153353057</text:p>
              </table:table-cell>
              <table:table-cell office:value-type="float" office:value="0.218479618672">
                <text:p>0.218479618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2933514135">
                <text:p>0.232933514135</text:p>
              </table:table-cell>
              <table:table-cell office:value-type="float" office:value="0.217660749507">
                <text:p>0.21766074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376273833">
                <text:p>0.23376273833</text:p>
              </table:table-cell>
              <table:table-cell office:value-type="float" office:value="0.217849646614">
                <text:p>0.217849646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2632725181">
                <text:p>0.232632725181</text:p>
              </table:table-cell>
              <table:table-cell office:value-type="float" office:value="0.218584401709">
                <text:p>0.218584401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2971729126">
                <text:p>0.232971729126</text:p>
              </table:table-cell>
              <table:table-cell office:value-type="float" office:value="0.218845044379">
                <text:p>0.218845044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2411653517">
                <text:p>0.232411653517</text:p>
              </table:table-cell>
              <table:table-cell office:value-type="float" office:value="0.218739480605">
                <text:p>0.218739480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3024737015">
                <text:p>0.233024737015</text:p>
              </table:table-cell>
              <table:table-cell office:value-type="float" office:value="0.218667693951">
                <text:p>0.218667693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1662557528">
                <text:p>0.231662557528</text:p>
              </table:table-cell>
              <table:table-cell office:value-type="float" office:value="0.218105810322">
                <text:p>0.218105810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182404668">
                <text:p>0.23182404668</text:p>
              </table:table-cell>
              <table:table-cell office:value-type="float" office:value="0.218058883958">
                <text:p>0.218058883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1076594346">
                <text:p>0.231076594346</text:p>
              </table:table-cell>
              <table:table-cell office:value-type="float" office:value="0.217743466469">
                <text:p>0.217743466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1347386588">
                <text:p>0.231347386588</text:p>
              </table:table-cell>
              <table:table-cell office:value-type="float" office:value="0.217792447403">
                <text:p>0.217792447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092003616">
                <text:p>0.23092003616</text:p>
              </table:table-cell>
              <table:table-cell office:value-type="float" office:value="0.217481796515">
                <text:p>0.21748179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0296268902">
                <text:p>0.230296268902</text:p>
              </table:table-cell>
              <table:table-cell office:value-type="float" office:value="0.217110864563">
                <text:p>0.217110864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0667324129">
                <text:p>0.230667324129</text:p>
              </table:table-cell>
              <table:table-cell office:value-type="float" office:value="0.217245069034">
                <text:p>0.217245069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9690992768">
                <text:p>0.229690992768</text:p>
              </table:table-cell>
              <table:table-cell office:value-type="float" office:value="0.21764336785">
                <text:p>0.217643367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071416831">
                <text:p>0.23071416831</text:p>
              </table:table-cell>
              <table:table-cell office:value-type="float" office:value="0.217667899408">
                <text:p>0.217667899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9871383958">
                <text:p>0.229871383958</text:p>
              </table:table-cell>
              <table:table-cell office:value-type="float" office:value="0.217535133136">
                <text:p>0.217535133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9432938856">
                <text:p>0.229432938856</text:p>
              </table:table-cell>
              <table:table-cell office:value-type="float" office:value="0.217303500986">
                <text:p>0.217303500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9551282051">
                <text:p>0.229551282051</text:p>
              </table:table-cell>
              <table:table-cell office:value-type="float" office:value="0.216600180802">
                <text:p>0.216600180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8293063774">
                <text:p>0.228293063774</text:p>
              </table:table-cell>
              <table:table-cell office:value-type="float" office:value="0.216641683103">
                <text:p>0.216641683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8084730441">
                <text:p>0.228084730441</text:p>
              </table:table-cell>
              <table:table-cell office:value-type="float" office:value="0.21626865549">
                <text:p>0.21626865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741781723">
                <text:p>0.228741781723</text:p>
              </table:table-cell>
              <table:table-cell office:value-type="float" office:value="0.21674050789">
                <text:p>0.21674050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8299227482">
                <text:p>0.228299227482</text:p>
              </table:table-cell>
              <table:table-cell office:value-type="float" office:value="0.216268573307">
                <text:p>0.21626857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7822156476">
                <text:p>0.227822156476</text:p>
              </table:table-cell>
              <table:table-cell office:value-type="float" office:value="0.216369904668">
                <text:p>0.21636990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7346729126">
                <text:p>0.227346729126</text:p>
              </table:table-cell>
              <table:table-cell office:value-type="float" office:value="0.215892258383">
                <text:p>0.215892258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6903353057">
                <text:p>0.226903353057</text:p>
              </table:table-cell>
              <table:table-cell office:value-type="float" office:value="0.216124958909">
                <text:p>0.216124958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499835634">
                <text:p>0.226499835634</text:p>
              </table:table-cell>
              <table:table-cell office:value-type="float" office:value="0.215579059829">
                <text:p>0.2155790598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487097304">
                <text:p>0.226487097304</text:p>
              </table:table-cell>
              <table:table-cell office:value-type="float" office:value="0.21622156476">
                <text:p>0.21622156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154257068">
                <text:p>0.226154257068</text:p>
              </table:table-cell>
              <table:table-cell office:value-type="float" office:value="0.215895175871">
                <text:p>0.215895175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5724441157">
                <text:p>0.225724441157</text:p>
              </table:table-cell>
              <table:table-cell office:value-type="float" office:value="0.215891765286">
                <text:p>0.215891765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5888395792">
                <text:p>0.225888395792</text:p>
              </table:table-cell>
              <table:table-cell office:value-type="float" office:value="0.215712483563">
                <text:p>0.215712483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4019970414">
                <text:p>0.224019970414</text:p>
              </table:table-cell>
              <table:table-cell office:value-type="float" office:value="0.214887204142">
                <text:p>0.214887204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5050542406">
                <text:p>0.225050542406</text:p>
              </table:table-cell>
              <table:table-cell office:value-type="float" office:value="0.2151507643">
                <text:p>0.2151507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4845907298">
                <text:p>0.224845907298</text:p>
              </table:table-cell>
              <table:table-cell office:value-type="float" office:value="0.215463962853">
                <text:p>0.21546396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11464497">
                <text:p>0.22511464497</text:p>
              </table:table-cell>
              <table:table-cell office:value-type="float" office:value="0.215634122288">
                <text:p>0.215634122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4138724523">
                <text:p>0.224138724523</text:p>
              </table:table-cell>
              <table:table-cell office:value-type="float" office:value="0.2152781476">
                <text:p>0.2152781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4357330703">
                <text:p>0.224357330703</text:p>
              </table:table-cell>
              <table:table-cell office:value-type="float" office:value="0.215211743918">
                <text:p>0.215211743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3533448389">
                <text:p>0.223533448389</text:p>
              </table:table-cell>
              <table:table-cell office:value-type="float" office:value="0.215173693294">
                <text:p>0.2151736932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3782051282">
                <text:p>0.223782051282</text:p>
              </table:table-cell>
              <table:table-cell office:value-type="float" office:value="0.215227605194">
                <text:p>0.215227605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3411817883">
                <text:p>0.223411817883</text:p>
              </table:table-cell>
              <table:table-cell office:value-type="float" office:value="0.215309664694">
                <text:p>0.215309664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3182938856">
                <text:p>0.223182938856</text:p>
              </table:table-cell>
              <table:table-cell office:value-type="float" office:value="0.215388806706">
                <text:p>0.215388806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3724112426">
                <text:p>0.223724112426</text:p>
              </table:table-cell>
              <table:table-cell office:value-type="float" office:value="0.215362713675">
                <text:p>0.215362713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018573307">
                <text:p>0.223018573307</text:p>
              </table:table-cell>
              <table:table-cell office:value-type="float" office:value="0.215445553912">
                <text:p>0.215445553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3463593031">
                <text:p>0.223463593031</text:p>
              </table:table-cell>
              <table:table-cell office:value-type="float" office:value="0.215585346811">
                <text:p>0.2155853468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3713017751">
                <text:p>0.223713017751</text:p>
              </table:table-cell>
              <table:table-cell office:value-type="float" office:value="0.215544625247">
                <text:p>0.215544625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3362508218">
                <text:p>0.223362508218</text:p>
              </table:table-cell>
              <table:table-cell office:value-type="float" office:value="0.215899654832">
                <text:p>0.215899654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365343524">
                <text:p>0.22365343524</text:p>
              </table:table-cell>
              <table:table-cell office:value-type="float" office:value="0.215569690993">
                <text:p>0.2155696909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2884204471">
                <text:p>0.222884204471</text:p>
              </table:table-cell>
              <table:table-cell office:value-type="float" office:value="0.215618466469">
                <text:p>0.215618466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3495644313">
                <text:p>0.223495644313</text:p>
              </table:table-cell>
              <table:table-cell office:value-type="float" office:value="0.215079511834">
                <text:p>0.215079511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2682445759">
                <text:p>0.222682445759</text:p>
              </table:table-cell>
              <table:table-cell office:value-type="float" office:value="0.215652859961">
                <text:p>0.215652859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206771861">
                <text:p>0.223206771861</text:p>
              </table:table-cell>
              <table:table-cell office:value-type="float" office:value="0.215582470414">
                <text:p>0.215582470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230193951">
                <text:p>0.223230193951</text:p>
              </table:table-cell>
              <table:table-cell office:value-type="float" office:value="0.215609385273">
                <text:p>0.215609385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3304980276">
                <text:p>0.223304980276</text:p>
              </table:table-cell>
              <table:table-cell office:value-type="float" office:value="0.215165475016">
                <text:p>0.215165475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3275394477">
                <text:p>0.223275394477</text:p>
              </table:table-cell>
              <table:table-cell office:value-type="float" office:value="0.215453648915">
                <text:p>0.215453648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2392340565">
                <text:p>0.222392340565</text:p>
              </table:table-cell>
              <table:table-cell office:value-type="float" office:value="0.215426651874">
                <text:p>0.215426651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3209648258">
                <text:p>0.223209648258</text:p>
              </table:table-cell>
              <table:table-cell office:value-type="float" office:value="0.215575977975">
                <text:p>0.215575977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635601578">
                <text:p>0.222635601578</text:p>
              </table:table-cell>
              <table:table-cell office:value-type="float" office:value="0.215392011834">
                <text:p>0.215392011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2120726496">
                <text:p>0.222120726496</text:p>
              </table:table-cell>
              <table:table-cell office:value-type="float" office:value="0.215436801446">
                <text:p>0.2154368014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2510683761">
                <text:p>0.222510683761</text:p>
              </table:table-cell>
              <table:table-cell office:value-type="float" office:value="0.21527962689">
                <text:p>0.21527962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416995398">
                <text:p>0.222416995398</text:p>
              </table:table-cell>
              <table:table-cell office:value-type="float" office:value="0.215257355358">
                <text:p>0.215257355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1722140039">
                <text:p>0.221722140039</text:p>
              </table:table-cell>
              <table:table-cell office:value-type="float" office:value="0.215131697896">
                <text:p>0.215131697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245479947">
                <text:p>0.221245479947</text:p>
              </table:table-cell>
              <table:table-cell office:value-type="float" office:value="0.215243713018">
                <text:p>0.2152437130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160996055">
                <text:p>0.222160996055</text:p>
              </table:table-cell>
              <table:table-cell office:value-type="float" office:value="0.21504236522">
                <text:p>0.21504236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1517504931">
                <text:p>0.221517504931</text:p>
              </table:table-cell>
              <table:table-cell office:value-type="float" office:value="0.215227112097">
                <text:p>0.215227112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1948142669">
                <text:p>0.221948142669</text:p>
              </table:table-cell>
              <table:table-cell office:value-type="float" office:value="0.215165310651">
                <text:p>0.2151653106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759533202">
                <text:p>0.221759533202</text:p>
              </table:table-cell>
              <table:table-cell office:value-type="float" office:value="0.2154203238">
                <text:p>0.2154203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1358070348">
                <text:p>0.221358070348</text:p>
              </table:table-cell>
              <table:table-cell office:value-type="float" office:value="0.215151421762">
                <text:p>0.215151421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1627629849">
                <text:p>0.221627629849</text:p>
              </table:table-cell>
              <table:table-cell office:value-type="float" office:value="0.215201512163">
                <text:p>0.215201512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903353057">
                <text:p>0.221903353057</text:p>
              </table:table-cell>
              <table:table-cell office:value-type="float" office:value="0.215219222551">
                <text:p>0.215219222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44312952">
                <text:p>0.22144312952</text:p>
              </table:table-cell>
              <table:table-cell office:value-type="float" office:value="0.215518984221">
                <text:p>0.215518984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05687048">
                <text:p>0.22105687048</text:p>
              </table:table-cell>
              <table:table-cell office:value-type="float" office:value="0.215239316239">
                <text:p>0.2152393162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1489151874">
                <text:p>0.221489151874</text:p>
              </table:table-cell>
              <table:table-cell office:value-type="float" office:value="0.215268532216">
                <text:p>0.215268532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1045364892">
                <text:p>0.221045364892</text:p>
              </table:table-cell>
              <table:table-cell office:value-type="float" office:value="0.215363042406">
                <text:p>0.215363042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03879027">
                <text:p>0.22103879027</text:p>
              </table:table-cell>
              <table:table-cell office:value-type="float" office:value="0.215521983892">
                <text:p>0.215521983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1674884944">
                <text:p>0.221674884944</text:p>
              </table:table-cell>
              <table:table-cell office:value-type="float" office:value="0.21583411407">
                <text:p>0.215834114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1896367521">
                <text:p>0.221896367521</text:p>
              </table:table-cell>
              <table:table-cell office:value-type="float" office:value="0.215649038462">
                <text:p>0.2156490384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14484714">
                <text:p>0.2214484714</text:p>
              </table:table-cell>
              <table:table-cell office:value-type="float" office:value="0.215840606509">
                <text:p>0.215840606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1279174885">
                <text:p>0.221279174885</text:p>
              </table:table-cell>
              <table:table-cell office:value-type="float" office:value="0.215779421433">
                <text:p>0.215779421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2013477975">
                <text:p>0.222013477975</text:p>
              </table:table-cell>
              <table:table-cell office:value-type="float" office:value="0.215824868508">
                <text:p>0.215824868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1076183432">
                <text:p>0.221076183432</text:p>
              </table:table-cell>
              <table:table-cell office:value-type="float" office:value="0.215530695266">
                <text:p>0.2155306952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1391765286">
                <text:p>0.221391765286</text:p>
              </table:table-cell>
              <table:table-cell office:value-type="float" office:value="0.215768614398">
                <text:p>0.215768614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1578731098">
                <text:p>0.221578731098</text:p>
              </table:table-cell>
              <table:table-cell office:value-type="float" office:value="0.21562943787">
                <text:p>0.21562943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779503616">
                <text:p>0.220779503616</text:p>
              </table:table-cell>
              <table:table-cell office:value-type="float" office:value="0.215593565089">
                <text:p>0.215593565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0571170283">
                <text:p>0.220571170283</text:p>
              </table:table-cell>
              <table:table-cell office:value-type="float" office:value="0.215527777778">
                <text:p>0.21552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1048652202">
                <text:p>0.221048652202</text:p>
              </table:table-cell>
              <table:table-cell office:value-type="float" office:value="0.215996712689">
                <text:p>0.215996712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0885519395">
                <text:p>0.220885519395</text:p>
              </table:table-cell>
              <table:table-cell office:value-type="float" office:value="0.215831032216">
                <text:p>0.215831032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137204142">
                <text:p>0.22137204142</text:p>
              </table:table-cell>
              <table:table-cell office:value-type="float" office:value="0.215753985865">
                <text:p>0.2157539858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092003616">
                <text:p>0.22092003616</text:p>
              </table:table-cell>
              <table:table-cell office:value-type="float" office:value="0.215637861604">
                <text:p>0.215637861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0913050625">
                <text:p>0.220913050625</text:p>
              </table:table-cell>
              <table:table-cell office:value-type="float" office:value="0.21569165023">
                <text:p>0.21569165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0413379356">
                <text:p>0.220413379356</text:p>
              </table:table-cell>
              <table:table-cell office:value-type="float" office:value="0.215588716305">
                <text:p>0.215588716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0281886917">
                <text:p>0.220281886917</text:p>
              </table:table-cell>
              <table:table-cell office:value-type="float" office:value="0.215414447732">
                <text:p>0.215414447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0861686391">
                <text:p>0.220861686391</text:p>
              </table:table-cell>
              <table:table-cell office:value-type="float" office:value="0.215098085141">
                <text:p>0.215098085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037886259">
                <text:p>0.22037886259</text:p>
              </table:table-cell>
              <table:table-cell office:value-type="float" office:value="0.215349728797">
                <text:p>0.2153497287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0369000657">
                <text:p>0.220369000657</text:p>
              </table:table-cell>
              <table:table-cell office:value-type="float" office:value="0.215520586785">
                <text:p>0.215520586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0337771203">
                <text:p>0.220337771203</text:p>
              </table:table-cell>
              <table:table-cell office:value-type="float" office:value="0.215591346154">
                <text:p>0.215591346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9933431953">
                <text:p>0.219933431953</text:p>
              </table:table-cell>
              <table:table-cell office:value-type="float" office:value="0.215368384287">
                <text:p>0.2153683842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072690664">
                <text:p>0.22072690664</text:p>
              </table:table-cell>
              <table:table-cell office:value-type="float" office:value="0.215644271861">
                <text:p>0.215644271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0297912558">
                <text:p>0.220297912558</text:p>
              </table:table-cell>
              <table:table-cell office:value-type="float" office:value="0.215734960552">
                <text:p>0.2157349605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0308596318">
                <text:p>0.220308596318</text:p>
              </table:table-cell>
              <table:table-cell office:value-type="float" office:value="0.215433514135">
                <text:p>0.215433514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20272846811">
                <text:p>0.220272846811</text:p>
              </table:table-cell>
              <table:table-cell office:value-type="float" office:value="0.215129807692">
                <text:p>0.215129807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0331607495">
                <text:p>0.220331607495</text:p>
              </table:table-cell>
              <table:table-cell office:value-type="float" office:value="0.214947320842">
                <text:p>0.2149473208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9798652202">
                <text:p>0.219798652202</text:p>
              </table:table-cell>
              <table:table-cell office:value-type="float" office:value="0.214726783366">
                <text:p>0.2147267833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9577580539">
                <text:p>0.219577580539</text:p>
              </table:table-cell>
              <table:table-cell office:value-type="float" office:value="0.214960552268">
                <text:p>0.2149605522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9944115713">
                <text:p>0.219944115713</text:p>
              </table:table-cell>
              <table:table-cell office:value-type="float" office:value="0.214907174556">
                <text:p>0.214907174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0275723208">
                <text:p>0.220275723208</text:p>
              </table:table-cell>
              <table:table-cell office:value-type="float" office:value="0.215206730769">
                <text:p>0.2152067307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0575690335">
                <text:p>0.220575690335</text:p>
              </table:table-cell>
              <table:table-cell office:value-type="float" office:value="0.215362138396">
                <text:p>0.215362138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0066568047">
                <text:p>0.220066568047</text:p>
              </table:table-cell>
              <table:table-cell office:value-type="float" office:value="0.21520644313">
                <text:p>0.21520644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978632479">
                <text:p>0.239978632479</text:p>
              </table:table-cell>
              <table:table-cell office:value-type="float" office:value="0.1793210881">
                <text:p>0.17932108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7936390533">
                <text:p>0.247936390533</text:p>
              </table:table-cell>
              <table:table-cell office:value-type="float" office:value="0.205617562459">
                <text:p>0.205617562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13609467">
                <text:p>0.260813609467</text:p>
              </table:table-cell>
              <table:table-cell office:value-type="float" office:value="0.223872698882">
                <text:p>0.223872698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0750328731">
                <text:p>0.270750328731</text:p>
              </table:table-cell>
              <table:table-cell office:value-type="float" office:value="0.239036406969">
                <text:p>0.239036406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929857002">
                <text:p>0.27929857002</text:p>
              </table:table-cell>
              <table:table-cell office:value-type="float" office:value="0.250502054569">
                <text:p>0.25050205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5765943458">
                <text:p>0.285765943458</text:p>
              </table:table-cell>
              <table:table-cell office:value-type="float" office:value="0.260014423077">
                <text:p>0.26001442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317143327">
                <text:p>0.292317143327</text:p>
              </table:table-cell>
              <table:table-cell office:value-type="float" office:value="0.268582593688">
                <text:p>0.26858259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09270217">
                <text:p>0.29909270217</text:p>
              </table:table-cell>
              <table:table-cell office:value-type="float" office:value="0.276801816239">
                <text:p>0.276801816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4303500986">
                <text:p>0.304303500986</text:p>
              </table:table-cell>
              <table:table-cell office:value-type="float" office:value="0.283922871466">
                <text:p>0.28392287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1194937541">
                <text:p>0.311194937541</text:p>
              </table:table-cell>
              <table:table-cell office:value-type="float" office:value="0.290759738659">
                <text:p>0.290759738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5980851414">
                <text:p>0.315980851414</text:p>
              </table:table-cell>
              <table:table-cell office:value-type="float" office:value="0.296991206443">
                <text:p>0.29699120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1748027613">
                <text:p>0.321748027613</text:p>
              </table:table-cell>
              <table:table-cell office:value-type="float" office:value="0.302925994412">
                <text:p>0.302925994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7809418146">
                <text:p>0.327809418146</text:p>
              </table:table-cell>
              <table:table-cell office:value-type="float" office:value="0.309133464826">
                <text:p>0.309133464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2366863905">
                <text:p>0.332366863905</text:p>
              </table:table-cell>
              <table:table-cell office:value-type="float" office:value="0.315021942801">
                <text:p>0.31502194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250575279">
                <text:p>0.337250575279</text:p>
              </table:table-cell>
              <table:table-cell office:value-type="float" office:value="0.320289242275">
                <text:p>0.320289242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873109796">
                <text:p>0.342873109796</text:p>
              </table:table-cell>
              <table:table-cell office:value-type="float" office:value="0.325379026956">
                <text:p>0.325379026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7447403024">
                <text:p>0.347447403024</text:p>
              </table:table-cell>
              <table:table-cell office:value-type="float" office:value="0.330407708744">
                <text:p>0.330407708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2516025641">
                <text:p>0.352516025641</text:p>
              </table:table-cell>
              <table:table-cell office:value-type="float" office:value="0.335261628863">
                <text:p>0.335261628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8432363577">
                <text:p>0.358432363577</text:p>
              </table:table-cell>
              <table:table-cell office:value-type="float" office:value="0.340490179158">
                <text:p>0.340490179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3018984221">
                <text:p>0.363018984221</text:p>
              </table:table-cell>
              <table:table-cell office:value-type="float" office:value="0.345644600592">
                <text:p>0.345644600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145792242">
                <text:p>0.367145792242</text:p>
              </table:table-cell>
              <table:table-cell office:value-type="float" office:value="0.3506445595">
                <text:p>0.3506445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9976577909">
                <text:p>0.369976577909</text:p>
              </table:table-cell>
              <table:table-cell office:value-type="float" office:value="0.354999137081">
                <text:p>0.354999137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5279832347">
                <text:p>0.375279832347</text:p>
              </table:table-cell>
              <table:table-cell office:value-type="float" office:value="0.35957790927">
                <text:p>0.35957790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7881738988">
                <text:p>0.377881738988</text:p>
              </table:table-cell>
              <table:table-cell office:value-type="float" office:value="0.363130588429">
                <text:p>0.363130588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174022025">
                <text:p>0.38174022025</text:p>
              </table:table-cell>
              <table:table-cell office:value-type="float" office:value="0.366942102235">
                <text:p>0.366942102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5420364892">
                <text:p>0.385420364892</text:p>
              </table:table-cell>
              <table:table-cell office:value-type="float" office:value="0.371050378041">
                <text:p>0.371050378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9841387245">
                <text:p>0.389841387245</text:p>
              </table:table-cell>
              <table:table-cell office:value-type="float" office:value="0.375545981262">
                <text:p>0.375545981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4129273504">
                <text:p>0.394129273504</text:p>
              </table:table-cell>
              <table:table-cell office:value-type="float" office:value="0.379552761341">
                <text:p>0.379552761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7516847469">
                <text:p>0.397516847469</text:p>
              </table:table-cell>
              <table:table-cell office:value-type="float" office:value="0.383183226496">
                <text:p>0.383183226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013313609">
                <text:p>0.401013313609</text:p>
              </table:table-cell>
              <table:table-cell office:value-type="float" office:value="0.387337565746">
                <text:p>0.387337565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230111769">
                <text:p>0.405230111769</text:p>
              </table:table-cell>
              <table:table-cell office:value-type="float" office:value="0.391016148915">
                <text:p>0.391016148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8481262327">
                <text:p>0.408481262327</text:p>
              </table:table-cell>
              <table:table-cell office:value-type="float" office:value="0.394818252794">
                <text:p>0.394818252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17743261">
                <text:p>0.41217743261</text:p>
              </table:table-cell>
              <table:table-cell office:value-type="float" office:value="0.398033653846">
                <text:p>0.39803365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4649901381">
                <text:p>0.414649901381</text:p>
              </table:table-cell>
              <table:table-cell office:value-type="float" office:value="0.401205908941">
                <text:p>0.401205908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7062376726">
                <text:p>0.417062376726</text:p>
              </table:table-cell>
              <table:table-cell office:value-type="float" office:value="0.404320019724">
                <text:p>0.404320019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0859631821">
                <text:p>0.420859631821</text:p>
              </table:table-cell>
              <table:table-cell office:value-type="float" office:value="0.407619863577">
                <text:p>0.407619863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3693704799">
                <text:p>0.423693704799</text:p>
              </table:table-cell>
              <table:table-cell office:value-type="float" office:value="0.410498479619">
                <text:p>0.410498479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7184418146">
                <text:p>0.427184418146</text:p>
              </table:table-cell>
              <table:table-cell office:value-type="float" office:value="0.413906599277">
                <text:p>0.413906599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9335963182">
                <text:p>0.429335963182</text:p>
              </table:table-cell>
              <table:table-cell office:value-type="float" office:value="0.416869986851">
                <text:p>0.416869986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2828731098">
                <text:p>0.432828731098</text:p>
              </table:table-cell>
              <table:table-cell office:value-type="float" office:value="0.420114891519">
                <text:p>0.420114891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6228632479">
                <text:p>0.436228632479</text:p>
              </table:table-cell>
              <table:table-cell office:value-type="float" office:value="0.423037845168">
                <text:p>0.423037845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874260355">
                <text:p>0.43874260355</text:p>
              </table:table-cell>
              <table:table-cell office:value-type="float" office:value="0.426065951677">
                <text:p>0.426065951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1962113741">
                <text:p>0.441962113741</text:p>
              </table:table-cell>
              <table:table-cell office:value-type="float" office:value="0.428917159763">
                <text:p>0.428917159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4926857331">
                <text:p>0.444926857331</text:p>
              </table:table-cell>
              <table:table-cell office:value-type="float" office:value="0.431898586456">
                <text:p>0.431898586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7712031558">
                <text:p>0.447712031558</text:p>
              </table:table-cell>
              <table:table-cell office:value-type="float" office:value="0.434583127876">
                <text:p>0.43458312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9795364892">
                <text:p>0.449795364892</text:p>
              </table:table-cell>
              <table:table-cell office:value-type="float" office:value="0.437709771532">
                <text:p>0.437709771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2420282709">
                <text:p>0.452420282709</text:p>
              </table:table-cell>
              <table:table-cell office:value-type="float" office:value="0.440518408941">
                <text:p>0.440518408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5170940171">
                <text:p>0.455170940171</text:p>
              </table:table-cell>
              <table:table-cell office:value-type="float" office:value="0.443065705128">
                <text:p>0.443065705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7338510848">
                <text:p>0.457338510848</text:p>
              </table:table-cell>
              <table:table-cell office:value-type="float" office:value="0.445617562459">
                <text:p>0.445617562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0414612097">
                <text:p>0.460414612097</text:p>
              </table:table-cell>
              <table:table-cell office:value-type="float" office:value="0.448482618343">
                <text:p>0.448482618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1875">
                <text:p>0.461875</text:p>
              </table:table-cell>
              <table:table-cell office:value-type="float" office:value="0.450631204799">
                <text:p>0.450631204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4767833662">
                <text:p>0.464767833662</text:p>
              </table:table-cell>
              <table:table-cell office:value-type="float" office:value="0.453205950033">
                <text:p>0.453205950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5830456936">
                <text:p>0.465830456936</text:p>
              </table:table-cell>
              <table:table-cell office:value-type="float" office:value="0.455303500986">
                <text:p>0.455303500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7993918475">
                <text:p>0.467993918475</text:p>
              </table:table-cell>
              <table:table-cell office:value-type="float" office:value="0.457345742932">
                <text:p>0.457345742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992357002">
                <text:p>0.46992357002</text:p>
              </table:table-cell>
              <table:table-cell office:value-type="float" office:value="0.459461743918">
                <text:p>0.4594617439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1895545694">
                <text:p>0.471895545694</text:p>
              </table:table-cell>
              <table:table-cell office:value-type="float" office:value="0.461607947074">
                <text:p>0.461607947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4733727811">
                <text:p>0.474733727811</text:p>
              </table:table-cell>
              <table:table-cell office:value-type="float" office:value="0.463723167324">
                <text:p>0.463723167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6671597633">
                <text:p>0.476671597633</text:p>
              </table:table-cell>
              <table:table-cell office:value-type="float" office:value="0.465795488166">
                <text:p>0.465795488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8580703485">
                <text:p>0.478580703485</text:p>
              </table:table-cell>
              <table:table-cell office:value-type="float" office:value="0.467575977975">
                <text:p>0.467575977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253780408">
                <text:p>0.479253780408</text:p>
              </table:table-cell>
              <table:table-cell office:value-type="float" office:value="0.469214538133">
                <text:p>0.469214538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248726167">
                <text:p>0.48248726167</text:p>
              </table:table-cell>
              <table:table-cell office:value-type="float" office:value="0.472172255095">
                <text:p>0.472172255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963428665">
                <text:p>0.484963428665</text:p>
              </table:table-cell>
              <table:table-cell office:value-type="float" office:value="0.474357453978">
                <text:p>0.474357453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7539447732">
                <text:p>0.487539447732</text:p>
              </table:table-cell>
              <table:table-cell office:value-type="float" office:value="0.476604413215">
                <text:p>0.4766044132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772189349">
                <text:p>0.488772189349</text:p>
              </table:table-cell>
              <table:table-cell office:value-type="float" office:value="0.478917529586">
                <text:p>0.478917529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0029174885">
                <text:p>0.490029174885</text:p>
              </table:table-cell>
              <table:table-cell office:value-type="float" office:value="0.480839907955">
                <text:p>0.480839907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221030572">
                <text:p>0.49221030572</text:p>
              </table:table-cell>
              <table:table-cell office:value-type="float" office:value="0.482832018409">
                <text:p>0.482832018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3397024984">
                <text:p>0.493397024984</text:p>
              </table:table-cell>
              <table:table-cell office:value-type="float" office:value="0.484795447074">
                <text:p>0.484795447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6071252465">
                <text:p>0.496071252465</text:p>
              </table:table-cell>
              <table:table-cell office:value-type="float" office:value="0.486651216305">
                <text:p>0.486651216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7636012492">
                <text:p>0.497636012492</text:p>
              </table:table-cell>
              <table:table-cell office:value-type="float" office:value="0.488317020053">
                <text:p>0.488317020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8844510191">
                <text:p>0.498844510191</text:p>
              </table:table-cell>
              <table:table-cell office:value-type="float" office:value="0.490232659435">
                <text:p>0.490232659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0873602893">
                <text:p>0.500873602893</text:p>
              </table:table-cell>
              <table:table-cell office:value-type="float" office:value="0.491929117357">
                <text:p>0.491929117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2794625247">
                <text:p>0.502794625247</text:p>
              </table:table-cell>
              <table:table-cell office:value-type="float" office:value="0.493877095661">
                <text:p>0.493877095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4696334648">
                <text:p>0.504696334648</text:p>
              </table:table-cell>
              <table:table-cell office:value-type="float" office:value="0.495492932281">
                <text:p>0.495492932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5636916502">
                <text:p>0.505636916502</text:p>
              </table:table-cell>
              <table:table-cell office:value-type="float" office:value="0.497241288626">
                <text:p>0.497241288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6638313609">
                <text:p>0.506638313609</text:p>
              </table:table-cell>
              <table:table-cell office:value-type="float" office:value="0.498785626233">
                <text:p>0.498785626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7290023011">
                <text:p>0.507290023011</text:p>
              </table:table-cell>
              <table:table-cell office:value-type="float" office:value="0.499989562788">
                <text:p>0.499989562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9340894149">
                <text:p>0.509340894149</text:p>
              </table:table-cell>
              <table:table-cell office:value-type="float" office:value="0.501507067719">
                <text:p>0.501507067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1574621959">
                <text:p>0.511574621959</text:p>
              </table:table-cell>
              <table:table-cell office:value-type="float" office:value="0.503266806377">
                <text:p>0.503266806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2407955293">
                <text:p>0.512407955293</text:p>
              </table:table-cell>
              <table:table-cell office:value-type="float" office:value="0.504719674556">
                <text:p>0.504719674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3545775805">
                <text:p>0.513545775805</text:p>
              </table:table-cell>
              <table:table-cell office:value-type="float" office:value="0.505796227811">
                <text:p>0.505796227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4860289283">
                <text:p>0.514860289283</text:p>
              </table:table-cell>
              <table:table-cell office:value-type="float" office:value="0.507041995398">
                <text:p>0.507041995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6262327416">
                <text:p>0.516262327416</text:p>
              </table:table-cell>
              <table:table-cell office:value-type="float" office:value="0.508631245891">
                <text:p>0.508631245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7147846811">
                <text:p>0.517147846811</text:p>
              </table:table-cell>
              <table:table-cell office:value-type="float" office:value="0.50980834977">
                <text:p>0.50980834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8032544379">
                <text:p>0.518032544379</text:p>
              </table:table-cell>
              <table:table-cell office:value-type="float" office:value="0.511025230112">
                <text:p>0.51102523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9987672584">
                <text:p>0.519987672584</text:p>
              </table:table-cell>
              <table:table-cell office:value-type="float" office:value="0.512522148258">
                <text:p>0.512522148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0714990138">
                <text:p>0.520714990138</text:p>
              </table:table-cell>
              <table:table-cell office:value-type="float" office:value="0.513577785996">
                <text:p>0.513577785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2081278764">
                <text:p>0.522081278764</text:p>
              </table:table-cell>
              <table:table-cell office:value-type="float" office:value="0.514909516765">
                <text:p>0.514909516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750246548">
                <text:p>0.522750246548</text:p>
              </table:table-cell>
              <table:table-cell office:value-type="float" office:value="0.515831278764">
                <text:p>0.515831278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5002876397">
                <text:p>0.525002876397</text:p>
              </table:table-cell>
              <table:table-cell office:value-type="float" office:value="0.517316896778">
                <text:p>0.517316896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6255752794">
                <text:p>0.526255752794</text:p>
              </table:table-cell>
              <table:table-cell office:value-type="float" office:value="0.518894436226">
                <text:p>0.51889443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7192636423">
                <text:p>0.527192636423</text:p>
              </table:table-cell>
              <table:table-cell office:value-type="float" office:value="0.520060404339">
                <text:p>0.5200604043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83234714">
                <text:p>0.5283234714</text:p>
              </table:table-cell>
              <table:table-cell office:value-type="float" office:value="0.521035215319">
                <text:p>0.521035215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8701101249">
                <text:p>0.528701101249</text:p>
              </table:table-cell>
              <table:table-cell office:value-type="float" office:value="0.521979207758">
                <text:p>0.521979207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0171351085">
                <text:p>0.530171351085</text:p>
              </table:table-cell>
              <table:table-cell office:value-type="float" office:value="0.52317566568">
                <text:p>0.52317566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1099605523">
                <text:p>0.531099605523</text:p>
              </table:table-cell>
              <table:table-cell office:value-type="float" office:value="0.52441202334">
                <text:p>0.5244120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2089086128">
                <text:p>0.532089086128</text:p>
              </table:table-cell>
              <table:table-cell office:value-type="float" office:value="0.52559775641">
                <text:p>0.52559775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3288132807">
                <text:p>0.533288132807</text:p>
              </table:table-cell>
              <table:table-cell office:value-type="float" office:value="0.526631574622">
                <text:p>0.526631574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3899161736">
                <text:p>0.533899161736</text:p>
              </table:table-cell>
              <table:table-cell office:value-type="float" office:value="0.527770011506">
                <text:p>0.527770011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502013478">
                <text:p>0.53502013478</text:p>
              </table:table-cell>
              <table:table-cell office:value-type="float" office:value="0.528839949047">
                <text:p>0.528839949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5967291256">
                <text:p>0.535967291256</text:p>
              </table:table-cell>
              <table:table-cell office:value-type="float" office:value="0.530211004274">
                <text:p>0.530211004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7280982906">
                <text:p>0.537280982906</text:p>
              </table:table-cell>
              <table:table-cell office:value-type="float" office:value="0.531148175542">
                <text:p>0.531148175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7814349112">
                <text:p>0.537814349112</text:p>
              </table:table-cell>
              <table:table-cell office:value-type="float" office:value="0.53224289119">
                <text:p>0.53224289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8561390533">
                <text:p>0.538561390533</text:p>
              </table:table-cell>
              <table:table-cell office:value-type="float" office:value="0.533139792899">
                <text:p>0.533139792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9216387245">
                <text:p>0.539216387245</text:p>
              </table:table-cell>
              <table:table-cell office:value-type="float" office:value="0.534209607166">
                <text:p>0.534209607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9898504274">
                <text:p>0.539898504274</text:p>
              </table:table-cell>
              <table:table-cell office:value-type="float" office:value="0.535017751479">
                <text:p>0.535017751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0862097304">
                <text:p>0.540862097304</text:p>
              </table:table-cell>
              <table:table-cell office:value-type="float" office:value="0.535830046022">
                <text:p>0.535830046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1298898751">
                <text:p>0.541298898751</text:p>
              </table:table-cell>
              <table:table-cell office:value-type="float" office:value="0.536516724195">
                <text:p>0.536516724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2725180802">
                <text:p>0.542725180802</text:p>
              </table:table-cell>
              <table:table-cell office:value-type="float" office:value="0.537378739316">
                <text:p>0.537378739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3852317554">
                <text:p>0.543852317554</text:p>
              </table:table-cell>
              <table:table-cell office:value-type="float" office:value="0.538450484878">
                <text:p>0.538450484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3888067061">
                <text:p>0.543888067061</text:p>
              </table:table-cell>
              <table:table-cell office:value-type="float" office:value="0.539259081197">
                <text:p>0.539259081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304076266">
                <text:p>0.545304076266</text:p>
              </table:table-cell>
              <table:table-cell office:value-type="float" office:value="0.539879396778">
                <text:p>0.5398793967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822238659">
                <text:p>0.545822238659</text:p>
              </table:table-cell>
              <table:table-cell office:value-type="float" office:value="0.540611932939">
                <text:p>0.540611932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6164119001">
                <text:p>0.546164119001</text:p>
              </table:table-cell>
              <table:table-cell office:value-type="float" office:value="0.541375616371">
                <text:p>0.541375616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6982248521">
                <text:p>0.546982248521</text:p>
              </table:table-cell>
              <table:table-cell office:value-type="float" office:value="0.542028640697">
                <text:p>0.542028640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7992274819">
                <text:p>0.547992274819</text:p>
              </table:table-cell>
              <table:table-cell office:value-type="float" office:value="0.542889587442">
                <text:p>0.542889587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8639464168">
                <text:p>0.548639464168</text:p>
              </table:table-cell>
              <table:table-cell office:value-type="float" office:value="0.543685691979">
                <text:p>0.543685691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8779996713">
                <text:p>0.548779996713</text:p>
              </table:table-cell>
              <table:table-cell office:value-type="float" office:value="0.544243014464">
                <text:p>0.54424301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944074622">
                <text:p>0.54944074622</text:p>
              </table:table-cell>
              <table:table-cell office:value-type="float" office:value="0.544991288626">
                <text:p>0.5449912886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0388313609">
                <text:p>0.550388313609</text:p>
              </table:table-cell>
              <table:table-cell office:value-type="float" office:value="0.545804692636">
                <text:p>0.545804692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1450115056">
                <text:p>0.551450115056</text:p>
              </table:table-cell>
              <table:table-cell office:value-type="float" office:value="0.54664603879">
                <text:p>0.54664603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1488330046">
                <text:p>0.551488330046</text:p>
              </table:table-cell>
              <table:table-cell office:value-type="float" office:value="0.547235946746">
                <text:p>0.547235946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198430309">
                <text:p>0.55198430309</text:p>
              </table:table-cell>
              <table:table-cell office:value-type="float" office:value="0.547889299803">
                <text:p>0.547889299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294460881">
                <text:p>0.55294460881</text:p>
              </table:table-cell>
              <table:table-cell office:value-type="float" office:value="0.548511998685">
                <text:p>0.548511998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3189924392">
                <text:p>0.553189924392</text:p>
              </table:table-cell>
              <table:table-cell office:value-type="float" office:value="0.549173405654">
                <text:p>0.549173405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4029010519">
                <text:p>0.554029010519</text:p>
              </table:table-cell>
              <table:table-cell office:value-type="float" office:value="0.549714579224">
                <text:p>0.549714579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3621794872">
                <text:p>0.553621794872</text:p>
              </table:table-cell>
              <table:table-cell office:value-type="float" office:value="0.54998339908">
                <text:p>0.54998339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4462524655">
                <text:p>0.554462524655</text:p>
              </table:table-cell>
              <table:table-cell office:value-type="float" office:value="0.550627629849">
                <text:p>0.550627629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6472715319">
                <text:p>0.556472715319</text:p>
              </table:table-cell>
              <table:table-cell office:value-type="float" office:value="0.551290310651">
                <text:p>0.551290310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6330128205">
                <text:p>0.556330128205</text:p>
              </table:table-cell>
              <table:table-cell office:value-type="float" office:value="0.551963182117">
                <text:p>0.55196318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6750082183">
                <text:p>0.556750082183</text:p>
              </table:table-cell>
              <table:table-cell office:value-type="float" office:value="0.552678131164">
                <text:p>0.552678131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7076347798">
                <text:p>0.557076347798</text:p>
              </table:table-cell>
              <table:table-cell office:value-type="float" office:value="0.553106878698">
                <text:p>0.5531068786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8166091387">
                <text:p>0.558166091387</text:p>
              </table:table-cell>
              <table:table-cell office:value-type="float" office:value="0.553658489481">
                <text:p>0.553658489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8448800131">
                <text:p>0.558448800131</text:p>
              </table:table-cell>
              <table:table-cell office:value-type="float" office:value="0.554382355358">
                <text:p>0.554382355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9338428665">
                <text:p>0.559338428665</text:p>
              </table:table-cell>
              <table:table-cell office:value-type="float" office:value="0.554974030243">
                <text:p>0.5549740302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988535503">
                <text:p>0.55988535503</text:p>
              </table:table-cell>
              <table:table-cell office:value-type="float" office:value="0.555592825444">
                <text:p>0.555592825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0124917817">
                <text:p>0.560124917817</text:p>
              </table:table-cell>
              <table:table-cell office:value-type="float" office:value="0.556144806049">
                <text:p>0.556144806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0595003287">
                <text:p>0.560595003287</text:p>
              </table:table-cell>
              <table:table-cell office:value-type="float" office:value="0.556740302433">
                <text:p>0.556740302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02399737">
                <text:p>0.56102399737</text:p>
              </table:table-cell>
              <table:table-cell office:value-type="float" office:value="0.557311267258">
                <text:p>0.557311267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207552597">
                <text:p>0.56207552597</text:p>
              </table:table-cell>
              <table:table-cell office:value-type="float" office:value="0.557853262656">
                <text:p>0.55785326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1909516765">
                <text:p>0.561909516765</text:p>
              </table:table-cell>
              <table:table-cell office:value-type="float" office:value="0.55816144806">
                <text:p>0.558161448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2416995398">
                <text:p>0.562416995398</text:p>
              </table:table-cell>
              <table:table-cell office:value-type="float" office:value="0.558705004931">
                <text:p>0.558705004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2772435897">
                <text:p>0.562772435897</text:p>
              </table:table-cell>
              <table:table-cell office:value-type="float" office:value="0.559245397765">
                <text:p>0.559245397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390861275">
                <text:p>0.563390861275</text:p>
              </table:table-cell>
              <table:table-cell office:value-type="float" office:value="0.559849030243">
                <text:p>0.5598490302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3909023669">
                <text:p>0.563909023669</text:p>
              </table:table-cell>
              <table:table-cell office:value-type="float" office:value="0.56033768902">
                <text:p>0.56033768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4766190007">
                <text:p>0.564766190007</text:p>
              </table:table-cell>
              <table:table-cell office:value-type="float" office:value="0.560967907627">
                <text:p>0.560967907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270381328">
                <text:p>0.565270381328</text:p>
              </table:table-cell>
              <table:table-cell office:value-type="float" office:value="0.561716017423">
                <text:p>0.5617160174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5977564103">
                <text:p>0.565977564103</text:p>
              </table:table-cell>
              <table:table-cell office:value-type="float" office:value="0.56230806213">
                <text:p>0.56230806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5827169625">
                <text:p>0.565827169625</text:p>
              </table:table-cell>
              <table:table-cell office:value-type="float" office:value="0.562720332018">
                <text:p>0.562720332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6635848126">
                <text:p>0.566635848126</text:p>
              </table:table-cell>
              <table:table-cell office:value-type="float" office:value="0.563240795529">
                <text:p>0.563240795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7149901381">
                <text:p>0.567149901381</text:p>
              </table:table-cell>
              <table:table-cell office:value-type="float" office:value="0.56377872288">
                <text:p>0.563778722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77132643">
                <text:p>0.5677132643</text:p>
              </table:table-cell>
              <table:table-cell office:value-type="float" office:value="0.56436254931">
                <text:p>0.56436254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7771203156">
                <text:p>0.567771203156</text:p>
              </table:table-cell>
              <table:table-cell office:value-type="float" office:value="0.564849112426">
                <text:p>0.5648491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7682445759">
                <text:p>0.567682445759</text:p>
              </table:table-cell>
              <table:table-cell office:value-type="float" office:value="0.565263190335">
                <text:p>0.565263190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8293474688">
                <text:p>0.568293474688</text:p>
              </table:table-cell>
              <table:table-cell office:value-type="float" office:value="0.565624630178">
                <text:p>0.565624630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828073636">
                <text:p>0.568828073636</text:p>
              </table:table-cell>
              <table:table-cell office:value-type="float" office:value="0.566068704799">
                <text:p>0.566068704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9350345168">
                <text:p>0.569350345168</text:p>
              </table:table-cell>
              <table:table-cell office:value-type="float" office:value="0.566585675542">
                <text:p>0.566585675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9843852728">
                <text:p>0.569843852728</text:p>
              </table:table-cell>
              <table:table-cell office:value-type="float" office:value="0.566968071992">
                <text:p>0.566968071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202580539">
                <text:p>0.570202580539</text:p>
              </table:table-cell>
              <table:table-cell office:value-type="float" office:value="0.567494575937">
                <text:p>0.5674945759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1124671269">
                <text:p>0.571124671269</text:p>
              </table:table-cell>
              <table:table-cell office:value-type="float" office:value="0.568011587771">
                <text:p>0.568011587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0753616042">
                <text:p>0.570753616042</text:p>
              </table:table-cell>
              <table:table-cell office:value-type="float" office:value="0.568308801775">
                <text:p>0.568308801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0950443787">
                <text:p>0.570950443787</text:p>
              </table:table-cell>
              <table:table-cell office:value-type="float" office:value="0.568606385602">
                <text:p>0.568606385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1335470085">
                <text:p>0.571335470085</text:p>
              </table:table-cell>
              <table:table-cell office:value-type="float" office:value="0.568877753123">
                <text:p>0.568877753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71776380671">
                <text:p>0.571776380671</text:p>
              </table:table-cell>
              <table:table-cell office:value-type="float" office:value="0.56927547666">
                <text:p>0.56927547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2340154504">
                <text:p>0.572340154504</text:p>
              </table:table-cell>
              <table:table-cell office:value-type="float" office:value="0.569595044379">
                <text:p>0.5695950443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468359632">
                <text:p>0.572468359632</text:p>
              </table:table-cell>
              <table:table-cell office:value-type="float" office:value="0.569898791913">
                <text:p>0.569898791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72607248521">
                <text:p>0.572607248521</text:p>
              </table:table-cell>
              <table:table-cell office:value-type="float" office:value="0.570253122945">
                <text:p>0.570253122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2595742932">
                <text:p>0.572595742932</text:p>
              </table:table-cell>
              <table:table-cell office:value-type="float" office:value="0.570477605194">
                <text:p>0.570477605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2941321499">
                <text:p>0.572941321499</text:p>
              </table:table-cell>
              <table:table-cell office:value-type="float" office:value="0.570811102893">
                <text:p>0.570811102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3427843524">
                <text:p>0.573427843524</text:p>
              </table:table-cell>
              <table:table-cell office:value-type="float" office:value="0.571184007232">
                <text:p>0.571184007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3669049967">
                <text:p>0.573669049967</text:p>
              </table:table-cell>
              <table:table-cell office:value-type="float" office:value="0.571419255424">
                <text:p>0.571419255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3916420118">
                <text:p>0.573916420118</text:p>
              </table:table-cell>
              <table:table-cell office:value-type="float" office:value="0.571618713018">
                <text:p>0.571618713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4227892834">
                <text:p>0.574227892834</text:p>
              </table:table-cell>
              <table:table-cell office:value-type="float" office:value="0.571953032544">
                <text:p>0.5719530325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4720989481">
                <text:p>0.574720989481</text:p>
              </table:table-cell>
              <table:table-cell office:value-type="float" office:value="0.572120233399">
                <text:p>0.572120233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4988083498">
                <text:p>0.574988083498</text:p>
              </table:table-cell>
              <table:table-cell office:value-type="float" office:value="0.572450895792">
                <text:p>0.57245089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488330046">
                <text:p>0.57488330046</text:p>
              </table:table-cell>
              <table:table-cell office:value-type="float" office:value="0.572617398093">
                <text:p>0.572617398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514751808">
                <text:p>0.57514751808</text:p>
              </table:table-cell>
              <table:table-cell office:value-type="float" office:value="0.572812746548">
                <text:p>0.57281274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5239973702">
                <text:p>0.575239973702</text:p>
              </table:table-cell>
              <table:table-cell office:value-type="float" office:value="0.573193745891">
                <text:p>0.5731937458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5681706114">
                <text:p>0.575681706114</text:p>
              </table:table-cell>
              <table:table-cell office:value-type="float" office:value="0.573389546351">
                <text:p>0.573389546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6188362919">
                <text:p>0.576188362919</text:p>
              </table:table-cell>
              <table:table-cell office:value-type="float" office:value="0.573684171598">
                <text:p>0.5736841715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6041255753">
                <text:p>0.576041255753</text:p>
              </table:table-cell>
              <table:table-cell office:value-type="float" office:value="0.573919091059">
                <text:p>0.573919091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6374917817">
                <text:p>0.576374917817</text:p>
              </table:table-cell>
              <table:table-cell office:value-type="float" office:value="0.574167611769">
                <text:p>0.5741676117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6712278107">
                <text:p>0.576712278107</text:p>
              </table:table-cell>
              <table:table-cell office:value-type="float" office:value="0.574433801775">
                <text:p>0.574433801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6697485207">
                <text:p>0.576697485207</text:p>
              </table:table-cell>
              <table:table-cell office:value-type="float" office:value="0.574758464826">
                <text:p>0.5747584648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7007314267">
                <text:p>0.577007314267</text:p>
              </table:table-cell>
              <table:table-cell office:value-type="float" office:value="0.574985453649">
                <text:p>0.5749854536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7123191979">
                <text:p>0.577123191979</text:p>
              </table:table-cell>
              <table:table-cell office:value-type="float" office:value="0.575361686391">
                <text:p>0.575361686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7643819855">
                <text:p>0.577643819855</text:p>
              </table:table-cell>
              <table:table-cell office:value-type="float" office:value="0.575669995069">
                <text:p>0.5756699950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7636012492">
                <text:p>0.577636012492</text:p>
              </table:table-cell>
              <table:table-cell office:value-type="float" office:value="0.575865672255">
                <text:p>0.5758656722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7712853386">
                <text:p>0.577712853386</text:p>
              </table:table-cell>
              <table:table-cell office:value-type="float" office:value="0.576069855358">
                <text:p>0.5760698553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7936390533">
                <text:p>0.577936390533</text:p>
              </table:table-cell>
              <table:table-cell office:value-type="float" office:value="0.576318376068">
                <text:p>0.576318376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8230193951">
                <text:p>0.578230193951</text:p>
              </table:table-cell>
              <table:table-cell office:value-type="float" office:value="0.576446211374">
                <text:p>0.5764462113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848578238">
                <text:p>0.57848578238</text:p>
              </table:table-cell>
              <table:table-cell office:value-type="float" office:value="0.576575115056">
                <text:p>0.576575115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8547419461">
                <text:p>0.578547419461</text:p>
              </table:table-cell>
              <table:table-cell office:value-type="float" office:value="0.576757560815">
                <text:p>0.576757560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9107905983">
                <text:p>0.579107905983</text:p>
              </table:table-cell>
              <table:table-cell office:value-type="float" office:value="0.577084483892">
                <text:p>0.57708448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139957265">
                <text:p>0.579139957265</text:p>
              </table:table-cell>
              <table:table-cell office:value-type="float" office:value="0.577388313609">
                <text:p>0.5773883136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9325690335">
                <text:p>0.579325690335</text:p>
              </table:table-cell>
              <table:table-cell office:value-type="float" office:value="0.577713510848">
                <text:p>0.577713510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79411982249">
                <text:p>0.579411982249</text:p>
              </table:table-cell>
              <table:table-cell office:value-type="float" office:value="0.577927596976">
                <text:p>0.5779275969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79751397107">
                <text:p>0.579751397107</text:p>
              </table:table-cell>
              <table:table-cell office:value-type="float" office:value="0.578169789612">
                <text:p>0.578169789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9989316239">
                <text:p>0.579989316239</text:p>
              </table:table-cell>
              <table:table-cell office:value-type="float" office:value="0.578334155161">
                <text:p>0.578334155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0109714004">
                <text:p>0.580109714004</text:p>
              </table:table-cell>
              <table:table-cell office:value-type="float" office:value="0.578532462196">
                <text:p>0.578532462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0099852071">
                <text:p>0.580099852071</text:p>
              </table:table-cell>
              <table:table-cell office:value-type="float" office:value="0.578701676529">
                <text:p>0.578701676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9cm" svg:width="11.88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181048652">
                <text:p>0.239181048652</text:p>
              </table:table-cell>
              <table:table-cell office:value-type="float" office:value="0.177249219264">
                <text:p>0.1772492192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1201923077">
                <text:p>0.241201923077</text:p>
              </table:table-cell>
              <table:table-cell office:value-type="float" office:value="0.180760231755">
                <text:p>0.180760231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1860618014">
                <text:p>0.241860618014</text:p>
              </table:table-cell>
              <table:table-cell office:value-type="float" office:value="0.183748027613">
                <text:p>0.183748027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460141354">
                <text:p>0.247460141354</text:p>
              </table:table-cell>
              <table:table-cell office:value-type="float" office:value="0.18698578238">
                <text:p>0.1869857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69074622">
                <text:p>0.25069074622</text:p>
              </table:table-cell>
              <table:table-cell office:value-type="float" office:value="0.192989234057">
                <text:p>0.192989234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2083744247">
                <text:p>0.252083744247</text:p>
              </table:table-cell>
              <table:table-cell office:value-type="float" office:value="0.194883136095">
                <text:p>0.194883136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6033859303">
                <text:p>0.256033859303</text:p>
              </table:table-cell>
              <table:table-cell office:value-type="float" office:value="0.19962113741">
                <text:p>0.19962113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814842209">
                <text:p>0.255814842209</text:p>
              </table:table-cell>
              <table:table-cell office:value-type="float" office:value="0.201246794872">
                <text:p>0.201246794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986932939">
                <text:p>0.257986932939</text:p>
              </table:table-cell>
              <table:table-cell office:value-type="float" office:value="0.203046597633">
                <text:p>0.20304659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6290680473">
                <text:p>0.256290680473</text:p>
              </table:table-cell>
              <table:table-cell office:value-type="float" office:value="0.204442102235">
                <text:p>0.204442102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939102564">
                <text:p>0.256939102564</text:p>
              </table:table-cell>
              <table:table-cell office:value-type="float" office:value="0.205967948718">
                <text:p>0.20596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987426036">
                <text:p>0.255987426036</text:p>
              </table:table-cell>
              <table:table-cell office:value-type="float" office:value="0.207802638067">
                <text:p>0.207802638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8961620644">
                <text:p>0.258961620644</text:p>
              </table:table-cell>
              <table:table-cell office:value-type="float" office:value="0.209988288955">
                <text:p>0.209988288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9686061801">
                <text:p>0.259686061801</text:p>
              </table:table-cell>
              <table:table-cell office:value-type="float" office:value="0.211775558843">
                <text:p>0.211775558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0242028271">
                <text:p>0.260242028271</text:p>
              </table:table-cell>
              <table:table-cell office:value-type="float" office:value="0.213508957922">
                <text:p>0.213508957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1969099277">
                <text:p>0.261969099277</text:p>
              </table:table-cell>
              <table:table-cell office:value-type="float" office:value="0.214200032873">
                <text:p>0.214200032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2029092702">
                <text:p>0.262029092702</text:p>
              </table:table-cell>
              <table:table-cell office:value-type="float" office:value="0.215502218935">
                <text:p>0.215502218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513971072">
                <text:p>0.262513971072</text:p>
              </table:table-cell>
              <table:table-cell office:value-type="float" office:value="0.21591498192">
                <text:p>0.21591498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740548981">
                <text:p>0.263740548981</text:p>
              </table:table-cell>
              <table:table-cell office:value-type="float" office:value="0.217926405325">
                <text:p>0.21792640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6709812623">
                <text:p>0.266709812623</text:p>
              </table:table-cell>
              <table:table-cell office:value-type="float" office:value="0.220177802433">
                <text:p>0.220177802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7950772518">
                <text:p>0.267950772518</text:p>
              </table:table-cell>
              <table:table-cell office:value-type="float" office:value="0.221974317883">
                <text:p>0.221974317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29158448">
                <text:p>0.266429158448</text:p>
              </table:table-cell>
              <table:table-cell office:value-type="float" office:value="0.221243795201">
                <text:p>0.221243795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5562952005">
                <text:p>0.265562952005</text:p>
              </table:table-cell>
              <table:table-cell office:value-type="float" office:value="0.221560034517">
                <text:p>0.221560034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459894806">
                <text:p>0.26459894806</text:p>
              </table:table-cell>
              <table:table-cell office:value-type="float" office:value="0.221042776134">
                <text:p>0.221042776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181048652">
                <text:p>0.269181048652</text:p>
              </table:table-cell>
              <table:table-cell office:value-type="float" office:value="0.222134327745">
                <text:p>0.222134327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7343441815">
                <text:p>0.267343441815</text:p>
              </table:table-cell>
              <table:table-cell office:value-type="float" office:value="0.222266148915">
                <text:p>0.222266148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6769395135">
                <text:p>0.266769395135</text:p>
              </table:table-cell>
              <table:table-cell office:value-type="float" office:value="0.222534927679">
                <text:p>0.222534927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7496712689">
                <text:p>0.267496712689</text:p>
              </table:table-cell>
              <table:table-cell office:value-type="float" office:value="0.222827169625">
                <text:p>0.222827169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8575772518">
                <text:p>0.268575772518</text:p>
              </table:table-cell>
              <table:table-cell office:value-type="float" office:value="0.222965483235">
                <text:p>0.222965483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0105193951">
                <text:p>0.270105193951</text:p>
              </table:table-cell>
              <table:table-cell office:value-type="float" office:value="0.223220948389">
                <text:p>0.223220948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036612426">
                <text:p>0.27036612426</text:p>
              </table:table-cell>
              <table:table-cell office:value-type="float" office:value="0.223749178172">
                <text:p>0.223749178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967373439">
                <text:p>0.268967373439</text:p>
              </table:table-cell>
              <table:table-cell office:value-type="float" office:value="0.222821704471">
                <text:p>0.222821704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9243096647">
                <text:p>0.269243096647</text:p>
              </table:table-cell>
              <table:table-cell office:value-type="float" office:value="0.223001314924">
                <text:p>0.223001314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8918885602">
                <text:p>0.268918885602</text:p>
              </table:table-cell>
              <table:table-cell office:value-type="float" office:value="0.223040475016">
                <text:p>0.223040475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8736028928">
                <text:p>0.268736028928</text:p>
              </table:table-cell>
              <table:table-cell office:value-type="float" office:value="0.224115055884">
                <text:p>0.224115055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455292571">
                <text:p>0.270455292571</text:p>
              </table:table-cell>
              <table:table-cell office:value-type="float" office:value="0.223784146943">
                <text:p>0.223784146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8533859303">
                <text:p>0.268533859303</text:p>
              </table:table-cell>
              <table:table-cell office:value-type="float" office:value="0.223896737344">
                <text:p>0.22389673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0362836949">
                <text:p>0.270362836949</text:p>
              </table:table-cell>
              <table:table-cell office:value-type="float" office:value="0.224413297173">
                <text:p>0.224413297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2038543721">
                <text:p>0.272038543721</text:p>
              </table:table-cell>
              <table:table-cell office:value-type="float" office:value="0.224670693623">
                <text:p>0.224670693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2174967127">
                <text:p>0.272174967127</text:p>
              </table:table-cell>
              <table:table-cell office:value-type="float" office:value="0.224325156147">
                <text:p>0.224325156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3161160421">
                <text:p>0.273161160421</text:p>
              </table:table-cell>
              <table:table-cell office:value-type="float" office:value="0.225619493754">
                <text:p>0.225619493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837113741">
                <text:p>0.273837113741</text:p>
              </table:table-cell>
              <table:table-cell office:value-type="float" office:value="0.225807445759">
                <text:p>0.225807445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3004191321">
                <text:p>0.273004191321</text:p>
              </table:table-cell>
              <table:table-cell office:value-type="float" office:value="0.226052596976">
                <text:p>0.226052596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3475098619">
                <text:p>0.273475098619</text:p>
              </table:table-cell>
              <table:table-cell office:value-type="float" office:value="0.226150641026">
                <text:p>0.226150641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34804405">
                <text:p>0.2734804405</text:p>
              </table:table-cell>
              <table:table-cell office:value-type="float" office:value="0.226311719264">
                <text:p>0.226311719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3958333333">
                <text:p>0.273958333333</text:p>
              </table:table-cell>
              <table:table-cell office:value-type="float" office:value="0.226256656805">
                <text:p>0.226256656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72748192">
                <text:p>0.27672748192</text:p>
              </table:table-cell>
              <table:table-cell office:value-type="float" office:value="0.227342250164">
                <text:p>0.227342250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5156147272">
                <text:p>0.275156147272</text:p>
              </table:table-cell>
              <table:table-cell office:value-type="float" office:value="0.226910708416">
                <text:p>0.226910708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6086045365">
                <text:p>0.276086045365</text:p>
              </table:table-cell>
              <table:table-cell office:value-type="float" office:value="0.227942718606">
                <text:p>0.227942718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871959237">
                <text:p>0.275871959237</text:p>
              </table:table-cell>
              <table:table-cell office:value-type="float" office:value="0.22850176693">
                <text:p>0.22850176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968113083">
                <text:p>0.275968113083</text:p>
              </table:table-cell>
              <table:table-cell office:value-type="float" office:value="0.226966551611">
                <text:p>0.226966551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5392833662">
                <text:p>0.275392833662</text:p>
              </table:table-cell>
              <table:table-cell office:value-type="float" office:value="0.228251684747">
                <text:p>0.228251684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87647929">
                <text:p>0.27587647929</text:p>
              </table:table-cell>
              <table:table-cell office:value-type="float" office:value="0.229370644313">
                <text:p>0.229370644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7761341223">
                <text:p>0.277761341223</text:p>
              </table:table-cell>
              <table:table-cell office:value-type="float" office:value="0.229193334977">
                <text:p>0.229193334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9514299803">
                <text:p>0.279514299803</text:p>
              </table:table-cell>
              <table:table-cell office:value-type="float" office:value="0.230659681131">
                <text:p>0.23065968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8355111769">
                <text:p>0.278355111769</text:p>
              </table:table-cell>
              <table:table-cell office:value-type="float" office:value="0.22987972551">
                <text:p>0.22987972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9129684418">
                <text:p>0.279129684418</text:p>
              </table:table-cell>
              <table:table-cell office:value-type="float" office:value="0.231460880999">
                <text:p>0.231460880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2923652202">
                <text:p>0.282923652202</text:p>
              </table:table-cell>
              <table:table-cell office:value-type="float" office:value="0.233541009204">
                <text:p>0.233541009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786653517">
                <text:p>0.281786653517</text:p>
              </table:table-cell>
              <table:table-cell office:value-type="float" office:value="0.234363083498">
                <text:p>0.234363083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2139628534">
                <text:p>0.282139628534</text:p>
              </table:table-cell>
              <table:table-cell office:value-type="float" office:value="0.23394165023">
                <text:p>0.23394165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3460716634">
                <text:p>0.283460716634</text:p>
              </table:table-cell>
              <table:table-cell office:value-type="float" office:value="0.234420447074">
                <text:p>0.234420447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5284763314">
                <text:p>0.285284763314</text:p>
              </table:table-cell>
              <table:table-cell office:value-type="float" office:value="0.235081566404">
                <text:p>0.235081566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2176610782">
                <text:p>0.282176610782</text:p>
              </table:table-cell>
              <table:table-cell office:value-type="float" office:value="0.235117439185">
                <text:p>0.235117439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4045447074">
                <text:p>0.284045447074</text:p>
              </table:table-cell>
              <table:table-cell office:value-type="float" office:value="0.234814636752">
                <text:p>0.234814636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223208416">
                <text:p>0.283223208416</text:p>
              </table:table-cell>
              <table:table-cell office:value-type="float" office:value="0.2357929405">
                <text:p>0.2357929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3725345168">
                <text:p>0.283725345168</text:p>
              </table:table-cell>
              <table:table-cell office:value-type="float" office:value="0.23570023833">
                <text:p>0.235700238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5058760684">
                <text:p>0.285058760684</text:p>
              </table:table-cell>
              <table:table-cell office:value-type="float" office:value="0.235732248521">
                <text:p>0.235732248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4945759369">
                <text:p>0.284945759369</text:p>
              </table:table-cell>
              <table:table-cell office:value-type="float" office:value="0.236649038462">
                <text:p>0.236649038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2824211045">
                <text:p>0.282824211045</text:p>
              </table:table-cell>
              <table:table-cell office:value-type="float" office:value="0.234955826759">
                <text:p>0.234955826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3663297173">
                <text:p>0.283663297173</text:p>
              </table:table-cell>
              <table:table-cell office:value-type="float" office:value="0.235603139382">
                <text:p>0.235603139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2600262985">
                <text:p>0.282600262985</text:p>
              </table:table-cell>
              <table:table-cell office:value-type="float" office:value="0.233497986522">
                <text:p>0.23349798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125164366">
                <text:p>0.284125164366</text:p>
              </table:table-cell>
              <table:table-cell office:value-type="float" office:value="0.234201553254">
                <text:p>0.234201553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4569773176">
                <text:p>0.284569773176</text:p>
              </table:table-cell>
              <table:table-cell office:value-type="float" office:value="0.235072033202">
                <text:p>0.235072033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3626314924">
                <text:p>0.283626314924</text:p>
              </table:table-cell>
              <table:table-cell office:value-type="float" office:value="0.2351421762">
                <text:p>0.2351421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4393902038">
                <text:p>0.284393902038</text:p>
              </table:table-cell>
              <table:table-cell office:value-type="float" office:value="0.23542566568">
                <text:p>0.23542566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5948389218">
                <text:p>0.285948389218</text:p>
              </table:table-cell>
              <table:table-cell office:value-type="float" office:value="0.23564870973">
                <text:p>0.235648709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4325690335">
                <text:p>0.284325690335</text:p>
              </table:table-cell>
              <table:table-cell office:value-type="float" office:value="0.236144271861">
                <text:p>0.236144271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5581854043">
                <text:p>0.285581854043</text:p>
              </table:table-cell>
              <table:table-cell office:value-type="float" office:value="0.237190088757">
                <text:p>0.237190088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7206607495">
                <text:p>0.287206607495</text:p>
              </table:table-cell>
              <table:table-cell office:value-type="float" office:value="0.238182034845">
                <text:p>0.238182034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6908284024">
                <text:p>0.286908284024</text:p>
              </table:table-cell>
              <table:table-cell office:value-type="float" office:value="0.23779088593">
                <text:p>0.23779088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142915845">
                <text:p>0.287142915845</text:p>
              </table:table-cell>
              <table:table-cell office:value-type="float" office:value="0.236789940828">
                <text:p>0.236789940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6440664037">
                <text:p>0.286440664037</text:p>
              </table:table-cell>
              <table:table-cell office:value-type="float" office:value="0.236848619329">
                <text:p>0.236848619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5488576594">
                <text:p>0.285488576594</text:p>
              </table:table-cell>
              <table:table-cell office:value-type="float" office:value="0.23678110618">
                <text:p>0.23678110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628287311">
                <text:p>0.28628287311</text:p>
              </table:table-cell>
              <table:table-cell office:value-type="float" office:value="0.237205991124">
                <text:p>0.237205991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5341880342">
                <text:p>0.285341880342</text:p>
              </table:table-cell>
              <table:table-cell office:value-type="float" office:value="0.237394600592">
                <text:p>0.2373946005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6183021039">
                <text:p>0.286183021039</text:p>
              </table:table-cell>
              <table:table-cell office:value-type="float" office:value="0.237576799803">
                <text:p>0.237576799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0118343195">
                <text:p>0.290118343195</text:p>
              </table:table-cell>
              <table:table-cell office:value-type="float" office:value="0.238699457594">
                <text:p>0.238699457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6980604865">
                <text:p>0.286980604865</text:p>
              </table:table-cell>
              <table:table-cell office:value-type="float" office:value="0.239488864234">
                <text:p>0.239488864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8777120316">
                <text:p>0.288777120316</text:p>
              </table:table-cell>
              <table:table-cell office:value-type="float" office:value="0.239605317226">
                <text:p>0.239605317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8241288626">
                <text:p>0.288241288626</text:p>
              </table:table-cell>
              <table:table-cell office:value-type="float" office:value="0.240508752465">
                <text:p>0.240508752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0910585141">
                <text:p>0.290910585141</text:p>
              </table:table-cell>
              <table:table-cell office:value-type="float" office:value="0.240340154504">
                <text:p>0.240340154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0536242604">
                <text:p>0.290536242604</text:p>
              </table:table-cell>
              <table:table-cell office:value-type="float" office:value="0.2402218524">
                <text:p>0.2402218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897066075">
                <text:p>0.28897066075</text:p>
              </table:table-cell>
              <table:table-cell office:value-type="float" office:value="0.240614439513">
                <text:p>0.240614439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7876808021">
                <text:p>0.287876808021</text:p>
              </table:table-cell>
              <table:table-cell office:value-type="float" office:value="0.239908489481">
                <text:p>0.239908489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6712278107">
                <text:p>0.286712278107</text:p>
              </table:table-cell>
              <table:table-cell office:value-type="float" office:value="0.239312458909">
                <text:p>0.239312458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8919296515">
                <text:p>0.288919296515</text:p>
              </table:table-cell>
              <table:table-cell office:value-type="float" office:value="0.23887795858">
                <text:p>0.23887795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9838099934">
                <text:p>0.289838099934</text:p>
              </table:table-cell>
              <table:table-cell office:value-type="float" office:value="0.238204552926">
                <text:p>0.238204552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6000164366">
                <text:p>0.286000164366</text:p>
              </table:table-cell>
              <table:table-cell office:value-type="float" office:value="0.238028846154">
                <text:p>0.238028846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6342044707">
                <text:p>0.286342044707</text:p>
              </table:table-cell>
              <table:table-cell office:value-type="float" office:value="0.237947320842">
                <text:p>0.237947320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4641272189">
                <text:p>0.284641272189</text:p>
              </table:table-cell>
              <table:table-cell office:value-type="float" office:value="0.236758095003">
                <text:p>0.236758095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8507848455">
                <text:p>0.28507848455</text:p>
              </table:table-cell>
              <table:table-cell office:value-type="float" office:value="0.23667357002">
                <text:p>0.23667357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5153681788">
                <text:p>0.285153681788</text:p>
              </table:table-cell>
              <table:table-cell office:value-type="float" office:value="0.235431295201">
                <text:p>0.235431295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597304405">
                <text:p>0.28597304405</text:p>
              </table:table-cell>
              <table:table-cell office:value-type="float" office:value="0.235719222551">
                <text:p>0.235719222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4687294543">
                <text:p>0.284687294543</text:p>
              </table:table-cell>
              <table:table-cell office:value-type="float" office:value="0.236089620316">
                <text:p>0.236089620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6190417488">
                <text:p>0.286190417488</text:p>
              </table:table-cell>
              <table:table-cell office:value-type="float" office:value="0.23615729783">
                <text:p>0.23615729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4109960552">
                <text:p>0.284109960552</text:p>
              </table:table-cell>
              <table:table-cell office:value-type="float" office:value="0.236152407955">
                <text:p>0.236152407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379355687">
                <text:p>0.28379355687</text:p>
              </table:table-cell>
              <table:table-cell office:value-type="float" office:value="0.236362015122">
                <text:p>0.236362015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84737015122">
                <text:p>0.284737015122</text:p>
              </table:table-cell>
              <table:table-cell office:value-type="float" office:value="0.236277942143">
                <text:p>0.2362779421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3572074293">
                <text:p>0.283572074293</text:p>
              </table:table-cell>
              <table:table-cell office:value-type="float" office:value="0.236401914859">
                <text:p>0.236401914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8601660092">
                <text:p>0.28601660092</text:p>
              </table:table-cell>
              <table:table-cell office:value-type="float" office:value="0.236559623603">
                <text:p>0.236559623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5233809993">
                <text:p>0.285233809993</text:p>
              </table:table-cell>
              <table:table-cell office:value-type="float" office:value="0.235623191979">
                <text:p>0.2356231919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83217044707">
                <text:p>0.283217044707</text:p>
              </table:table-cell>
              <table:table-cell office:value-type="float" office:value="0.234457675871">
                <text:p>0.234457675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4526627219">
                <text:p>0.284526627219</text:p>
              </table:table-cell>
              <table:table-cell office:value-type="float" office:value="0.235060157791">
                <text:p>0.2350601577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4093934911">
                <text:p>0.284093934911</text:p>
              </table:table-cell>
              <table:table-cell office:value-type="float" office:value="0.236379314596">
                <text:p>0.236379314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6480111769">
                <text:p>0.286480111769</text:p>
              </table:table-cell>
              <table:table-cell office:value-type="float" office:value="0.236171309993">
                <text:p>0.236171309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5580621302">
                <text:p>0.285580621302</text:p>
              </table:table-cell>
              <table:table-cell office:value-type="float" office:value="0.235747822156">
                <text:p>0.235747822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6555309007">
                <text:p>0.286555309007</text:p>
              </table:table-cell>
              <table:table-cell office:value-type="float" office:value="0.236091510519">
                <text:p>0.236091510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7710387903">
                <text:p>0.287710387903</text:p>
              </table:table-cell>
              <table:table-cell office:value-type="float" office:value="0.235225345168">
                <text:p>0.235225345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5247781065">
                <text:p>0.285247781065</text:p>
              </table:table-cell>
              <table:table-cell office:value-type="float" office:value="0.234584853715">
                <text:p>0.234584853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83303747535">
                <text:p>0.283303747535</text:p>
              </table:table-cell>
              <table:table-cell office:value-type="float" office:value="0.235375369822">
                <text:p>0.2353753698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5382971729">
                <text:p>0.285382971729</text:p>
              </table:table-cell>
              <table:table-cell office:value-type="float" office:value="0.235965318869">
                <text:p>0.235965318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06517094">
                <text:p>0.28406517094</text:p>
              </table:table-cell>
              <table:table-cell office:value-type="float" office:value="0.23586760355">
                <text:p>0.23586760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7167570677">
                <text:p>0.287167570677</text:p>
              </table:table-cell>
              <table:table-cell office:value-type="float" office:value="0.235527695595">
                <text:p>0.235527695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85773750822">
                <text:p>0.285773750822</text:p>
              </table:table-cell>
              <table:table-cell office:value-type="float" office:value="0.236108727811">
                <text:p>0.2361087278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7783530572">
                <text:p>0.287783530572</text:p>
              </table:table-cell>
              <table:table-cell office:value-type="float" office:value="0.23659894806">
                <text:p>0.23659894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7716551611">
                <text:p>0.287716551611</text:p>
              </table:table-cell>
              <table:table-cell office:value-type="float" office:value="0.237919173241">
                <text:p>0.237919173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86512573964">
                <text:p>0.286512573964</text:p>
              </table:table-cell>
              <table:table-cell office:value-type="float" office:value="0.237130547337">
                <text:p>0.2371305473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607495069">
                <text:p>0.28607495069</text:p>
              </table:table-cell>
              <table:table-cell office:value-type="float" office:value="0.236190992768">
                <text:p>0.236190992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7103879027">
                <text:p>0.287103879027</text:p>
              </table:table-cell>
              <table:table-cell office:value-type="float" office:value="0.236955703485">
                <text:p>0.236955703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388477975">
                <text:p>0.28388477975</text:p>
              </table:table-cell>
              <table:table-cell office:value-type="float" office:value="0.235384451019">
                <text:p>0.235384451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1914858646">
                <text:p>0.281914858646</text:p>
              </table:table-cell>
              <table:table-cell office:value-type="float" office:value="0.234724317883">
                <text:p>0.2347243178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3423323471">
                <text:p>0.283423323471</text:p>
              </table:table-cell>
              <table:table-cell office:value-type="float" office:value="0.234985576923">
                <text:p>0.234985576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4919460881">
                <text:p>0.284919460881</text:p>
              </table:table-cell>
              <table:table-cell office:value-type="float" office:value="0.234404462525">
                <text:p>0.234404462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4738658777">
                <text:p>0.284738658777</text:p>
              </table:table-cell>
              <table:table-cell office:value-type="float" office:value="0.233862056213">
                <text:p>0.233862056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1276709402">
                <text:p>0.281276709402</text:p>
              </table:table-cell>
              <table:table-cell office:value-type="float" office:value="0.232712195924">
                <text:p>0.232712195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84022846811">
                <text:p>0.284022846811</text:p>
              </table:table-cell>
              <table:table-cell office:value-type="float" office:value="0.234437171269">
                <text:p>0.234437171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2688609467">
                <text:p>0.282688609467</text:p>
              </table:table-cell>
              <table:table-cell office:value-type="float" office:value="0.234393573307">
                <text:p>0.234393573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4742357002">
                <text:p>0.284742357002</text:p>
              </table:table-cell>
              <table:table-cell office:value-type="float" office:value="0.233725797173">
                <text:p>0.233725797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6660502959">
                <text:p>0.286660502959</text:p>
              </table:table-cell>
              <table:table-cell office:value-type="float" office:value="0.234986809665">
                <text:p>0.234986809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3825197239">
                <text:p>0.283825197239</text:p>
              </table:table-cell>
              <table:table-cell office:value-type="float" office:value="0.234110124918">
                <text:p>0.234110124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4703320184">
                <text:p>0.284703320184</text:p>
              </table:table-cell>
              <table:table-cell office:value-type="float" office:value="0.234679939185">
                <text:p>0.2346799391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4306788297">
                <text:p>0.284306788297</text:p>
              </table:table-cell>
              <table:table-cell office:value-type="float" office:value="0.234423446746">
                <text:p>0.234423446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3509204471">
                <text:p>0.283509204471</text:p>
              </table:table-cell>
              <table:table-cell office:value-type="float" office:value="0.234577744905">
                <text:p>0.234577744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4462524655">
                <text:p>0.284462524655</text:p>
              </table:table-cell>
              <table:table-cell office:value-type="float" office:value="0.234122534517">
                <text:p>0.234122534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4002712032">
                <text:p>0.284002712032</text:p>
              </table:table-cell>
              <table:table-cell office:value-type="float" office:value="0.234526175214">
                <text:p>0.234526175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4469510191">
                <text:p>0.284469510191</text:p>
              </table:table-cell>
              <table:table-cell office:value-type="float" office:value="0.235282338922">
                <text:p>0.2352823389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197690664">
                <text:p>0.28197690664</text:p>
              </table:table-cell>
              <table:table-cell office:value-type="float" office:value="0.23390491453">
                <text:p>0.23390491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5091633794">
                <text:p>0.285091633794</text:p>
              </table:table-cell>
              <table:table-cell office:value-type="float" office:value="0.235068951348">
                <text:p>0.235068951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3938609467">
                <text:p>0.283938609467</text:p>
              </table:table-cell>
              <table:table-cell office:value-type="float" office:value="0.236009738659">
                <text:p>0.2360097386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4192965155">
                <text:p>0.284192965155</text:p>
              </table:table-cell>
              <table:table-cell office:value-type="float" office:value="0.237050624589">
                <text:p>0.237050624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4825361604">
                <text:p>0.284825361604</text:p>
              </table:table-cell>
              <table:table-cell office:value-type="float" office:value="0.236988494412">
                <text:p>0.2369884944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4365548981">
                <text:p>0.284365548981</text:p>
              </table:table-cell>
              <table:table-cell office:value-type="float" office:value="0.235736152202">
                <text:p>0.235736152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4932199211">
                <text:p>0.284932199211</text:p>
              </table:table-cell>
              <table:table-cell office:value-type="float" office:value="0.236322896121">
                <text:p>0.236322896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4390614727">
                <text:p>0.284390614727</text:p>
              </table:table-cell>
              <table:table-cell office:value-type="float" office:value="0.236291789941">
                <text:p>0.236291789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4586620644">
                <text:p>0.284586620644</text:p>
              </table:table-cell>
              <table:table-cell office:value-type="float" office:value="0.236774120644">
                <text:p>0.236774120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2716140697">
                <text:p>0.282716140697</text:p>
              </table:table-cell>
              <table:table-cell office:value-type="float" office:value="0.235697896121">
                <text:p>0.235697896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4280078895">
                <text:p>0.284280078895</text:p>
              </table:table-cell>
              <table:table-cell office:value-type="float" office:value="0.236193170611">
                <text:p>0.236193170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4541420118">
                <text:p>0.284541420118</text:p>
              </table:table-cell>
              <table:table-cell office:value-type="float" office:value="0.236890532544">
                <text:p>0.236890532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3055966469">
                <text:p>0.283055966469</text:p>
              </table:table-cell>
              <table:table-cell office:value-type="float" office:value="0.235840401052">
                <text:p>0.235840401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2006903353">
                <text:p>0.282006903353</text:p>
              </table:table-cell>
              <table:table-cell office:value-type="float" office:value="0.234459072978">
                <text:p>0.2344590729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2020052597">
                <text:p>0.282020052597</text:p>
              </table:table-cell>
              <table:table-cell office:value-type="float" office:value="0.234764053254">
                <text:p>0.234764053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3761094675">
                <text:p>0.283761094675</text:p>
              </table:table-cell>
              <table:table-cell office:value-type="float" office:value="0.235742767916">
                <text:p>0.235742767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3184171598">
                <text:p>0.283184171598</text:p>
              </table:table-cell>
              <table:table-cell office:value-type="float" office:value="0.23560338593">
                <text:p>0.23560338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5211620644">
                <text:p>0.285211620644</text:p>
              </table:table-cell>
              <table:table-cell office:value-type="float" office:value="0.236150024655">
                <text:p>0.236150024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3240055884">
                <text:p>0.283240055884</text:p>
              </table:table-cell>
              <table:table-cell office:value-type="float" office:value="0.235815212032">
                <text:p>0.235815212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4042981591">
                <text:p>0.284042981591</text:p>
              </table:table-cell>
              <table:table-cell office:value-type="float" office:value="0.235336908284">
                <text:p>0.235336908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3517833662">
                <text:p>0.283517833662</text:p>
              </table:table-cell>
              <table:table-cell office:value-type="float" office:value="0.233956278764">
                <text:p>0.233956278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5175871137">
                <text:p>0.285175871137</text:p>
              </table:table-cell>
              <table:table-cell office:value-type="float" office:value="0.233797953649">
                <text:p>0.233797953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4444855358">
                <text:p>0.284444855358</text:p>
              </table:table-cell>
              <table:table-cell office:value-type="float" office:value="0.233593071992">
                <text:p>0.233593071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5430226824">
                <text:p>0.285430226824</text:p>
              </table:table-cell>
              <table:table-cell office:value-type="float" office:value="0.234454265286">
                <text:p>0.234454265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5713346483">
                <text:p>0.285713346483</text:p>
              </table:table-cell>
              <table:table-cell office:value-type="float" office:value="0.235829183103">
                <text:p>0.235829183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4312130178">
                <text:p>0.284312130178</text:p>
              </table:table-cell>
              <table:table-cell office:value-type="float" office:value="0.236546638725">
                <text:p>0.236546638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85878944773">
                <text:p>0.285878944773</text:p>
              </table:table-cell>
              <table:table-cell office:value-type="float" office:value="0.236439677844">
                <text:p>0.236439677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5325032873">
                <text:p>0.285325032873</text:p>
              </table:table-cell>
              <table:table-cell office:value-type="float" office:value="0.23659183925">
                <text:p>0.236591839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6123438527">
                <text:p>0.286123438527</text:p>
              </table:table-cell>
              <table:table-cell office:value-type="float" office:value="0.236195184089">
                <text:p>0.2361951840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668721236">
                <text:p>0.28668721236</text:p>
              </table:table-cell>
              <table:table-cell office:value-type="float" office:value="0.235135313938">
                <text:p>0.2351353139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5624178172">
                <text:p>0.285624178172</text:p>
              </table:table-cell>
              <table:table-cell office:value-type="float" office:value="0.235616617357">
                <text:p>0.235616617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5369822485">
                <text:p>0.285369822485</text:p>
              </table:table-cell>
              <table:table-cell office:value-type="float" office:value="0.235844633465">
                <text:p>0.235844633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5902366864">
                <text:p>0.285902366864</text:p>
              </table:table-cell>
              <table:table-cell office:value-type="float" office:value="0.236178870809">
                <text:p>0.2361788708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3256492439">
                <text:p>0.283256492439</text:p>
              </table:table-cell>
              <table:table-cell office:value-type="float" office:value="0.235984672913">
                <text:p>0.235984672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4333086785">
                <text:p>0.284333086785</text:p>
              </table:table-cell>
              <table:table-cell office:value-type="float" office:value="0.236072813938">
                <text:p>0.236072813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6328073636">
                <text:p>0.286328073636</text:p>
              </table:table-cell>
              <table:table-cell office:value-type="float" office:value="0.237599482249">
                <text:p>0.237599482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7155654175">
                <text:p>0.287155654175</text:p>
              </table:table-cell>
              <table:table-cell office:value-type="float" office:value="0.237017587114">
                <text:p>0.237017587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7754766601">
                <text:p>0.287754766601</text:p>
              </table:table-cell>
              <table:table-cell office:value-type="float" office:value="0.237564677844">
                <text:p>0.237564677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7409188034">
                <text:p>0.287409188034</text:p>
              </table:table-cell>
              <table:table-cell office:value-type="float" office:value="0.237970866206">
                <text:p>0.237970866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786817883">
                <text:p>0.28786817883</text:p>
              </table:table-cell>
              <table:table-cell office:value-type="float" office:value="0.238251931295">
                <text:p>0.238251931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0043967784">
                <text:p>0.290043967784</text:p>
              </table:table-cell>
              <table:table-cell office:value-type="float" office:value="0.23914098455">
                <text:p>0.23914098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9350345168">
                <text:p>0.289350345168</text:p>
              </table:table-cell>
              <table:table-cell office:value-type="float" office:value="0.239264546351">
                <text:p>0.2392645463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7283859303">
                <text:p>0.287283859303</text:p>
              </table:table-cell>
              <table:table-cell office:value-type="float" office:value="0.238592578895">
                <text:p>0.238592578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069690993">
                <text:p>0.289069690993</text:p>
              </table:table-cell>
              <table:table-cell office:value-type="float" office:value="0.23904413215">
                <text:p>0.23904413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903229783">
                <text:p>0.28903229783</text:p>
              </table:table-cell>
              <table:table-cell office:value-type="float" office:value="0.237512697239">
                <text:p>0.237512697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7460552268">
                <text:p>0.287460552268</text:p>
              </table:table-cell>
              <table:table-cell office:value-type="float" office:value="0.237429733728">
                <text:p>0.2374297337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7575608153">
                <text:p>0.287575608153</text:p>
              </table:table-cell>
              <table:table-cell office:value-type="float" office:value="0.23760190664">
                <text:p>0.23760190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5651298488">
                <text:p>0.285651298488</text:p>
              </table:table-cell>
              <table:table-cell office:value-type="float" office:value="0.236639094346">
                <text:p>0.2366390943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84805226824">
                <text:p>0.284805226824</text:p>
              </table:table-cell>
              <table:table-cell office:value-type="float" office:value="0.235239192965">
                <text:p>0.2352391929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4990138067">
                <text:p>0.284990138067</text:p>
              </table:table-cell>
              <table:table-cell office:value-type="float" office:value="0.235440540763">
                <text:p>0.235440540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4391847469">
                <text:p>0.284391847469</text:p>
              </table:table-cell>
              <table:table-cell office:value-type="float" office:value="0.236632273176">
                <text:p>0.2366322731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86584483892">
                <text:p>0.286584483892</text:p>
              </table:table-cell>
              <table:table-cell office:value-type="float" office:value="0.237312458909">
                <text:p>0.237312458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650147929">
                <text:p>0.28650147929</text:p>
              </table:table-cell>
              <table:table-cell office:value-type="float" office:value="0.237933021039">
                <text:p>0.2379330210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808473044">
                <text:p>0.28808473044</text:p>
              </table:table-cell>
              <table:table-cell office:value-type="float" office:value="0.238352112097">
                <text:p>0.238352112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9cm" svg:width="11.00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5898257725">
                <text:p>0.225898257725</text:p>
              </table:table-cell>
              <table:table-cell office:value-type="float" office:value="0.177310157791">
                <text:p>0.177310157791</text:p>
              </table:table-cell>
              <table:table-cell office:value-type="float" office:value="0.237380424063">
                <text:p>0.237380424063</text:p>
              </table:table-cell>
              <table:table-cell office:value-type="float" office:value="0.176797707101">
                <text:p>0.176797707101</text:p>
              </table:table-cell>
              <table:table-cell office:value-type="float" office:value="0.255539529915">
                <text:p>0.255539529915</text:p>
              </table:table-cell>
              <table:table-cell office:value-type="float" office:value="0.17828392094">
                <text:p>0.17828392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596400394">
                <text:p>0.226596400394</text:p>
              </table:table-cell>
              <table:table-cell office:value-type="float" office:value="0.185567718606">
                <text:p>0.185567718606</text:p>
              </table:table-cell>
              <table:table-cell office:value-type="float" office:value="0.243677679158">
                <text:p>0.243677679158</text:p>
              </table:table-cell>
              <table:table-cell office:value-type="float" office:value="0.186092907627">
                <text:p>0.186092907627</text:p>
              </table:table-cell>
              <table:table-cell office:value-type="float" office:value="0.262477399737">
                <text:p>0.262477399737</text:p>
              </table:table-cell>
              <table:table-cell office:value-type="float" office:value="0.186540947567">
                <text:p>0.186540947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4050788955">
                <text:p>0.224050788955</text:p>
              </table:table-cell>
              <table:table-cell office:value-type="float" office:value="0.190373602893">
                <text:p>0.190373602893</text:p>
              </table:table-cell>
              <table:table-cell office:value-type="float" office:value="0.247630259698">
                <text:p>0.247630259698</text:p>
              </table:table-cell>
              <table:table-cell office:value-type="float" office:value="0.192208168968">
                <text:p>0.192208168968</text:p>
              </table:table-cell>
              <table:table-cell office:value-type="float" office:value="0.264220907298">
                <text:p>0.264220907298</text:p>
              </table:table-cell>
              <table:table-cell office:value-type="float" office:value="0.193114870973">
                <text:p>0.193114870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593688363">
                <text:p>0.222593688363</text:p>
              </table:table-cell>
              <table:table-cell office:value-type="float" office:value="0.192072156476">
                <text:p>0.192072156476</text:p>
              </table:table-cell>
              <table:table-cell office:value-type="float" office:value="0.248715894149">
                <text:p>0.248715894149</text:p>
              </table:table-cell>
              <table:table-cell office:value-type="float" office:value="0.197032544379">
                <text:p>0.197032544379</text:p>
              </table:table-cell>
              <table:table-cell office:value-type="float" office:value="0.267907626561">
                <text:p>0.267907626561</text:p>
              </table:table-cell>
              <table:table-cell office:value-type="float" office:value="0.19794269806">
                <text:p>0.19794269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442307692">
                <text:p>0.221442307692</text:p>
              </table:table-cell>
              <table:table-cell office:value-type="float" office:value="0.194475756082">
                <text:p>0.194475756082</text:p>
              </table:table-cell>
              <table:table-cell office:value-type="float" office:value="0.249391436555">
                <text:p>0.249391436555</text:p>
              </table:table-cell>
              <table:table-cell office:value-type="float" office:value="0.199484549638">
                <text:p>0.199484549638</text:p>
              </table:table-cell>
              <table:table-cell office:value-type="float" office:value="0.27161612426">
                <text:p>0.27161612426</text:p>
              </table:table-cell>
              <table:table-cell office:value-type="float" office:value="0.20262824622">
                <text:p>0.20262824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371178501">
                <text:p>0.22371178501</text:p>
              </table:table-cell>
              <table:table-cell office:value-type="float" office:value="0.195520299145">
                <text:p>0.195520299145</text:p>
              </table:table-cell>
              <table:table-cell office:value-type="float" office:value="0.247434664694">
                <text:p>0.247434664694</text:p>
              </table:table-cell>
              <table:table-cell office:value-type="float" office:value="0.202466633794">
                <text:p>0.202466633794</text:p>
              </table:table-cell>
              <table:table-cell office:value-type="float" office:value="0.27245438856">
                <text:p>0.27245438856</text:p>
              </table:table-cell>
              <table:table-cell office:value-type="float" office:value="0.205984919461">
                <text:p>0.205984919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847386588">
                <text:p>0.223847386588</text:p>
              </table:table-cell>
              <table:table-cell office:value-type="float" office:value="0.197309746877">
                <text:p>0.197309746877</text:p>
              </table:table-cell>
              <table:table-cell office:value-type="float" office:value="0.248725756082">
                <text:p>0.248725756082</text:p>
              </table:table-cell>
              <table:table-cell office:value-type="float" office:value="0.204027366864">
                <text:p>0.204027366864</text:p>
              </table:table-cell>
              <table:table-cell office:value-type="float" office:value="0.274490877712">
                <text:p>0.274490877712</text:p>
              </table:table-cell>
              <table:table-cell office:value-type="float" office:value="0.208827395628">
                <text:p>0.208827395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4600591716">
                <text:p>0.224600591716</text:p>
              </table:table-cell>
              <table:table-cell office:value-type="float" office:value="0.198730029586">
                <text:p>0.198730029586</text:p>
              </table:table-cell>
              <table:table-cell office:value-type="float" office:value="0.248302514793">
                <text:p>0.248302514793</text:p>
              </table:table-cell>
              <table:table-cell office:value-type="float" office:value="0.205165187377">
                <text:p>0.205165187377</text:p>
              </table:table-cell>
              <table:table-cell office:value-type="float" office:value="0.275169296515">
                <text:p>0.275169296515</text:p>
              </table:table-cell>
              <table:table-cell office:value-type="float" office:value="0.212711394642">
                <text:p>0.212711394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851413544">
                <text:p>0.225851413544</text:p>
              </table:table-cell>
              <table:table-cell office:value-type="float" office:value="0.201695348455">
                <text:p>0.201695348455</text:p>
              </table:table-cell>
              <table:table-cell office:value-type="float" office:value="0.248731508876">
                <text:p>0.248731508876</text:p>
              </table:table-cell>
              <table:table-cell office:value-type="float" office:value="0.206534475674">
                <text:p>0.206534475674</text:p>
              </table:table-cell>
              <table:table-cell office:value-type="float" office:value="0.275833333333">
                <text:p>0.275833333333</text:p>
              </table:table-cell>
              <table:table-cell office:value-type="float" office:value="0.215696026463">
                <text:p>0.215696026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487836949">
                <text:p>0.228487836949</text:p>
              </table:table-cell>
              <table:table-cell office:value-type="float" office:value="0.203573389218">
                <text:p>0.203573389218</text:p>
              </table:table-cell>
              <table:table-cell office:value-type="float" office:value="0.248496055227">
                <text:p>0.248496055227</text:p>
              </table:table-cell>
              <table:table-cell office:value-type="float" office:value="0.208222386588">
                <text:p>0.208222386588</text:p>
              </table:table-cell>
              <table:table-cell office:value-type="float" office:value="0.274035174227">
                <text:p>0.274035174227</text:p>
              </table:table-cell>
              <table:table-cell office:value-type="float" office:value="0.216617439185">
                <text:p>0.216617439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1178501">
                <text:p>0.22871178501</text:p>
              </table:table-cell>
              <table:table-cell office:value-type="float" office:value="0.205016272189">
                <text:p>0.205016272189</text:p>
              </table:table-cell>
              <table:table-cell office:value-type="float" office:value="0.248080621302">
                <text:p>0.248080621302</text:p>
              </table:table-cell>
              <table:table-cell office:value-type="float" office:value="0.210106755424">
                <text:p>0.210106755424</text:p>
              </table:table-cell>
              <table:table-cell office:value-type="float" office:value="0.273389628534">
                <text:p>0.273389628534</text:p>
              </table:table-cell>
              <table:table-cell office:value-type="float" office:value="0.217386937048">
                <text:p>0.217386937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8263067061">
                <text:p>0.228263067061</text:p>
              </table:table-cell>
              <table:table-cell office:value-type="float" office:value="0.204201101249">
                <text:p>0.204201101249</text:p>
              </table:table-cell>
              <table:table-cell office:value-type="float" office:value="0.248819033531">
                <text:p>0.248819033531</text:p>
              </table:table-cell>
              <table:table-cell office:value-type="float" office:value="0.210357330703">
                <text:p>0.210357330703</text:p>
              </table:table-cell>
              <table:table-cell office:value-type="float" office:value="0.274984796187">
                <text:p>0.274984796187</text:p>
              </table:table-cell>
              <table:table-cell office:value-type="float" office:value="0.219775168475">
                <text:p>0.21977516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70586785">
                <text:p>0.22770586785</text:p>
              </table:table-cell>
              <table:table-cell office:value-type="float" office:value="0.20463239645">
                <text:p>0.20463239645</text:p>
              </table:table-cell>
              <table:table-cell office:value-type="float" office:value="0.249432527942">
                <text:p>0.249432527942</text:p>
              </table:table-cell>
              <table:table-cell office:value-type="float" office:value="0.212263108153">
                <text:p>0.212263108153</text:p>
              </table:table-cell>
              <table:table-cell office:value-type="float" office:value="0.274150230112">
                <text:p>0.274150230112</text:p>
              </table:table-cell>
              <table:table-cell office:value-type="float" office:value="0.220600324622">
                <text:p>0.220600324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29404997">
                <text:p>0.227929404997</text:p>
              </table:table-cell>
              <table:table-cell office:value-type="float" office:value="0.204280982906">
                <text:p>0.204280982906</text:p>
              </table:table-cell>
              <table:table-cell office:value-type="float" office:value="0.250890450362">
                <text:p>0.250890450362</text:p>
              </table:table-cell>
              <table:table-cell office:value-type="float" office:value="0.213271120973">
                <text:p>0.213271120973</text:p>
              </table:table-cell>
              <table:table-cell office:value-type="float" office:value="0.274272682446">
                <text:p>0.274272682446</text:p>
              </table:table-cell>
              <table:table-cell office:value-type="float" office:value="0.222046700362">
                <text:p>0.222046700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6499835634">
                <text:p>0.226499835634</text:p>
              </table:table-cell>
              <table:table-cell office:value-type="float" office:value="0.204142833662">
                <text:p>0.204142833662</text:p>
              </table:table-cell>
              <table:table-cell office:value-type="float" office:value="0.251252465483">
                <text:p>0.251252465483</text:p>
              </table:table-cell>
              <table:table-cell office:value-type="float" office:value="0.214266683103">
                <text:p>0.214266683103</text:p>
              </table:table-cell>
              <table:table-cell office:value-type="float" office:value="0.273277449047">
                <text:p>0.273277449047</text:p>
              </table:table-cell>
              <table:table-cell office:value-type="float" office:value="0.222813876561">
                <text:p>0.222813876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9265286">
                <text:p>0.2279265286</text:p>
              </table:table-cell>
              <table:table-cell office:value-type="float" office:value="0.205070841552">
                <text:p>0.205070841552</text:p>
              </table:table-cell>
              <table:table-cell office:value-type="float" office:value="0.253954224195">
                <text:p>0.253954224195</text:p>
              </table:table-cell>
              <table:table-cell office:value-type="float" office:value="0.216319690993">
                <text:p>0.216319690993</text:p>
              </table:table-cell>
              <table:table-cell office:value-type="float" office:value="0.271241781723">
                <text:p>0.271241781723</text:p>
              </table:table-cell>
              <table:table-cell office:value-type="float" office:value="0.22304947403">
                <text:p>0.22304947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878616042">
                <text:p>0.228878616042</text:p>
              </table:table-cell>
              <table:table-cell office:value-type="float" office:value="0.205072074293">
                <text:p>0.205072074293</text:p>
              </table:table-cell>
              <table:table-cell office:value-type="float" office:value="0.253018984221">
                <text:p>0.253018984221</text:p>
              </table:table-cell>
              <table:table-cell office:value-type="float" office:value="0.216790392834">
                <text:p>0.216790392834</text:p>
              </table:table-cell>
              <table:table-cell office:value-type="float" office:value="0.270680062459">
                <text:p>0.270680062459</text:p>
              </table:table-cell>
              <table:table-cell office:value-type="float" office:value="0.22349112426">
                <text:p>0.22349112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104618672">
                <text:p>0.229104618672</text:p>
              </table:table-cell>
              <table:table-cell office:value-type="float" office:value="0.20718926693">
                <text:p>0.20718926693</text:p>
              </table:table-cell>
              <table:table-cell office:value-type="float" office:value="0.253070348455">
                <text:p>0.253070348455</text:p>
              </table:table-cell>
              <table:table-cell office:value-type="float" office:value="0.218135272847">
                <text:p>0.218135272847</text:p>
              </table:table-cell>
              <table:table-cell office:value-type="float" office:value="0.27063239645">
                <text:p>0.27063239645</text:p>
              </table:table-cell>
              <table:table-cell office:value-type="float" office:value="0.225539817554">
                <text:p>0.225539817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590072321">
                <text:p>0.230590072321</text:p>
              </table:table-cell>
              <table:table-cell office:value-type="float" office:value="0.207528188692">
                <text:p>0.207528188692</text:p>
              </table:table-cell>
              <table:table-cell office:value-type="float" office:value="0.253324293228">
                <text:p>0.253324293228</text:p>
              </table:table-cell>
              <table:table-cell office:value-type="float" office:value="0.218595126561">
                <text:p>0.218595126561</text:p>
              </table:table-cell>
              <table:table-cell office:value-type="float" office:value="0.26967209073">
                <text:p>0.26967209073</text:p>
              </table:table-cell>
              <table:table-cell office:value-type="float" office:value="0.225770299145">
                <text:p>0.225770299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693211703">
                <text:p>0.230693211703</text:p>
              </table:table-cell>
              <table:table-cell office:value-type="float" office:value="0.207585716634">
                <text:p>0.207585716634</text:p>
              </table:table-cell>
              <table:table-cell office:value-type="float" office:value="0.251692965155">
                <text:p>0.251692965155</text:p>
              </table:table-cell>
              <table:table-cell office:value-type="float" office:value="0.218276257396">
                <text:p>0.218276257396</text:p>
              </table:table-cell>
              <table:table-cell office:value-type="float" office:value="0.267755588429">
                <text:p>0.267755588429</text:p>
              </table:table-cell>
              <table:table-cell office:value-type="float" office:value="0.226384471565">
                <text:p>0.226384471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278229783">
                <text:p>0.23278229783</text:p>
              </table:table-cell>
              <table:table-cell office:value-type="float" office:value="0.208165105194">
                <text:p>0.208165105194</text:p>
              </table:table-cell>
              <table:table-cell office:value-type="float" office:value="0.251289858646">
                <text:p>0.251289858646</text:p>
              </table:table-cell>
              <table:table-cell office:value-type="float" office:value="0.219058267587">
                <text:p>0.219058267587</text:p>
              </table:table-cell>
              <table:table-cell office:value-type="float" office:value="0.266733645628">
                <text:p>0.266733645628</text:p>
              </table:table-cell>
              <table:table-cell office:value-type="float" office:value="0.226995788133">
                <text:p>0.226995788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2007725181">
                <text:p>0.232007725181</text:p>
              </table:table-cell>
              <table:table-cell office:value-type="float" office:value="0.208280078895">
                <text:p>0.208280078895</text:p>
              </table:table-cell>
              <table:table-cell office:value-type="float" office:value="0.251817472058">
                <text:p>0.251817472058</text:p>
              </table:table-cell>
              <table:table-cell office:value-type="float" office:value="0.219019066404">
                <text:p>0.219019066404</text:p>
              </table:table-cell>
              <table:table-cell office:value-type="float" office:value="0.267321663379">
                <text:p>0.267321663379</text:p>
              </table:table-cell>
              <table:table-cell office:value-type="float" office:value="0.226817328238">
                <text:p>0.226817328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2036078238">
                <text:p>0.232036078238</text:p>
              </table:table-cell>
              <table:table-cell office:value-type="float" office:value="0.208155407627">
                <text:p>0.208155407627</text:p>
              </table:table-cell>
              <table:table-cell office:value-type="float" office:value="0.253841633794">
                <text:p>0.253841633794</text:p>
              </table:table-cell>
              <table:table-cell office:value-type="float" office:value="0.21997867357">
                <text:p>0.21997867357</text:p>
              </table:table-cell>
              <table:table-cell office:value-type="float" office:value="0.264656476003">
                <text:p>0.264656476003</text:p>
              </table:table-cell>
              <table:table-cell office:value-type="float" office:value="0.226101536818">
                <text:p>0.22610153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1672830375">
                <text:p>0.231672830375</text:p>
              </table:table-cell>
              <table:table-cell office:value-type="float" office:value="0.209144477318">
                <text:p>0.209144477318</text:p>
              </table:table-cell>
              <table:table-cell office:value-type="float" office:value="0.253924638396">
                <text:p>0.253924638396</text:p>
              </table:table-cell>
              <table:table-cell office:value-type="float" office:value="0.220470907298">
                <text:p>0.220470907298</text:p>
              </table:table-cell>
              <table:table-cell office:value-type="float" office:value="0.262780243261">
                <text:p>0.262780243261</text:p>
              </table:table-cell>
              <table:table-cell office:value-type="float" office:value="0.225804548817">
                <text:p>0.225804548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2430144642">
                <text:p>0.232430144642</text:p>
              </table:table-cell>
              <table:table-cell office:value-type="float" office:value="0.209989973702">
                <text:p>0.209989973702</text:p>
              </table:table-cell>
              <table:table-cell office:value-type="float" office:value="0.252523833005">
                <text:p>0.252523833005</text:p>
              </table:table-cell>
              <table:table-cell office:value-type="float" office:value="0.219669049967">
                <text:p>0.219669049967</text:p>
              </table:table-cell>
              <table:table-cell office:value-type="float" office:value="0.263146367521">
                <text:p>0.263146367521</text:p>
              </table:table-cell>
              <table:table-cell office:value-type="float" office:value="0.225553685897">
                <text:p>0.225553685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3228550296">
                <text:p>0.233228550296</text:p>
              </table:table-cell>
              <table:table-cell office:value-type="float" office:value="0.209490631164">
                <text:p>0.209490631164</text:p>
              </table:table-cell>
              <table:table-cell office:value-type="float" office:value="0.254288297173">
                <text:p>0.254288297173</text:p>
              </table:table-cell>
              <table:table-cell office:value-type="float" office:value="0.220806993754">
                <text:p>0.220806993754</text:p>
              </table:table-cell>
              <table:table-cell office:value-type="float" office:value="0.260606097962">
                <text:p>0.260606097962</text:p>
              </table:table-cell>
              <table:table-cell office:value-type="float" office:value="0.224936780901">
                <text:p>0.224936780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2493014464">
                <text:p>0.232493014464</text:p>
              </table:table-cell>
              <table:table-cell office:value-type="float" office:value="0.209298405654">
                <text:p>0.209298405654</text:p>
              </table:table-cell>
              <table:table-cell office:value-type="float" office:value="0.25458620973">
                <text:p>0.25458620973</text:p>
              </table:table-cell>
              <table:table-cell office:value-type="float" office:value="0.221379273504">
                <text:p>0.221379273504</text:p>
              </table:table-cell>
              <table:table-cell office:value-type="float" office:value="0.260944280079">
                <text:p>0.260944280079</text:p>
              </table:table-cell>
              <table:table-cell office:value-type="float" office:value="0.225527921598">
                <text:p>0.225527921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1145627876">
                <text:p>0.231145627876</text:p>
              </table:table-cell>
              <table:table-cell office:value-type="float" office:value="0.209563034188">
                <text:p>0.209563034188</text:p>
              </table:table-cell>
              <table:table-cell office:value-type="float" office:value="0.252763395792">
                <text:p>0.252763395792</text:p>
              </table:table-cell>
              <table:table-cell office:value-type="float" office:value="0.220904544707">
                <text:p>0.220904544707</text:p>
              </table:table-cell>
              <table:table-cell office:value-type="float" office:value="0.258111850756">
                <text:p>0.258111850756</text:p>
              </table:table-cell>
              <table:table-cell office:value-type="float" office:value="0.225133341552">
                <text:p>0.225133341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59204471">
                <text:p>0.232259204471</text:p>
              </table:table-cell>
              <table:table-cell office:value-type="float" office:value="0.209962524655">
                <text:p>0.209962524655</text:p>
              </table:table-cell>
              <table:table-cell office:value-type="float" office:value="0.25371178501">
                <text:p>0.25371178501</text:p>
              </table:table-cell>
              <table:table-cell office:value-type="float" office:value="0.220422378369">
                <text:p>0.220422378369</text:p>
              </table:table-cell>
              <table:table-cell office:value-type="float" office:value="0.257333990796">
                <text:p>0.257333990796</text:p>
              </table:table-cell>
              <table:table-cell office:value-type="float" office:value="0.224298898751">
                <text:p>0.224298898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812952005">
                <text:p>0.231812952005</text:p>
              </table:table-cell>
              <table:table-cell office:value-type="float" office:value="0.209216880342">
                <text:p>0.209216880342</text:p>
              </table:table-cell>
              <table:table-cell office:value-type="float" office:value="0.255382971729">
                <text:p>0.255382971729</text:p>
              </table:table-cell>
              <table:table-cell office:value-type="float" office:value="0.222067102235">
                <text:p>0.222067102235</text:p>
              </table:table-cell>
              <table:table-cell office:value-type="float" office:value="0.256240548981">
                <text:p>0.256240548981</text:p>
              </table:table-cell>
              <table:table-cell office:value-type="float" office:value="0.224976660092">
                <text:p>0.224976660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84434583">
                <text:p>0.230784434583</text:p>
              </table:table-cell>
              <table:table-cell office:value-type="float" office:value="0.208330210388">
                <text:p>0.208330210388</text:p>
              </table:table-cell>
              <table:table-cell office:value-type="float" office:value="0.256112343853">
                <text:p>0.256112343853</text:p>
              </table:table-cell>
              <table:table-cell office:value-type="float" office:value="0.222350509533">
                <text:p>0.222350509533</text:p>
              </table:table-cell>
              <table:table-cell office:value-type="float" office:value="0.254245151216">
                <text:p>0.254245151216</text:p>
              </table:table-cell>
              <table:table-cell office:value-type="float" office:value="0.224369206114">
                <text:p>0.224369206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1486275477">
                <text:p>0.231486275477</text:p>
              </table:table-cell>
              <table:table-cell office:value-type="float" office:value="0.209234878369">
                <text:p>0.209234878369</text:p>
              </table:table-cell>
              <table:table-cell office:value-type="float" office:value="0.254820841552">
                <text:p>0.254820841552</text:p>
              </table:table-cell>
              <table:table-cell office:value-type="float" office:value="0.223036530243">
                <text:p>0.223036530243</text:p>
              </table:table-cell>
              <table:table-cell office:value-type="float" office:value="0.254409516765">
                <text:p>0.254409516765</text:p>
              </table:table-cell>
              <table:table-cell office:value-type="float" office:value="0.224151914859">
                <text:p>0.224151914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2796679816">
                <text:p>0.232796679816</text:p>
              </table:table-cell>
              <table:table-cell office:value-type="float" office:value="0.208608481262">
                <text:p>0.208608481262</text:p>
              </table:table-cell>
              <table:table-cell office:value-type="float" office:value="0.257173323471">
                <text:p>0.257173323471</text:p>
              </table:table-cell>
              <table:table-cell office:value-type="float" office:value="0.223849687705">
                <text:p>0.223849687705</text:p>
              </table:table-cell>
              <table:table-cell office:value-type="float" office:value="0.25374465812">
                <text:p>0.25374465812</text:p>
              </table:table-cell>
              <table:table-cell office:value-type="float" office:value="0.22415209977">
                <text:p>0.22415209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0843195266">
                <text:p>0.230843195266</text:p>
              </table:table-cell>
              <table:table-cell office:value-type="float" office:value="0.208204306377">
                <text:p>0.208204306377</text:p>
              </table:table-cell>
              <table:table-cell office:value-type="float" office:value="0.255270381328">
                <text:p>0.255270381328</text:p>
              </table:table-cell>
              <table:table-cell office:value-type="float" office:value="0.223285461867">
                <text:p>0.223285461867</text:p>
              </table:table-cell>
              <table:table-cell office:value-type="float" office:value="0.253639053254">
                <text:p>0.253639053254</text:p>
              </table:table-cell>
              <table:table-cell office:value-type="float" office:value="0.224198101578">
                <text:p>0.224198101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0781558185">
                <text:p>0.230781558185</text:p>
              </table:table-cell>
              <table:table-cell office:value-type="float" office:value="0.207151627219">
                <text:p>0.207151627219</text:p>
              </table:table-cell>
              <table:table-cell office:value-type="float" office:value="0.255047666009">
                <text:p>0.255047666009</text:p>
              </table:table-cell>
              <table:table-cell office:value-type="float" office:value="0.223547583826">
                <text:p>0.223547583826</text:p>
              </table:table-cell>
              <table:table-cell office:value-type="float" office:value="0.251071663379">
                <text:p>0.251071663379</text:p>
              </table:table-cell>
              <table:table-cell office:value-type="float" office:value="0.223967681624">
                <text:p>0.223967681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9379520053">
                <text:p>0.229379520053</text:p>
              </table:table-cell>
              <table:table-cell office:value-type="float" office:value="0.206117439185">
                <text:p>0.206117439185</text:p>
              </table:table-cell>
              <table:table-cell office:value-type="float" office:value="0.254547583826">
                <text:p>0.254547583826</text:p>
              </table:table-cell>
              <table:table-cell office:value-type="float" office:value="0.224167324129">
                <text:p>0.224167324129</text:p>
              </table:table-cell>
              <table:table-cell office:value-type="float" office:value="0.250615959895">
                <text:p>0.250615959895</text:p>
              </table:table-cell>
              <table:table-cell office:value-type="float" office:value="0.223185712525">
                <text:p>0.223185712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750575279">
                <text:p>0.229750575279</text:p>
              </table:table-cell>
              <table:table-cell office:value-type="float" office:value="0.207177679158">
                <text:p>0.207177679158</text:p>
              </table:table-cell>
              <table:table-cell office:value-type="float" office:value="0.255825115056">
                <text:p>0.255825115056</text:p>
              </table:table-cell>
              <table:table-cell office:value-type="float" office:value="0.223815129849">
                <text:p>0.223815129849</text:p>
              </table:table-cell>
              <table:table-cell office:value-type="float" office:value="0.249258711374">
                <text:p>0.249258711374</text:p>
              </table:table-cell>
              <table:table-cell office:value-type="float" office:value="0.222938280736">
                <text:p>0.222938280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817307692">
                <text:p>0.230817307692</text:p>
              </table:table-cell>
              <table:table-cell office:value-type="float" office:value="0.207795447074">
                <text:p>0.207795447074</text:p>
              </table:table-cell>
              <table:table-cell office:value-type="float" office:value="0.251669953978">
                <text:p>0.251669953978</text:p>
              </table:table-cell>
              <table:table-cell office:value-type="float" office:value="0.22270496384">
                <text:p>0.22270496384</text:p>
              </table:table-cell>
              <table:table-cell office:value-type="float" office:value="0.250304487179">
                <text:p>0.250304487179</text:p>
              </table:table-cell>
              <table:table-cell office:value-type="float" office:value="0.223251705293">
                <text:p>0.223251705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214250493">
                <text:p>0.231214250493</text:p>
              </table:table-cell>
              <table:table-cell office:value-type="float" office:value="0.207644806049">
                <text:p>0.207644806049</text:p>
              </table:table-cell>
              <table:table-cell office:value-type="float" office:value="0.252236604208">
                <text:p>0.252236604208</text:p>
              </table:table-cell>
              <table:table-cell office:value-type="float" office:value="0.223502342209">
                <text:p>0.223502342209</text:p>
              </table:table-cell>
              <table:table-cell office:value-type="float" office:value="0.250261752137">
                <text:p>0.250261752137</text:p>
              </table:table-cell>
              <table:table-cell office:value-type="float" office:value="0.223411674063">
                <text:p>0.22341167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1136176857">
                <text:p>0.231136176857</text:p>
              </table:table-cell>
              <table:table-cell office:value-type="float" office:value="0.208570184089">
                <text:p>0.208570184089</text:p>
              </table:table-cell>
              <table:table-cell office:value-type="float" office:value="0.25396860618">
                <text:p>0.25396860618</text:p>
              </table:table-cell>
              <table:table-cell office:value-type="float" office:value="0.223795529257">
                <text:p>0.223795529257</text:p>
              </table:table-cell>
              <table:table-cell office:value-type="float" office:value="0.247731755424">
                <text:p>0.247731755424</text:p>
              </table:table-cell>
              <table:table-cell office:value-type="float" office:value="0.22256397929">
                <text:p>0.22256397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9131738988">
                <text:p>0.229131738988</text:p>
              </table:table-cell>
              <table:table-cell office:value-type="float" office:value="0.206599441157">
                <text:p>0.206599441157</text:p>
              </table:table-cell>
              <table:table-cell office:value-type="float" office:value="0.253776298488">
                <text:p>0.253776298488</text:p>
              </table:table-cell>
              <table:table-cell office:value-type="float" office:value="0.224996712689">
                <text:p>0.224996712689</text:p>
              </table:table-cell>
              <table:table-cell office:value-type="float" office:value="0.247264546351">
                <text:p>0.247264546351</text:p>
              </table:table-cell>
              <table:table-cell office:value-type="float" office:value="0.222989994247">
                <text:p>0.222989994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0338593031">
                <text:p>0.230338593031</text:p>
              </table:table-cell>
              <table:table-cell office:value-type="float" office:value="0.208587113741">
                <text:p>0.208587113741</text:p>
              </table:table-cell>
              <table:table-cell office:value-type="float" office:value="0.253156640368">
                <text:p>0.253156640368</text:p>
              </table:table-cell>
              <table:table-cell office:value-type="float" office:value="0.224779174885">
                <text:p>0.224779174885</text:p>
              </table:table-cell>
              <table:table-cell office:value-type="float" office:value="0.24599852071">
                <text:p>0.24599852071</text:p>
              </table:table-cell>
              <table:table-cell office:value-type="float" office:value="0.222753287311">
                <text:p>0.222753287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9847550953">
                <text:p>0.229847550953</text:p>
              </table:table-cell>
              <table:table-cell office:value-type="float" office:value="0.207183760684">
                <text:p>0.207183760684</text:p>
              </table:table-cell>
              <table:table-cell office:value-type="float" office:value="0.252880506246">
                <text:p>0.252880506246</text:p>
              </table:table-cell>
              <table:table-cell office:value-type="float" office:value="0.225075320513">
                <text:p>0.225075320513</text:p>
              </table:table-cell>
              <table:table-cell office:value-type="float" office:value="0.24650887574">
                <text:p>0.24650887574</text:p>
              </table:table-cell>
              <table:table-cell office:value-type="float" office:value="0.222458004602">
                <text:p>0.222458004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0150394477">
                <text:p>0.230150394477</text:p>
              </table:table-cell>
              <table:table-cell office:value-type="float" office:value="0.207742274819">
                <text:p>0.207742274819</text:p>
              </table:table-cell>
              <table:table-cell office:value-type="float" office:value="0.251726660092">
                <text:p>0.251726660092</text:p>
              </table:table-cell>
              <table:table-cell office:value-type="float" office:value="0.224470701841">
                <text:p>0.224470701841</text:p>
              </table:table-cell>
              <table:table-cell office:value-type="float" office:value="0.246563527285">
                <text:p>0.246563527285</text:p>
              </table:table-cell>
              <table:table-cell office:value-type="float" office:value="0.222806069198">
                <text:p>0.222806069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1230276134">
                <text:p>0.231230276134</text:p>
              </table:table-cell>
              <table:table-cell office:value-type="float" office:value="0.207997863248">
                <text:p>0.207997863248</text:p>
              </table:table-cell>
              <table:table-cell office:value-type="float" office:value="0.253249917817">
                <text:p>0.253249917817</text:p>
              </table:table-cell>
              <table:table-cell office:value-type="float" office:value="0.22442447403">
                <text:p>0.22442447403</text:p>
              </table:table-cell>
              <table:table-cell office:value-type="float" office:value="0.246256574622">
                <text:p>0.246256574622</text:p>
              </table:table-cell>
              <table:table-cell office:value-type="float" office:value="0.222059438692">
                <text:p>0.222059438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477235371">
                <text:p>0.231477235371</text:p>
              </table:table-cell>
              <table:table-cell office:value-type="float" office:value="0.208589907955">
                <text:p>0.208589907955</text:p>
              </table:table-cell>
              <table:table-cell office:value-type="float" office:value="0.252928583169">
                <text:p>0.252928583169</text:p>
              </table:table-cell>
              <table:table-cell office:value-type="float" office:value="0.224108892176">
                <text:p>0.224108892176</text:p>
              </table:table-cell>
              <table:table-cell office:value-type="float" office:value="0.246163297173">
                <text:p>0.246163297173</text:p>
              </table:table-cell>
              <table:table-cell office:value-type="float" office:value="0.222033448389">
                <text:p>0.222033448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273257725">
                <text:p>0.230273257725</text:p>
              </table:table-cell>
              <table:table-cell office:value-type="float" office:value="0.207890943458">
                <text:p>0.207890943458</text:p>
              </table:table-cell>
              <table:table-cell office:value-type="float" office:value="0.249408694938">
                <text:p>0.249408694938</text:p>
              </table:table-cell>
              <table:table-cell office:value-type="float" office:value="0.223630424063">
                <text:p>0.223630424063</text:p>
              </table:table-cell>
              <table:table-cell office:value-type="float" office:value="0.245403106509">
                <text:p>0.245403106509</text:p>
              </table:table-cell>
              <table:table-cell office:value-type="float" office:value="0.221963819034">
                <text:p>0.221963819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3297583826">
                <text:p>0.233297583826</text:p>
              </table:table-cell>
              <table:table-cell office:value-type="float" office:value="0.209647928994">
                <text:p>0.209647928994</text:p>
              </table:table-cell>
              <table:table-cell office:value-type="float" office:value="0.250367357002">
                <text:p>0.250367357002</text:p>
              </table:table-cell>
              <table:table-cell office:value-type="float" office:value="0.223612015122">
                <text:p>0.223612015122</text:p>
              </table:table-cell>
              <table:table-cell office:value-type="float" office:value="0.244585387903">
                <text:p>0.244585387903</text:p>
              </table:table-cell>
              <table:table-cell office:value-type="float" office:value="0.221750595825">
                <text:p>0.221750595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102399737">
                <text:p>0.233102399737</text:p>
              </table:table-cell>
              <table:table-cell office:value-type="float" office:value="0.210718277449">
                <text:p>0.210718277449</text:p>
              </table:table-cell>
              <table:table-cell office:value-type="float" office:value="0.250672666009">
                <text:p>0.250672666009</text:p>
              </table:table-cell>
              <table:table-cell office:value-type="float" office:value="0.223069937541">
                <text:p>0.223069937541</text:p>
              </table:table-cell>
              <table:table-cell office:value-type="float" office:value="0.243500164366">
                <text:p>0.243500164366</text:p>
              </table:table-cell>
              <table:table-cell office:value-type="float" office:value="0.221154421433">
                <text:p>0.221154421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358974359">
                <text:p>0.23358974359</text:p>
              </table:table-cell>
              <table:table-cell office:value-type="float" office:value="0.210983316897">
                <text:p>0.210983316897</text:p>
              </table:table-cell>
              <table:table-cell office:value-type="float" office:value="0.248277859961">
                <text:p>0.248277859961</text:p>
              </table:table-cell>
              <table:table-cell office:value-type="float" office:value="0.222069855358">
                <text:p>0.222069855358</text:p>
              </table:table-cell>
              <table:table-cell office:value-type="float" office:value="0.241813362919">
                <text:p>0.241813362919</text:p>
              </table:table-cell>
              <table:table-cell office:value-type="float" office:value="0.220740035339">
                <text:p>0.220740035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3436883629">
                <text:p>0.233436883629</text:p>
              </table:table-cell>
              <table:table-cell office:value-type="float" office:value="0.210597468771">
                <text:p>0.210597468771</text:p>
              </table:table-cell>
              <table:table-cell office:value-type="float" office:value="0.24699704142">
                <text:p>0.24699704142</text:p>
              </table:table-cell>
              <table:table-cell office:value-type="float" office:value="0.222444444444">
                <text:p>0.222444444444</text:p>
              </table:table-cell>
              <table:table-cell office:value-type="float" office:value="0.241223290598">
                <text:p>0.241223290598</text:p>
              </table:table-cell>
              <table:table-cell office:value-type="float" office:value="0.220503944773">
                <text:p>0.220503944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2564102564">
                <text:p>0.232564102564</text:p>
              </table:table-cell>
              <table:table-cell office:value-type="float" office:value="0.210326347798">
                <text:p>0.210326347798</text:p>
              </table:table-cell>
              <table:table-cell office:value-type="float" office:value="0.246279174885">
                <text:p>0.246279174885</text:p>
              </table:table-cell>
              <table:table-cell office:value-type="float" office:value="0.221767669297">
                <text:p>0.221767669297</text:p>
              </table:table-cell>
              <table:table-cell office:value-type="float" office:value="0.242332758054">
                <text:p>0.242332758054</text:p>
              </table:table-cell>
              <table:table-cell office:value-type="float" office:value="0.220723413872">
                <text:p>0.220723413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35930309">
                <text:p>0.23635930309</text:p>
              </table:table-cell>
              <table:table-cell office:value-type="float" office:value="0.21211908284">
                <text:p>0.21211908284</text:p>
              </table:table-cell>
              <table:table-cell office:value-type="float" office:value="0.245984549638">
                <text:p>0.245984549638</text:p>
              </table:table-cell>
              <table:table-cell office:value-type="float" office:value="0.221875328731">
                <text:p>0.221875328731</text:p>
              </table:table-cell>
              <table:table-cell office:value-type="float" office:value="0.241141929652">
                <text:p>0.241141929652</text:p>
              </table:table-cell>
              <table:table-cell office:value-type="float" office:value="0.220441917324">
                <text:p>0.220441917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380095332">
                <text:p>0.235380095332</text:p>
              </table:table-cell>
              <table:table-cell office:value-type="float" office:value="0.21269074622">
                <text:p>0.21269074622</text:p>
              </table:table-cell>
              <table:table-cell office:value-type="float" office:value="0.246558185404">
                <text:p>0.246558185404</text:p>
              </table:table-cell>
              <table:table-cell office:value-type="float" office:value="0.221680843195">
                <text:p>0.221680843195</text:p>
              </table:table-cell>
              <table:table-cell office:value-type="float" office:value="0.240332018409">
                <text:p>0.240332018409</text:p>
              </table:table-cell>
              <table:table-cell office:value-type="float" office:value="0.219670364892">
                <text:p>0.219670364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639957265">
                <text:p>0.23639957265</text:p>
              </table:table-cell>
              <table:table-cell office:value-type="float" office:value="0.213628780408">
                <text:p>0.213628780408</text:p>
              </table:table-cell>
              <table:table-cell office:value-type="float" office:value="0.245735946746">
                <text:p>0.245735946746</text:p>
              </table:table-cell>
              <table:table-cell office:value-type="float" office:value="0.221212606838">
                <text:p>0.221212606838</text:p>
              </table:table-cell>
              <table:table-cell office:value-type="float" office:value="0.240253122945">
                <text:p>0.240253122945</text:p>
              </table:table-cell>
              <table:table-cell office:value-type="float" office:value="0.220212565746">
                <text:p>0.220212565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5016025641">
                <text:p>0.235016025641</text:p>
              </table:table-cell>
              <table:table-cell office:value-type="float" office:value="0.211950936884">
                <text:p>0.211950936884</text:p>
              </table:table-cell>
              <table:table-cell office:value-type="float" office:value="0.246995397765">
                <text:p>0.246995397765</text:p>
              </table:table-cell>
              <table:table-cell office:value-type="float" office:value="0.222399983563">
                <text:p>0.222399983563</text:p>
              </table:table-cell>
              <table:table-cell office:value-type="float" office:value="0.240446663379">
                <text:p>0.240446663379</text:p>
              </table:table-cell>
              <table:table-cell office:value-type="float" office:value="0.219943437705">
                <text:p>0.219943437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688938199">
                <text:p>0.234688938199</text:p>
              </table:table-cell>
              <table:table-cell office:value-type="float" office:value="0.211974441157">
                <text:p>0.211974441157</text:p>
              </table:table-cell>
              <table:table-cell office:value-type="float" office:value="0.248063773833">
                <text:p>0.248063773833</text:p>
              </table:table-cell>
              <table:table-cell office:value-type="float" office:value="0.222552186062">
                <text:p>0.222552186062</text:p>
              </table:table-cell>
              <table:table-cell office:value-type="float" office:value="0.239473208416">
                <text:p>0.239473208416</text:p>
              </table:table-cell>
              <table:table-cell office:value-type="float" office:value="0.220094160914">
                <text:p>0.220094160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918063774">
                <text:p>0.233918063774</text:p>
              </table:table-cell>
              <table:table-cell office:value-type="float" office:value="0.212384286654">
                <text:p>0.212384286654</text:p>
              </table:table-cell>
              <table:table-cell office:value-type="float" office:value="0.246151791584">
                <text:p>0.246151791584</text:p>
              </table:table-cell>
              <table:table-cell office:value-type="float" office:value="0.221456196581">
                <text:p>0.221456196581</text:p>
              </table:table-cell>
              <table:table-cell office:value-type="float" office:value="0.238471811308">
                <text:p>0.238471811308</text:p>
              </table:table-cell>
              <table:table-cell office:value-type="float" office:value="0.21997275641">
                <text:p>0.21997275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873356345">
                <text:p>0.236873356345</text:p>
              </table:table-cell>
              <table:table-cell office:value-type="float" office:value="0.213594510191">
                <text:p>0.213594510191</text:p>
              </table:table-cell>
              <table:table-cell office:value-type="float" office:value="0.243969017094">
                <text:p>0.243969017094</text:p>
              </table:table-cell>
              <table:table-cell office:value-type="float" office:value="0.221613001315">
                <text:p>0.221613001315</text:p>
              </table:table-cell>
              <table:table-cell office:value-type="float" office:value="0.237230029586">
                <text:p>0.237230029586</text:p>
              </table:table-cell>
              <table:table-cell office:value-type="float" office:value="0.21938463593">
                <text:p>0.21938463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64957265">
                <text:p>0.23764957265</text:p>
              </table:table-cell>
              <table:table-cell office:value-type="float" office:value="0.214778846154">
                <text:p>0.214778846154</text:p>
              </table:table-cell>
              <table:table-cell office:value-type="float" office:value="0.245643902038">
                <text:p>0.245643902038</text:p>
              </table:table-cell>
              <table:table-cell office:value-type="float" office:value="0.221507149901">
                <text:p>0.221507149901</text:p>
              </table:table-cell>
              <table:table-cell office:value-type="float" office:value="0.237884204471">
                <text:p>0.237884204471</text:p>
              </table:table-cell>
              <table:table-cell office:value-type="float" office:value="0.219667159763">
                <text:p>0.219667159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946334648">
                <text:p>0.235946334648</text:p>
              </table:table-cell>
              <table:table-cell office:value-type="float" office:value="0.215009451019">
                <text:p>0.215009451019</text:p>
              </table:table-cell>
              <table:table-cell office:value-type="float" office:value="0.24495973044">
                <text:p>0.24495973044</text:p>
              </table:table-cell>
              <table:table-cell office:value-type="float" office:value="0.221318293886">
                <text:p>0.221318293886</text:p>
              </table:table-cell>
              <table:table-cell office:value-type="float" office:value="0.237942143327">
                <text:p>0.237942143327</text:p>
              </table:table-cell>
              <table:table-cell office:value-type="float" office:value="0.220010724852">
                <text:p>0.220010724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842948718">
                <text:p>0.236842948718</text:p>
              </table:table-cell>
              <table:table-cell office:value-type="float" office:value="0.214755506246">
                <text:p>0.214755506246</text:p>
              </table:table-cell>
              <table:table-cell office:value-type="float" office:value="0.244963428665">
                <text:p>0.244963428665</text:p>
              </table:table-cell>
              <table:table-cell office:value-type="float" office:value="0.220510437212">
                <text:p>0.220510437212</text:p>
              </table:table-cell>
              <table:table-cell office:value-type="float" office:value="0.237529585799">
                <text:p>0.237529585799</text:p>
              </table:table-cell>
              <table:table-cell office:value-type="float" office:value="0.219999958909">
                <text:p>0.219999958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5658284024">
                <text:p>0.235658284024</text:p>
              </table:table-cell>
              <table:table-cell office:value-type="float" office:value="0.214736850756">
                <text:p>0.214736850756</text:p>
              </table:table-cell>
              <table:table-cell office:value-type="float" office:value="0.242875575279">
                <text:p>0.242875575279</text:p>
              </table:table-cell>
              <table:table-cell office:value-type="float" office:value="0.220243302104">
                <text:p>0.220243302104</text:p>
              </table:table-cell>
              <table:table-cell office:value-type="float" office:value="0.236747205786">
                <text:p>0.236747205786</text:p>
              </table:table-cell>
              <table:table-cell office:value-type="float" office:value="0.219817061144">
                <text:p>0.219817061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7870233399">
                <text:p>0.237870233399</text:p>
              </table:table-cell>
              <table:table-cell office:value-type="float" office:value="0.21525830046">
                <text:p>0.21525830046</text:p>
              </table:table-cell>
              <table:table-cell office:value-type="float" office:value="0.242122370151">
                <text:p>0.242122370151</text:p>
              </table:table-cell>
              <table:table-cell office:value-type="float" office:value="0.221022148258">
                <text:p>0.221022148258</text:p>
              </table:table-cell>
              <table:table-cell office:value-type="float" office:value="0.234583333333">
                <text:p>0.234583333333</text:p>
              </table:table-cell>
              <table:table-cell office:value-type="float" office:value="0.220054939185">
                <text:p>0.220054939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6692965155">
                <text:p>0.236692965155</text:p>
              </table:table-cell>
              <table:table-cell office:value-type="float" office:value="0.214256163708">
                <text:p>0.214256163708</text:p>
              </table:table-cell>
              <table:table-cell office:value-type="float" office:value="0.241796104536">
                <text:p>0.241796104536</text:p>
              </table:table-cell>
              <table:table-cell office:value-type="float" office:value="0.22096207265">
                <text:p>0.22096207265</text:p>
              </table:table-cell>
              <table:table-cell office:value-type="float" office:value="0.235697731755">
                <text:p>0.235697731755</text:p>
              </table:table-cell>
              <table:table-cell office:value-type="float" office:value="0.219843236358">
                <text:p>0.219843236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6921433268">
                <text:p>0.236921433268</text:p>
              </table:table-cell>
              <table:table-cell office:value-type="float" office:value="0.214573307035">
                <text:p>0.214573307035</text:p>
              </table:table-cell>
              <table:table-cell office:value-type="float" office:value="0.240962360289">
                <text:p>0.240962360289</text:p>
              </table:table-cell>
              <table:table-cell office:value-type="float" office:value="0.220735453649">
                <text:p>0.220735453649</text:p>
              </table:table-cell>
              <table:table-cell office:value-type="float" office:value="0.234534023669">
                <text:p>0.234534023669</text:p>
              </table:table-cell>
              <table:table-cell office:value-type="float" office:value="0.220096030572">
                <text:p>0.220096030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6279996713">
                <text:p>0.236279996713</text:p>
              </table:table-cell>
              <table:table-cell office:value-type="float" office:value="0.21450591716">
                <text:p>0.21450591716</text:p>
              </table:table-cell>
              <table:table-cell office:value-type="float" office:value="0.24222838593">
                <text:p>0.24222838593</text:p>
              </table:table-cell>
              <table:table-cell office:value-type="float" office:value="0.221281023997">
                <text:p>0.221281023997</text:p>
              </table:table-cell>
              <table:table-cell office:value-type="float" office:value="0.235080128205">
                <text:p>0.235080128205</text:p>
              </table:table-cell>
              <table:table-cell office:value-type="float" office:value="0.220291666667">
                <text:p>0.220291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7036489152">
                <text:p>0.237036489152</text:p>
              </table:table-cell>
              <table:table-cell office:value-type="float" office:value="0.215596975674">
                <text:p>0.215596975674</text:p>
              </table:table-cell>
              <table:table-cell office:value-type="float" office:value="0.242809007232">
                <text:p>0.242809007232</text:p>
              </table:table-cell>
              <table:table-cell office:value-type="float" office:value="0.221570759369">
                <text:p>0.221570759369</text:p>
              </table:table-cell>
              <table:table-cell office:value-type="float" office:value="0.235006574622">
                <text:p>0.235006574622</text:p>
              </table:table-cell>
              <table:table-cell office:value-type="float" office:value="0.220446314103">
                <text:p>0.220446314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9040927022">
                <text:p>0.239040927022</text:p>
              </table:table-cell>
              <table:table-cell office:value-type="float" office:value="0.216871630506">
                <text:p>0.216871630506</text:p>
              </table:table-cell>
              <table:table-cell office:value-type="float" office:value="0.24113330046">
                <text:p>0.24113330046</text:p>
              </table:table-cell>
              <table:table-cell office:value-type="float" office:value="0.220686267258">
                <text:p>0.220686267258</text:p>
              </table:table-cell>
              <table:table-cell office:value-type="float" office:value="0.233528517423">
                <text:p>0.233528517423</text:p>
              </table:table-cell>
              <table:table-cell office:value-type="float" office:value="0.220254335141">
                <text:p>0.220254335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0027120316">
                <text:p>0.240027120316</text:p>
              </table:table-cell>
              <table:table-cell office:value-type="float" office:value="0.216914201183">
                <text:p>0.216914201183</text:p>
              </table:table-cell>
              <table:table-cell office:value-type="float" office:value="0.242057856673">
                <text:p>0.242057856673</text:p>
              </table:table-cell>
              <table:table-cell office:value-type="float" office:value="0.221161612426">
                <text:p>0.221161612426</text:p>
              </table:table-cell>
              <table:table-cell office:value-type="float" office:value="0.233693293886">
                <text:p>0.233693293886</text:p>
              </table:table-cell>
              <table:table-cell office:value-type="float" office:value="0.220165927022">
                <text:p>0.22016592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854413215">
                <text:p>0.23854413215</text:p>
              </table:table-cell>
              <table:table-cell office:value-type="float" office:value="0.216632642998">
                <text:p>0.216632642998</text:p>
              </table:table-cell>
              <table:table-cell office:value-type="float" office:value="0.2415195595">
                <text:p>0.2415195595</text:p>
              </table:table-cell>
              <table:table-cell office:value-type="float" office:value="0.220933103222">
                <text:p>0.220933103222</text:p>
              </table:table-cell>
              <table:table-cell office:value-type="float" office:value="0.233153763971">
                <text:p>0.233153763971</text:p>
              </table:table-cell>
              <table:table-cell office:value-type="float" office:value="0.220185691979">
                <text:p>0.220185691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8448389218">
                <text:p>0.238448389218</text:p>
              </table:table-cell>
              <table:table-cell office:value-type="float" office:value="0.216104947403">
                <text:p>0.216104947403</text:p>
              </table:table-cell>
              <table:table-cell office:value-type="float" office:value="0.241792817226">
                <text:p>0.241792817226</text:p>
              </table:table-cell>
              <table:table-cell office:value-type="float" office:value="0.220962154832">
                <text:p>0.220962154832</text:p>
              </table:table-cell>
              <table:table-cell office:value-type="float" office:value="0.232481508876">
                <text:p>0.232481508876</text:p>
              </table:table-cell>
              <table:table-cell office:value-type="float" office:value="0.22002948307">
                <text:p>0.22002948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9536900066">
                <text:p>0.239536900066</text:p>
              </table:table-cell>
              <table:table-cell office:value-type="float" office:value="0.215788543721">
                <text:p>0.215788543721</text:p>
              </table:table-cell>
              <table:table-cell office:value-type="float" office:value="0.24003821499">
                <text:p>0.24003821499</text:p>
              </table:table-cell>
              <table:table-cell office:value-type="float" office:value="0.22067299474">
                <text:p>0.22067299474</text:p>
              </table:table-cell>
              <table:table-cell office:value-type="float" office:value="0.233332922419">
                <text:p>0.233332922419</text:p>
              </table:table-cell>
              <table:table-cell office:value-type="float" office:value="0.220237200033">
                <text:p>0.220237200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8860124918">
                <text:p>0.238860124918</text:p>
              </table:table-cell>
              <table:table-cell office:value-type="float" office:value="0.215479043393">
                <text:p>0.215479043393</text:p>
              </table:table-cell>
              <table:table-cell office:value-type="float" office:value="0.240121630506">
                <text:p>0.240121630506</text:p>
              </table:table-cell>
              <table:table-cell office:value-type="float" office:value="0.220760478304">
                <text:p>0.220760478304</text:p>
              </table:table-cell>
              <table:table-cell office:value-type="float" office:value="0.232808596318">
                <text:p>0.232808596318</text:p>
              </table:table-cell>
              <table:table-cell office:value-type="float" office:value="0.219850078074">
                <text:p>0.219850078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9163379356">
                <text:p>0.239163379356</text:p>
              </table:table-cell>
              <table:table-cell office:value-type="float" office:value="0.216327416174">
                <text:p>0.216327416174</text:p>
              </table:table-cell>
              <table:table-cell office:value-type="float" office:value="0.240987836949">
                <text:p>0.240987836949</text:p>
              </table:table-cell>
              <table:table-cell office:value-type="float" office:value="0.219909681131">
                <text:p>0.219909681131</text:p>
              </table:table-cell>
              <table:table-cell office:value-type="float" office:value="0.23285338593">
                <text:p>0.23285338593</text:p>
              </table:table-cell>
              <table:table-cell office:value-type="float" office:value="0.219890635273">
                <text:p>0.219890635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7664776463">
                <text:p>0.237664776463</text:p>
              </table:table-cell>
              <table:table-cell office:value-type="float" office:value="0.215134533202">
                <text:p>0.215134533202</text:p>
              </table:table-cell>
              <table:table-cell office:value-type="float" office:value="0.239670447074">
                <text:p>0.239670447074</text:p>
              </table:table-cell>
              <table:table-cell office:value-type="float" office:value="0.220087195924">
                <text:p>0.220087195924</text:p>
              </table:table-cell>
              <table:table-cell office:value-type="float" office:value="0.233420447074">
                <text:p>0.233420447074</text:p>
              </table:table-cell>
              <table:table-cell office:value-type="float" office:value="0.219852851742">
                <text:p>0.219852851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8418392505">
                <text:p>0.238418392505</text:p>
              </table:table-cell>
              <table:table-cell office:value-type="float" office:value="0.216325772518">
                <text:p>0.216325772518</text:p>
              </table:table-cell>
              <table:table-cell office:value-type="float" office:value="0.236994575937">
                <text:p>0.236994575937</text:p>
              </table:table-cell>
              <table:table-cell office:value-type="float" office:value="0.219325156147">
                <text:p>0.219325156147</text:p>
              </table:table-cell>
              <table:table-cell office:value-type="float" office:value="0.232641765286">
                <text:p>0.232641765286</text:p>
              </table:table-cell>
              <table:table-cell office:value-type="float" office:value="0.220152181953">
                <text:p>0.220152181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8298816568">
                <text:p>0.238298816568</text:p>
              </table:table-cell>
              <table:table-cell office:value-type="float" office:value="0.215584483892">
                <text:p>0.215584483892</text:p>
              </table:table-cell>
              <table:table-cell office:value-type="float" office:value="0.237559582512">
                <text:p>0.237559582512</text:p>
              </table:table-cell>
              <table:table-cell office:value-type="float" office:value="0.21920290927">
                <text:p>0.21920290927</text:p>
              </table:table-cell>
              <table:table-cell office:value-type="float" office:value="0.232064020381">
                <text:p>0.232064020381</text:p>
              </table:table-cell>
              <table:table-cell office:value-type="float" office:value="0.2197609714">
                <text:p>0.2197609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7857905983">
                <text:p>0.237857905983</text:p>
              </table:table-cell>
              <table:table-cell office:value-type="float" office:value="0.21542357002">
                <text:p>0.21542357002</text:p>
              </table:table-cell>
              <table:table-cell office:value-type="float" office:value="0.237399737015">
                <text:p>0.237399737015</text:p>
              </table:table-cell>
              <table:table-cell office:value-type="float" office:value="0.218213716305">
                <text:p>0.218213716305</text:p>
              </table:table-cell>
              <table:table-cell office:value-type="float" office:value="0.232088675214">
                <text:p>0.232088675214</text:p>
              </table:table-cell>
              <table:table-cell office:value-type="float" office:value="0.219772209895">
                <text:p>0.219772209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8730687048">
                <text:p>0.238730687048</text:p>
              </table:table-cell>
              <table:table-cell office:value-type="float" office:value="0.216851660092">
                <text:p>0.216851660092</text:p>
              </table:table-cell>
              <table:table-cell office:value-type="float" office:value="0.235587195924">
                <text:p>0.235587195924</text:p>
              </table:table-cell>
              <table:table-cell office:value-type="float" office:value="0.217508136095">
                <text:p>0.217508136095</text:p>
              </table:table-cell>
              <table:table-cell office:value-type="float" office:value="0.231099605523">
                <text:p>0.231099605523</text:p>
              </table:table-cell>
              <table:table-cell office:value-type="float" office:value="0.219670734714">
                <text:p>0.219670734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7873931624">
                <text:p>0.237873931624</text:p>
              </table:table-cell>
              <table:table-cell office:value-type="float" office:value="0.216434911243">
                <text:p>0.216434911243</text:p>
              </table:table-cell>
              <table:table-cell office:value-type="float" office:value="0.236423405654">
                <text:p>0.236423405654</text:p>
              </table:table-cell>
              <table:table-cell office:value-type="float" office:value="0.217905982906">
                <text:p>0.217905982906</text:p>
              </table:table-cell>
              <table:table-cell office:value-type="float" office:value="0.230979618672">
                <text:p>0.230979618672</text:p>
              </table:table-cell>
              <table:table-cell office:value-type="float" office:value="0.219778229783">
                <text:p>0.219778229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9147353715">
                <text:p>0.239147353715</text:p>
              </table:table-cell>
              <table:table-cell office:value-type="float" office:value="0.217967537804">
                <text:p>0.217967537804</text:p>
              </table:table-cell>
              <table:table-cell office:value-type="float" office:value="0.23594222551">
                <text:p>0.23594222551</text:p>
              </table:table-cell>
              <table:table-cell office:value-type="float" office:value="0.217687417817">
                <text:p>0.217687417817</text:p>
              </table:table-cell>
              <table:table-cell office:value-type="float" office:value="0.23180925378">
                <text:p>0.23180925378</text:p>
              </table:table-cell>
              <table:table-cell office:value-type="float" office:value="0.220232905983">
                <text:p>0.220232905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9039283366">
                <text:p>0.239039283366</text:p>
              </table:table-cell>
              <table:table-cell office:value-type="float" office:value="0.217115877712">
                <text:p>0.217115877712</text:p>
              </table:table-cell>
              <table:table-cell office:value-type="float" office:value="0.234780571992">
                <text:p>0.234780571992</text:p>
              </table:table-cell>
              <table:table-cell office:value-type="float" office:value="0.217469099277">
                <text:p>0.217469099277</text:p>
              </table:table-cell>
              <table:table-cell office:value-type="float" office:value="0.231685979619">
                <text:p>0.231685979619</text:p>
              </table:table-cell>
              <table:table-cell office:value-type="float" office:value="0.220209668803">
                <text:p>0.2202096688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292817226">
                <text:p>0.239292817226</text:p>
              </table:table-cell>
              <table:table-cell office:value-type="float" office:value="0.217564020381">
                <text:p>0.217564020381</text:p>
              </table:table-cell>
              <table:table-cell office:value-type="float" office:value="0.233892587114">
                <text:p>0.233892587114</text:p>
              </table:table-cell>
              <table:table-cell office:value-type="float" office:value="0.216977153189">
                <text:p>0.216977153189</text:p>
              </table:table-cell>
              <table:table-cell office:value-type="float" office:value="0.231492028271">
                <text:p>0.231492028271</text:p>
              </table:table-cell>
              <table:table-cell office:value-type="float" office:value="0.220515306542">
                <text:p>0.220515306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7561226167">
                <text:p>0.237561226167</text:p>
              </table:table-cell>
              <table:table-cell office:value-type="float" office:value="0.216364480605">
                <text:p>0.216364480605</text:p>
              </table:table-cell>
              <table:table-cell office:value-type="float" office:value="0.233879848784">
                <text:p>0.233879848784</text:p>
              </table:table-cell>
              <table:table-cell office:value-type="float" office:value="0.217112508218">
                <text:p>0.217112508218</text:p>
              </table:table-cell>
              <table:table-cell office:value-type="float" office:value="0.230556788297">
                <text:p>0.230556788297</text:p>
              </table:table-cell>
              <table:table-cell office:value-type="float" office:value="0.21998120069">
                <text:p>0.21998120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6451347798">
                <text:p>0.236451347798</text:p>
              </table:table-cell>
              <table:table-cell office:value-type="float" office:value="0.215194773176">
                <text:p>0.215194773176</text:p>
              </table:table-cell>
              <table:table-cell office:value-type="float" office:value="0.234101742275">
                <text:p>0.234101742275</text:p>
              </table:table-cell>
              <table:table-cell office:value-type="float" office:value="0.217157380013">
                <text:p>0.217157380013</text:p>
              </table:table-cell>
              <table:table-cell office:value-type="float" office:value="0.230757725181">
                <text:p>0.230757725181</text:p>
              </table:table-cell>
              <table:table-cell office:value-type="float" office:value="0.220282934747">
                <text:p>0.220282934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7960223537">
                <text:p>0.237960223537</text:p>
              </table:table-cell>
              <table:table-cell office:value-type="float" office:value="0.215196499014">
                <text:p>0.215196499014</text:p>
              </table:table-cell>
              <table:table-cell office:value-type="float" office:value="0.234106262327">
                <text:p>0.234106262327</text:p>
              </table:table-cell>
              <table:table-cell office:value-type="float" office:value="0.217804857002">
                <text:p>0.217804857002</text:p>
              </table:table-cell>
              <table:table-cell office:value-type="float" office:value="0.231469838922">
                <text:p>0.231469838922</text:p>
              </table:table-cell>
              <table:table-cell office:value-type="float" office:value="0.220474605523">
                <text:p>0.220474605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7393162393">
                <text:p>0.237393162393</text:p>
              </table:table-cell>
              <table:table-cell office:value-type="float" office:value="0.215684418146">
                <text:p>0.215684418146</text:p>
              </table:table-cell>
              <table:table-cell office:value-type="float" office:value="0.23399613741">
                <text:p>0.23399613741</text:p>
              </table:table-cell>
              <table:table-cell office:value-type="float" office:value="0.218029585799">
                <text:p>0.218029585799</text:p>
              </table:table-cell>
              <table:table-cell office:value-type="float" office:value="0.231767751479">
                <text:p>0.231767751479</text:p>
              </table:table-cell>
              <table:table-cell office:value-type="float" office:value="0.220582429323">
                <text:p>0.220582429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7139628534">
                <text:p>0.237139628534</text:p>
              </table:table-cell>
              <table:table-cell office:value-type="float" office:value="0.21522008547">
                <text:p>0.21522008547</text:p>
              </table:table-cell>
              <table:table-cell office:value-type="float" office:value="0.233071170283">
                <text:p>0.233071170283</text:p>
              </table:table-cell>
              <table:table-cell office:value-type="float" office:value="0.217666091387">
                <text:p>0.217666091387</text:p>
              </table:table-cell>
              <table:table-cell office:value-type="float" office:value="0.231268902038">
                <text:p>0.231268902038</text:p>
              </table:table-cell>
              <table:table-cell office:value-type="float" office:value="0.220743343195">
                <text:p>0.220743343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7587935569">
                <text:p>0.237587935569</text:p>
              </table:table-cell>
              <table:table-cell office:value-type="float" office:value="0.215112672584">
                <text:p>0.215112672584</text:p>
              </table:table-cell>
              <table:table-cell office:value-type="float" office:value="0.233009122288">
                <text:p>0.233009122288</text:p>
              </table:table-cell>
              <table:table-cell office:value-type="float" office:value="0.217743671926">
                <text:p>0.217743671926</text:p>
              </table:table-cell>
              <table:table-cell office:value-type="float" office:value="0.231642833662">
                <text:p>0.231642833662</text:p>
              </table:table-cell>
              <table:table-cell office:value-type="float" office:value="0.220681213018">
                <text:p>0.220681213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7493836292">
                <text:p>0.237493836292</text:p>
              </table:table-cell>
              <table:table-cell office:value-type="float" office:value="0.215292735043">
                <text:p>0.215292735043</text:p>
              </table:table-cell>
              <table:table-cell office:value-type="float" office:value="0.232403846154">
                <text:p>0.232403846154</text:p>
              </table:table-cell>
              <table:table-cell office:value-type="float" office:value="0.217764176529">
                <text:p>0.217764176529</text:p>
              </table:table-cell>
              <table:table-cell office:value-type="float" office:value="0.231392998028">
                <text:p>0.231392998028</text:p>
              </table:table-cell>
              <table:table-cell office:value-type="float" office:value="0.220685486522">
                <text:p>0.220685486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8499753452">
                <text:p>0.238499753452</text:p>
              </table:table-cell>
              <table:table-cell office:value-type="float" office:value="0.215202416174">
                <text:p>0.215202416174</text:p>
              </table:table-cell>
              <table:table-cell office:value-type="float" office:value="0.233642340565">
                <text:p>0.233642340565</text:p>
              </table:table-cell>
              <table:table-cell office:value-type="float" office:value="0.218038625904">
                <text:p>0.218038625904</text:p>
              </table:table-cell>
              <table:table-cell office:value-type="float" office:value="0.231690499671">
                <text:p>0.231690499671</text:p>
              </table:table-cell>
              <table:table-cell office:value-type="float" office:value="0.220737487673">
                <text:p>0.220737487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7721071663">
                <text:p>0.237721071663</text:p>
              </table:table-cell>
              <table:table-cell office:value-type="float" office:value="0.215930719921">
                <text:p>0.215930719921</text:p>
              </table:table-cell>
              <table:table-cell office:value-type="float" office:value="0.23324169954">
                <text:p>0.23324169954</text:p>
              </table:table-cell>
              <table:table-cell office:value-type="float" office:value="0.218118918475">
                <text:p>0.218118918475</text:p>
              </table:table-cell>
              <table:table-cell office:value-type="float" office:value="0.230673898751">
                <text:p>0.230673898751</text:p>
              </table:table-cell>
              <table:table-cell office:value-type="float" office:value="0.220172316732">
                <text:p>0.220172316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6312047995">
                <text:p>0.236312047995</text:p>
              </table:table-cell>
              <table:table-cell office:value-type="float" office:value="0.214874917817">
                <text:p>0.214874917817</text:p>
              </table:table-cell>
              <table:table-cell office:value-type="float" office:value="0.233211291913">
                <text:p>0.233211291913</text:p>
              </table:table-cell>
              <table:table-cell office:value-type="float" office:value="0.217265039448">
                <text:p>0.217265039448</text:p>
              </table:table-cell>
              <table:table-cell office:value-type="float" office:value="0.230285585141">
                <text:p>0.230285585141</text:p>
              </table:table-cell>
              <table:table-cell office:value-type="float" office:value="0.220482659435">
                <text:p>0.220482659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8562623274">
                <text:p>0.238562623274</text:p>
              </table:table-cell>
              <table:table-cell office:value-type="float" office:value="0.215982412886">
                <text:p>0.215982412886</text:p>
              </table:table-cell>
              <table:table-cell office:value-type="float" office:value="0.232319197896">
                <text:p>0.232319197896</text:p>
              </table:table-cell>
              <table:table-cell office:value-type="float" office:value="0.217105769231">
                <text:p>0.217105769231</text:p>
              </table:table-cell>
              <table:table-cell office:value-type="float" office:value="0.230828402367">
                <text:p>0.230828402367</text:p>
              </table:table-cell>
              <table:table-cell office:value-type="float" office:value="0.220505526792">
                <text:p>0.220505526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34516765">
                <text:p>0.237534516765</text:p>
              </table:table-cell>
              <table:table-cell office:value-type="float" office:value="0.215636423406">
                <text:p>0.215636423406</text:p>
              </table:table-cell>
              <table:table-cell office:value-type="float" office:value="0.232214003945">
                <text:p>0.232214003945</text:p>
              </table:table-cell>
              <table:table-cell office:value-type="float" office:value="0.217219880013">
                <text:p>0.217219880013</text:p>
              </table:table-cell>
              <table:table-cell office:value-type="float" office:value="0.230799638396">
                <text:p>0.230799638396</text:p>
              </table:table-cell>
              <table:table-cell office:value-type="float" office:value="0.220870069034">
                <text:p>0.220870069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7525887574">
                <text:p>0.237525887574</text:p>
              </table:table-cell>
              <table:table-cell office:value-type="float" office:value="0.215638806706">
                <text:p>0.215638806706</text:p>
              </table:table-cell>
              <table:table-cell office:value-type="float" office:value="0.231478057199">
                <text:p>0.231478057199</text:p>
              </table:table-cell>
              <table:table-cell office:value-type="float" office:value="0.217070142998">
                <text:p>0.217070142998</text:p>
              </table:table-cell>
              <table:table-cell office:value-type="float" office:value="0.230693211703">
                <text:p>0.230693211703</text:p>
              </table:table-cell>
              <table:table-cell office:value-type="float" office:value="0.220645771696">
                <text:p>0.220645771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5947978304">
                <text:p>0.235947978304</text:p>
              </table:table-cell>
              <table:table-cell office:value-type="float" office:value="0.214882067719">
                <text:p>0.214882067719</text:p>
              </table:table-cell>
              <table:table-cell office:value-type="float" office:value="0.231471482577">
                <text:p>0.231471482577</text:p>
              </table:table-cell>
              <table:table-cell office:value-type="float" office:value="0.216770874425">
                <text:p>0.216770874425</text:p>
              </table:table-cell>
              <table:table-cell office:value-type="float" office:value="0.230781558185">
                <text:p>0.230781558185</text:p>
              </table:table-cell>
              <table:table-cell office:value-type="float" office:value="0.220644004767">
                <text:p>0.220644004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6007149901">
                <text:p>0.236007149901</text:p>
              </table:table-cell>
              <table:table-cell office:value-type="float" office:value="0.214915762656">
                <text:p>0.214915762656</text:p>
              </table:table-cell>
              <table:table-cell office:value-type="float" office:value="0.230308185404">
                <text:p>0.230308185404</text:p>
              </table:table-cell>
              <table:table-cell office:value-type="float" office:value="0.21679503616">
                <text:p>0.21679503616</text:p>
              </table:table-cell>
              <table:table-cell office:value-type="float" office:value="0.230447896121">
                <text:p>0.230447896121</text:p>
              </table:table-cell>
              <table:table-cell office:value-type="float" office:value="0.220241042078">
                <text:p>0.22024104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352810651">
                <text:p>0.234352810651</text:p>
              </table:table-cell>
              <table:table-cell office:value-type="float" office:value="0.213374342538">
                <text:p>0.213374342538</text:p>
              </table:table-cell>
              <table:table-cell office:value-type="float" office:value="0.230265450362">
                <text:p>0.230265450362</text:p>
              </table:table-cell>
              <table:table-cell office:value-type="float" office:value="0.217012820513">
                <text:p>0.217012820513</text:p>
              </table:table-cell>
              <table:table-cell office:value-type="float" office:value="0.230152449047">
                <text:p>0.230152449047</text:p>
              </table:table-cell>
              <table:table-cell office:value-type="float" office:value="0.219942759698">
                <text:p>0.219942759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532790927">
                <text:p>0.23532790927</text:p>
              </table:table-cell>
              <table:table-cell office:value-type="float" office:value="0.213550378041">
                <text:p>0.213550378041</text:p>
              </table:table-cell>
              <table:table-cell office:value-type="float" office:value="0.229700443787">
                <text:p>0.229700443787</text:p>
              </table:table-cell>
              <table:table-cell office:value-type="float" office:value="0.21684656476">
                <text:p>0.21684656476</text:p>
              </table:table-cell>
              <table:table-cell office:value-type="float" office:value="0.230310650888">
                <text:p>0.230310650888</text:p>
              </table:table-cell>
              <table:table-cell office:value-type="float" office:value="0.220349276792">
                <text:p>0.220349276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331360947">
                <text:p>0.236331360947</text:p>
              </table:table-cell>
              <table:table-cell office:value-type="float" office:value="0.214380506246">
                <text:p>0.214380506246</text:p>
              </table:table-cell>
              <table:table-cell office:value-type="float" office:value="0.229791666667">
                <text:p>0.229791666667</text:p>
              </table:table-cell>
              <table:table-cell office:value-type="float" office:value="0.216289365549">
                <text:p>0.216289365549</text:p>
              </table:table-cell>
              <table:table-cell office:value-type="float" office:value="0.230227646285">
                <text:p>0.230227646285</text:p>
              </table:table-cell>
              <table:table-cell office:value-type="float" office:value="0.220112056213">
                <text:p>0.220112056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704799474">
                <text:p>0.23704799474</text:p>
              </table:table-cell>
              <table:table-cell office:value-type="float" office:value="0.215223783695">
                <text:p>0.215223783695</text:p>
              </table:table-cell>
              <table:table-cell office:value-type="float" office:value="0.229914940828">
                <text:p>0.229914940828</text:p>
              </table:table-cell>
              <table:table-cell office:value-type="float" office:value="0.216736439842">
                <text:p>0.216736439842</text:p>
              </table:table-cell>
              <table:table-cell office:value-type="float" office:value="0.229193786982">
                <text:p>0.229193786982</text:p>
              </table:table-cell>
              <table:table-cell office:value-type="float" office:value="0.219966181788">
                <text:p>0.2199661817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6201512163">
                <text:p>0.236201512163</text:p>
              </table:table-cell>
              <table:table-cell office:value-type="float" office:value="0.214194690993">
                <text:p>0.214194690993</text:p>
              </table:table-cell>
              <table:table-cell office:value-type="float" office:value="0.230544049967">
                <text:p>0.230544049967</text:p>
              </table:table-cell>
              <table:table-cell office:value-type="float" office:value="0.216973537147">
                <text:p>0.216973537147</text:p>
              </table:table-cell>
              <table:table-cell office:value-type="float" office:value="0.22951183432">
                <text:p>0.22951183432</text:p>
              </table:table-cell>
              <table:table-cell office:value-type="float" office:value="0.219427247699">
                <text:p>0.219427247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4808514135">
                <text:p>0.234808514135</text:p>
              </table:table-cell>
              <table:table-cell office:value-type="float" office:value="0.214867357002">
                <text:p>0.214867357002</text:p>
              </table:table-cell>
              <table:table-cell office:value-type="float" office:value="0.229752218935">
                <text:p>0.229752218935</text:p>
              </table:table-cell>
              <table:table-cell office:value-type="float" office:value="0.216672501644">
                <text:p>0.216672501644</text:p>
              </table:table-cell>
              <table:table-cell office:value-type="float" office:value="0.229750986193">
                <text:p>0.229750986193</text:p>
              </table:table-cell>
              <table:table-cell office:value-type="float" office:value="0.219387902696">
                <text:p>0.219387902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7043063774">
                <text:p>0.237043063774</text:p>
              </table:table-cell>
              <table:table-cell office:value-type="float" office:value="0.215580456936">
                <text:p>0.215580456936</text:p>
              </table:table-cell>
              <table:table-cell office:value-type="float" office:value="0.229055719921">
                <text:p>0.229055719921</text:p>
              </table:table-cell>
              <table:table-cell office:value-type="float" office:value="0.216013724523">
                <text:p>0.216013724523</text:p>
              </table:table-cell>
              <table:table-cell office:value-type="float" office:value="0.229082018409">
                <text:p>0.229082018409</text:p>
              </table:table-cell>
              <table:table-cell office:value-type="float" office:value="0.21944980687">
                <text:p>0.21944980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6555309007">
                <text:p>0.236555309007</text:p>
              </table:table-cell>
              <table:table-cell office:value-type="float" office:value="0.215663050625">
                <text:p>0.215663050625</text:p>
              </table:table-cell>
              <table:table-cell office:value-type="float" office:value="0.228381410256">
                <text:p>0.228381410256</text:p>
              </table:table-cell>
              <table:table-cell office:value-type="float" office:value="0.215912598619">
                <text:p>0.215912598619</text:p>
              </table:table-cell>
              <table:table-cell office:value-type="float" office:value="0.228590154504">
                <text:p>0.228590154504</text:p>
              </table:table-cell>
              <table:table-cell office:value-type="float" office:value="0.219226084813">
                <text:p>0.219226084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5976331361">
                <text:p>0.235976331361</text:p>
              </table:table-cell>
              <table:table-cell office:value-type="float" office:value="0.215981097962">
                <text:p>0.215981097962</text:p>
              </table:table-cell>
              <table:table-cell office:value-type="float" office:value="0.227851742275">
                <text:p>0.227851742275</text:p>
              </table:table-cell>
              <table:table-cell office:value-type="float" office:value="0.215672460552">
                <text:p>0.215672460552</text:p>
              </table:table-cell>
              <table:table-cell office:value-type="float" office:value="0.228184171598">
                <text:p>0.228184171598</text:p>
              </table:table-cell>
              <table:table-cell office:value-type="float" office:value="0.21897318787">
                <text:p>0.2189731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6821581197">
                <text:p>0.236821581197</text:p>
              </table:table-cell>
              <table:table-cell office:value-type="float" office:value="0.216790680473">
                <text:p>0.216790680473</text:p>
              </table:table-cell>
              <table:table-cell office:value-type="float" office:value="0.226719674556">
                <text:p>0.226719674556</text:p>
              </table:table-cell>
              <table:table-cell office:value-type="float" office:value="0.215572526298">
                <text:p>0.215572526298</text:p>
              </table:table-cell>
              <table:table-cell office:value-type="float" office:value="0.228406886917">
                <text:p>0.228406886917</text:p>
              </table:table-cell>
              <table:table-cell office:value-type="float" office:value="0.219361254931">
                <text:p>0.219361254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589661407">
                <text:p>0.23589661407</text:p>
              </table:table-cell>
              <table:table-cell office:value-type="float" office:value="0.215233892176">
                <text:p>0.215233892176</text:p>
              </table:table-cell>
              <table:table-cell office:value-type="float" office:value="0.227679569362">
                <text:p>0.227679569362</text:p>
              </table:table-cell>
              <table:table-cell office:value-type="float" office:value="0.215903270874">
                <text:p>0.215903270874</text:p>
              </table:table-cell>
              <table:table-cell office:value-type="float" office:value="0.228007478632">
                <text:p>0.228007478632</text:p>
              </table:table-cell>
              <table:table-cell office:value-type="float" office:value="0.219128122945">
                <text:p>0.219128122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7504520053">
                <text:p>0.237504520053</text:p>
              </table:table-cell>
              <table:table-cell office:value-type="float" office:value="0.216535585141">
                <text:p>0.216535585141</text:p>
              </table:table-cell>
              <table:table-cell office:value-type="float" office:value="0.227506985536">
                <text:p>0.227506985536</text:p>
              </table:table-cell>
              <table:table-cell office:value-type="float" office:value="0.215637491782">
                <text:p>0.215637491782</text:p>
              </table:table-cell>
              <table:table-cell office:value-type="float" office:value="0.22834894806">
                <text:p>0.22834894806</text:p>
              </table:table-cell>
              <table:table-cell office:value-type="float" office:value="0.219189739481">
                <text:p>0.219189739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6091387245">
                <text:p>0.236091387245</text:p>
              </table:table-cell>
              <table:table-cell office:value-type="float" office:value="0.215467291256">
                <text:p>0.215467291256</text:p>
              </table:table-cell>
              <table:table-cell office:value-type="float" office:value="0.226428336621">
                <text:p>0.226428336621</text:p>
              </table:table-cell>
              <table:table-cell office:value-type="float" office:value="0.215766231098">
                <text:p>0.215766231098</text:p>
              </table:table-cell>
              <table:table-cell office:value-type="float" office:value="0.227944197896">
                <text:p>0.227944197896</text:p>
              </table:table-cell>
              <table:table-cell office:value-type="float" office:value="0.21929651545">
                <text:p>0.219296515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6280407627">
                <text:p>0.236280407627</text:p>
              </table:table-cell>
              <table:table-cell office:value-type="float" office:value="0.215772271532">
                <text:p>0.215772271532</text:p>
              </table:table-cell>
              <table:table-cell office:value-type="float" office:value="0.226230687048">
                <text:p>0.226230687048</text:p>
              </table:table-cell>
              <table:table-cell office:value-type="float" office:value="0.215547830375">
                <text:p>0.215547830375</text:p>
              </table:table-cell>
              <table:table-cell office:value-type="float" office:value="0.227895299145">
                <text:p>0.227895299145</text:p>
              </table:table-cell>
              <table:table-cell office:value-type="float" office:value="0.21903821499">
                <text:p>0.21903821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36223290598">
                <text:p>0.236223290598</text:p>
              </table:table-cell>
              <table:table-cell office:value-type="float" office:value="0.215326265615">
                <text:p>0.215326265615</text:p>
              </table:table-cell>
              <table:table-cell office:value-type="float" office:value="0.225987015122">
                <text:p>0.225987015122</text:p>
              </table:table-cell>
              <table:table-cell office:value-type="float" office:value="0.215571416831">
                <text:p>0.215571416831</text:p>
              </table:table-cell>
              <table:table-cell office:value-type="float" office:value="0.227804076266">
                <text:p>0.227804076266</text:p>
              </table:table-cell>
              <table:table-cell office:value-type="float" office:value="0.219196560651">
                <text:p>0.219196560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4945759369">
                <text:p>0.234945759369</text:p>
              </table:table-cell>
              <table:table-cell office:value-type="float" office:value="0.215182281394">
                <text:p>0.215182281394</text:p>
              </table:table-cell>
              <table:table-cell office:value-type="float" office:value="0.225308596318">
                <text:p>0.225308596318</text:p>
              </table:table-cell>
              <table:table-cell office:value-type="float" office:value="0.214992521368">
                <text:p>0.214992521368</text:p>
              </table:table-cell>
              <table:table-cell office:value-type="float" office:value="0.227663543721">
                <text:p>0.227663543721</text:p>
              </table:table-cell>
              <table:table-cell office:value-type="float" office:value="0.219060424885">
                <text:p>0.219060424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6116863905">
                <text:p>0.236116863905</text:p>
              </table:table-cell>
              <table:table-cell office:value-type="float" office:value="0.214515368179">
                <text:p>0.214515368179</text:p>
              </table:table-cell>
              <table:table-cell office:value-type="float" office:value="0.224986850756">
                <text:p>0.224986850756</text:p>
              </table:table-cell>
              <table:table-cell office:value-type="float" office:value="0.214758752465">
                <text:p>0.214758752465</text:p>
              </table:table-cell>
              <table:table-cell office:value-type="float" office:value="0.227166748849">
                <text:p>0.227166748849</text:p>
              </table:table-cell>
              <table:table-cell office:value-type="float" office:value="0.218990836621">
                <text:p>0.218990836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6401216305">
                <text:p>0.236401216305</text:p>
              </table:table-cell>
              <table:table-cell office:value-type="float" office:value="0.215116781723">
                <text:p>0.215116781723</text:p>
              </table:table-cell>
              <table:table-cell office:value-type="float" office:value="0.224566485865">
                <text:p>0.224566485865</text:p>
              </table:table-cell>
              <table:table-cell office:value-type="float" office:value="0.214976372452">
                <text:p>0.214976372452</text:p>
              </table:table-cell>
              <table:table-cell office:value-type="float" office:value="0.228257314267">
                <text:p>0.228257314267</text:p>
              </table:table-cell>
              <table:table-cell office:value-type="float" office:value="0.219046207265">
                <text:p>0.2190462072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5096153846">
                <text:p>0.235096153846</text:p>
              </table:table-cell>
              <table:table-cell office:value-type="float" office:value="0.21431073307">
                <text:p>0.21431073307</text:p>
              </table:table-cell>
              <table:table-cell office:value-type="float" office:value="0.226045775805">
                <text:p>0.226045775805</text:p>
              </table:table-cell>
              <table:table-cell office:value-type="float" office:value="0.215513108153">
                <text:p>0.215513108153</text:p>
              </table:table-cell>
              <table:table-cell office:value-type="float" office:value="0.22829799474">
                <text:p>0.22829799474</text:p>
              </table:table-cell>
              <table:table-cell office:value-type="float" office:value="0.218822690664">
                <text:p>0.218822690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4972057857">
                <text:p>0.234972057857</text:p>
              </table:table-cell>
              <table:table-cell office:value-type="float" office:value="0.213738576594">
                <text:p>0.213738576594</text:p>
              </table:table-cell>
              <table:table-cell office:value-type="float" office:value="0.225050131492">
                <text:p>0.225050131492</text:p>
              </table:table-cell>
              <table:table-cell office:value-type="float" office:value="0.215332018409">
                <text:p>0.215332018409</text:p>
              </table:table-cell>
              <table:table-cell office:value-type="float" office:value="0.22688239645">
                <text:p>0.22688239645</text:p>
              </table:table-cell>
              <table:table-cell office:value-type="float" office:value="0.21864246384">
                <text:p>0.218642463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6655571992">
                <text:p>0.236655571992</text:p>
              </table:table-cell>
              <table:table-cell office:value-type="float" office:value="0.214983727811">
                <text:p>0.214983727811</text:p>
              </table:table-cell>
              <table:table-cell office:value-type="float" office:value="0.224798652202">
                <text:p>0.224798652202</text:p>
              </table:table-cell>
              <table:table-cell office:value-type="float" office:value="0.215317595332">
                <text:p>0.215317595332</text:p>
              </table:table-cell>
              <table:table-cell office:value-type="float" office:value="0.226877465483">
                <text:p>0.226877465483</text:p>
              </table:table-cell>
              <table:table-cell office:value-type="float" office:value="0.218695718277">
                <text:p>0.218695718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8556459566">
                <text:p>0.238556459566</text:p>
              </table:table-cell>
              <table:table-cell office:value-type="float" office:value="0.216492028271">
                <text:p>0.216492028271</text:p>
              </table:table-cell>
              <table:table-cell office:value-type="float" office:value="0.225684582512">
                <text:p>0.225684582512</text:p>
              </table:table-cell>
              <table:table-cell office:value-type="float" office:value="0.215548980934">
                <text:p>0.215548980934</text:p>
              </table:table-cell>
              <table:table-cell office:value-type="float" office:value="0.22656517094">
                <text:p>0.22656517094</text:p>
              </table:table-cell>
              <table:table-cell office:value-type="float" office:value="0.218548200197">
                <text:p>0.21854820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7066485865">
                <text:p>0.237066485865</text:p>
              </table:table-cell>
              <table:table-cell office:value-type="float" office:value="0.215500904011">
                <text:p>0.215500904011</text:p>
              </table:table-cell>
              <table:table-cell office:value-type="float" office:value="0.224875493097">
                <text:p>0.224875493097</text:p>
              </table:table-cell>
              <table:table-cell office:value-type="float" office:value="0.215242357002">
                <text:p>0.215242357002</text:p>
              </table:table-cell>
              <table:table-cell office:value-type="float" office:value="0.227335223537">
                <text:p>0.227335223537</text:p>
              </table:table-cell>
              <table:table-cell office:value-type="float" office:value="0.218767648751">
                <text:p>0.2187676487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207264957">
                <text:p>0.236207264957</text:p>
              </table:table-cell>
              <table:table-cell office:value-type="float" office:value="0.215382149901">
                <text:p>0.215382149901</text:p>
              </table:table-cell>
              <table:table-cell office:value-type="float" office:value="0.225711291913">
                <text:p>0.225711291913</text:p>
              </table:table-cell>
              <table:table-cell office:value-type="float" office:value="0.215770792242">
                <text:p>0.215770792242</text:p>
              </table:table-cell>
              <table:table-cell office:value-type="float" office:value="0.227439184747">
                <text:p>0.227439184747</text:p>
              </table:table-cell>
              <table:table-cell office:value-type="float" office:value="0.218923837114">
                <text:p>0.218923837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4848372781">
                <text:p>0.234848372781</text:p>
              </table:table-cell>
              <table:table-cell office:value-type="float" office:value="0.215794789612">
                <text:p>0.215794789612</text:p>
              </table:table-cell>
              <table:table-cell office:value-type="float" office:value="0.225244493754">
                <text:p>0.225244493754</text:p>
              </table:table-cell>
              <table:table-cell office:value-type="float" office:value="0.21575739645">
                <text:p>0.21575739645</text:p>
              </table:table-cell>
              <table:table-cell office:value-type="float" office:value="0.226727892834">
                <text:p>0.226727892834</text:p>
              </table:table-cell>
              <table:table-cell office:value-type="float" office:value="0.218433555227">
                <text:p>0.2184335552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6846236029">
                <text:p>0.236846236029</text:p>
              </table:table-cell>
              <table:table-cell office:value-type="float" office:value="0.217215401052">
                <text:p>0.217215401052</text:p>
              </table:table-cell>
              <table:table-cell office:value-type="float" office:value="0.224526216305">
                <text:p>0.224526216305</text:p>
              </table:table-cell>
              <table:table-cell office:value-type="float" office:value="0.215530448718">
                <text:p>0.215530448718</text:p>
              </table:table-cell>
              <table:table-cell office:value-type="float" office:value="0.226563527285">
                <text:p>0.226563527285</text:p>
              </table:table-cell>
              <table:table-cell office:value-type="float" office:value="0.218231960881">
                <text:p>0.218231960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6726249178">
                <text:p>0.236726249178</text:p>
              </table:table-cell>
              <table:table-cell office:value-type="float" office:value="0.21675534188">
                <text:p>0.21675534188</text:p>
              </table:table-cell>
              <table:table-cell office:value-type="float" office:value="0.224663050625">
                <text:p>0.224663050625</text:p>
              </table:table-cell>
              <table:table-cell office:value-type="float" office:value="0.215351701183">
                <text:p>0.215351701183</text:p>
              </table:table-cell>
              <table:table-cell office:value-type="float" office:value="0.226147271532">
                <text:p>0.226147271532</text:p>
              </table:table-cell>
              <table:table-cell office:value-type="float" office:value="0.218447793393">
                <text:p>0.218447793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6696663379">
                <text:p>0.236696663379</text:p>
              </table:table-cell>
              <table:table-cell office:value-type="float" office:value="0.215527202498">
                <text:p>0.215527202498</text:p>
              </table:table-cell>
              <table:table-cell office:value-type="float" office:value="0.224597715319">
                <text:p>0.224597715319</text:p>
              </table:table-cell>
              <table:table-cell office:value-type="float" office:value="0.215592496713">
                <text:p>0.215592496713</text:p>
              </table:table-cell>
              <table:table-cell office:value-type="float" office:value="0.226554898093">
                <text:p>0.226554898093</text:p>
              </table:table-cell>
              <table:table-cell office:value-type="float" office:value="0.218464229947">
                <text:p>0.218464229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5503369494">
                <text:p>0.235503369494</text:p>
              </table:table-cell>
              <table:table-cell office:value-type="float" office:value="0.214013724523">
                <text:p>0.214013724523</text:p>
              </table:table-cell>
              <table:table-cell office:value-type="float" office:value="0.224496630506">
                <text:p>0.224496630506</text:p>
              </table:table-cell>
              <table:table-cell office:value-type="float" office:value="0.215753533859">
                <text:p>0.215753533859</text:p>
              </table:table-cell>
              <table:table-cell office:value-type="float" office:value="0.226808021039">
                <text:p>0.226808021039</text:p>
              </table:table-cell>
              <table:table-cell office:value-type="float" office:value="0.218559068869">
                <text:p>0.218559068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150805391">
                <text:p>0.235150805391</text:p>
              </table:table-cell>
              <table:table-cell office:value-type="float" office:value="0.213968523997">
                <text:p>0.213968523997</text:p>
              </table:table-cell>
              <table:table-cell office:value-type="float" office:value="0.224207758054">
                <text:p>0.224207758054</text:p>
              </table:table-cell>
              <table:table-cell office:value-type="float" office:value="0.215706402038">
                <text:p>0.215706402038</text:p>
              </table:table-cell>
              <table:table-cell office:value-type="float" office:value="0.226923487837">
                <text:p>0.226923487837</text:p>
              </table:table-cell>
              <table:table-cell office:value-type="float" office:value="0.218714003945">
                <text:p>0.218714003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966715976">
                <text:p>0.234966715976</text:p>
              </table:table-cell>
              <table:table-cell office:value-type="float" office:value="0.214171433268">
                <text:p>0.214171433268</text:p>
              </table:table-cell>
              <table:table-cell office:value-type="float" office:value="0.224066814596">
                <text:p>0.224066814596</text:p>
              </table:table-cell>
              <table:table-cell office:value-type="float" office:value="0.215956360947">
                <text:p>0.215956360947</text:p>
              </table:table-cell>
              <table:table-cell office:value-type="float" office:value="0.226761176857">
                <text:p>0.226761176857</text:p>
              </table:table-cell>
              <table:table-cell office:value-type="float" office:value="0.218684418146">
                <text:p>0.218684418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5766354372">
                <text:p>0.235766354372</text:p>
              </table:table-cell>
              <table:table-cell office:value-type="float" office:value="0.213830292571">
                <text:p>0.213830292571</text:p>
              </table:table-cell>
              <table:table-cell office:value-type="float" office:value="0.224659763314">
                <text:p>0.224659763314</text:p>
              </table:table-cell>
              <table:table-cell office:value-type="float" office:value="0.216216551611">
                <text:p>0.216216551611</text:p>
              </table:table-cell>
              <table:table-cell office:value-type="float" office:value="0.226536817883">
                <text:p>0.226536817883</text:p>
              </table:table-cell>
              <table:table-cell office:value-type="float" office:value="0.218703032544">
                <text:p>0.218703032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6488330046">
                <text:p>0.236488330046</text:p>
              </table:table-cell>
              <table:table-cell office:value-type="float" office:value="0.214784270217">
                <text:p>0.214784270217</text:p>
              </table:table-cell>
              <table:table-cell office:value-type="float" office:value="0.223911078238">
                <text:p>0.223911078238</text:p>
              </table:table-cell>
              <table:table-cell office:value-type="float" office:value="0.215612384944">
                <text:p>0.215612384944</text:p>
              </table:table-cell>
              <table:table-cell office:value-type="float" office:value="0.226397107166">
                <text:p>0.226397107166</text:p>
              </table:table-cell>
              <table:table-cell office:value-type="float" office:value="0.218470003287">
                <text:p>0.218470003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7149490467">
                <text:p>0.237149490467</text:p>
              </table:table-cell>
              <table:table-cell office:value-type="float" office:value="0.215006656805">
                <text:p>0.215006656805</text:p>
              </table:table-cell>
              <table:table-cell office:value-type="float" office:value="0.223274161736">
                <text:p>0.223274161736</text:p>
              </table:table-cell>
              <table:table-cell office:value-type="float" office:value="0.214961127548">
                <text:p>0.214961127548</text:p>
              </table:table-cell>
              <table:table-cell office:value-type="float" office:value="0.226325608153">
                <text:p>0.226325608153</text:p>
              </table:table-cell>
              <table:table-cell office:value-type="float" office:value="0.218299576759">
                <text:p>0.218299576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36886916502">
                <text:p>0.236886916502</text:p>
              </table:table-cell>
              <table:table-cell office:value-type="float" office:value="0.215421761999">
                <text:p>0.215421761999</text:p>
              </table:table-cell>
              <table:table-cell office:value-type="float" office:value="0.222874342538">
                <text:p>0.222874342538</text:p>
              </table:table-cell>
              <table:table-cell office:value-type="float" office:value="0.215323512492">
                <text:p>0.215323512492</text:p>
              </table:table-cell>
              <table:table-cell office:value-type="float" office:value="0.225438856016">
                <text:p>0.225438856016</text:p>
              </table:table-cell>
              <table:table-cell office:value-type="float" office:value="0.217810445431">
                <text:p>0.217810445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4268573307">
                <text:p>0.234268573307</text:p>
              </table:table-cell>
              <table:table-cell office:value-type="float" office:value="0.213762656147">
                <text:p>0.213762656147</text:p>
              </table:table-cell>
              <table:table-cell office:value-type="float" office:value="0.222930226824">
                <text:p>0.222930226824</text:p>
              </table:table-cell>
              <table:table-cell office:value-type="float" office:value="0.215325649244">
                <text:p>0.215325649244</text:p>
              </table:table-cell>
              <table:table-cell office:value-type="float" office:value="0.225451594346">
                <text:p>0.225451594346</text:p>
              </table:table-cell>
              <table:table-cell office:value-type="float" office:value="0.217619781394">
                <text:p>0.2176197813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3797255095">
                <text:p>0.233797255095</text:p>
              </table:table-cell>
              <table:table-cell office:value-type="float" office:value="0.213660585141">
                <text:p>0.213660585141</text:p>
              </table:table-cell>
              <table:table-cell office:value-type="float" office:value="0.223392504931">
                <text:p>0.223392504931</text:p>
              </table:table-cell>
              <table:table-cell office:value-type="float" office:value="0.215134574293">
                <text:p>0.215134574293</text:p>
              </table:table-cell>
              <table:table-cell office:value-type="float" office:value="0.226340401052">
                <text:p>0.226340401052</text:p>
              </table:table-cell>
              <table:table-cell office:value-type="float" office:value="0.218041810487">
                <text:p>0.218041810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5299967127">
                <text:p>0.235299967127</text:p>
              </table:table-cell>
              <table:table-cell office:value-type="float" office:value="0.214132971729">
                <text:p>0.214132971729</text:p>
              </table:table-cell>
              <table:table-cell office:value-type="float" office:value="0.222663543721">
                <text:p>0.222663543721</text:p>
              </table:table-cell>
              <table:table-cell office:value-type="float" office:value="0.215065294214">
                <text:p>0.215065294214</text:p>
              </table:table-cell>
              <table:table-cell office:value-type="float" office:value="0.225373931624">
                <text:p>0.225373931624</text:p>
              </table:table-cell>
              <table:table-cell office:value-type="float" office:value="0.217709504438">
                <text:p>0.217709504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4642504931">
                <text:p>0.234642504931</text:p>
              </table:table-cell>
              <table:table-cell office:value-type="float" office:value="0.214161982249">
                <text:p>0.214161982249</text:p>
              </table:table-cell>
              <table:table-cell office:value-type="float" office:value="0.223087606838">
                <text:p>0.223087606838</text:p>
              </table:table-cell>
              <table:table-cell office:value-type="float" office:value="0.21515018902">
                <text:p>0.21515018902</text:p>
              </table:table-cell>
              <table:table-cell office:value-type="float" office:value="0.226197403024">
                <text:p>0.226197403024</text:p>
              </table:table-cell>
              <table:table-cell office:value-type="float" office:value="0.217853406476">
                <text:p>0.217853406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5189431295">
                <text:p>0.235189431295</text:p>
              </table:table-cell>
              <table:table-cell office:value-type="float" office:value="0.215215729783">
                <text:p>0.215215729783</text:p>
              </table:table-cell>
              <table:table-cell office:value-type="float" office:value="0.223904092702">
                <text:p>0.223904092702</text:p>
              </table:table-cell>
              <table:table-cell office:value-type="float" office:value="0.21551154668">
                <text:p>0.21551154668</text:p>
              </table:table-cell>
              <table:table-cell office:value-type="float" office:value="0.226367521368">
                <text:p>0.226367521368</text:p>
              </table:table-cell>
              <table:table-cell office:value-type="float" office:value="0.217775928665">
                <text:p>0.217775928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6519148586">
                <text:p>0.236519148586</text:p>
              </table:table-cell>
              <table:table-cell office:value-type="float" office:value="0.215566732413">
                <text:p>0.215566732413</text:p>
              </table:table-cell>
              <table:table-cell office:value-type="float" office:value="0.222776134122">
                <text:p>0.222776134122</text:p>
              </table:table-cell>
              <table:table-cell office:value-type="float" office:value="0.215278024326">
                <text:p>0.215278024326</text:p>
              </table:table-cell>
              <table:table-cell office:value-type="float" office:value="0.225924556213">
                <text:p>0.225924556213</text:p>
              </table:table-cell>
              <table:table-cell office:value-type="float" office:value="0.217793330868">
                <text:p>0.217793330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5580210388">
                <text:p>0.235580210388</text:p>
              </table:table-cell>
              <table:table-cell office:value-type="float" office:value="0.214700115056">
                <text:p>0.214700115056</text:p>
              </table:table-cell>
              <table:table-cell office:value-type="float" office:value="0.223089661407">
                <text:p>0.223089661407</text:p>
              </table:table-cell>
              <table:table-cell office:value-type="float" office:value="0.215502424392">
                <text:p>0.215502424392</text:p>
              </table:table-cell>
              <table:table-cell office:value-type="float" office:value="0.226166584484">
                <text:p>0.226166584484</text:p>
              </table:table-cell>
              <table:table-cell office:value-type="float" office:value="0.218032482742">
                <text:p>0.218032482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3984631821">
                <text:p>0.233984631821</text:p>
              </table:table-cell>
              <table:table-cell office:value-type="float" office:value="0.214534023669">
                <text:p>0.214534023669</text:p>
              </table:table-cell>
              <table:table-cell office:value-type="float" office:value="0.223139792899">
                <text:p>0.223139792899</text:p>
              </table:table-cell>
              <table:table-cell office:value-type="float" office:value="0.215818663708">
                <text:p>0.215818663708</text:p>
              </table:table-cell>
              <table:table-cell office:value-type="float" office:value="0.226533530572">
                <text:p>0.226533530572</text:p>
              </table:table-cell>
              <table:table-cell office:value-type="float" office:value="0.217881184254">
                <text:p>0.2178811842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3692061144">
                <text:p>0.233692061144</text:p>
              </table:table-cell>
              <table:table-cell office:value-type="float" office:value="0.214618671926">
                <text:p>0.214618671926</text:p>
              </table:table-cell>
              <table:table-cell office:value-type="float" office:value="0.222909270217">
                <text:p>0.222909270217</text:p>
              </table:table-cell>
              <table:table-cell office:value-type="float" office:value="0.215834237344">
                <text:p>0.215834237344</text:p>
              </table:table-cell>
              <table:table-cell office:value-type="float" office:value="0.225644312952">
                <text:p>0.225644312952</text:p>
              </table:table-cell>
              <table:table-cell office:value-type="float" office:value="0.2176109262">
                <text:p>0.2176109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811637081">
                <text:p>0.233811637081</text:p>
              </table:table-cell>
              <table:table-cell office:value-type="float" office:value="0.215128944773">
                <text:p>0.215128944773</text:p>
              </table:table-cell>
              <table:table-cell office:value-type="float" office:value="0.222240713346">
                <text:p>0.222240713346</text:p>
              </table:table-cell>
              <table:table-cell office:value-type="float" office:value="0.215878451677">
                <text:p>0.215878451677</text:p>
              </table:table-cell>
              <table:table-cell office:value-type="float" office:value="0.226281229454">
                <text:p>0.226281229454</text:p>
              </table:table-cell>
              <table:table-cell office:value-type="float" office:value="0.217915146285">
                <text:p>0.217915146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677021696">
                <text:p>0.234677021696</text:p>
              </table:table-cell>
              <table:table-cell office:value-type="float" office:value="0.215466305062">
                <text:p>0.215466305062</text:p>
              </table:table-cell>
              <table:table-cell office:value-type="float" office:value="0.222683267587">
                <text:p>0.222683267587</text:p>
              </table:table-cell>
              <table:table-cell office:value-type="float" office:value="0.215730604865">
                <text:p>0.215730604865</text:p>
              </table:table-cell>
              <table:table-cell office:value-type="float" office:value="0.225798816568">
                <text:p>0.225798816568</text:p>
              </table:table-cell>
              <table:table-cell office:value-type="float" office:value="0.21782375904">
                <text:p>0.21782375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3378944773">
                <text:p>0.233378944773</text:p>
              </table:table-cell>
              <table:table-cell office:value-type="float" office:value="0.214432938856">
                <text:p>0.214432938856</text:p>
              </table:table-cell>
              <table:table-cell office:value-type="float" office:value="0.222651216305">
                <text:p>0.222651216305</text:p>
              </table:table-cell>
              <table:table-cell office:value-type="float" office:value="0.215441157133">
                <text:p>0.215441157133</text:p>
              </table:table-cell>
              <table:table-cell office:value-type="float" office:value="0.22565581854">
                <text:p>0.22565581854</text:p>
              </table:table-cell>
              <table:table-cell office:value-type="float" office:value="0.217845989481">
                <text:p>0.217845989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35515286">
                <text:p>0.2335515286</text:p>
              </table:table-cell>
              <table:table-cell office:value-type="float" office:value="0.214408941486">
                <text:p>0.214408941486</text:p>
              </table:table-cell>
              <table:table-cell office:value-type="float" office:value="0.222546844181">
                <text:p>0.222546844181</text:p>
              </table:table-cell>
              <table:table-cell office:value-type="float" office:value="0.215523668639">
                <text:p>0.215523668639</text:p>
              </table:table-cell>
              <table:table-cell office:value-type="float" office:value="0.225924967127">
                <text:p>0.225924967127</text:p>
              </table:table-cell>
              <table:table-cell office:value-type="float" office:value="0.217999445266">
                <text:p>0.217999445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2883793557">
                <text:p>0.232883793557</text:p>
              </table:table-cell>
              <table:table-cell office:value-type="float" office:value="0.213521531887">
                <text:p>0.213521531887</text:p>
              </table:table-cell>
              <table:table-cell office:value-type="float" office:value="0.222665187377">
                <text:p>0.222665187377</text:p>
              </table:table-cell>
              <table:table-cell office:value-type="float" office:value="0.21579355687">
                <text:p>0.21579355687</text:p>
              </table:table-cell>
              <table:table-cell office:value-type="float" office:value="0.226251643655">
                <text:p>0.226251643655</text:p>
              </table:table-cell>
              <table:table-cell office:value-type="float" office:value="0.21820868261">
                <text:p>0.21820868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3881081525">
                <text:p>0.233881081525</text:p>
              </table:table-cell>
              <table:table-cell office:value-type="float" office:value="0.214245233399">
                <text:p>0.214245233399</text:p>
              </table:table-cell>
              <table:table-cell office:value-type="float" office:value="0.222465072321">
                <text:p>0.222465072321</text:p>
              </table:table-cell>
              <table:table-cell office:value-type="float" office:value="0.215596646943">
                <text:p>0.215596646943</text:p>
              </table:table-cell>
              <table:table-cell office:value-type="float" office:value="0.226054815911">
                <text:p>0.226054815911</text:p>
              </table:table-cell>
              <table:table-cell office:value-type="float" office:value="0.21821550378">
                <text:p>0.21821550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277695595">
                <text:p>0.23277695595</text:p>
              </table:table-cell>
              <table:table-cell office:value-type="float" office:value="0.21353081854">
                <text:p>0.21353081854</text:p>
              </table:table-cell>
              <table:table-cell office:value-type="float" office:value="0.222242767916">
                <text:p>0.222242767916</text:p>
              </table:table-cell>
              <table:table-cell office:value-type="float" office:value="0.215645792242">
                <text:p>0.215645792242</text:p>
              </table:table-cell>
              <table:table-cell office:value-type="float" office:value="0.225878944773">
                <text:p>0.225878944773</text:p>
              </table:table-cell>
              <table:table-cell office:value-type="float" office:value="0.21826259451">
                <text:p>0.21826259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2069773176">
                <text:p>0.232069773176</text:p>
              </table:table-cell>
              <table:table-cell office:value-type="float" office:value="0.212889546351">
                <text:p>0.212889546351</text:p>
              </table:table-cell>
              <table:table-cell office:value-type="float" office:value="0.222153599606">
                <text:p>0.222153599606</text:p>
              </table:table-cell>
              <table:table-cell office:value-type="float" office:value="0.215533037475">
                <text:p>0.215533037475</text:p>
              </table:table-cell>
              <table:table-cell office:value-type="float" office:value="0.225722797502">
                <text:p>0.225722797502</text:p>
              </table:table-cell>
              <table:table-cell office:value-type="float" office:value="0.218041091387">
                <text:p>0.218041091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325977975">
                <text:p>0.23325977975</text:p>
              </table:table-cell>
              <table:table-cell office:value-type="float" office:value="0.21328287311">
                <text:p>0.21328287311</text:p>
              </table:table-cell>
              <table:table-cell office:value-type="float" office:value="0.221494904668">
                <text:p>0.221494904668</text:p>
              </table:table-cell>
              <table:table-cell office:value-type="float" office:value="0.215432692308">
                <text:p>0.215432692308</text:p>
              </table:table-cell>
              <table:table-cell office:value-type="float" office:value="0.224778517423">
                <text:p>0.224778517423</text:p>
              </table:table-cell>
              <table:table-cell office:value-type="float" office:value="0.218030777449">
                <text:p>0.21803077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2663954635">
                <text:p>0.232663954635</text:p>
              </table:table-cell>
              <table:table-cell office:value-type="float" office:value="0.21334804405">
                <text:p>0.21334804405</text:p>
              </table:table-cell>
              <table:table-cell office:value-type="float" office:value="0.221243425378">
                <text:p>0.221243425378</text:p>
              </table:table-cell>
              <table:table-cell office:value-type="float" office:value="0.215283448389">
                <text:p>0.215283448389</text:p>
              </table:table-cell>
              <table:table-cell office:value-type="float" office:value="0.224915762656">
                <text:p>0.224915762656</text:p>
              </table:table-cell>
              <table:table-cell office:value-type="float" office:value="0.217833477153">
                <text:p>0.217833477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0839086128">
                <text:p>0.230839086128</text:p>
              </table:table-cell>
              <table:table-cell office:value-type="float" office:value="0.212844345825">
                <text:p>0.212844345825</text:p>
              </table:table-cell>
              <table:table-cell office:value-type="float" office:value="0.221590236686">
                <text:p>0.221590236686</text:p>
              </table:table-cell>
              <table:table-cell office:value-type="float" office:value="0.215607618343">
                <text:p>0.215607618343</text:p>
              </table:table-cell>
              <table:table-cell office:value-type="float" office:value="0.224880013149">
                <text:p>0.224880013149</text:p>
              </table:table-cell>
              <table:table-cell office:value-type="float" office:value="0.21785381739">
                <text:p>0.21785381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0470496384">
                <text:p>0.230470496384</text:p>
              </table:table-cell>
              <table:table-cell office:value-type="float" office:value="0.212777449047">
                <text:p>0.212777449047</text:p>
              </table:table-cell>
              <table:table-cell office:value-type="float" office:value="0.221584483892">
                <text:p>0.221584483892</text:p>
              </table:table-cell>
              <table:table-cell office:value-type="float" office:value="0.215858316897">
                <text:p>0.215858316897</text:p>
              </table:table-cell>
              <table:table-cell office:value-type="float" office:value="0.225756081525">
                <text:p>0.225756081525</text:p>
              </table:table-cell>
              <table:table-cell office:value-type="float" office:value="0.218350509533">
                <text:p>0.218350509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31684746877">
                <text:p>0.231684746877</text:p>
              </table:table-cell>
              <table:table-cell office:value-type="float" office:value="0.212755259698">
                <text:p>0.212755259698</text:p>
              </table:table-cell>
              <table:table-cell office:value-type="float" office:value="0.221847468771">
                <text:p>0.221847468771</text:p>
              </table:table-cell>
              <table:table-cell office:value-type="float" office:value="0.215103632479">
                <text:p>0.215103632479</text:p>
              </table:table-cell>
              <table:table-cell office:value-type="float" office:value="0.225163954635">
                <text:p>0.225163954635</text:p>
              </table:table-cell>
              <table:table-cell office:value-type="float" office:value="0.218040331197">
                <text:p>0.2180403311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1429569362">
                <text:p>0.231429569362</text:p>
              </table:table-cell>
              <table:table-cell office:value-type="float" office:value="0.213084976989">
                <text:p>0.213084976989</text:p>
              </table:table-cell>
              <table:table-cell office:value-type="float" office:value="0.221690499671">
                <text:p>0.221690499671</text:p>
              </table:table-cell>
              <table:table-cell office:value-type="float" office:value="0.215526175214">
                <text:p>0.215526175214</text:p>
              </table:table-cell>
              <table:table-cell office:value-type="float" office:value="0.225202991453">
                <text:p>0.225202991453</text:p>
              </table:table-cell>
              <table:table-cell office:value-type="float" office:value="0.218127835306">
                <text:p>0.218127835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027161407">
                <text:p>0.23027161407</text:p>
              </table:table-cell>
              <table:table-cell office:value-type="float" office:value="0.212568458251">
                <text:p>0.212568458251</text:p>
              </table:table-cell>
              <table:table-cell office:value-type="float" office:value="0.221441074951">
                <text:p>0.221441074951</text:p>
              </table:table-cell>
              <table:table-cell office:value-type="float" office:value="0.215181665023">
                <text:p>0.215181665023</text:p>
              </table:table-cell>
              <table:table-cell office:value-type="float" office:value="0.224911242604">
                <text:p>0.224911242604</text:p>
              </table:table-cell>
              <table:table-cell office:value-type="float" office:value="0.218138909435">
                <text:p>0.218138909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1958415516">
                <text:p>0.231958415516</text:p>
              </table:table-cell>
              <table:table-cell office:value-type="float" office:value="0.213265039448">
                <text:p>0.213265039448</text:p>
              </table:table-cell>
              <table:table-cell office:value-type="float" office:value="0.221065910585">
                <text:p>0.221065910585</text:p>
              </table:table-cell>
              <table:table-cell office:value-type="float" office:value="0.215374095989">
                <text:p>0.215374095989</text:p>
              </table:table-cell>
              <table:table-cell office:value-type="float" office:value="0.225340236686">
                <text:p>0.225340236686</text:p>
              </table:table-cell>
              <table:table-cell office:value-type="float" office:value="0.218057363577">
                <text:p>0.218057363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0842373439">
                <text:p>0.230842373439</text:p>
              </table:table-cell>
              <table:table-cell office:value-type="float" office:value="0.213294953978">
                <text:p>0.213294953978</text:p>
              </table:table-cell>
              <table:table-cell office:value-type="float" office:value="0.221242192636">
                <text:p>0.221242192636</text:p>
              </table:table-cell>
              <table:table-cell office:value-type="float" office:value="0.215558431953">
                <text:p>0.215558431953</text:p>
              </table:table-cell>
              <table:table-cell office:value-type="float" office:value="0.224896860618">
                <text:p>0.224896860618</text:p>
              </table:table-cell>
              <table:table-cell office:value-type="float" office:value="0.218298220743">
                <text:p>0.2182982207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31948142669">
                <text:p>0.231948142669</text:p>
              </table:table-cell>
              <table:table-cell office:value-type="float" office:value="0.214350262985">
                <text:p>0.214350262985</text:p>
              </table:table-cell>
              <table:table-cell office:value-type="float" office:value="0.22179651545">
                <text:p>0.22179651545</text:p>
              </table:table-cell>
              <table:table-cell office:value-type="float" office:value="0.215713305391">
                <text:p>0.215713305391</text:p>
              </table:table-cell>
              <table:table-cell office:value-type="float" office:value="0.224591551611">
                <text:p>0.224591551611</text:p>
              </table:table-cell>
              <table:table-cell office:value-type="float" office:value="0.218213572485">
                <text:p>0.2182135724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1799802761">
                <text:p>0.231799802761</text:p>
              </table:table-cell>
              <table:table-cell office:value-type="float" office:value="0.213881163708">
                <text:p>0.213881163708</text:p>
              </table:table-cell>
              <table:table-cell office:value-type="float" office:value="0.221423405654">
                <text:p>0.221423405654</text:p>
              </table:table-cell>
              <table:table-cell office:value-type="float" office:value="0.215811143984">
                <text:p>0.215811143984</text:p>
              </table:table-cell>
              <table:table-cell office:value-type="float" office:value="0.225051775148">
                <text:p>0.225051775148</text:p>
              </table:table-cell>
              <table:table-cell office:value-type="float" office:value="0.217989254602">
                <text:p>0.217989254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2274408284">
                <text:p>0.232274408284</text:p>
              </table:table-cell>
              <table:table-cell office:value-type="float" office:value="0.213608316897">
                <text:p>0.213608316897</text:p>
              </table:table-cell>
              <table:table-cell office:value-type="float" office:value="0.220945512821">
                <text:p>0.220945512821</text:p>
              </table:table-cell>
              <table:table-cell office:value-type="float" office:value="0.215573348126">
                <text:p>0.215573348126</text:p>
              </table:table-cell>
              <table:table-cell office:value-type="float" office:value="0.224641683103">
                <text:p>0.224641683103</text:p>
              </table:table-cell>
              <table:table-cell office:value-type="float" office:value="0.218005793886">
                <text:p>0.2180057938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1300131492">
                <text:p>0.231300131492</text:p>
              </table:table-cell>
              <table:table-cell office:value-type="float" office:value="0.212739562788">
                <text:p>0.212739562788</text:p>
              </table:table-cell>
              <table:table-cell office:value-type="float" office:value="0.220713757396">
                <text:p>0.220713757396</text:p>
              </table:table-cell>
              <table:table-cell office:value-type="float" office:value="0.215318581525">
                <text:p>0.215318581525</text:p>
              </table:table-cell>
              <table:table-cell office:value-type="float" office:value="0.224892340565">
                <text:p>0.224892340565</text:p>
              </table:table-cell>
              <table:table-cell office:value-type="float" office:value="0.218368610289">
                <text:p>0.218368610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1882807364">
                <text:p>0.231882807364</text:p>
              </table:table-cell>
              <table:table-cell office:value-type="float" office:value="0.212776462853">
                <text:p>0.212776462853</text:p>
              </table:table-cell>
              <table:table-cell office:value-type="float" office:value="0.221238083498">
                <text:p>0.221238083498</text:p>
              </table:table-cell>
              <table:table-cell office:value-type="float" office:value="0.21565639382">
                <text:p>0.21565639382</text:p>
              </table:table-cell>
              <table:table-cell office:value-type="float" office:value="0.224359385273">
                <text:p>0.224359385273</text:p>
              </table:table-cell>
              <table:table-cell office:value-type="float" office:value="0.218324108317">
                <text:p>0.218324108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0285585141">
                <text:p>0.230285585141</text:p>
              </table:table-cell>
              <table:table-cell office:value-type="float" office:value="0.212447896121">
                <text:p>0.212447896121</text:p>
              </table:table-cell>
              <table:table-cell office:value-type="float" office:value="0.220743754109">
                <text:p>0.220743754109</text:p>
              </table:table-cell>
              <table:table-cell office:value-type="float" office:value="0.215776503945">
                <text:p>0.215776503945</text:p>
              </table:table-cell>
              <table:table-cell office:value-type="float" office:value="0.224400887574">
                <text:p>0.224400887574</text:p>
              </table:table-cell>
              <table:table-cell office:value-type="float" office:value="0.21835100263">
                <text:p>0.21835100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9104207758">
                <text:p>0.229104207758</text:p>
              </table:table-cell>
              <table:table-cell office:value-type="float" office:value="0.211326347798">
                <text:p>0.211326347798</text:p>
              </table:table-cell>
              <table:table-cell office:value-type="float" office:value="0.220851824458">
                <text:p>0.220851824458</text:p>
              </table:table-cell>
              <table:table-cell office:value-type="float" office:value="0.215554733728">
                <text:p>0.215554733728</text:p>
              </table:table-cell>
              <table:table-cell office:value-type="float" office:value="0.224312952005">
                <text:p>0.224312952005</text:p>
              </table:table-cell>
              <table:table-cell office:value-type="float" office:value="0.218049412393">
                <text:p>0.218049412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9790844839">
                <text:p>0.229790844839</text:p>
              </table:table-cell>
              <table:table-cell office:value-type="float" office:value="0.211841962525">
                <text:p>0.211841962525</text:p>
              </table:table-cell>
              <table:table-cell office:value-type="float" office:value="0.22048816568">
                <text:p>0.22048816568</text:p>
              </table:table-cell>
              <table:table-cell office:value-type="float" office:value="0.215627465483">
                <text:p>0.215627465483</text:p>
              </table:table-cell>
              <table:table-cell office:value-type="float" office:value="0.224055719921">
                <text:p>0.224055719921</text:p>
              </table:table-cell>
              <table:table-cell office:value-type="float" office:value="0.218092024162">
                <text:p>0.218092024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9074621959">
                <text:p>0.229074621959</text:p>
              </table:table-cell>
              <table:table-cell office:value-type="float" office:value="0.211550213675">
                <text:p>0.211550213675</text:p>
              </table:table-cell>
              <table:table-cell office:value-type="float" office:value="0.220953320184">
                <text:p>0.220953320184</text:p>
              </table:table-cell>
              <table:table-cell office:value-type="float" office:value="0.215886382314">
                <text:p>0.215886382314</text:p>
              </table:table-cell>
              <table:table-cell office:value-type="float" office:value="0.224157215648">
                <text:p>0.224157215648</text:p>
              </table:table-cell>
              <table:table-cell office:value-type="float" office:value="0.218125452005">
                <text:p>0.218125452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842003616">
                <text:p>0.22842003616</text:p>
              </table:table-cell>
              <table:table-cell office:value-type="float" office:value="0.21096120973">
                <text:p>0.21096120973</text:p>
              </table:table-cell>
              <table:table-cell office:value-type="float" office:value="0.220710470085">
                <text:p>0.220710470085</text:p>
              </table:table-cell>
              <table:table-cell office:value-type="float" office:value="0.21560071499">
                <text:p>0.21560071499</text:p>
              </table:table-cell>
              <table:table-cell office:value-type="float" office:value="0.224107084155">
                <text:p>0.224107084155</text:p>
              </table:table-cell>
              <table:table-cell office:value-type="float" office:value="0.218129088593">
                <text:p>0.2181290885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7591633794">
                <text:p>0.227591633794</text:p>
              </table:table-cell>
              <table:table-cell office:value-type="float" office:value="0.211249506903">
                <text:p>0.211249506903</text:p>
              </table:table-cell>
              <table:table-cell office:value-type="float" office:value="0.220347633136">
                <text:p>0.220347633136</text:p>
              </table:table-cell>
              <table:table-cell office:value-type="float" office:value="0.215580744576">
                <text:p>0.215580744576</text:p>
              </table:table-cell>
              <table:table-cell office:value-type="float" office:value="0.224280489809">
                <text:p>0.224280489809</text:p>
              </table:table-cell>
              <table:table-cell office:value-type="float" office:value="0.217915598291">
                <text:p>0.217915598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8471400394">
                <text:p>0.228471400394</text:p>
              </table:table-cell>
              <table:table-cell office:value-type="float" office:value="0.211090072321">
                <text:p>0.211090072321</text:p>
              </table:table-cell>
              <table:table-cell office:value-type="float" office:value="0.220086702827">
                <text:p>0.220086702827</text:p>
              </table:table-cell>
              <table:table-cell office:value-type="float" office:value="0.215375575279">
                <text:p>0.215375575279</text:p>
              </table:table-cell>
              <table:table-cell office:value-type="float" office:value="0.22519312952">
                <text:p>0.22519312952</text:p>
              </table:table-cell>
              <table:table-cell office:value-type="float" office:value="0.218438794379">
                <text:p>0.2184387943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7408366206">
                <text:p>0.227408366206</text:p>
              </table:table-cell>
              <table:table-cell office:value-type="float" office:value="0.209593359632">
                <text:p>0.209593359632</text:p>
              </table:table-cell>
              <table:table-cell office:value-type="float" office:value="0.220067800789">
                <text:p>0.220067800789</text:p>
              </table:table-cell>
              <table:table-cell office:value-type="float" office:value="0.215526175214">
                <text:p>0.215526175214</text:p>
              </table:table-cell>
              <table:table-cell office:value-type="float" office:value="0.224719345825">
                <text:p>0.224719345825</text:p>
              </table:table-cell>
              <table:table-cell office:value-type="float" office:value="0.21806989645">
                <text:p>0.218069896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8332100592">
                <text:p>0.228332100592</text:p>
              </table:table-cell>
              <table:table-cell office:value-type="float" office:value="0.209683267587">
                <text:p>0.209683267587</text:p>
              </table:table-cell>
              <table:table-cell office:value-type="float" office:value="0.220451594346">
                <text:p>0.220451594346</text:p>
              </table:table-cell>
              <table:table-cell office:value-type="float" office:value="0.215717332347">
                <text:p>0.215717332347</text:p>
              </table:table-cell>
              <table:table-cell office:value-type="float" office:value="0.22440787311">
                <text:p>0.22440787311</text:p>
              </table:table-cell>
              <table:table-cell office:value-type="float" office:value="0.21822142094">
                <text:p>0.21822142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706278764">
                <text:p>0.22706278764</text:p>
              </table:table-cell>
              <table:table-cell office:value-type="float" office:value="0.209317965155">
                <text:p>0.209317965155</text:p>
              </table:table-cell>
              <table:table-cell office:value-type="float" office:value="0.220339003945">
                <text:p>0.220339003945</text:p>
              </table:table-cell>
              <table:table-cell office:value-type="float" office:value="0.215622698882">
                <text:p>0.215622698882</text:p>
              </table:table-cell>
              <table:table-cell office:value-type="float" office:value="0.224625246548">
                <text:p>0.224625246548</text:p>
              </table:table-cell>
              <table:table-cell office:value-type="float" office:value="0.218122000329">
                <text:p>0.218122000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634122288">
                <text:p>0.22634122288</text:p>
              </table:table-cell>
              <table:table-cell office:value-type="float" office:value="0.209148833005">
                <text:p>0.209148833005</text:p>
              </table:table-cell>
              <table:table-cell office:value-type="float" office:value="0.220255177515">
                <text:p>0.220255177515</text:p>
              </table:table-cell>
              <table:table-cell office:value-type="float" office:value="0.215713017751">
                <text:p>0.215713017751</text:p>
              </table:table-cell>
              <table:table-cell office:value-type="float" office:value="0.22469756739">
                <text:p>0.22469756739</text:p>
              </table:table-cell>
              <table:table-cell office:value-type="float" office:value="0.218148750822">
                <text:p>0.218148750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6193293886">
                <text:p>0.226193293886</text:p>
              </table:table-cell>
              <table:table-cell office:value-type="float" office:value="0.209464332676">
                <text:p>0.209464332676</text:p>
              </table:table-cell>
              <table:table-cell office:value-type="float" office:value="0.220131492439">
                <text:p>0.220131492439</text:p>
              </table:table-cell>
              <table:table-cell office:value-type="float" office:value="0.215576799803">
                <text:p>0.215576799803</text:p>
              </table:table-cell>
              <table:table-cell office:value-type="float" office:value="0.22414365549">
                <text:p>0.22414365549</text:p>
              </table:table-cell>
              <table:table-cell office:value-type="float" office:value="0.2181531476">
                <text:p>0.2181531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6785420776">
                <text:p>0.226785420776</text:p>
              </table:table-cell>
              <table:table-cell office:value-type="float" office:value="0.209457100592">
                <text:p>0.209457100592</text:p>
              </table:table-cell>
              <table:table-cell office:value-type="float" office:value="0.219775230112">
                <text:p>0.219775230112</text:p>
              </table:table-cell>
              <table:table-cell office:value-type="float" office:value="0.215429857002">
                <text:p>0.215429857002</text:p>
              </table:table-cell>
              <table:table-cell office:value-type="float" office:value="0.224137902696">
                <text:p>0.224137902696</text:p>
              </table:table-cell>
              <table:table-cell office:value-type="float" office:value="0.218332018409">
                <text:p>0.2183320184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6851577909">
                <text:p>0.226851577909</text:p>
              </table:table-cell>
              <table:table-cell office:value-type="float" office:value="0.209557692308">
                <text:p>0.209557692308</text:p>
              </table:table-cell>
              <table:table-cell office:value-type="float" office:value="0.22005095332">
                <text:p>0.22005095332</text:p>
              </table:table-cell>
              <table:table-cell office:value-type="float" office:value="0.215714209402">
                <text:p>0.215714209402</text:p>
              </table:table-cell>
              <table:table-cell office:value-type="float" office:value="0.224772353715">
                <text:p>0.224772353715</text:p>
              </table:table-cell>
              <table:table-cell office:value-type="float" office:value="0.218228365385">
                <text:p>0.218228365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7041009204">
                <text:p>0.227041009204</text:p>
              </table:table-cell>
              <table:table-cell office:value-type="float" office:value="0.209497781065">
                <text:p>0.209497781065</text:p>
              </table:table-cell>
              <table:table-cell office:value-type="float" office:value="0.219649490467">
                <text:p>0.219649490467</text:p>
              </table:table-cell>
              <table:table-cell office:value-type="float" office:value="0.215385724852">
                <text:p>0.215385724852</text:p>
              </table:table-cell>
              <table:table-cell office:value-type="float" office:value="0.224003122945">
                <text:p>0.224003122945</text:p>
              </table:table-cell>
              <table:table-cell office:value-type="float" office:value="0.218233357988">
                <text:p>0.218233357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7063198554">
                <text:p>0.227063198554</text:p>
              </table:table-cell>
              <table:table-cell office:value-type="float" office:value="0.208764792899">
                <text:p>0.208764792899</text:p>
              </table:table-cell>
              <table:table-cell office:value-type="float" office:value="0.22">
                <text:p>0.22</text:p>
              </table:table-cell>
              <table:table-cell office:value-type="float" office:value="0.215473906969">
                <text:p>0.215473906969</text:p>
              </table:table-cell>
              <table:table-cell office:value-type="float" office:value="0.22427843524">
                <text:p>0.22427843524</text:p>
              </table:table-cell>
              <table:table-cell office:value-type="float" office:value="0.218223208416">
                <text:p>0.218223208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8178418803">
                <text:p>0.228178418803</text:p>
              </table:table-cell>
              <table:table-cell office:value-type="float" office:value="0.208897682446">
                <text:p>0.208897682446</text:p>
              </table:table-cell>
              <table:table-cell office:value-type="float" office:value="0.220062869822">
                <text:p>0.220062869822</text:p>
              </table:table-cell>
              <table:table-cell office:value-type="float" office:value="0.215339497041">
                <text:p>0.215339497041</text:p>
              </table:table-cell>
              <table:table-cell office:value-type="float" office:value="0.224148175542">
                <text:p>0.224148175542</text:p>
              </table:table-cell>
              <table:table-cell office:value-type="float" office:value="0.218246260684">
                <text:p>0.218246260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7036078238">
                <text:p>0.227036078238</text:p>
              </table:table-cell>
              <table:table-cell office:value-type="float" office:value="0.208953155819">
                <text:p>0.208953155819</text:p>
              </table:table-cell>
              <table:table-cell office:value-type="float" office:value="0.219673323471">
                <text:p>0.219673323471</text:p>
              </table:table-cell>
              <table:table-cell office:value-type="float" office:value="0.215469715648">
                <text:p>0.215469715648</text:p>
              </table:table-cell>
              <table:table-cell office:value-type="float" office:value="0.223814102564">
                <text:p>0.223814102564</text:p>
              </table:table-cell>
              <table:table-cell office:value-type="float" office:value="0.218098619329">
                <text:p>0.2180986193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8957511506">
                <text:p>0.228957511506</text:p>
              </table:table-cell>
              <table:table-cell office:value-type="float" office:value="0.209708086785">
                <text:p>0.209708086785</text:p>
              </table:table-cell>
              <table:table-cell office:value-type="float" office:value="0.219741535174">
                <text:p>0.219741535174</text:p>
              </table:table-cell>
              <table:table-cell office:value-type="float" office:value="0.215328895464">
                <text:p>0.215328895464</text:p>
              </table:table-cell>
              <table:table-cell office:value-type="float" office:value="0.223787804076">
                <text:p>0.223787804076</text:p>
              </table:table-cell>
              <table:table-cell office:value-type="float" office:value="0.218204614563">
                <text:p>0.218204614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7938034188">
                <text:p>0.227938034188</text:p>
              </table:table-cell>
              <table:table-cell office:value-type="float" office:value="0.210384533202">
                <text:p>0.210384533202</text:p>
              </table:table-cell>
              <table:table-cell office:value-type="float" office:value="0.219653599606">
                <text:p>0.219653599606</text:p>
              </table:table-cell>
              <table:table-cell office:value-type="float" office:value="0.215411900066">
                <text:p>0.215411900066</text:p>
              </table:table-cell>
              <table:table-cell office:value-type="float" office:value="0.224001068376">
                <text:p>0.224001068376</text:p>
              </table:table-cell>
              <table:table-cell office:value-type="float" office:value="0.218227523011">
                <text:p>0.2182275230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7759286654">
                <text:p>0.227759286654</text:p>
              </table:table-cell>
              <table:table-cell office:value-type="float" office:value="0.210429487179">
                <text:p>0.210429487179</text:p>
              </table:table-cell>
              <table:table-cell office:value-type="float" office:value="0.219786324786">
                <text:p>0.219786324786</text:p>
              </table:table-cell>
              <table:table-cell office:value-type="float" office:value="0.215410050953">
                <text:p>0.215410050953</text:p>
              </table:table-cell>
              <table:table-cell office:value-type="float" office:value="0.223987097304">
                <text:p>0.223987097304</text:p>
              </table:table-cell>
              <table:table-cell office:value-type="float" office:value="0.217990816075">
                <text:p>0.217990816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8385108481">
                <text:p>0.228385108481</text:p>
              </table:table-cell>
              <table:table-cell office:value-type="float" office:value="0.210700197239">
                <text:p>0.210700197239</text:p>
              </table:table-cell>
              <table:table-cell office:value-type="float" office:value="0.219962195924">
                <text:p>0.219962195924</text:p>
              </table:table-cell>
              <table:table-cell office:value-type="float" office:value="0.2154007643">
                <text:p>0.2154007643</text:p>
              </table:table-cell>
              <table:table-cell office:value-type="float" office:value="0.224401709402">
                <text:p>0.224401709402</text:p>
              </table:table-cell>
              <table:table-cell office:value-type="float" office:value="0.218000164366">
                <text:p>0.218000164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9742767916">
                <text:p>0.229742767916</text:p>
              </table:table-cell>
              <table:table-cell office:value-type="float" office:value="0.21141025641">
                <text:p>0.21141025641</text:p>
              </table:table-cell>
              <table:table-cell office:value-type="float" office:value="0.220487343853">
                <text:p>0.220487343853</text:p>
              </table:table-cell>
              <table:table-cell office:value-type="float" office:value="0.21589040927">
                <text:p>0.21589040927</text:p>
              </table:table-cell>
              <table:table-cell office:value-type="float" office:value="0.224347057857">
                <text:p>0.224347057857</text:p>
              </table:table-cell>
              <table:table-cell office:value-type="float" office:value="0.217975838264">
                <text:p>0.217975838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28406886917">
                <text:p>0.228406886917</text:p>
              </table:table-cell>
              <table:table-cell office:value-type="float" office:value="0.211283119658">
                <text:p>0.211283119658</text:p>
              </table:table-cell>
              <table:table-cell office:value-type="float" office:value="0.219898915187">
                <text:p>0.219898915187</text:p>
              </table:table-cell>
              <table:table-cell office:value-type="float" office:value="0.215495521039">
                <text:p>0.215495521039</text:p>
              </table:table-cell>
              <table:table-cell office:value-type="float" office:value="0.224118589744">
                <text:p>0.224118589744</text:p>
              </table:table-cell>
              <table:table-cell office:value-type="float" office:value="0.217999671269">
                <text:p>0.217999671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834894806">
                <text:p>0.22834894806</text:p>
              </table:table-cell>
              <table:table-cell office:value-type="float" office:value="0.211570923734">
                <text:p>0.211570923734</text:p>
              </table:table-cell>
              <table:table-cell office:value-type="float" office:value="0.220156558185">
                <text:p>0.220156558185</text:p>
              </table:table-cell>
              <table:table-cell office:value-type="float" office:value="0.215594674556">
                <text:p>0.215594674556</text:p>
              </table:table-cell>
              <table:table-cell office:value-type="float" office:value="0.223805473373">
                <text:p>0.223805473373</text:p>
              </table:table-cell>
              <table:table-cell office:value-type="float" office:value="0.217801035503">
                <text:p>0.217801035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8060075608">
                <text:p>0.228060075608</text:p>
              </table:table-cell>
              <table:table-cell office:value-type="float" office:value="0.210967291256">
                <text:p>0.210967291256</text:p>
              </table:table-cell>
              <table:table-cell office:value-type="float" office:value="0.220700197239">
                <text:p>0.220700197239</text:p>
              </table:table-cell>
              <table:table-cell office:value-type="float" office:value="0.215862343853">
                <text:p>0.215862343853</text:p>
              </table:table-cell>
              <table:table-cell office:value-type="float" office:value="0.223784105851">
                <text:p>0.223784105851</text:p>
              </table:table-cell>
              <table:table-cell office:value-type="float" office:value="0.217805843195">
                <text:p>0.217805843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8839990138">
                <text:p>0.228839990138</text:p>
              </table:table-cell>
              <table:table-cell office:value-type="float" office:value="0.211475098619">
                <text:p>0.211475098619</text:p>
              </table:table-cell>
              <table:table-cell office:value-type="float" office:value="0.220252712032">
                <text:p>0.220252712032</text:p>
              </table:table-cell>
              <table:table-cell office:value-type="float" office:value="0.215784722222">
                <text:p>0.215784722222</text:p>
              </table:table-cell>
              <table:table-cell office:value-type="float" office:value="0.223833415516">
                <text:p>0.223833415516</text:p>
              </table:table-cell>
              <table:table-cell office:value-type="float" office:value="0.217759081197">
                <text:p>0.2177590811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27542324129">
                <text:p>0.227542324129</text:p>
              </table:table-cell>
              <table:table-cell office:value-type="float" office:value="0.21144699211">
                <text:p>0.21144699211</text:p>
              </table:table-cell>
              <table:table-cell office:value-type="float" office:value="0.220182034845">
                <text:p>0.220182034845</text:p>
              </table:table-cell>
              <table:table-cell office:value-type="float" office:value="0.215787269888">
                <text:p>0.215787269888</text:p>
              </table:table-cell>
              <table:table-cell office:value-type="float" office:value="0.223777942143">
                <text:p>0.223777942143</text:p>
              </table:table-cell>
              <table:table-cell office:value-type="float" office:value="0.217679158448">
                <text:p>0.217679158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8770956607">
                <text:p>0.228770956607</text:p>
              </table:table-cell>
              <table:table-cell office:value-type="float" office:value="0.211536900066">
                <text:p>0.211536900066</text:p>
              </table:table-cell>
              <table:table-cell office:value-type="float" office:value="0.219658119658">
                <text:p>0.219658119658</text:p>
              </table:table-cell>
              <table:table-cell office:value-type="float" office:value="0.21563387574">
                <text:p>0.21563387574</text:p>
              </table:table-cell>
              <table:table-cell office:value-type="float" office:value="0.223557692308">
                <text:p>0.223557692308</text:p>
              </table:table-cell>
              <table:table-cell office:value-type="float" office:value="0.217583066239">
                <text:p>0.217583066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8616042078">
                <text:p>0.228616042078</text:p>
              </table:table-cell>
              <table:table-cell office:value-type="float" office:value="0.211950197239">
                <text:p>0.211950197239</text:p>
              </table:table-cell>
              <table:table-cell office:value-type="float" office:value="0.22003821499">
                <text:p>0.22003821499</text:p>
              </table:table-cell>
              <table:table-cell office:value-type="float" office:value="0.21583115549">
                <text:p>0.21583115549</text:p>
              </table:table-cell>
              <table:table-cell office:value-type="float" office:value="0.22350386259">
                <text:p>0.22350386259</text:p>
              </table:table-cell>
              <table:table-cell office:value-type="float" office:value="0.21753850263">
                <text:p>0.217538502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6727071006">
                <text:p>0.226727071006</text:p>
              </table:table-cell>
              <table:table-cell office:value-type="float" office:value="0.211049309665">
                <text:p>0.211049309665</text:p>
              </table:table-cell>
              <table:table-cell office:value-type="float" office:value="0.219607577252">
                <text:p>0.219607577252</text:p>
              </table:table-cell>
              <table:table-cell office:value-type="float" office:value="0.215413420447">
                <text:p>0.215413420447</text:p>
              </table:table-cell>
              <table:table-cell office:value-type="float" office:value="0.223586045365">
                <text:p>0.223586045365</text:p>
              </table:table-cell>
              <table:table-cell office:value-type="float" office:value="0.217455908941">
                <text:p>0.217455908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2809952334">
                <text:p>0.22809952334</text:p>
              </table:table-cell>
              <table:table-cell office:value-type="float" office:value="0.211311390533">
                <text:p>0.211311390533</text:p>
              </table:table-cell>
              <table:table-cell office:value-type="float" office:value="0.219909598948">
                <text:p>0.219909598948</text:p>
              </table:table-cell>
              <table:table-cell office:value-type="float" office:value="0.215670816897">
                <text:p>0.215670816897</text:p>
              </table:table-cell>
              <table:table-cell office:value-type="float" office:value="0.222951594346">
                <text:p>0.222951594346</text:p>
              </table:table-cell>
              <table:table-cell office:value-type="float" office:value="0.217225776627">
                <text:p>0.217225776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7493014464">
                <text:p>0.227493014464</text:p>
              </table:table-cell>
              <table:table-cell office:value-type="float" office:value="0.211966798159">
                <text:p>0.211966798159</text:p>
              </table:table-cell>
              <table:table-cell office:value-type="float" office:value="0.219384451019">
                <text:p>0.219384451019</text:p>
              </table:table-cell>
              <table:table-cell office:value-type="float" office:value="0.215330169297">
                <text:p>0.215330169297</text:p>
              </table:table-cell>
              <table:table-cell office:value-type="float" office:value="0.223262656147">
                <text:p>0.223262656147</text:p>
              </table:table-cell>
              <table:table-cell office:value-type="float" office:value="0.217069485536">
                <text:p>0.217069485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7552186062">
                <text:p>0.227552186062</text:p>
              </table:table-cell>
              <table:table-cell office:value-type="float" office:value="0.211055226824">
                <text:p>0.211055226824</text:p>
              </table:table-cell>
              <table:table-cell office:value-type="float" office:value="0.219495397765">
                <text:p>0.219495397765</text:p>
              </table:table-cell>
              <table:table-cell office:value-type="float" office:value="0.215376273833">
                <text:p>0.215376273833</text:p>
              </table:table-cell>
              <table:table-cell office:value-type="float" office:value="0.222909681131">
                <text:p>0.222909681131</text:p>
              </table:table-cell>
              <table:table-cell office:value-type="float" office:value="0.216994103386">
                <text:p>0.216994103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8621383958">
                <text:p>0.228621383958</text:p>
              </table:table-cell>
              <table:table-cell office:value-type="float" office:value="0.21155539119">
                <text:p>0.21155539119</text:p>
              </table:table-cell>
              <table:table-cell office:value-type="float" office:value="0.219648668639">
                <text:p>0.219648668639</text:p>
              </table:table-cell>
              <table:table-cell office:value-type="float" office:value="0.21556278764">
                <text:p>0.21556278764</text:p>
              </table:table-cell>
              <table:table-cell office:value-type="float" office:value="0.222775312295">
                <text:p>0.222775312295</text:p>
              </table:table-cell>
              <table:table-cell office:value-type="float" office:value="0.216698348126">
                <text:p>0.216698348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425378041">
                <text:p>0.223425378041</text:p>
              </table:table-cell>
              <table:table-cell office:value-type="float" office:value="0.178019641683">
                <text:p>0.178019641683</text:p>
              </table:table-cell>
              <table:table-cell office:value-type="float" office:value="0.237730522682">
                <text:p>0.237730522682</text:p>
              </table:table-cell>
              <table:table-cell office:value-type="float" office:value="0.177792858317">
                <text:p>0.177792858317</text:p>
              </table:table-cell>
              <table:table-cell office:value-type="float" office:value="0.254583744247">
                <text:p>0.254583744247</text:p>
              </table:table-cell>
              <table:table-cell office:value-type="float" office:value="0.178960778271">
                <text:p>0.178960778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215401052">
                <text:p>0.228215401052</text:p>
              </table:table-cell>
              <table:table-cell office:value-type="float" office:value="0.188405900723">
                <text:p>0.188405900723</text:p>
              </table:table-cell>
              <table:table-cell office:value-type="float" office:value="0.243486604208">
                <text:p>0.243486604208</text:p>
              </table:table-cell>
              <table:table-cell office:value-type="float" office:value="0.185117767916">
                <text:p>0.185117767916</text:p>
              </table:table-cell>
              <table:table-cell office:value-type="float" office:value="0.2607523833">
                <text:p>0.2607523833</text:p>
              </table:table-cell>
              <table:table-cell office:value-type="float" office:value="0.186009286654">
                <text:p>0.186009286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9840976331">
                <text:p>0.229840976331</text:p>
              </table:table-cell>
              <table:table-cell office:value-type="float" office:value="0.192900558843">
                <text:p>0.192900558843</text:p>
              </table:table-cell>
              <table:table-cell office:value-type="float" office:value="0.24750739645">
                <text:p>0.24750739645</text:p>
              </table:table-cell>
              <table:table-cell office:value-type="float" office:value="0.19266321499">
                <text:p>0.19266321499</text:p>
              </table:table-cell>
              <table:table-cell office:value-type="float" office:value="0.265592948718">
                <text:p>0.265592948718</text:p>
              </table:table-cell>
              <table:table-cell office:value-type="float" office:value="0.192245623767">
                <text:p>0.19224562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2380834977">
                <text:p>0.232380834977</text:p>
              </table:table-cell>
              <table:table-cell office:value-type="float" office:value="0.199023011177">
                <text:p>0.199023011177</text:p>
              </table:table-cell>
              <table:table-cell office:value-type="float" office:value="0.249966305062">
                <text:p>0.249966305062</text:p>
              </table:table-cell>
              <table:table-cell office:value-type="float" office:value="0.198660050953">
                <text:p>0.198660050953</text:p>
              </table:table-cell>
              <table:table-cell office:value-type="float" office:value="0.269354043393">
                <text:p>0.269354043393</text:p>
              </table:table-cell>
              <table:table-cell office:value-type="float" office:value="0.198040927022">
                <text:p>0.198040927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4375821828">
                <text:p>0.234375821828</text:p>
              </table:table-cell>
              <table:table-cell office:value-type="float" office:value="0.203623109796">
                <text:p>0.203623109796</text:p>
              </table:table-cell>
              <table:table-cell office:value-type="float" office:value="0.251558185404">
                <text:p>0.251558185404</text:p>
              </table:table-cell>
              <table:table-cell office:value-type="float" office:value="0.201721893491">
                <text:p>0.201721893491</text:p>
              </table:table-cell>
              <table:table-cell office:value-type="float" office:value="0.27415433925">
                <text:p>0.27415433925</text:p>
              </table:table-cell>
              <table:table-cell office:value-type="float" office:value="0.202463634122">
                <text:p>0.202463634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473126233">
                <text:p>0.236473126233</text:p>
              </table:table-cell>
              <table:table-cell office:value-type="float" office:value="0.206897189349">
                <text:p>0.206897189349</text:p>
              </table:table-cell>
              <table:table-cell office:value-type="float" office:value="0.253248685076">
                <text:p>0.253248685076</text:p>
              </table:table-cell>
              <table:table-cell office:value-type="float" office:value="0.204675994412">
                <text:p>0.204675994412</text:p>
              </table:table-cell>
              <table:table-cell office:value-type="float" office:value="0.272874753452">
                <text:p>0.272874753452</text:p>
              </table:table-cell>
              <table:table-cell office:value-type="float" office:value="0.205347366042">
                <text:p>0.205347366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6163708087">
                <text:p>0.236163708087</text:p>
              </table:table-cell>
              <table:table-cell office:value-type="float" office:value="0.21026273833">
                <text:p>0.21026273833</text:p>
              </table:table-cell>
              <table:table-cell office:value-type="float" office:value="0.25147066075">
                <text:p>0.25147066075</text:p>
              </table:table-cell>
              <table:table-cell office:value-type="float" office:value="0.207805719921">
                <text:p>0.207805719921</text:p>
              </table:table-cell>
              <table:table-cell office:value-type="float" office:value="0.274078320184">
                <text:p>0.274078320184</text:p>
              </table:table-cell>
              <table:table-cell office:value-type="float" office:value="0.208938034188">
                <text:p>0.20893803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7742850099">
                <text:p>0.237742850099</text:p>
              </table:table-cell>
              <table:table-cell office:value-type="float" office:value="0.212868918475">
                <text:p>0.212868918475</text:p>
              </table:table-cell>
              <table:table-cell office:value-type="float" office:value="0.251766107824">
                <text:p>0.251766107824</text:p>
              </table:table-cell>
              <table:table-cell office:value-type="float" office:value="0.210727071006">
                <text:p>0.210727071006</text:p>
              </table:table-cell>
              <table:table-cell office:value-type="float" office:value="0.275509944116">
                <text:p>0.275509944116</text:p>
              </table:table-cell>
              <table:table-cell office:value-type="float" office:value="0.211297131821">
                <text:p>0.211297131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0568293886">
                <text:p>0.240568293886</text:p>
              </table:table-cell>
              <table:table-cell office:value-type="float" office:value="0.215847057857">
                <text:p>0.215847057857</text:p>
              </table:table-cell>
              <table:table-cell office:value-type="float" office:value="0.252873109796">
                <text:p>0.252873109796</text:p>
              </table:table-cell>
              <table:table-cell office:value-type="float" office:value="0.211544748521">
                <text:p>0.211544748521</text:p>
              </table:table-cell>
              <table:table-cell office:value-type="float" office:value="0.273347715319">
                <text:p>0.273347715319</text:p>
              </table:table-cell>
              <table:table-cell office:value-type="float" office:value="0.213813301282">
                <text:p>0.213813301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2435486522">
                <text:p>0.242435486522</text:p>
              </table:table-cell>
              <table:table-cell office:value-type="float" office:value="0.217197978304">
                <text:p>0.217197978304</text:p>
              </table:table-cell>
              <table:table-cell office:value-type="float" office:value="0.255578155819">
                <text:p>0.255578155819</text:p>
              </table:table-cell>
              <table:table-cell office:value-type="float" office:value="0.214626725838">
                <text:p>0.214626725838</text:p>
              </table:table-cell>
              <table:table-cell office:value-type="float" office:value="0.270372287968">
                <text:p>0.270372287968</text:p>
              </table:table-cell>
              <table:table-cell office:value-type="float" office:value="0.21433086785">
                <text:p>0.21433086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3690828402">
                <text:p>0.243690828402</text:p>
              </table:table-cell>
              <table:table-cell office:value-type="float" office:value="0.218593934911">
                <text:p>0.218593934911</text:p>
              </table:table-cell>
              <table:table-cell office:value-type="float" office:value="0.255242850099">
                <text:p>0.255242850099</text:p>
              </table:table-cell>
              <table:table-cell office:value-type="float" office:value="0.216279133794">
                <text:p>0.216279133794</text:p>
              </table:table-cell>
              <table:table-cell office:value-type="float" office:value="0.270846071663">
                <text:p>0.270846071663</text:p>
              </table:table-cell>
              <table:table-cell office:value-type="float" office:value="0.216635375575">
                <text:p>0.216635375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3468523997">
                <text:p>0.243468523997</text:p>
              </table:table-cell>
              <table:table-cell office:value-type="float" office:value="0.219449375411">
                <text:p>0.219449375411</text:p>
              </table:table-cell>
              <table:table-cell office:value-type="float" office:value="0.253993261012">
                <text:p>0.253993261012</text:p>
              </table:table-cell>
              <table:table-cell office:value-type="float" office:value="0.217889340894">
                <text:p>0.217889340894</text:p>
              </table:table-cell>
              <table:table-cell office:value-type="float" office:value="0.268535502959">
                <text:p>0.268535502959</text:p>
              </table:table-cell>
              <table:table-cell office:value-type="float" office:value="0.217301651874">
                <text:p>0.217301651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223537147">
                <text:p>0.245223537147</text:p>
              </table:table-cell>
              <table:table-cell office:value-type="float" office:value="0.22084508547">
                <text:p>0.22084508547</text:p>
              </table:table-cell>
              <table:table-cell office:value-type="float" office:value="0.255730193951">
                <text:p>0.255730193951</text:p>
              </table:table-cell>
              <table:table-cell office:value-type="float" office:value="0.219731221236">
                <text:p>0.219731221236</text:p>
              </table:table-cell>
              <table:table-cell office:value-type="float" office:value="0.269056541749">
                <text:p>0.269056541749</text:p>
              </table:table-cell>
              <table:table-cell office:value-type="float" office:value="0.21878125">
                <text:p>0.218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731097962">
                <text:p>0.248731097962</text:p>
              </table:table-cell>
              <table:table-cell office:value-type="float" office:value="0.222771696252">
                <text:p>0.222771696252</text:p>
              </table:table-cell>
              <table:table-cell office:value-type="float" office:value="0.256599276792">
                <text:p>0.256599276792</text:p>
              </table:table-cell>
              <table:table-cell office:value-type="float" office:value="0.219922296187">
                <text:p>0.219922296187</text:p>
              </table:table-cell>
              <table:table-cell office:value-type="float" office:value="0.269119000657">
                <text:p>0.269119000657</text:p>
              </table:table-cell>
              <table:table-cell office:value-type="float" office:value="0.220710819362">
                <text:p>0.220710819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8415927022">
                <text:p>0.248415927022</text:p>
              </table:table-cell>
              <table:table-cell office:value-type="float" office:value="0.224297172913">
                <text:p>0.224297172913</text:p>
              </table:table-cell>
              <table:table-cell office:value-type="float" office:value="0.257069362262">
                <text:p>0.257069362262</text:p>
              </table:table-cell>
              <table:table-cell office:value-type="float" office:value="0.221270504602">
                <text:p>0.221270504602</text:p>
              </table:table-cell>
              <table:table-cell office:value-type="float" office:value="0.268576594346">
                <text:p>0.268576594346</text:p>
              </table:table-cell>
              <table:table-cell office:value-type="float" office:value="0.222122657791">
                <text:p>0.222122657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522764629">
                <text:p>0.248522764629</text:p>
              </table:table-cell>
              <table:table-cell office:value-type="float" office:value="0.226100673899">
                <text:p>0.226100673899</text:p>
              </table:table-cell>
              <table:table-cell office:value-type="float" office:value="0.256734878369">
                <text:p>0.256734878369</text:p>
              </table:table-cell>
              <table:table-cell office:value-type="float" office:value="0.221626972387">
                <text:p>0.221626972387</text:p>
              </table:table-cell>
              <table:table-cell office:value-type="float" office:value="0.268071581197">
                <text:p>0.268071581197</text:p>
              </table:table-cell>
              <table:table-cell office:value-type="float" office:value="0.223351351907">
                <text:p>0.223351351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9327744905">
                <text:p>0.249327744905</text:p>
              </table:table-cell>
              <table:table-cell office:value-type="float" office:value="0.227420857988">
                <text:p>0.227420857988</text:p>
              </table:table-cell>
              <table:table-cell office:value-type="float" office:value="0.258325936884">
                <text:p>0.258325936884</text:p>
              </table:table-cell>
              <table:table-cell office:value-type="float" office:value="0.222738288955">
                <text:p>0.222738288955</text:p>
              </table:table-cell>
              <table:table-cell office:value-type="float" office:value="0.268164858646">
                <text:p>0.268164858646</text:p>
              </table:table-cell>
              <table:table-cell office:value-type="float" office:value="0.224377177844">
                <text:p>0.224377177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2794625247">
                <text:p>0.252794625247</text:p>
              </table:table-cell>
              <table:table-cell office:value-type="float" office:value="0.23043573307">
                <text:p>0.23043573307</text:p>
              </table:table-cell>
              <table:table-cell office:value-type="float" office:value="0.256782544379">
                <text:p>0.256782544379</text:p>
              </table:table-cell>
              <table:table-cell office:value-type="float" office:value="0.225509286654">
                <text:p>0.225509286654</text:p>
              </table:table-cell>
              <table:table-cell office:value-type="float" office:value="0.269854536489">
                <text:p>0.269854536489</text:p>
              </table:table-cell>
              <table:table-cell office:value-type="float" office:value="0.227609282544">
                <text:p>0.227609282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174391847">
                <text:p>0.256174391847</text:p>
              </table:table-cell>
              <table:table-cell office:value-type="float" office:value="0.23511522025">
                <text:p>0.23511522025</text:p>
              </table:table-cell>
              <table:table-cell office:value-type="float" office:value="0.2602132643">
                <text:p>0.2602132643</text:p>
              </table:table-cell>
              <table:table-cell office:value-type="float" office:value="0.230795529257">
                <text:p>0.230795529257</text:p>
              </table:table-cell>
              <table:table-cell office:value-type="float" office:value="0.272652449047">
                <text:p>0.272652449047</text:p>
              </table:table-cell>
              <table:table-cell office:value-type="float" office:value="0.23283249096">
                <text:p>0.23283249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431295201">
                <text:p>0.259431295201</text:p>
              </table:table-cell>
              <table:table-cell office:value-type="float" office:value="0.240976084813">
                <text:p>0.240976084813</text:p>
              </table:table-cell>
              <table:table-cell office:value-type="float" office:value="0.263521531887">
                <text:p>0.263521531887</text:p>
              </table:table-cell>
              <table:table-cell office:value-type="float" office:value="0.236882149901">
                <text:p>0.236882149901</text:p>
              </table:table-cell>
              <table:table-cell office:value-type="float" office:value="0.275850180802">
                <text:p>0.275850180802</text:p>
              </table:table-cell>
              <table:table-cell office:value-type="float" office:value="0.240377609303">
                <text:p>0.240377609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95586785">
                <text:p>0.26395586785</text:p>
              </table:table-cell>
              <table:table-cell office:value-type="float" office:value="0.247640450362">
                <text:p>0.247640450362</text:p>
              </table:table-cell>
              <table:table-cell office:value-type="float" office:value="0.267781065089">
                <text:p>0.267781065089</text:p>
              </table:table-cell>
              <table:table-cell office:value-type="float" office:value="0.2443554405">
                <text:p>0.2443554405</text:p>
              </table:table-cell>
              <table:table-cell office:value-type="float" office:value="0.280965236686">
                <text:p>0.280965236686</text:p>
              </table:table-cell>
              <table:table-cell office:value-type="float" office:value="0.248386628863">
                <text:p>0.248386628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8807527942">
                <text:p>0.268807527942</text:p>
              </table:table-cell>
              <table:table-cell office:value-type="float" office:value="0.254071581197">
                <text:p>0.254071581197</text:p>
              </table:table-cell>
              <table:table-cell office:value-type="float" office:value="0.272201676529">
                <text:p>0.272201676529</text:p>
              </table:table-cell>
              <table:table-cell office:value-type="float" office:value="0.251508547009">
                <text:p>0.251508547009</text:p>
              </table:table-cell>
              <table:table-cell office:value-type="float" office:value="0.286319033531">
                <text:p>0.286319033531</text:p>
              </table:table-cell>
              <table:table-cell office:value-type="float" office:value="0.256658489481">
                <text:p>0.256658489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581525312">
                <text:p>0.273581525312</text:p>
              </table:table-cell>
              <table:table-cell office:value-type="float" office:value="0.26051273833">
                <text:p>0.26051273833</text:p>
              </table:table-cell>
              <table:table-cell office:value-type="float" office:value="0.277984056542">
                <text:p>0.277984056542</text:p>
              </table:table-cell>
              <table:table-cell office:value-type="float" office:value="0.258278065417">
                <text:p>0.258278065417</text:p>
              </table:table-cell>
              <table:table-cell office:value-type="float" office:value="0.290572813938">
                <text:p>0.290572813938</text:p>
              </table:table-cell>
              <table:table-cell office:value-type="float" office:value="0.263554302268">
                <text:p>0.263554302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807404668">
                <text:p>0.27807404668</text:p>
              </table:table-cell>
              <table:table-cell office:value-type="float" office:value="0.266217784352">
                <text:p>0.266217784352</text:p>
              </table:table-cell>
              <table:table-cell office:value-type="float" office:value="0.283788625904">
                <text:p>0.283788625904</text:p>
              </table:table-cell>
              <table:table-cell office:value-type="float" office:value="0.26473191979">
                <text:p>0.26473191979</text:p>
              </table:table-cell>
              <table:table-cell office:value-type="float" office:value="0.296331771861">
                <text:p>0.296331771861</text:p>
              </table:table-cell>
              <table:table-cell office:value-type="float" office:value="0.269971667488">
                <text:p>0.269971667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273175542">
                <text:p>0.282273175542</text:p>
              </table:table-cell>
              <table:table-cell office:value-type="float" office:value="0.271322813938">
                <text:p>0.271322813938</text:p>
              </table:table-cell>
              <table:table-cell office:value-type="float" office:value="0.288238412229">
                <text:p>0.288238412229</text:p>
              </table:table-cell>
              <table:table-cell office:value-type="float" office:value="0.270584483892">
                <text:p>0.270584483892</text:p>
              </table:table-cell>
              <table:table-cell office:value-type="float" office:value="0.300191485865">
                <text:p>0.300191485865</text:p>
              </table:table-cell>
              <table:table-cell office:value-type="float" office:value="0.275857001972">
                <text:p>0.275857001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989398422">
                <text:p>0.287989398422</text:p>
              </table:table-cell>
              <table:table-cell office:value-type="float" office:value="0.277092948718">
                <text:p>0.277092948718</text:p>
              </table:table-cell>
              <table:table-cell office:value-type="float" office:value="0.292704635108">
                <text:p>0.292704635108</text:p>
              </table:table-cell>
              <table:table-cell office:value-type="float" office:value="0.275644189678">
                <text:p>0.275644189678</text:p>
              </table:table-cell>
              <table:table-cell office:value-type="float" office:value="0.305267504931">
                <text:p>0.305267504931</text:p>
              </table:table-cell>
              <table:table-cell office:value-type="float" office:value="0.281009204471">
                <text:p>0.281009204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3250739645">
                <text:p>0.293250739645</text:p>
              </table:table-cell>
              <table:table-cell office:value-type="float" office:value="0.282226988823">
                <text:p>0.282226988823</text:p>
              </table:table-cell>
              <table:table-cell office:value-type="float" office:value="0.298820677186">
                <text:p>0.298820677186</text:p>
              </table:table-cell>
              <table:table-cell office:value-type="float" office:value="0.281095989481">
                <text:p>0.281095989481</text:p>
              </table:table-cell>
              <table:table-cell office:value-type="float" office:value="0.310160667324">
                <text:p>0.310160667324</text:p>
              </table:table-cell>
              <table:table-cell office:value-type="float" office:value="0.286511731591">
                <text:p>0.286511731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145956607">
                <text:p>0.298145956607</text:p>
              </table:table-cell>
              <table:table-cell office:value-type="float" office:value="0.287298241289">
                <text:p>0.287298241289</text:p>
              </table:table-cell>
              <table:table-cell office:value-type="float" office:value="0.304693047337">
                <text:p>0.304693047337</text:p>
              </table:table-cell>
              <table:table-cell office:value-type="float" office:value="0.287170857988">
                <text:p>0.287170857988</text:p>
              </table:table-cell>
              <table:table-cell office:value-type="float" office:value="0.314605111769">
                <text:p>0.314605111769</text:p>
              </table:table-cell>
              <table:table-cell office:value-type="float" office:value="0.291950484878">
                <text:p>0.291950484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44312952">
                <text:p>0.30144312952</text:p>
              </table:table-cell>
              <table:table-cell office:value-type="float" office:value="0.291566732413">
                <text:p>0.291566732413</text:p>
              </table:table-cell>
              <table:table-cell office:value-type="float" office:value="0.310054651545">
                <text:p>0.310054651545</text:p>
              </table:table-cell>
              <table:table-cell office:value-type="float" office:value="0.292491206443">
                <text:p>0.292491206443</text:p>
              </table:table-cell>
              <table:table-cell office:value-type="float" office:value="0.31908530572">
                <text:p>0.31908530572</text:p>
              </table:table-cell>
              <table:table-cell office:value-type="float" office:value="0.296698779586">
                <text:p>0.29669877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712113741">
                <text:p>0.305712113741</text:p>
              </table:table-cell>
              <table:table-cell office:value-type="float" office:value="0.296155325444">
                <text:p>0.296155325444</text:p>
              </table:table-cell>
              <table:table-cell office:value-type="float" office:value="0.31351660092">
                <text:p>0.31351660092</text:p>
              </table:table-cell>
              <table:table-cell office:value-type="float" office:value="0.297174802761">
                <text:p>0.297174802761</text:p>
              </table:table-cell>
              <table:table-cell office:value-type="float" office:value="0.323778763971">
                <text:p>0.323778763971</text:p>
              </table:table-cell>
              <table:table-cell office:value-type="float" office:value="0.300903928337">
                <text:p>0.300903928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214086128">
                <text:p>0.310214086128</text:p>
              </table:table-cell>
              <table:table-cell office:value-type="float" office:value="0.300278763971">
                <text:p>0.300278763971</text:p>
              </table:table-cell>
              <table:table-cell office:value-type="float" office:value="0.318776709402">
                <text:p>0.318776709402</text:p>
              </table:table-cell>
              <table:table-cell office:value-type="float" office:value="0.301811061801">
                <text:p>0.301811061801</text:p>
              </table:table-cell>
              <table:table-cell office:value-type="float" office:value="0.328598372781">
                <text:p>0.328598372781</text:p>
              </table:table-cell>
              <table:table-cell office:value-type="float" office:value="0.305486953485">
                <text:p>0.305486953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4614562788">
                <text:p>0.314614562788</text:p>
              </table:table-cell>
              <table:table-cell office:value-type="float" office:value="0.304831032216">
                <text:p>0.304831032216</text:p>
              </table:table-cell>
              <table:table-cell office:value-type="float" office:value="0.322060322156">
                <text:p>0.322060322156</text:p>
              </table:table-cell>
              <table:table-cell office:value-type="float" office:value="0.306415475016">
                <text:p>0.306415475016</text:p>
              </table:table-cell>
              <table:table-cell office:value-type="float" office:value="0.33458620973">
                <text:p>0.33458620973</text:p>
              </table:table-cell>
              <table:table-cell office:value-type="float" office:value="0.310185383794">
                <text:p>0.310185383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0012327416">
                <text:p>0.320012327416</text:p>
              </table:table-cell>
              <table:table-cell office:value-type="float" office:value="0.309308596318">
                <text:p>0.309308596318</text:p>
              </table:table-cell>
              <table:table-cell office:value-type="float" office:value="0.327754355687">
                <text:p>0.327754355687</text:p>
              </table:table-cell>
              <table:table-cell office:value-type="float" office:value="0.311496589415">
                <text:p>0.311496589415</text:p>
              </table:table-cell>
              <table:table-cell office:value-type="float" office:value="0.338317718606">
                <text:p>0.338317718606</text:p>
              </table:table-cell>
              <table:table-cell office:value-type="float" office:value="0.314048056377">
                <text:p>0.314048056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4053665352">
                <text:p>0.324053665352</text:p>
              </table:table-cell>
              <table:table-cell office:value-type="float" office:value="0.313638642341">
                <text:p>0.313638642341</text:p>
              </table:table-cell>
              <table:table-cell office:value-type="float" office:value="0.331479289941">
                <text:p>0.331479289941</text:p>
              </table:table-cell>
              <table:table-cell office:value-type="float" office:value="0.316160461867">
                <text:p>0.316160461867</text:p>
              </table:table-cell>
              <table:table-cell office:value-type="float" office:value="0.342466305062">
                <text:p>0.342466305062</text:p>
              </table:table-cell>
              <table:table-cell office:value-type="float" office:value="0.318713839579">
                <text:p>0.318713839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8216633794">
                <text:p>0.328216633794</text:p>
              </table:table-cell>
              <table:table-cell office:value-type="float" office:value="0.318194773176">
                <text:p>0.318194773176</text:p>
              </table:table-cell>
              <table:table-cell office:value-type="float" office:value="0.335945101907">
                <text:p>0.335945101907</text:p>
              </table:table-cell>
              <table:table-cell office:value-type="float" office:value="0.320819033531">
                <text:p>0.320819033531</text:p>
              </table:table-cell>
              <table:table-cell office:value-type="float" office:value="0.34733234714">
                <text:p>0.34733234714</text:p>
              </table:table-cell>
              <table:table-cell office:value-type="float" office:value="0.323193211703">
                <text:p>0.32319321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2800378041">
                <text:p>0.332800378041</text:p>
              </table:table-cell>
              <table:table-cell office:value-type="float" office:value="0.322822156476">
                <text:p>0.322822156476</text:p>
              </table:table-cell>
              <table:table-cell office:value-type="float" office:value="0.340865795529">
                <text:p>0.340865795529</text:p>
              </table:table-cell>
              <table:table-cell office:value-type="float" office:value="0.325454183103">
                <text:p>0.325454183103</text:p>
              </table:table-cell>
              <table:table-cell office:value-type="float" office:value="0.351347797502">
                <text:p>0.351347797502</text:p>
              </table:table-cell>
              <table:table-cell office:value-type="float" office:value="0.327368733563">
                <text:p>0.327368733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6002218935">
                <text:p>0.336002218935</text:p>
              </table:table-cell>
              <table:table-cell office:value-type="float" office:value="0.326749835634">
                <text:p>0.326749835634</text:p>
              </table:table-cell>
              <table:table-cell office:value-type="float" office:value="0.344407051282">
                <text:p>0.344407051282</text:p>
              </table:table-cell>
              <table:table-cell office:value-type="float" office:value="0.329331771861">
                <text:p>0.329331771861</text:p>
              </table:table-cell>
              <table:table-cell office:value-type="float" office:value="0.355330785667">
                <text:p>0.355330785667</text:p>
              </table:table-cell>
              <table:table-cell office:value-type="float" office:value="0.331580107659">
                <text:p>0.331580107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9238576594">
                <text:p>0.339238576594</text:p>
              </table:table-cell>
              <table:table-cell office:value-type="float" office:value="0.329887409599">
                <text:p>0.329887409599</text:p>
              </table:table-cell>
              <table:table-cell office:value-type="float" office:value="0.348216633794">
                <text:p>0.348216633794</text:p>
              </table:table-cell>
              <table:table-cell office:value-type="float" office:value="0.3331445595">
                <text:p>0.3331445595</text:p>
              </table:table-cell>
              <table:table-cell office:value-type="float" office:value="0.359817143327">
                <text:p>0.359817143327</text:p>
              </table:table-cell>
              <table:table-cell office:value-type="float" office:value="0.33639322403">
                <text:p>0.33639322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3140614727">
                <text:p>0.343140614727</text:p>
              </table:table-cell>
              <table:table-cell office:value-type="float" office:value="0.333536653517">
                <text:p>0.333536653517</text:p>
              </table:table-cell>
              <table:table-cell office:value-type="float" office:value="0.353268408941">
                <text:p>0.353268408941</text:p>
              </table:table-cell>
              <table:table-cell office:value-type="float" office:value="0.337442061144">
                <text:p>0.337442061144</text:p>
              </table:table-cell>
              <table:table-cell office:value-type="float" office:value="0.364437869822">
                <text:p>0.364437869822</text:p>
              </table:table-cell>
              <table:table-cell office:value-type="float" office:value="0.340612364398">
                <text:p>0.340612364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7357001972">
                <text:p>0.347357001972</text:p>
              </table:table-cell>
              <table:table-cell office:value-type="float" office:value="0.337645052597">
                <text:p>0.337645052597</text:p>
              </table:table-cell>
              <table:table-cell office:value-type="float" office:value="0.357228796844">
                <text:p>0.357228796844</text:p>
              </table:table-cell>
              <table:table-cell office:value-type="float" office:value="0.341541337936">
                <text:p>0.341541337936</text:p>
              </table:table-cell>
              <table:table-cell office:value-type="float" office:value="0.368713839579">
                <text:p>0.368713839579</text:p>
              </table:table-cell>
              <table:table-cell office:value-type="float" office:value="0.345017484385">
                <text:p>0.345017484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1946909928">
                <text:p>0.351946909928</text:p>
              </table:table-cell>
              <table:table-cell office:value-type="float" office:value="0.341740959895">
                <text:p>0.341740959895</text:p>
              </table:table-cell>
              <table:table-cell office:value-type="float" office:value="0.360531311637">
                <text:p>0.360531311637</text:p>
              </table:table-cell>
              <table:table-cell office:value-type="float" office:value="0.345598290598">
                <text:p>0.345598290598</text:p>
              </table:table-cell>
              <table:table-cell office:value-type="float" office:value="0.372774079553">
                <text:p>0.372774079553</text:p>
              </table:table-cell>
              <table:table-cell office:value-type="float" office:value="0.349529873439">
                <text:p>0.349529873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5836620644">
                <text:p>0.355836620644</text:p>
              </table:table-cell>
              <table:table-cell office:value-type="float" office:value="0.346041502301">
                <text:p>0.346041502301</text:p>
              </table:table-cell>
              <table:table-cell office:value-type="float" office:value="0.364235700197">
                <text:p>0.364235700197</text:p>
              </table:table-cell>
              <table:table-cell office:value-type="float" office:value="0.349701101249">
                <text:p>0.349701101249</text:p>
              </table:table-cell>
              <table:table-cell office:value-type="float" office:value="0.37743425378">
                <text:p>0.37743425378</text:p>
              </table:table-cell>
              <table:table-cell office:value-type="float" office:value="0.353834524984">
                <text:p>0.353834524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0061226167">
                <text:p>0.360061226167</text:p>
              </table:table-cell>
              <table:table-cell office:value-type="float" office:value="0.350010108481">
                <text:p>0.350010108481</text:p>
              </table:table-cell>
              <table:table-cell office:value-type="float" office:value="0.36874260355">
                <text:p>0.36874260355</text:p>
              </table:table-cell>
              <table:table-cell office:value-type="float" office:value="0.353368466469">
                <text:p>0.353368466469</text:p>
              </table:table-cell>
              <table:table-cell office:value-type="float" office:value="0.381757067719">
                <text:p>0.381757067719</text:p>
              </table:table-cell>
              <table:table-cell office:value-type="float" office:value="0.358342866535">
                <text:p>0.358342866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064184747">
                <text:p>0.363064184747</text:p>
              </table:table-cell>
              <table:table-cell office:value-type="float" office:value="0.353511669954">
                <text:p>0.353511669954</text:p>
              </table:table-cell>
              <table:table-cell office:value-type="float" office:value="0.372221811308">
                <text:p>0.372221811308</text:p>
              </table:table-cell>
              <table:table-cell office:value-type="float" office:value="0.35741765286">
                <text:p>0.35741765286</text:p>
              </table:table-cell>
              <table:table-cell office:value-type="float" office:value="0.384543474688">
                <text:p>0.384543474688</text:p>
              </table:table-cell>
              <table:table-cell office:value-type="float" office:value="0.362433966141">
                <text:p>0.362433966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7506163708">
                <text:p>0.367506163708</text:p>
              </table:table-cell>
              <table:table-cell office:value-type="float" office:value="0.357744575937">
                <text:p>0.357744575937</text:p>
              </table:table-cell>
              <table:table-cell office:value-type="float" office:value="0.376431623932">
                <text:p>0.376431623932</text:p>
              </table:table-cell>
              <table:table-cell office:value-type="float" office:value="0.361125">
                <text:p>0.361125</text:p>
              </table:table-cell>
              <table:table-cell office:value-type="float" office:value="0.38831278764">
                <text:p>0.38831278764</text:p>
              </table:table-cell>
              <table:table-cell office:value-type="float" office:value="0.366992398093">
                <text:p>0.366992398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0306541749">
                <text:p>0.370306541749</text:p>
              </table:table-cell>
              <table:table-cell office:value-type="float" office:value="0.360770627876">
                <text:p>0.360770627876</text:p>
              </table:table-cell>
              <table:table-cell office:value-type="float" office:value="0.379086538462">
                <text:p>0.379086538462</text:p>
              </table:table-cell>
              <table:table-cell office:value-type="float" office:value="0.365030325444">
                <text:p>0.365030325444</text:p>
              </table:table-cell>
              <table:table-cell office:value-type="float" office:value="0.393408530572">
                <text:p>0.393408530572</text:p>
              </table:table-cell>
              <table:table-cell office:value-type="float" office:value="0.370928357166">
                <text:p>0.370928357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3253205128">
                <text:p>0.373253205128</text:p>
              </table:table-cell>
              <table:table-cell office:value-type="float" office:value="0.364297419461">
                <text:p>0.364297419461</text:p>
              </table:table-cell>
              <table:table-cell office:value-type="float" office:value="0.383236768573">
                <text:p>0.383236768573</text:p>
              </table:table-cell>
              <table:table-cell office:value-type="float" office:value="0.368721770217">
                <text:p>0.368721770217</text:p>
              </table:table-cell>
              <table:table-cell office:value-type="float" office:value="0.397415351742">
                <text:p>0.397415351742</text:p>
              </table:table-cell>
              <table:table-cell office:value-type="float" office:value="0.374556644477">
                <text:p>0.374556644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5795529257">
                <text:p>0.375795529257</text:p>
              </table:table-cell>
              <table:table-cell office:value-type="float" office:value="0.367646942801">
                <text:p>0.367646942801</text:p>
              </table:table-cell>
              <table:table-cell office:value-type="float" office:value="0.387307692308">
                <text:p>0.387307692308</text:p>
              </table:table-cell>
              <table:table-cell office:value-type="float" office:value="0.372065335306">
                <text:p>0.372065335306</text:p>
              </table:table-cell>
              <table:table-cell office:value-type="float" office:value="0.401581196581">
                <text:p>0.401581196581</text:p>
              </table:table-cell>
              <table:table-cell office:value-type="float" office:value="0.379061821992">
                <text:p>0.379061821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9779750164">
                <text:p>0.379779750164</text:p>
              </table:table-cell>
              <table:table-cell office:value-type="float" office:value="0.370786982249">
                <text:p>0.370786982249</text:p>
              </table:table-cell>
              <table:table-cell office:value-type="float" office:value="0.39040105194">
                <text:p>0.39040105194</text:p>
              </table:table-cell>
              <table:table-cell office:value-type="float" office:value="0.375447074293">
                <text:p>0.375447074293</text:p>
              </table:table-cell>
              <table:table-cell office:value-type="float" office:value="0.405930309007">
                <text:p>0.405930309007</text:p>
              </table:table-cell>
              <table:table-cell office:value-type="float" office:value="0.383336579553">
                <text:p>0.383336579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1845414201">
                <text:p>0.381845414201</text:p>
              </table:table-cell>
              <table:table-cell office:value-type="float" office:value="0.374039036818">
                <text:p>0.374039036818</text:p>
              </table:table-cell>
              <table:table-cell office:value-type="float" office:value="0.39389751808">
                <text:p>0.39389751808</text:p>
              </table:table-cell>
              <table:table-cell office:value-type="float" office:value="0.379174432939">
                <text:p>0.379174432939</text:p>
              </table:table-cell>
              <table:table-cell office:value-type="float" office:value="0.410569526627">
                <text:p>0.410569526627</text:p>
              </table:table-cell>
              <table:table-cell office:value-type="float" office:value="0.387700279421">
                <text:p>0.387700279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5032051282">
                <text:p>0.385032051282</text:p>
              </table:table-cell>
              <table:table-cell office:value-type="float" office:value="0.376843359632">
                <text:p>0.376843359632</text:p>
              </table:table-cell>
              <table:table-cell office:value-type="float" office:value="0.396902531229">
                <text:p>0.396902531229</text:p>
              </table:table-cell>
              <table:table-cell office:value-type="float" office:value="0.382569567719">
                <text:p>0.382569567719</text:p>
              </table:table-cell>
              <table:table-cell office:value-type="float" office:value="0.414554569362">
                <text:p>0.414554569362</text:p>
              </table:table-cell>
              <table:table-cell office:value-type="float" office:value="0.39183959977">
                <text:p>0.39183959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877013478">
                <text:p>0.38877013478</text:p>
              </table:table-cell>
              <table:table-cell office:value-type="float" office:value="0.380291502301">
                <text:p>0.380291502301</text:p>
              </table:table-cell>
              <table:table-cell office:value-type="float" office:value="0.401235207101">
                <text:p>0.401235207101</text:p>
              </table:table-cell>
              <table:table-cell office:value-type="float" office:value="0.386243795201">
                <text:p>0.386243795201</text:p>
              </table:table-cell>
              <table:table-cell office:value-type="float" office:value="0.418295940171">
                <text:p>0.418295940171</text:p>
              </table:table-cell>
              <table:table-cell office:value-type="float" office:value="0.395977954471">
                <text:p>0.395977954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2843523997">
                <text:p>0.392843523997</text:p>
              </table:table-cell>
              <table:table-cell office:value-type="float" office:value="0.383846482577">
                <text:p>0.383846482577</text:p>
              </table:table-cell>
              <table:table-cell office:value-type="float" office:value="0.405302021696">
                <text:p>0.405302021696</text:p>
              </table:table-cell>
              <table:table-cell office:value-type="float" office:value="0.390037557528">
                <text:p>0.390037557528</text:p>
              </table:table-cell>
              <table:table-cell office:value-type="float" office:value="0.421858152531">
                <text:p>0.421858152531</text:p>
              </table:table-cell>
              <table:table-cell office:value-type="float" office:value="0.399908653846">
                <text:p>0.39990865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6916091387">
                <text:p>0.396916091387</text:p>
              </table:table-cell>
              <table:table-cell office:value-type="float" office:value="0.387416091387">
                <text:p>0.387416091387</text:p>
              </table:table-cell>
              <table:table-cell office:value-type="float" office:value="0.408014464168">
                <text:p>0.408014464168</text:p>
              </table:table-cell>
              <table:table-cell office:value-type="float" office:value="0.393323964497">
                <text:p>0.393323964497</text:p>
              </table:table-cell>
              <table:table-cell office:value-type="float" office:value="0.42597838593">
                <text:p>0.42597838593</text:p>
              </table:table-cell>
              <table:table-cell office:value-type="float" office:value="0.404253636588">
                <text:p>0.404253636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584155161">
                <text:p>0.399584155161</text:p>
              </table:table-cell>
              <table:table-cell office:value-type="float" office:value="0.390919460881">
                <text:p>0.390919460881</text:p>
              </table:table-cell>
              <table:table-cell office:value-type="float" office:value="0.410698553583">
                <text:p>0.410698553583</text:p>
              </table:table-cell>
              <table:table-cell office:value-type="float" office:value="0.396680473373">
                <text:p>0.396680473373</text:p>
              </table:table-cell>
              <table:table-cell office:value-type="float" office:value="0.42906517094">
                <text:p>0.42906517094</text:p>
              </table:table-cell>
              <table:table-cell office:value-type="float" office:value="0.407854310487">
                <text:p>0.4078543104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1767751479">
                <text:p>0.401767751479</text:p>
              </table:table-cell>
              <table:table-cell office:value-type="float" office:value="0.393999424721">
                <text:p>0.393999424721</text:p>
              </table:table-cell>
              <table:table-cell office:value-type="float" office:value="0.414262409599">
                <text:p>0.414262409599</text:p>
              </table:table-cell>
              <table:table-cell office:value-type="float" office:value="0.400022024984">
                <text:p>0.400022024984</text:p>
              </table:table-cell>
              <table:table-cell office:value-type="float" office:value="0.432068951348">
                <text:p>0.432068951348</text:p>
              </table:table-cell>
              <table:table-cell office:value-type="float" office:value="0.41128864645">
                <text:p>0.41128864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5627054569">
                <text:p>0.405627054569</text:p>
              </table:table-cell>
              <table:table-cell office:value-type="float" office:value="0.396979700855">
                <text:p>0.396979700855</text:p>
              </table:table-cell>
              <table:table-cell office:value-type="float" office:value="0.417745726496">
                <text:p>0.417745726496</text:p>
              </table:table-cell>
              <table:table-cell office:value-type="float" office:value="0.403711127548">
                <text:p>0.403711127548</text:p>
              </table:table-cell>
              <table:table-cell office:value-type="float" office:value="0.435077251808">
                <text:p>0.435077251808</text:p>
              </table:table-cell>
              <table:table-cell office:value-type="float" office:value="0.414828505095">
                <text:p>0.414828505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8173898751">
                <text:p>0.408173898751</text:p>
              </table:table-cell>
              <table:table-cell office:value-type="float" office:value="0.399736028928">
                <text:p>0.399736028928</text:p>
              </table:table-cell>
              <table:table-cell office:value-type="float" office:value="0.421270956607">
                <text:p>0.421270956607</text:p>
              </table:table-cell>
              <table:table-cell office:value-type="float" office:value="0.407310198882">
                <text:p>0.407310198882</text:p>
              </table:table-cell>
              <table:table-cell office:value-type="float" office:value="0.438357166338">
                <text:p>0.438357166338</text:p>
              </table:table-cell>
              <table:table-cell office:value-type="float" office:value="0.418505136423">
                <text:p>0.41850513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946170283">
                <text:p>0.409946170283</text:p>
              </table:table-cell>
              <table:table-cell office:value-type="float" office:value="0.402144312952">
                <text:p>0.402144312952</text:p>
              </table:table-cell>
              <table:table-cell office:value-type="float" office:value="0.423620973044">
                <text:p>0.423620973044</text:p>
              </table:table-cell>
              <table:table-cell office:value-type="float" office:value="0.410687047995">
                <text:p>0.410687047995</text:p>
              </table:table-cell>
              <table:table-cell office:value-type="float" office:value="0.441103714661">
                <text:p>0.441103714661</text:p>
              </table:table-cell>
              <table:table-cell office:value-type="float" office:value="0.421950299967">
                <text:p>0.421950299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2674227482">
                <text:p>0.412674227482</text:p>
              </table:table-cell>
              <table:table-cell office:value-type="float" office:value="0.405367192636">
                <text:p>0.405367192636</text:p>
              </table:table-cell>
              <table:table-cell office:value-type="float" office:value="0.427767504931">
                <text:p>0.427767504931</text:p>
              </table:table-cell>
              <table:table-cell office:value-type="float" office:value="0.413786612426">
                <text:p>0.413786612426</text:p>
              </table:table-cell>
              <table:table-cell office:value-type="float" office:value="0.444052843524">
                <text:p>0.444052843524</text:p>
              </table:table-cell>
              <table:table-cell office:value-type="float" office:value="0.425525045201">
                <text:p>0.425525045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950443787">
                <text:p>0.415950443787</text:p>
              </table:table-cell>
              <table:table-cell office:value-type="float" office:value="0.40789661407">
                <text:p>0.40789661407</text:p>
              </table:table-cell>
              <table:table-cell office:value-type="float" office:value="0.430004520053">
                <text:p>0.430004520053</text:p>
              </table:table-cell>
              <table:table-cell office:value-type="float" office:value="0.416470989481">
                <text:p>0.416470989481</text:p>
              </table:table-cell>
              <table:table-cell office:value-type="float" office:value="0.447141683103">
                <text:p>0.447141683103</text:p>
              </table:table-cell>
              <table:table-cell office:value-type="float" office:value="0.428698635766">
                <text:p>0.428698635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7817636423">
                <text:p>0.417817636423</text:p>
              </table:table-cell>
              <table:table-cell office:value-type="float" office:value="0.410540105194">
                <text:p>0.410540105194</text:p>
              </table:table-cell>
              <table:table-cell office:value-type="float" office:value="0.433299638396">
                <text:p>0.433299638396</text:p>
              </table:table-cell>
              <table:table-cell office:value-type="float" office:value="0.419886957594">
                <text:p>0.419886957594</text:p>
              </table:table-cell>
              <table:table-cell office:value-type="float" office:value="0.4502843524">
                <text:p>0.4502843524</text:p>
              </table:table-cell>
              <table:table-cell office:value-type="float" office:value="0.432061575444">
                <text:p>0.432061575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0362836949">
                <text:p>0.420362836949</text:p>
              </table:table-cell>
              <table:table-cell office:value-type="float" office:value="0.413046022354">
                <text:p>0.413046022354</text:p>
              </table:table-cell>
              <table:table-cell office:value-type="float" office:value="0.436948142669">
                <text:p>0.436948142669</text:p>
              </table:table-cell>
              <table:table-cell office:value-type="float" office:value="0.422999547995">
                <text:p>0.422999547995</text:p>
              </table:table-cell>
              <table:table-cell office:value-type="float" office:value="0.45220290927">
                <text:p>0.45220290927</text:p>
              </table:table-cell>
              <table:table-cell office:value-type="float" office:value="0.434873828895">
                <text:p>0.434873828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2772435897">
                <text:p>0.422772435897</text:p>
              </table:table-cell>
              <table:table-cell office:value-type="float" office:value="0.415772928994">
                <text:p>0.415772928994</text:p>
              </table:table-cell>
              <table:table-cell office:value-type="float" office:value="0.439792077581">
                <text:p>0.439792077581</text:p>
              </table:table-cell>
              <table:table-cell office:value-type="float" office:value="0.426148750822">
                <text:p>0.426148750822</text:p>
              </table:table-cell>
              <table:table-cell office:value-type="float" office:value="0.455443376068">
                <text:p>0.455443376068</text:p>
              </table:table-cell>
              <table:table-cell office:value-type="float" office:value="0.438128451677">
                <text:p>0.438128451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5099030243">
                <text:p>0.425099030243</text:p>
              </table:table-cell>
              <table:table-cell office:value-type="float" office:value="0.417904092702">
                <text:p>0.417904092702</text:p>
              </table:table-cell>
              <table:table-cell office:value-type="float" office:value="0.440939760026">
                <text:p>0.440939760026</text:p>
              </table:table-cell>
              <table:table-cell office:value-type="float" office:value="0.428898833005">
                <text:p>0.428898833005</text:p>
              </table:table-cell>
              <table:table-cell office:value-type="float" office:value="0.459347879684">
                <text:p>0.459347879684</text:p>
              </table:table-cell>
              <table:table-cell office:value-type="float" office:value="0.441188650559">
                <text:p>0.441188650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7488905325">
                <text:p>0.427488905325</text:p>
              </table:table-cell>
              <table:table-cell office:value-type="float" office:value="0.420486686391">
                <text:p>0.420486686391</text:p>
              </table:table-cell>
              <table:table-cell office:value-type="float" office:value="0.443835880999">
                <text:p>0.443835880999</text:p>
              </table:table-cell>
              <table:table-cell office:value-type="float" office:value="0.431654380342">
                <text:p>0.431654380342</text:p>
              </table:table-cell>
              <table:table-cell office:value-type="float" office:value="0.46200977975">
                <text:p>0.46200977975</text:p>
              </table:table-cell>
              <table:table-cell office:value-type="float" office:value="0.443976187541">
                <text:p>0.443976187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9798652202">
                <text:p>0.429798652202</text:p>
              </table:table-cell>
              <table:table-cell office:value-type="float" office:value="0.423009204471">
                <text:p>0.423009204471</text:p>
              </table:table-cell>
              <table:table-cell office:value-type="float" office:value="0.445430637738">
                <text:p>0.445430637738</text:p>
              </table:table-cell>
              <table:table-cell office:value-type="float" office:value="0.434237179487">
                <text:p>0.434237179487</text:p>
              </table:table-cell>
              <table:table-cell office:value-type="float" office:value="0.465435979619">
                <text:p>0.465435979619</text:p>
              </table:table-cell>
              <table:table-cell office:value-type="float" office:value="0.446938198554">
                <text:p>0.446938198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2468359632">
                <text:p>0.432468359632</text:p>
              </table:table-cell>
              <table:table-cell office:value-type="float" office:value="0.425207182774">
                <text:p>0.425207182774</text:p>
              </table:table-cell>
              <table:table-cell office:value-type="float" office:value="0.447941732413">
                <text:p>0.447941732413</text:p>
              </table:table-cell>
              <table:table-cell office:value-type="float" office:value="0.436751109467">
                <text:p>0.436751109467</text:p>
              </table:table-cell>
              <table:table-cell office:value-type="float" office:value="0.46820882643">
                <text:p>0.46820882643</text:p>
              </table:table-cell>
              <table:table-cell office:value-type="float" office:value="0.450091305062">
                <text:p>0.450091305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5143408941">
                <text:p>0.435143408941</text:p>
              </table:table-cell>
              <table:table-cell office:value-type="float" office:value="0.427701347798">
                <text:p>0.427701347798</text:p>
              </table:table-cell>
              <table:table-cell office:value-type="float" office:value="0.450979618672">
                <text:p>0.450979618672</text:p>
              </table:table-cell>
              <table:table-cell office:value-type="float" office:value="0.439491370809">
                <text:p>0.439491370809</text:p>
              </table:table-cell>
              <table:table-cell office:value-type="float" office:value="0.470924145299">
                <text:p>0.470924145299</text:p>
              </table:table-cell>
              <table:table-cell office:value-type="float" office:value="0.453079840565">
                <text:p>0.453079840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7007314267">
                <text:p>0.437007314267</text:p>
              </table:table-cell>
              <table:table-cell office:value-type="float" office:value="0.430033530572">
                <text:p>0.430033530572</text:p>
              </table:table-cell>
              <table:table-cell office:value-type="float" office:value="0.453311965812">
                <text:p>0.453311965812</text:p>
              </table:table-cell>
              <table:table-cell office:value-type="float" office:value="0.442079347469">
                <text:p>0.442079347469</text:p>
              </table:table-cell>
              <table:table-cell office:value-type="float" office:value="0.473426610782">
                <text:p>0.473426610782</text:p>
              </table:table-cell>
              <table:table-cell office:value-type="float" office:value="0.455765964004">
                <text:p>0.455765964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8487836949">
                <text:p>0.438487836949</text:p>
              </table:table-cell>
              <table:table-cell office:value-type="float" office:value="0.431502794214">
                <text:p>0.431502794214</text:p>
              </table:table-cell>
              <table:table-cell office:value-type="float" office:value="0.456088099934">
                <text:p>0.456088099934</text:p>
              </table:table-cell>
              <table:table-cell office:value-type="float" office:value="0.444566609139">
                <text:p>0.444566609139</text:p>
              </table:table-cell>
              <table:table-cell office:value-type="float" office:value="0.476022353715">
                <text:p>0.476022353715</text:p>
              </table:table-cell>
              <table:table-cell office:value-type="float" office:value="0.458392073471">
                <text:p>0.458392073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0719099277">
                <text:p>0.440719099277</text:p>
              </table:table-cell>
              <table:table-cell office:value-type="float" office:value="0.434067061144">
                <text:p>0.434067061144</text:p>
              </table:table-cell>
              <table:table-cell office:value-type="float" office:value="0.458235124918">
                <text:p>0.458235124918</text:p>
              </table:table-cell>
              <table:table-cell office:value-type="float" office:value="0.446987179487">
                <text:p>0.446987179487</text:p>
              </table:table-cell>
              <table:table-cell office:value-type="float" office:value="0.477666831032">
                <text:p>0.477666831032</text:p>
              </table:table-cell>
              <table:table-cell office:value-type="float" office:value="0.461026832676">
                <text:p>0.461026832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2787228797">
                <text:p>0.442787228797</text:p>
              </table:table-cell>
              <table:table-cell office:value-type="float" office:value="0.43623816568">
                <text:p>0.43623816568</text:p>
              </table:table-cell>
              <table:table-cell office:value-type="float" office:value="0.461019477318">
                <text:p>0.461019477318</text:p>
              </table:table-cell>
              <table:table-cell office:value-type="float" office:value="0.449662393162">
                <text:p>0.449662393162</text:p>
              </table:table-cell>
              <table:table-cell office:value-type="float" office:value="0.480694033531">
                <text:p>0.480694033531</text:p>
              </table:table-cell>
              <table:table-cell office:value-type="float" office:value="0.463734919461">
                <text:p>0.463734919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5420364892">
                <text:p>0.445420364892</text:p>
              </table:table-cell>
              <table:table-cell office:value-type="float" office:value="0.438696663379">
                <text:p>0.438696663379</text:p>
              </table:table-cell>
              <table:table-cell office:value-type="float" office:value="0.463340729783">
                <text:p>0.463340729783</text:p>
              </table:table-cell>
              <table:table-cell office:value-type="float" office:value="0.452025641026">
                <text:p>0.452025641026</text:p>
              </table:table-cell>
              <table:table-cell office:value-type="float" office:value="0.482690253123">
                <text:p>0.482690253123</text:p>
              </table:table-cell>
              <table:table-cell office:value-type="float" office:value="0.466486296022">
                <text:p>0.466486296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8026791584">
                <text:p>0.448026791584</text:p>
              </table:table-cell>
              <table:table-cell office:value-type="float" office:value="0.441410092045">
                <text:p>0.441410092045</text:p>
              </table:table-cell>
              <table:table-cell office:value-type="float" office:value="0.466077827087">
                <text:p>0.466077827087</text:p>
              </table:table-cell>
              <table:table-cell office:value-type="float" office:value="0.454420652531">
                <text:p>0.454420652531</text:p>
              </table:table-cell>
              <table:table-cell office:value-type="float" office:value="0.485298323471">
                <text:p>0.485298323471</text:p>
              </table:table-cell>
              <table:table-cell office:value-type="float" office:value="0.46938611522">
                <text:p>0.46938611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16083169">
                <text:p>0.45116083169</text:p>
              </table:table-cell>
              <table:table-cell office:value-type="float" office:value="0.444233892176">
                <text:p>0.444233892176</text:p>
              </table:table-cell>
              <table:table-cell office:value-type="float" office:value="0.468237590401">
                <text:p>0.468237590401</text:p>
              </table:table-cell>
              <table:table-cell office:value-type="float" office:value="0.457078238001">
                <text:p>0.457078238001</text:p>
              </table:table-cell>
              <table:table-cell office:value-type="float" office:value="0.488082264957">
                <text:p>0.488082264957</text:p>
              </table:table-cell>
              <table:table-cell office:value-type="float" office:value="0.472085819362">
                <text:p>0.472085819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2899408284">
                <text:p>0.452899408284</text:p>
              </table:table-cell>
              <table:table-cell office:value-type="float" office:value="0.446370233399">
                <text:p>0.446370233399</text:p>
              </table:table-cell>
              <table:table-cell office:value-type="float" office:value="0.469771531887">
                <text:p>0.469771531887</text:p>
              </table:table-cell>
              <table:table-cell office:value-type="float" office:value="0.45938477975">
                <text:p>0.45938477975</text:p>
              </table:table-cell>
              <table:table-cell office:value-type="float" office:value="0.491499835634">
                <text:p>0.491499835634</text:p>
              </table:table-cell>
              <table:table-cell office:value-type="float" office:value="0.474976228632">
                <text:p>0.474976228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4731262327">
                <text:p>0.454731262327</text:p>
              </table:table-cell>
              <table:table-cell office:value-type="float" office:value="0.448401462853">
                <text:p>0.448401462853</text:p>
              </table:table-cell>
              <table:table-cell office:value-type="float" office:value="0.472072649573">
                <text:p>0.472072649573</text:p>
              </table:table-cell>
              <table:table-cell office:value-type="float" office:value="0.461747370151">
                <text:p>0.461747370151</text:p>
              </table:table-cell>
              <table:table-cell office:value-type="float" office:value="0.493142669297">
                <text:p>0.493142669297</text:p>
              </table:table-cell>
              <table:table-cell office:value-type="float" office:value="0.477514607988">
                <text:p>0.477514607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61464497">
                <text:p>0.45761464497</text:p>
              </table:table-cell>
              <table:table-cell office:value-type="float" office:value="0.450875493097">
                <text:p>0.450875493097</text:p>
              </table:table-cell>
              <table:table-cell office:value-type="float" office:value="0.474835634451">
                <text:p>0.474835634451</text:p>
              </table:table-cell>
              <table:table-cell office:value-type="float" office:value="0.463841715976">
                <text:p>0.463841715976</text:p>
              </table:table-cell>
              <table:table-cell office:value-type="float" office:value="0.494662639711">
                <text:p>0.494662639711</text:p>
              </table:table-cell>
              <table:table-cell office:value-type="float" office:value="0.480065848948">
                <text:p>0.480065848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122287968">
                <text:p>0.459122287968</text:p>
              </table:table-cell>
              <table:table-cell office:value-type="float" office:value="0.453118589744">
                <text:p>0.453118589744</text:p>
              </table:table-cell>
              <table:table-cell office:value-type="float" office:value="0.476335470085">
                <text:p>0.476335470085</text:p>
              </table:table-cell>
              <table:table-cell office:value-type="float" office:value="0.465834031887">
                <text:p>0.465834031887</text:p>
              </table:table-cell>
              <table:table-cell office:value-type="float" office:value="0.497577662722">
                <text:p>0.497577662722</text:p>
              </table:table-cell>
              <table:table-cell office:value-type="float" office:value="0.48257004027">
                <text:p>0.48257004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0664447732">
                <text:p>0.460664447732</text:p>
              </table:table-cell>
              <table:table-cell office:value-type="float" office:value="0.454834401709">
                <text:p>0.454834401709</text:p>
              </table:table-cell>
              <table:table-cell office:value-type="float" office:value="0.478382642998">
                <text:p>0.478382642998</text:p>
              </table:table-cell>
              <table:table-cell office:value-type="float" office:value="0.468018326759">
                <text:p>0.468018326759</text:p>
              </table:table-cell>
              <table:table-cell office:value-type="float" office:value="0.500188609467">
                <text:p>0.500188609467</text:p>
              </table:table-cell>
              <table:table-cell office:value-type="float" office:value="0.484564554569">
                <text:p>0.4845645545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2894066404">
                <text:p>0.462894066404</text:p>
              </table:table-cell>
              <table:table-cell office:value-type="float" office:value="0.456736932939">
                <text:p>0.456736932939</text:p>
              </table:table-cell>
              <table:table-cell office:value-type="float" office:value="0.480057938856">
                <text:p>0.480057938856</text:p>
              </table:table-cell>
              <table:table-cell office:value-type="float" office:value="0.469686719264">
                <text:p>0.469686719264</text:p>
              </table:table-cell>
              <table:table-cell office:value-type="float" office:value="0.501538050625">
                <text:p>0.501538050625</text:p>
              </table:table-cell>
              <table:table-cell office:value-type="float" office:value="0.487149059007">
                <text:p>0.487149059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4784681131">
                <text:p>0.464784681131</text:p>
              </table:table-cell>
              <table:table-cell office:value-type="float" office:value="0.458452498356">
                <text:p>0.458452498356</text:p>
              </table:table-cell>
              <table:table-cell office:value-type="float" office:value="0.481253698225">
                <text:p>0.481253698225</text:p>
              </table:table-cell>
              <table:table-cell office:value-type="float" office:value="0.471542077581">
                <text:p>0.471542077581</text:p>
              </table:table-cell>
              <table:table-cell office:value-type="float" office:value="0.502774079553">
                <text:p>0.502774079553</text:p>
              </table:table-cell>
              <table:table-cell office:value-type="float" office:value="0.489252342209">
                <text:p>0.489252342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6929651545">
                <text:p>0.466929651545</text:p>
              </table:table-cell>
              <table:table-cell office:value-type="float" office:value="0.460645627876">
                <text:p>0.460645627876</text:p>
              </table:table-cell>
              <table:table-cell office:value-type="float" office:value="0.482586702827">
                <text:p>0.482586702827</text:p>
              </table:table-cell>
              <table:table-cell office:value-type="float" office:value="0.473261711045">
                <text:p>0.473261711045</text:p>
              </table:table-cell>
              <table:table-cell office:value-type="float" office:value="0.505107248521">
                <text:p>0.505107248521</text:p>
              </table:table-cell>
              <table:table-cell office:value-type="float" office:value="0.491685281065">
                <text:p>0.491685281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437458909">
                <text:p>0.469437458909</text:p>
              </table:table-cell>
              <table:table-cell office:value-type="float" office:value="0.462522353715">
                <text:p>0.462522353715</text:p>
              </table:table-cell>
              <table:table-cell office:value-type="float" office:value="0.485987426036">
                <text:p>0.485987426036</text:p>
              </table:table-cell>
              <table:table-cell office:value-type="float" office:value="0.475596934583">
                <text:p>0.475596934583</text:p>
              </table:table-cell>
              <table:table-cell office:value-type="float" office:value="0.50746178501">
                <text:p>0.50746178501</text:p>
              </table:table-cell>
              <table:table-cell office:value-type="float" office:value="0.493611275477">
                <text:p>0.493611275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0396120973">
                <text:p>0.470396120973</text:p>
              </table:table-cell>
              <table:table-cell office:value-type="float" office:value="0.464105276134">
                <text:p>0.464105276134</text:p>
              </table:table-cell>
              <table:table-cell office:value-type="float" office:value="0.487485618014">
                <text:p>0.487485618014</text:p>
              </table:table-cell>
              <table:table-cell office:value-type="float" office:value="0.47763625904">
                <text:p>0.47763625904</text:p>
              </table:table-cell>
              <table:table-cell office:value-type="float" office:value="0.508858481262">
                <text:p>0.508858481262</text:p>
              </table:table-cell>
              <table:table-cell office:value-type="float" office:value="0.495903763971">
                <text:p>0.495903763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2130999343">
                <text:p>0.472130999343</text:p>
              </table:table-cell>
              <table:table-cell office:value-type="float" office:value="0.466406640368">
                <text:p>0.466406640368</text:p>
              </table:table-cell>
              <table:table-cell office:value-type="float" office:value="0.489300213675">
                <text:p>0.489300213675</text:p>
              </table:table-cell>
              <table:table-cell office:value-type="float" office:value="0.47946445595">
                <text:p>0.47946445595</text:p>
              </table:table-cell>
              <table:table-cell office:value-type="float" office:value="0.511035092045">
                <text:p>0.511035092045</text:p>
              </table:table-cell>
              <table:table-cell office:value-type="float" office:value="0.498102933925">
                <text:p>0.498102933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4023668639">
                <text:p>0.474023668639</text:p>
              </table:table-cell>
              <table:table-cell office:value-type="float" office:value="0.467894066404">
                <text:p>0.467894066404</text:p>
              </table:table-cell>
              <table:table-cell office:value-type="float" office:value="0.490164776463">
                <text:p>0.490164776463</text:p>
              </table:table-cell>
              <table:table-cell office:value-type="float" office:value="0.48124022025">
                <text:p>0.48124022025</text:p>
              </table:table-cell>
              <table:table-cell office:value-type="float" office:value="0.512140039448">
                <text:p>0.512140039448</text:p>
              </table:table-cell>
              <table:table-cell office:value-type="float" office:value="0.500220537475">
                <text:p>0.500220537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5909763314">
                <text:p>0.475909763314</text:p>
              </table:table-cell>
              <table:table-cell office:value-type="float" office:value="0.469889710717">
                <text:p>0.469889710717</text:p>
              </table:table-cell>
              <table:table-cell office:value-type="float" office:value="0.492181130835">
                <text:p>0.492181130835</text:p>
              </table:table-cell>
              <table:table-cell office:value-type="float" office:value="0.48301984714">
                <text:p>0.48301984714</text:p>
              </table:table-cell>
              <table:table-cell office:value-type="float" office:value="0.513277449047">
                <text:p>0.513277449047</text:p>
              </table:table-cell>
              <table:table-cell office:value-type="float" office:value="0.502015758547">
                <text:p>0.50201575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7227564103">
                <text:p>0.477227564103</text:p>
              </table:table-cell>
              <table:table-cell office:value-type="float" office:value="0.471584401709">
                <text:p>0.471584401709</text:p>
              </table:table-cell>
              <table:table-cell office:value-type="float" office:value="0.494581689678">
                <text:p>0.494581689678</text:p>
              </table:table-cell>
              <table:table-cell office:value-type="float" office:value="0.485074909599">
                <text:p>0.485074909599</text:p>
              </table:table-cell>
              <table:table-cell office:value-type="float" office:value="0.515417077581">
                <text:p>0.515417077581</text:p>
              </table:table-cell>
              <table:table-cell office:value-type="float" office:value="0.503926158777">
                <text:p>0.5039261587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8332511506">
                <text:p>0.478332511506</text:p>
              </table:table-cell>
              <table:table-cell office:value-type="float" office:value="0.473402777778">
                <text:p>0.473402777778</text:p>
              </table:table-cell>
              <table:table-cell office:value-type="float" office:value="0.49607495069">
                <text:p>0.49607495069</text:p>
              </table:table-cell>
              <table:table-cell office:value-type="float" office:value="0.486839086128">
                <text:p>0.486839086128</text:p>
              </table:table-cell>
              <table:table-cell office:value-type="float" office:value="0.516808021039">
                <text:p>0.516808021039</text:p>
              </table:table-cell>
              <table:table-cell office:value-type="float" office:value="0.505566033859">
                <text:p>0.505566033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0333662064">
                <text:p>0.480333662064</text:p>
              </table:table-cell>
              <table:table-cell office:value-type="float" office:value="0.475122698882">
                <text:p>0.475122698882</text:p>
              </table:table-cell>
              <table:table-cell office:value-type="float" office:value="0.498571663379">
                <text:p>0.498571663379</text:p>
              </table:table-cell>
              <table:table-cell office:value-type="float" office:value="0.488648874096">
                <text:p>0.488648874096</text:p>
              </table:table-cell>
              <table:table-cell office:value-type="float" office:value="0.518515368179">
                <text:p>0.518515368179</text:p>
              </table:table-cell>
              <table:table-cell office:value-type="float" office:value="0.507149120644">
                <text:p>0.507149120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334812623">
                <text:p>0.482334812623</text:p>
              </table:table-cell>
              <table:table-cell office:value-type="float" office:value="0.476481755424">
                <text:p>0.476481755424</text:p>
              </table:table-cell>
              <table:table-cell office:value-type="float" office:value="0.499543063774">
                <text:p>0.499543063774</text:p>
              </table:table-cell>
              <table:table-cell office:value-type="float" office:value="0.490292283037">
                <text:p>0.490292283037</text:p>
              </table:table-cell>
              <table:table-cell office:value-type="float" office:value="0.519767833662">
                <text:p>0.519767833662</text:p>
              </table:table-cell>
              <table:table-cell office:value-type="float" office:value="0.508904113248">
                <text:p>0.508904113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3121301775">
                <text:p>0.483121301775</text:p>
              </table:table-cell>
              <table:table-cell office:value-type="float" office:value="0.477920693623">
                <text:p>0.477920693623</text:p>
              </table:table-cell>
              <table:table-cell office:value-type="float" office:value="0.501510519395">
                <text:p>0.501510519395</text:p>
              </table:table-cell>
              <table:table-cell office:value-type="float" office:value="0.492389546351">
                <text:p>0.492389546351</text:p>
              </table:table-cell>
              <table:table-cell office:value-type="float" office:value="0.521000575279">
                <text:p>0.521000575279</text:p>
              </table:table-cell>
              <table:table-cell office:value-type="float" office:value="0.510296001808">
                <text:p>0.510296001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4952744905">
                <text:p>0.484952744905</text:p>
              </table:table-cell>
              <table:table-cell office:value-type="float" office:value="0.479821005917">
                <text:p>0.479821005917</text:p>
              </table:table-cell>
              <table:table-cell office:value-type="float" office:value="0.503207593688">
                <text:p>0.503207593688</text:p>
              </table:table-cell>
              <table:table-cell office:value-type="float" office:value="0.494198553583">
                <text:p>0.494198553583</text:p>
              </table:table-cell>
              <table:table-cell office:value-type="float" office:value="0.522169214333">
                <text:p>0.522169214333</text:p>
              </table:table-cell>
              <table:table-cell office:value-type="float" office:value="0.511788379356">
                <text:p>0.51178837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6478057199">
                <text:p>0.486478057199</text:p>
              </table:table-cell>
              <table:table-cell office:value-type="float" office:value="0.481277202498">
                <text:p>0.481277202498</text:p>
              </table:table-cell>
              <table:table-cell office:value-type="float" office:value="0.505118343195">
                <text:p>0.505118343195</text:p>
              </table:table-cell>
              <table:table-cell office:value-type="float" office:value="0.495703525641">
                <text:p>0.495703525641</text:p>
              </table:table-cell>
              <table:table-cell office:value-type="float" office:value="0.523913954635">
                <text:p>0.523913954635</text:p>
              </table:table-cell>
              <table:table-cell office:value-type="float" office:value="0.513518244576">
                <text:p>0.513518244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7449457594">
                <text:p>0.487449457594</text:p>
              </table:table-cell>
              <table:table-cell office:value-type="float" office:value="0.482743754109">
                <text:p>0.482743754109</text:p>
              </table:table-cell>
              <table:table-cell office:value-type="float" office:value="0.50581073307">
                <text:p>0.50581073307</text:p>
              </table:table-cell>
              <table:table-cell office:value-type="float" office:value="0.49748134451">
                <text:p>0.49748134451</text:p>
              </table:table-cell>
              <table:table-cell office:value-type="float" office:value="0.525021367521">
                <text:p>0.525021367521</text:p>
              </table:table-cell>
              <table:table-cell office:value-type="float" office:value="0.514936041256">
                <text:p>0.514936041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8078977646">
                <text:p>0.488078977646</text:p>
              </table:table-cell>
              <table:table-cell office:value-type="float" office:value="0.483595825115">
                <text:p>0.483595825115</text:p>
              </table:table-cell>
              <table:table-cell office:value-type="float" office:value="0.507524243918">
                <text:p>0.507524243918</text:p>
              </table:table-cell>
              <table:table-cell office:value-type="float" office:value="0.499274079553">
                <text:p>0.499274079553</text:p>
              </table:table-cell>
              <table:table-cell office:value-type="float" office:value="0.525815253123">
                <text:p>0.525815253123</text:p>
              </table:table-cell>
              <table:table-cell office:value-type="float" office:value="0.5161593524">
                <text:p>0.5161593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0174638396">
                <text:p>0.490174638396</text:p>
              </table:table-cell>
              <table:table-cell office:value-type="float" office:value="0.485034763314">
                <text:p>0.485034763314</text:p>
              </table:table-cell>
              <table:table-cell office:value-type="float" office:value="0.508959976989">
                <text:p>0.508959976989</text:p>
              </table:table-cell>
              <table:table-cell office:value-type="float" office:value="0.500917735043">
                <text:p>0.500917735043</text:p>
              </table:table-cell>
              <table:table-cell office:value-type="float" office:value="0.527866535174">
                <text:p>0.527866535174</text:p>
              </table:table-cell>
              <table:table-cell office:value-type="float" office:value="0.517691239316">
                <text:p>0.517691239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1515450362">
                <text:p>0.491515450362</text:p>
              </table:table-cell>
              <table:table-cell office:value-type="float" office:value="0.486384615385">
                <text:p>0.486384615385</text:p>
              </table:table-cell>
              <table:table-cell office:value-type="float" office:value="0.510673487837">
                <text:p>0.510673487837</text:p>
              </table:table-cell>
              <table:table-cell office:value-type="float" office:value="0.502307199211">
                <text:p>0.502307199211</text:p>
              </table:table-cell>
              <table:table-cell office:value-type="float" office:value="0.528491946088">
                <text:p>0.528491946088</text:p>
              </table:table-cell>
              <table:table-cell office:value-type="float" office:value="0.519086846647">
                <text:p>0.519086846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3030489809">
                <text:p>0.493030489809</text:p>
              </table:table-cell>
              <table:table-cell office:value-type="float" office:value="0.488216140697">
                <text:p>0.488216140697</text:p>
              </table:table-cell>
              <table:table-cell office:value-type="float" office:value="0.511522024984">
                <text:p>0.511522024984</text:p>
              </table:table-cell>
              <table:table-cell office:value-type="float" office:value="0.503303994083">
                <text:p>0.503303994083</text:p>
              </table:table-cell>
              <table:table-cell office:value-type="float" office:value="0.530131081525">
                <text:p>0.530131081525</text:p>
              </table:table-cell>
              <table:table-cell office:value-type="float" office:value="0.520498685076">
                <text:p>0.520498685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4151873767">
                <text:p>0.494151873767</text:p>
              </table:table-cell>
              <table:table-cell office:value-type="float" office:value="0.4894117357">
                <text:p>0.4894117357</text:p>
              </table:table-cell>
              <table:table-cell office:value-type="float" office:value="0.51307404668">
                <text:p>0.51307404668</text:p>
              </table:table-cell>
              <table:table-cell office:value-type="float" office:value="0.504774326101">
                <text:p>0.504774326101</text:p>
              </table:table-cell>
              <table:table-cell office:value-type="float" office:value="0.530924967127">
                <text:p>0.530924967127</text:p>
              </table:table-cell>
              <table:table-cell office:value-type="float" office:value="0.521640655819">
                <text:p>0.521640655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5250246548">
                <text:p>0.495250246548</text:p>
              </table:table-cell>
              <table:table-cell office:value-type="float" office:value="0.490578813281">
                <text:p>0.490578813281</text:p>
              </table:table-cell>
              <table:table-cell office:value-type="float" office:value="0.514571827745">
                <text:p>0.514571827745</text:p>
              </table:table-cell>
              <table:table-cell office:value-type="float" office:value="0.50618187048">
                <text:p>0.50618187048</text:p>
              </table:table-cell>
              <table:table-cell office:value-type="float" office:value="0.531985946746">
                <text:p>0.531985946746</text:p>
              </table:table-cell>
              <table:table-cell office:value-type="float" office:value="0.522879766601">
                <text:p>0.522879766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96562294543">
                <text:p>0.496562294543</text:p>
              </table:table-cell>
              <table:table-cell office:value-type="float" office:value="0.491892833662">
                <text:p>0.491892833662</text:p>
              </table:table-cell>
              <table:table-cell office:value-type="float" office:value="0.515207511506">
                <text:p>0.515207511506</text:p>
              </table:table-cell>
              <table:table-cell office:value-type="float" office:value="0.50744312952">
                <text:p>0.50744312952</text:p>
              </table:table-cell>
              <table:table-cell office:value-type="float" office:value="0.533184993425">
                <text:p>0.533184993425</text:p>
              </table:table-cell>
              <table:table-cell office:value-type="float" office:value="0.524136957594">
                <text:p>0.524136957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7451512163">
                <text:p>0.497451512163</text:p>
              </table:table-cell>
              <table:table-cell office:value-type="float" office:value="0.493184993425">
                <text:p>0.493184993425</text:p>
              </table:table-cell>
              <table:table-cell office:value-type="float" office:value="0.516271778435">
                <text:p>0.516271778435</text:p>
              </table:table-cell>
              <table:table-cell office:value-type="float" office:value="0.508748027613">
                <text:p>0.508748027613</text:p>
              </table:table-cell>
              <table:table-cell office:value-type="float" office:value="0.534062705457">
                <text:p>0.534062705457</text:p>
              </table:table-cell>
              <table:table-cell office:value-type="float" office:value="0.525236686391">
                <text:p>0.5252366863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838182117">
                <text:p>0.49838182117</text:p>
              </table:table-cell>
              <table:table-cell office:value-type="float" office:value="0.494176364234">
                <text:p>0.494176364234</text:p>
              </table:table-cell>
              <table:table-cell office:value-type="float" office:value="0.517770792242">
                <text:p>0.517770792242</text:p>
              </table:table-cell>
              <table:table-cell office:value-type="float" office:value="0.510124219264">
                <text:p>0.510124219264</text:p>
              </table:table-cell>
              <table:table-cell office:value-type="float" office:value="0.534676199869">
                <text:p>0.534676199869</text:p>
              </table:table-cell>
              <table:table-cell office:value-type="float" office:value="0.5264773381">
                <text:p>0.5264773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9471153846">
                <text:p>0.499471153846</text:p>
              </table:table-cell>
              <table:table-cell office:value-type="float" office:value="0.495376890204">
                <text:p>0.495376890204</text:p>
              </table:table-cell>
              <table:table-cell office:value-type="float" office:value="0.519113658777">
                <text:p>0.519113658777</text:p>
              </table:table-cell>
              <table:table-cell office:value-type="float" office:value="0.511396449704">
                <text:p>0.511396449704</text:p>
              </table:table-cell>
              <table:table-cell office:value-type="float" office:value="0.53593277449">
                <text:p>0.53593277449</text:p>
              </table:table-cell>
              <table:table-cell office:value-type="float" office:value="0.527642648751">
                <text:p>0.5276426487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0916748849">
                <text:p>0.500916748849</text:p>
              </table:table-cell>
              <table:table-cell office:value-type="float" office:value="0.496514299803">
                <text:p>0.496514299803</text:p>
              </table:table-cell>
              <table:table-cell office:value-type="float" office:value="0.520408448389">
                <text:p>0.520408448389</text:p>
              </table:table-cell>
              <table:table-cell office:value-type="float" office:value="0.512563897107">
                <text:p>0.512563897107</text:p>
              </table:table-cell>
              <table:table-cell office:value-type="float" office:value="0.536776380671">
                <text:p>0.536776380671</text:p>
              </table:table-cell>
              <table:table-cell office:value-type="float" office:value="0.528657030736">
                <text:p>0.528657030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1912393162">
                <text:p>0.501912393162</text:p>
              </table:table-cell>
              <table:table-cell office:value-type="float" office:value="0.497799145299">
                <text:p>0.497799145299</text:p>
              </table:table-cell>
              <table:table-cell office:value-type="float" office:value="0.521706525312">
                <text:p>0.521706525312</text:p>
              </table:table-cell>
              <table:table-cell office:value-type="float" office:value="0.513769477318">
                <text:p>0.513769477318</text:p>
              </table:table-cell>
              <table:table-cell office:value-type="float" office:value="0.538223208416">
                <text:p>0.538223208416</text:p>
              </table:table-cell>
              <table:table-cell office:value-type="float" office:value="0.529775928665">
                <text:p>0.529775928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02687376726">
                <text:p>0.502687376726</text:p>
              </table:table-cell>
              <table:table-cell office:value-type="float" office:value="0.498826101249">
                <text:p>0.498826101249</text:p>
              </table:table-cell>
              <table:table-cell office:value-type="float" office:value="0.522807363577">
                <text:p>0.522807363577</text:p>
              </table:table-cell>
              <table:table-cell office:value-type="float" office:value="0.515007889546">
                <text:p>0.515007889546</text:p>
              </table:table-cell>
              <table:table-cell office:value-type="float" office:value="0.539339250493">
                <text:p>0.539339250493</text:p>
              </table:table-cell>
              <table:table-cell office:value-type="float" office:value="0.530882560815">
                <text:p>0.530882560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04279257068">
                <text:p>0.504279257068</text:p>
              </table:table-cell>
              <table:table-cell office:value-type="float" office:value="0.500031969099">
                <text:p>0.500031969099</text:p>
              </table:table-cell>
              <table:table-cell office:value-type="float" office:value="0.523819855358">
                <text:p>0.523819855358</text:p>
              </table:table-cell>
              <table:table-cell office:value-type="float" office:value="0.516296351085">
                <text:p>0.516296351085</text:p>
              </table:table-cell>
              <table:table-cell office:value-type="float" office:value="0.539672501644">
                <text:p>0.539672501644</text:p>
              </table:table-cell>
              <table:table-cell office:value-type="float" office:value="0.532048611111">
                <text:p>0.53204861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5221482577">
                <text:p>0.505221482577</text:p>
              </table:table-cell>
              <table:table-cell office:value-type="float" office:value="0.501045200526">
                <text:p>0.501045200526</text:p>
              </table:table-cell>
              <table:table-cell office:value-type="float" office:value="0.524563198554">
                <text:p>0.524563198554</text:p>
              </table:table-cell>
              <table:table-cell office:value-type="float" office:value="0.517621671598">
                <text:p>0.517621671598</text:p>
              </table:table-cell>
              <table:table-cell office:value-type="float" office:value="0.540068622617">
                <text:p>0.540068622617</text:p>
              </table:table-cell>
              <table:table-cell office:value-type="float" office:value="0.533159434583">
                <text:p>0.533159434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596030572">
                <text:p>0.50596030572</text:p>
              </table:table-cell>
              <table:table-cell office:value-type="float" office:value="0.501870397765">
                <text:p>0.501870397765</text:p>
              </table:table-cell>
              <table:table-cell office:value-type="float" office:value="0.526418885602">
                <text:p>0.526418885602</text:p>
              </table:table-cell>
              <table:table-cell office:value-type="float" office:value="0.518900065746">
                <text:p>0.518900065746</text:p>
              </table:table-cell>
              <table:table-cell office:value-type="float" office:value="0.541282051282">
                <text:p>0.541282051282</text:p>
              </table:table-cell>
              <table:table-cell office:value-type="float" office:value="0.534222592045">
                <text:p>0.5342225920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07645052597">
                <text:p>0.507645052597</text:p>
              </table:table-cell>
              <table:table-cell office:value-type="float" office:value="0.503379520053">
                <text:p>0.503379520053</text:p>
              </table:table-cell>
              <table:table-cell office:value-type="float" office:value="0.527796679816">
                <text:p>0.527796679816</text:p>
              </table:table-cell>
              <table:table-cell office:value-type="float" office:value="0.520103550296">
                <text:p>0.520103550296</text:p>
              </table:table-cell>
              <table:table-cell office:value-type="float" office:value="0.542702580539">
                <text:p>0.542702580539</text:p>
              </table:table-cell>
              <table:table-cell office:value-type="float" office:value="0.535165762656">
                <text:p>0.535165762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08961620644">
                <text:p>0.508961620644</text:p>
              </table:table-cell>
              <table:table-cell office:value-type="float" office:value="0.504716387245">
                <text:p>0.504716387245</text:p>
              </table:table-cell>
              <table:table-cell office:value-type="float" office:value="0.529296926364">
                <text:p>0.529296926364</text:p>
              </table:table-cell>
              <table:table-cell office:value-type="float" office:value="0.521446129191">
                <text:p>0.521446129191</text:p>
              </table:table-cell>
              <table:table-cell office:value-type="float" office:value="0.543570019724">
                <text:p>0.543570019724</text:p>
              </table:table-cell>
              <table:table-cell office:value-type="float" office:value="0.536037516437">
                <text:p>0.536037516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0412146614">
                <text:p>0.510412146614</text:p>
              </table:table-cell>
              <table:table-cell office:value-type="float" office:value="0.506158201841">
                <text:p>0.506158201841</text:p>
              </table:table-cell>
              <table:table-cell office:value-type="float" office:value="0.53032256739">
                <text:p>0.53032256739</text:p>
              </table:table-cell>
              <table:table-cell office:value-type="float" office:value="0.522580703485">
                <text:p>0.522580703485</text:p>
              </table:table-cell>
              <table:table-cell office:value-type="float" office:value="0.544249671269">
                <text:p>0.544249671269</text:p>
              </table:table-cell>
              <table:table-cell office:value-type="float" office:value="0.536886875411">
                <text:p>0.536886875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1575443787">
                <text:p>0.511575443787</text:p>
              </table:table-cell>
              <table:table-cell office:value-type="float" office:value="0.507372123603">
                <text:p>0.507372123603</text:p>
              </table:table-cell>
              <table:table-cell office:value-type="float" office:value="0.5316617357">
                <text:p>0.5316617357</text:p>
              </table:table-cell>
              <table:table-cell office:value-type="float" office:value="0.524084360618">
                <text:p>0.524084360618</text:p>
              </table:table-cell>
              <table:table-cell office:value-type="float" office:value="0.545815253123">
                <text:p>0.545815253123</text:p>
              </table:table-cell>
              <table:table-cell office:value-type="float" office:value="0.537914673734">
                <text:p>0.537914673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2479454306">
                <text:p>0.512479454306</text:p>
              </table:table-cell>
              <table:table-cell office:value-type="float" office:value="0.508629273504">
                <text:p>0.508629273504</text:p>
              </table:table-cell>
              <table:table-cell office:value-type="float" office:value="0.53212113741">
                <text:p>0.53212113741</text:p>
              </table:table-cell>
              <table:table-cell office:value-type="float" office:value="0.525038831361">
                <text:p>0.525038831361</text:p>
              </table:table-cell>
              <table:table-cell office:value-type="float" office:value="0.545567061144">
                <text:p>0.545567061144</text:p>
              </table:table-cell>
              <table:table-cell office:value-type="float" office:value="0.538780345989">
                <text:p>0.538780345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4541420118">
                <text:p>0.514541420118</text:p>
              </table:table-cell>
              <table:table-cell office:value-type="float" office:value="0.509800378041">
                <text:p>0.509800378041</text:p>
              </table:table-cell>
              <table:table-cell office:value-type="float" office:value="0.533179240631">
                <text:p>0.533179240631</text:p>
              </table:table-cell>
              <table:table-cell office:value-type="float" office:value="0.526324457594">
                <text:p>0.526324457594</text:p>
              </table:table-cell>
              <table:table-cell office:value-type="float" office:value="0.546214250493">
                <text:p>0.546214250493</text:p>
              </table:table-cell>
              <table:table-cell office:value-type="float" office:value="0.539728139382">
                <text:p>0.539728139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5034105851">
                <text:p>0.515034105851</text:p>
              </table:table-cell>
              <table:table-cell office:value-type="float" office:value="0.511156476003">
                <text:p>0.511156476003</text:p>
              </table:table-cell>
              <table:table-cell office:value-type="float" office:value="0.533766025641">
                <text:p>0.533766025641</text:p>
              </table:table-cell>
              <table:table-cell office:value-type="float" office:value="0.527195882643">
                <text:p>0.527195882643</text:p>
              </table:table-cell>
              <table:table-cell office:value-type="float" office:value="0.547515614727">
                <text:p>0.547515614727</text:p>
              </table:table-cell>
              <table:table-cell office:value-type="float" office:value="0.540577375082">
                <text:p>0.540577375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5468030901">
                <text:p>0.515468030901</text:p>
              </table:table-cell>
              <table:table-cell office:value-type="float" office:value="0.512017422748">
                <text:p>0.512017422748</text:p>
              </table:table-cell>
              <table:table-cell office:value-type="float" office:value="0.535265039448">
                <text:p>0.535265039448</text:p>
              </table:table-cell>
              <table:table-cell office:value-type="float" office:value="0.528226824458">
                <text:p>0.528226824458</text:p>
              </table:table-cell>
              <table:table-cell office:value-type="float" office:value="0.548549884944">
                <text:p>0.548549884944</text:p>
              </table:table-cell>
              <table:table-cell office:value-type="float" office:value="0.541388539612">
                <text:p>0.541388539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7214825773">
                <text:p>0.517214825773</text:p>
              </table:table-cell>
              <table:table-cell office:value-type="float" office:value="0.51288625904">
                <text:p>0.51288625904</text:p>
              </table:table-cell>
              <table:table-cell office:value-type="float" office:value="0.535585963182">
                <text:p>0.535585963182</text:p>
              </table:table-cell>
              <table:table-cell office:value-type="float" office:value="0.529204881657">
                <text:p>0.529204881657</text:p>
              </table:table-cell>
              <table:table-cell office:value-type="float" office:value="0.548881492439">
                <text:p>0.548881492439</text:p>
              </table:table-cell>
              <table:table-cell office:value-type="float" office:value="0.542401401216">
                <text:p>0.542401401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8169378698">
                <text:p>0.518169378698</text:p>
              </table:table-cell>
              <table:table-cell office:value-type="float" office:value="0.514133547009">
                <text:p>0.514133547009</text:p>
              </table:table-cell>
              <table:table-cell office:value-type="float" office:value="0.536300542406">
                <text:p>0.536300542406</text:p>
              </table:table-cell>
              <table:table-cell office:value-type="float" office:value="0.530092167982">
                <text:p>0.530092167982</text:p>
              </table:table-cell>
              <table:table-cell office:value-type="float" office:value="0.54952251808">
                <text:p>0.54952251808</text:p>
              </table:table-cell>
              <table:table-cell office:value-type="float" office:value="0.54320453238">
                <text:p>0.54320453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9312541091">
                <text:p>0.519312541091</text:p>
              </table:table-cell>
              <table:table-cell office:value-type="float" office:value="0.515277613412">
                <text:p>0.515277613412</text:p>
              </table:table-cell>
              <table:table-cell office:value-type="float" office:value="0.537207429323">
                <text:p>0.537207429323</text:p>
              </table:table-cell>
              <table:table-cell office:value-type="float" office:value="0.531174227482">
                <text:p>0.531174227482</text:p>
              </table:table-cell>
              <table:table-cell office:value-type="float" office:value="0.549797008547">
                <text:p>0.549797008547</text:p>
              </table:table-cell>
              <table:table-cell office:value-type="float" office:value="0.543992706279">
                <text:p>0.54399270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9924391847">
                <text:p>0.519924391847</text:p>
              </table:table-cell>
              <table:table-cell office:value-type="float" office:value="0.516164612097">
                <text:p>0.516164612097</text:p>
              </table:table-cell>
              <table:table-cell office:value-type="float" office:value="0.537851331361">
                <text:p>0.537851331361</text:p>
              </table:table-cell>
              <table:table-cell office:value-type="float" office:value="0.532237590401">
                <text:p>0.532237590401</text:p>
              </table:table-cell>
              <table:table-cell office:value-type="float" office:value="0.550641847469">
                <text:p>0.550641847469</text:p>
              </table:table-cell>
              <table:table-cell office:value-type="float" office:value="0.544687664366">
                <text:p>0.544687664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367357002">
                <text:p>0.520367357002</text:p>
              </table:table-cell>
              <table:table-cell office:value-type="float" office:value="0.516890450362">
                <text:p>0.516890450362</text:p>
              </table:table-cell>
              <table:table-cell office:value-type="float" office:value="0.538471400394">
                <text:p>0.538471400394</text:p>
              </table:table-cell>
              <table:table-cell office:value-type="float" office:value="0.533127835306">
                <text:p>0.533127835306</text:p>
              </table:table-cell>
              <table:table-cell office:value-type="float" office:value="0.551434500329">
                <text:p>0.551434500329</text:p>
              </table:table-cell>
              <table:table-cell office:value-type="float" office:value="0.545439513478">
                <text:p>0.545439513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1431623932">
                <text:p>0.521431623932</text:p>
              </table:table-cell>
              <table:table-cell office:value-type="float" office:value="0.517831360947">
                <text:p>0.517831360947</text:p>
              </table:table-cell>
              <table:table-cell office:value-type="float" office:value="0.539123931624">
                <text:p>0.539123931624</text:p>
              </table:table-cell>
              <table:table-cell office:value-type="float" office:value="0.533992562459">
                <text:p>0.533992562459</text:p>
              </table:table-cell>
              <table:table-cell office:value-type="float" office:value="0.551926364234">
                <text:p>0.551926364234</text:p>
              </table:table-cell>
              <table:table-cell office:value-type="float" office:value="0.546151277942">
                <text:p>0.546151277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2330703485">
                <text:p>0.522330703485</text:p>
              </table:table-cell>
              <table:table-cell office:value-type="float" office:value="0.518608809993">
                <text:p>0.518608809993</text:p>
              </table:table-cell>
              <table:table-cell office:value-type="float" office:value="0.54">
                <text:p>0.54</text:p>
              </table:table-cell>
              <table:table-cell office:value-type="float" office:value="0.534792611769">
                <text:p>0.534792611769</text:p>
              </table:table-cell>
              <table:table-cell office:value-type="float" office:value="0.552723537147">
                <text:p>0.552723537147</text:p>
              </table:table-cell>
              <table:table-cell office:value-type="float" office:value="0.546937150723">
                <text:p>0.546937150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365877712">
                <text:p>0.52365877712</text:p>
              </table:table-cell>
              <table:table-cell office:value-type="float" office:value="0.519683103222">
                <text:p>0.519683103222</text:p>
              </table:table-cell>
              <table:table-cell office:value-type="float" office:value="0.54085100263">
                <text:p>0.54085100263</text:p>
              </table:table-cell>
              <table:table-cell office:value-type="float" office:value="0.535785872781">
                <text:p>0.535785872781</text:p>
              </table:table-cell>
              <table:table-cell office:value-type="float" office:value="0.553809993425">
                <text:p>0.553809993425</text:p>
              </table:table-cell>
              <table:table-cell office:value-type="float" office:value="0.547844510191">
                <text:p>0.547844510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4569362262">
                <text:p>0.524569362262</text:p>
              </table:table-cell>
              <table:table-cell office:value-type="float" office:value="0.520846400394">
                <text:p>0.520846400394</text:p>
              </table:table-cell>
              <table:table-cell office:value-type="float" office:value="0.541520381328">
                <text:p>0.541520381328</text:p>
              </table:table-cell>
              <table:table-cell office:value-type="float" office:value="0.536535461867">
                <text:p>0.536535461867</text:p>
              </table:table-cell>
              <table:table-cell office:value-type="float" office:value="0.554621959237">
                <text:p>0.554621959237</text:p>
              </table:table-cell>
              <table:table-cell office:value-type="float" office:value="0.548480091223">
                <text:p>0.548480091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5927021696">
                <text:p>0.525927021696</text:p>
              </table:table-cell>
              <table:table-cell office:value-type="float" office:value="0.52177309336">
                <text:p>0.52177309336</text:p>
              </table:table-cell>
              <table:table-cell office:value-type="float" office:value="0.542649161736">
                <text:p>0.542649161736</text:p>
              </table:table-cell>
              <table:table-cell office:value-type="float" office:value="0.53737027449">
                <text:p>0.53737027449</text:p>
              </table:table-cell>
              <table:table-cell office:value-type="float" office:value="0.554449786325">
                <text:p>0.554449786325</text:p>
              </table:table-cell>
              <table:table-cell office:value-type="float" office:value="0.549028805062">
                <text:p>0.549028805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6911571335">
                <text:p>0.526911571335</text:p>
              </table:table-cell>
              <table:table-cell office:value-type="float" office:value="0.522767833662">
                <text:p>0.522767833662</text:p>
              </table:table-cell>
              <table:table-cell office:value-type="float" office:value="0.54257848455">
                <text:p>0.54257848455</text:p>
              </table:table-cell>
              <table:table-cell office:value-type="float" office:value="0.53802103879">
                <text:p>0.53802103879</text:p>
              </table:table-cell>
              <table:table-cell office:value-type="float" office:value="0.55552103879">
                <text:p>0.55552103879</text:p>
              </table:table-cell>
              <table:table-cell office:value-type="float" office:value="0.549815499671">
                <text:p>0.5498154996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7333579882">
                <text:p>0.527333579882</text:p>
              </table:table-cell>
              <table:table-cell office:value-type="float" office:value="0.523800624589">
                <text:p>0.523800624589</text:p>
              </table:table-cell>
              <table:table-cell office:value-type="float" office:value="0.543084319527">
                <text:p>0.543084319527</text:p>
              </table:table-cell>
              <table:table-cell office:value-type="float" office:value="0.53881636259">
                <text:p>0.53881636259</text:p>
              </table:table-cell>
              <table:table-cell office:value-type="float" office:value="0.555720332018">
                <text:p>0.555720332018</text:p>
              </table:table-cell>
              <table:table-cell office:value-type="float" office:value="0.550530078895">
                <text:p>0.550530078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9230769231">
                <text:p>0.529230769231</text:p>
              </table:table-cell>
              <table:table-cell office:value-type="float" office:value="0.525031722551">
                <text:p>0.525031722551</text:p>
              </table:table-cell>
              <table:table-cell office:value-type="float" office:value="0.544183925049">
                <text:p>0.544183925049</text:p>
              </table:table-cell>
              <table:table-cell office:value-type="float" office:value="0.539528024326">
                <text:p>0.539528024326</text:p>
              </table:table-cell>
              <table:table-cell office:value-type="float" office:value="0.556238083498">
                <text:p>0.556238083498</text:p>
              </table:table-cell>
              <table:table-cell office:value-type="float" office:value="0.551041337936">
                <text:p>0.551041337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0200936884">
                <text:p>0.530200936884</text:p>
              </table:table-cell>
              <table:table-cell office:value-type="float" office:value="0.526329799474">
                <text:p>0.526329799474</text:p>
              </table:table-cell>
              <table:table-cell office:value-type="float" office:value="0.544737015122">
                <text:p>0.544737015122</text:p>
              </table:table-cell>
              <table:table-cell office:value-type="float" office:value="0.540386300131">
                <text:p>0.540386300131</text:p>
              </table:table-cell>
              <table:table-cell office:value-type="float" office:value="0.556707758054">
                <text:p>0.556707758054</text:p>
              </table:table-cell>
              <table:table-cell office:value-type="float" office:value="0.551803110618">
                <text:p>0.5518031106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1139053254">
                <text:p>0.531139053254</text:p>
              </table:table-cell>
              <table:table-cell office:value-type="float" office:value="0.52747542735">
                <text:p>0.52747542735</text:p>
              </table:table-cell>
              <table:table-cell office:value-type="float" office:value="0.545661982249">
                <text:p>0.545661982249</text:p>
              </table:table-cell>
              <table:table-cell office:value-type="float" office:value="0.541079881657">
                <text:p>0.541079881657</text:p>
              </table:table-cell>
              <table:table-cell office:value-type="float" office:value="0.557260437212">
                <text:p>0.557260437212</text:p>
              </table:table-cell>
              <table:table-cell office:value-type="float" office:value="0.55258620973">
                <text:p>0.55258620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1436143984">
                <text:p>0.531436143984</text:p>
              </table:table-cell>
              <table:table-cell office:value-type="float" office:value="0.528101413544">
                <text:p>0.528101413544</text:p>
              </table:table-cell>
              <table:table-cell office:value-type="float" office:value="0.546591880342">
                <text:p>0.546591880342</text:p>
              </table:table-cell>
              <table:table-cell office:value-type="float" office:value="0.541843359632">
                <text:p>0.541843359632</text:p>
              </table:table-cell>
              <table:table-cell office:value-type="float" office:value="0.55788625904">
                <text:p>0.55788625904</text:p>
              </table:table-cell>
              <table:table-cell office:value-type="float" office:value="0.55312366453">
                <text:p>0.55312366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2197156476">
                <text:p>0.532197156476</text:p>
              </table:table-cell>
              <table:table-cell office:value-type="float" office:value="0.529153353057">
                <text:p>0.529153353057</text:p>
              </table:table-cell>
              <table:table-cell office:value-type="float" office:value="0.548028846154">
                <text:p>0.548028846154</text:p>
              </table:table-cell>
              <table:table-cell office:value-type="float" office:value="0.542713428665">
                <text:p>0.542713428665</text:p>
              </table:table-cell>
              <table:table-cell office:value-type="float" office:value="0.558229372124">
                <text:p>0.558229372124</text:p>
              </table:table-cell>
              <table:table-cell office:value-type="float" office:value="0.553726803912">
                <text:p>0.553726803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3309089415">
                <text:p>0.533309089415</text:p>
              </table:table-cell>
              <table:table-cell office:value-type="float" office:value="0.530255506246">
                <text:p>0.530255506246</text:p>
              </table:table-cell>
              <table:table-cell office:value-type="float" office:value="0.548412639711">
                <text:p>0.548412639711</text:p>
              </table:table-cell>
              <table:table-cell office:value-type="float" office:value="0.543472263314">
                <text:p>0.543472263314</text:p>
              </table:table-cell>
              <table:table-cell office:value-type="float" office:value="0.558655900723">
                <text:p>0.558655900723</text:p>
              </table:table-cell>
              <table:table-cell office:value-type="float" office:value="0.554188280736">
                <text:p>0.554188280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377547666">
                <text:p>0.53377547666</text:p>
              </table:table-cell>
              <table:table-cell office:value-type="float" office:value="0.531098126233">
                <text:p>0.531098126233</text:p>
              </table:table-cell>
              <table:table-cell office:value-type="float" office:value="0.548375657462">
                <text:p>0.548375657462</text:p>
              </table:table-cell>
              <table:table-cell office:value-type="float" office:value="0.544185239974">
                <text:p>0.544185239974</text:p>
              </table:table-cell>
              <table:table-cell office:value-type="float" office:value="0.559358152531">
                <text:p>0.559358152531</text:p>
              </table:table-cell>
              <table:table-cell office:value-type="float" office:value="0.554671638725">
                <text:p>0.554671638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4963839579">
                <text:p>0.534963839579</text:p>
              </table:table-cell>
              <table:table-cell office:value-type="float" office:value="0.531731755424">
                <text:p>0.531731755424</text:p>
              </table:table-cell>
              <table:table-cell office:value-type="float" office:value="0.549097633136">
                <text:p>0.549097633136</text:p>
              </table:table-cell>
              <table:table-cell office:value-type="float" office:value="0.545011217949">
                <text:p>0.545011217949</text:p>
              </table:table-cell>
              <table:table-cell office:value-type="float" office:value="0.560653763971">
                <text:p>0.560653763971</text:p>
              </table:table-cell>
              <table:table-cell office:value-type="float" office:value="0.555475447896">
                <text:p>0.5554754478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6835552268">
                <text:p>0.536835552268</text:p>
              </table:table-cell>
              <table:table-cell office:value-type="float" office:value="0.532858563445">
                <text:p>0.532858563445</text:p>
              </table:table-cell>
              <table:table-cell office:value-type="float" office:value="0.549682363577">
                <text:p>0.549682363577</text:p>
              </table:table-cell>
              <table:table-cell office:value-type="float" office:value="0.545598496055">
                <text:p>0.545598496055</text:p>
              </table:table-cell>
              <table:table-cell office:value-type="float" office:value="0.560955785667">
                <text:p>0.560955785667</text:p>
              </table:table-cell>
              <table:table-cell office:value-type="float" office:value="0.555973927515">
                <text:p>0.555973927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7202498356">
                <text:p>0.537202498356</text:p>
              </table:table-cell>
              <table:table-cell office:value-type="float" office:value="0.533701347798">
                <text:p>0.533701347798</text:p>
              </table:table-cell>
              <table:table-cell office:value-type="float" office:value="0.550645956607">
                <text:p>0.550645956607</text:p>
              </table:table-cell>
              <table:table-cell office:value-type="float" office:value="0.546260026298">
                <text:p>0.546260026298</text:p>
              </table:table-cell>
              <table:table-cell office:value-type="float" office:value="0.560822238659">
                <text:p>0.560822238659</text:p>
              </table:table-cell>
              <table:table-cell office:value-type="float" office:value="0.556415454471">
                <text:p>0.556415454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8466058514">
                <text:p>0.538466058514</text:p>
              </table:table-cell>
              <table:table-cell office:value-type="float" office:value="0.53467447403">
                <text:p>0.53467447403</text:p>
              </table:table-cell>
              <table:table-cell office:value-type="float" office:value="0.551438198554">
                <text:p>0.551438198554</text:p>
              </table:table-cell>
              <table:table-cell office:value-type="float" office:value="0.546994288297">
                <text:p>0.546994288297</text:p>
              </table:table-cell>
              <table:table-cell office:value-type="float" office:value="0.561820348455">
                <text:p>0.561820348455</text:p>
              </table:table-cell>
              <table:table-cell office:value-type="float" office:value="0.55709775641">
                <text:p>0.55709775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8559335963">
                <text:p>0.538559335963</text:p>
              </table:table-cell>
              <table:table-cell office:value-type="float" office:value="0.535237836949">
                <text:p>0.535237836949</text:p>
              </table:table-cell>
              <table:table-cell office:value-type="float" office:value="0.55176035503">
                <text:p>0.55176035503</text:p>
              </table:table-cell>
              <table:table-cell office:value-type="float" office:value="0.54760338593">
                <text:p>0.54760338593</text:p>
              </table:table-cell>
              <table:table-cell office:value-type="float" office:value="0.561878698225">
                <text:p>0.561878698225</text:p>
              </table:table-cell>
              <table:table-cell office:value-type="float" office:value="0.557509245562">
                <text:p>0.557509245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9024901381">
                <text:p>0.539024901381</text:p>
              </table:table-cell>
              <table:table-cell office:value-type="float" office:value="0.536052843524">
                <text:p>0.536052843524</text:p>
              </table:table-cell>
              <table:table-cell office:value-type="float" office:value="0.551583662064">
                <text:p>0.551583662064</text:p>
              </table:table-cell>
              <table:table-cell office:value-type="float" office:value="0.547942718606">
                <text:p>0.547942718606</text:p>
              </table:table-cell>
              <table:table-cell office:value-type="float" office:value="0.562525887574">
                <text:p>0.562525887574</text:p>
              </table:table-cell>
              <table:table-cell office:value-type="float" office:value="0.558034393491">
                <text:p>0.558034393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9602235371">
                <text:p>0.539602235371</text:p>
              </table:table-cell>
              <table:table-cell office:value-type="float" office:value="0.536853303748">
                <text:p>0.536853303748</text:p>
              </table:table-cell>
              <table:table-cell office:value-type="float" office:value="0.552224687705">
                <text:p>0.552224687705</text:p>
              </table:table-cell>
              <table:table-cell office:value-type="float" office:value="0.548411858974">
                <text:p>0.548411858974</text:p>
              </table:table-cell>
              <table:table-cell office:value-type="float" office:value="0.562455621302">
                <text:p>0.562455621302</text:p>
              </table:table-cell>
              <table:table-cell office:value-type="float" office:value="0.55856502712">
                <text:p>0.55856502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0363247863">
                <text:p>0.540363247863</text:p>
              </table:table-cell>
              <table:table-cell office:value-type="float" office:value="0.537474358974">
                <text:p>0.537474358974</text:p>
              </table:table-cell>
              <table:table-cell office:value-type="float" office:value="0.552995973044">
                <text:p>0.552995973044</text:p>
              </table:table-cell>
              <table:table-cell office:value-type="float" office:value="0.548959360618">
                <text:p>0.548959360618</text:p>
              </table:table-cell>
              <table:table-cell office:value-type="float" office:value="0.562686554898">
                <text:p>0.562686554898</text:p>
              </table:table-cell>
              <table:table-cell office:value-type="float" office:value="0.559069834813">
                <text:p>0.559069834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170734714">
                <text:p>0.54170734714</text:p>
              </table:table-cell>
              <table:table-cell office:value-type="float" office:value="0.538154667982">
                <text:p>0.538154667982</text:p>
              </table:table-cell>
              <table:table-cell office:value-type="float" office:value="0.553607412886">
                <text:p>0.553607412886</text:p>
              </table:table-cell>
              <table:table-cell office:value-type="float" office:value="0.549464414859">
                <text:p>0.549464414859</text:p>
              </table:table-cell>
              <table:table-cell office:value-type="float" office:value="0.563188280736">
                <text:p>0.563188280736</text:p>
              </table:table-cell>
              <table:table-cell office:value-type="float" office:value="0.559562664366">
                <text:p>0.559562664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2379602235">
                <text:p>0.542379602235</text:p>
              </table:table-cell>
              <table:table-cell office:value-type="float" office:value="0.539117110454">
                <text:p>0.539117110454</text:p>
              </table:table-cell>
              <table:table-cell office:value-type="float" office:value="0.554276380671">
                <text:p>0.554276380671</text:p>
              </table:table-cell>
              <table:table-cell office:value-type="float" office:value="0.550015573636">
                <text:p>0.550015573636</text:p>
              </table:table-cell>
              <table:table-cell office:value-type="float" office:value="0.563678090072">
                <text:p>0.563678090072</text:p>
              </table:table-cell>
              <table:table-cell office:value-type="float" office:value="0.560076779257">
                <text:p>0.560076779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3018162393">
                <text:p>0.543018162393</text:p>
              </table:table-cell>
              <table:table-cell office:value-type="float" office:value="0.539814595661">
                <text:p>0.539814595661</text:p>
              </table:table-cell>
              <table:table-cell office:value-type="float" office:value="0.554633464826">
                <text:p>0.554633464826</text:p>
              </table:table-cell>
              <table:table-cell office:value-type="float" office:value="0.550429528271">
                <text:p>0.550429528271</text:p>
              </table:table-cell>
              <table:table-cell office:value-type="float" office:value="0.564324868508">
                <text:p>0.564324868508</text:p>
              </table:table-cell>
              <table:table-cell office:value-type="float" office:value="0.560513765615">
                <text:p>0.560513765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3918063774">
                <text:p>0.543918063774</text:p>
              </table:table-cell>
              <table:table-cell office:value-type="float" office:value="0.540562130178">
                <text:p>0.540562130178</text:p>
              </table:table-cell>
              <table:table-cell office:value-type="float" office:value="0.555109714004">
                <text:p>0.555109714004</text:p>
              </table:table-cell>
              <table:table-cell office:value-type="float" office:value="0.551157544379">
                <text:p>0.551157544379</text:p>
              </table:table-cell>
              <table:table-cell office:value-type="float" office:value="0.564990138067">
                <text:p>0.564990138067</text:p>
              </table:table-cell>
              <table:table-cell office:value-type="float" office:value="0.560874486358">
                <text:p>0.5608744863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4248027613">
                <text:p>0.544248027613</text:p>
              </table:table-cell>
              <table:table-cell office:value-type="float" office:value="0.541196581197">
                <text:p>0.541196581197</text:p>
              </table:table-cell>
              <table:table-cell office:value-type="float" office:value="0.5556960881">
                <text:p>0.5556960881</text:p>
              </table:table-cell>
              <table:table-cell office:value-type="float" office:value="0.551811143984">
                <text:p>0.551811143984</text:p>
              </table:table-cell>
              <table:table-cell office:value-type="float" office:value="0.565083004602">
                <text:p>0.565083004602</text:p>
              </table:table-cell>
              <table:table-cell office:value-type="float" office:value="0.561342085799">
                <text:p>0.561342085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450977975">
                <text:p>0.54450977975</text:p>
              </table:table-cell>
              <table:table-cell office:value-type="float" office:value="0.541955292571">
                <text:p>0.541955292571</text:p>
              </table:table-cell>
              <table:table-cell office:value-type="float" office:value="0.556293145957">
                <text:p>0.556293145957</text:p>
              </table:table-cell>
              <table:table-cell office:value-type="float" office:value="0.552577375082">
                <text:p>0.552577375082</text:p>
              </table:table-cell>
              <table:table-cell office:value-type="float" office:value="0.565512820513">
                <text:p>0.565512820513</text:p>
              </table:table-cell>
              <table:table-cell office:value-type="float" office:value="0.561757232084">
                <text:p>0.561757232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5499260355">
                <text:p>0.545499260355</text:p>
              </table:table-cell>
              <table:table-cell office:value-type="float" office:value="0.542764628534">
                <text:p>0.542764628534</text:p>
              </table:table-cell>
              <table:table-cell office:value-type="float" office:value="0.557242767916">
                <text:p>0.557242767916</text:p>
              </table:table-cell>
              <table:table-cell office:value-type="float" office:value="0.553300295858">
                <text:p>0.553300295858</text:p>
              </table:table-cell>
              <table:table-cell office:value-type="float" office:value="0.565809500329">
                <text:p>0.565809500329</text:p>
              </table:table-cell>
              <table:table-cell office:value-type="float" office:value="0.562274613741">
                <text:p>0.562274613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6175213675">
                <text:p>0.546175213675</text:p>
              </table:table-cell>
              <table:table-cell office:value-type="float" office:value="0.543423323471">
                <text:p>0.543423323471</text:p>
              </table:table-cell>
              <table:table-cell office:value-type="float" office:value="0.556982659435">
                <text:p>0.556982659435</text:p>
              </table:table-cell>
              <table:table-cell office:value-type="float" office:value="0.553878451677">
                <text:p>0.553878451677</text:p>
              </table:table-cell>
              <table:table-cell office:value-type="float" office:value="0.566071252465">
                <text:p>0.566071252465</text:p>
              </table:table-cell>
              <table:table-cell office:value-type="float" office:value="0.562670837442">
                <text:p>0.562670837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6761998685">
                <text:p>0.546761998685</text:p>
              </table:table-cell>
              <table:table-cell office:value-type="float" office:value="0.544098537147">
                <text:p>0.544098537147</text:p>
              </table:table-cell>
              <table:table-cell office:value-type="float" office:value="0.558123767258">
                <text:p>0.558123767258</text:p>
              </table:table-cell>
              <table:table-cell office:value-type="float" office:value="0.554584319527">
                <text:p>0.554584319527</text:p>
              </table:table-cell>
              <table:table-cell office:value-type="float" office:value="0.566342866535">
                <text:p>0.566342866535</text:p>
              </table:table-cell>
              <table:table-cell office:value-type="float" office:value="0.562983337442">
                <text:p>0.562983337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7015532544">
                <text:p>0.547015532544</text:p>
              </table:table-cell>
              <table:table-cell office:value-type="float" office:value="0.544701512163">
                <text:p>0.544701512163</text:p>
              </table:table-cell>
              <table:table-cell office:value-type="float" office:value="0.557932692308">
                <text:p>0.557932692308</text:p>
              </table:table-cell>
              <table:table-cell office:value-type="float" office:value="0.554992644642">
                <text:p>0.554992644642</text:p>
              </table:table-cell>
              <table:table-cell office:value-type="float" office:value="0.566602153189">
                <text:p>0.566602153189</text:p>
              </table:table-cell>
              <table:table-cell office:value-type="float" office:value="0.563461887738">
                <text:p>0.563461887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7804076266">
                <text:p>0.547804076266</text:p>
              </table:table-cell>
              <table:table-cell office:value-type="float" office:value="0.545380670611">
                <text:p>0.545380670611</text:p>
              </table:table-cell>
              <table:table-cell office:value-type="float" office:value="0.558583168968">
                <text:p>0.558583168968</text:p>
              </table:table-cell>
              <table:table-cell office:value-type="float" office:value="0.55548993261">
                <text:p>0.55548993261</text:p>
              </table:table-cell>
              <table:table-cell office:value-type="float" office:value="0.566638313609">
                <text:p>0.566638313609</text:p>
              </table:table-cell>
              <table:table-cell office:value-type="float" office:value="0.563812808185">
                <text:p>0.563812808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823964497">
                <text:p>0.54823964497</text:p>
              </table:table-cell>
              <table:table-cell office:value-type="float" office:value="0.546153846154">
                <text:p>0.546153846154</text:p>
              </table:table-cell>
              <table:table-cell office:value-type="float" office:value="0.559430062459">
                <text:p>0.559430062459</text:p>
              </table:table-cell>
              <table:table-cell office:value-type="float" office:value="0.5559632643">
                <text:p>0.5559632643</text:p>
              </table:table-cell>
              <table:table-cell office:value-type="float" office:value="0.566791584484">
                <text:p>0.566791584484</text:p>
              </table:table-cell>
              <table:table-cell office:value-type="float" office:value="0.564069238988">
                <text:p>0.564069238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49216798159">
                <text:p>0.549216798159</text:p>
              </table:table-cell>
              <table:table-cell office:value-type="float" office:value="0.546765779093">
                <text:p>0.546765779093</text:p>
              </table:table-cell>
              <table:table-cell office:value-type="float" office:value="0.559703731098">
                <text:p>0.559703731098</text:p>
              </table:table-cell>
              <table:table-cell office:value-type="float" office:value="0.556249506903">
                <text:p>0.556249506903</text:p>
              </table:table-cell>
              <table:table-cell office:value-type="float" office:value="0.56692800789">
                <text:p>0.56692800789</text:p>
              </table:table-cell>
              <table:table-cell office:value-type="float" office:value="0.564299001479">
                <text:p>0.564299001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49355276134">
                <text:p>0.549355276134</text:p>
              </table:table-cell>
              <table:table-cell office:value-type="float" office:value="0.547125164366">
                <text:p>0.547125164366</text:p>
              </table:table-cell>
              <table:table-cell office:value-type="float" office:value="0.559890285996">
                <text:p>0.559890285996</text:p>
              </table:table-cell>
              <table:table-cell office:value-type="float" office:value="0.55669933432">
                <text:p>0.55669933432</text:p>
              </table:table-cell>
              <table:table-cell office:value-type="float" office:value="0.567258382643">
                <text:p>0.567258382643</text:p>
              </table:table-cell>
              <table:table-cell office:value-type="float" office:value="0.564638827252">
                <text:p>0.5646388272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9550460224">
                <text:p>0.549550460224</text:p>
              </table:table-cell>
              <table:table-cell office:value-type="float" office:value="0.547642669297">
                <text:p>0.547642669297</text:p>
              </table:table-cell>
              <table:table-cell office:value-type="float" office:value="0.560511176857">
                <text:p>0.560511176857</text:p>
              </table:table-cell>
              <table:table-cell office:value-type="float" office:value="0.557119904668">
                <text:p>0.557119904668</text:p>
              </table:table-cell>
              <table:table-cell office:value-type="float" office:value="0.567242767916">
                <text:p>0.567242767916</text:p>
              </table:table-cell>
              <table:table-cell office:value-type="float" office:value="0.564866987179">
                <text:p>0.564866987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0433514135">
                <text:p>0.550433514135</text:p>
              </table:table-cell>
              <table:table-cell office:value-type="float" office:value="0.548378944773">
                <text:p>0.548378944773</text:p>
              </table:table-cell>
              <table:table-cell office:value-type="float" office:value="0.56109508547">
                <text:p>0.56109508547</text:p>
              </table:table-cell>
              <table:table-cell office:value-type="float" office:value="0.557651134122">
                <text:p>0.557651134122</text:p>
              </table:table-cell>
              <table:table-cell office:value-type="float" office:value="0.567659434583">
                <text:p>0.567659434583</text:p>
              </table:table-cell>
              <table:table-cell office:value-type="float" office:value="0.565148401545">
                <text:p>0.565148401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0742110454">
                <text:p>0.550742110454</text:p>
              </table:table-cell>
              <table:table-cell office:value-type="float" office:value="0.548772682446">
                <text:p>0.548772682446</text:p>
              </table:table-cell>
              <table:table-cell office:value-type="float" office:value="0.562020052597">
                <text:p>0.562020052597</text:p>
              </table:table-cell>
              <table:table-cell office:value-type="float" office:value="0.558097920776">
                <text:p>0.558097920776</text:p>
              </table:table-cell>
              <table:table-cell office:value-type="float" office:value="0.567851331361">
                <text:p>0.567851331361</text:p>
              </table:table-cell>
              <table:table-cell office:value-type="float" office:value="0.565455087114">
                <text:p>0.565455087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1553665352">
                <text:p>0.551553665352</text:p>
              </table:table-cell>
              <table:table-cell office:value-type="float" office:value="0.549405161078">
                <text:p>0.549405161078</text:p>
              </table:table-cell>
              <table:table-cell office:value-type="float" office:value="0.562416995398">
                <text:p>0.562416995398</text:p>
              </table:table-cell>
              <table:table-cell office:value-type="float" office:value="0.558713675214">
                <text:p>0.558713675214</text:p>
              </table:table-cell>
              <table:table-cell office:value-type="float" office:value="0.568069526627">
                <text:p>0.568069526627</text:p>
              </table:table-cell>
              <table:table-cell office:value-type="float" office:value="0.565668926693">
                <text:p>0.565668926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219222551">
                <text:p>0.55219222551</text:p>
              </table:table-cell>
              <table:table-cell office:value-type="float" office:value="0.549755670611">
                <text:p>0.549755670611</text:p>
              </table:table-cell>
              <table:table-cell office:value-type="float" office:value="0.562471236029">
                <text:p>0.562471236029</text:p>
              </table:table-cell>
              <table:table-cell office:value-type="float" office:value="0.559095496384">
                <text:p>0.559095496384</text:p>
              </table:table-cell>
              <table:table-cell office:value-type="float" office:value="0.568343195266">
                <text:p>0.568343195266</text:p>
              </table:table-cell>
              <table:table-cell office:value-type="float" office:value="0.565903805062">
                <text:p>0.5659038050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2876397107">
                <text:p>0.552876397107</text:p>
              </table:table-cell>
              <table:table-cell office:value-type="float" office:value="0.550364480605">
                <text:p>0.550364480605</text:p>
              </table:table-cell>
              <table:table-cell office:value-type="float" office:value="0.562878040763">
                <text:p>0.562878040763</text:p>
              </table:table-cell>
              <table:table-cell office:value-type="float" office:value="0.559708045694">
                <text:p>0.559708045694</text:p>
              </table:table-cell>
              <table:table-cell office:value-type="float" office:value="0.568604947403">
                <text:p>0.568604947403</text:p>
              </table:table-cell>
              <table:table-cell office:value-type="float" office:value="0.566132622452">
                <text:p>0.566132622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3200197239">
                <text:p>0.553200197239</text:p>
              </table:table-cell>
              <table:table-cell office:value-type="float" office:value="0.550908119658">
                <text:p>0.550908119658</text:p>
              </table:table-cell>
              <table:table-cell office:value-type="float" office:value="0.563213346483">
                <text:p>0.563213346483</text:p>
              </table:table-cell>
              <table:table-cell office:value-type="float" office:value="0.560112302761">
                <text:p>0.560112302761</text:p>
              </table:table-cell>
              <table:table-cell office:value-type="float" office:value="0.568820266272">
                <text:p>0.568820266272</text:p>
              </table:table-cell>
              <table:table-cell office:value-type="float" office:value="0.56643158284">
                <text:p>0.56643158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3268819855">
                <text:p>0.553268819855</text:p>
              </table:table-cell>
              <table:table-cell office:value-type="float" office:value="0.551545775805">
                <text:p>0.551545775805</text:p>
              </table:table-cell>
              <table:table-cell office:value-type="float" office:value="0.5635515286">
                <text:p>0.5635515286</text:p>
              </table:table-cell>
              <table:table-cell office:value-type="float" office:value="0.560631204799">
                <text:p>0.560631204799</text:p>
              </table:table-cell>
              <table:table-cell office:value-type="float" office:value="0.569250082183">
                <text:p>0.569250082183</text:p>
              </table:table-cell>
              <table:table-cell office:value-type="float" office:value="0.566666009204">
                <text:p>0.5666660092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3796433268">
                <text:p>0.553796433268</text:p>
              </table:table-cell>
              <table:table-cell office:value-type="float" office:value="0.551984714004">
                <text:p>0.551984714004</text:p>
              </table:table-cell>
              <table:table-cell office:value-type="float" office:value="0.564128451677">
                <text:p>0.564128451677</text:p>
              </table:table-cell>
              <table:table-cell office:value-type="float" office:value="0.561036078238">
                <text:p>0.561036078238</text:p>
              </table:table-cell>
              <table:table-cell office:value-type="float" office:value="0.569434582512">
                <text:p>0.569434582512</text:p>
              </table:table-cell>
              <table:table-cell office:value-type="float" office:value="0.566960634451">
                <text:p>0.5669606344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4435815253">
                <text:p>0.554435815253</text:p>
              </table:table-cell>
              <table:table-cell office:value-type="float" office:value="0.552502876397">
                <text:p>0.552502876397</text:p>
              </table:table-cell>
              <table:table-cell office:value-type="float" office:value="0.564747287968">
                <text:p>0.564747287968</text:p>
              </table:table-cell>
              <table:table-cell office:value-type="float" office:value="0.561512286325">
                <text:p>0.561512286325</text:p>
              </table:table-cell>
              <table:table-cell office:value-type="float" office:value="0.569845496384">
                <text:p>0.569845496384</text:p>
              </table:table-cell>
              <table:table-cell office:value-type="float" office:value="0.567330908941">
                <text:p>0.567330908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5492274819">
                <text:p>0.555492274819</text:p>
              </table:table-cell>
              <table:table-cell office:value-type="float" office:value="0.553102399737">
                <text:p>0.553102399737</text:p>
              </table:table-cell>
              <table:table-cell office:value-type="float" office:value="0.565043967784">
                <text:p>0.565043967784</text:p>
              </table:table-cell>
              <table:table-cell office:value-type="float" office:value="0.561821047009">
                <text:p>0.561821047009</text:p>
              </table:table-cell>
              <table:table-cell office:value-type="float" office:value="0.570075197239">
                <text:p>0.570075197239</text:p>
              </table:table-cell>
              <table:table-cell office:value-type="float" office:value="0.567566157133">
                <text:p>0.567566157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5912639711">
                <text:p>0.555912639711</text:p>
              </table:table-cell>
              <table:table-cell office:value-type="float" office:value="0.55360839908">
                <text:p>0.55360839908</text:p>
              </table:table-cell>
              <table:table-cell office:value-type="float" office:value="0.565874424721">
                <text:p>0.565874424721</text:p>
              </table:table-cell>
              <table:table-cell office:value-type="float" office:value="0.562330991124">
                <text:p>0.562330991124</text:p>
              </table:table-cell>
              <table:table-cell office:value-type="float" office:value="0.570392833662">
                <text:p>0.570392833662</text:p>
              </table:table-cell>
              <table:table-cell office:value-type="float" office:value="0.567812479454">
                <text:p>0.567812479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6356426693">
                <text:p>0.556356426693</text:p>
              </table:table-cell>
              <table:table-cell office:value-type="float" office:value="0.554254684418">
                <text:p>0.554254684418</text:p>
              </table:table-cell>
              <table:table-cell office:value-type="float" office:value="0.566005506246">
                <text:p>0.566005506246</text:p>
              </table:table-cell>
              <table:table-cell office:value-type="float" office:value="0.562703977646">
                <text:p>0.562703977646</text:p>
              </table:table-cell>
              <table:table-cell office:value-type="float" office:value="0.570104783037">
                <text:p>0.570104783037</text:p>
              </table:table-cell>
              <table:table-cell office:value-type="float" office:value="0.568099030243">
                <text:p>0.568099030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6861028928">
                <text:p>0.556861028928</text:p>
              </table:table-cell>
              <table:table-cell office:value-type="float" office:value="0.554921433268">
                <text:p>0.554921433268</text:p>
              </table:table-cell>
              <table:table-cell office:value-type="float" office:value="0.566152613412">
                <text:p>0.566152613412</text:p>
              </table:table-cell>
              <table:table-cell office:value-type="float" office:value="0.563183801775">
                <text:p>0.563183801775</text:p>
              </table:table-cell>
              <table:table-cell office:value-type="float" office:value="0.570156558185">
                <text:p>0.570156558185</text:p>
              </table:table-cell>
              <table:table-cell office:value-type="float" office:value="0.568307692308">
                <text:p>0.568307692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6772271532">
                <text:p>0.556772271532</text:p>
              </table:table-cell>
              <table:table-cell office:value-type="float" office:value="0.555282790927">
                <text:p>0.555282790927</text:p>
              </table:table-cell>
              <table:table-cell office:value-type="float" office:value="0.566744740302">
                <text:p>0.566744740302</text:p>
              </table:table-cell>
              <table:table-cell office:value-type="float" office:value="0.563616165352">
                <text:p>0.563616165352</text:p>
              </table:table-cell>
              <table:table-cell office:value-type="float" office:value="0.570483645628">
                <text:p>0.570483645628</text:p>
              </table:table-cell>
              <table:table-cell office:value-type="float" office:value="0.568457264957">
                <text:p>0.568457264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7737097304">
                <text:p>0.557737097304</text:p>
              </table:table-cell>
              <table:table-cell office:value-type="float" office:value="0.555814677844">
                <text:p>0.555814677844</text:p>
              </table:table-cell>
              <table:table-cell office:value-type="float" office:value="0.566777202498">
                <text:p>0.566777202498</text:p>
              </table:table-cell>
              <table:table-cell office:value-type="float" office:value="0.563891436555">
                <text:p>0.563891436555</text:p>
              </table:table-cell>
              <table:table-cell office:value-type="float" office:value="0.570503780408">
                <text:p>0.570503780408</text:p>
              </table:table-cell>
              <table:table-cell office:value-type="float" office:value="0.568644929323">
                <text:p>0.568644929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58062130178">
                <text:p>0.558062130178</text:p>
              </table:table-cell>
              <table:table-cell office:value-type="float" office:value="0.55627695595">
                <text:p>0.55627695595</text:p>
              </table:table-cell>
              <table:table-cell office:value-type="float" office:value="0.567224276792">
                <text:p>0.567224276792</text:p>
              </table:table-cell>
              <table:table-cell office:value-type="float" office:value="0.564326923077">
                <text:p>0.564326923077</text:p>
              </table:table-cell>
              <table:table-cell office:value-type="float" office:value="0.570534598948">
                <text:p>0.570534598948</text:p>
              </table:table-cell>
              <table:table-cell office:value-type="float" office:value="0.568845784024">
                <text:p>0.568845784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58368671926">
                <text:p>0.558368671926</text:p>
              </table:table-cell>
              <table:table-cell office:value-type="float" office:value="0.556701265615">
                <text:p>0.556701265615</text:p>
              </table:table-cell>
              <table:table-cell office:value-type="float" office:value="0.5676421762">
                <text:p>0.5676421762</text:p>
              </table:table-cell>
              <table:table-cell office:value-type="float" office:value="0.56471622288">
                <text:p>0.56471622288</text:p>
              </table:table-cell>
              <table:table-cell office:value-type="float" office:value="0.570537064431">
                <text:p>0.570537064431</text:p>
              </table:table-cell>
              <table:table-cell office:value-type="float" office:value="0.568946704471">
                <text:p>0.568946704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59002712032">
                <text:p>0.559002712032</text:p>
              </table:table-cell>
              <table:table-cell office:value-type="float" office:value="0.557070923734">
                <text:p>0.557070923734</text:p>
              </table:table-cell>
              <table:table-cell office:value-type="float" office:value="0.568063362919">
                <text:p>0.568063362919</text:p>
              </table:table-cell>
              <table:table-cell office:value-type="float" office:value="0.565062746548">
                <text:p>0.565062746548</text:p>
              </table:table-cell>
              <table:table-cell office:value-type="float" office:value="0.57088387574">
                <text:p>0.57088387574</text:p>
              </table:table-cell>
              <table:table-cell office:value-type="float" office:value="0.569114542242">
                <text:p>0.569114542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9554980276">
                <text:p>0.559554980276</text:p>
              </table:table-cell>
              <table:table-cell office:value-type="float" office:value="0.557622863248">
                <text:p>0.557622863248</text:p>
              </table:table-cell>
              <table:table-cell office:value-type="float" office:value="0.568095825115">
                <text:p>0.568095825115</text:p>
              </table:table-cell>
              <table:table-cell office:value-type="float" office:value="0.565408325115">
                <text:p>0.565408325115</text:p>
              </table:table-cell>
              <table:table-cell office:value-type="float" office:value="0.571098783695">
                <text:p>0.571098783695</text:p>
              </table:table-cell>
              <table:table-cell office:value-type="float" office:value="0.569269312952">
                <text:p>0.569269312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0151627219">
                <text:p>0.560151627219</text:p>
              </table:table-cell>
              <table:table-cell office:value-type="float" office:value="0.558356097962">
                <text:p>0.558356097962</text:p>
              </table:table-cell>
              <table:table-cell office:value-type="float" office:value="0.569172419461">
                <text:p>0.569172419461</text:p>
              </table:table-cell>
              <table:table-cell office:value-type="float" office:value="0.566029257068">
                <text:p>0.566029257068</text:p>
              </table:table-cell>
              <table:table-cell office:value-type="float" office:value="0.57106221236">
                <text:p>0.57106221236</text:p>
              </table:table-cell>
              <table:table-cell office:value-type="float" office:value="0.569436616535">
                <text:p>0.569436616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0829224195">
                <text:p>0.560829224195</text:p>
              </table:table-cell>
              <table:table-cell office:value-type="float" office:value="0.558939431295">
                <text:p>0.558939431295</text:p>
              </table:table-cell>
              <table:table-cell office:value-type="float" office:value="0.569696334648">
                <text:p>0.569696334648</text:p>
              </table:table-cell>
              <table:table-cell office:value-type="float" office:value="0.566476619001">
                <text:p>0.566476619001</text:p>
              </table:table-cell>
              <table:table-cell office:value-type="float" office:value="0.571411900066">
                <text:p>0.571411900066</text:p>
              </table:table-cell>
              <table:table-cell office:value-type="float" office:value="0.569601434089">
                <text:p>0.569601434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132642998">
                <text:p>0.56132642998</text:p>
              </table:table-cell>
              <table:table-cell office:value-type="float" office:value="0.559438856016">
                <text:p>0.559438856016</text:p>
              </table:table-cell>
              <table:table-cell office:value-type="float" office:value="0.569673323471">
                <text:p>0.569673323471</text:p>
              </table:table-cell>
              <table:table-cell office:value-type="float" office:value="0.566853509204">
                <text:p>0.566853509204</text:p>
              </table:table-cell>
              <table:table-cell office:value-type="float" office:value="0.571312458909">
                <text:p>0.571312458909</text:p>
              </table:table-cell>
              <table:table-cell office:value-type="float" office:value="0.569707285503">
                <text:p>0.569707285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1491617357">
                <text:p>0.561491617357</text:p>
              </table:table-cell>
              <table:table-cell office:value-type="float" office:value="0.559829635108">
                <text:p>0.559829635108</text:p>
              </table:table-cell>
              <table:table-cell office:value-type="float" office:value="0.570237508218">
                <text:p>0.570237508218</text:p>
              </table:table-cell>
              <table:table-cell office:value-type="float" office:value="0.567238576594">
                <text:p>0.567238576594</text:p>
              </table:table-cell>
              <table:table-cell office:value-type="float" office:value="0.571685979619">
                <text:p>0.571685979619</text:p>
              </table:table-cell>
              <table:table-cell office:value-type="float" office:value="0.569917344675">
                <text:p>0.5699173446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220496384">
                <text:p>0.56220496384</text:p>
              </table:table-cell>
              <table:table-cell office:value-type="float" office:value="0.560270874425">
                <text:p>0.560270874425</text:p>
              </table:table-cell>
              <table:table-cell office:value-type="float" office:value="0.570336538462">
                <text:p>0.570336538462</text:p>
              </table:table-cell>
              <table:table-cell office:value-type="float" office:value="0.567545570348">
                <text:p>0.567545570348</text:p>
              </table:table-cell>
              <table:table-cell office:value-type="float" office:value="0.571705292571">
                <text:p>0.571705292571</text:p>
              </table:table-cell>
              <table:table-cell office:value-type="float" office:value="0.570078011999">
                <text:p>0.570078011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2348783695">
                <text:p>0.562348783695</text:p>
              </table:table-cell>
              <table:table-cell office:value-type="float" office:value="0.5608039119">
                <text:p>0.5608039119</text:p>
              </table:table-cell>
              <table:table-cell office:value-type="float" office:value="0.570625">
                <text:p>0.570625</text:p>
              </table:table-cell>
              <table:table-cell office:value-type="float" office:value="0.567936678172">
                <text:p>0.567936678172</text:p>
              </table:table-cell>
              <table:table-cell office:value-type="float" office:value="0.571775969757">
                <text:p>0.571775969757</text:p>
              </table:table-cell>
              <table:table-cell office:value-type="float" office:value="0.570238843688">
                <text:p>0.57023884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3165680473">
                <text:p>0.563165680473</text:p>
              </table:table-cell>
              <table:table-cell office:value-type="float" office:value="0.561196005917">
                <text:p>0.561196005917</text:p>
              </table:table-cell>
              <table:table-cell office:value-type="float" office:value="0.571277942143">
                <text:p>0.571277942143</text:p>
              </table:table-cell>
              <table:table-cell office:value-type="float" office:value="0.568458579882">
                <text:p>0.568458579882</text:p>
              </table:table-cell>
              <table:table-cell office:value-type="float" office:value="0.571900887574">
                <text:p>0.571900887574</text:p>
              </table:table-cell>
              <table:table-cell office:value-type="float" office:value="0.570473352235">
                <text:p>0.570473352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3301282051">
                <text:p>0.563301282051</text:p>
              </table:table-cell>
              <table:table-cell office:value-type="float" office:value="0.561402284681">
                <text:p>0.561402284681</text:p>
              </table:table-cell>
              <table:table-cell office:value-type="float" office:value="0.571168639053">
                <text:p>0.571168639053</text:p>
              </table:table-cell>
              <table:table-cell office:value-type="float" office:value="0.568645175871">
                <text:p>0.568645175871</text:p>
              </table:table-cell>
              <table:table-cell office:value-type="float" office:value="0.571995808679">
                <text:p>0.571995808679</text:p>
              </table:table-cell>
              <table:table-cell office:value-type="float" office:value="0.57057404668">
                <text:p>0.57057404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3743836292">
                <text:p>0.563743836292</text:p>
              </table:table-cell>
              <table:table-cell office:value-type="float" office:value="0.561826265615">
                <text:p>0.561826265615</text:p>
              </table:table-cell>
              <table:table-cell office:value-type="float" office:value="0.571279174885">
                <text:p>0.571279174885</text:p>
              </table:table-cell>
              <table:table-cell office:value-type="float" office:value="0.568921679816">
                <text:p>0.568921679816</text:p>
              </table:table-cell>
              <table:table-cell office:value-type="float" office:value="0.57196416831">
                <text:p>0.57196416831</text:p>
              </table:table-cell>
              <table:table-cell office:value-type="float" office:value="0.570672193458">
                <text:p>0.570672193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4015861275">
                <text:p>0.564015861275</text:p>
              </table:table-cell>
              <table:table-cell office:value-type="float" office:value="0.562361275477">
                <text:p>0.562361275477</text:p>
              </table:table-cell>
              <table:table-cell office:value-type="float" office:value="0.571675295858">
                <text:p>0.571675295858</text:p>
              </table:table-cell>
              <table:table-cell office:value-type="float" office:value="0.569307938856">
                <text:p>0.569307938856</text:p>
              </table:table-cell>
              <table:table-cell office:value-type="float" office:value="0.572168803419">
                <text:p>0.572168803419</text:p>
              </table:table-cell>
              <table:table-cell office:value-type="float" office:value="0.570773052268">
                <text:p>0.570773052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464661407">
                <text:p>0.56464661407</text:p>
              </table:table-cell>
              <table:table-cell office:value-type="float" office:value="0.562842866535">
                <text:p>0.562842866535</text:p>
              </table:table-cell>
              <table:table-cell office:value-type="float" office:value="0.572127712032">
                <text:p>0.572127712032</text:p>
              </table:table-cell>
              <table:table-cell office:value-type="float" office:value="0.569543392505">
                <text:p>0.569543392505</text:p>
              </table:table-cell>
              <table:table-cell office:value-type="float" office:value="0.572222633136">
                <text:p>0.572222633136</text:p>
              </table:table-cell>
              <table:table-cell office:value-type="float" office:value="0.570926343688">
                <text:p>0.570926343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5422008547">
                <text:p>0.565422008547</text:p>
              </table:table-cell>
              <table:table-cell office:value-type="float" office:value="0.56338683432">
                <text:p>0.56338683432</text:p>
              </table:table-cell>
              <table:table-cell office:value-type="float" office:value="0.572383711374">
                <text:p>0.572383711374</text:p>
              </table:table-cell>
              <table:table-cell office:value-type="float" office:value="0.569888888889">
                <text:p>0.569888888889</text:p>
              </table:table-cell>
              <table:table-cell office:value-type="float" office:value="0.572312623274">
                <text:p>0.572312623274</text:p>
              </table:table-cell>
              <table:table-cell office:value-type="float" office:value="0.571061698718">
                <text:p>0.5710616987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5937705457">
                <text:p>0.565937705457</text:p>
              </table:table-cell>
              <table:table-cell office:value-type="float" office:value="0.5638382643">
                <text:p>0.5638382643</text:p>
              </table:table-cell>
              <table:table-cell office:value-type="float" office:value="0.572604783037">
                <text:p>0.572604783037</text:p>
              </table:table-cell>
              <table:table-cell office:value-type="float" office:value="0.570307486851">
                <text:p>0.570307486851</text:p>
              </table:table-cell>
              <table:table-cell office:value-type="float" office:value="0.572340976331">
                <text:p>0.572340976331</text:p>
              </table:table-cell>
              <table:table-cell office:value-type="float" office:value="0.571164201183">
                <text:p>0.5711642011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6361768573">
                <text:p>0.566361768573</text:p>
              </table:table-cell>
              <table:table-cell office:value-type="float" office:value="0.564378616042">
                <text:p>0.564378616042</text:p>
              </table:table-cell>
              <table:table-cell office:value-type="float" office:value="0.572966798159">
                <text:p>0.572966798159</text:p>
              </table:table-cell>
              <table:table-cell office:value-type="float" office:value="0.570609179816">
                <text:p>0.570609179816</text:p>
              </table:table-cell>
              <table:table-cell office:value-type="float" office:value="0.572692718606">
                <text:p>0.572692718606</text:p>
              </table:table-cell>
              <table:table-cell office:value-type="float" office:value="0.571297789283">
                <text:p>0.5712977892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663625904">
                <text:p>0.56663625904</text:p>
              </table:table-cell>
              <table:table-cell office:value-type="float" office:value="0.564722140039">
                <text:p>0.564722140039</text:p>
              </table:table-cell>
              <table:table-cell office:value-type="float" office:value="0.572825032873">
                <text:p>0.572825032873</text:p>
              </table:table-cell>
              <table:table-cell office:value-type="float" office:value="0.570839332676">
                <text:p>0.570839332676</text:p>
              </table:table-cell>
              <table:table-cell office:value-type="float" office:value="0.5725">
                <text:p>0.5725</text:p>
              </table:table-cell>
              <table:table-cell office:value-type="float" office:value="0.571406455457">
                <text:p>0.5714064554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6604207758">
                <text:p>0.566604207758</text:p>
              </table:table-cell>
              <table:table-cell office:value-type="float" office:value="0.565082840237">
                <text:p>0.565082840237</text:p>
              </table:table-cell>
              <table:table-cell office:value-type="float" office:value="0.573335798817">
                <text:p>0.573335798817</text:p>
              </table:table-cell>
              <table:table-cell office:value-type="float" office:value="0.571113412229">
                <text:p>0.571113412229</text:p>
              </table:table-cell>
              <table:table-cell office:value-type="float" office:value="0.573257725181">
                <text:p>0.573257725181</text:p>
              </table:table-cell>
              <table:table-cell office:value-type="float" office:value="0.571520853879">
                <text:p>0.571520853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6864727153">
                <text:p>0.566864727153</text:p>
              </table:table-cell>
              <table:table-cell office:value-type="float" office:value="0.565309993425">
                <text:p>0.565309993425</text:p>
              </table:table-cell>
              <table:table-cell office:value-type="float" office:value="0.573553994083">
                <text:p>0.573553994083</text:p>
              </table:table-cell>
              <table:table-cell office:value-type="float" office:value="0.571502301118">
                <text:p>0.571502301118</text:p>
              </table:table-cell>
              <table:table-cell office:value-type="float" office:value="0.573169789612">
                <text:p>0.573169789612</text:p>
              </table:table-cell>
              <table:table-cell office:value-type="float" office:value="0.571649798652">
                <text:p>0.571649798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6810486522">
                <text:p>0.566810486522</text:p>
              </table:table-cell>
              <table:table-cell office:value-type="float" office:value="0.565636752137">
                <text:p>0.565636752137</text:p>
              </table:table-cell>
              <table:table-cell office:value-type="float" office:value="0.574023668639">
                <text:p>0.574023668639</text:p>
              </table:table-cell>
              <table:table-cell office:value-type="float" office:value="0.571916379027">
                <text:p>0.571916379027</text:p>
              </table:table-cell>
              <table:table-cell office:value-type="float" office:value="0.573165680473">
                <text:p>0.573165680473</text:p>
              </table:table-cell>
              <table:table-cell office:value-type="float" office:value="0.571789365549">
                <text:p>0.5717893655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031969099">
                <text:p>0.242031969099</text:p>
              </table:table-cell>
              <table:table-cell office:value-type="float" office:value="0.177641518738">
                <text:p>0.177641518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1397928994">
                <text:p>0.241397928994</text:p>
              </table:table-cell>
              <table:table-cell office:value-type="float" office:value="0.18044933432">
                <text:p>0.18044933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310322156">
                <text:p>0.243310322156</text:p>
              </table:table-cell>
              <table:table-cell office:value-type="float" office:value="0.1852218524">
                <text:p>0.1852218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80933596">
                <text:p>0.243980933596</text:p>
              </table:table-cell>
              <table:table-cell office:value-type="float" office:value="0.187161858974">
                <text:p>0.1871618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592209073">
                <text:p>0.243592209073</text:p>
              </table:table-cell>
              <table:table-cell office:value-type="float" office:value="0.190583168968">
                <text:p>0.19058316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060486522">
                <text:p>0.248060486522</text:p>
              </table:table-cell>
              <table:table-cell office:value-type="float" office:value="0.192967784352">
                <text:p>0.192967784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970578567">
                <text:p>0.250970578567</text:p>
              </table:table-cell>
              <table:table-cell office:value-type="float" office:value="0.195876684747">
                <text:p>0.195876684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479043393">
                <text:p>0.252479043393</text:p>
              </table:table-cell>
              <table:table-cell office:value-type="float" office:value="0.198754643327">
                <text:p>0.19875464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980933596">
                <text:p>0.253980933596</text:p>
              </table:table-cell>
              <table:table-cell office:value-type="float" office:value="0.200790557199">
                <text:p>0.20079055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285092045">
                <text:p>0.252285092045</text:p>
              </table:table-cell>
              <table:table-cell office:value-type="float" office:value="0.202952416174">
                <text:p>0.202952416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880999343">
                <text:p>0.250880999343</text:p>
              </table:table-cell>
              <table:table-cell office:value-type="float" office:value="0.204933308679">
                <text:p>0.204933308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75180802">
                <text:p>0.253975180802</text:p>
              </table:table-cell>
              <table:table-cell office:value-type="float" office:value="0.206121835963">
                <text:p>0.206121835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668803419">
                <text:p>0.254668803419</text:p>
              </table:table-cell>
              <table:table-cell office:value-type="float" office:value="0.206948183761">
                <text:p>0.20694818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988247863">
                <text:p>0.255988247863</text:p>
              </table:table-cell>
              <table:table-cell office:value-type="float" office:value="0.209314718935">
                <text:p>0.20931471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781969099">
                <text:p>0.255781969099</text:p>
              </table:table-cell>
              <table:table-cell office:value-type="float" office:value="0.210286489152">
                <text:p>0.210286489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9720578567">
                <text:p>0.259720578567</text:p>
              </table:table-cell>
              <table:table-cell office:value-type="float" office:value="0.213102687377">
                <text:p>0.21310268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753780408">
                <text:p>0.261753780408</text:p>
              </table:table-cell>
              <table:table-cell office:value-type="float" office:value="0.216329347469">
                <text:p>0.216329347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293639053">
                <text:p>0.264293639053</text:p>
              </table:table-cell>
              <table:table-cell office:value-type="float" office:value="0.223349646614">
                <text:p>0.223349646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0940581854">
                <text:p>0.270940581854</text:p>
              </table:table-cell>
              <table:table-cell office:value-type="float" office:value="0.23183501808">
                <text:p>0.23183501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5777859961">
                <text:p>0.275777859961</text:p>
              </table:table-cell>
              <table:table-cell office:value-type="float" office:value="0.241144764957">
                <text:p>0.241144764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2049227482">
                <text:p>0.282049227482</text:p>
              </table:table-cell>
              <table:table-cell office:value-type="float" office:value="0.252229125575">
                <text:p>0.25222912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8541666667">
                <text:p>0.288541666667</text:p>
              </table:table-cell>
              <table:table-cell office:value-type="float" office:value="0.262872657791">
                <text:p>0.262872657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558144313">
                <text:p>0.29558144313</text:p>
              </table:table-cell>
              <table:table-cell office:value-type="float" office:value="0.272006451348">
                <text:p>0.272006451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994986851">
                <text:p>0.301994986851</text:p>
              </table:table-cell>
              <table:table-cell office:value-type="float" office:value="0.279837237015">
                <text:p>0.279837237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9783037475">
                <text:p>0.309783037475</text:p>
              </table:table-cell>
              <table:table-cell office:value-type="float" office:value="0.287990877712">
                <text:p>0.287990877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6234796187">
                <text:p>0.316234796187</text:p>
              </table:table-cell>
              <table:table-cell office:value-type="float" office:value="0.29567357002">
                <text:p>0.29567357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3511669954">
                <text:p>0.323511669954</text:p>
              </table:table-cell>
              <table:table-cell office:value-type="float" office:value="0.302883177186">
                <text:p>0.302883177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9236522025">
                <text:p>0.329236522025</text:p>
              </table:table-cell>
              <table:table-cell office:value-type="float" office:value="0.31013449211">
                <text:p>0.31013449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4368836292">
                <text:p>0.334368836292</text:p>
              </table:table-cell>
              <table:table-cell office:value-type="float" office:value="0.316561513807">
                <text:p>0.316561513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37352071">
                <text:p>0.34037352071</text:p>
              </table:table-cell>
              <table:table-cell office:value-type="float" office:value="0.32257671762">
                <text:p>0.32257671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6911571335">
                <text:p>0.346911571335</text:p>
              </table:table-cell>
              <table:table-cell office:value-type="float" office:value="0.32842772025">
                <text:p>0.3284277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1722140039">
                <text:p>0.351722140039</text:p>
              </table:table-cell>
              <table:table-cell office:value-type="float" office:value="0.334391847469">
                <text:p>0.334391847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7267833662">
                <text:p>0.357267833662</text:p>
              </table:table-cell>
              <table:table-cell office:value-type="float" office:value="0.339931993754">
                <text:p>0.339931993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472057857">
                <text:p>0.362472057857</text:p>
              </table:table-cell>
              <table:table-cell office:value-type="float" office:value="0.345180226824">
                <text:p>0.345180226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860453649">
                <text:p>0.365860453649</text:p>
              </table:table-cell>
              <table:table-cell office:value-type="float" office:value="0.349817307692">
                <text:p>0.34981730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589250493">
                <text:p>0.370589250493</text:p>
              </table:table-cell>
              <table:table-cell office:value-type="float" office:value="0.354739850427">
                <text:p>0.354739850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4410338593">
                <text:p>0.374410338593</text:p>
              </table:table-cell>
              <table:table-cell office:value-type="float" office:value="0.358754766601">
                <text:p>0.358754766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804240631">
                <text:p>0.378804240631</text:p>
              </table:table-cell>
              <table:table-cell office:value-type="float" office:value="0.363478632479">
                <text:p>0.363478632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017340565">
                <text:p>0.383017340565</text:p>
              </table:table-cell>
              <table:table-cell office:value-type="float" office:value="0.368070266272">
                <text:p>0.368070266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7682034845">
                <text:p>0.387682034845</text:p>
              </table:table-cell>
              <table:table-cell office:value-type="float" office:value="0.372166502301">
                <text:p>0.372166502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2006903353">
                <text:p>0.392006903353</text:p>
              </table:table-cell>
              <table:table-cell office:value-type="float" office:value="0.376482659435">
                <text:p>0.376482659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577457265">
                <text:p>0.39577457265</text:p>
              </table:table-cell>
              <table:table-cell office:value-type="float" office:value="0.380614521696">
                <text:p>0.380614521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9163379356">
                <text:p>0.399163379356</text:p>
              </table:table-cell>
              <table:table-cell office:value-type="float" office:value="0.38475830046">
                <text:p>0.38475830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2475345168">
                <text:p>0.402475345168</text:p>
              </table:table-cell>
              <table:table-cell office:value-type="float" office:value="0.388699498685">
                <text:p>0.388699498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085634451">
                <text:p>0.406085634451</text:p>
              </table:table-cell>
              <table:table-cell office:value-type="float" office:value="0.392180021368">
                <text:p>0.392180021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0029996713">
                <text:p>0.410029996713</text:p>
              </table:table-cell>
              <table:table-cell office:value-type="float" office:value="0.396318992439">
                <text:p>0.396318992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3630424063">
                <text:p>0.413630424063</text:p>
              </table:table-cell>
              <table:table-cell office:value-type="float" office:value="0.399980974688">
                <text:p>0.399980974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8222386588">
                <text:p>0.418222386588</text:p>
              </table:table-cell>
              <table:table-cell office:value-type="float" office:value="0.4039398833">
                <text:p>0.4039398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0011094675">
                <text:p>0.420011094675</text:p>
              </table:table-cell>
              <table:table-cell office:value-type="float" office:value="0.407253369494">
                <text:p>0.407253369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4443622617">
                <text:p>0.424443622617</text:p>
              </table:table-cell>
              <table:table-cell office:value-type="float" office:value="0.410712113741">
                <text:p>0.410712113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6639957265">
                <text:p>0.426639957265</text:p>
              </table:table-cell>
              <table:table-cell office:value-type="float" office:value="0.413659270217">
                <text:p>0.413659270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9292817226">
                <text:p>0.429292817226</text:p>
              </table:table-cell>
              <table:table-cell office:value-type="float" office:value="0.416597016765">
                <text:p>0.416597016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1716387245">
                <text:p>0.431716387245</text:p>
              </table:table-cell>
              <table:table-cell office:value-type="float" office:value="0.419700895792">
                <text:p>0.419700895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944526627">
                <text:p>0.434944526627</text:p>
              </table:table-cell>
              <table:table-cell office:value-type="float" office:value="0.422515532544">
                <text:p>0.422515532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6806377383">
                <text:p>0.436806377383</text:p>
              </table:table-cell>
              <table:table-cell office:value-type="float" office:value="0.425408448389">
                <text:p>0.425408448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8656722551">
                <text:p>0.438656722551</text:p>
              </table:table-cell>
              <table:table-cell office:value-type="float" office:value="0.428000616371">
                <text:p>0.428000616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3773833">
                <text:p>0.4413773833</text:p>
              </table:table-cell>
              <table:table-cell office:value-type="float" office:value="0.430374794543">
                <text:p>0.430374794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5057527942">
                <text:p>0.445057527942</text:p>
              </table:table-cell>
              <table:table-cell office:value-type="float" office:value="0.433028270874">
                <text:p>0.4330282708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7839003945">
                <text:p>0.447839003945</text:p>
              </table:table-cell>
              <table:table-cell office:value-type="float" office:value="0.435522723537">
                <text:p>0.435522723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0064102564">
                <text:p>0.450064102564</text:p>
              </table:table-cell>
              <table:table-cell office:value-type="float" office:value="0.438375369822">
                <text:p>0.438375369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3869575937">
                <text:p>0.453869575937</text:p>
              </table:table-cell>
              <table:table-cell office:value-type="float" office:value="0.441534146943">
                <text:p>0.441534146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5708004602">
                <text:p>0.455708004602</text:p>
              </table:table-cell>
              <table:table-cell office:value-type="float" office:value="0.444065828402">
                <text:p>0.444065828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7419049967">
                <text:p>0.457419049967</text:p>
              </table:table-cell>
              <table:table-cell office:value-type="float" office:value="0.446591510519">
                <text:p>0.446591510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9460059172">
                <text:p>0.459460059172</text:p>
              </table:table-cell>
              <table:table-cell office:value-type="float" office:value="0.448789077909">
                <text:p>0.448789077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1676939513">
                <text:p>0.461676939513</text:p>
              </table:table-cell>
              <table:table-cell office:value-type="float" office:value="0.451445060815">
                <text:p>0.451445060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4870151216">
                <text:p>0.464870151216</text:p>
              </table:table-cell>
              <table:table-cell office:value-type="float" office:value="0.453721441486">
                <text:p>0.453721441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773339908">
                <text:p>0.46773339908</text:p>
              </table:table-cell>
              <table:table-cell office:value-type="float" office:value="0.455921309993">
                <text:p>0.455921309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105604865">
                <text:p>0.470105604865</text:p>
              </table:table-cell>
              <table:table-cell office:value-type="float" office:value="0.458230522682">
                <text:p>0.458230522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098290598">
                <text:p>0.473098290598</text:p>
              </table:table-cell>
              <table:table-cell office:value-type="float" office:value="0.460628903682">
                <text:p>0.460628903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4152695595">
                <text:p>0.474152695595</text:p>
              </table:table-cell>
              <table:table-cell office:value-type="float" office:value="0.462912269888">
                <text:p>0.4629122698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5522271532">
                <text:p>0.475522271532</text:p>
              </table:table-cell>
              <table:table-cell office:value-type="float" office:value="0.465232700526">
                <text:p>0.465232700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7254684418">
                <text:p>0.477254684418</text:p>
              </table:table-cell>
              <table:table-cell office:value-type="float" office:value="0.467177884615">
                <text:p>0.467177884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9227071006">
                <text:p>0.479227071006</text:p>
              </table:table-cell>
              <table:table-cell office:value-type="float" office:value="0.469267669297">
                <text:p>0.46926766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1000575279">
                <text:p>0.481000575279</text:p>
              </table:table-cell>
              <table:table-cell office:value-type="float" office:value="0.47110367357">
                <text:p>0.47110367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3131163708">
                <text:p>0.483131163708</text:p>
              </table:table-cell>
              <table:table-cell office:value-type="float" office:value="0.47310248192">
                <text:p>0.47310248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4338428665">
                <text:p>0.484338428665</text:p>
              </table:table-cell>
              <table:table-cell office:value-type="float" office:value="0.47490668146">
                <text:p>0.47490668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6350262985">
                <text:p>0.486350262985</text:p>
              </table:table-cell>
              <table:table-cell office:value-type="float" office:value="0.476878369494">
                <text:p>0.476878369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9303090072">
                <text:p>0.489303090072</text:p>
              </table:table-cell>
              <table:table-cell office:value-type="float" office:value="0.47909479783">
                <text:p>0.47909479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0847715319">
                <text:p>0.490847715319</text:p>
              </table:table-cell>
              <table:table-cell office:value-type="float" office:value="0.481206771861">
                <text:p>0.481206771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2862426036">
                <text:p>0.492862426036</text:p>
              </table:table-cell>
              <table:table-cell office:value-type="float" office:value="0.483297871466">
                <text:p>0.483297871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5021778435">
                <text:p>0.495021778435</text:p>
              </table:table-cell>
              <table:table-cell office:value-type="float" office:value="0.48505243261">
                <text:p>0.48505243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6317800789">
                <text:p>0.496317800789</text:p>
              </table:table-cell>
              <table:table-cell office:value-type="float" office:value="0.486671926364">
                <text:p>0.48667192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8383053912">
                <text:p>0.498383053912</text:p>
              </table:table-cell>
              <table:table-cell office:value-type="float" office:value="0.48886612426">
                <text:p>0.48886612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9884122288">
                <text:p>0.499884122288</text:p>
              </table:table-cell>
              <table:table-cell office:value-type="float" office:value="0.490706977318">
                <text:p>0.490706977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2323307035">
                <text:p>0.502323307035</text:p>
              </table:table-cell>
              <table:table-cell office:value-type="float" office:value="0.492681829389">
                <text:p>0.492681829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417447403">
                <text:p>0.50417447403</text:p>
              </table:table-cell>
              <table:table-cell office:value-type="float" office:value="0.49425562952">
                <text:p>0.49425562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5812376726">
                <text:p>0.505812376726</text:p>
              </table:table-cell>
              <table:table-cell office:value-type="float" office:value="0.496160379684">
                <text:p>0.496160379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07745315582">
                <text:p>0.507745315582</text:p>
              </table:table-cell>
              <table:table-cell office:value-type="float" office:value="0.4978101167">
                <text:p>0.4978101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9799063116">
                <text:p>0.509799063116</text:p>
              </table:table-cell>
              <table:table-cell office:value-type="float" office:value="0.499855358317">
                <text:p>0.499855358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1228221565">
                <text:p>0.511228221565</text:p>
              </table:table-cell>
              <table:table-cell office:value-type="float" office:value="0.501438362919">
                <text:p>0.501438362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2684911243">
                <text:p>0.512684911243</text:p>
              </table:table-cell>
              <table:table-cell office:value-type="float" office:value="0.50323993261">
                <text:p>0.50323993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3568786982">
                <text:p>0.513568786982</text:p>
              </table:table-cell>
              <table:table-cell office:value-type="float" office:value="0.505124054898">
                <text:p>0.505124054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4178994083">
                <text:p>0.514178994083</text:p>
              </table:table-cell>
              <table:table-cell office:value-type="float" office:value="0.506490713346">
                <text:p>0.506490713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6842537804">
                <text:p>0.516842537804</text:p>
              </table:table-cell>
              <table:table-cell office:value-type="float" office:value="0.5083296762">
                <text:p>0.5083296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7945430638">
                <text:p>0.517945430638</text:p>
              </table:table-cell>
              <table:table-cell office:value-type="float" office:value="0.510043022682">
                <text:p>0.510043022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9306788297">
                <text:p>0.519306788297</text:p>
              </table:table-cell>
              <table:table-cell office:value-type="float" office:value="0.511501684747">
                <text:p>0.511501684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0675131492">
                <text:p>0.520675131492</text:p>
              </table:table-cell>
              <table:table-cell office:value-type="float" office:value="0.51300562952">
                <text:p>0.51300562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2129766601">
                <text:p>0.522129766601</text:p>
              </table:table-cell>
              <table:table-cell office:value-type="float" office:value="0.514210059172">
                <text:p>0.514210059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3345249836">
                <text:p>0.523345249836</text:p>
              </table:table-cell>
              <table:table-cell office:value-type="float" office:value="0.51555715812">
                <text:p>0.51555715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5095742932">
                <text:p>0.525095742932</text:p>
              </table:table-cell>
              <table:table-cell office:value-type="float" office:value="0.516888108153">
                <text:p>0.516888108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6988001315">
                <text:p>0.526988001315</text:p>
              </table:table-cell>
              <table:table-cell office:value-type="float" office:value="0.518527366864">
                <text:p>0.518527366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7854207758">
                <text:p>0.527854207758</text:p>
              </table:table-cell>
              <table:table-cell office:value-type="float" office:value="0.520167447403">
                <text:p>0.5201674474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8245808679">
                <text:p>0.528245808679</text:p>
              </table:table-cell>
              <table:table-cell office:value-type="float" office:value="0.521297871466">
                <text:p>0.521297871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9904257068">
                <text:p>0.529904257068</text:p>
              </table:table-cell>
              <table:table-cell office:value-type="float" office:value="0.522720866206">
                <text:p>0.522720866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1255752794">
                <text:p>0.531255752794</text:p>
              </table:table-cell>
              <table:table-cell office:value-type="float" office:value="0.523856796515">
                <text:p>0.52385679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2064431295">
                <text:p>0.532064431295</text:p>
              </table:table-cell>
              <table:table-cell office:value-type="float" office:value="0.525040064103">
                <text:p>0.525040064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2361111111">
                <text:p>0.532361111111</text:p>
              </table:table-cell>
              <table:table-cell office:value-type="float" office:value="0.526193828074">
                <text:p>0.5261938280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351125904">
                <text:p>0.53351125904</text:p>
              </table:table-cell>
              <table:table-cell office:value-type="float" office:value="0.527186390533">
                <text:p>0.527186390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4887820513">
                <text:p>0.534887820513</text:p>
              </table:table-cell>
              <table:table-cell office:value-type="float" office:value="0.528348989152">
                <text:p>0.528348989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6043310322">
                <text:p>0.536043310322</text:p>
              </table:table-cell>
              <table:table-cell office:value-type="float" office:value="0.529520381328">
                <text:p>0.529520381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7309335963">
                <text:p>0.537309335963</text:p>
              </table:table-cell>
              <table:table-cell office:value-type="float" office:value="0.53065433925">
                <text:p>0.53065433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8588099934">
                <text:p>0.538588099934</text:p>
              </table:table-cell>
              <table:table-cell office:value-type="float" office:value="0.531848578238">
                <text:p>0.531848578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9004766601">
                <text:p>0.539004766601</text:p>
              </table:table-cell>
              <table:table-cell office:value-type="float" office:value="0.532615425707">
                <text:p>0.5326154257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0565006575">
                <text:p>0.540565006575</text:p>
              </table:table-cell>
              <table:table-cell office:value-type="float" office:value="0.533541255753">
                <text:p>0.533541255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1589825773">
                <text:p>0.541589825773</text:p>
              </table:table-cell>
              <table:table-cell office:value-type="float" office:value="0.534713223208">
                <text:p>0.534713223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2716551611">
                <text:p>0.542716551611</text:p>
              </table:table-cell>
              <table:table-cell office:value-type="float" office:value="0.536023627548">
                <text:p>0.536023627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3245397765">
                <text:p>0.543245397765</text:p>
              </table:table-cell>
              <table:table-cell office:value-type="float" office:value="0.537138354701">
                <text:p>0.537138354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4221318212">
                <text:p>0.544221318212</text:p>
              </table:table-cell>
              <table:table-cell office:value-type="float" office:value="0.538244575937">
                <text:p>0.538244575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45674720579">
                <text:p>0.545674720579</text:p>
              </table:table-cell>
              <table:table-cell office:value-type="float" office:value="0.539414365549">
                <text:p>0.539414365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6960880999">
                <text:p>0.546960880999</text:p>
              </table:table-cell>
              <table:table-cell office:value-type="float" office:value="0.540537721893">
                <text:p>0.540537721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8180884287">
                <text:p>0.548180884287</text:p>
              </table:table-cell>
              <table:table-cell office:value-type="float" office:value="0.541481385602">
                <text:p>0.541481385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9146120973">
                <text:p>0.549146120973</text:p>
              </table:table-cell>
              <table:table-cell office:value-type="float" office:value="0.542563938199">
                <text:p>0.542563938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9821663379">
                <text:p>0.549821663379</text:p>
              </table:table-cell>
              <table:table-cell office:value-type="float" office:value="0.543647970085">
                <text:p>0.543647970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0352564103">
                <text:p>0.550352564103</text:p>
              </table:table-cell>
              <table:table-cell office:value-type="float" office:value="0.544569814267">
                <text:p>0.544569814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1958415516">
                <text:p>0.551958415516</text:p>
              </table:table-cell>
              <table:table-cell office:value-type="float" office:value="0.545454142012">
                <text:p>0.545454142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2690253123">
                <text:p>0.552690253123</text:p>
              </table:table-cell>
              <table:table-cell office:value-type="float" office:value="0.54664069691">
                <text:p>0.54664069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003369494">
                <text:p>0.553003369494</text:p>
              </table:table-cell>
              <table:table-cell office:value-type="float" office:value="0.547303336621">
                <text:p>0.547303336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3276627219">
                <text:p>0.553276627219</text:p>
              </table:table-cell>
              <table:table-cell office:value-type="float" office:value="0.54814957265">
                <text:p>0.54814957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4016683103">
                <text:p>0.554016683103</text:p>
              </table:table-cell>
              <table:table-cell office:value-type="float" office:value="0.548905736358">
                <text:p>0.548905736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4333086785">
                <text:p>0.554333086785</text:p>
              </table:table-cell>
              <table:table-cell office:value-type="float" office:value="0.549438732742">
                <text:p>0.549438732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5768408941">
                <text:p>0.555768408941</text:p>
              </table:table-cell>
              <table:table-cell office:value-type="float" office:value="0.550358481262">
                <text:p>0.550358481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6898422091">
                <text:p>0.556898422091</text:p>
              </table:table-cell>
              <table:table-cell office:value-type="float" office:value="0.551103550296">
                <text:p>0.55110355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7091551611">
                <text:p>0.557091551611</text:p>
              </table:table-cell>
              <table:table-cell office:value-type="float" office:value="0.551832018409">
                <text:p>0.551832018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191568047">
                <text:p>0.558191568047</text:p>
              </table:table-cell>
              <table:table-cell office:value-type="float" office:value="0.552817348784">
                <text:p>0.552817348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8823553583">
                <text:p>0.558823553583</text:p>
              </table:table-cell>
              <table:table-cell office:value-type="float" office:value="0.553440828402">
                <text:p>0.5534408284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8966962525">
                <text:p>0.558966962525</text:p>
              </table:table-cell>
              <table:table-cell office:value-type="float" office:value="0.554085922091">
                <text:p>0.554085922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9712360289">
                <text:p>0.559712360289</text:p>
              </table:table-cell>
              <table:table-cell office:value-type="float" office:value="0.554904873439">
                <text:p>0.554904873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0731426693">
                <text:p>0.560731426693</text:p>
              </table:table-cell>
              <table:table-cell office:value-type="float" office:value="0.555848989152">
                <text:p>0.555848989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126273833">
                <text:p>0.56126273833</text:p>
              </table:table-cell>
              <table:table-cell office:value-type="float" office:value="0.556602687377">
                <text:p>0.556602687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2054569362">
                <text:p>0.562054569362</text:p>
              </table:table-cell>
              <table:table-cell office:value-type="float" office:value="0.557249876726">
                <text:p>0.5572498767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2717784352">
                <text:p>0.562717784352</text:p>
              </table:table-cell>
              <table:table-cell office:value-type="float" office:value="0.55807790927">
                <text:p>0.55807790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3134451019">
                <text:p>0.563134451019</text:p>
              </table:table-cell>
              <table:table-cell office:value-type="float" office:value="0.558920981262">
                <text:p>0.558920981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51865549">
                <text:p>0.56351865549</text:p>
              </table:table-cell>
              <table:table-cell office:value-type="float" office:value="0.559495726496">
                <text:p>0.5594957264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4485124918">
                <text:p>0.564485124918</text:p>
              </table:table-cell>
              <table:table-cell office:value-type="float" office:value="0.560118466469">
                <text:p>0.560118466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5412557528">
                <text:p>0.565412557528</text:p>
              </table:table-cell>
              <table:table-cell office:value-type="float" office:value="0.560819773176">
                <text:p>0.560819773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70348455">
                <text:p>0.56570348455</text:p>
              </table:table-cell>
              <table:table-cell office:value-type="float" office:value="0.561494493754">
                <text:p>0.561494493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6703648915">
                <text:p>0.566703648915</text:p>
              </table:table-cell>
              <table:table-cell office:value-type="float" office:value="0.562252506575">
                <text:p>0.562252506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7353714661">
                <text:p>0.567353714661</text:p>
              </table:table-cell>
              <table:table-cell office:value-type="float" office:value="0.562871466141">
                <text:p>0.562871466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8340729783">
                <text:p>0.568340729783</text:p>
              </table:table-cell>
              <table:table-cell office:value-type="float" office:value="0.563639176529">
                <text:p>0.563639176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8816978961">
                <text:p>0.568816978961</text:p>
              </table:table-cell>
              <table:table-cell office:value-type="float" office:value="0.564284023669">
                <text:p>0.564284023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9719756739">
                <text:p>0.569719756739</text:p>
              </table:table-cell>
              <table:table-cell office:value-type="float" office:value="0.565099153517">
                <text:p>0.565099153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9615384615">
                <text:p>0.569615384615</text:p>
              </table:table-cell>
              <table:table-cell office:value-type="float" office:value="0.5656765286">
                <text:p>0.5656765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70287228797">
                <text:p>0.570287228797</text:p>
              </table:table-cell>
              <table:table-cell office:value-type="float" office:value="0.566186842538">
                <text:p>0.566186842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0726495726">
                <text:p>0.570726495726</text:p>
              </table:table-cell>
              <table:table-cell office:value-type="float" office:value="0.566724975345">
                <text:p>0.566724975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086908284">
                <text:p>0.57086908284</text:p>
              </table:table-cell>
              <table:table-cell office:value-type="float" office:value="0.567414160092">
                <text:p>0.567414160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71351084813">
                <text:p>0.571351084813</text:p>
              </table:table-cell>
              <table:table-cell office:value-type="float" office:value="0.567926734057">
                <text:p>0.567926734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2114562788">
                <text:p>0.572114562788</text:p>
              </table:table-cell>
              <table:table-cell office:value-type="float" office:value="0.568494781394">
                <text:p>0.568494781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2443293886">
                <text:p>0.572443293886</text:p>
              </table:table-cell>
              <table:table-cell office:value-type="float" office:value="0.569198964497">
                <text:p>0.569198964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2561226167">
                <text:p>0.572561226167</text:p>
              </table:table-cell>
              <table:table-cell office:value-type="float" office:value="0.56950562952">
                <text:p>0.56950562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3489480605">
                <text:p>0.573489480605</text:p>
              </table:table-cell>
              <table:table-cell office:value-type="float" office:value="0.569976783366">
                <text:p>0.5699767833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4598537147">
                <text:p>0.574598537147</text:p>
              </table:table-cell>
              <table:table-cell office:value-type="float" office:value="0.570664653189">
                <text:p>0.570664653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4986028928">
                <text:p>0.574986028928</text:p>
              </table:table-cell>
              <table:table-cell office:value-type="float" office:value="0.571265039448">
                <text:p>0.571265039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75200936884">
                <text:p>0.575200936884</text:p>
              </table:table-cell>
              <table:table-cell office:value-type="float" office:value="0.571673364563">
                <text:p>0.5716733645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552309336">
                <text:p>0.57552309336</text:p>
              </table:table-cell>
              <table:table-cell office:value-type="float" office:value="0.572085182446">
                <text:p>0.572085182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5986193294">
                <text:p>0.575986193294</text:p>
              </table:table-cell>
              <table:table-cell office:value-type="float" office:value="0.57264513478">
                <text:p>0.572645134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76210963182">
                <text:p>0.576210963182</text:p>
              </table:table-cell>
              <table:table-cell office:value-type="float" office:value="0.573181541749">
                <text:p>0.5731815417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6349852071">
                <text:p>0.576349852071</text:p>
              </table:table-cell>
              <table:table-cell office:value-type="float" office:value="0.573503492768">
                <text:p>0.573503492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7163872452">
                <text:p>0.577163872452</text:p>
              </table:table-cell>
              <table:table-cell office:value-type="float" office:value="0.574049884944">
                <text:p>0.574049884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7680802104">
                <text:p>0.577680802104</text:p>
              </table:table-cell>
              <table:table-cell office:value-type="float" office:value="0.574495479947">
                <text:p>0.574495479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7774901381">
                <text:p>0.577774901381</text:p>
              </table:table-cell>
              <table:table-cell office:value-type="float" office:value="0.574930185733">
                <text:p>0.5749301857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8513724523">
                <text:p>0.578513724523</text:p>
              </table:table-cell>
              <table:table-cell office:value-type="float" office:value="0.575450361604">
                <text:p>0.575450361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7880506246">
                <text:p>0.577880506246</text:p>
              </table:table-cell>
              <table:table-cell office:value-type="float" office:value="0.575670775805">
                <text:p>0.575670775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8791913215">
                <text:p>0.578791913215</text:p>
              </table:table-cell>
              <table:table-cell office:value-type="float" office:value="0.57611107002">
                <text:p>0.57611107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9314184747">
                <text:p>0.579314184747</text:p>
              </table:table-cell>
              <table:table-cell office:value-type="float" office:value="0.576455908941">
                <text:p>0.5764559089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907996384">
                <text:p>0.57907996384</text:p>
              </table:table-cell>
              <table:table-cell office:value-type="float" office:value="0.576691691321">
                <text:p>0.5766916913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725509533">
                <text:p>0.579725509533</text:p>
              </table:table-cell>
              <table:table-cell office:value-type="float" office:value="0.577175295858">
                <text:p>0.577175295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0081360947">
                <text:p>0.580081360947</text:p>
              </table:table-cell>
              <table:table-cell office:value-type="float" office:value="0.577411900066">
                <text:p>0.577411900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80584319527">
                <text:p>0.580584319527</text:p>
              </table:table-cell>
              <table:table-cell office:value-type="float" office:value="0.577752218935">
                <text:p>0.5777522189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80887163051">
                <text:p>0.580887163051</text:p>
              </table:table-cell>
              <table:table-cell office:value-type="float" office:value="0.578056130835">
                <text:p>0.578056130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81123438527">
                <text:p>0.581123438527</text:p>
              </table:table-cell>
              <table:table-cell office:value-type="float" office:value="0.578403270874">
                <text:p>0.578403270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1098783695">
                <text:p>0.581098783695</text:p>
              </table:table-cell>
              <table:table-cell office:value-type="float" office:value="0.578685322156">
                <text:p>0.578685322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81432445759">
                <text:p>0.581432445759</text:p>
              </table:table-cell>
              <table:table-cell office:value-type="float" office:value="0.578933719592">
                <text:p>0.578933719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81372452334">
                <text:p>0.581372452334</text:p>
              </table:table-cell>
              <table:table-cell office:value-type="float" office:value="0.579267833662">
                <text:p>0.5792678336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82192636423">
                <text:p>0.582192636423</text:p>
              </table:table-cell>
              <table:table-cell office:value-type="float" office:value="0.57954384451">
                <text:p>0.57954384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2393162393">
                <text:p>0.582393162393</text:p>
              </table:table-cell>
              <table:table-cell office:value-type="float" office:value="0.579860700197">
                <text:p>0.579860700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83150065746">
                <text:p>0.583150065746</text:p>
              </table:table-cell>
              <table:table-cell office:value-type="float" office:value="0.580301692965">
                <text:p>0.5803016929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83237590401">
                <text:p>0.583237590401</text:p>
              </table:table-cell>
              <table:table-cell office:value-type="float" office:value="0.580685404339">
                <text:p>0.5806854043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83302925707">
                <text:p>0.583302925707</text:p>
              </table:table-cell>
              <table:table-cell office:value-type="float" office:value="0.580908325115">
                <text:p>0.580908325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83851495726">
                <text:p>0.583851495726</text:p>
              </table:table-cell>
              <table:table-cell office:value-type="float" office:value="0.581338593031">
                <text:p>0.581338593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4269806049">
                <text:p>0.584269806049</text:p>
              </table:table-cell>
              <table:table-cell office:value-type="float" office:value="0.58184508547">
                <text:p>0.58184508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45023833">
                <text:p>0.5845023833</text:p>
              </table:table-cell>
              <table:table-cell office:value-type="float" office:value="0.582144641683">
                <text:p>0.5821446416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84417324129">
                <text:p>0.584417324129</text:p>
              </table:table-cell>
              <table:table-cell office:value-type="float" office:value="0.582401010848">
                <text:p>0.582401010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85144230769">
                <text:p>0.585144230769</text:p>
              </table:table-cell>
              <table:table-cell office:value-type="float" office:value="0.582804363905">
                <text:p>0.582804363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85227235371">
                <text:p>0.585227235371</text:p>
              </table:table-cell>
              <table:table-cell office:value-type="float" office:value="0.583116288626">
                <text:p>0.5831162886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5817307692">
                <text:p>0.585817307692</text:p>
              </table:table-cell>
              <table:table-cell office:value-type="float" office:value="0.583346236029">
                <text:p>0.5833462360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5763888889">
                <text:p>0.585763888889</text:p>
              </table:table-cell>
              <table:table-cell office:value-type="float" office:value="0.583487672584">
                <text:p>0.5834876725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5912639711">
                <text:p>0.585912639711</text:p>
              </table:table-cell>
              <table:table-cell office:value-type="float" office:value="0.583660872781">
                <text:p>0.583660872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6215072321">
                <text:p>0.586215072321</text:p>
              </table:table-cell>
              <table:table-cell office:value-type="float" office:value="0.583996425049">
                <text:p>0.583996425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6043721236">
                <text:p>0.586043721236</text:p>
              </table:table-cell>
              <table:table-cell office:value-type="float" office:value="0.584160872781">
                <text:p>0.5841608727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6441896778">
                <text:p>0.586441896778</text:p>
              </table:table-cell>
              <table:table-cell office:value-type="float" office:value="0.58441526956">
                <text:p>0.584415269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4272682446">
                <text:p>0.244272682446</text:p>
              </table:table-cell>
              <table:table-cell office:value-type="float" office:value="0.180905243261">
                <text:p>0.1809052432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4800706772">
                <text:p>0.254800706772</text:p>
              </table:table-cell>
              <table:table-cell office:value-type="float" office:value="0.209237220579">
                <text:p>0.20923722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3279503616">
                <text:p>0.263279503616</text:p>
              </table:table-cell>
              <table:table-cell office:value-type="float" office:value="0.226494000657">
                <text:p>0.22649400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2873931624">
                <text:p>0.272873931624</text:p>
              </table:table-cell>
              <table:table-cell office:value-type="float" office:value="0.239167283037">
                <text:p>0.23916728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1274654832">
                <text:p>0.281274654832</text:p>
              </table:table-cell>
              <table:table-cell office:value-type="float" office:value="0.25034418146">
                <text:p>0.25034418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8491535174">
                <text:p>0.288491535174</text:p>
              </table:table-cell>
              <table:table-cell office:value-type="float" office:value="0.259623643984">
                <text:p>0.259623643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6489973702">
                <text:p>0.296489973702</text:p>
              </table:table-cell>
              <table:table-cell office:value-type="float" office:value="0.269374301446">
                <text:p>0.269374301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2834072978">
                <text:p>0.302834072978</text:p>
              </table:table-cell>
              <table:table-cell office:value-type="float" office:value="0.27849732906">
                <text:p>0.27849732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0124095989">
                <text:p>0.310124095989</text:p>
              </table:table-cell>
              <table:table-cell office:value-type="float" office:value="0.287069485536">
                <text:p>0.28706948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954717291">
                <text:p>0.316954717291</text:p>
              </table:table-cell>
              <table:table-cell office:value-type="float" office:value="0.294882560815">
                <text:p>0.294882560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639710717">
                <text:p>0.322639710717</text:p>
              </table:table-cell>
              <table:table-cell office:value-type="float" office:value="0.302310609796">
                <text:p>0.30231060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8346893491">
                <text:p>0.328346893491</text:p>
              </table:table-cell>
              <table:table-cell office:value-type="float" office:value="0.308901997041">
                <text:p>0.308901997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5163954635">
                <text:p>0.335163954635</text:p>
              </table:table-cell>
              <table:table-cell office:value-type="float" office:value="0.314955210388">
                <text:p>0.314955210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9999178172">
                <text:p>0.339999178172</text:p>
              </table:table-cell>
              <table:table-cell office:value-type="float" office:value="0.321644600592">
                <text:p>0.32164460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5523915187">
                <text:p>0.345523915187</text:p>
              </table:table-cell>
              <table:table-cell office:value-type="float" office:value="0.327717291256">
                <text:p>0.32771729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9733727811">
                <text:p>0.349733727811</text:p>
              </table:table-cell>
              <table:table-cell office:value-type="float" office:value="0.332891929652">
                <text:p>0.332891929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4346236029">
                <text:p>0.354346236029</text:p>
              </table:table-cell>
              <table:table-cell office:value-type="float" office:value="0.338022024984">
                <text:p>0.338022024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8567965155">
                <text:p>0.358567965155</text:p>
              </table:table-cell>
              <table:table-cell office:value-type="float" office:value="0.342297296187">
                <text:p>0.342297296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2304405">
                <text:p>0.3622304405</text:p>
              </table:table-cell>
              <table:table-cell office:value-type="float" office:value="0.346803459895">
                <text:p>0.34680345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6708990796">
                <text:p>0.366708990796</text:p>
              </table:table-cell>
              <table:table-cell office:value-type="float" office:value="0.351292570677">
                <text:p>0.351292570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0753616042">
                <text:p>0.370753616042</text:p>
              </table:table-cell>
              <table:table-cell office:value-type="float" office:value="0.355586661736">
                <text:p>0.355586661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2583004602">
                <text:p>0.372583004602</text:p>
              </table:table-cell>
              <table:table-cell office:value-type="float" office:value="0.359396449704">
                <text:p>0.359396449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7618343195">
                <text:p>0.377618343195</text:p>
              </table:table-cell>
              <table:table-cell office:value-type="float" office:value="0.363583867521">
                <text:p>0.363583867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1770627876">
                <text:p>0.381770627876</text:p>
              </table:table-cell>
              <table:table-cell office:value-type="float" office:value="0.367306254109">
                <text:p>0.367306254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948224852">
                <text:p>0.384948224852</text:p>
              </table:table-cell>
              <table:table-cell office:value-type="float" office:value="0.370821005917">
                <text:p>0.370821005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8704799474">
                <text:p>0.388704799474</text:p>
              </table:table-cell>
              <table:table-cell office:value-type="float" office:value="0.374638108153">
                <text:p>0.374638108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073882314">
                <text:p>0.392073882314</text:p>
              </table:table-cell>
              <table:table-cell office:value-type="float" office:value="0.378408530572">
                <text:p>0.378408530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6332593688">
                <text:p>0.396332593688</text:p>
              </table:table-cell>
              <table:table-cell office:value-type="float" office:value="0.381887984878">
                <text:p>0.381887984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823882314">
                <text:p>0.400823882314</text:p>
              </table:table-cell>
              <table:table-cell office:value-type="float" office:value="0.385625205457">
                <text:p>0.385625205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3129520053">
                <text:p>0.403129520053</text:p>
              </table:table-cell>
              <table:table-cell office:value-type="float" office:value="0.389029257068">
                <text:p>0.389029257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529421433">
                <text:p>0.406529421433</text:p>
              </table:table-cell>
              <table:table-cell office:value-type="float" office:value="0.392735987837">
                <text:p>0.392735987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847550953">
                <text:p>0.409847550953</text:p>
              </table:table-cell>
              <table:table-cell office:value-type="float" office:value="0.396305966469">
                <text:p>0.39630596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566568047">
                <text:p>0.412566568047</text:p>
              </table:table-cell>
              <table:table-cell office:value-type="float" office:value="0.399941855687">
                <text:p>0.399941855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5800871137">
                <text:p>0.415800871137</text:p>
              </table:table-cell>
              <table:table-cell office:value-type="float" office:value="0.403328155819">
                <text:p>0.40332815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9326923077">
                <text:p>0.419326923077</text:p>
              </table:table-cell>
              <table:table-cell office:value-type="float" office:value="0.406657790927">
                <text:p>0.406657790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214414859">
                <text:p>0.422214414859</text:p>
              </table:table-cell>
              <table:table-cell office:value-type="float" office:value="0.409669049967">
                <text:p>0.409669049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6241370809">
                <text:p>0.426241370809</text:p>
              </table:table-cell>
              <table:table-cell office:value-type="float" office:value="0.413022189349">
                <text:p>0.413022189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9086538462">
                <text:p>0.429086538462</text:p>
              </table:table-cell>
              <table:table-cell office:value-type="float" office:value="0.416257355358">
                <text:p>0.41625735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0927843524">
                <text:p>0.430927843524</text:p>
              </table:table-cell>
              <table:table-cell office:value-type="float" office:value="0.419136505588">
                <text:p>0.419136505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3039940828">
                <text:p>0.433039940828</text:p>
              </table:table-cell>
              <table:table-cell office:value-type="float" office:value="0.421482412886">
                <text:p>0.421482412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543721236">
                <text:p>0.43543721236</text:p>
              </table:table-cell>
              <table:table-cell office:value-type="float" office:value="0.423800378041">
                <text:p>0.423800378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7804076266">
                <text:p>0.437804076266</text:p>
              </table:table-cell>
              <table:table-cell office:value-type="float" office:value="0.426215524326">
                <text:p>0.426215524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125328731">
                <text:p>0.440125328731</text:p>
              </table:table-cell>
              <table:table-cell office:value-type="float" office:value="0.428865179158">
                <text:p>0.428865179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2103468113">
                <text:p>0.442103468113</text:p>
              </table:table-cell>
              <table:table-cell office:value-type="float" office:value="0.431179815911">
                <text:p>0.431179815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4326512163">
                <text:p>0.444326512163</text:p>
              </table:table-cell>
              <table:table-cell office:value-type="float" office:value="0.433409516765">
                <text:p>0.433409516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7543145957">
                <text:p>0.447543145957</text:p>
              </table:table-cell>
              <table:table-cell office:value-type="float" office:value="0.435919460881">
                <text:p>0.435919460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95023833">
                <text:p>0.4495023833</text:p>
              </table:table-cell>
              <table:table-cell office:value-type="float" office:value="0.438149449375">
                <text:p>0.43814944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1782133465">
                <text:p>0.451782133465</text:p>
              </table:table-cell>
              <table:table-cell office:value-type="float" office:value="0.440473496055">
                <text:p>0.440473496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389751808">
                <text:p>0.45389751808</text:p>
              </table:table-cell>
              <table:table-cell office:value-type="float" office:value="0.442771778435">
                <text:p>0.442771778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7136341223">
                <text:p>0.457136341223</text:p>
              </table:table-cell>
              <table:table-cell office:value-type="float" office:value="0.445484138725">
                <text:p>0.445484138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9162146614">
                <text:p>0.459162146614</text:p>
              </table:table-cell>
              <table:table-cell office:value-type="float" office:value="0.447663584813">
                <text:p>0.447663584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545118343">
                <text:p>0.459545118343</text:p>
              </table:table-cell>
              <table:table-cell office:value-type="float" office:value="0.449860001644">
                <text:p>0.449860001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3275805391">
                <text:p>0.463275805391</text:p>
              </table:table-cell>
              <table:table-cell office:value-type="float" office:value="0.452264423077">
                <text:p>0.4522644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311719264">
                <text:p>0.464311719264</text:p>
              </table:table-cell>
              <table:table-cell office:value-type="float" office:value="0.454388888889">
                <text:p>0.454388888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7280982906">
                <text:p>0.467280982906</text:p>
              </table:table-cell>
              <table:table-cell office:value-type="float" office:value="0.456576799803">
                <text:p>0.456576799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8590565417">
                <text:p>0.468590565417</text:p>
              </table:table-cell>
              <table:table-cell office:value-type="float" office:value="0.458697197567">
                <text:p>0.458697197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1172337278">
                <text:p>0.471172337278</text:p>
              </table:table-cell>
              <table:table-cell office:value-type="float" office:value="0.460898134451">
                <text:p>0.46089813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2961867193">
                <text:p>0.472961867193</text:p>
              </table:table-cell>
              <table:table-cell office:value-type="float" office:value="0.463129807692">
                <text:p>0.463129807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4653188692">
                <text:p>0.474653188692</text:p>
              </table:table-cell>
              <table:table-cell office:value-type="float" office:value="0.464851742275">
                <text:p>0.464851742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7418228139">
                <text:p>0.477418228139</text:p>
              </table:table-cell>
              <table:table-cell office:value-type="float" office:value="0.466932979947">
                <text:p>0.466932979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9604700855">
                <text:p>0.479604700855</text:p>
              </table:table-cell>
              <table:table-cell office:value-type="float" office:value="0.468727071006">
                <text:p>0.468727071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985042735">
                <text:p>0.47985042735</text:p>
              </table:table-cell>
              <table:table-cell office:value-type="float" office:value="0.470326060158">
                <text:p>0.470326060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1639957265">
                <text:p>0.481639957265</text:p>
              </table:table-cell>
              <table:table-cell office:value-type="float" office:value="0.472299391847">
                <text:p>0.472299391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118425378">
                <text:p>0.483118425378</text:p>
              </table:table-cell>
              <table:table-cell office:value-type="float" office:value="0.474366535174">
                <text:p>0.474366535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5950032873">
                <text:p>0.485950032873</text:p>
              </table:table-cell>
              <table:table-cell office:value-type="float" office:value="0.476229372124">
                <text:p>0.476229372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7160585141">
                <text:p>0.487160585141</text:p>
              </table:table-cell>
              <table:table-cell office:value-type="float" office:value="0.47778168146">
                <text:p>0.4777816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9025312295">
                <text:p>0.489025312295</text:p>
              </table:table-cell>
              <table:table-cell office:value-type="float" office:value="0.479904955621">
                <text:p>0.479904955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0537064431">
                <text:p>0.490537064431</text:p>
              </table:table-cell>
              <table:table-cell office:value-type="float" office:value="0.481336333005">
                <text:p>0.481336333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1883218277">
                <text:p>0.491883218277</text:p>
              </table:table-cell>
              <table:table-cell office:value-type="float" office:value="0.48302457265">
                <text:p>0.48302457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3062541091">
                <text:p>0.493062541091</text:p>
              </table:table-cell>
              <table:table-cell office:value-type="float" office:value="0.4844289119">
                <text:p>0.4844289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4523339908">
                <text:p>0.494523339908</text:p>
              </table:table-cell>
              <table:table-cell office:value-type="float" office:value="0.48600472551">
                <text:p>0.48600472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5128616042">
                <text:p>0.495128616042</text:p>
              </table:table-cell>
              <table:table-cell office:value-type="float" office:value="0.487169214333">
                <text:p>0.48716921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5937705457">
                <text:p>0.495937705457</text:p>
              </table:table-cell>
              <table:table-cell office:value-type="float" office:value="0.488569156805">
                <text:p>0.488569156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621219592">
                <text:p>0.497621219592</text:p>
              </table:table-cell>
              <table:table-cell office:value-type="float" office:value="0.490033448389">
                <text:p>0.490033448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9160092045">
                <text:p>0.499160092045</text:p>
              </table:table-cell>
              <table:table-cell office:value-type="float" office:value="0.491593482906">
                <text:p>0.491593482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1047830375">
                <text:p>0.501047830375</text:p>
              </table:table-cell>
              <table:table-cell office:value-type="float" office:value="0.493148750822">
                <text:p>0.493148750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2523011177">
                <text:p>0.502523011177</text:p>
              </table:table-cell>
              <table:table-cell office:value-type="float" office:value="0.494443622617">
                <text:p>0.494443622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050378041">
                <text:p>0.504050378041</text:p>
              </table:table-cell>
              <table:table-cell office:value-type="float" office:value="0.495909188034">
                <text:p>0.495909188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4664283366">
                <text:p>0.504664283366</text:p>
              </table:table-cell>
              <table:table-cell office:value-type="float" office:value="0.497407010191">
                <text:p>0.4974070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6542159763">
                <text:p>0.506542159763</text:p>
              </table:table-cell>
              <table:table-cell office:value-type="float" office:value="0.498777736686">
                <text:p>0.498777736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7918721236">
                <text:p>0.507918721236</text:p>
              </table:table-cell>
              <table:table-cell office:value-type="float" office:value="0.500073800131">
                <text:p>0.500073800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8911900066">
                <text:p>0.508911900066</text:p>
              </table:table-cell>
              <table:table-cell office:value-type="float" office:value="0.501304815911">
                <text:p>0.501304815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0363247863">
                <text:p>0.510363247863</text:p>
              </table:table-cell>
              <table:table-cell office:value-type="float" office:value="0.502605974688">
                <text:p>0.50260597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2112097304">
                <text:p>0.512112097304</text:p>
              </table:table-cell>
              <table:table-cell office:value-type="float" office:value="0.503942061144">
                <text:p>0.503942061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304857002">
                <text:p>0.51304857002</text:p>
              </table:table-cell>
              <table:table-cell office:value-type="float" office:value="0.505232700526">
                <text:p>0.505232700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47156476">
                <text:p>0.5147156476</text:p>
              </table:table-cell>
              <table:table-cell office:value-type="float" office:value="0.50661612426">
                <text:p>0.50661612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5574457594">
                <text:p>0.515574457594</text:p>
              </table:table-cell>
              <table:table-cell office:value-type="float" office:value="0.508109837278">
                <text:p>0.508109837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6759122288">
                <text:p>0.516759122288</text:p>
              </table:table-cell>
              <table:table-cell office:value-type="float" office:value="0.509253122945">
                <text:p>0.509253122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8327169625">
                <text:p>0.518327169625</text:p>
              </table:table-cell>
              <table:table-cell office:value-type="float" office:value="0.510248849441">
                <text:p>0.510248849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531558185">
                <text:p>0.519531558185</text:p>
              </table:table-cell>
              <table:table-cell office:value-type="float" office:value="0.511758423734">
                <text:p>0.511758423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445595003">
                <text:p>0.521445595003</text:p>
              </table:table-cell>
              <table:table-cell office:value-type="float" office:value="0.513383382643">
                <text:p>0.5133833826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2357412886">
                <text:p>0.522357412886</text:p>
              </table:table-cell>
              <table:table-cell office:value-type="float" office:value="0.514435856345">
                <text:p>0.514435856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3365384615">
                <text:p>0.523365384615</text:p>
              </table:table-cell>
              <table:table-cell office:value-type="float" office:value="0.515722550953">
                <text:p>0.515722550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468277449">
                <text:p>0.52468277449</text:p>
              </table:table-cell>
              <table:table-cell office:value-type="float" office:value="0.517104002301">
                <text:p>0.517104002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5745397765">
                <text:p>0.525745397765</text:p>
              </table:table-cell>
              <table:table-cell office:value-type="float" office:value="0.518273339908">
                <text:p>0.5182733399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7275641026">
                <text:p>0.527275641026</text:p>
              </table:table-cell>
              <table:table-cell office:value-type="float" office:value="0.519413256082">
                <text:p>0.519413256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834360618">
                <text:p>0.52834360618</text:p>
              </table:table-cell>
              <table:table-cell office:value-type="float" office:value="0.520770422419">
                <text:p>0.520770422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8521531887">
                <text:p>0.528521531887</text:p>
              </table:table-cell>
              <table:table-cell office:value-type="float" office:value="0.521859056542">
                <text:p>0.5218590565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02843524">
                <text:p>0.5302843524</text:p>
              </table:table-cell>
              <table:table-cell office:value-type="float" office:value="0.523199293228">
                <text:p>0.523199293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1227399737">
                <text:p>0.531227399737</text:p>
              </table:table-cell>
              <table:table-cell office:value-type="float" office:value="0.524185486522">
                <text:p>0.5241854865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2235371466">
                <text:p>0.532235371466</text:p>
              </table:table-cell>
              <table:table-cell office:value-type="float" office:value="0.525210716634">
                <text:p>0.525210716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3238412229">
                <text:p>0.533238412229</text:p>
              </table:table-cell>
              <table:table-cell office:value-type="float" office:value="0.526235864563">
                <text:p>0.526235864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4123109796">
                <text:p>0.534123109796</text:p>
              </table:table-cell>
              <table:table-cell office:value-type="float" office:value="0.527465113412">
                <text:p>0.527465113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5209566075">
                <text:p>0.535209566075</text:p>
              </table:table-cell>
              <table:table-cell office:value-type="float" office:value="0.528440047666">
                <text:p>0.528440047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5684993425">
                <text:p>0.535684993425</text:p>
              </table:table-cell>
              <table:table-cell office:value-type="float" office:value="0.52959656476">
                <text:p>0.52959656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6851577909">
                <text:p>0.536851577909</text:p>
              </table:table-cell>
              <table:table-cell office:value-type="float" office:value="0.530551035503">
                <text:p>0.530551035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6871712689">
                <text:p>0.536871712689</text:p>
              </table:table-cell>
              <table:table-cell office:value-type="float" office:value="0.531565212032">
                <text:p>0.531565212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7870233399">
                <text:p>0.537870233399</text:p>
              </table:table-cell>
              <table:table-cell office:value-type="float" office:value="0.532182281394">
                <text:p>0.532182281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83990796">
                <text:p>0.538583990796</text:p>
              </table:table-cell>
              <table:table-cell office:value-type="float" office:value="0.533228837936">
                <text:p>0.533228837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9062705457">
                <text:p>0.539062705457</text:p>
              </table:table-cell>
              <table:table-cell office:value-type="float" office:value="0.534140943458">
                <text:p>0.534140943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9908366206">
                <text:p>0.539908366206</text:p>
              </table:table-cell>
              <table:table-cell office:value-type="float" office:value="0.53498105687">
                <text:p>0.53498105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0691568047">
                <text:p>0.540691568047</text:p>
              </table:table-cell>
              <table:table-cell office:value-type="float" office:value="0.535931747206">
                <text:p>0.535931747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155982906">
                <text:p>0.54155982906</text:p>
              </table:table-cell>
              <table:table-cell office:value-type="float" office:value="0.536776093031">
                <text:p>0.536776093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2440417488">
                <text:p>0.542440417488</text:p>
              </table:table-cell>
              <table:table-cell office:value-type="float" office:value="0.537662968442">
                <text:p>0.537662968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363330046">
                <text:p>0.54363330046</text:p>
              </table:table-cell>
              <table:table-cell office:value-type="float" office:value="0.538235412558">
                <text:p>0.538235412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4002301118">
                <text:p>0.544002301118</text:p>
              </table:table-cell>
              <table:table-cell office:value-type="float" office:value="0.53888535503">
                <text:p>0.53888535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522394806">
                <text:p>0.54522394806</text:p>
              </table:table-cell>
              <table:table-cell office:value-type="float" office:value="0.539567143327">
                <text:p>0.5395671433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5565417488">
                <text:p>0.545565417488</text:p>
              </table:table-cell>
              <table:table-cell office:value-type="float" office:value="0.540246178501">
                <text:p>0.540246178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46092619987">
                <text:p>0.546092619987</text:p>
              </table:table-cell>
              <table:table-cell office:value-type="float" office:value="0.541044584155">
                <text:p>0.5410445841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6957593688">
                <text:p>0.546957593688</text:p>
              </table:table-cell>
              <table:table-cell office:value-type="float" office:value="0.541922542735">
                <text:p>0.5419225427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7340976331">
                <text:p>0.547340976331</text:p>
              </table:table-cell>
              <table:table-cell office:value-type="float" office:value="0.542616165352">
                <text:p>0.542616165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8384286654">
                <text:p>0.548384286654</text:p>
              </table:table-cell>
              <table:table-cell office:value-type="float" office:value="0.543419666338">
                <text:p>0.5434196663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8588510848">
                <text:p>0.548588510848</text:p>
              </table:table-cell>
              <table:table-cell office:value-type="float" office:value="0.544022970085">
                <text:p>0.544022970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9049556213">
                <text:p>0.549049556213</text:p>
              </table:table-cell>
              <table:table-cell office:value-type="float" office:value="0.544742726824">
                <text:p>0.544742726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0282708744">
                <text:p>0.550282708744</text:p>
              </table:table-cell>
              <table:table-cell office:value-type="float" office:value="0.545329717291">
                <text:p>0.54532971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050295858">
                <text:p>0.551050295858</text:p>
              </table:table-cell>
              <table:table-cell office:value-type="float" office:value="0.546103303748">
                <text:p>0.5461033037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1524490467">
                <text:p>0.551524490467</text:p>
              </table:table-cell>
              <table:table-cell office:value-type="float" office:value="0.546789776463">
                <text:p>0.546789776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2127301118">
                <text:p>0.552127301118</text:p>
              </table:table-cell>
              <table:table-cell office:value-type="float" office:value="0.54727223044">
                <text:p>0.54727223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2611768573">
                <text:p>0.552611768573</text:p>
              </table:table-cell>
              <table:table-cell office:value-type="float" office:value="0.547948512492">
                <text:p>0.547948512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3140203813">
                <text:p>0.553140203813</text:p>
              </table:table-cell>
              <table:table-cell office:value-type="float" office:value="0.54853583169">
                <text:p>0.54853583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3579881657">
                <text:p>0.553579881657</text:p>
              </table:table-cell>
              <table:table-cell office:value-type="float" office:value="0.549130958251">
                <text:p>0.5491309582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3996548323">
                <text:p>0.553996548323</text:p>
              </table:table-cell>
              <table:table-cell office:value-type="float" office:value="0.549747123603">
                <text:p>0.5497471236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301446417">
                <text:p>0.554301446417</text:p>
              </table:table-cell>
              <table:table-cell office:value-type="float" office:value="0.550400723208">
                <text:p>0.550400723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5585552268">
                <text:p>0.555585552268</text:p>
              </table:table-cell>
              <table:table-cell office:value-type="float" office:value="0.551167118672">
                <text:p>0.5511671186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5759368836">
                <text:p>0.555759368836</text:p>
              </table:table-cell>
              <table:table-cell office:value-type="float" office:value="0.55181397929">
                <text:p>0.55181397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6523668639">
                <text:p>0.556523668639</text:p>
              </table:table-cell>
              <table:table-cell office:value-type="float" office:value="0.552322608481">
                <text:p>0.552322608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6878287311">
                <text:p>0.556878287311</text:p>
              </table:table-cell>
              <table:table-cell office:value-type="float" office:value="0.552817266601">
                <text:p>0.5528172666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57541502301">
                <text:p>0.557541502301</text:p>
              </table:table-cell>
              <table:table-cell office:value-type="float" office:value="0.55349732906">
                <text:p>0.55349732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7996794872">
                <text:p>0.557996794872</text:p>
              </table:table-cell>
              <table:table-cell office:value-type="float" office:value="0.553999260355">
                <text:p>0.553999260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8232659435">
                <text:p>0.558232659435</text:p>
              </table:table-cell>
              <table:table-cell office:value-type="float" office:value="0.554467332347">
                <text:p>0.554467332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8637820513">
                <text:p>0.558637820513</text:p>
              </table:table-cell>
              <table:table-cell office:value-type="float" office:value="0.554861891847">
                <text:p>0.554861891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8575361604">
                <text:p>0.558575361604</text:p>
              </table:table-cell>
              <table:table-cell office:value-type="float" office:value="0.55543778764">
                <text:p>0.55543778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9188445102">
                <text:p>0.559188445102</text:p>
              </table:table-cell>
              <table:table-cell office:value-type="float" office:value="0.555733809993">
                <text:p>0.555733809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9724276792">
                <text:p>0.559724276792</text:p>
              </table:table-cell>
              <table:table-cell office:value-type="float" office:value="0.55632848455">
                <text:p>0.55632848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9663872452">
                <text:p>0.559663872452</text:p>
              </table:table-cell>
              <table:table-cell office:value-type="float" office:value="0.556623109796">
                <text:p>0.556623109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061760355">
                <text:p>0.56061760355</text:p>
              </table:table-cell>
              <table:table-cell office:value-type="float" office:value="0.557191444773">
                <text:p>0.557191444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1916913215">
                <text:p>0.561916913215</text:p>
              </table:table-cell>
              <table:table-cell office:value-type="float" office:value="0.557735453649">
                <text:p>0.5577354536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2122370151">
                <text:p>0.562122370151</text:p>
              </table:table-cell>
              <table:table-cell office:value-type="float" office:value="0.558355522682">
                <text:p>0.558355522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3013231427">
                <text:p>0.563013231427</text:p>
              </table:table-cell>
              <table:table-cell office:value-type="float" office:value="0.558963716305">
                <text:p>0.5589637163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4109960552">
                <text:p>0.564109960552</text:p>
              </table:table-cell>
              <table:table-cell office:value-type="float" office:value="0.559571334648">
                <text:p>0.559571334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4123931624">
                <text:p>0.564123931624</text:p>
              </table:table-cell>
              <table:table-cell office:value-type="float" office:value="0.560091305062">
                <text:p>0.560091305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4334730441">
                <text:p>0.564334730441</text:p>
              </table:table-cell>
              <table:table-cell office:value-type="float" office:value="0.560678500986">
                <text:p>0.560678500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458620973">
                <text:p>0.56458620973</text:p>
              </table:table-cell>
              <table:table-cell office:value-type="float" office:value="0.561156722551">
                <text:p>0.561156722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5189020381">
                <text:p>0.565189020381</text:p>
              </table:table-cell>
              <table:table-cell office:value-type="float" office:value="0.561642052926">
                <text:p>0.56164205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5308596318">
                <text:p>0.565308596318</text:p>
              </table:table-cell>
              <table:table-cell office:value-type="float" office:value="0.562211661736">
                <text:p>0.562211661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5636094675">
                <text:p>0.565636094675</text:p>
              </table:table-cell>
              <table:table-cell office:value-type="float" office:value="0.562492644642">
                <text:p>0.562492644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6181788297">
                <text:p>0.566181788297</text:p>
              </table:table-cell>
              <table:table-cell office:value-type="float" office:value="0.562899942472">
                <text:p>0.562899942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6948964497">
                <text:p>0.566948964497</text:p>
              </table:table-cell>
              <table:table-cell office:value-type="float" office:value="0.563425419132">
                <text:p>0.563425419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7129766601">
                <text:p>0.567129766601</text:p>
              </table:table-cell>
              <table:table-cell office:value-type="float" office:value="0.563891066732">
                <text:p>0.563891066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7528353057">
                <text:p>0.567528353057</text:p>
              </table:table-cell>
              <table:table-cell office:value-type="float" office:value="0.56431665023">
                <text:p>0.56431665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7737508218">
                <text:p>0.567737508218</text:p>
              </table:table-cell>
              <table:table-cell office:value-type="float" office:value="0.564613658777">
                <text:p>0.5646136587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8453320184">
                <text:p>0.568453320184</text:p>
              </table:table-cell>
              <table:table-cell office:value-type="float" office:value="0.565038872452">
                <text:p>0.565038872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8679733728">
                <text:p>0.568679733728</text:p>
              </table:table-cell>
              <table:table-cell office:value-type="float" office:value="0.565510478304">
                <text:p>0.565510478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8989151874">
                <text:p>0.568989151874</text:p>
              </table:table-cell>
              <table:table-cell office:value-type="float" office:value="0.565975098619">
                <text:p>0.565975098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6959360618">
                <text:p>0.56959360618</text:p>
              </table:table-cell>
              <table:table-cell office:value-type="float" office:value="0.566409434583">
                <text:p>0.5664094345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983974359">
                <text:p>0.56983974359</text:p>
              </table:table-cell>
              <table:table-cell office:value-type="float" office:value="0.566927679158">
                <text:p>0.566927679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9997123603">
                <text:p>0.569997123603</text:p>
              </table:table-cell>
              <table:table-cell office:value-type="float" office:value="0.567311267258">
                <text:p>0.567311267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0805802104">
                <text:p>0.570805802104</text:p>
              </table:table-cell>
              <table:table-cell office:value-type="float" office:value="0.567716757068">
                <text:p>0.567716757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1439842209">
                <text:p>0.571439842209</text:p>
              </table:table-cell>
              <table:table-cell office:value-type="float" office:value="0.568403763971">
                <text:p>0.5684037639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1686801446">
                <text:p>0.571686801446</text:p>
              </table:table-cell>
              <table:table-cell office:value-type="float" office:value="0.568714866864">
                <text:p>0.568714866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1441896778">
                <text:p>0.571441896778</text:p>
              </table:table-cell>
              <table:table-cell office:value-type="float" office:value="0.569023956279">
                <text:p>0.5690239562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2118671926">
                <text:p>0.572118671926</text:p>
              </table:table-cell>
              <table:table-cell office:value-type="float" office:value="0.569423446746">
                <text:p>0.569423446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2402613412">
                <text:p>0.572402613412</text:p>
              </table:table-cell>
              <table:table-cell office:value-type="float" office:value="0.569690088757">
                <text:p>0.569690088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2730522682">
                <text:p>0.572730522682</text:p>
              </table:table-cell>
              <table:table-cell office:value-type="float" office:value="0.570093647272">
                <text:p>0.570093647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3143902038">
                <text:p>0.573143902038</text:p>
              </table:table-cell>
              <table:table-cell office:value-type="float" office:value="0.570432322485">
                <text:p>0.570432322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3256081525">
                <text:p>0.573256081525</text:p>
              </table:table-cell>
              <table:table-cell office:value-type="float" office:value="0.570668885602">
                <text:p>0.5706688856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346030572">
                <text:p>0.57346030572</text:p>
              </table:table-cell>
              <table:table-cell office:value-type="float" office:value="0.571038584813">
                <text:p>0.571038584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4003944773">
                <text:p>0.574003944773</text:p>
              </table:table-cell>
              <table:table-cell office:value-type="float" office:value="0.571454224195">
                <text:p>0.571454224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4372534517">
                <text:p>0.574372534517</text:p>
              </table:table-cell>
              <table:table-cell office:value-type="float" office:value="0.571724071335">
                <text:p>0.571724071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5084237344">
                <text:p>0.575084237344</text:p>
              </table:table-cell>
              <table:table-cell office:value-type="float" office:value="0.572123027613">
                <text:p>0.572123027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5868261012">
                <text:p>0.575868261012</text:p>
              </table:table-cell>
              <table:table-cell office:value-type="float" office:value="0.572570101907">
                <text:p>0.572570101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6051939513">
                <text:p>0.576051939513</text:p>
              </table:table-cell>
              <table:table-cell office:value-type="float" office:value="0.573140491453">
                <text:p>0.573140491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6113576594">
                <text:p>0.576113576594</text:p>
              </table:table-cell>
              <table:table-cell office:value-type="float" office:value="0.573575813609">
                <text:p>0.573575813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6551610782">
                <text:p>0.576551610782</text:p>
              </table:table-cell>
              <table:table-cell office:value-type="float" office:value="0.573910420776">
                <text:p>0.573910420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6583251151">
                <text:p>0.576583251151</text:p>
              </table:table-cell>
              <table:table-cell office:value-type="float" office:value="0.574246507232">
                <text:p>0.574246507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7465894149">
                <text:p>0.577465894149</text:p>
              </table:table-cell>
              <table:table-cell office:value-type="float" office:value="0.574685938527">
                <text:p>0.574685938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7411653517">
                <text:p>0.577411653517</text:p>
              </table:table-cell>
              <table:table-cell office:value-type="float" office:value="0.575089332676">
                <text:p>0.575089332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7635190664">
                <text:p>0.577635190664</text:p>
              </table:table-cell>
              <table:table-cell office:value-type="float" office:value="0.575274449375">
                <text:p>0.575274449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7857495069">
                <text:p>0.577857495069</text:p>
              </table:table-cell>
              <table:table-cell office:value-type="float" office:value="0.575624753452">
                <text:p>0.575624753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8237179487">
                <text:p>0.578237179487</text:p>
              </table:table-cell>
              <table:table-cell office:value-type="float" office:value="0.57585338593">
                <text:p>0.57585338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8610289283">
                <text:p>0.578610289283</text:p>
              </table:table-cell>
              <table:table-cell office:value-type="float" office:value="0.576120767587">
                <text:p>0.576120767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8683842867">
                <text:p>0.578683842867</text:p>
              </table:table-cell>
              <table:table-cell office:value-type="float" office:value="0.57662915023">
                <text:p>0.576629150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9337195924">
                <text:p>0.579337195924</text:p>
              </table:table-cell>
              <table:table-cell office:value-type="float" office:value="0.576855029586">
                <text:p>0.576855029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658941486">
                <text:p>0.579658941486</text:p>
              </table:table-cell>
              <table:table-cell office:value-type="float" office:value="0.577118795201">
                <text:p>0.577118795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9852892834">
                <text:p>0.579852892834</text:p>
              </table:table-cell>
              <table:table-cell office:value-type="float" office:value="0.577522148258">
                <text:p>0.577522148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0291748849">
                <text:p>0.580291748849</text:p>
              </table:table-cell>
              <table:table-cell office:value-type="float" office:value="0.577880793886">
                <text:p>0.577880793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0538297173">
                <text:p>0.580538297173</text:p>
              </table:table-cell>
              <table:table-cell office:value-type="float" office:value="0.57810367357">
                <text:p>0.578103673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0765121631">
                <text:p>0.580765121631</text:p>
              </table:table-cell>
              <table:table-cell office:value-type="float" office:value="0.578566485865">
                <text:p>0.578566485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1030161078">
                <text:p>0.581030161078</text:p>
              </table:table-cell>
              <table:table-cell office:value-type="float" office:value="0.578848906969">
                <text:p>0.578848906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0957018409">
                <text:p>0.580957018409</text:p>
              </table:table-cell>
              <table:table-cell office:value-type="float" office:value="0.579147887903">
                <text:p>0.5791478879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635765943">
                <text:p>0.223635765943</text:p>
              </table:table-cell>
              <table:table-cell office:value-type="float" office:value="0.176411324786">
                <text:p>0.176411324786</text:p>
              </table:table-cell>
              <table:table-cell office:value-type="float" office:value="0.238200608153">
                <text:p>0.238200608153</text:p>
              </table:table-cell>
              <table:table-cell office:value-type="float" office:value="0.177633423734">
                <text:p>0.177633423734</text:p>
              </table:table-cell>
              <table:table-cell office:value-type="float" office:value="0.251186719264">
                <text:p>0.251186719264</text:p>
              </table:table-cell>
              <table:table-cell office:value-type="float" office:value="0.178272990631">
                <text:p>0.1782729906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2568622617">
                <text:p>0.232568622617</text:p>
              </table:table-cell>
              <table:table-cell office:value-type="float" office:value="0.202278846154">
                <text:p>0.202278846154</text:p>
              </table:table-cell>
              <table:table-cell office:value-type="float" office:value="0.246024408284">
                <text:p>0.246024408284</text:p>
              </table:table-cell>
              <table:table-cell office:value-type="float" office:value="0.203924104208">
                <text:p>0.203924104208</text:p>
              </table:table-cell>
              <table:table-cell office:value-type="float" office:value="0.263408530572">
                <text:p>0.263408530572</text:p>
              </table:table-cell>
              <table:table-cell office:value-type="float" office:value="0.206039242275">
                <text:p>0.206039242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688609467">
                <text:p>0.242688609467</text:p>
              </table:table-cell>
              <table:table-cell office:value-type="float" office:value="0.218801692965">
                <text:p>0.218801692965</text:p>
              </table:table-cell>
              <table:table-cell office:value-type="float" office:value="0.257558760684">
                <text:p>0.257558760684</text:p>
              </table:table-cell>
              <table:table-cell office:value-type="float" office:value="0.222491165352">
                <text:p>0.222491165352</text:p>
              </table:table-cell>
              <table:table-cell office:value-type="float" office:value="0.2756960881">
                <text:p>0.2756960881</text:p>
              </table:table-cell>
              <table:table-cell office:value-type="float" office:value="0.225777654504">
                <text:p>0.22577765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361193294">
                <text:p>0.250361193294</text:p>
              </table:table-cell>
              <table:table-cell office:value-type="float" office:value="0.230612919132">
                <text:p>0.230612919132</text:p>
              </table:table-cell>
              <table:table-cell office:value-type="float" office:value="0.267412475345">
                <text:p>0.267412475345</text:p>
              </table:table-cell>
              <table:table-cell office:value-type="float" office:value="0.235480070677">
                <text:p>0.235480070677</text:p>
              </table:table-cell>
              <table:table-cell office:value-type="float" office:value="0.291185486522">
                <text:p>0.291185486522</text:p>
              </table:table-cell>
              <table:table-cell office:value-type="float" office:value="0.242748150888">
                <text:p>0.242748150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6787475345">
                <text:p>0.256787475345</text:p>
              </table:table-cell>
              <table:table-cell office:value-type="float" office:value="0.240228796844">
                <text:p>0.240228796844</text:p>
              </table:table-cell>
              <table:table-cell office:value-type="float" office:value="0.275923323471">
                <text:p>0.275923323471</text:p>
              </table:table-cell>
              <table:table-cell office:value-type="float" office:value="0.247380300789">
                <text:p>0.247380300789</text:p>
              </table:table-cell>
              <table:table-cell office:value-type="float" office:value="0.301326019066">
                <text:p>0.301326019066</text:p>
              </table:table-cell>
              <table:table-cell office:value-type="float" office:value="0.256987960224">
                <text:p>0.25698796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403763971">
                <text:p>0.264403763971</text:p>
              </table:table-cell>
              <table:table-cell office:value-type="float" office:value="0.24910248192">
                <text:p>0.24910248192</text:p>
              </table:table-cell>
              <table:table-cell office:value-type="float" office:value="0.28539365549">
                <text:p>0.28539365549</text:p>
              </table:table-cell>
              <table:table-cell office:value-type="float" office:value="0.257833333333">
                <text:p>0.257833333333</text:p>
              </table:table-cell>
              <table:table-cell office:value-type="float" office:value="0.310189431295">
                <text:p>0.310189431295</text:p>
              </table:table-cell>
              <table:table-cell office:value-type="float" office:value="0.269706545858">
                <text:p>0.26970654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198307035">
                <text:p>0.269198307035</text:p>
              </table:table-cell>
              <table:table-cell office:value-type="float" office:value="0.256107988166">
                <text:p>0.256107988166</text:p>
              </table:table-cell>
              <table:table-cell office:value-type="float" office:value="0.292331936226">
                <text:p>0.292331936226</text:p>
              </table:table-cell>
              <table:table-cell office:value-type="float" office:value="0.267538091716">
                <text:p>0.267538091716</text:p>
              </table:table-cell>
              <table:table-cell office:value-type="float" office:value="0.323219921105">
                <text:p>0.323219921105</text:p>
              </table:table-cell>
              <table:table-cell office:value-type="float" office:value="0.281535050953">
                <text:p>0.2815350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56130835">
                <text:p>0.27556130835</text:p>
              </table:table-cell>
              <table:table-cell office:value-type="float" office:value="0.26254651545">
                <text:p>0.26254651545</text:p>
              </table:table-cell>
              <table:table-cell office:value-type="float" office:value="0.298552761341">
                <text:p>0.298552761341</text:p>
              </table:table-cell>
              <table:table-cell office:value-type="float" office:value="0.27615877712">
                <text:p>0.27615877712</text:p>
              </table:table-cell>
              <table:table-cell office:value-type="float" office:value="0.332744904668">
                <text:p>0.332744904668</text:p>
              </table:table-cell>
              <table:table-cell office:value-type="float" office:value="0.293021285339">
                <text:p>0.293021285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1414365549">
                <text:p>0.281414365549</text:p>
              </table:table-cell>
              <table:table-cell office:value-type="float" office:value="0.26875295858">
                <text:p>0.26875295858</text:p>
              </table:table-cell>
              <table:table-cell office:value-type="float" office:value="0.304795775805">
                <text:p>0.304795775805</text:p>
              </table:table-cell>
              <table:table-cell office:value-type="float" office:value="0.283317389875">
                <text:p>0.283317389875</text:p>
              </table:table-cell>
              <table:table-cell office:value-type="float" office:value="0.341642833662">
                <text:p>0.341642833662</text:p>
              </table:table-cell>
              <table:table-cell office:value-type="float" office:value="0.303797768738">
                <text:p>0.303797768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716469428">
                <text:p>0.28716469428</text:p>
              </table:table-cell>
              <table:table-cell office:value-type="float" office:value="0.274720578567">
                <text:p>0.274720578567</text:p>
              </table:table-cell>
              <table:table-cell office:value-type="float" office:value="0.310027942143">
                <text:p>0.310027942143</text:p>
              </table:table-cell>
              <table:table-cell office:value-type="float" office:value="0.290253657133">
                <text:p>0.290253657133</text:p>
              </table:table-cell>
              <table:table-cell office:value-type="float" office:value="0.34886669954">
                <text:p>0.34886669954</text:p>
              </table:table-cell>
              <table:table-cell office:value-type="float" office:value="0.313909537311">
                <text:p>0.313909537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2405900723">
                <text:p>0.292405900723</text:p>
              </table:table-cell>
              <table:table-cell office:value-type="float" office:value="0.280443622617">
                <text:p>0.280443622617</text:p>
              </table:table-cell>
              <table:table-cell office:value-type="float" office:value="0.316170282709">
                <text:p>0.316170282709</text:p>
              </table:table-cell>
              <table:table-cell office:value-type="float" office:value="0.297107330703">
                <text:p>0.297107330703</text:p>
              </table:table-cell>
              <table:table-cell office:value-type="float" office:value="0.354874260355">
                <text:p>0.354874260355</text:p>
              </table:table-cell>
              <table:table-cell office:value-type="float" office:value="0.322579368014">
                <text:p>0.322579368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370233399">
                <text:p>0.295370233399</text:p>
              </table:table-cell>
              <table:table-cell office:value-type="float" office:value="0.285050295858">
                <text:p>0.285050295858</text:p>
              </table:table-cell>
              <table:table-cell office:value-type="float" office:value="0.320445430638">
                <text:p>0.320445430638</text:p>
              </table:table-cell>
              <table:table-cell office:value-type="float" office:value="0.303192965155">
                <text:p>0.303192965155</text:p>
              </table:table-cell>
              <table:table-cell office:value-type="float" office:value="0.362797912558">
                <text:p>0.362797912558</text:p>
              </table:table-cell>
              <table:table-cell office:value-type="float" office:value="0.331275435569">
                <text:p>0.331275435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4561144">
                <text:p>0.30004561144</text:p>
              </table:table-cell>
              <table:table-cell office:value-type="float" office:value="0.289658530572">
                <text:p>0.289658530572</text:p>
              </table:table-cell>
              <table:table-cell office:value-type="float" office:value="0.32571622288">
                <text:p>0.32571622288</text:p>
              </table:table-cell>
              <table:table-cell office:value-type="float" office:value="0.308456032216">
                <text:p>0.308456032216</text:p>
              </table:table-cell>
              <table:table-cell office:value-type="float" office:value="0.36975386259">
                <text:p>0.36975386259</text:p>
              </table:table-cell>
              <table:table-cell office:value-type="float" office:value="0.339825505424">
                <text:p>0.339825505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5170118343">
                <text:p>0.305170118343</text:p>
              </table:table-cell>
              <table:table-cell office:value-type="float" office:value="0.294118836292">
                <text:p>0.294118836292</text:p>
              </table:table-cell>
              <table:table-cell office:value-type="float" office:value="0.331699539776">
                <text:p>0.331699539776</text:p>
              </table:table-cell>
              <table:table-cell office:value-type="float" office:value="0.314221646943">
                <text:p>0.314221646943</text:p>
              </table:table-cell>
              <table:table-cell office:value-type="float" office:value="0.377264957265">
                <text:p>0.377264957265</text:p>
              </table:table-cell>
              <table:table-cell office:value-type="float" office:value="0.347209545529">
                <text:p>0.347209545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9755095332">
                <text:p>0.309755095332</text:p>
              </table:table-cell>
              <table:table-cell office:value-type="float" office:value="0.299496055227">
                <text:p>0.299496055227</text:p>
              </table:table-cell>
              <table:table-cell office:value-type="float" office:value="0.33574169954">
                <text:p>0.33574169954</text:p>
              </table:table-cell>
              <table:table-cell office:value-type="float" office:value="0.31945734714">
                <text:p>0.31945734714</text:p>
              </table:table-cell>
              <table:table-cell office:value-type="float" office:value="0.381485042735">
                <text:p>0.381485042735</text:p>
              </table:table-cell>
              <table:table-cell office:value-type="float" office:value="0.353986624753">
                <text:p>0.353986624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4172419461">
                <text:p>0.314172419461</text:p>
              </table:table-cell>
              <table:table-cell office:value-type="float" office:value="0.304341880342">
                <text:p>0.304341880342</text:p>
              </table:table-cell>
              <table:table-cell office:value-type="float" office:value="0.34023339908">
                <text:p>0.34023339908</text:p>
              </table:table-cell>
              <table:table-cell office:value-type="float" office:value="0.324135889218">
                <text:p>0.324135889218</text:p>
              </table:table-cell>
              <table:table-cell office:value-type="float" office:value="0.387282626561">
                <text:p>0.387282626561</text:p>
              </table:table-cell>
              <table:table-cell office:value-type="float" office:value="0.360818992439">
                <text:p>0.360818992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9113658777">
                <text:p>0.319113658777</text:p>
              </table:table-cell>
              <table:table-cell office:value-type="float" office:value="0.308837113741">
                <text:p>0.308837113741</text:p>
              </table:table-cell>
              <table:table-cell office:value-type="float" office:value="0.344322813938">
                <text:p>0.344322813938</text:p>
              </table:table-cell>
              <table:table-cell office:value-type="float" office:value="0.32808501808">
                <text:p>0.32808501808</text:p>
              </table:table-cell>
              <table:table-cell office:value-type="float" office:value="0.393372781065">
                <text:p>0.393372781065</text:p>
              </table:table-cell>
              <table:table-cell office:value-type="float" office:value="0.367315088757">
                <text:p>0.367315088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4487590401">
                <text:p>0.324487590401</text:p>
              </table:table-cell>
              <table:table-cell office:value-type="float" office:value="0.313202251808">
                <text:p>0.313202251808</text:p>
              </table:table-cell>
              <table:table-cell office:value-type="float" office:value="0.348277859961">
                <text:p>0.348277859961</text:p>
              </table:table-cell>
              <table:table-cell office:value-type="float" office:value="0.332821581197">
                <text:p>0.332821581197</text:p>
              </table:table-cell>
              <table:table-cell office:value-type="float" office:value="0.397300295858">
                <text:p>0.397300295858</text:p>
              </table:table-cell>
              <table:table-cell office:value-type="float" office:value="0.372354269395">
                <text:p>0.37235426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8251561473">
                <text:p>0.328251561473</text:p>
              </table:table-cell>
              <table:table-cell office:value-type="float" office:value="0.318567554241">
                <text:p>0.318567554241</text:p>
              </table:table-cell>
              <table:table-cell office:value-type="float" office:value="0.352557117028">
                <text:p>0.352557117028</text:p>
              </table:table-cell>
              <table:table-cell office:value-type="float" office:value="0.337457881328">
                <text:p>0.337457881328</text:p>
              </table:table-cell>
              <table:table-cell office:value-type="float" office:value="0.402444937541">
                <text:p>0.402444937541</text:p>
              </table:table-cell>
              <table:table-cell office:value-type="float" office:value="0.377997698882">
                <text:p>0.377997698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659188034">
                <text:p>0.333659188034</text:p>
              </table:table-cell>
              <table:table-cell office:value-type="float" office:value="0.323342866535">
                <text:p>0.323342866535</text:p>
              </table:table-cell>
              <table:table-cell office:value-type="float" office:value="0.357181952663">
                <text:p>0.357181952663</text:p>
              </table:table-cell>
              <table:table-cell office:value-type="float" office:value="0.341931993754">
                <text:p>0.341931993754</text:p>
              </table:table-cell>
              <table:table-cell office:value-type="float" office:value="0.408127465483">
                <text:p>0.408127465483</text:p>
              </table:table-cell>
              <table:table-cell office:value-type="float" office:value="0.383716962525">
                <text:p>0.383716962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165927022">
                <text:p>0.337165927022</text:p>
              </table:table-cell>
              <table:table-cell office:value-type="float" office:value="0.327711045365">
                <text:p>0.327711045365</text:p>
              </table:table-cell>
              <table:table-cell office:value-type="float" office:value="0.362152777778">
                <text:p>0.362152777778</text:p>
              </table:table-cell>
              <table:table-cell office:value-type="float" office:value="0.346420940171">
                <text:p>0.346420940171</text:p>
              </table:table-cell>
              <table:table-cell office:value-type="float" office:value="0.41353139382">
                <text:p>0.41353139382</text:p>
              </table:table-cell>
              <table:table-cell office:value-type="float" office:value="0.389279688527">
                <text:p>0.389279688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2668885602">
                <text:p>0.342668885602</text:p>
              </table:table-cell>
              <table:table-cell office:value-type="float" office:value="0.332216798159">
                <text:p>0.332216798159</text:p>
              </table:table-cell>
              <table:table-cell office:value-type="float" office:value="0.367063609467">
                <text:p>0.367063609467</text:p>
              </table:table-cell>
              <table:table-cell office:value-type="float" office:value="0.351317965155">
                <text:p>0.351317965155</text:p>
              </table:table-cell>
              <table:table-cell office:value-type="float" office:value="0.418457018409">
                <text:p>0.418457018409</text:p>
              </table:table-cell>
              <table:table-cell office:value-type="float" office:value="0.394348537147">
                <text:p>0.394348537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963593031">
                <text:p>0.345963593031</text:p>
              </table:table-cell>
              <table:table-cell office:value-type="float" office:value="0.336185650888">
                <text:p>0.336185650888</text:p>
              </table:table-cell>
              <table:table-cell office:value-type="float" office:value="0.370628287311">
                <text:p>0.370628287311</text:p>
              </table:table-cell>
              <table:table-cell office:value-type="float" office:value="0.355644395135">
                <text:p>0.355644395135</text:p>
              </table:table-cell>
              <table:table-cell office:value-type="float" office:value="0.422908448389">
                <text:p>0.422908448389</text:p>
              </table:table-cell>
              <table:table-cell office:value-type="float" office:value="0.399543166502">
                <text:p>0.399543166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9833579882">
                <text:p>0.349833579882</text:p>
              </table:table-cell>
              <table:table-cell office:value-type="float" office:value="0.340427761341">
                <text:p>0.340427761341</text:p>
              </table:table-cell>
              <table:table-cell office:value-type="float" office:value="0.374375410914">
                <text:p>0.374375410914</text:p>
              </table:table-cell>
              <table:table-cell office:value-type="float" office:value="0.359338182117">
                <text:p>0.359338182117</text:p>
              </table:table-cell>
              <table:table-cell office:value-type="float" office:value="0.427030736358">
                <text:p>0.427030736358</text:p>
              </table:table-cell>
              <table:table-cell office:value-type="float" office:value="0.404336374096">
                <text:p>0.404336374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3264710717">
                <text:p>0.353264710717</text:p>
              </table:table-cell>
              <table:table-cell office:value-type="float" office:value="0.344027942143">
                <text:p>0.344027942143</text:p>
              </table:table-cell>
              <table:table-cell office:value-type="float" office:value="0.378006245891">
                <text:p>0.378006245891</text:p>
              </table:table-cell>
              <table:table-cell office:value-type="float" office:value="0.363182445759">
                <text:p>0.363182445759</text:p>
              </table:table-cell>
              <table:table-cell office:value-type="float" office:value="0.430923734385">
                <text:p>0.430923734385</text:p>
              </table:table-cell>
              <table:table-cell office:value-type="float" office:value="0.409059767423">
                <text:p>0.409059767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959648258">
                <text:p>0.356959648258</text:p>
              </table:table-cell>
              <table:table-cell office:value-type="float" office:value="0.347793639053">
                <text:p>0.347793639053</text:p>
              </table:table-cell>
              <table:table-cell office:value-type="float" office:value="0.382378369494">
                <text:p>0.382378369494</text:p>
              </table:table-cell>
              <table:table-cell office:value-type="float" office:value="0.367413338264">
                <text:p>0.367413338264</text:p>
              </table:table-cell>
              <table:table-cell office:value-type="float" office:value="0.435591305062">
                <text:p>0.435591305062</text:p>
              </table:table-cell>
              <table:table-cell office:value-type="float" office:value="0.413895114234">
                <text:p>0.413895114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072896121">
                <text:p>0.36072896121</text:p>
              </table:table-cell>
              <table:table-cell office:value-type="float" office:value="0.351764546351">
                <text:p>0.351764546351</text:p>
              </table:table-cell>
              <table:table-cell office:value-type="float" office:value="0.386520792242">
                <text:p>0.386520792242</text:p>
              </table:table-cell>
              <table:table-cell office:value-type="float" office:value="0.371543762327">
                <text:p>0.371543762327</text:p>
              </table:table-cell>
              <table:table-cell office:value-type="float" office:value="0.440358316897">
                <text:p>0.440358316897</text:p>
              </table:table-cell>
              <table:table-cell office:value-type="float" office:value="0.418364747699">
                <text:p>0.418364747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3537146614">
                <text:p>0.363537146614</text:p>
              </table:table-cell>
              <table:table-cell office:value-type="float" office:value="0.355011094675">
                <text:p>0.355011094675</text:p>
              </table:table-cell>
              <table:table-cell office:value-type="float" office:value="0.388369493754">
                <text:p>0.388369493754</text:p>
              </table:table-cell>
              <table:table-cell office:value-type="float" office:value="0.375017094017">
                <text:p>0.375017094017</text:p>
              </table:table-cell>
              <table:table-cell office:value-type="float" office:value="0.444239809336">
                <text:p>0.444239809336</text:p>
              </table:table-cell>
              <table:table-cell office:value-type="float" office:value="0.422742069362">
                <text:p>0.422742069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5897435897">
                <text:p>0.365897435897</text:p>
              </table:table-cell>
              <table:table-cell office:value-type="float" office:value="0.357906722551">
                <text:p>0.357906722551</text:p>
              </table:table-cell>
              <table:table-cell office:value-type="float" office:value="0.392859960552">
                <text:p>0.392859960552</text:p>
              </table:table-cell>
              <table:table-cell office:value-type="float" office:value="0.37906932117">
                <text:p>0.37906932117</text:p>
              </table:table-cell>
              <table:table-cell office:value-type="float" office:value="0.448341551611">
                <text:p>0.448341551611</text:p>
              </table:table-cell>
              <table:table-cell office:value-type="float" office:value="0.426922460552">
                <text:p>0.426922460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0182856673">
                <text:p>0.370182856673</text:p>
              </table:table-cell>
              <table:table-cell office:value-type="float" office:value="0.36163330046">
                <text:p>0.36163330046</text:p>
              </table:table-cell>
              <table:table-cell office:value-type="float" office:value="0.3970171762">
                <text:p>0.3970171762</text:p>
              </table:table-cell>
              <table:table-cell office:value-type="float" office:value="0.382815335306">
                <text:p>0.382815335306</text:p>
              </table:table-cell>
              <table:table-cell office:value-type="float" office:value="0.452296186719">
                <text:p>0.452296186719</text:p>
              </table:table-cell>
              <table:table-cell office:value-type="float" office:value="0.430753369494">
                <text:p>0.43075336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2423159106">
                <text:p>0.372423159106</text:p>
              </table:table-cell>
              <table:table-cell office:value-type="float" office:value="0.364497287968">
                <text:p>0.364497287968</text:p>
              </table:table-cell>
              <table:table-cell office:value-type="float" office:value="0.401027284681">
                <text:p>0.401027284681</text:p>
              </table:table-cell>
              <table:table-cell office:value-type="float" office:value="0.38638802597">
                <text:p>0.38638802597</text:p>
              </table:table-cell>
              <table:table-cell office:value-type="float" office:value="0.456529421433">
                <text:p>0.456529421433</text:p>
              </table:table-cell>
              <table:table-cell office:value-type="float" office:value="0.434856426693">
                <text:p>0.434856426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454881657">
                <text:p>0.375454881657</text:p>
              </table:table-cell>
              <table:table-cell office:value-type="float" office:value="0.367194526627">
                <text:p>0.367194526627</text:p>
              </table:table-cell>
              <table:table-cell office:value-type="float" office:value="0.403298816568">
                <text:p>0.403298816568</text:p>
              </table:table-cell>
              <table:table-cell office:value-type="float" office:value="0.390028311966">
                <text:p>0.390028311966</text:p>
              </table:table-cell>
              <table:table-cell office:value-type="float" office:value="0.459268984221">
                <text:p>0.459268984221</text:p>
              </table:table-cell>
              <table:table-cell office:value-type="float" office:value="0.439029072156">
                <text:p>0.439029072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8071170283">
                <text:p>0.378071170283</text:p>
              </table:table-cell>
              <table:table-cell office:value-type="float" office:value="0.369760683761">
                <text:p>0.369760683761</text:p>
              </table:table-cell>
              <table:table-cell office:value-type="float" office:value="0.407560404339">
                <text:p>0.407560404339</text:p>
              </table:table-cell>
              <table:table-cell office:value-type="float" office:value="0.39375415023">
                <text:p>0.39375415023</text:p>
              </table:table-cell>
              <table:table-cell office:value-type="float" office:value="0.463639053254">
                <text:p>0.463639053254</text:p>
              </table:table-cell>
              <table:table-cell office:value-type="float" office:value="0.443185815253">
                <text:p>0.443185815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1084401709">
                <text:p>0.381084401709</text:p>
              </table:table-cell>
              <table:table-cell office:value-type="float" office:value="0.372724358974">
                <text:p>0.372724358974</text:p>
              </table:table-cell>
              <table:table-cell office:value-type="float" office:value="0.410117110454">
                <text:p>0.410117110454</text:p>
              </table:table-cell>
              <table:table-cell office:value-type="float" office:value="0.396746466141">
                <text:p>0.396746466141</text:p>
              </table:table-cell>
              <table:table-cell office:value-type="float" office:value="0.466716387245">
                <text:p>0.466716387245</text:p>
              </table:table-cell>
              <table:table-cell office:value-type="float" office:value="0.447214373767">
                <text:p>0.447214373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330004931">
                <text:p>0.38330004931</text:p>
              </table:table-cell>
              <table:table-cell office:value-type="float" office:value="0.375627301118">
                <text:p>0.375627301118</text:p>
              </table:table-cell>
              <table:table-cell office:value-type="float" office:value="0.413347715319">
                <text:p>0.413347715319</text:p>
              </table:table-cell>
              <table:table-cell office:value-type="float" office:value="0.400336620644">
                <text:p>0.400336620644</text:p>
              </table:table-cell>
              <table:table-cell office:value-type="float" office:value="0.469822485207">
                <text:p>0.469822485207</text:p>
              </table:table-cell>
              <table:table-cell office:value-type="float" office:value="0.451003698225">
                <text:p>0.451003698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7121959237">
                <text:p>0.387121959237</text:p>
              </table:table-cell>
              <table:table-cell office:value-type="float" office:value="0.378805719921">
                <text:p>0.378805719921</text:p>
              </table:table-cell>
              <table:table-cell office:value-type="float" office:value="0.417928583169">
                <text:p>0.417928583169</text:p>
              </table:table-cell>
              <table:table-cell office:value-type="float" office:value="0.403756903353">
                <text:p>0.403756903353</text:p>
              </table:table-cell>
              <table:table-cell office:value-type="float" office:value="0.473583990796">
                <text:p>0.473583990796</text:p>
              </table:table-cell>
              <table:table-cell office:value-type="float" office:value="0.454634142834">
                <text:p>0.454634142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9931788297">
                <text:p>0.389931788297</text:p>
              </table:table-cell>
              <table:table-cell office:value-type="float" office:value="0.382151380671">
                <text:p>0.382151380671</text:p>
              </table:table-cell>
              <table:table-cell office:value-type="float" office:value="0.420443786982">
                <text:p>0.420443786982</text:p>
              </table:table-cell>
              <table:table-cell office:value-type="float" office:value="0.407284023669">
                <text:p>0.407284023669</text:p>
              </table:table-cell>
              <table:table-cell office:value-type="float" office:value="0.476877054569">
                <text:p>0.476877054569</text:p>
              </table:table-cell>
              <table:table-cell office:value-type="float" office:value="0.457893162393">
                <text:p>0.457893162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2620808679">
                <text:p>0.392620808679</text:p>
              </table:table-cell>
              <table:table-cell office:value-type="float" office:value="0.384915351742">
                <text:p>0.384915351742</text:p>
              </table:table-cell>
              <table:table-cell office:value-type="float" office:value="0.423567143327">
                <text:p>0.423567143327</text:p>
              </table:table-cell>
              <table:table-cell office:value-type="float" office:value="0.410401093031">
                <text:p>0.410401093031</text:p>
              </table:table-cell>
              <table:table-cell office:value-type="float" office:value="0.480264628534">
                <text:p>0.480264628534</text:p>
              </table:table-cell>
              <table:table-cell office:value-type="float" office:value="0.461328217456">
                <text:p>0.461328217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5839086128">
                <text:p>0.395839086128</text:p>
              </table:table-cell>
              <table:table-cell office:value-type="float" office:value="0.388141272189">
                <text:p>0.388141272189</text:p>
              </table:table-cell>
              <table:table-cell office:value-type="float" office:value="0.428082675871">
                <text:p>0.428082675871</text:p>
              </table:table-cell>
              <table:table-cell office:value-type="float" office:value="0.413999424721">
                <text:p>0.413999424721</text:p>
              </table:table-cell>
              <table:table-cell office:value-type="float" office:value="0.484003944773">
                <text:p>0.484003944773</text:p>
              </table:table-cell>
              <table:table-cell office:value-type="float" office:value="0.464775209566">
                <text:p>0.464775209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8687130178">
                <text:p>0.398687130178</text:p>
              </table:table-cell>
              <table:table-cell office:value-type="float" office:value="0.390988412229">
                <text:p>0.390988412229</text:p>
              </table:table-cell>
              <table:table-cell office:value-type="float" office:value="0.429712771203">
                <text:p>0.429712771203</text:p>
              </table:table-cell>
              <table:table-cell office:value-type="float" office:value="0.417385108481">
                <text:p>0.417385108481</text:p>
              </table:table-cell>
              <table:table-cell office:value-type="float" office:value="0.486493261012">
                <text:p>0.486493261012</text:p>
              </table:table-cell>
              <table:table-cell office:value-type="float" office:value="0.468257026627">
                <text:p>0.468257026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331812952">
                <text:p>0.40331812952</text:p>
              </table:table-cell>
              <table:table-cell office:value-type="float" office:value="0.394235700197">
                <text:p>0.394235700197</text:p>
              </table:table-cell>
              <table:table-cell office:value-type="float" office:value="0.432532462196">
                <text:p>0.432532462196</text:p>
              </table:table-cell>
              <table:table-cell office:value-type="float" office:value="0.420328936555">
                <text:p>0.420328936555</text:p>
              </table:table-cell>
              <table:table-cell office:value-type="float" office:value="0.488639053254">
                <text:p>0.488639053254</text:p>
              </table:table-cell>
              <table:table-cell office:value-type="float" office:value="0.471292118672">
                <text:p>0.47129211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5863330046">
                <text:p>0.405863330046</text:p>
              </table:table-cell>
              <table:table-cell office:value-type="float" office:value="0.397294789612">
                <text:p>0.397294789612</text:p>
              </table:table-cell>
              <table:table-cell office:value-type="float" office:value="0.435811143984">
                <text:p>0.435811143984</text:p>
              </table:table-cell>
              <table:table-cell office:value-type="float" office:value="0.423490836621">
                <text:p>0.423490836621</text:p>
              </table:table-cell>
              <table:table-cell office:value-type="float" office:value="0.492032380013">
                <text:p>0.492032380013</text:p>
              </table:table-cell>
              <table:table-cell office:value-type="float" office:value="0.474796926364">
                <text:p>0.474796926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8201840894">
                <text:p>0.408201840894</text:p>
              </table:table-cell>
              <table:table-cell office:value-type="float" office:value="0.400193622617">
                <text:p>0.400193622617</text:p>
              </table:table-cell>
              <table:table-cell office:value-type="float" office:value="0.438104454306">
                <text:p>0.438104454306</text:p>
              </table:table-cell>
              <table:table-cell office:value-type="float" office:value="0.426057363577">
                <text:p>0.426057363577</text:p>
              </table:table-cell>
              <table:table-cell office:value-type="float" office:value="0.495755259698">
                <text:p>0.495755259698</text:p>
              </table:table-cell>
              <table:table-cell office:value-type="float" office:value="0.478113371137">
                <text:p>0.478113371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0877301118">
                <text:p>0.410877301118</text:p>
              </table:table-cell>
              <table:table-cell office:value-type="float" office:value="0.402977810651">
                <text:p>0.402977810651</text:p>
              </table:table-cell>
              <table:table-cell office:value-type="float" office:value="0.440032462196">
                <text:p>0.440032462196</text:p>
              </table:table-cell>
              <table:table-cell office:value-type="float" office:value="0.428742357002">
                <text:p>0.428742357002</text:p>
              </table:table-cell>
              <table:table-cell office:value-type="float" office:value="0.498634533202">
                <text:p>0.498634533202</text:p>
              </table:table-cell>
              <table:table-cell office:value-type="float" office:value="0.480811657627">
                <text:p>0.480811657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3346893491">
                <text:p>0.413346893491</text:p>
              </table:table-cell>
              <table:table-cell office:value-type="float" office:value="0.405719345825">
                <text:p>0.405719345825</text:p>
              </table:table-cell>
              <table:table-cell office:value-type="float" office:value="0.44393778764">
                <text:p>0.44393778764</text:p>
              </table:table-cell>
              <table:table-cell office:value-type="float" office:value="0.43161464497">
                <text:p>0.43161464497</text:p>
              </table:table-cell>
              <table:table-cell office:value-type="float" office:value="0.50095496384">
                <text:p>0.50095496384</text:p>
              </table:table-cell>
              <table:table-cell office:value-type="float" office:value="0.483712812295">
                <text:p>0.48371281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5265039448">
                <text:p>0.415265039448</text:p>
              </table:table-cell>
              <table:table-cell office:value-type="float" office:value="0.408056952663">
                <text:p>0.408056952663</text:p>
              </table:table-cell>
              <table:table-cell office:value-type="float" office:value="0.446164529915">
                <text:p>0.446164529915</text:p>
              </table:table-cell>
              <table:table-cell office:value-type="float" office:value="0.434029133794">
                <text:p>0.434029133794</text:p>
              </table:table-cell>
              <table:table-cell office:value-type="float" office:value="0.503588921762">
                <text:p>0.503588921762</text:p>
              </table:table-cell>
              <table:table-cell office:value-type="float" office:value="0.486709750986">
                <text:p>0.486709750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443704799">
                <text:p>0.417443704799</text:p>
              </table:table-cell>
              <table:table-cell office:value-type="float" office:value="0.410616535174">
                <text:p>0.410616535174</text:p>
              </table:table-cell>
              <table:table-cell office:value-type="float" office:value="0.449718113083">
                <text:p>0.449718113083</text:p>
              </table:table-cell>
              <table:table-cell office:value-type="float" office:value="0.437093647272">
                <text:p>0.437093647272</text:p>
              </table:table-cell>
              <table:table-cell office:value-type="float" office:value="0.506822813938">
                <text:p>0.506822813938</text:p>
              </table:table-cell>
              <table:table-cell office:value-type="float" office:value="0.4897984262">
                <text:p>0.4897984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0810322156">
                <text:p>0.420810322156</text:p>
              </table:table-cell>
              <table:table-cell office:value-type="float" office:value="0.412994986851">
                <text:p>0.412994986851</text:p>
              </table:table-cell>
              <table:table-cell office:value-type="float" office:value="0.451946909928">
                <text:p>0.451946909928</text:p>
              </table:table-cell>
              <table:table-cell office:value-type="float" office:value="0.439603098291">
                <text:p>0.439603098291</text:p>
              </table:table-cell>
              <table:table-cell office:value-type="float" office:value="0.509312130178">
                <text:p>0.509312130178</text:p>
              </table:table-cell>
              <table:table-cell office:value-type="float" office:value="0.49256812952">
                <text:p>0.492568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2267833662">
                <text:p>0.422267833662</text:p>
              </table:table-cell>
              <table:table-cell office:value-type="float" office:value="0.415289365549">
                <text:p>0.415289365549</text:p>
              </table:table-cell>
              <table:table-cell office:value-type="float" office:value="0.454933431953">
                <text:p>0.454933431953</text:p>
              </table:table-cell>
              <table:table-cell office:value-type="float" office:value="0.442554035174">
                <text:p>0.442554035174</text:p>
              </table:table-cell>
              <table:table-cell office:value-type="float" office:value="0.511578731098">
                <text:p>0.511578731098</text:p>
              </table:table-cell>
              <table:table-cell office:value-type="float" office:value="0.495426651874">
                <text:p>0.495426651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3954635108">
                <text:p>0.423954635108</text:p>
              </table:table-cell>
              <table:table-cell office:value-type="float" office:value="0.417328238001">
                <text:p>0.417328238001</text:p>
              </table:table-cell>
              <table:table-cell office:value-type="float" office:value="0.456889792899">
                <text:p>0.456889792899</text:p>
              </table:table-cell>
              <table:table-cell office:value-type="float" office:value="0.445061185076">
                <text:p>0.445061185076</text:p>
              </table:table-cell>
              <table:table-cell office:value-type="float" office:value="0.512778188692">
                <text:p>0.512778188692</text:p>
              </table:table-cell>
              <table:table-cell office:value-type="float" office:value="0.49773000904">
                <text:p>0.49773000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652161407">
                <text:p>0.42652161407</text:p>
              </table:table-cell>
              <table:table-cell office:value-type="float" office:value="0.419968523997">
                <text:p>0.419968523997</text:p>
              </table:table-cell>
              <table:table-cell office:value-type="float" office:value="0.458475098619">
                <text:p>0.458475098619</text:p>
              </table:table-cell>
              <table:table-cell office:value-type="float" office:value="0.447910790598">
                <text:p>0.447910790598</text:p>
              </table:table-cell>
              <table:table-cell office:value-type="float" office:value="0.515453648915">
                <text:p>0.515453648915</text:p>
              </table:table-cell>
              <table:table-cell office:value-type="float" office:value="0.500169810158">
                <text:p>0.500169810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8811226167">
                <text:p>0.428811226167</text:p>
              </table:table-cell>
              <table:table-cell office:value-type="float" office:value="0.422046679816">
                <text:p>0.422046679816</text:p>
              </table:table-cell>
              <table:table-cell office:value-type="float" office:value="0.462151545036">
                <text:p>0.462151545036</text:p>
              </table:table-cell>
              <table:table-cell office:value-type="float" office:value="0.450387573964">
                <text:p>0.450387573964</text:p>
              </table:table-cell>
              <table:table-cell office:value-type="float" office:value="0.517174556213">
                <text:p>0.517174556213</text:p>
              </table:table-cell>
              <table:table-cell office:value-type="float" office:value="0.502392135108">
                <text:p>0.50239213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1104536489">
                <text:p>0.431104536489</text:p>
              </table:table-cell>
              <table:table-cell office:value-type="float" office:value="0.424144970414">
                <text:p>0.424144970414</text:p>
              </table:table-cell>
              <table:table-cell office:value-type="float" office:value="0.463540844839">
                <text:p>0.463540844839</text:p>
              </table:table-cell>
              <table:table-cell office:value-type="float" office:value="0.45288477975">
                <text:p>0.45288477975</text:p>
              </table:table-cell>
              <table:table-cell office:value-type="float" office:value="0.518770956607">
                <text:p>0.518770956607</text:p>
              </table:table-cell>
              <table:table-cell office:value-type="float" office:value="0.504858029257">
                <text:p>0.504858029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3362919132">
                <text:p>0.433362919132</text:p>
              </table:table-cell>
              <table:table-cell office:value-type="float" office:value="0.426177843524">
                <text:p>0.426177843524</text:p>
              </table:table-cell>
              <table:table-cell office:value-type="float" office:value="0.465479536489">
                <text:p>0.465479536489</text:p>
              </table:table-cell>
              <table:table-cell office:value-type="float" office:value="0.454986234385">
                <text:p>0.454986234385</text:p>
              </table:table-cell>
              <table:table-cell office:value-type="float" office:value="0.52071416831">
                <text:p>0.52071416831</text:p>
              </table:table-cell>
              <table:table-cell office:value-type="float" office:value="0.507234097633">
                <text:p>0.50723409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5827580539">
                <text:p>0.435827580539</text:p>
              </table:table-cell>
              <table:table-cell office:value-type="float" office:value="0.428817636423">
                <text:p>0.428817636423</text:p>
              </table:table-cell>
              <table:table-cell office:value-type="float" office:value="0.468009533202">
                <text:p>0.468009533202</text:p>
              </table:table-cell>
              <table:table-cell office:value-type="float" office:value="0.457656352728">
                <text:p>0.457656352728</text:p>
              </table:table-cell>
              <table:table-cell office:value-type="float" office:value="0.522547666009">
                <text:p>0.522547666009</text:p>
              </table:table-cell>
              <table:table-cell office:value-type="float" office:value="0.509320553912">
                <text:p>0.509320553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6886094675">
                <text:p>0.436886094675</text:p>
              </table:table-cell>
              <table:table-cell office:value-type="float" office:value="0.430427514793">
                <text:p>0.430427514793</text:p>
              </table:table-cell>
              <table:table-cell office:value-type="float" office:value="0.470343934911">
                <text:p>0.470343934911</text:p>
              </table:table-cell>
              <table:table-cell office:value-type="float" office:value="0.459652038133">
                <text:p>0.459652038133</text:p>
              </table:table-cell>
              <table:table-cell office:value-type="float" office:value="0.524893162393">
                <text:p>0.524893162393</text:p>
              </table:table-cell>
              <table:table-cell office:value-type="float" office:value="0.511582799145">
                <text:p>0.511582799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9539776463">
                <text:p>0.439539776463</text:p>
              </table:table-cell>
              <table:table-cell office:value-type="float" office:value="0.432714907955">
                <text:p>0.432714907955</text:p>
              </table:table-cell>
              <table:table-cell office:value-type="float" office:value="0.47250739645">
                <text:p>0.47250739645</text:p>
              </table:table-cell>
              <table:table-cell office:value-type="float" office:value="0.461878328402">
                <text:p>0.461878328402</text:p>
              </table:table-cell>
              <table:table-cell office:value-type="float" office:value="0.525991946088">
                <text:p>0.525991946088</text:p>
              </table:table-cell>
              <table:table-cell office:value-type="float" office:value="0.513356447239">
                <text:p>0.513356447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1354783037">
                <text:p>0.441354783037</text:p>
              </table:table-cell>
              <table:table-cell office:value-type="float" office:value="0.434712360289">
                <text:p>0.434712360289</text:p>
              </table:table-cell>
              <table:table-cell office:value-type="float" office:value="0.473642751479">
                <text:p>0.473642751479</text:p>
              </table:table-cell>
              <table:table-cell office:value-type="float" office:value="0.464099358974">
                <text:p>0.464099358974</text:p>
              </table:table-cell>
              <table:table-cell office:value-type="float" office:value="0.527364398422">
                <text:p>0.527364398422</text:p>
              </table:table-cell>
              <table:table-cell office:value-type="float" office:value="0.515073574129">
                <text:p>0.515073574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3300460224">
                <text:p>0.443300460224</text:p>
              </table:table-cell>
              <table:table-cell office:value-type="float" office:value="0.436913954635">
                <text:p>0.436913954635</text:p>
              </table:table-cell>
              <table:table-cell office:value-type="float" office:value="0.476152202498">
                <text:p>0.476152202498</text:p>
              </table:table-cell>
              <table:table-cell office:value-type="float" office:value="0.465964414859">
                <text:p>0.465964414859</text:p>
              </table:table-cell>
              <table:table-cell office:value-type="float" office:value="0.529326512163">
                <text:p>0.529326512163</text:p>
              </table:table-cell>
              <table:table-cell office:value-type="float" office:value="0.516898257725">
                <text:p>0.51689825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4709894806">
                <text:p>0.444709894806</text:p>
              </table:table-cell>
              <table:table-cell office:value-type="float" office:value="0.43887056213">
                <text:p>0.43887056213</text:p>
              </table:table-cell>
              <table:table-cell office:value-type="float" office:value="0.47815047666">
                <text:p>0.47815047666</text:p>
              </table:table-cell>
              <table:table-cell office:value-type="float" office:value="0.46794995069">
                <text:p>0.46794995069</text:p>
              </table:table-cell>
              <table:table-cell office:value-type="float" office:value="0.530874424721">
                <text:p>0.530874424721</text:p>
              </table:table-cell>
              <table:table-cell office:value-type="float" office:value="0.518749404175">
                <text:p>0.518749404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6713099934">
                <text:p>0.446713099934</text:p>
              </table:table-cell>
              <table:table-cell office:value-type="float" office:value="0.440899408284">
                <text:p>0.440899408284</text:p>
              </table:table-cell>
              <table:table-cell office:value-type="float" office:value="0.480015203813">
                <text:p>0.480015203813</text:p>
              </table:table-cell>
              <table:table-cell office:value-type="float" office:value="0.470070430638">
                <text:p>0.470070430638</text:p>
              </table:table-cell>
              <table:table-cell office:value-type="float" office:value="0.533232248521">
                <text:p>0.533232248521</text:p>
              </table:table-cell>
              <table:table-cell office:value-type="float" office:value="0.520600530079">
                <text:p>0.520600530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9030243261">
                <text:p>0.449030243261</text:p>
              </table:table-cell>
              <table:table-cell office:value-type="float" office:value="0.442887491782">
                <text:p>0.442887491782</text:p>
              </table:table-cell>
              <table:table-cell office:value-type="float" office:value="0.481881163708">
                <text:p>0.481881163708</text:p>
              </table:table-cell>
              <table:table-cell office:value-type="float" office:value="0.472220701841">
                <text:p>0.472220701841</text:p>
              </table:table-cell>
              <table:table-cell office:value-type="float" office:value="0.53487795858">
                <text:p>0.53487795858</text:p>
              </table:table-cell>
              <table:table-cell office:value-type="float" office:value="0.522560281065">
                <text:p>0.522560281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1083990796">
                <text:p>0.451083990796</text:p>
              </table:table-cell>
              <table:table-cell office:value-type="float" office:value="0.44485100263">
                <text:p>0.44485100263</text:p>
              </table:table-cell>
              <table:table-cell office:value-type="float" office:value="0.484327333991">
                <text:p>0.484327333991</text:p>
              </table:table-cell>
              <table:table-cell office:value-type="float" office:value="0.474240548981">
                <text:p>0.474240548981</text:p>
              </table:table-cell>
              <table:table-cell office:value-type="float" office:value="0.536174802761">
                <text:p>0.536174802761</text:p>
              </table:table-cell>
              <table:table-cell office:value-type="float" office:value="0.524275086292">
                <text:p>0.524275086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3121301775">
                <text:p>0.453121301775</text:p>
              </table:table-cell>
              <table:table-cell office:value-type="float" office:value="0.446881410256">
                <text:p>0.446881410256</text:p>
              </table:table-cell>
              <table:table-cell office:value-type="float" office:value="0.486256574622">
                <text:p>0.486256574622</text:p>
              </table:table-cell>
              <table:table-cell office:value-type="float" office:value="0.476268902038">
                <text:p>0.476268902038</text:p>
              </table:table-cell>
              <table:table-cell office:value-type="float" office:value="0.537919953978">
                <text:p>0.537919953978</text:p>
              </table:table-cell>
              <table:table-cell office:value-type="float" office:value="0.525977605194">
                <text:p>0.525977605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4874671269">
                <text:p>0.454874671269</text:p>
              </table:table-cell>
              <table:table-cell office:value-type="float" office:value="0.448791831032">
                <text:p>0.448791831032</text:p>
              </table:table-cell>
              <table:table-cell office:value-type="float" office:value="0.487836538462">
                <text:p>0.487836538462</text:p>
              </table:table-cell>
              <table:table-cell office:value-type="float" office:value="0.478297049638">
                <text:p>0.478297049638</text:p>
              </table:table-cell>
              <table:table-cell office:value-type="float" office:value="0.538656311637">
                <text:p>0.538656311637</text:p>
              </table:table-cell>
              <table:table-cell office:value-type="float" office:value="0.527431644477">
                <text:p>0.527431644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591633794">
                <text:p>0.457591633794</text:p>
              </table:table-cell>
              <table:table-cell office:value-type="float" office:value="0.45080095332">
                <text:p>0.45080095332</text:p>
              </table:table-cell>
              <table:table-cell office:value-type="float" office:value="0.489784270217">
                <text:p>0.489784270217</text:p>
              </table:table-cell>
              <table:table-cell office:value-type="float" office:value="0.480254643327">
                <text:p>0.480254643327</text:p>
              </table:table-cell>
              <table:table-cell office:value-type="float" office:value="0.540455703485">
                <text:p>0.540455703485</text:p>
              </table:table-cell>
              <table:table-cell office:value-type="float" office:value="0.528953135273">
                <text:p>0.528953135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9587853386">
                <text:p>0.459587853386</text:p>
              </table:table-cell>
              <table:table-cell office:value-type="float" office:value="0.45292800789">
                <text:p>0.45292800789</text:p>
              </table:table-cell>
              <table:table-cell office:value-type="float" office:value="0.492017587114">
                <text:p>0.492017587114</text:p>
              </table:table-cell>
              <table:table-cell office:value-type="float" office:value="0.482085922091">
                <text:p>0.482085922091</text:p>
              </table:table-cell>
              <table:table-cell office:value-type="float" office:value="0.542028270874">
                <text:p>0.542028270874</text:p>
              </table:table-cell>
              <table:table-cell office:value-type="float" office:value="0.530625862919">
                <text:p>0.530625862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792241946">
                <text:p>0.460792241946</text:p>
              </table:table-cell>
              <table:table-cell office:value-type="float" office:value="0.454910913872">
                <text:p>0.454910913872</text:p>
              </table:table-cell>
              <table:table-cell office:value-type="float" office:value="0.493032544379">
                <text:p>0.493032544379</text:p>
              </table:table-cell>
              <table:table-cell office:value-type="float" office:value="0.483478139382">
                <text:p>0.483478139382</text:p>
              </table:table-cell>
              <table:table-cell office:value-type="float" office:value="0.542915023011">
                <text:p>0.542915023011</text:p>
              </table:table-cell>
              <table:table-cell office:value-type="float" office:value="0.53213730687">
                <text:p>0.53213730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2857084155">
                <text:p>0.462857084155</text:p>
              </table:table-cell>
              <table:table-cell office:value-type="float" office:value="0.456808021039">
                <text:p>0.456808021039</text:p>
              </table:table-cell>
              <table:table-cell office:value-type="float" office:value="0.493118014464">
                <text:p>0.493118014464</text:p>
              </table:table-cell>
              <table:table-cell office:value-type="float" office:value="0.484876314924">
                <text:p>0.484876314924</text:p>
              </table:table-cell>
              <table:table-cell office:value-type="float" office:value="0.543109385273">
                <text:p>0.543109385273</text:p>
              </table:table-cell>
              <table:table-cell office:value-type="float" office:value="0.533432856673">
                <text:p>0.533432856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4587031558">
                <text:p>0.464587031558</text:p>
              </table:table-cell>
              <table:table-cell office:value-type="float" office:value="0.458491781723">
                <text:p>0.458491781723</text:p>
              </table:table-cell>
              <table:table-cell office:value-type="float" office:value="0.494471153846">
                <text:p>0.494471153846</text:p>
              </table:table-cell>
              <table:table-cell office:value-type="float" office:value="0.486634122288">
                <text:p>0.486634122288</text:p>
              </table:table-cell>
              <table:table-cell office:value-type="float" office:value="0.544277613412">
                <text:p>0.544277613412</text:p>
              </table:table-cell>
              <table:table-cell office:value-type="float" office:value="0.534800378041">
                <text:p>0.534800378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6074539776">
                <text:p>0.466074539776</text:p>
              </table:table-cell>
              <table:table-cell office:value-type="float" office:value="0.460358563445">
                <text:p>0.460358563445</text:p>
              </table:table-cell>
              <table:table-cell office:value-type="float" office:value="0.496899243918">
                <text:p>0.496899243918</text:p>
              </table:table-cell>
              <table:table-cell office:value-type="float" office:value="0.488358851085">
                <text:p>0.488358851085</text:p>
              </table:table-cell>
              <table:table-cell office:value-type="float" office:value="0.546000575279">
                <text:p>0.546000575279</text:p>
              </table:table-cell>
              <table:table-cell office:value-type="float" office:value="0.536174145299">
                <text:p>0.536174145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7666009204">
                <text:p>0.467666009204</text:p>
              </table:table-cell>
              <table:table-cell office:value-type="float" office:value="0.462299063116">
                <text:p>0.462299063116</text:p>
              </table:table-cell>
              <table:table-cell office:value-type="float" office:value="0.499351577909">
                <text:p>0.499351577909</text:p>
              </table:table-cell>
              <table:table-cell office:value-type="float" office:value="0.490046145628">
                <text:p>0.490046145628</text:p>
              </table:table-cell>
              <table:table-cell office:value-type="float" office:value="0.547619986851">
                <text:p>0.547619986851</text:p>
              </table:table-cell>
              <table:table-cell office:value-type="float" office:value="0.53751421762">
                <text:p>0.53751421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9363905325">
                <text:p>0.469363905325</text:p>
              </table:table-cell>
              <table:table-cell office:value-type="float" office:value="0.463591469428">
                <text:p>0.463591469428</text:p>
              </table:table-cell>
              <table:table-cell office:value-type="float" office:value="0.500262984878">
                <text:p>0.500262984878</text:p>
              </table:table-cell>
              <table:table-cell office:value-type="float" office:value="0.491503122945">
                <text:p>0.491503122945</text:p>
              </table:table-cell>
              <table:table-cell office:value-type="float" office:value="0.548623438527">
                <text:p>0.548623438527</text:p>
              </table:table-cell>
              <table:table-cell office:value-type="float" office:value="0.539012902696">
                <text:p>0.539012902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1079470743">
                <text:p>0.471079470743</text:p>
              </table:table-cell>
              <table:table-cell office:value-type="float" office:value="0.465150969757">
                <text:p>0.465150969757</text:p>
              </table:table-cell>
              <table:table-cell office:value-type="float" office:value="0.501986768573">
                <text:p>0.501986768573</text:p>
              </table:table-cell>
              <table:table-cell office:value-type="float" office:value="0.493380465155">
                <text:p>0.493380465155</text:p>
              </table:table-cell>
              <table:table-cell office:value-type="float" office:value="0.549120644313">
                <text:p>0.549120644313</text:p>
              </table:table-cell>
              <table:table-cell office:value-type="float" office:value="0.540138806706">
                <text:p>0.540138806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3071170283">
                <text:p>0.473071170283</text:p>
              </table:table-cell>
              <table:table-cell office:value-type="float" office:value="0.4670195595">
                <text:p>0.4670195595</text:p>
              </table:table-cell>
              <table:table-cell office:value-type="float" office:value="0.503715483235">
                <text:p>0.503715483235</text:p>
              </table:table-cell>
              <table:table-cell office:value-type="float" office:value="0.495095619658">
                <text:p>0.495095619658</text:p>
              </table:table-cell>
              <table:table-cell office:value-type="float" office:value="0.549904667982">
                <text:p>0.549904667982</text:p>
              </table:table-cell>
              <table:table-cell office:value-type="float" office:value="0.541225735536">
                <text:p>0.541225735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4641272189">
                <text:p>0.474641272189</text:p>
              </table:table-cell>
              <table:table-cell office:value-type="float" office:value="0.469179404997">
                <text:p>0.469179404997</text:p>
              </table:table-cell>
              <table:table-cell office:value-type="float" office:value="0.50514957265">
                <text:p>0.50514957265</text:p>
              </table:table-cell>
              <table:table-cell office:value-type="float" office:value="0.496673611111">
                <text:p>0.496673611111</text:p>
              </table:table-cell>
              <table:table-cell office:value-type="float" office:value="0.55042447403">
                <text:p>0.55042447403</text:p>
              </table:table-cell>
              <table:table-cell office:value-type="float" office:value="0.542382026627">
                <text:p>0.542382026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6603796844">
                <text:p>0.476603796844</text:p>
              </table:table-cell>
              <table:table-cell office:value-type="float" office:value="0.470758793557">
                <text:p>0.470758793557</text:p>
              </table:table-cell>
              <table:table-cell office:value-type="float" office:value="0.506703648915">
                <text:p>0.506703648915</text:p>
              </table:table-cell>
              <table:table-cell office:value-type="float" office:value="0.498083086785">
                <text:p>0.498083086785</text:p>
              </table:table-cell>
              <table:table-cell office:value-type="float" office:value="0.55230687048">
                <text:p>0.55230687048</text:p>
              </table:table-cell>
              <table:table-cell office:value-type="float" office:value="0.543443026792">
                <text:p>0.543443026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8117192636">
                <text:p>0.478117192636</text:p>
              </table:table-cell>
              <table:table-cell office:value-type="float" office:value="0.472439349112">
                <text:p>0.472439349112</text:p>
              </table:table-cell>
              <table:table-cell office:value-type="float" office:value="0.508104043393">
                <text:p>0.508104043393</text:p>
              </table:table-cell>
              <table:table-cell office:value-type="float" office:value="0.499626849112">
                <text:p>0.499626849112</text:p>
              </table:table-cell>
              <table:table-cell office:value-type="float" office:value="0.553152942143">
                <text:p>0.553152942143</text:p>
              </table:table-cell>
              <table:table-cell office:value-type="float" office:value="0.544580641847">
                <text:p>0.544580641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759204471">
                <text:p>0.479759204471</text:p>
              </table:table-cell>
              <table:table-cell office:value-type="float" office:value="0.47441231098">
                <text:p>0.47441231098</text:p>
              </table:table-cell>
              <table:table-cell office:value-type="float" office:value="0.508879026956">
                <text:p>0.508879026956</text:p>
              </table:table-cell>
              <table:table-cell office:value-type="float" office:value="0.501156434911">
                <text:p>0.501156434911</text:p>
              </table:table-cell>
              <table:table-cell office:value-type="float" office:value="0.554559500329">
                <text:p>0.554559500329</text:p>
              </table:table-cell>
              <table:table-cell office:value-type="float" office:value="0.545524202827">
                <text:p>0.545524202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1022353715">
                <text:p>0.481022353715</text:p>
              </table:table-cell>
              <table:table-cell office:value-type="float" office:value="0.476116370809">
                <text:p>0.476116370809</text:p>
              </table:table-cell>
              <table:table-cell office:value-type="float" office:value="0.509799063116">
                <text:p>0.509799063116</text:p>
              </table:table-cell>
              <table:table-cell office:value-type="float" office:value="0.502651339579">
                <text:p>0.502651339579</text:p>
              </table:table-cell>
              <table:table-cell office:value-type="float" office:value="0.555459401709">
                <text:p>0.555459401709</text:p>
              </table:table-cell>
              <table:table-cell office:value-type="float" office:value="0.546715216141">
                <text:p>0.546715216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2880095332">
                <text:p>0.482880095332</text:p>
              </table:table-cell>
              <table:table-cell office:value-type="float" office:value="0.478000986193">
                <text:p>0.478000986193</text:p>
              </table:table-cell>
              <table:table-cell office:value-type="float" office:value="0.511662146614">
                <text:p>0.511662146614</text:p>
              </table:table-cell>
              <table:table-cell office:value-type="float" office:value="0.504091510519">
                <text:p>0.504091510519</text:p>
              </table:table-cell>
              <table:table-cell office:value-type="float" office:value="0.55686226167">
                <text:p>0.55686226167</text:p>
              </table:table-cell>
              <table:table-cell office:value-type="float" office:value="0.547843051446">
                <text:p>0.547843051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411078238">
                <text:p>0.48411078238</text:p>
              </table:table-cell>
              <table:table-cell office:value-type="float" office:value="0.479400312295">
                <text:p>0.479400312295</text:p>
              </table:table-cell>
              <table:table-cell office:value-type="float" office:value="0.512874753452">
                <text:p>0.512874753452</text:p>
              </table:table-cell>
              <table:table-cell office:value-type="float" office:value="0.505654585799">
                <text:p>0.505654585799</text:p>
              </table:table-cell>
              <table:table-cell office:value-type="float" office:value="0.558369904668">
                <text:p>0.558369904668</text:p>
              </table:table-cell>
              <table:table-cell office:value-type="float" office:value="0.54908129931">
                <text:p>0.549081299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5776216305">
                <text:p>0.485776216305</text:p>
              </table:table-cell>
              <table:table-cell office:value-type="float" office:value="0.480934500329">
                <text:p>0.480934500329</text:p>
              </table:table-cell>
              <table:table-cell office:value-type="float" office:value="0.514649490467">
                <text:p>0.514649490467</text:p>
              </table:table-cell>
              <table:table-cell office:value-type="float" office:value="0.507022312623">
                <text:p>0.507022312623</text:p>
              </table:table-cell>
              <table:table-cell office:value-type="float" office:value="0.559183514135">
                <text:p>0.559183514135</text:p>
              </table:table-cell>
              <table:table-cell office:value-type="float" office:value="0.550370664859">
                <text:p>0.550370664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648874096">
                <text:p>0.48648874096</text:p>
              </table:table-cell>
              <table:table-cell office:value-type="float" office:value="0.481854454306">
                <text:p>0.481854454306</text:p>
              </table:table-cell>
              <table:table-cell office:value-type="float" office:value="0.515639792899">
                <text:p>0.515639792899</text:p>
              </table:table-cell>
              <table:table-cell office:value-type="float" office:value="0.50822629027">
                <text:p>0.50822629027</text:p>
              </table:table-cell>
              <table:table-cell office:value-type="float" office:value="0.559470742932">
                <text:p>0.559470742932</text:p>
              </table:table-cell>
              <table:table-cell office:value-type="float" office:value="0.551499054898">
                <text:p>0.551499054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7907215648">
                <text:p>0.487907215648</text:p>
              </table:table-cell>
              <table:table-cell office:value-type="float" office:value="0.483084237344">
                <text:p>0.483084237344</text:p>
              </table:table-cell>
              <table:table-cell office:value-type="float" office:value="0.51719222551">
                <text:p>0.51719222551</text:p>
              </table:table-cell>
              <table:table-cell office:value-type="float" office:value="0.509290187377">
                <text:p>0.509290187377</text:p>
              </table:table-cell>
              <table:table-cell office:value-type="float" office:value="0.559764135437">
                <text:p>0.559764135437</text:p>
              </table:table-cell>
              <table:table-cell office:value-type="float" office:value="0.552560794707">
                <text:p>0.5525607947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9983152531">
                <text:p>0.489983152531</text:p>
              </table:table-cell>
              <table:table-cell office:value-type="float" office:value="0.484688034188">
                <text:p>0.484688034188</text:p>
              </table:table-cell>
              <table:table-cell office:value-type="float" office:value="0.518368671926">
                <text:p>0.518368671926</text:p>
              </table:table-cell>
              <table:table-cell office:value-type="float" office:value="0.510642340565">
                <text:p>0.510642340565</text:p>
              </table:table-cell>
              <table:table-cell office:value-type="float" office:value="0.56121918146">
                <text:p>0.56121918146</text:p>
              </table:table-cell>
              <table:table-cell office:value-type="float" office:value="0.553753595496">
                <text:p>0.553753595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469017094">
                <text:p>0.491469017094</text:p>
              </table:table-cell>
              <table:table-cell office:value-type="float" office:value="0.486154421433">
                <text:p>0.486154421433</text:p>
              </table:table-cell>
              <table:table-cell office:value-type="float" office:value="0.519272271532">
                <text:p>0.519272271532</text:p>
              </table:table-cell>
              <table:table-cell office:value-type="float" office:value="0.511916214661">
                <text:p>0.511916214661</text:p>
              </table:table-cell>
              <table:table-cell office:value-type="float" office:value="0.562046761999">
                <text:p>0.562046761999</text:p>
              </table:table-cell>
              <table:table-cell office:value-type="float" office:value="0.554553932446">
                <text:p>0.554553932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1709812623">
                <text:p>0.491709812623</text:p>
              </table:table-cell>
              <table:table-cell office:value-type="float" office:value="0.487291666667">
                <text:p>0.487291666667</text:p>
              </table:table-cell>
              <table:table-cell office:value-type="float" office:value="0.520527202498">
                <text:p>0.520527202498</text:p>
              </table:table-cell>
              <table:table-cell office:value-type="float" office:value="0.513163173899">
                <text:p>0.513163173899</text:p>
              </table:table-cell>
              <table:table-cell office:value-type="float" office:value="0.563097879684">
                <text:p>0.563097879684</text:p>
              </table:table-cell>
              <table:table-cell office:value-type="float" office:value="0.555503451677">
                <text:p>0.5555034516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3656311637">
                <text:p>0.493656311637</text:p>
              </table:table-cell>
              <table:table-cell office:value-type="float" office:value="0.48892447403">
                <text:p>0.48892447403</text:p>
              </table:table-cell>
              <table:table-cell office:value-type="float" office:value="0.521797337278">
                <text:p>0.521797337278</text:p>
              </table:table-cell>
              <table:table-cell office:value-type="float" office:value="0.51436669954">
                <text:p>0.51436669954</text:p>
              </table:table-cell>
              <table:table-cell office:value-type="float" office:value="0.563809993425">
                <text:p>0.563809993425</text:p>
              </table:table-cell>
              <table:table-cell office:value-type="float" office:value="0.556432219757">
                <text:p>0.556432219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4345825115">
                <text:p>0.494345825115</text:p>
              </table:table-cell>
              <table:table-cell office:value-type="float" office:value="0.490090154504">
                <text:p>0.490090154504</text:p>
              </table:table-cell>
              <table:table-cell office:value-type="float" office:value="0.524139957265">
                <text:p>0.524139957265</text:p>
              </table:table-cell>
              <table:table-cell office:value-type="float" office:value="0.515814554569">
                <text:p>0.515814554569</text:p>
              </table:table-cell>
              <table:table-cell office:value-type="float" office:value="0.564428418803">
                <text:p>0.564428418803</text:p>
              </table:table-cell>
              <table:table-cell office:value-type="float" office:value="0.557220784024">
                <text:p>0.557220784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5760601578">
                <text:p>0.495760601578</text:p>
              </table:table-cell>
              <table:table-cell office:value-type="float" office:value="0.491360042735">
                <text:p>0.491360042735</text:p>
              </table:table-cell>
              <table:table-cell office:value-type="float" office:value="0.523879026956">
                <text:p>0.523879026956</text:p>
              </table:table-cell>
              <table:table-cell office:value-type="float" office:value="0.517031352728">
                <text:p>0.517031352728</text:p>
              </table:table-cell>
              <table:table-cell office:value-type="float" office:value="0.565764710717">
                <text:p>0.565764710717</text:p>
              </table:table-cell>
              <table:table-cell office:value-type="float" office:value="0.558120973044">
                <text:p>0.558120973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7277284681">
                <text:p>0.497277284681</text:p>
              </table:table-cell>
              <table:table-cell office:value-type="float" office:value="0.492622452334">
                <text:p>0.492622452334</text:p>
              </table:table-cell>
              <table:table-cell office:value-type="float" office:value="0.525341880342">
                <text:p>0.525341880342</text:p>
              </table:table-cell>
              <table:table-cell office:value-type="float" office:value="0.51841941979">
                <text:p>0.51841941979</text:p>
              </table:table-cell>
              <table:table-cell office:value-type="float" office:value="0.566181788297">
                <text:p>0.566181788297</text:p>
              </table:table-cell>
              <table:table-cell office:value-type="float" office:value="0.559076840894">
                <text:p>0.559076840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8272928994">
                <text:p>0.498272928994</text:p>
              </table:table-cell>
              <table:table-cell office:value-type="float" office:value="0.493919543064">
                <text:p>0.493919543064</text:p>
              </table:table-cell>
              <table:table-cell office:value-type="float" office:value="0.526589003945">
                <text:p>0.526589003945</text:p>
              </table:table-cell>
              <table:table-cell office:value-type="float" office:value="0.51963654668">
                <text:p>0.51963654668</text:p>
              </table:table-cell>
              <table:table-cell office:value-type="float" office:value="0.566790351742">
                <text:p>0.566790351742</text:p>
              </table:table-cell>
              <table:table-cell office:value-type="float" office:value="0.559833353879">
                <text:p>0.559833353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916913215">
                <text:p>0.49916913215</text:p>
              </table:table-cell>
              <table:table-cell office:value-type="float" office:value="0.494997287968">
                <text:p>0.494997287968</text:p>
              </table:table-cell>
              <table:table-cell office:value-type="float" office:value="0.527559582512">
                <text:p>0.527559582512</text:p>
              </table:table-cell>
              <table:table-cell office:value-type="float" office:value="0.521017504931">
                <text:p>0.521017504931</text:p>
              </table:table-cell>
              <table:table-cell office:value-type="float" office:value="0.567297830375">
                <text:p>0.567297830375</text:p>
              </table:table-cell>
              <table:table-cell office:value-type="float" office:value="0.560641642012">
                <text:p>0.560641642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0645956607">
                <text:p>0.500645956607</text:p>
              </table:table-cell>
              <table:table-cell office:value-type="float" office:value="0.496246630506">
                <text:p>0.496246630506</text:p>
              </table:table-cell>
              <table:table-cell office:value-type="float" office:value="0.52869699211">
                <text:p>0.52869699211</text:p>
              </table:table-cell>
              <table:table-cell office:value-type="float" office:value="0.521987919132">
                <text:p>0.521987919132</text:p>
              </table:table-cell>
              <table:table-cell office:value-type="float" office:value="0.567905161078">
                <text:p>0.567905161078</text:p>
              </table:table-cell>
              <table:table-cell office:value-type="float" office:value="0.561450710881">
                <text:p>0.561450710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2984056542">
                <text:p>0.502984056542</text:p>
              </table:table-cell>
              <table:table-cell office:value-type="float" office:value="0.497651216305">
                <text:p>0.497651216305</text:p>
              </table:table-cell>
              <table:table-cell office:value-type="float" office:value="0.530217373439">
                <text:p>0.530217373439</text:p>
              </table:table-cell>
              <table:table-cell office:value-type="float" office:value="0.523266190007">
                <text:p>0.523266190007</text:p>
              </table:table-cell>
              <table:table-cell office:value-type="float" office:value="0.568462771203">
                <text:p>0.568462771203</text:p>
              </table:table-cell>
              <table:table-cell office:value-type="float" office:value="0.562111131657">
                <text:p>0.562111131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3924227482">
                <text:p>0.503924227482</text:p>
              </table:table-cell>
              <table:table-cell office:value-type="float" office:value="0.498887656147">
                <text:p>0.498887656147</text:p>
              </table:table-cell>
              <table:table-cell office:value-type="float" office:value="0.531014957265">
                <text:p>0.531014957265</text:p>
              </table:table-cell>
              <table:table-cell office:value-type="float" office:value="0.524342291256">
                <text:p>0.524342291256</text:p>
              </table:table-cell>
              <table:table-cell office:value-type="float" office:value="0.569131738988">
                <text:p>0.569131738988</text:p>
              </table:table-cell>
              <table:table-cell office:value-type="float" office:value="0.562811041256">
                <text:p>0.562811041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4802761341">
                <text:p>0.504802761341</text:p>
              </table:table-cell>
              <table:table-cell office:value-type="float" office:value="0.49995142998">
                <text:p>0.49995142998</text:p>
              </table:table-cell>
              <table:table-cell office:value-type="float" office:value="0.53248726167">
                <text:p>0.53248726167</text:p>
              </table:table-cell>
              <table:table-cell office:value-type="float" office:value="0.525476125904">
                <text:p>0.525476125904</text:p>
              </table:table-cell>
              <table:table-cell office:value-type="float" office:value="0.569232412886">
                <text:p>0.569232412886</text:p>
              </table:table-cell>
              <table:table-cell office:value-type="float" office:value="0.563533345661">
                <text:p>0.563533345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5666091387">
                <text:p>0.505666091387</text:p>
              </table:table-cell>
              <table:table-cell office:value-type="float" office:value="0.501130177515">
                <text:p>0.501130177515</text:p>
              </table:table-cell>
              <table:table-cell office:value-type="float" office:value="0.533062130178">
                <text:p>0.533062130178</text:p>
              </table:table-cell>
              <table:table-cell office:value-type="float" office:value="0.526375821828">
                <text:p>0.526375821828</text:p>
              </table:table-cell>
              <table:table-cell office:value-type="float" office:value="0.569883711374">
                <text:p>0.569883711374</text:p>
              </table:table-cell>
              <table:table-cell office:value-type="float" office:value="0.564210244083">
                <text:p>0.564210244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6963346483">
                <text:p>0.506963346483</text:p>
              </table:table-cell>
              <table:table-cell office:value-type="float" office:value="0.502338182117">
                <text:p>0.502338182117</text:p>
              </table:table-cell>
              <table:table-cell office:value-type="float" office:value="0.533695348455">
                <text:p>0.533695348455</text:p>
              </table:table-cell>
              <table:table-cell office:value-type="float" office:value="0.527174802761">
                <text:p>0.527174802761</text:p>
              </table:table-cell>
              <table:table-cell office:value-type="float" office:value="0.570420364892">
                <text:p>0.570420364892</text:p>
              </table:table-cell>
              <table:table-cell office:value-type="float" office:value="0.564935178337">
                <text:p>0.5649351783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713675214">
                <text:p>0.507713675214</text:p>
              </table:table-cell>
              <table:table-cell office:value-type="float" office:value="0.503638067061">
                <text:p>0.503638067061</text:p>
              </table:table-cell>
              <table:table-cell office:value-type="float" office:value="0.534658941486">
                <text:p>0.534658941486</text:p>
              </table:table-cell>
              <table:table-cell office:value-type="float" office:value="0.528169337607">
                <text:p>0.528169337607</text:p>
              </table:table-cell>
              <table:table-cell office:value-type="float" office:value="0.570948800131">
                <text:p>0.570948800131</text:p>
              </table:table-cell>
              <table:table-cell office:value-type="float" office:value="0.565544953978">
                <text:p>0.56554495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9518819855">
                <text:p>0.509518819855</text:p>
              </table:table-cell>
              <table:table-cell office:value-type="float" office:value="0.504968852728">
                <text:p>0.504968852728</text:p>
              </table:table-cell>
              <table:table-cell office:value-type="float" office:value="0.535387491782">
                <text:p>0.535387491782</text:p>
              </table:table-cell>
              <table:table-cell office:value-type="float" office:value="0.529191978961">
                <text:p>0.529191978961</text:p>
              </table:table-cell>
              <table:table-cell office:value-type="float" office:value="0.57188239645">
                <text:p>0.57188239645</text:p>
              </table:table-cell>
              <table:table-cell office:value-type="float" office:value="0.566236275477">
                <text:p>0.5662362754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005300789">
                <text:p>0.51005300789</text:p>
              </table:table-cell>
              <table:table-cell office:value-type="float" office:value="0.505920693623">
                <text:p>0.505920693623</text:p>
              </table:table-cell>
              <table:table-cell office:value-type="float" office:value="0.53635930309">
                <text:p>0.53635930309</text:p>
              </table:table-cell>
              <table:table-cell office:value-type="float" office:value="0.530369781394">
                <text:p>0.530369781394</text:p>
              </table:table-cell>
              <table:table-cell office:value-type="float" office:value="0.572986522025">
                <text:p>0.572986522025</text:p>
              </table:table-cell>
              <table:table-cell office:value-type="float" office:value="0.566872863248">
                <text:p>0.5668728632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1477235371">
                <text:p>0.511477235371</text:p>
              </table:table-cell>
              <table:table-cell office:value-type="float" office:value="0.507043392505">
                <text:p>0.507043392505</text:p>
              </table:table-cell>
              <table:table-cell office:value-type="float" office:value="0.53766765286">
                <text:p>0.53766765286</text:p>
              </table:table-cell>
              <table:table-cell office:value-type="float" office:value="0.531370973044">
                <text:p>0.531370973044</text:p>
              </table:table-cell>
              <table:table-cell office:value-type="float" office:value="0.5732671762">
                <text:p>0.5732671762</text:p>
              </table:table-cell>
              <table:table-cell office:value-type="float" office:value="0.567442451512">
                <text:p>0.567442451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2817636423">
                <text:p>0.512817636423</text:p>
              </table:table-cell>
              <table:table-cell office:value-type="float" office:value="0.508507232084">
                <text:p>0.508507232084</text:p>
              </table:table-cell>
              <table:table-cell office:value-type="float" office:value="0.53806665023">
                <text:p>0.53806665023</text:p>
              </table:table-cell>
              <table:table-cell office:value-type="float" office:value="0.53204088593">
                <text:p>0.53204088593</text:p>
              </table:table-cell>
              <table:table-cell office:value-type="float" office:value="0.573510848126">
                <text:p>0.573510848126</text:p>
              </table:table-cell>
              <table:table-cell office:value-type="float" office:value="0.568132622452">
                <text:p>0.568132622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2918721236">
                <text:p>0.512918721236</text:p>
              </table:table-cell>
              <table:table-cell office:value-type="float" office:value="0.509273668639">
                <text:p>0.509273668639</text:p>
              </table:table-cell>
              <table:table-cell office:value-type="float" office:value="0.538596729126">
                <text:p>0.538596729126</text:p>
              </table:table-cell>
              <table:table-cell office:value-type="float" office:value="0.532743425378">
                <text:p>0.532743425378</text:p>
              </table:table-cell>
              <table:table-cell office:value-type="float" office:value="0.574081607495">
                <text:p>0.574081607495</text:p>
              </table:table-cell>
              <table:table-cell office:value-type="float" office:value="0.568826183432">
                <text:p>0.568826183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334976989">
                <text:p>0.513334976989</text:p>
              </table:table-cell>
              <table:table-cell office:value-type="float" office:value="0.510093523997">
                <text:p>0.510093523997</text:p>
              </table:table-cell>
              <table:table-cell office:value-type="float" office:value="0.54029503616">
                <text:p>0.54029503616</text:p>
              </table:table-cell>
              <table:table-cell office:value-type="float" office:value="0.533747945431">
                <text:p>0.533747945431</text:p>
              </table:table-cell>
              <table:table-cell office:value-type="float" office:value="0.574028599606">
                <text:p>0.574028599606</text:p>
              </table:table-cell>
              <table:table-cell office:value-type="float" office:value="0.569294317061">
                <text:p>0.569294317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4137902696">
                <text:p>0.514137902696</text:p>
              </table:table-cell>
              <table:table-cell office:value-type="float" office:value="0.510844921105">
                <text:p>0.510844921105</text:p>
              </table:table-cell>
              <table:table-cell office:value-type="float" office:value="0.541002629849">
                <text:p>0.541002629849</text:p>
              </table:table-cell>
              <table:table-cell office:value-type="float" office:value="0.534922419461">
                <text:p>0.534922419461</text:p>
              </table:table-cell>
              <table:table-cell office:value-type="float" office:value="0.574796597633">
                <text:p>0.574796597633</text:p>
              </table:table-cell>
              <table:table-cell office:value-type="float" office:value="0.569977954471">
                <text:p>0.569977954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5425295858">
                <text:p>0.515425295858</text:p>
              </table:table-cell>
              <table:table-cell office:value-type="float" office:value="0.511694033531">
                <text:p>0.511694033531</text:p>
              </table:table-cell>
              <table:table-cell office:value-type="float" office:value="0.541600509533">
                <text:p>0.541600509533</text:p>
              </table:table-cell>
              <table:table-cell office:value-type="float" office:value="0.535952539448">
                <text:p>0.535952539448</text:p>
              </table:table-cell>
              <table:table-cell office:value-type="float" office:value="0.575126561473">
                <text:p>0.575126561473</text:p>
              </table:table-cell>
              <table:table-cell office:value-type="float" office:value="0.570517813116">
                <text:p>0.570517813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6204799474">
                <text:p>0.516204799474</text:p>
              </table:table-cell>
              <table:table-cell office:value-type="float" office:value="0.51295438856">
                <text:p>0.51295438856</text:p>
              </table:table-cell>
              <table:table-cell office:value-type="float" office:value="0.542905571992">
                <text:p>0.542905571992</text:p>
              </table:table-cell>
              <table:table-cell office:value-type="float" office:value="0.536816691321">
                <text:p>0.536816691321</text:p>
              </table:table-cell>
              <table:table-cell office:value-type="float" office:value="0.575417488494">
                <text:p>0.575417488494</text:p>
              </table:table-cell>
              <table:table-cell office:value-type="float" office:value="0.571136587771">
                <text:p>0.571136587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7663132807">
                <text:p>0.517663132807</text:p>
              </table:table-cell>
              <table:table-cell office:value-type="float" office:value="0.514016847469">
                <text:p>0.514016847469</text:p>
              </table:table-cell>
              <table:table-cell office:value-type="float" office:value="0.543725756082">
                <text:p>0.543725756082</text:p>
              </table:table-cell>
              <table:table-cell office:value-type="float" office:value="0.537805637738">
                <text:p>0.537805637738</text:p>
              </table:table-cell>
              <table:table-cell office:value-type="float" office:value="0.575873191979">
                <text:p>0.575873191979</text:p>
              </table:table-cell>
              <table:table-cell office:value-type="float" office:value="0.571656845825">
                <text:p>0.5716568458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8484549638">
                <text:p>0.518484549638</text:p>
              </table:table-cell>
              <table:table-cell office:value-type="float" office:value="0.515090072321">
                <text:p>0.515090072321</text:p>
              </table:table-cell>
              <table:table-cell office:value-type="float" office:value="0.544423076923">
                <text:p>0.544423076923</text:p>
              </table:table-cell>
              <table:table-cell office:value-type="float" office:value="0.538809500329">
                <text:p>0.538809500329</text:p>
              </table:table-cell>
              <table:table-cell office:value-type="float" office:value="0.576284516765">
                <text:p>0.576284516765</text:p>
              </table:table-cell>
              <table:table-cell office:value-type="float" office:value="0.572107782709">
                <text:p>0.572107782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9399243918">
                <text:p>0.519399243918</text:p>
              </table:table-cell>
              <table:table-cell office:value-type="float" office:value="0.516000082183">
                <text:p>0.516000082183</text:p>
              </table:table-cell>
              <table:table-cell office:value-type="float" office:value="0.545472961867">
                <text:p>0.545472961867</text:p>
              </table:table-cell>
              <table:table-cell office:value-type="float" office:value="0.539668721236">
                <text:p>0.539668721236</text:p>
              </table:table-cell>
              <table:table-cell office:value-type="float" office:value="0.577143737673">
                <text:p>0.577143737673</text:p>
              </table:table-cell>
              <table:table-cell office:value-type="float" office:value="0.572597797502">
                <text:p>0.572597797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0039858646">
                <text:p>0.520039858646</text:p>
              </table:table-cell>
              <table:table-cell office:value-type="float" office:value="0.516916420118">
                <text:p>0.516916420118</text:p>
              </table:table-cell>
              <table:table-cell office:value-type="float" office:value="0.546243425378">
                <text:p>0.546243425378</text:p>
              </table:table-cell>
              <table:table-cell office:value-type="float" office:value="0.54035901545">
                <text:p>0.54035901545</text:p>
              </table:table-cell>
              <table:table-cell office:value-type="float" office:value="0.577555884287">
                <text:p>0.577555884287</text:p>
              </table:table-cell>
              <table:table-cell office:value-type="float" office:value="0.573050419132">
                <text:p>0.573050419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1902531229">
                <text:p>0.521902531229</text:p>
              </table:table-cell>
              <table:table-cell office:value-type="float" office:value="0.518055309007">
                <text:p>0.518055309007</text:p>
              </table:table-cell>
              <table:table-cell office:value-type="float" office:value="0.546362179487">
                <text:p>0.546362179487</text:p>
              </table:table-cell>
              <table:table-cell office:value-type="float" office:value="0.54120410092">
                <text:p>0.54120410092</text:p>
              </table:table-cell>
              <table:table-cell office:value-type="float" office:value="0.577878451677">
                <text:p>0.577878451677</text:p>
              </table:table-cell>
              <table:table-cell office:value-type="float" office:value="0.573487158941">
                <text:p>0.57348715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3335387903">
                <text:p>0.523335387903</text:p>
              </table:table-cell>
              <table:table-cell office:value-type="float" office:value="0.519153353057">
                <text:p>0.519153353057</text:p>
              </table:table-cell>
              <table:table-cell office:value-type="float" office:value="0.54717003616">
                <text:p>0.54717003616</text:p>
              </table:table-cell>
              <table:table-cell office:value-type="float" office:value="0.542076142341">
                <text:p>0.542076142341</text:p>
              </table:table-cell>
              <table:table-cell office:value-type="float" office:value="0.578489069691">
                <text:p>0.578489069691</text:p>
              </table:table-cell>
              <table:table-cell office:value-type="float" office:value="0.574013375247">
                <text:p>0.574013375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3265121631">
                <text:p>0.523265121631</text:p>
              </table:table-cell>
              <table:table-cell office:value-type="float" office:value="0.519781722551">
                <text:p>0.519781722551</text:p>
              </table:table-cell>
              <table:table-cell office:value-type="float" office:value="0.547122370151">
                <text:p>0.547122370151</text:p>
              </table:table-cell>
              <table:table-cell office:value-type="float" office:value="0.542680966469">
                <text:p>0.542680966469</text:p>
              </table:table-cell>
              <table:table-cell office:value-type="float" office:value="0.578609056542">
                <text:p>0.578609056542</text:p>
              </table:table-cell>
              <table:table-cell office:value-type="float" office:value="0.574374034352">
                <text:p>0.574374034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472838593">
                <text:p>0.52472838593</text:p>
              </table:table-cell>
              <table:table-cell office:value-type="float" office:value="0.521131656805">
                <text:p>0.521131656805</text:p>
              </table:table-cell>
              <table:table-cell office:value-type="float" office:value="0.547615055884">
                <text:p>0.547615055884</text:p>
              </table:table-cell>
              <table:table-cell office:value-type="float" office:value="0.543288338264">
                <text:p>0.543288338264</text:p>
              </table:table-cell>
              <table:table-cell office:value-type="float" office:value="0.579013806706">
                <text:p>0.579013806706</text:p>
              </table:table-cell>
              <table:table-cell office:value-type="float" office:value="0.57477948307">
                <text:p>0.57477948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5854700855">
                <text:p>0.525854700855</text:p>
              </table:table-cell>
              <table:table-cell office:value-type="float" office:value="0.522296679816">
                <text:p>0.522296679816</text:p>
              </table:table-cell>
              <table:table-cell office:value-type="float" office:value="0.548297172913">
                <text:p>0.548297172913</text:p>
              </table:table-cell>
              <table:table-cell office:value-type="float" office:value="0.5439375">
                <text:p>0.5439375</text:p>
              </table:table-cell>
              <table:table-cell office:value-type="float" office:value="0.578948060487">
                <text:p>0.578948060487</text:p>
              </table:table-cell>
              <table:table-cell office:value-type="float" office:value="0.575236501479">
                <text:p>0.575236501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6831032216">
                <text:p>0.526831032216</text:p>
              </table:table-cell>
              <table:table-cell office:value-type="float" office:value="0.523170940171">
                <text:p>0.523170940171</text:p>
              </table:table-cell>
              <table:table-cell office:value-type="float" office:value="0.549818786982">
                <text:p>0.549818786982</text:p>
              </table:table-cell>
              <table:table-cell office:value-type="float" office:value="0.544736686391">
                <text:p>0.544736686391</text:p>
              </table:table-cell>
              <table:table-cell office:value-type="float" office:value="0.57936226167">
                <text:p>0.57936226167</text:p>
              </table:table-cell>
              <table:table-cell office:value-type="float" office:value="0.575695122452">
                <text:p>0.5756951224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7409598948">
                <text:p>0.527409598948</text:p>
              </table:table-cell>
              <table:table-cell office:value-type="float" office:value="0.523912475345">
                <text:p>0.523912475345</text:p>
              </table:table-cell>
              <table:table-cell office:value-type="float" office:value="0.549900558843">
                <text:p>0.549900558843</text:p>
              </table:table-cell>
              <table:table-cell office:value-type="float" office:value="0.545398586456">
                <text:p>0.545398586456</text:p>
              </table:table-cell>
              <table:table-cell office:value-type="float" office:value="0.579756738988">
                <text:p>0.579756738988</text:p>
              </table:table-cell>
              <table:table-cell office:value-type="float" office:value="0.576093976003">
                <text:p>0.576093976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8505095332">
                <text:p>0.528505095332</text:p>
              </table:table-cell>
              <table:table-cell office:value-type="float" office:value="0.524959894806">
                <text:p>0.524959894806</text:p>
              </table:table-cell>
              <table:table-cell office:value-type="float" office:value="0.55129355687">
                <text:p>0.55129355687</text:p>
              </table:table-cell>
              <table:table-cell office:value-type="float" office:value="0.546082840237">
                <text:p>0.546082840237</text:p>
              </table:table-cell>
              <table:table-cell office:value-type="float" office:value="0.580548159106">
                <text:p>0.580548159106</text:p>
              </table:table-cell>
              <table:table-cell office:value-type="float" office:value="0.576568170611">
                <text:p>0.576568170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912352071">
                <text:p>0.52912352071</text:p>
              </table:table-cell>
              <table:table-cell office:value-type="float" office:value="0.526013724523">
                <text:p>0.526013724523</text:p>
              </table:table-cell>
              <table:table-cell office:value-type="float" office:value="0.551812541091">
                <text:p>0.551812541091</text:p>
              </table:table-cell>
              <table:table-cell office:value-type="float" office:value="0.546880793886">
                <text:p>0.546880793886</text:p>
              </table:table-cell>
              <table:table-cell office:value-type="float" office:value="0.580944280079">
                <text:p>0.580944280079</text:p>
              </table:table-cell>
              <table:table-cell office:value-type="float" office:value="0.576986789119">
                <text:p>0.576986789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210798817">
                <text:p>0.530210798817</text:p>
              </table:table-cell>
              <table:table-cell office:value-type="float" office:value="0.527096153846">
                <text:p>0.527096153846</text:p>
              </table:table-cell>
              <table:table-cell office:value-type="float" office:value="0.552599030243">
                <text:p>0.552599030243</text:p>
              </table:table-cell>
              <table:table-cell office:value-type="float" office:value="0.547598660421">
                <text:p>0.547598660421</text:p>
              </table:table-cell>
              <table:table-cell office:value-type="float" office:value="0.581035502959">
                <text:p>0.581035502959</text:p>
              </table:table-cell>
              <table:table-cell office:value-type="float" office:value="0.577336805556">
                <text:p>0.577336805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1035502959">
                <text:p>0.531035502959</text:p>
              </table:table-cell>
              <table:table-cell office:value-type="float" office:value="0.527872370151">
                <text:p>0.527872370151</text:p>
              </table:table-cell>
              <table:table-cell office:value-type="float" office:value="0.553301692965">
                <text:p>0.553301692965</text:p>
              </table:table-cell>
              <table:table-cell office:value-type="float" office:value="0.548288050625">
                <text:p>0.548288050625</text:p>
              </table:table-cell>
              <table:table-cell office:value-type="float" office:value="0.581432445759">
                <text:p>0.581432445759</text:p>
              </table:table-cell>
              <table:table-cell office:value-type="float" office:value="0.577701758711">
                <text:p>0.577701758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1625164366">
                <text:p>0.531625164366</text:p>
              </table:table-cell>
              <table:table-cell office:value-type="float" office:value="0.528534105851">
                <text:p>0.528534105851</text:p>
              </table:table-cell>
              <table:table-cell office:value-type="float" office:value="0.554306788297">
                <text:p>0.554306788297</text:p>
              </table:table-cell>
              <table:table-cell office:value-type="float" office:value="0.548999301446">
                <text:p>0.548999301446</text:p>
              </table:table-cell>
              <table:table-cell office:value-type="float" office:value="0.581797748192">
                <text:p>0.581797748192</text:p>
              </table:table-cell>
              <table:table-cell office:value-type="float" office:value="0.578123828895">
                <text:p>0.578123828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2453977646">
                <text:p>0.532453977646</text:p>
              </table:table-cell>
              <table:table-cell office:value-type="float" office:value="0.529490877712">
                <text:p>0.529490877712</text:p>
              </table:table-cell>
              <table:table-cell office:value-type="float" office:value="0.554220496384">
                <text:p>0.554220496384</text:p>
              </table:table-cell>
              <table:table-cell office:value-type="float" office:value="0.549640244905">
                <text:p>0.549640244905</text:p>
              </table:table-cell>
              <table:table-cell office:value-type="float" office:value="0.582386587771">
                <text:p>0.582386587771</text:p>
              </table:table-cell>
              <table:table-cell office:value-type="float" office:value="0.578446334648">
                <text:p>0.578446334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2571909928">
                <text:p>0.532571909928</text:p>
              </table:table-cell>
              <table:table-cell office:value-type="float" office:value="0.530110124918">
                <text:p>0.530110124918</text:p>
              </table:table-cell>
              <table:table-cell office:value-type="float" office:value="0.555060404339">
                <text:p>0.555060404339</text:p>
              </table:table-cell>
              <table:table-cell office:value-type="float" office:value="0.55055658284">
                <text:p>0.55055658284</text:p>
              </table:table-cell>
              <table:table-cell office:value-type="float" office:value="0.582480687048">
                <text:p>0.582480687048</text:p>
              </table:table-cell>
              <table:table-cell office:value-type="float" office:value="0.578886978139">
                <text:p>0.578886978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3233481262">
                <text:p>0.533233481262</text:p>
              </table:table-cell>
              <table:table-cell office:value-type="float" office:value="0.530581114398">
                <text:p>0.530581114398</text:p>
              </table:table-cell>
              <table:table-cell office:value-type="float" office:value="0.555438445102">
                <text:p>0.555438445102</text:p>
              </table:table-cell>
              <table:table-cell office:value-type="float" office:value="0.551271531887">
                <text:p>0.551271531887</text:p>
              </table:table-cell>
              <table:table-cell office:value-type="float" office:value="0.583145956607">
                <text:p>0.583145956607</text:p>
              </table:table-cell>
              <table:table-cell office:value-type="float" office:value="0.57927857906">
                <text:p>0.579278579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485042735">
                <text:p>0.53485042735</text:p>
              </table:table-cell>
              <table:table-cell office:value-type="float" office:value="0.531440088757">
                <text:p>0.531440088757</text:p>
              </table:table-cell>
              <table:table-cell office:value-type="float" office:value="0.556374095989">
                <text:p>0.556374095989</text:p>
              </table:table-cell>
              <table:table-cell office:value-type="float" office:value="0.551893203485">
                <text:p>0.551893203485</text:p>
              </table:table-cell>
              <table:table-cell office:value-type="float" office:value="0.583428665352">
                <text:p>0.583428665352</text:p>
              </table:table-cell>
              <table:table-cell office:value-type="float" office:value="0.579644271861">
                <text:p>0.579644271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5405982906">
                <text:p>0.535405982906</text:p>
              </table:table-cell>
              <table:table-cell office:value-type="float" office:value="0.532320019724">
                <text:p>0.532320019724</text:p>
              </table:table-cell>
              <table:table-cell office:value-type="float" office:value="0.557101824458">
                <text:p>0.557101824458</text:p>
              </table:table-cell>
              <table:table-cell office:value-type="float" office:value="0.552703114727">
                <text:p>0.552703114727</text:p>
              </table:table-cell>
              <table:table-cell office:value-type="float" office:value="0.583530571992">
                <text:p>0.583530571992</text:p>
              </table:table-cell>
              <table:table-cell office:value-type="float" office:value="0.579990816075">
                <text:p>0.579990816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078238001">
                <text:p>0.536078238001</text:p>
              </table:table-cell>
              <table:table-cell office:value-type="float" office:value="0.533005095332">
                <text:p>0.533005095332</text:p>
              </table:table-cell>
              <table:table-cell office:value-type="float" office:value="0.557991863905">
                <text:p>0.557991863905</text:p>
              </table:table-cell>
              <table:table-cell office:value-type="float" office:value="0.553276873767">
                <text:p>0.553276873767</text:p>
              </table:table-cell>
              <table:table-cell office:value-type="float" office:value="0.583684664694">
                <text:p>0.583684664694</text:p>
              </table:table-cell>
              <table:table-cell office:value-type="float" office:value="0.580158407298">
                <text:p>0.580158407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654709073">
                <text:p>0.53654709073</text:p>
              </table:table-cell>
              <table:table-cell office:value-type="float" office:value="0.533542981591">
                <text:p>0.533542981591</text:p>
              </table:table-cell>
              <table:table-cell office:value-type="float" office:value="0.558669871795">
                <text:p>0.558669871795</text:p>
              </table:table-cell>
              <table:table-cell office:value-type="float" office:value="0.554258793557">
                <text:p>0.554258793557</text:p>
              </table:table-cell>
              <table:table-cell office:value-type="float" office:value="0.58408530572">
                <text:p>0.58408530572</text:p>
              </table:table-cell>
              <table:table-cell office:value-type="float" office:value="0.580447731755">
                <text:p>0.580447731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8151298488">
                <text:p>0.538151298488</text:p>
              </table:table-cell>
              <table:table-cell office:value-type="float" office:value="0.534602153189">
                <text:p>0.534602153189</text:p>
              </table:table-cell>
              <table:table-cell office:value-type="float" office:value="0.559411160421">
                <text:p>0.559411160421</text:p>
              </table:table-cell>
              <table:table-cell office:value-type="float" office:value="0.554940992768">
                <text:p>0.554940992768</text:p>
              </table:table-cell>
              <table:table-cell office:value-type="float" office:value="0.584230769231">
                <text:p>0.584230769231</text:p>
              </table:table-cell>
              <table:table-cell office:value-type="float" office:value="0.580790762656">
                <text:p>0.580790762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8212935569">
                <text:p>0.538212935569</text:p>
              </table:table-cell>
              <table:table-cell office:value-type="float" office:value="0.535088839579">
                <text:p>0.535088839579</text:p>
              </table:table-cell>
              <table:table-cell office:value-type="float" office:value="0.559667981591">
                <text:p>0.559667981591</text:p>
              </table:table-cell>
              <table:table-cell office:value-type="float" office:value="0.555647312623">
                <text:p>0.555647312623</text:p>
              </table:table-cell>
              <table:table-cell office:value-type="float" office:value="0.58471770217">
                <text:p>0.58471770217</text:p>
              </table:table-cell>
              <table:table-cell office:value-type="float" office:value="0.581259368836">
                <text:p>0.5812593688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8888888889">
                <text:p>0.538888888889</text:p>
              </table:table-cell>
              <table:table-cell office:value-type="float" office:value="0.535939020381">
                <text:p>0.535939020381</text:p>
              </table:table-cell>
              <table:table-cell office:value-type="float" office:value="0.56057938856">
                <text:p>0.56057938856</text:p>
              </table:table-cell>
              <table:table-cell office:value-type="float" office:value="0.556511423406">
                <text:p>0.556511423406</text:p>
              </table:table-cell>
              <table:table-cell office:value-type="float" office:value="0.584905489809">
                <text:p>0.584905489809</text:p>
              </table:table-cell>
              <table:table-cell office:value-type="float" office:value="0.58160605687">
                <text:p>0.58160605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9384040105">
                <text:p>0.539384040105</text:p>
              </table:table-cell>
              <table:table-cell office:value-type="float" office:value="0.536737343853">
                <text:p>0.536737343853</text:p>
              </table:table-cell>
              <table:table-cell office:value-type="float" office:value="0.561352728468">
                <text:p>0.561352728468</text:p>
              </table:table-cell>
              <table:table-cell office:value-type="float" office:value="0.557093482906">
                <text:p>0.557093482906</text:p>
              </table:table-cell>
              <table:table-cell office:value-type="float" office:value="0.585014381986">
                <text:p>0.585014381986</text:p>
              </table:table-cell>
              <table:table-cell office:value-type="float" office:value="0.581972181131">
                <text:p>0.581972181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999465812">
                <text:p>0.53999465812</text:p>
              </table:table-cell>
              <table:table-cell office:value-type="float" office:value="0.537442143327">
                <text:p>0.537442143327</text:p>
              </table:table-cell>
              <table:table-cell office:value-type="float" office:value="0.561667077581">
                <text:p>0.561667077581</text:p>
              </table:table-cell>
              <table:table-cell office:value-type="float" office:value="0.5577218524">
                <text:p>0.5577218524</text:p>
              </table:table-cell>
              <table:table-cell office:value-type="float" office:value="0.585292159763">
                <text:p>0.585292159763</text:p>
              </table:table-cell>
              <table:table-cell office:value-type="float" office:value="0.582318150066">
                <text:p>0.5823181500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0618014464">
                <text:p>0.540618014464</text:p>
              </table:table-cell>
              <table:table-cell office:value-type="float" office:value="0.538248931624">
                <text:p>0.538248931624</text:p>
              </table:table-cell>
              <table:table-cell office:value-type="float" office:value="0.562051692965">
                <text:p>0.562051692965</text:p>
              </table:table-cell>
              <table:table-cell office:value-type="float" office:value="0.558124958909">
                <text:p>0.558124958909</text:p>
              </table:table-cell>
              <table:table-cell office:value-type="float" office:value="0.585260930309">
                <text:p>0.585260930309</text:p>
              </table:table-cell>
              <table:table-cell office:value-type="float" office:value="0.582592661078">
                <text:p>0.582592661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1378616042">
                <text:p>0.541378616042</text:p>
              </table:table-cell>
              <table:table-cell office:value-type="float" office:value="0.538840565417">
                <text:p>0.538840565417</text:p>
              </table:table-cell>
              <table:table-cell office:value-type="float" office:value="0.562666831032">
                <text:p>0.562666831032</text:p>
              </table:table-cell>
              <table:table-cell office:value-type="float" office:value="0.558697649573">
                <text:p>0.558697649573</text:p>
              </table:table-cell>
              <table:table-cell office:value-type="float" office:value="0.585466387245">
                <text:p>0.585466387245</text:p>
              </table:table-cell>
              <table:table-cell office:value-type="float" office:value="0.582940006575">
                <text:p>0.5829400065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1695019724">
                <text:p>0.541695019724</text:p>
              </table:table-cell>
              <table:table-cell office:value-type="float" office:value="0.539150065746">
                <text:p>0.539150065746</text:p>
              </table:table-cell>
              <table:table-cell office:value-type="float" office:value="0.563305802104">
                <text:p>0.563305802104</text:p>
              </table:table-cell>
              <table:table-cell office:value-type="float" office:value="0.559347961867">
                <text:p>0.559347961867</text:p>
              </table:table-cell>
              <table:table-cell office:value-type="float" office:value="0.585809911243">
                <text:p>0.585809911243</text:p>
              </table:table-cell>
              <table:table-cell office:value-type="float" office:value="0.583164057364">
                <text:p>0.5831640573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42206196581">
                <text:p>0.542206196581</text:p>
              </table:table-cell>
              <table:table-cell office:value-type="float" office:value="0.539846482577">
                <text:p>0.539846482577</text:p>
              </table:table-cell>
              <table:table-cell office:value-type="float" office:value="0.563880670611">
                <text:p>0.563880670611</text:p>
              </table:table-cell>
              <table:table-cell office:value-type="float" office:value="0.559890203813">
                <text:p>0.559890203813</text:p>
              </table:table-cell>
              <table:table-cell office:value-type="float" office:value="0.58606221236">
                <text:p>0.58606221236</text:p>
              </table:table-cell>
              <table:table-cell office:value-type="float" office:value="0.583432404668">
                <text:p>0.583432404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33234714">
                <text:p>0.5433234714</text:p>
              </table:table-cell>
              <table:table-cell office:value-type="float" office:value="0.540542241946">
                <text:p>0.540542241946</text:p>
              </table:table-cell>
              <table:table-cell office:value-type="float" office:value="0.564350345168">
                <text:p>0.564350345168</text:p>
              </table:table-cell>
              <table:table-cell office:value-type="float" office:value="0.560361398751">
                <text:p>0.560361398751</text:p>
              </table:table-cell>
              <table:table-cell office:value-type="float" office:value="0.58642504931">
                <text:p>0.58642504931</text:p>
              </table:table-cell>
              <table:table-cell office:value-type="float" office:value="0.583753759862">
                <text:p>0.583753759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393778764">
                <text:p>0.54393778764</text:p>
              </table:table-cell>
              <table:table-cell office:value-type="float" office:value="0.541260848126">
                <text:p>0.541260848126</text:p>
              </table:table-cell>
              <table:table-cell office:value-type="float" office:value="0.564410338593">
                <text:p>0.564410338593</text:p>
              </table:table-cell>
              <table:table-cell office:value-type="float" office:value="0.561008916831">
                <text:p>0.561008916831</text:p>
              </table:table-cell>
              <table:table-cell office:value-type="float" office:value="0.586474769888">
                <text:p>0.586474769888</text:p>
              </table:table-cell>
              <table:table-cell office:value-type="float" office:value="0.584072259204">
                <text:p>0.584072259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4094756739">
                <text:p>0.544094756739</text:p>
              </table:table-cell>
              <table:table-cell office:value-type="float" office:value="0.541950032873">
                <text:p>0.541950032873</text:p>
              </table:table-cell>
              <table:table-cell office:value-type="float" office:value="0.564869329389">
                <text:p>0.564869329389</text:p>
              </table:table-cell>
              <table:table-cell office:value-type="float" office:value="0.56155419954">
                <text:p>0.56155419954</text:p>
              </table:table-cell>
              <table:table-cell office:value-type="float" office:value="0.58681130835">
                <text:p>0.58681130835</text:p>
              </table:table-cell>
              <table:table-cell office:value-type="float" office:value="0.584378431131">
                <text:p>0.584378431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476125904">
                <text:p>0.54476125904</text:p>
              </table:table-cell>
              <table:table-cell office:value-type="float" office:value="0.542714825773">
                <text:p>0.542714825773</text:p>
              </table:table-cell>
              <table:table-cell office:value-type="float" office:value="0.564980276134">
                <text:p>0.564980276134</text:p>
              </table:table-cell>
              <table:table-cell office:value-type="float" office:value="0.561886464497">
                <text:p>0.561886464497</text:p>
              </table:table-cell>
              <table:table-cell office:value-type="float" office:value="0.586906640368">
                <text:p>0.586906640368</text:p>
              </table:table-cell>
              <table:table-cell office:value-type="float" office:value="0.584637512327">
                <text:p>0.584637512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5284763314">
                <text:p>0.545284763314</text:p>
              </table:table-cell>
              <table:table-cell office:value-type="float" office:value="0.543184089415">
                <text:p>0.543184089415</text:p>
              </table:table-cell>
              <table:table-cell office:value-type="float" office:value="0.565583497699">
                <text:p>0.565583497699</text:p>
              </table:table-cell>
              <table:table-cell office:value-type="float" office:value="0.562459360618">
                <text:p>0.562459360618</text:p>
              </table:table-cell>
              <table:table-cell office:value-type="float" office:value="0.58682938856">
                <text:p>0.58682938856</text:p>
              </table:table-cell>
              <table:table-cell office:value-type="float" office:value="0.584855214497">
                <text:p>0.584855214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6070841552">
                <text:p>0.546070841552</text:p>
              </table:table-cell>
              <table:table-cell office:value-type="float" office:value="0.543782051282">
                <text:p>0.543782051282</text:p>
              </table:table-cell>
              <table:table-cell office:value-type="float" office:value="0.566385190664">
                <text:p>0.566385190664</text:p>
              </table:table-cell>
              <table:table-cell office:value-type="float" office:value="0.56303940664">
                <text:p>0.56303940664</text:p>
              </table:table-cell>
              <table:table-cell office:value-type="float" office:value="0.587101413544">
                <text:p>0.587101413544</text:p>
              </table:table-cell>
              <table:table-cell office:value-type="float" office:value="0.585062397272">
                <text:p>0.585062397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6625164366">
                <text:p>0.546625164366</text:p>
              </table:table-cell>
              <table:table-cell office:value-type="float" office:value="0.544376314924">
                <text:p>0.544376314924</text:p>
              </table:table-cell>
              <table:table-cell office:value-type="float" office:value="0.567256328074">
                <text:p>0.567256328074</text:p>
              </table:table-cell>
              <table:table-cell office:value-type="float" office:value="0.563594756739">
                <text:p>0.563594756739</text:p>
              </table:table-cell>
              <table:table-cell office:value-type="float" office:value="0.587124835634">
                <text:p>0.587124835634</text:p>
              </table:table-cell>
              <table:table-cell office:value-type="float" office:value="0.585319136259">
                <text:p>0.585319136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7032380013">
                <text:p>0.547032380013</text:p>
              </table:table-cell>
              <table:table-cell office:value-type="float" office:value="0.544989398422">
                <text:p>0.544989398422</text:p>
              </table:table-cell>
              <table:table-cell office:value-type="float" office:value="0.567648339908">
                <text:p>0.567648339908</text:p>
              </table:table-cell>
              <table:table-cell office:value-type="float" office:value="0.564179815911">
                <text:p>0.564179815911</text:p>
              </table:table-cell>
              <table:table-cell office:value-type="float" office:value="0.587433842867">
                <text:p>0.587433842867</text:p>
              </table:table-cell>
              <table:table-cell office:value-type="float" office:value="0.585536941157">
                <text:p>0.5855369411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7409188034">
                <text:p>0.547409188034</text:p>
              </table:table-cell>
              <table:table-cell office:value-type="float" office:value="0.545440499671">
                <text:p>0.545440499671</text:p>
              </table:table-cell>
              <table:table-cell office:value-type="float" office:value="0.568373191979">
                <text:p>0.568373191979</text:p>
              </table:table-cell>
              <table:table-cell office:value-type="float" office:value="0.564859714004">
                <text:p>0.564859714004</text:p>
              </table:table-cell>
              <table:table-cell office:value-type="float" office:value="0.587884204471">
                <text:p>0.587884204471</text:p>
              </table:table-cell>
              <table:table-cell office:value-type="float" office:value="0.585725694444">
                <text:p>0.585725694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802309336">
                <text:p>0.54802309336</text:p>
              </table:table-cell>
              <table:table-cell office:value-type="float" office:value="0.545920118343">
                <text:p>0.545920118343</text:p>
              </table:table-cell>
              <table:table-cell office:value-type="float" office:value="0.56873191979">
                <text:p>0.56873191979</text:p>
              </table:table-cell>
              <table:table-cell office:value-type="float" office:value="0.565385889218">
                <text:p>0.565385889218</text:p>
              </table:table-cell>
              <table:table-cell office:value-type="float" office:value="0.588233070348">
                <text:p>0.588233070348</text:p>
              </table:table-cell>
              <table:table-cell office:value-type="float" office:value="0.585854043393">
                <text:p>0.585854043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459072978">
                <text:p>0.548459072978</text:p>
              </table:table-cell>
              <table:table-cell office:value-type="float" office:value="0.546318951348">
                <text:p>0.546318951348</text:p>
              </table:table-cell>
              <table:table-cell office:value-type="float" office:value="0.569192143327">
                <text:p>0.569192143327</text:p>
              </table:table-cell>
              <table:table-cell office:value-type="float" office:value="0.565864727153">
                <text:p>0.565864727153</text:p>
              </table:table-cell>
              <table:table-cell office:value-type="float" office:value="0.588265532544">
                <text:p>0.588265532544</text:p>
              </table:table-cell>
              <table:table-cell office:value-type="float" office:value="0.586032852564">
                <text:p>0.586032852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8561801446">
                <text:p>0.548561801446</text:p>
              </table:table-cell>
              <table:table-cell office:value-type="float" office:value="0.546748767258">
                <text:p>0.546748767258</text:p>
              </table:table-cell>
              <table:table-cell office:value-type="float" office:value="0.569552103879">
                <text:p>0.569552103879</text:p>
              </table:table-cell>
              <table:table-cell office:value-type="float" office:value="0.566286160421">
                <text:p>0.566286160421</text:p>
              </table:table-cell>
              <table:table-cell office:value-type="float" office:value="0.588291420118">
                <text:p>0.588291420118</text:p>
              </table:table-cell>
              <table:table-cell office:value-type="float" office:value="0.58624050789">
                <text:p>0.586240507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18187048">
                <text:p>0.54918187048</text:p>
              </table:table-cell>
              <table:table-cell office:value-type="float" office:value="0.547350920447">
                <text:p>0.547350920447</text:p>
              </table:table-cell>
              <table:table-cell office:value-type="float" office:value="0.569688938199">
                <text:p>0.569688938199</text:p>
              </table:table-cell>
              <table:table-cell office:value-type="float" office:value="0.566880095332">
                <text:p>0.566880095332</text:p>
              </table:table-cell>
              <table:table-cell office:value-type="float" office:value="0.588290187377">
                <text:p>0.588290187377</text:p>
              </table:table-cell>
              <table:table-cell office:value-type="float" office:value="0.586348660421">
                <text:p>0.586348660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52744905">
                <text:p>0.549952744905</text:p>
              </table:table-cell>
              <table:table-cell office:value-type="float" office:value="0.547782708744">
                <text:p>0.547782708744</text:p>
              </table:table-cell>
              <table:table-cell office:value-type="float" office:value="0.570287639711">
                <text:p>0.570287639711</text:p>
              </table:table-cell>
              <table:table-cell office:value-type="float" office:value="0.567340606509">
                <text:p>0.567340606509</text:p>
              </table:table-cell>
              <table:table-cell office:value-type="float" office:value="0.588831771861">
                <text:p>0.588831771861</text:p>
              </table:table-cell>
              <table:table-cell office:value-type="float" office:value="0.586476598455">
                <text:p>0.586476598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0047666009">
                <text:p>0.550047666009</text:p>
              </table:table-cell>
              <table:table-cell office:value-type="float" office:value="0.548259040105">
                <text:p>0.548259040105</text:p>
              </table:table-cell>
              <table:table-cell office:value-type="float" office:value="0.57101865549">
                <text:p>0.57101865549</text:p>
              </table:table-cell>
              <table:table-cell office:value-type="float" office:value="0.567916009204">
                <text:p>0.567916009204</text:p>
              </table:table-cell>
              <table:table-cell office:value-type="float" office:value="0.588782051282">
                <text:p>0.588782051282</text:p>
              </table:table-cell>
              <table:table-cell office:value-type="float" office:value="0.586609138725">
                <text:p>0.586609138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059212689">
                <text:p>0.55059212689</text:p>
              </table:table-cell>
              <table:table-cell office:value-type="float" office:value="0.548761341223">
                <text:p>0.548761341223</text:p>
              </table:table-cell>
              <table:table-cell office:value-type="float" office:value="0.571161653517">
                <text:p>0.571161653517</text:p>
              </table:table-cell>
              <table:table-cell office:value-type="float" office:value="0.568200854701">
                <text:p>0.568200854701</text:p>
              </table:table-cell>
              <table:table-cell office:value-type="float" office:value="0.588896285339">
                <text:p>0.588896285339</text:p>
              </table:table-cell>
              <table:table-cell office:value-type="float" office:value="0.586799063116">
                <text:p>0.586799063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1052350427">
                <text:p>0.551052350427</text:p>
              </table:table-cell>
              <table:table-cell office:value-type="float" office:value="0.549099852071">
                <text:p>0.549099852071</text:p>
              </table:table-cell>
              <table:table-cell office:value-type="float" office:value="0.571500657462">
                <text:p>0.571500657462</text:p>
              </table:table-cell>
              <table:table-cell office:value-type="float" office:value="0.568693704799">
                <text:p>0.568693704799</text:p>
              </table:table-cell>
              <table:table-cell office:value-type="float" office:value="0.588894641683">
                <text:p>0.588894641683</text:p>
              </table:table-cell>
              <table:table-cell office:value-type="float" office:value="0.586946067554">
                <text:p>0.586946067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1512573964">
                <text:p>0.551512573964</text:p>
              </table:table-cell>
              <table:table-cell office:value-type="float" office:value="0.549475180802">
                <text:p>0.549475180802</text:p>
              </table:table-cell>
              <table:table-cell office:value-type="float" office:value="0.571492850099">
                <text:p>0.571492850099</text:p>
              </table:table-cell>
              <table:table-cell office:value-type="float" office:value="0.56912619165">
                <text:p>0.56912619165</text:p>
              </table:table-cell>
              <table:table-cell office:value-type="float" office:value="0.588979289941">
                <text:p>0.588979289941</text:p>
              </table:table-cell>
              <table:table-cell office:value-type="float" office:value="0.587155099441">
                <text:p>0.587155099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2511916502">
                <text:p>0.552511916502</text:p>
              </table:table-cell>
              <table:table-cell office:value-type="float" office:value="0.549980933596">
                <text:p>0.549980933596</text:p>
              </table:table-cell>
              <table:table-cell office:value-type="float" office:value="0.571698717949">
                <text:p>0.571698717949</text:p>
              </table:table-cell>
              <table:table-cell office:value-type="float" office:value="0.569414940828">
                <text:p>0.569414940828</text:p>
              </table:table-cell>
              <table:table-cell office:value-type="float" office:value="0.589120233399">
                <text:p>0.589120233399</text:p>
              </table:table-cell>
              <table:table-cell office:value-type="float" office:value="0.587323348126">
                <text:p>0.587323348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2447403024">
                <text:p>0.552447403024</text:p>
              </table:table-cell>
              <table:table-cell office:value-type="float" office:value="0.550483481262">
                <text:p>0.550483481262</text:p>
              </table:table-cell>
              <table:table-cell office:value-type="float" office:value="0.572071005917">
                <text:p>0.572071005917</text:p>
              </table:table-cell>
              <table:table-cell office:value-type="float" office:value="0.56974465812">
                <text:p>0.56974465812</text:p>
              </table:table-cell>
              <table:table-cell office:value-type="float" office:value="0.589278846154">
                <text:p>0.589278846154</text:p>
              </table:table-cell>
              <table:table-cell office:value-type="float" office:value="0.587491822814">
                <text:p>0.587491822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325977975">
                <text:p>0.55325977975</text:p>
              </table:table-cell>
              <table:table-cell office:value-type="float" office:value="0.551057363577">
                <text:p>0.551057363577</text:p>
              </table:table-cell>
              <table:table-cell office:value-type="float" office:value="0.5733382643">
                <text:p>0.5733382643</text:p>
              </table:table-cell>
              <table:table-cell office:value-type="float" office:value="0.570147394806">
                <text:p>0.570147394806</text:p>
              </table:table-cell>
              <table:table-cell office:value-type="float" office:value="0.589648257725">
                <text:p>0.589648257725</text:p>
              </table:table-cell>
              <table:table-cell office:value-type="float" office:value="0.587675830046">
                <text:p>0.587675830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3614398422">
                <text:p>0.553614398422</text:p>
              </table:table-cell>
              <table:table-cell office:value-type="float" office:value="0.551447896121">
                <text:p>0.551447896121</text:p>
              </table:table-cell>
              <table:table-cell office:value-type="float" office:value="0.573639464168">
                <text:p>0.573639464168</text:p>
              </table:table-cell>
              <table:table-cell office:value-type="float" office:value="0.570502054569">
                <text:p>0.570502054569</text:p>
              </table:table-cell>
              <table:table-cell office:value-type="float" office:value="0.589767833662">
                <text:p>0.589767833662</text:p>
              </table:table-cell>
              <table:table-cell office:value-type="float" office:value="0.587811185076">
                <text:p>0.587811185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421268902">
                <text:p>0.55421268902</text:p>
              </table:table-cell>
              <table:table-cell office:value-type="float" office:value="0.55195496384">
                <text:p>0.55195496384</text:p>
              </table:table-cell>
              <table:table-cell office:value-type="float" office:value="0.574099687705">
                <text:p>0.574099687705</text:p>
              </table:table-cell>
              <table:table-cell office:value-type="float" office:value="0.570895627876">
                <text:p>0.570895627876</text:p>
              </table:table-cell>
              <table:table-cell office:value-type="float" office:value="0.589693869165">
                <text:p>0.589693869165</text:p>
              </table:table-cell>
              <table:table-cell office:value-type="float" office:value="0.588010396121">
                <text:p>0.58801039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4839332676">
                <text:p>0.554839332676</text:p>
              </table:table-cell>
              <table:table-cell office:value-type="float" office:value="0.552472715319">
                <text:p>0.552472715319</text:p>
              </table:table-cell>
              <table:table-cell office:value-type="float" office:value="0.574326923077">
                <text:p>0.574326923077</text:p>
              </table:table-cell>
              <table:table-cell office:value-type="float" office:value="0.571278106509">
                <text:p>0.571278106509</text:p>
              </table:table-cell>
              <table:table-cell office:value-type="float" office:value="0.589925624589">
                <text:p>0.589925624589</text:p>
              </table:table-cell>
              <table:table-cell office:value-type="float" office:value="0.58811612426">
                <text:p>0.588116124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500534188">
                <text:p>0.55500534188</text:p>
              </table:table-cell>
              <table:table-cell office:value-type="float" office:value="0.553067800789">
                <text:p>0.553067800789</text:p>
              </table:table-cell>
              <table:table-cell office:value-type="float" office:value="0.574189677844">
                <text:p>0.574189677844</text:p>
              </table:table-cell>
              <table:table-cell office:value-type="float" office:value="0.571658489481">
                <text:p>0.571658489481</text:p>
              </table:table-cell>
              <table:table-cell office:value-type="float" office:value="0.590240795529">
                <text:p>0.590240795529</text:p>
              </table:table-cell>
              <table:table-cell office:value-type="float" office:value="0.588377177844">
                <text:p>0.588377177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5327498356">
                <text:p>0.555327498356</text:p>
              </table:table-cell>
              <table:table-cell office:value-type="float" office:value="0.553633793557">
                <text:p>0.553633793557</text:p>
              </table:table-cell>
              <table:table-cell office:value-type="float" office:value="0.574741535174">
                <text:p>0.574741535174</text:p>
              </table:table-cell>
              <table:table-cell office:value-type="float" office:value="0.572079347469">
                <text:p>0.572079347469</text:p>
              </table:table-cell>
              <table:table-cell office:value-type="float" office:value="0.590243261012">
                <text:p>0.590243261012</text:p>
              </table:table-cell>
              <table:table-cell office:value-type="float" office:value="0.588567472058">
                <text:p>0.588567472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763067061">
                <text:p>0.555763067061</text:p>
              </table:table-cell>
              <table:table-cell office:value-type="float" office:value="0.55405243261">
                <text:p>0.55405243261</text:p>
              </table:table-cell>
              <table:table-cell office:value-type="float" office:value="0.575075197239">
                <text:p>0.575075197239</text:p>
              </table:table-cell>
              <table:table-cell office:value-type="float" office:value="0.572509286654">
                <text:p>0.572509286654</text:p>
              </table:table-cell>
              <table:table-cell office:value-type="float" office:value="0.590254766601">
                <text:p>0.590254766601</text:p>
              </table:table-cell>
              <table:table-cell office:value-type="float" office:value="0.588694012985">
                <text:p>0.588694012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6297666009">
                <text:p>0.556297666009</text:p>
              </table:table-cell>
              <table:table-cell office:value-type="float" office:value="0.554660092045">
                <text:p>0.554660092045</text:p>
              </table:table-cell>
              <table:table-cell office:value-type="float" office:value="0.575316403682">
                <text:p>0.575316403682</text:p>
              </table:table-cell>
              <table:table-cell office:value-type="float" office:value="0.572930596647">
                <text:p>0.572930596647</text:p>
              </table:table-cell>
              <table:table-cell office:value-type="float" office:value="0.590604454306">
                <text:p>0.590604454306</text:p>
              </table:table-cell>
              <table:table-cell office:value-type="float" office:value="0.588845064924">
                <text:p>0.588845064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7001150559">
                <text:p>0.557001150559</text:p>
              </table:table-cell>
              <table:table-cell office:value-type="float" office:value="0.555249671269">
                <text:p>0.555249671269</text:p>
              </table:table-cell>
              <table:table-cell office:value-type="float" office:value="0.575948800131">
                <text:p>0.575948800131</text:p>
              </table:table-cell>
              <table:table-cell office:value-type="float" office:value="0.573223290598">
                <text:p>0.573223290598</text:p>
              </table:table-cell>
              <table:table-cell office:value-type="float" office:value="0.590436390533">
                <text:p>0.590436390533</text:p>
              </table:table-cell>
              <table:table-cell office:value-type="float" office:value="0.588999445266">
                <text:p>0.588999445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271531887">
                <text:p>0.557271531887</text:p>
              </table:table-cell>
              <table:table-cell office:value-type="float" office:value="0.555730933596">
                <text:p>0.555730933596</text:p>
              </table:table-cell>
              <table:table-cell office:value-type="float" office:value="0.575575279421">
                <text:p>0.575575279421</text:p>
              </table:table-cell>
              <table:table-cell office:value-type="float" office:value="0.573426364234">
                <text:p>0.573426364234</text:p>
              </table:table-cell>
              <table:table-cell office:value-type="float" office:value="0.590796351085">
                <text:p>0.590796351085</text:p>
              </table:table-cell>
              <table:table-cell office:value-type="float" office:value="0.589105543228">
                <text:p>0.589105543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8031311637">
                <text:p>0.558031311637</text:p>
              </table:table-cell>
              <table:table-cell office:value-type="float" office:value="0.556238412229">
                <text:p>0.556238412229</text:p>
              </table:table-cell>
              <table:table-cell office:value-type="float" office:value="0.576165351742">
                <text:p>0.576165351742</text:p>
              </table:table-cell>
              <table:table-cell office:value-type="float" office:value="0.573906969099">
                <text:p>0.573906969099</text:p>
              </table:table-cell>
              <table:table-cell office:value-type="float" office:value="0.59065581854">
                <text:p>0.59065581854</text:p>
              </table:table-cell>
              <table:table-cell office:value-type="float" office:value="0.589264484714">
                <text:p>0.589264484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83382643">
                <text:p>0.5583382643</text:p>
              </table:table-cell>
              <table:table-cell office:value-type="float" office:value="0.556619165023">
                <text:p>0.556619165023</text:p>
              </table:table-cell>
              <table:table-cell office:value-type="float" office:value="0.576356015779">
                <text:p>0.576356015779</text:p>
              </table:table-cell>
              <table:table-cell office:value-type="float" office:value="0.57421445595">
                <text:p>0.57421445595</text:p>
              </table:table-cell>
              <table:table-cell office:value-type="float" office:value="0.590741288626">
                <text:p>0.590741288626</text:p>
              </table:table-cell>
              <table:table-cell office:value-type="float" office:value="0.589366473537">
                <text:p>0.589366473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8540844839">
                <text:p>0.558540844839</text:p>
              </table:table-cell>
              <table:table-cell office:value-type="float" office:value="0.557096482577">
                <text:p>0.557096482577</text:p>
              </table:table-cell>
              <table:table-cell office:value-type="float" office:value="0.576261505588">
                <text:p>0.576261505588</text:p>
              </table:table-cell>
              <table:table-cell office:value-type="float" office:value="0.574318211703">
                <text:p>0.574318211703</text:p>
              </table:table-cell>
              <table:table-cell office:value-type="float" office:value="0.591086045365">
                <text:p>0.591086045365</text:p>
              </table:table-cell>
              <table:table-cell office:value-type="float" office:value="0.58955849359">
                <text:p>0.58955849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882642998">
                <text:p>0.55882642998</text:p>
              </table:table-cell>
              <table:table-cell office:value-type="float" office:value="0.557317061144">
                <text:p>0.557317061144</text:p>
              </table:table-cell>
              <table:table-cell office:value-type="float" office:value="0.57658530572">
                <text:p>0.57658530572</text:p>
              </table:table-cell>
              <table:table-cell office:value-type="float" office:value="0.574520463511">
                <text:p>0.574520463511</text:p>
              </table:table-cell>
              <table:table-cell office:value-type="float" office:value="0.591407790927">
                <text:p>0.591407790927</text:p>
              </table:table-cell>
              <table:table-cell office:value-type="float" office:value="0.589776647765">
                <text:p>0.5897766477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9115302433">
                <text:p>0.559115302433</text:p>
              </table:table-cell>
              <table:table-cell office:value-type="float" office:value="0.557589497041">
                <text:p>0.557589497041</text:p>
              </table:table-cell>
              <table:table-cell office:value-type="float" office:value="0.576589003945">
                <text:p>0.576589003945</text:p>
              </table:table-cell>
              <table:table-cell office:value-type="float" office:value="0.574770216963">
                <text:p>0.574770216963</text:p>
              </table:table-cell>
              <table:table-cell office:value-type="float" office:value="0.591223701512">
                <text:p>0.591223701512</text:p>
              </table:table-cell>
              <table:table-cell office:value-type="float" office:value="0.589851187541">
                <text:p>0.5898511875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9715236686">
                <text:p>0.559715236686</text:p>
              </table:table-cell>
              <table:table-cell office:value-type="float" office:value="0.557962031558">
                <text:p>0.557962031558</text:p>
              </table:table-cell>
              <table:table-cell office:value-type="float" office:value="0.576890614727">
                <text:p>0.576890614727</text:p>
              </table:table-cell>
              <table:table-cell office:value-type="float" office:value="0.574989562788">
                <text:p>0.574989562788</text:p>
              </table:table-cell>
              <table:table-cell office:value-type="float" office:value="0.591645299145">
                <text:p>0.591645299145</text:p>
              </table:table-cell>
              <table:table-cell office:value-type="float" office:value="0.590075895792">
                <text:p>0.590075895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357495069">
                <text:p>0.560357495069</text:p>
              </table:table-cell>
              <table:table-cell office:value-type="float" office:value="0.55844904668">
                <text:p>0.55844904668</text:p>
              </table:table-cell>
              <table:table-cell office:value-type="float" office:value="0.577369329389">
                <text:p>0.577369329389</text:p>
              </table:table-cell>
              <table:table-cell office:value-type="float" office:value="0.575180021368">
                <text:p>0.575180021368</text:p>
              </table:table-cell>
              <table:table-cell office:value-type="float" office:value="0.591847879684">
                <text:p>0.591847879684</text:p>
              </table:table-cell>
              <table:table-cell office:value-type="float" office:value="0.590168639053">
                <text:p>0.590168639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1142751479">
                <text:p>0.561142751479</text:p>
              </table:table-cell>
              <table:table-cell office:value-type="float" office:value="0.558944115713">
                <text:p>0.558944115713</text:p>
              </table:table-cell>
              <table:table-cell office:value-type="float" office:value="0.57751273833">
                <text:p>0.57751273833</text:p>
              </table:table-cell>
              <table:table-cell office:value-type="float" office:value="0.575404010519">
                <text:p>0.575404010519</text:p>
              </table:table-cell>
              <table:table-cell office:value-type="float" office:value="0.591693786982">
                <text:p>0.591693786982</text:p>
              </table:table-cell>
              <table:table-cell office:value-type="float" office:value="0.590320738823">
                <text:p>0.590320738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733645628">
                <text:p>0.561733645628</text:p>
              </table:table-cell>
              <table:table-cell office:value-type="float" office:value="0.559481591059">
                <text:p>0.559481591059</text:p>
              </table:table-cell>
              <table:table-cell office:value-type="float" office:value="0.57794995069">
                <text:p>0.57794995069</text:p>
              </table:table-cell>
              <table:table-cell office:value-type="float" office:value="0.575700361604">
                <text:p>0.575700361604</text:p>
              </table:table-cell>
              <table:table-cell office:value-type="float" office:value="0.591801446417">
                <text:p>0.591801446417</text:p>
              </table:table-cell>
              <table:table-cell office:value-type="float" office:value="0.59047142094">
                <text:p>0.59047142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091962525">
                <text:p>0.562091962525</text:p>
              </table:table-cell>
              <table:table-cell office:value-type="float" office:value="0.559915023011">
                <text:p>0.559915023011</text:p>
              </table:table-cell>
              <table:table-cell office:value-type="float" office:value="0.578136916502">
                <text:p>0.578136916502</text:p>
              </table:table-cell>
              <table:table-cell office:value-type="float" office:value="0.576027202498">
                <text:p>0.576027202498</text:p>
              </table:table-cell>
              <table:table-cell office:value-type="float" office:value="0.591810075608">
                <text:p>0.591810075608</text:p>
              </table:table-cell>
              <table:table-cell office:value-type="float" office:value="0.590553172255">
                <text:p>0.590553172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232495069">
                <text:p>0.562232495069</text:p>
              </table:table-cell>
              <table:table-cell office:value-type="float" office:value="0.560230522682">
                <text:p>0.560230522682</text:p>
              </table:table-cell>
              <table:table-cell office:value-type="float" office:value="0.578166913215">
                <text:p>0.578166913215</text:p>
              </table:table-cell>
              <table:table-cell office:value-type="float" office:value="0.576261094675">
                <text:p>0.576261094675</text:p>
              </table:table-cell>
              <table:table-cell office:value-type="float" office:value="0.59192061144">
                <text:p>0.59192061144</text:p>
              </table:table-cell>
              <table:table-cell office:value-type="float" office:value="0.590657811473">
                <text:p>0.5906578114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677103879">
                <text:p>0.562677103879</text:p>
              </table:table-cell>
              <table:table-cell office:value-type="float" office:value="0.560676939513">
                <text:p>0.560676939513</text:p>
              </table:table-cell>
              <table:table-cell office:value-type="float" office:value="0.578420447074">
                <text:p>0.578420447074</text:p>
              </table:table-cell>
              <table:table-cell office:value-type="float" office:value="0.576536982249">
                <text:p>0.576536982249</text:p>
              </table:table-cell>
              <table:table-cell office:value-type="float" office:value="0.591899654832">
                <text:p>0.591899654832</text:p>
              </table:table-cell>
              <table:table-cell office:value-type="float" office:value="0.590722715319">
                <text:p>0.5907227153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2974605523">
                <text:p>0.562974605523</text:p>
              </table:table-cell>
              <table:table-cell office:value-type="float" office:value="0.561179733728">
                <text:p>0.561179733728</text:p>
              </table:table-cell>
              <table:table-cell office:value-type="float" office:value="0.579005177515">
                <text:p>0.579005177515</text:p>
              </table:table-cell>
              <table:table-cell office:value-type="float" office:value="0.576960346811">
                <text:p>0.576960346811</text:p>
              </table:table-cell>
              <table:table-cell office:value-type="float" office:value="0.591926775148">
                <text:p>0.591926775148</text:p>
              </table:table-cell>
              <table:table-cell office:value-type="float" office:value="0.590858522354">
                <text:p>0.590858522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088428665">
                <text:p>0.563088428665</text:p>
              </table:table-cell>
              <table:table-cell office:value-type="float" office:value="0.561434007232">
                <text:p>0.561434007232</text:p>
              </table:table-cell>
              <table:table-cell office:value-type="float" office:value="0.57915639382">
                <text:p>0.57915639382</text:p>
              </table:table-cell>
              <table:table-cell office:value-type="float" office:value="0.577235864563">
                <text:p>0.577235864563</text:p>
              </table:table-cell>
              <table:table-cell office:value-type="float" office:value="0.591994165023">
                <text:p>0.591994165023</text:p>
              </table:table-cell>
              <table:table-cell office:value-type="float" office:value="0.590959093524">
                <text:p>0.590959093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3407708744">
                <text:p>0.563407708744</text:p>
              </table:table-cell>
              <table:table-cell office:value-type="float" office:value="0.561723454964">
                <text:p>0.561723454964</text:p>
              </table:table-cell>
              <table:table-cell office:value-type="float" office:value="0.579531969099">
                <text:p>0.579531969099</text:p>
              </table:table-cell>
              <table:table-cell office:value-type="float" office:value="0.577448307035">
                <text:p>0.577448307035</text:p>
              </table:table-cell>
              <table:table-cell office:value-type="float" office:value="0.592056213018">
                <text:p>0.592056213018</text:p>
              </table:table-cell>
              <table:table-cell office:value-type="float" office:value="0.591118692472">
                <text:p>0.591118692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3759040105">
                <text:p>0.563759040105</text:p>
              </table:table-cell>
              <table:table-cell office:value-type="float" office:value="0.562256574622">
                <text:p>0.562256574622</text:p>
              </table:table-cell>
              <table:table-cell office:value-type="float" office:value="0.579798241289">
                <text:p>0.579798241289</text:p>
              </table:table-cell>
              <table:table-cell office:value-type="float" office:value="0.577697238659">
                <text:p>0.577697238659</text:p>
              </table:table-cell>
              <table:table-cell office:value-type="float" office:value="0.592043474688">
                <text:p>0.592043474688</text:p>
              </table:table-cell>
              <table:table-cell office:value-type="float" office:value="0.591210860454">
                <text:p>0.591210860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3869165023">
                <text:p>0.563869165023</text:p>
              </table:table-cell>
              <table:table-cell office:value-type="float" office:value="0.562571252465">
                <text:p>0.562571252465</text:p>
              </table:table-cell>
              <table:table-cell office:value-type="float" office:value="0.579666748849">
                <text:p>0.579666748849</text:p>
              </table:table-cell>
              <table:table-cell office:value-type="float" office:value="0.577849441157">
                <text:p>0.577849441157</text:p>
              </table:table-cell>
              <table:table-cell office:value-type="float" office:value="0.592066485865">
                <text:p>0.592066485865</text:p>
              </table:table-cell>
              <table:table-cell office:value-type="float" office:value="0.591269210224">
                <text:p>0.591269210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4633053912">
                <text:p>0.564633053912</text:p>
              </table:table-cell>
              <table:table-cell office:value-type="float" office:value="0.563113330046">
                <text:p>0.563113330046</text:p>
              </table:table-cell>
              <table:table-cell office:value-type="float" office:value="0.579748109796">
                <text:p>0.579748109796</text:p>
              </table:table-cell>
              <table:table-cell office:value-type="float" office:value="0.578022353715">
                <text:p>0.578022353715</text:p>
              </table:table-cell>
              <table:table-cell office:value-type="float" office:value="0.592138395792">
                <text:p>0.592138395792</text:p>
              </table:table-cell>
              <table:table-cell office:value-type="float" office:value="0.591326820348">
                <text:p>0.5913268203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4669214333">
                <text:p>0.564669214333</text:p>
              </table:table-cell>
              <table:table-cell office:value-type="float" office:value="0.563453402367">
                <text:p>0.563453402367</text:p>
              </table:table-cell>
              <table:table-cell office:value-type="float" office:value="0.579928090072">
                <text:p>0.579928090072</text:p>
              </table:table-cell>
              <table:table-cell office:value-type="float" office:value="0.578276339579">
                <text:p>0.578276339579</text:p>
              </table:table-cell>
              <table:table-cell office:value-type="float" office:value="0.592137163051">
                <text:p>0.592137163051</text:p>
              </table:table-cell>
              <table:table-cell office:value-type="float" office:value="0.591452806542">
                <text:p>0.5914528065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5399819198">
                <text:p>0.565399819198</text:p>
              </table:table-cell>
              <table:table-cell office:value-type="float" office:value="0.563906476003">
                <text:p>0.563906476003</text:p>
              </table:table-cell>
              <table:table-cell office:value-type="float" office:value="0.580397764629">
                <text:p>0.580397764629</text:p>
              </table:table-cell>
              <table:table-cell office:value-type="float" office:value="0.578485001644">
                <text:p>0.578485001644</text:p>
              </table:table-cell>
              <table:table-cell office:value-type="float" office:value="0.592150312295">
                <text:p>0.592150312295</text:p>
              </table:table-cell>
              <table:table-cell office:value-type="float" office:value="0.591497431788">
                <text:p>0.5914974317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5972222222">
                <text:p>0.565972222222</text:p>
              </table:table-cell>
              <table:table-cell office:value-type="float" office:value="0.564330456936">
                <text:p>0.564330456936</text:p>
              </table:table-cell>
              <table:table-cell office:value-type="float" office:value="0.580186143984">
                <text:p>0.580186143984</text:p>
              </table:table-cell>
              <table:table-cell office:value-type="float" office:value="0.578567389875">
                <text:p>0.578567389875</text:p>
              </table:table-cell>
              <table:table-cell office:value-type="float" office:value="0.592022107166">
                <text:p>0.592022107166</text:p>
              </table:table-cell>
              <table:table-cell office:value-type="float" office:value="0.591600180802">
                <text:p>0.5916001808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6706114398">
                <text:p>0.566706114398</text:p>
              </table:table-cell>
              <table:table-cell office:value-type="float" office:value="0.564666913215">
                <text:p>0.564666913215</text:p>
              </table:table-cell>
              <table:table-cell office:value-type="float" office:value="0.580379684418">
                <text:p>0.580379684418</text:p>
              </table:table-cell>
              <table:table-cell office:value-type="float" office:value="0.578689020381">
                <text:p>0.578689020381</text:p>
              </table:table-cell>
              <table:table-cell office:value-type="float" office:value="0.592152777778">
                <text:p>0.592152777778</text:p>
              </table:table-cell>
              <table:table-cell office:value-type="float" office:value="0.591668515779">
                <text:p>0.591668515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6613247863">
                <text:p>0.566613247863</text:p>
              </table:table-cell>
              <table:table-cell office:value-type="float" office:value="0.565005177515">
                <text:p>0.565005177515</text:p>
              </table:table-cell>
              <table:table-cell office:value-type="float" office:value="0.580781969099">
                <text:p>0.580781969099</text:p>
              </table:table-cell>
              <table:table-cell office:value-type="float" office:value="0.578993671926">
                <text:p>0.578993671926</text:p>
              </table:table-cell>
              <table:table-cell office:value-type="float" office:value="0.592147435897">
                <text:p>0.592147435897</text:p>
              </table:table-cell>
              <table:table-cell office:value-type="float" office:value="0.591730070677">
                <text:p>0.591730070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7101824458">
                <text:p>0.567101824458</text:p>
              </table:table-cell>
              <table:table-cell office:value-type="float" office:value="0.565304240631">
                <text:p>0.565304240631</text:p>
              </table:table-cell>
              <table:table-cell office:value-type="float" office:value="0.581107001972">
                <text:p>0.581107001972</text:p>
              </table:table-cell>
              <table:table-cell office:value-type="float" office:value="0.579243261012">
                <text:p>0.579243261012</text:p>
              </table:table-cell>
              <table:table-cell office:value-type="float" office:value="0.592201265615">
                <text:p>0.592201265615</text:p>
              </table:table-cell>
              <table:table-cell office:value-type="float" office:value="0.591791255753">
                <text:p>0.591791255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7631492439">
                <text:p>0.567631492439</text:p>
              </table:table-cell>
              <table:table-cell office:value-type="float" office:value="0.565887327416">
                <text:p>0.565887327416</text:p>
              </table:table-cell>
              <table:table-cell office:value-type="float" office:value="0.581804322814">
                <text:p>0.581804322814</text:p>
              </table:table-cell>
              <table:table-cell office:value-type="float" office:value="0.579589332676">
                <text:p>0.579589332676</text:p>
              </table:table-cell>
              <table:table-cell office:value-type="float" office:value="0.59227933925">
                <text:p>0.59227933925</text:p>
              </table:table-cell>
              <table:table-cell office:value-type="float" office:value="0.591808883958">
                <text:p>0.5918088839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7998849441">
                <text:p>0.567998849441</text:p>
              </table:table-cell>
              <table:table-cell office:value-type="float" office:value="0.566302021696">
                <text:p>0.566302021696</text:p>
              </table:table-cell>
              <table:table-cell office:value-type="float" office:value="0.581875410914">
                <text:p>0.581875410914</text:p>
              </table:table-cell>
              <table:table-cell office:value-type="float" office:value="0.579778681788">
                <text:p>0.579778681788</text:p>
              </table:table-cell>
              <table:table-cell office:value-type="float" office:value="0.592335223537">
                <text:p>0.592335223537</text:p>
              </table:table-cell>
              <table:table-cell office:value-type="float" office:value="0.591863556049">
                <text:p>0.591863556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8281147272">
                <text:p>0.568281147272</text:p>
              </table:table-cell>
              <table:table-cell office:value-type="float" office:value="0.566693951348">
                <text:p>0.566693951348</text:p>
              </table:table-cell>
              <table:table-cell office:value-type="float" office:value="0.582368507561">
                <text:p>0.582368507561</text:p>
              </table:table-cell>
              <table:table-cell office:value-type="float" office:value="0.57993215812">
                <text:p>0.57993215812</text:p>
              </table:table-cell>
              <table:table-cell office:value-type="float" office:value="0.592407544379">
                <text:p>0.592407544379</text:p>
              </table:table-cell>
              <table:table-cell office:value-type="float" office:value="0.591909845496">
                <text:p>0.5919098454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8918063774">
                <text:p>0.568918063774</text:p>
              </table:table-cell>
              <table:table-cell office:value-type="float" office:value="0.56710042735">
                <text:p>0.56710042735</text:p>
              </table:table-cell>
              <table:table-cell office:value-type="float" office:value="0.582409188034">
                <text:p>0.582409188034</text:p>
              </table:table-cell>
              <table:table-cell office:value-type="float" office:value="0.580359467456">
                <text:p>0.580359467456</text:p>
              </table:table-cell>
              <table:table-cell office:value-type="float" office:value="0.592456032216">
                <text:p>0.592456032216</text:p>
              </table:table-cell>
              <table:table-cell office:value-type="float" office:value="0.591954840565">
                <text:p>0.5919548405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